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0429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0.9362in"/>
    </style:style>
    <style:style style:name="co4" style:family="table-column">
      <style:table-column-properties fo:break-before="auto" style:column-width="1.461in"/>
    </style:style>
    <style:style style:name="co5" style:family="table-column">
      <style:table-column-properties fo:break-before="auto" style:column-width="1.2646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4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36"/>
    <style:style style:name="ce3" style:family="table-cell" style:parent-style-name="Default" style:data-style-name="N36">
      <style:table-cell-properties fo:background-color="#ffff00"/>
    </style:style>
    <style:style style:name="ce4" style:family="table-cell" style:parent-style-name="Default">
      <style:map style:condition="cell-content()=1" style:apply-style-name="Untitled1" style:base-cell-address="soki.G2"/>
    </style:style>
    <style:style style:name="ce5" style:family="table-cell" style:parent-style-name="Default" style:data-style-name="N0"/>
    <style:style style:name="ce6" style:family="table-cell" style:parent-style-name="Default">
      <style:table-cell-properties fo:background-color="transparent"/>
    </style:style>
    <style:style style:name="ce7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8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9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0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1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2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3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14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15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16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17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18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9" style:family="table-cell" style:parent-style-name="Pivot_20_Table_20_Category" style:data-style-name="N36">
      <style:table-cell-properties fo:border-bottom="none" fo:border-left="0.99pt solid #000000" fo:border-right="0.99pt solid #000000" fo:border-top="0.99pt solid #000000"/>
    </style:style>
    <style:style style:name="ce20" style:family="table-cell" style:parent-style-name="Pivot_20_Table_20_Category" style:data-style-name="N36">
      <style:table-cell-properties fo:border-bottom="none" fo:border-left="0.99pt solid #000000" fo:border-right="0.99pt solid #000000" fo:border-top="none"/>
    </style:style>
    <style:style style:name="ce21" style:family="table-cell" style:parent-style-name="Pivot_20_Table_20_Category" style:data-style-name="N36">
      <style:table-cell-properties fo:border-bottom="0.99pt solid #000000" fo:border-left="0.99pt solid #000000" fo:border-right="0.99pt solid #000000" fo:border-top="none"/>
    </style:style>
    <style:style style:name="ce22" style:family="table-cell" style:parent-style-name="Pivot_20_Table_20_Title" style:data-style-name="N36">
      <style:table-cell-properties fo:border-bottom="2.01pt solid #000000" fo:border-left="none" fo:border-right="0.99pt solid #000000" fo:border-top="0.99pt solid #000000"/>
    </style:style>
    <style:style style:name="ce23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24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25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26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27" style:family="table-cell" style:parent-style-name="Pivot_20_Table_20_Category" style:data-style-name="N36">
      <style:table-cell-properties fo:border-bottom="none" fo:border-left="0.99pt solid #000000" fo:border-right="0.99pt solid #000000" fo:border-top="0.99pt solid #000000"/>
      <style:map style:condition="cell-content()=8" style:apply-style-name="Untitled1" style:base-cell-address="'zad 5.2'.E2"/>
    </style:style>
    <style:style style:name="ce28" style:family="table-cell" style:parent-style-name="Pivot_20_Table_20_Category" style:data-style-name="N36">
      <style:table-cell-properties fo:border-bottom="none" fo:border-left="0.99pt solid #000000" fo:border-right="0.99pt solid #000000" fo:border-top="none"/>
      <style:map style:condition="cell-content()=8" style:apply-style-name="Untitled1" style:base-cell-address="'zad 5.2'.E2"/>
    </style:style>
    <style:style style:name="ce29" style:family="table-cell" style:parent-style-name="Pivot_20_Table_20_Category" style:data-style-name="N36">
      <style:table-cell-properties fo:border-bottom="none" fo:background-color="#ffff00" fo:border-left="0.99pt solid #000000" fo:border-right="0.99pt solid #000000" fo:border-top="none"/>
      <style:map style:condition="cell-content()=8" style:apply-style-name="Untitled1" style:base-cell-address="'zad 5.2'.E2"/>
    </style:style>
    <style:style style:name="ce30" style:family="table-cell" style:parent-style-name="Pivot_20_Table_20_Category" style:data-style-name="N36">
      <style:table-cell-properties fo:border-bottom="0.99pt solid #000000" fo:border-left="0.99pt solid #000000" fo:border-right="0.99pt solid #000000" fo:border-top="none"/>
      <style:map style:condition="cell-content()=8" style:apply-style-name="Untitled1" style:base-cell-address="'zad 5.2'.E2"/>
    </style:style>
    <style:style style:name="ce31" style:family="table-cell" style:parent-style-name="Default">
      <style:map style:condition="cell-content()=8" style:apply-style-name="Untitled1" style:base-cell-address="'zad 5.2'.F2"/>
    </style:style>
    <style:style style:name="ce32" style:family="table-cell" style:parent-style-name="Default" style:data-style-name="N0">
      <style:map style:condition="cell-content()=8" style:apply-style-name="Untitled1" style:base-cell-address="'zad 5.2'.F2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oki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6" table:default-cell-style-name="ce4"/>
        <table:table-column table:style-name="co6" table:default-cell-style-name="Default"/>
        <table:table-column table:style-name="co6" table:default-cell-style-name="ce5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r_zamowienia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magazyn</text:p>
          </table:table-cell>
          <table:table-cell office:value-type="string" calcext:value-type="string">
            <text:p>wielkosc_zamowienia</text:p>
          </table:table-cell>
          <table:table-cell office:value-type="string" calcext:value-type="string">
            <text:p>czy_dzien_roboczy</text:p>
          </table:table-cell>
          <table:table-cell office:value-type="float" office:value="30000" calcext:value-type="float">
            <text:p>30000</text:p>
          </table:table-cell>
          <table:table-cell table:style-name="Default" office:value-type="string" calcext:value-type="string">
            <text:p>czy_filia</text:p>
          </table:table-cell>
          <table:table-cell office:value-type="string" calcext:value-type="string">
            <text:p>zrob_prze_filie</text:p>
          </table:table-cell>
          <table:table-cell table:style-name="Default"/>
          <table:table-cell/>
          <table:table-cell table:style-name="ce5" office:value-type="string" calcext:value-type="string">
            <text:p>Zad 5.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02" calcext:value-type="date">
            <text:p>2.01.2021</text:p>
          </table:table-cell>
          <table:table-cell office:value-type="string" calcext:value-type="string">
            <text:p>Ogrodzieniec</text:p>
          </table:table-cell>
          <table:table-cell office:value-type="float" office:value="1290" calcext:value-type="float">
            <text:p>1290</text:p>
          </table:table-cell>
          <table:table-cell table:formula="of:=IF(OR(WEEKDAY([.B2])=7; WEEKDAY([.B2])=1); 5000; 12000)" office:value-type="float" office:value="5000" calcext:value-type="float">
            <text:p>5000</text:p>
          </table:table-cell>
          <table:table-cell table:formula="of:=IF([.B1]&lt;&gt;[.B2]; IF([.F1]+[.E2]-[.D2]&gt;0;[.F1]+[.E2]-[.D2]; [.F1]+[.E2] ); IF([.F1]-[.D2]&gt;0; [.F1]-[.D2]; [.F1]))" office:value-type="float" office:value="33710" calcext:value-type="float">
            <text:p>33710</text:p>
          </table:table-cell>
          <table:table-cell table:formula="of:=IF([.F1]-[.D2]&gt;0; 0; IF([.B2]-[.B1]&lt;&gt;0; IF([.F1]-[.D2]+[.E2]&lt;0; 1; 0); 1))" office:value-type="float" office:value="0" calcext:value-type="float">
            <text:p>0</text:p>
          </table:table-cell>
          <table:table-cell table:formula="of:=IF([.G2]=1; [.D2]; 0)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154" calcext:value-type="float">
            <text:p>154</text:p>
          </table:table-cell>
          <table:table-cell table:style-name="ce3" office:value-type="date" office:date-value="2021-03-19" calcext:value-type="date">
            <text:p>19.03.20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1-02" calcext:value-type="date">
            <text:p>2.01.2021</text:p>
          </table:table-cell>
          <table:table-cell office:value-type="string" calcext:value-type="string">
            <text:p>Przemysl</text:p>
          </table:table-cell>
          <table:table-cell office:value-type="float" office:value="4420" calcext:value-type="float">
            <text:p>4420</text:p>
          </table:table-cell>
          <table:table-cell table:formula="of:=IF(OR(WEEKDAY([.B3])=7; WEEKDAY([.B3])=1); 5000; 12000)" office:value-type="float" office:value="5000" calcext:value-type="float">
            <text:p>5000</text:p>
          </table:table-cell>
          <table:table-cell table:formula="of:=IF([.B2]&lt;&gt;[.B3]; IF([.F2]+[.E3]-[.D3]&gt;0;[.F2]+[.E3]-[.D3]; [.F2]+[.E3] ); IF([.F2]-[.D3]&gt;0; [.F2]-[.D3]; [.F2]))" office:value-type="float" office:value="29290" calcext:value-type="float">
            <text:p>29290</text:p>
          </table:table-cell>
          <table:table-cell table:formula="of:=IF([.F2]-[.D3]&gt;0; 0; IF([.B3]-[.B2]&lt;&gt;0; IF([.F2]-[.D3]+[.E3]&lt;0; 1; 0); 1))" office:value-type="float" office:value="0" calcext:value-type="float">
            <text:p>0</text:p>
          </table:table-cell>
          <table:table-cell table:formula="of:=IF([.G3]=1; [.D3]; 0)" office:value-type="float" office:value="0" calcext:value-type="float">
            <text:p>0</text:p>
          </table:table-cell>
          <table:table-cell/>
          <table:table-cell table:style-name="ce6"/>
          <table:table-cell office:value-type="string" calcext:value-type="string">
            <text:p>Zad 5.4 b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1-02" calcext:value-type="date">
            <text:p>2.01.2021</text:p>
          </table:table-cell>
          <table:table-cell office:value-type="string" calcext:value-type="string">
            <text:p>Gniezno</text:p>
          </table:table-cell>
          <table:table-cell office:value-type="float" office:value="5190" calcext:value-type="float">
            <text:p>5190</text:p>
          </table:table-cell>
          <table:table-cell table:formula="of:=IF(OR(WEEKDAY([.B4])=7; WEEKDAY([.B4])=1); 5000; 12000)" office:value-type="float" office:value="5000" calcext:value-type="float">
            <text:p>5000</text:p>
          </table:table-cell>
          <table:table-cell table:formula="of:=IF([.B3]&lt;&gt;[.B4]; IF([.F3]+[.E4]-[.D4]&gt;0;[.F3]+[.E4]-[.D4]; [.F3]+[.E4] ); IF([.F3]-[.D4]&gt;0; [.F3]-[.D4]; [.F3]))" office:value-type="float" office:value="24100" calcext:value-type="float">
            <text:p>24100</text:p>
          </table:table-cell>
          <table:table-cell table:formula="of:=IF([.F3]-[.D4]&gt;0; 0; IF([.B4]-[.B3]&lt;&gt;0; IF([.F3]-[.D4]+[.E4]&lt;0; 1; 0); 1))" office:value-type="float" office:value="0" calcext:value-type="float">
            <text:p>0</text:p>
          </table:table-cell>
          <table:table-cell table:formula="of:=IF([.G4]=1; [.D4]; 0)" office:value-type="float" office:value="0" calcext:value-type="float">
            <text:p>0</text:p>
          </table:table-cell>
          <table:table-cell table:number-columns-repeated="2"/>
          <table:table-cell table:style-name="ce1" table:formula="of:=SUM([.G2:.G1000])" office:value-type="float" office:value="37" calcext:value-type="float">
            <text:p>37</text:p>
          </table:table-cell>
          <table:table-cell table:style-name="ce1" table:formula="of:=SUM([.H2:.H1000])" office:value-type="float" office:value="285230" calcext:value-type="float">
            <text:p>2852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1-01-03" calcext:value-type="date">
            <text:p>3.01.2021</text:p>
          </table:table-cell>
          <table:table-cell office:value-type="string" calcext:value-type="string">
            <text:p>Malbork</text:p>
          </table:table-cell>
          <table:table-cell office:value-type="float" office:value="950" calcext:value-type="float">
            <text:p>950</text:p>
          </table:table-cell>
          <table:table-cell table:formula="of:=IF(OR(WEEKDAY([.B5])=7; WEEKDAY([.B5])=1); 5000; 12000)" office:value-type="float" office:value="5000" calcext:value-type="float">
            <text:p>5000</text:p>
          </table:table-cell>
          <table:table-cell table:formula="of:=IF([.B4]&lt;&gt;[.B5]; IF([.F4]+[.E5]-[.D5]&gt;0;[.F4]+[.E5]-[.D5]; [.F4]+[.E5] ); IF([.F4]-[.D5]&gt;0; [.F4]-[.D5]; [.F4]))" office:value-type="float" office:value="28150" calcext:value-type="float">
            <text:p>28150</text:p>
          </table:table-cell>
          <table:table-cell table:formula="of:=IF([.F4]-[.D5]&gt;0; 0; IF([.B5]-[.B4]&lt;&gt;0; IF([.F4]-[.D5]+[.E5]&lt;0; 1; 0); 1))" office:value-type="float" office:value="0" calcext:value-type="float">
            <text:p>0</text:p>
          </table:table-cell>
          <table:table-cell table:formula="of:=IF([.G5]=1; [.D5]; 0)" office:value-type="float" office:value="0" calcext:value-type="float">
            <text:p>0</text:p>
          </table:table-cell>
          <table:table-cell table:number-columns-repeated="2"/>
          <table:table-cell table:formula="of:=COUNTIF([.E2:.E1000]; 12000)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1-01-03" calcext:value-type="date">
            <text:p>3.01.2021</text:p>
          </table:table-cell>
          <table:table-cell office:value-type="string" calcext:value-type="string">
            <text:p>Gniezno</text:p>
          </table:table-cell>
          <table:table-cell office:value-type="float" office:value="6000" calcext:value-type="float">
            <text:p>6000</text:p>
          </table:table-cell>
          <table:table-cell table:formula="of:=IF(OR(WEEKDAY([.B6])=7; WEEKDAY([.B6])=1); 5000; 12000)" office:value-type="float" office:value="5000" calcext:value-type="float">
            <text:p>5000</text:p>
          </table:table-cell>
          <table:table-cell table:formula="of:=IF([.B5]&lt;&gt;[.B6]; IF([.F5]+[.E6]-[.D6]&gt;0;[.F5]+[.E6]-[.D6]; [.F5]+[.E6] ); IF([.F5]-[.D6]&gt;0; [.F5]-[.D6]; [.F5]))" office:value-type="float" office:value="22150" calcext:value-type="float">
            <text:p>22150</text:p>
          </table:table-cell>
          <table:table-cell table:formula="of:=IF([.F5]-[.D6]&gt;0; 0; IF([.B6]-[.B5]&lt;&gt;0; IF([.F5]-[.D6]+[.E6]&lt;0; 1; 0); 1))" office:value-type="float" office:value="0" calcext:value-type="float">
            <text:p>0</text:p>
          </table:table-cell>
          <table:table-cell table:formula="of:=IF([.G6]=1; [.D6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1-01-03" calcext:value-type="date">
            <text:p>3.01.2021</text:p>
          </table:table-cell>
          <table:table-cell office:value-type="string" calcext:value-type="string">
            <text:p>Przemysl</text:p>
          </table:table-cell>
          <table:table-cell office:value-type="float" office:value="8530" calcext:value-type="float">
            <text:p>8530</text:p>
          </table:table-cell>
          <table:table-cell table:formula="of:=IF(OR(WEEKDAY([.B7])=7; WEEKDAY([.B7])=1); 5000; 12000)" office:value-type="float" office:value="5000" calcext:value-type="float">
            <text:p>5000</text:p>
          </table:table-cell>
          <table:table-cell table:formula="of:=IF([.B6]&lt;&gt;[.B7]; IF([.F6]+[.E7]-[.D7]&gt;0;[.F6]+[.E7]-[.D7]; [.F6]+[.E7] ); IF([.F6]-[.D7]&gt;0; [.F6]-[.D7]; [.F6]))" office:value-type="float" office:value="13620" calcext:value-type="float">
            <text:p>13620</text:p>
          </table:table-cell>
          <table:table-cell table:formula="of:=IF([.F6]-[.D7]&gt;0; 0; IF([.B7]-[.B6]&lt;&gt;0; IF([.F6]-[.D7]+[.E7]&lt;0; 1; 0); 1))" office:value-type="float" office:value="0" calcext:value-type="float">
            <text:p>0</text:p>
          </table:table-cell>
          <table:table-cell table:formula="of:=IF([.G7]=1; [.D7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1-01-04" calcext:value-type="date">
            <text:p>4.01.2021</text:p>
          </table:table-cell>
          <table:table-cell office:value-type="string" calcext:value-type="string">
            <text:p>Malbork</text:p>
          </table:table-cell>
          <table:table-cell office:value-type="float" office:value="1140" calcext:value-type="float">
            <text:p>1140</text:p>
          </table:table-cell>
          <table:table-cell table:formula="of:=IF(OR(WEEKDAY([.B8])=7; WEEKDAY([.B8])=1); 5000; 12000)" office:value-type="float" office:value="12000" calcext:value-type="float">
            <text:p>12000</text:p>
          </table:table-cell>
          <table:table-cell table:formula="of:=IF([.B7]&lt;&gt;[.B8]; IF([.F7]+[.E8]-[.D8]&gt;0;[.F7]+[.E8]-[.D8]; [.F7]+[.E8] ); IF([.F7]-[.D8]&gt;0; [.F7]-[.D8]; [.F7]))" office:value-type="float" office:value="24480" calcext:value-type="float">
            <text:p>24480</text:p>
          </table:table-cell>
          <table:table-cell table:formula="of:=IF([.F7]-[.D8]&gt;0; 0; IF([.B8]-[.B7]&lt;&gt;0; IF([.F7]-[.D8]+[.E8]&lt;0; 1; 0); 1))" office:value-type="float" office:value="0" calcext:value-type="float">
            <text:p>0</text:p>
          </table:table-cell>
          <table:table-cell table:formula="of:=IF([.G8]=1; [.D8]; 0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ad 5.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1-01-04" calcext:value-type="date">
            <text:p>4.01.2021</text:p>
          </table:table-cell>
          <table:table-cell office:value-type="string" calcext:value-type="string">
            <text:p>Przemysl</text:p>
          </table:table-cell>
          <table:table-cell office:value-type="float" office:value="2460" calcext:value-type="float">
            <text:p>2460</text:p>
          </table:table-cell>
          <table:table-cell table:formula="of:=IF(OR(WEEKDAY([.B9])=7; WEEKDAY([.B9])=1); 5000; 12000)" office:value-type="float" office:value="12000" calcext:value-type="float">
            <text:p>12000</text:p>
          </table:table-cell>
          <table:table-cell table:formula="of:=IF([.B8]&lt;&gt;[.B9]; IF([.F8]+[.E9]-[.D9]&gt;0;[.F8]+[.E9]-[.D9]; [.F8]+[.E9] ); IF([.F8]-[.D9]&gt;0; [.F8]-[.D9]; [.F8]))" office:value-type="float" office:value="22020" calcext:value-type="float">
            <text:p>22020</text:p>
          </table:table-cell>
          <table:table-cell table:formula="of:=IF([.F8]-[.D9]&gt;0; 0; IF([.B9]-[.B8]&lt;&gt;0; IF([.F8]-[.D9]+[.E9]&lt;0; 1; 0); 1))" office:value-type="float" office:value="0" calcext:value-type="float">
            <text:p>0</text:p>
          </table:table-cell>
          <table:table-cell table:formula="of:=IF([.G9]=1; [.D9]; 0)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13179" calcext:value-type="float">
            <text:p>1317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1-01-05" calcext:value-type="date">
            <text:p>5.01.2021</text:p>
          </table:table-cell>
          <table:table-cell office:value-type="string" calcext:value-type="string">
            <text:p>Gniezno</text:p>
          </table:table-cell>
          <table:table-cell office:value-type="float" office:value="7520" calcext:value-type="float">
            <text:p>7520</text:p>
          </table:table-cell>
          <table:table-cell table:formula="of:=IF(OR(WEEKDAY([.B10])=7; WEEKDAY([.B10])=1); 5000; 12000)" office:value-type="float" office:value="12000" calcext:value-type="float">
            <text:p>12000</text:p>
          </table:table-cell>
          <table:table-cell table:formula="of:=IF([.B9]&lt;&gt;[.B10]; IF([.F9]+[.E10]-[.D10]&gt;0;[.F9]+[.E10]-[.D10]; [.F9]+[.E10] ); IF([.F9]-[.D10]&gt;0; [.F9]-[.D10]; [.F9]))" office:value-type="float" office:value="26500" calcext:value-type="float">
            <text:p>26500</text:p>
          </table:table-cell>
          <table:table-cell table:formula="of:=IF([.F9]-[.D10]&gt;0; 0; IF([.B10]-[.B9]&lt;&gt;0; IF([.F9]-[.D10]+[.E10]&lt;0; 1; 0); 1))" office:value-type="float" office:value="0" calcext:value-type="float">
            <text:p>0</text:p>
          </table:table-cell>
          <table:table-cell table:formula="of:=IF([.G10]=1; [.D10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1-01-05" calcext:value-type="date">
            <text:p>5.01.2021</text:p>
          </table:table-cell>
          <table:table-cell office:value-type="string" calcext:value-type="string">
            <text:p>Przemysl</text:p>
          </table:table-cell>
          <table:table-cell office:value-type="float" office:value="7920" calcext:value-type="float">
            <text:p>7920</text:p>
          </table:table-cell>
          <table:table-cell table:formula="of:=IF(OR(WEEKDAY([.B11])=7; WEEKDAY([.B11])=1); 5000; 12000)" office:value-type="float" office:value="12000" calcext:value-type="float">
            <text:p>12000</text:p>
          </table:table-cell>
          <table:table-cell table:formula="of:=IF([.B10]&lt;&gt;[.B11]; IF([.F10]+[.E11]-[.D11]&gt;0;[.F10]+[.E11]-[.D11]; [.F10]+[.E11] ); IF([.F10]-[.D11]&gt;0; [.F10]-[.D11]; [.F10]))" office:value-type="float" office:value="18580" calcext:value-type="float">
            <text:p>18580</text:p>
          </table:table-cell>
          <table:table-cell table:formula="of:=IF([.F10]-[.D11]&gt;0; 0; IF([.B11]-[.B10]&lt;&gt;0; IF([.F10]-[.D11]+[.E11]&lt;0; 1; 0); 1))" office:value-type="float" office:value="0" calcext:value-type="float">
            <text:p>0</text:p>
          </table:table-cell>
          <table:table-cell table:formula="of:=IF([.G11]=1; [.D11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1-01-05" calcext:value-type="date">
            <text:p>5.01.2021</text:p>
          </table:table-cell>
          <table:table-cell office:value-type="string" calcext:value-type="string">
            <text:p>Ogrodzieniec</text:p>
          </table:table-cell>
          <table:table-cell office:value-type="float" office:value="1430" calcext:value-type="float">
            <text:p>1430</text:p>
          </table:table-cell>
          <table:table-cell table:formula="of:=IF(OR(WEEKDAY([.B12])=7; WEEKDAY([.B12])=1); 5000; 12000)" office:value-type="float" office:value="12000" calcext:value-type="float">
            <text:p>12000</text:p>
          </table:table-cell>
          <table:table-cell table:formula="of:=IF([.B11]&lt;&gt;[.B12]; IF([.F11]+[.E12]-[.D12]&gt;0;[.F11]+[.E12]-[.D12]; [.F11]+[.E12] ); IF([.F11]-[.D12]&gt;0; [.F11]-[.D12]; [.F11]))" office:value-type="float" office:value="17150" calcext:value-type="float">
            <text:p>17150</text:p>
          </table:table-cell>
          <table:table-cell table:formula="of:=IF([.F11]-[.D12]&gt;0; 0; IF([.B12]-[.B11]&lt;&gt;0; IF([.F11]-[.D12]+[.E12]&lt;0; 1; 0); 1))" office:value-type="float" office:value="0" calcext:value-type="float">
            <text:p>0</text:p>
          </table:table-cell>
          <table:table-cell table:formula="of:=IF([.G12]=1; [.D12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1-01-06" calcext:value-type="date">
            <text:p>6.01.2021</text:p>
          </table:table-cell>
          <table:table-cell office:value-type="string" calcext:value-type="string">
            <text:p>Malbork</text:p>
          </table:table-cell>
          <table:table-cell office:value-type="float" office:value="1500" calcext:value-type="float">
            <text:p>1500</text:p>
          </table:table-cell>
          <table:table-cell table:formula="of:=IF(OR(WEEKDAY([.B13])=7; WEEKDAY([.B13])=1); 5000; 12000)" office:value-type="float" office:value="12000" calcext:value-type="float">
            <text:p>12000</text:p>
          </table:table-cell>
          <table:table-cell table:formula="of:=IF([.B12]&lt;&gt;[.B13]; IF([.F12]+[.E13]-[.D13]&gt;0;[.F12]+[.E13]-[.D13]; [.F12]+[.E13] ); IF([.F12]-[.D13]&gt;0; [.F12]-[.D13]; [.F12]))" office:value-type="float" office:value="27650" calcext:value-type="float">
            <text:p>27650</text:p>
          </table:table-cell>
          <table:table-cell table:formula="of:=IF([.F12]-[.D13]&gt;0; 0; IF([.B13]-[.B12]&lt;&gt;0; IF([.F12]-[.D13]+[.E13]&lt;0; 1; 0); 1))" office:value-type="float" office:value="0" calcext:value-type="float">
            <text:p>0</text:p>
          </table:table-cell>
          <table:table-cell table:formula="of:=IF([.G13]=1; [.D13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1-01-06" calcext:value-type="date">
            <text:p>6.01.2021</text:p>
          </table:table-cell>
          <table:table-cell office:value-type="string" calcext:value-type="string">
            <text:p>Ogrodzieniec</text:p>
          </table:table-cell>
          <table:table-cell office:value-type="float" office:value="5540" calcext:value-type="float">
            <text:p>5540</text:p>
          </table:table-cell>
          <table:table-cell table:formula="of:=IF(OR(WEEKDAY([.B14])=7; WEEKDAY([.B14])=1); 5000; 12000)" office:value-type="float" office:value="12000" calcext:value-type="float">
            <text:p>12000</text:p>
          </table:table-cell>
          <table:table-cell table:formula="of:=IF([.B13]&lt;&gt;[.B14]; IF([.F13]+[.E14]-[.D14]&gt;0;[.F13]+[.E14]-[.D14]; [.F13]+[.E14] ); IF([.F13]-[.D14]&gt;0; [.F13]-[.D14]; [.F13]))" office:value-type="float" office:value="22110" calcext:value-type="float">
            <text:p>22110</text:p>
          </table:table-cell>
          <table:table-cell table:formula="of:=IF([.F13]-[.D14]&gt;0; 0; IF([.B14]-[.B13]&lt;&gt;0; IF([.F13]-[.D14]+[.E14]&lt;0; 1; 0); 1))" office:value-type="float" office:value="0" calcext:value-type="float">
            <text:p>0</text:p>
          </table:table-cell>
          <table:table-cell table:formula="of:=IF([.G14]=1; [.D14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1-01-06" calcext:value-type="date">
            <text:p>6.01.2021</text:p>
          </table:table-cell>
          <table:table-cell office:value-type="string" calcext:value-type="string">
            <text:p>Gniezno</text:p>
          </table:table-cell>
          <table:table-cell office:value-type="float" office:value="7340" calcext:value-type="float">
            <text:p>7340</text:p>
          </table:table-cell>
          <table:table-cell table:formula="of:=IF(OR(WEEKDAY([.B15])=7; WEEKDAY([.B15])=1); 5000; 12000)" office:value-type="float" office:value="12000" calcext:value-type="float">
            <text:p>12000</text:p>
          </table:table-cell>
          <table:table-cell table:formula="of:=IF([.B14]&lt;&gt;[.B15]; IF([.F14]+[.E15]-[.D15]&gt;0;[.F14]+[.E15]-[.D15]; [.F14]+[.E15] ); IF([.F14]-[.D15]&gt;0; [.F14]-[.D15]; [.F14]))" office:value-type="float" office:value="14770" calcext:value-type="float">
            <text:p>14770</text:p>
          </table:table-cell>
          <table:table-cell table:formula="of:=IF([.F14]-[.D15]&gt;0; 0; IF([.B15]-[.B14]&lt;&gt;0; IF([.F14]-[.D15]+[.E15]&lt;0; 1; 0); 1))" office:value-type="float" office:value="0" calcext:value-type="float">
            <text:p>0</text:p>
          </table:table-cell>
          <table:table-cell table:formula="of:=IF([.G15]=1; [.D15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1-01-07" calcext:value-type="date">
            <text:p>7.01.2021</text:p>
          </table:table-cell>
          <table:table-cell office:value-type="string" calcext:value-type="string">
            <text:p>Przemysl</text:p>
          </table:table-cell>
          <table:table-cell office:value-type="float" office:value="8170" calcext:value-type="float">
            <text:p>8170</text:p>
          </table:table-cell>
          <table:table-cell table:formula="of:=IF(OR(WEEKDAY([.B16])=7; WEEKDAY([.B16])=1); 5000; 12000)" office:value-type="float" office:value="12000" calcext:value-type="float">
            <text:p>12000</text:p>
          </table:table-cell>
          <table:table-cell table:formula="of:=IF([.B15]&lt;&gt;[.B16]; IF([.F15]+[.E16]-[.D16]&gt;0;[.F15]+[.E16]-[.D16]; [.F15]+[.E16] ); IF([.F15]-[.D16]&gt;0; [.F15]-[.D16]; [.F15]))" office:value-type="float" office:value="18600" calcext:value-type="float">
            <text:p>18600</text:p>
          </table:table-cell>
          <table:table-cell table:formula="of:=IF([.F15]-[.D16]&gt;0; 0; IF([.B16]-[.B15]&lt;&gt;0; IF([.F15]-[.D16]+[.E16]&lt;0; 1; 0); 1))" office:value-type="float" office:value="0" calcext:value-type="float">
            <text:p>0</text:p>
          </table:table-cell>
          <table:table-cell table:formula="of:=IF([.G16]=1; [.D16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1-01-08" calcext:value-type="date">
            <text:p>8.01.2021</text:p>
          </table:table-cell>
          <table:table-cell office:value-type="string" calcext:value-type="string">
            <text:p>Ogrodzieniec</text:p>
          </table:table-cell>
          <table:table-cell office:value-type="float" office:value="9410" calcext:value-type="float">
            <text:p>9410</text:p>
          </table:table-cell>
          <table:table-cell table:formula="of:=IF(OR(WEEKDAY([.B17])=7; WEEKDAY([.B17])=1); 5000; 12000)" office:value-type="float" office:value="12000" calcext:value-type="float">
            <text:p>12000</text:p>
          </table:table-cell>
          <table:table-cell table:formula="of:=IF([.B16]&lt;&gt;[.B17]; IF([.F16]+[.E17]-[.D17]&gt;0;[.F16]+[.E17]-[.D17]; [.F16]+[.E17] ); IF([.F16]-[.D17]&gt;0; [.F16]-[.D17]; [.F16]))" office:value-type="float" office:value="21190" calcext:value-type="float">
            <text:p>21190</text:p>
          </table:table-cell>
          <table:table-cell table:formula="of:=IF([.F16]-[.D17]&gt;0; 0; IF([.B17]-[.B16]&lt;&gt;0; IF([.F16]-[.D17]+[.E17]&lt;0; 1; 0); 1))" office:value-type="float" office:value="0" calcext:value-type="float">
            <text:p>0</text:p>
          </table:table-cell>
          <table:table-cell table:formula="of:=IF([.G17]=1; [.D17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1-01-08" calcext:value-type="date">
            <text:p>8.01.2021</text:p>
          </table:table-cell>
          <table:table-cell office:value-type="string" calcext:value-type="string">
            <text:p>Malbork</text:p>
          </table:table-cell>
          <table:table-cell office:value-type="float" office:value="4660" calcext:value-type="float">
            <text:p>4660</text:p>
          </table:table-cell>
          <table:table-cell table:formula="of:=IF(OR(WEEKDAY([.B18])=7; WEEKDAY([.B18])=1); 5000; 12000)" office:value-type="float" office:value="12000" calcext:value-type="float">
            <text:p>12000</text:p>
          </table:table-cell>
          <table:table-cell table:formula="of:=IF([.B17]&lt;&gt;[.B18]; IF([.F17]+[.E18]-[.D18]&gt;0;[.F17]+[.E18]-[.D18]; [.F17]+[.E18] ); IF([.F17]-[.D18]&gt;0; [.F17]-[.D18]; [.F17]))" office:value-type="float" office:value="16530" calcext:value-type="float">
            <text:p>16530</text:p>
          </table:table-cell>
          <table:table-cell table:formula="of:=IF([.F17]-[.D18]&gt;0; 0; IF([.B18]-[.B17]&lt;&gt;0; IF([.F17]-[.D18]+[.E18]&lt;0; 1; 0); 1))" office:value-type="float" office:value="0" calcext:value-type="float">
            <text:p>0</text:p>
          </table:table-cell>
          <table:table-cell table:formula="of:=IF([.G18]=1; [.D18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1-01-09" calcext:value-type="date">
            <text:p>9.01.2021</text:p>
          </table:table-cell>
          <table:table-cell office:value-type="string" calcext:value-type="string">
            <text:p>Ogrodzieniec</text:p>
          </table:table-cell>
          <table:table-cell office:value-type="float" office:value="2240" calcext:value-type="float">
            <text:p>2240</text:p>
          </table:table-cell>
          <table:table-cell table:formula="of:=IF(OR(WEEKDAY([.B19])=7; WEEKDAY([.B19])=1); 5000; 12000)" office:value-type="float" office:value="5000" calcext:value-type="float">
            <text:p>5000</text:p>
          </table:table-cell>
          <table:table-cell table:formula="of:=IF([.B18]&lt;&gt;[.B19]; IF([.F18]+[.E19]-[.D19]&gt;0;[.F18]+[.E19]-[.D19]; [.F18]+[.E19] ); IF([.F18]-[.D19]&gt;0; [.F18]-[.D19]; [.F18]))" office:value-type="float" office:value="19290" calcext:value-type="float">
            <text:p>19290</text:p>
          </table:table-cell>
          <table:table-cell table:formula="of:=IF([.F18]-[.D19]&gt;0; 0; IF([.B19]-[.B18]&lt;&gt;0; IF([.F18]-[.D19]+[.E19]&lt;0; 1; 0); 1))" office:value-type="float" office:value="0" calcext:value-type="float">
            <text:p>0</text:p>
          </table:table-cell>
          <table:table-cell table:formula="of:=IF([.G19]=1; [.D19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1-01-09" calcext:value-type="date">
            <text:p>9.01.2021</text:p>
          </table:table-cell>
          <table:table-cell office:value-type="string" calcext:value-type="string">
            <text:p>Przemysl</text:p>
          </table:table-cell>
          <table:table-cell office:value-type="float" office:value="6760" calcext:value-type="float">
            <text:p>6760</text:p>
          </table:table-cell>
          <table:table-cell table:formula="of:=IF(OR(WEEKDAY([.B20])=7; WEEKDAY([.B20])=1); 5000; 12000)" office:value-type="float" office:value="5000" calcext:value-type="float">
            <text:p>5000</text:p>
          </table:table-cell>
          <table:table-cell table:formula="of:=IF([.B19]&lt;&gt;[.B20]; IF([.F19]+[.E20]-[.D20]&gt;0;[.F19]+[.E20]-[.D20]; [.F19]+[.E20] ); IF([.F19]-[.D20]&gt;0; [.F19]-[.D20]; [.F19]))" office:value-type="float" office:value="12530" calcext:value-type="float">
            <text:p>12530</text:p>
          </table:table-cell>
          <table:table-cell table:formula="of:=IF([.F19]-[.D20]&gt;0; 0; IF([.B20]-[.B19]&lt;&gt;0; IF([.F19]-[.D20]+[.E20]&lt;0; 1; 0); 1))" office:value-type="float" office:value="0" calcext:value-type="float">
            <text:p>0</text:p>
          </table:table-cell>
          <table:table-cell table:formula="of:=IF([.G20]=1; [.D20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1-01-10" calcext:value-type="date">
            <text:p>10.01.2021</text:p>
          </table:table-cell>
          <table:table-cell office:value-type="string" calcext:value-type="string">
            <text:p>Gniezno</text:p>
          </table:table-cell>
          <table:table-cell office:value-type="float" office:value="7850" calcext:value-type="float">
            <text:p>7850</text:p>
          </table:table-cell>
          <table:table-cell table:formula="of:=IF(OR(WEEKDAY([.B21])=7; WEEKDAY([.B21])=1); 5000; 12000)" office:value-type="float" office:value="5000" calcext:value-type="float">
            <text:p>5000</text:p>
          </table:table-cell>
          <table:table-cell table:formula="of:=IF([.B20]&lt;&gt;[.B21]; IF([.F20]+[.E21]-[.D21]&gt;0;[.F20]+[.E21]-[.D21]; [.F20]+[.E21] ); IF([.F20]-[.D21]&gt;0; [.F20]-[.D21]; [.F20]))" office:value-type="float" office:value="9680" calcext:value-type="float">
            <text:p>9680</text:p>
          </table:table-cell>
          <table:table-cell table:formula="of:=IF([.F20]-[.D21]&gt;0; 0; IF([.B21]-[.B20]&lt;&gt;0; IF([.F20]-[.D21]+[.E21]&lt;0; 1; 0); 1))" office:value-type="float" office:value="0" calcext:value-type="float">
            <text:p>0</text:p>
          </table:table-cell>
          <table:table-cell table:formula="of:=IF([.G21]=1; [.D21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1-01-11" calcext:value-type="date">
            <text:p>11.01.2021</text:p>
          </table:table-cell>
          <table:table-cell office:value-type="string" calcext:value-type="string">
            <text:p>Przemysl</text:p>
          </table:table-cell>
          <table:table-cell office:value-type="float" office:value="5440" calcext:value-type="float">
            <text:p>5440</text:p>
          </table:table-cell>
          <table:table-cell table:formula="of:=IF(OR(WEEKDAY([.B22])=7; WEEKDAY([.B22])=1); 5000; 12000)" office:value-type="float" office:value="12000" calcext:value-type="float">
            <text:p>12000</text:p>
          </table:table-cell>
          <table:table-cell table:formula="of:=IF([.B21]&lt;&gt;[.B22]; IF([.F21]+[.E22]-[.D22]&gt;0;[.F21]+[.E22]-[.D22]; [.F21]+[.E22] ); IF([.F21]-[.D22]&gt;0; [.F21]-[.D22]; [.F21]))" office:value-type="float" office:value="16240" calcext:value-type="float">
            <text:p>16240</text:p>
          </table:table-cell>
          <table:table-cell table:formula="of:=IF([.F21]-[.D22]&gt;0; 0; IF([.B22]-[.B21]&lt;&gt;0; IF([.F21]-[.D22]+[.E22]&lt;0; 1; 0); 1))" office:value-type="float" office:value="0" calcext:value-type="float">
            <text:p>0</text:p>
          </table:table-cell>
          <table:table-cell table:formula="of:=IF([.G22]=1; [.D22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1-01-11" calcext:value-type="date">
            <text:p>11.01.2021</text:p>
          </table:table-cell>
          <table:table-cell office:value-type="string" calcext:value-type="string">
            <text:p>Malbork</text:p>
          </table:table-cell>
          <table:table-cell office:value-type="float" office:value="5230" calcext:value-type="float">
            <text:p>5230</text:p>
          </table:table-cell>
          <table:table-cell table:formula="of:=IF(OR(WEEKDAY([.B23])=7; WEEKDAY([.B23])=1); 5000; 12000)" office:value-type="float" office:value="12000" calcext:value-type="float">
            <text:p>12000</text:p>
          </table:table-cell>
          <table:table-cell table:formula="of:=IF([.B22]&lt;&gt;[.B23]; IF([.F22]+[.E23]-[.D23]&gt;0;[.F22]+[.E23]-[.D23]; [.F22]+[.E23] ); IF([.F22]-[.D23]&gt;0; [.F22]-[.D23]; [.F22]))" office:value-type="float" office:value="11010" calcext:value-type="float">
            <text:p>11010</text:p>
          </table:table-cell>
          <table:table-cell table:formula="of:=IF([.F22]-[.D23]&gt;0; 0; IF([.B23]-[.B22]&lt;&gt;0; IF([.F22]-[.D23]+[.E23]&lt;0; 1; 0); 1))" office:value-type="float" office:value="0" calcext:value-type="float">
            <text:p>0</text:p>
          </table:table-cell>
          <table:table-cell table:formula="of:=IF([.G23]=1; [.D23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1-01-11" calcext:value-type="date">
            <text:p>11.01.2021</text:p>
          </table:table-cell>
          <table:table-cell office:value-type="string" calcext:value-type="string">
            <text:p>Ogrodzieniec</text:p>
          </table:table-cell>
          <table:table-cell office:value-type="float" office:value="9750" calcext:value-type="float">
            <text:p>9750</text:p>
          </table:table-cell>
          <table:table-cell table:formula="of:=IF(OR(WEEKDAY([.B24])=7; WEEKDAY([.B24])=1); 5000; 12000)" office:value-type="float" office:value="12000" calcext:value-type="float">
            <text:p>12000</text:p>
          </table:table-cell>
          <table:table-cell table:formula="of:=IF([.B23]&lt;&gt;[.B24]; IF([.F23]+[.E24]-[.D24]&gt;0;[.F23]+[.E24]-[.D24]; [.F23]+[.E24] ); IF([.F23]-[.D24]&gt;0; [.F23]-[.D24]; [.F23]))" office:value-type="float" office:value="1260" calcext:value-type="float">
            <text:p>1260</text:p>
          </table:table-cell>
          <table:table-cell table:formula="of:=IF([.F23]-[.D24]&gt;0; 0; IF([.B24]-[.B23]&lt;&gt;0; IF([.F23]-[.D24]+[.E24]&lt;0; 1; 0); 1))" office:value-type="float" office:value="0" calcext:value-type="float">
            <text:p>0</text:p>
          </table:table-cell>
          <table:table-cell table:formula="of:=IF([.G24]=1; [.D24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1-01-12" calcext:value-type="date">
            <text:p>12.01.2021</text:p>
          </table:table-cell>
          <table:table-cell office:value-type="string" calcext:value-type="string">
            <text:p>Gniezno</text:p>
          </table:table-cell>
          <table:table-cell office:value-type="float" office:value="4800" calcext:value-type="float">
            <text:p>4800</text:p>
          </table:table-cell>
          <table:table-cell table:formula="of:=IF(OR(WEEKDAY([.B25])=7; WEEKDAY([.B25])=1); 5000; 12000)" office:value-type="float" office:value="12000" calcext:value-type="float">
            <text:p>12000</text:p>
          </table:table-cell>
          <table:table-cell table:formula="of:=IF([.B24]&lt;&gt;[.B25]; IF([.F24]+[.E25]-[.D25]&gt;0;[.F24]+[.E25]-[.D25]; [.F24]+[.E25] ); IF([.F24]-[.D25]&gt;0; [.F24]-[.D25]; [.F24]))" office:value-type="float" office:value="8460" calcext:value-type="float">
            <text:p>8460</text:p>
          </table:table-cell>
          <table:table-cell table:formula="of:=IF([.F24]-[.D25]&gt;0; 0; IF([.B25]-[.B24]&lt;&gt;0; IF([.F24]-[.D25]+[.E25]&lt;0; 1; 0); 1))" office:value-type="float" office:value="0" calcext:value-type="float">
            <text:p>0</text:p>
          </table:table-cell>
          <table:table-cell table:formula="of:=IF([.G25]=1; [.D25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1-01-13" calcext:value-type="date">
            <text:p>13.01.2021</text:p>
          </table:table-cell>
          <table:table-cell office:value-type="string" calcext:value-type="string">
            <text:p>Malbork</text:p>
          </table:table-cell>
          <table:table-cell office:value-type="float" office:value="8650" calcext:value-type="float">
            <text:p>8650</text:p>
          </table:table-cell>
          <table:table-cell table:formula="of:=IF(OR(WEEKDAY([.B26])=7; WEEKDAY([.B26])=1); 5000; 12000)" office:value-type="float" office:value="12000" calcext:value-type="float">
            <text:p>12000</text:p>
          </table:table-cell>
          <table:table-cell table:formula="of:=IF([.B25]&lt;&gt;[.B26]; IF([.F25]+[.E26]-[.D26]&gt;0;[.F25]+[.E26]-[.D26]; [.F25]+[.E26] ); IF([.F25]-[.D26]&gt;0; [.F25]-[.D26]; [.F25]))" office:value-type="float" office:value="11810" calcext:value-type="float">
            <text:p>11810</text:p>
          </table:table-cell>
          <table:table-cell table:formula="of:=IF([.F25]-[.D26]&gt;0; 0; IF([.B26]-[.B25]&lt;&gt;0; IF([.F25]-[.D26]+[.E26]&lt;0; 1; 0); 1))" office:value-type="float" office:value="0" calcext:value-type="float">
            <text:p>0</text:p>
          </table:table-cell>
          <table:table-cell table:formula="of:=IF([.G26]=1; [.D26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1-01-14" calcext:value-type="date">
            <text:p>14.01.2021</text:p>
          </table:table-cell>
          <table:table-cell office:value-type="string" calcext:value-type="string">
            <text:p>Ogrodzieniec</text:p>
          </table:table-cell>
          <table:table-cell office:value-type="float" office:value="2260" calcext:value-type="float">
            <text:p>2260</text:p>
          </table:table-cell>
          <table:table-cell table:formula="of:=IF(OR(WEEKDAY([.B27])=7; WEEKDAY([.B27])=1); 5000; 12000)" office:value-type="float" office:value="12000" calcext:value-type="float">
            <text:p>12000</text:p>
          </table:table-cell>
          <table:table-cell table:formula="of:=IF([.B26]&lt;&gt;[.B27]; IF([.F26]+[.E27]-[.D27]&gt;0;[.F26]+[.E27]-[.D27]; [.F26]+[.E27] ); IF([.F26]-[.D27]&gt;0; [.F26]-[.D27]; [.F26]))" office:value-type="float" office:value="21550" calcext:value-type="float">
            <text:p>21550</text:p>
          </table:table-cell>
          <table:table-cell table:formula="of:=IF([.F26]-[.D27]&gt;0; 0; IF([.B27]-[.B26]&lt;&gt;0; IF([.F26]-[.D27]+[.E27]&lt;0; 1; 0); 1))" office:value-type="float" office:value="0" calcext:value-type="float">
            <text:p>0</text:p>
          </table:table-cell>
          <table:table-cell table:formula="of:=IF([.G27]=1; [.D27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1-01-14" calcext:value-type="date">
            <text:p>14.01.2021</text:p>
          </table:table-cell>
          <table:table-cell office:value-type="string" calcext:value-type="string">
            <text:p>Przemysl</text:p>
          </table:table-cell>
          <table:table-cell office:value-type="float" office:value="5000" calcext:value-type="float">
            <text:p>5000</text:p>
          </table:table-cell>
          <table:table-cell table:formula="of:=IF(OR(WEEKDAY([.B28])=7; WEEKDAY([.B28])=1); 5000; 12000)" office:value-type="float" office:value="12000" calcext:value-type="float">
            <text:p>12000</text:p>
          </table:table-cell>
          <table:table-cell table:formula="of:=IF([.B27]&lt;&gt;[.B28]; IF([.F27]+[.E28]-[.D28]&gt;0;[.F27]+[.E28]-[.D28]; [.F27]+[.E28] ); IF([.F27]-[.D28]&gt;0; [.F27]-[.D28]; [.F27]))" office:value-type="float" office:value="16550" calcext:value-type="float">
            <text:p>16550</text:p>
          </table:table-cell>
          <table:table-cell table:formula="of:=IF([.F27]-[.D28]&gt;0; 0; IF([.B28]-[.B27]&lt;&gt;0; IF([.F27]-[.D28]+[.E28]&lt;0; 1; 0); 1))" office:value-type="float" office:value="0" calcext:value-type="float">
            <text:p>0</text:p>
          </table:table-cell>
          <table:table-cell table:formula="of:=IF([.G28]=1; [.D28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1-01-14" calcext:value-type="date">
            <text:p>14.01.2021</text:p>
          </table:table-cell>
          <table:table-cell office:value-type="string" calcext:value-type="string">
            <text:p>Malbork</text:p>
          </table:table-cell>
          <table:table-cell office:value-type="float" office:value="1650" calcext:value-type="float">
            <text:p>1650</text:p>
          </table:table-cell>
          <table:table-cell table:formula="of:=IF(OR(WEEKDAY([.B29])=7; WEEKDAY([.B29])=1); 5000; 12000)" office:value-type="float" office:value="12000" calcext:value-type="float">
            <text:p>12000</text:p>
          </table:table-cell>
          <table:table-cell table:formula="of:=IF([.B28]&lt;&gt;[.B29]; IF([.F28]+[.E29]-[.D29]&gt;0;[.F28]+[.E29]-[.D29]; [.F28]+[.E29] ); IF([.F28]-[.D29]&gt;0; [.F28]-[.D29]; [.F28]))" office:value-type="float" office:value="14900" calcext:value-type="float">
            <text:p>14900</text:p>
          </table:table-cell>
          <table:table-cell table:formula="of:=IF([.F28]-[.D29]&gt;0; 0; IF([.B29]-[.B28]&lt;&gt;0; IF([.F28]-[.D29]+[.E29]&lt;0; 1; 0); 1))" office:value-type="float" office:value="0" calcext:value-type="float">
            <text:p>0</text:p>
          </table:table-cell>
          <table:table-cell table:formula="of:=IF([.G29]=1; [.D29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1-01-15" calcext:value-type="date">
            <text:p>15.01.2021</text:p>
          </table:table-cell>
          <table:table-cell office:value-type="string" calcext:value-type="string">
            <text:p>Malbork</text:p>
          </table:table-cell>
          <table:table-cell office:value-type="float" office:value="7060" calcext:value-type="float">
            <text:p>7060</text:p>
          </table:table-cell>
          <table:table-cell table:formula="of:=IF(OR(WEEKDAY([.B30])=7; WEEKDAY([.B30])=1); 5000; 12000)" office:value-type="float" office:value="12000" calcext:value-type="float">
            <text:p>12000</text:p>
          </table:table-cell>
          <table:table-cell table:formula="of:=IF([.B29]&lt;&gt;[.B30]; IF([.F29]+[.E30]-[.D30]&gt;0;[.F29]+[.E30]-[.D30]; [.F29]+[.E30] ); IF([.F29]-[.D30]&gt;0; [.F29]-[.D30]; [.F29]))" office:value-type="float" office:value="19840" calcext:value-type="float">
            <text:p>19840</text:p>
          </table:table-cell>
          <table:table-cell table:formula="of:=IF([.F29]-[.D30]&gt;0; 0; IF([.B30]-[.B29]&lt;&gt;0; IF([.F29]-[.D30]+[.E30]&lt;0; 1; 0); 1))" office:value-type="float" office:value="0" calcext:value-type="float">
            <text:p>0</text:p>
          </table:table-cell>
          <table:table-cell table:formula="of:=IF([.G30]=1; [.D30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1-01-15" calcext:value-type="date">
            <text:p>15.01.2021</text:p>
          </table:table-cell>
          <table:table-cell office:value-type="string" calcext:value-type="string">
            <text:p>Ogrodzieniec</text:p>
          </table:table-cell>
          <table:table-cell office:value-type="float" office:value="3260" calcext:value-type="float">
            <text:p>3260</text:p>
          </table:table-cell>
          <table:table-cell table:formula="of:=IF(OR(WEEKDAY([.B31])=7; WEEKDAY([.B31])=1); 5000; 12000)" office:value-type="float" office:value="12000" calcext:value-type="float">
            <text:p>12000</text:p>
          </table:table-cell>
          <table:table-cell table:formula="of:=IF([.B30]&lt;&gt;[.B31]; IF([.F30]+[.E31]-[.D31]&gt;0;[.F30]+[.E31]-[.D31]; [.F30]+[.E31] ); IF([.F30]-[.D31]&gt;0; [.F30]-[.D31]; [.F30]))" office:value-type="float" office:value="16580" calcext:value-type="float">
            <text:p>16580</text:p>
          </table:table-cell>
          <table:table-cell table:formula="of:=IF([.F30]-[.D31]&gt;0; 0; IF([.B31]-[.B30]&lt;&gt;0; IF([.F30]-[.D31]+[.E31]&lt;0; 1; 0); 1))" office:value-type="float" office:value="0" calcext:value-type="float">
            <text:p>0</text:p>
          </table:table-cell>
          <table:table-cell table:formula="of:=IF([.G31]=1; [.D31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date" office:date-value="2021-01-15" calcext:value-type="date">
            <text:p>15.01.2021</text:p>
          </table:table-cell>
          <table:table-cell office:value-type="string" calcext:value-type="string">
            <text:p>Gniezno</text:p>
          </table:table-cell>
          <table:table-cell office:value-type="float" office:value="5760" calcext:value-type="float">
            <text:p>5760</text:p>
          </table:table-cell>
          <table:table-cell table:formula="of:=IF(OR(WEEKDAY([.B32])=7; WEEKDAY([.B32])=1); 5000; 12000)" office:value-type="float" office:value="12000" calcext:value-type="float">
            <text:p>12000</text:p>
          </table:table-cell>
          <table:table-cell table:formula="of:=IF([.B31]&lt;&gt;[.B32]; IF([.F31]+[.E32]-[.D32]&gt;0;[.F31]+[.E32]-[.D32]; [.F31]+[.E32] ); IF([.F31]-[.D32]&gt;0; [.F31]-[.D32]; [.F31]))" office:value-type="float" office:value="10820" calcext:value-type="float">
            <text:p>10820</text:p>
          </table:table-cell>
          <table:table-cell table:formula="of:=IF([.F31]-[.D32]&gt;0; 0; IF([.B32]-[.B31]&lt;&gt;0; IF([.F31]-[.D32]+[.E32]&lt;0; 1; 0); 1))" office:value-type="float" office:value="0" calcext:value-type="float">
            <text:p>0</text:p>
          </table:table-cell>
          <table:table-cell table:formula="of:=IF([.G32]=1; [.D32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date" office:date-value="2021-01-16" calcext:value-type="date">
            <text:p>16.01.2021</text:p>
          </table:table-cell>
          <table:table-cell office:value-type="string" calcext:value-type="string">
            <text:p>Przemysl</text:p>
          </table:table-cell>
          <table:table-cell office:value-type="float" office:value="1990" calcext:value-type="float">
            <text:p>1990</text:p>
          </table:table-cell>
          <table:table-cell table:formula="of:=IF(OR(WEEKDAY([.B33])=7; WEEKDAY([.B33])=1); 5000; 12000)" office:value-type="float" office:value="5000" calcext:value-type="float">
            <text:p>5000</text:p>
          </table:table-cell>
          <table:table-cell table:formula="of:=IF([.B32]&lt;&gt;[.B33]; IF([.F32]+[.E33]-[.D33]&gt;0;[.F32]+[.E33]-[.D33]; [.F32]+[.E33] ); IF([.F32]-[.D33]&gt;0; [.F32]-[.D33]; [.F32]))" office:value-type="float" office:value="13830" calcext:value-type="float">
            <text:p>13830</text:p>
          </table:table-cell>
          <table:table-cell table:formula="of:=IF([.F32]-[.D33]&gt;0; 0; IF([.B33]-[.B32]&lt;&gt;0; IF([.F32]-[.D33]+[.E33]&lt;0; 1; 0); 1))" office:value-type="float" office:value="0" calcext:value-type="float">
            <text:p>0</text:p>
          </table:table-cell>
          <table:table-cell table:formula="of:=IF([.G33]=1; [.D33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date" office:date-value="2021-01-17" calcext:value-type="date">
            <text:p>17.01.2021</text:p>
          </table:table-cell>
          <table:table-cell office:value-type="string" calcext:value-type="string">
            <text:p>Malbork</text:p>
          </table:table-cell>
          <table:table-cell office:value-type="float" office:value="5240" calcext:value-type="float">
            <text:p>5240</text:p>
          </table:table-cell>
          <table:table-cell table:formula="of:=IF(OR(WEEKDAY([.B34])=7; WEEKDAY([.B34])=1); 5000; 12000)" office:value-type="float" office:value="5000" calcext:value-type="float">
            <text:p>5000</text:p>
          </table:table-cell>
          <table:table-cell table:formula="of:=IF([.B33]&lt;&gt;[.B34]; IF([.F33]+[.E34]-[.D34]&gt;0;[.F33]+[.E34]-[.D34]; [.F33]+[.E34] ); IF([.F33]-[.D34]&gt;0; [.F33]-[.D34]; [.F33]))" office:value-type="float" office:value="13590" calcext:value-type="float">
            <text:p>13590</text:p>
          </table:table-cell>
          <table:table-cell table:formula="of:=IF([.F33]-[.D34]&gt;0; 0; IF([.B34]-[.B33]&lt;&gt;0; IF([.F33]-[.D34]+[.E34]&lt;0; 1; 0); 1))" office:value-type="float" office:value="0" calcext:value-type="float">
            <text:p>0</text:p>
          </table:table-cell>
          <table:table-cell table:formula="of:=IF([.G34]=1; [.D34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1-01-17" calcext:value-type="date">
            <text:p>17.01.2021</text:p>
          </table:table-cell>
          <table:table-cell office:value-type="string" calcext:value-type="string">
            <text:p>Przemysl</text:p>
          </table:table-cell>
          <table:table-cell office:value-type="float" office:value="2720" calcext:value-type="float">
            <text:p>2720</text:p>
          </table:table-cell>
          <table:table-cell table:formula="of:=IF(OR(WEEKDAY([.B35])=7; WEEKDAY([.B35])=1); 5000; 12000)" office:value-type="float" office:value="5000" calcext:value-type="float">
            <text:p>5000</text:p>
          </table:table-cell>
          <table:table-cell table:formula="of:=IF([.B34]&lt;&gt;[.B35]; IF([.F34]+[.E35]-[.D35]&gt;0;[.F34]+[.E35]-[.D35]; [.F34]+[.E35] ); IF([.F34]-[.D35]&gt;0; [.F34]-[.D35]; [.F34]))" office:value-type="float" office:value="10870" calcext:value-type="float">
            <text:p>10870</text:p>
          </table:table-cell>
          <table:table-cell table:formula="of:=IF([.F34]-[.D35]&gt;0; 0; IF([.B35]-[.B34]&lt;&gt;0; IF([.F34]-[.D35]+[.E35]&lt;0; 1; 0); 1))" office:value-type="float" office:value="0" calcext:value-type="float">
            <text:p>0</text:p>
          </table:table-cell>
          <table:table-cell table:formula="of:=IF([.G35]=1; [.D35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1-01-17" calcext:value-type="date">
            <text:p>17.01.2021</text:p>
          </table:table-cell>
          <table:table-cell office:value-type="string" calcext:value-type="string">
            <text:p>Gniezno</text:p>
          </table:table-cell>
          <table:table-cell office:value-type="float" office:value="3220" calcext:value-type="float">
            <text:p>3220</text:p>
          </table:table-cell>
          <table:table-cell table:formula="of:=IF(OR(WEEKDAY([.B36])=7; WEEKDAY([.B36])=1); 5000; 12000)" office:value-type="float" office:value="5000" calcext:value-type="float">
            <text:p>5000</text:p>
          </table:table-cell>
          <table:table-cell table:formula="of:=IF([.B35]&lt;&gt;[.B36]; IF([.F35]+[.E36]-[.D36]&gt;0;[.F35]+[.E36]-[.D36]; [.F35]+[.E36] ); IF([.F35]-[.D36]&gt;0; [.F35]-[.D36]; [.F35]))" office:value-type="float" office:value="7650" calcext:value-type="float">
            <text:p>7650</text:p>
          </table:table-cell>
          <table:table-cell table:formula="of:=IF([.F35]-[.D36]&gt;0; 0; IF([.B36]-[.B35]&lt;&gt;0; IF([.F35]-[.D36]+[.E36]&lt;0; 1; 0); 1))" office:value-type="float" office:value="0" calcext:value-type="float">
            <text:p>0</text:p>
          </table:table-cell>
          <table:table-cell table:formula="of:=IF([.G36]=1; [.D36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date" office:date-value="2021-01-17" calcext:value-type="date">
            <text:p>17.01.2021</text:p>
          </table:table-cell>
          <table:table-cell office:value-type="string" calcext:value-type="string">
            <text:p>Ogrodzieniec</text:p>
          </table:table-cell>
          <table:table-cell office:value-type="float" office:value="3140" calcext:value-type="float">
            <text:p>3140</text:p>
          </table:table-cell>
          <table:table-cell table:formula="of:=IF(OR(WEEKDAY([.B37])=7; WEEKDAY([.B37])=1); 5000; 12000)" office:value-type="float" office:value="5000" calcext:value-type="float">
            <text:p>5000</text:p>
          </table:table-cell>
          <table:table-cell table:formula="of:=IF([.B36]&lt;&gt;[.B37]; IF([.F36]+[.E37]-[.D37]&gt;0;[.F36]+[.E37]-[.D37]; [.F36]+[.E37] ); IF([.F36]-[.D37]&gt;0; [.F36]-[.D37]; [.F36]))" office:value-type="float" office:value="4510" calcext:value-type="float">
            <text:p>4510</text:p>
          </table:table-cell>
          <table:table-cell table:formula="of:=IF([.F36]-[.D37]&gt;0; 0; IF([.B37]-[.B36]&lt;&gt;0; IF([.F36]-[.D37]+[.E37]&lt;0; 1; 0); 1))" office:value-type="float" office:value="0" calcext:value-type="float">
            <text:p>0</text:p>
          </table:table-cell>
          <table:table-cell table:formula="of:=IF([.G37]=1; [.D37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1-01-18" calcext:value-type="date">
            <text:p>18.01.2021</text:p>
          </table:table-cell>
          <table:table-cell office:value-type="string" calcext:value-type="string">
            <text:p>Malbork</text:p>
          </table:table-cell>
          <table:table-cell office:value-type="float" office:value="4150" calcext:value-type="float">
            <text:p>4150</text:p>
          </table:table-cell>
          <table:table-cell table:formula="of:=IF(OR(WEEKDAY([.B38])=7; WEEKDAY([.B38])=1); 5000; 12000)" office:value-type="float" office:value="12000" calcext:value-type="float">
            <text:p>12000</text:p>
          </table:table-cell>
          <table:table-cell table:formula="of:=IF([.B37]&lt;&gt;[.B38]; IF([.F37]+[.E38]-[.D38]&gt;0;[.F37]+[.E38]-[.D38]; [.F37]+[.E38] ); IF([.F37]-[.D38]&gt;0; [.F37]-[.D38]; [.F37]))" office:value-type="float" office:value="12360" calcext:value-type="float">
            <text:p>12360</text:p>
          </table:table-cell>
          <table:table-cell table:formula="of:=IF([.F37]-[.D38]&gt;0; 0; IF([.B38]-[.B37]&lt;&gt;0; IF([.F37]-[.D38]+[.E38]&lt;0; 1; 0); 1))" office:value-type="float" office:value="0" calcext:value-type="float">
            <text:p>0</text:p>
          </table:table-cell>
          <table:table-cell table:formula="of:=IF([.G38]=1; [.D38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1-01-19" calcext:value-type="date">
            <text:p>19.01.2021</text:p>
          </table:table-cell>
          <table:table-cell office:value-type="string" calcext:value-type="string">
            <text:p>Malbork</text:p>
          </table:table-cell>
          <table:table-cell office:value-type="float" office:value="3870" calcext:value-type="float">
            <text:p>3870</text:p>
          </table:table-cell>
          <table:table-cell table:formula="of:=IF(OR(WEEKDAY([.B39])=7; WEEKDAY([.B39])=1); 5000; 12000)" office:value-type="float" office:value="12000" calcext:value-type="float">
            <text:p>12000</text:p>
          </table:table-cell>
          <table:table-cell table:formula="of:=IF([.B38]&lt;&gt;[.B39]; IF([.F38]+[.E39]-[.D39]&gt;0;[.F38]+[.E39]-[.D39]; [.F38]+[.E39] ); IF([.F38]-[.D39]&gt;0; [.F38]-[.D39]; [.F38]))" office:value-type="float" office:value="20490" calcext:value-type="float">
            <text:p>20490</text:p>
          </table:table-cell>
          <table:table-cell table:formula="of:=IF([.F38]-[.D39]&gt;0; 0; IF([.B39]-[.B38]&lt;&gt;0; IF([.F38]-[.D39]+[.E39]&lt;0; 1; 0); 1))" office:value-type="float" office:value="0" calcext:value-type="float">
            <text:p>0</text:p>
          </table:table-cell>
          <table:table-cell table:formula="of:=IF([.G39]=1; [.D39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1-01-19" calcext:value-type="date">
            <text:p>19.01.2021</text:p>
          </table:table-cell>
          <table:table-cell office:value-type="string" calcext:value-type="string">
            <text:p>Ogrodzieniec</text:p>
          </table:table-cell>
          <table:table-cell office:value-type="float" office:value="1170" calcext:value-type="float">
            <text:p>1170</text:p>
          </table:table-cell>
          <table:table-cell table:formula="of:=IF(OR(WEEKDAY([.B40])=7; WEEKDAY([.B40])=1); 5000; 12000)" office:value-type="float" office:value="12000" calcext:value-type="float">
            <text:p>12000</text:p>
          </table:table-cell>
          <table:table-cell table:formula="of:=IF([.B39]&lt;&gt;[.B40]; IF([.F39]+[.E40]-[.D40]&gt;0;[.F39]+[.E40]-[.D40]; [.F39]+[.E40] ); IF([.F39]-[.D40]&gt;0; [.F39]-[.D40]; [.F39]))" office:value-type="float" office:value="19320" calcext:value-type="float">
            <text:p>19320</text:p>
          </table:table-cell>
          <table:table-cell table:formula="of:=IF([.F39]-[.D40]&gt;0; 0; IF([.B40]-[.B39]&lt;&gt;0; IF([.F39]-[.D40]+[.E40]&lt;0; 1; 0); 1))" office:value-type="float" office:value="0" calcext:value-type="float">
            <text:p>0</text:p>
          </table:table-cell>
          <table:table-cell table:formula="of:=IF([.G40]=1; [.D40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1-01-20" calcext:value-type="date">
            <text:p>20.01.2021</text:p>
          </table:table-cell>
          <table:table-cell office:value-type="string" calcext:value-type="string">
            <text:p>Ogrodzieniec</text:p>
          </table:table-cell>
          <table:table-cell office:value-type="float" office:value="2350" calcext:value-type="float">
            <text:p>2350</text:p>
          </table:table-cell>
          <table:table-cell table:formula="of:=IF(OR(WEEKDAY([.B41])=7; WEEKDAY([.B41])=1); 5000; 12000)" office:value-type="float" office:value="12000" calcext:value-type="float">
            <text:p>12000</text:p>
          </table:table-cell>
          <table:table-cell table:formula="of:=IF([.B40]&lt;&gt;[.B41]; IF([.F40]+[.E41]-[.D41]&gt;0;[.F40]+[.E41]-[.D41]; [.F40]+[.E41] ); IF([.F40]-[.D41]&gt;0; [.F40]-[.D41]; [.F40]))" office:value-type="float" office:value="28970" calcext:value-type="float">
            <text:p>28970</text:p>
          </table:table-cell>
          <table:table-cell table:formula="of:=IF([.F40]-[.D41]&gt;0; 0; IF([.B41]-[.B40]&lt;&gt;0; IF([.F40]-[.D41]+[.E41]&lt;0; 1; 0); 1))" office:value-type="float" office:value="0" calcext:value-type="float">
            <text:p>0</text:p>
          </table:table-cell>
          <table:table-cell table:formula="of:=IF([.G41]=1; [.D41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21-01-20" calcext:value-type="date">
            <text:p>20.01.2021</text:p>
          </table:table-cell>
          <table:table-cell office:value-type="string" calcext:value-type="string">
            <text:p>Malbork</text:p>
          </table:table-cell>
          <table:table-cell office:value-type="float" office:value="7700" calcext:value-type="float">
            <text:p>7700</text:p>
          </table:table-cell>
          <table:table-cell table:formula="of:=IF(OR(WEEKDAY([.B42])=7; WEEKDAY([.B42])=1); 5000; 12000)" office:value-type="float" office:value="12000" calcext:value-type="float">
            <text:p>12000</text:p>
          </table:table-cell>
          <table:table-cell table:formula="of:=IF([.B41]&lt;&gt;[.B42]; IF([.F41]+[.E42]-[.D42]&gt;0;[.F41]+[.E42]-[.D42]; [.F41]+[.E42] ); IF([.F41]-[.D42]&gt;0; [.F41]-[.D42]; [.F41]))" office:value-type="float" office:value="21270" calcext:value-type="float">
            <text:p>21270</text:p>
          </table:table-cell>
          <table:table-cell table:formula="of:=IF([.F41]-[.D42]&gt;0; 0; IF([.B42]-[.B41]&lt;&gt;0; IF([.F41]-[.D42]+[.E42]&lt;0; 1; 0); 1))" office:value-type="float" office:value="0" calcext:value-type="float">
            <text:p>0</text:p>
          </table:table-cell>
          <table:table-cell table:formula="of:=IF([.G42]=1; [.D42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2021-01-21" calcext:value-type="date">
            <text:p>21.01.2021</text:p>
          </table:table-cell>
          <table:table-cell office:value-type="string" calcext:value-type="string">
            <text:p>Gniezno</text:p>
          </table:table-cell>
          <table:table-cell office:value-type="float" office:value="3210" calcext:value-type="float">
            <text:p>3210</text:p>
          </table:table-cell>
          <table:table-cell table:formula="of:=IF(OR(WEEKDAY([.B43])=7; WEEKDAY([.B43])=1); 5000; 12000)" office:value-type="float" office:value="12000" calcext:value-type="float">
            <text:p>12000</text:p>
          </table:table-cell>
          <table:table-cell table:formula="of:=IF([.B42]&lt;&gt;[.B43]; IF([.F42]+[.E43]-[.D43]&gt;0;[.F42]+[.E43]-[.D43]; [.F42]+[.E43] ); IF([.F42]-[.D43]&gt;0; [.F42]-[.D43]; [.F42]))" office:value-type="float" office:value="30060" calcext:value-type="float">
            <text:p>30060</text:p>
          </table:table-cell>
          <table:table-cell table:formula="of:=IF([.F42]-[.D43]&gt;0; 0; IF([.B43]-[.B42]&lt;&gt;0; IF([.F42]-[.D43]+[.E43]&lt;0; 1; 0); 1))" office:value-type="float" office:value="0" calcext:value-type="float">
            <text:p>0</text:p>
          </table:table-cell>
          <table:table-cell table:formula="of:=IF([.G43]=1; [.D43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21-01-21" calcext:value-type="date">
            <text:p>21.01.2021</text:p>
          </table:table-cell>
          <table:table-cell office:value-type="string" calcext:value-type="string">
            <text:p>Malbork</text:p>
          </table:table-cell>
          <table:table-cell office:value-type="float" office:value="1060" calcext:value-type="float">
            <text:p>1060</text:p>
          </table:table-cell>
          <table:table-cell table:formula="of:=IF(OR(WEEKDAY([.B44])=7; WEEKDAY([.B44])=1); 5000; 12000)" office:value-type="float" office:value="12000" calcext:value-type="float">
            <text:p>12000</text:p>
          </table:table-cell>
          <table:table-cell table:formula="of:=IF([.B43]&lt;&gt;[.B44]; IF([.F43]+[.E44]-[.D44]&gt;0;[.F43]+[.E44]-[.D44]; [.F43]+[.E44] ); IF([.F43]-[.D44]&gt;0; [.F43]-[.D44]; [.F43]))" office:value-type="float" office:value="29000" calcext:value-type="float">
            <text:p>29000</text:p>
          </table:table-cell>
          <table:table-cell table:formula="of:=IF([.F43]-[.D44]&gt;0; 0; IF([.B44]-[.B43]&lt;&gt;0; IF([.F43]-[.D44]+[.E44]&lt;0; 1; 0); 1))" office:value-type="float" office:value="0" calcext:value-type="float">
            <text:p>0</text:p>
          </table:table-cell>
          <table:table-cell table:formula="of:=IF([.G44]=1; [.D44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21-01-22" calcext:value-type="date">
            <text:p>22.01.2021</text:p>
          </table:table-cell>
          <table:table-cell office:value-type="string" calcext:value-type="string">
            <text:p>Gniezno</text:p>
          </table:table-cell>
          <table:table-cell office:value-type="float" office:value="2300" calcext:value-type="float">
            <text:p>2300</text:p>
          </table:table-cell>
          <table:table-cell table:formula="of:=IF(OR(WEEKDAY([.B45])=7; WEEKDAY([.B45])=1); 5000; 12000)" office:value-type="float" office:value="12000" calcext:value-type="float">
            <text:p>12000</text:p>
          </table:table-cell>
          <table:table-cell table:formula="of:=IF([.B44]&lt;&gt;[.B45]; IF([.F44]+[.E45]-[.D45]&gt;0;[.F44]+[.E45]-[.D45]; [.F44]+[.E45] ); IF([.F44]-[.D45]&gt;0; [.F44]-[.D45]; [.F44]))" office:value-type="float" office:value="38700" calcext:value-type="float">
            <text:p>38700</text:p>
          </table:table-cell>
          <table:table-cell table:formula="of:=IF([.F44]-[.D45]&gt;0; 0; IF([.B45]-[.B44]&lt;&gt;0; IF([.F44]-[.D45]+[.E45]&lt;0; 1; 0); 1))" office:value-type="float" office:value="0" calcext:value-type="float">
            <text:p>0</text:p>
          </table:table-cell>
          <table:table-cell table:formula="of:=IF([.G45]=1; [.D45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date" office:date-value="2021-01-22" calcext:value-type="date">
            <text:p>22.01.2021</text:p>
          </table:table-cell>
          <table:table-cell office:value-type="string" calcext:value-type="string">
            <text:p>Malbork</text:p>
          </table:table-cell>
          <table:table-cell office:value-type="float" office:value="7840" calcext:value-type="float">
            <text:p>7840</text:p>
          </table:table-cell>
          <table:table-cell table:formula="of:=IF(OR(WEEKDAY([.B46])=7; WEEKDAY([.B46])=1); 5000; 12000)" office:value-type="float" office:value="12000" calcext:value-type="float">
            <text:p>12000</text:p>
          </table:table-cell>
          <table:table-cell table:formula="of:=IF([.B45]&lt;&gt;[.B46]; IF([.F45]+[.E46]-[.D46]&gt;0;[.F45]+[.E46]-[.D46]; [.F45]+[.E46] ); IF([.F45]-[.D46]&gt;0; [.F45]-[.D46]; [.F45]))" office:value-type="float" office:value="30860" calcext:value-type="float">
            <text:p>30860</text:p>
          </table:table-cell>
          <table:table-cell table:formula="of:=IF([.F45]-[.D46]&gt;0; 0; IF([.B46]-[.B45]&lt;&gt;0; IF([.F45]-[.D46]+[.E46]&lt;0; 1; 0); 1))" office:value-type="float" office:value="0" calcext:value-type="float">
            <text:p>0</text:p>
          </table:table-cell>
          <table:table-cell table:formula="of:=IF([.G46]=1; [.D46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2021-01-23" calcext:value-type="date">
            <text:p>23.01.2021</text:p>
          </table:table-cell>
          <table:table-cell office:value-type="string" calcext:value-type="string">
            <text:p>Ogrodzieniec</text:p>
          </table:table-cell>
          <table:table-cell office:value-type="float" office:value="2870" calcext:value-type="float">
            <text:p>2870</text:p>
          </table:table-cell>
          <table:table-cell table:formula="of:=IF(OR(WEEKDAY([.B47])=7; WEEKDAY([.B47])=1); 5000; 12000)" office:value-type="float" office:value="5000" calcext:value-type="float">
            <text:p>5000</text:p>
          </table:table-cell>
          <table:table-cell table:formula="of:=IF([.B46]&lt;&gt;[.B47]; IF([.F46]+[.E47]-[.D47]&gt;0;[.F46]+[.E47]-[.D47]; [.F46]+[.E47] ); IF([.F46]-[.D47]&gt;0; [.F46]-[.D47]; [.F46]))" office:value-type="float" office:value="32990" calcext:value-type="float">
            <text:p>32990</text:p>
          </table:table-cell>
          <table:table-cell table:formula="of:=IF([.F46]-[.D47]&gt;0; 0; IF([.B47]-[.B46]&lt;&gt;0; IF([.F46]-[.D47]+[.E47]&lt;0; 1; 0); 1))" office:value-type="float" office:value="0" calcext:value-type="float">
            <text:p>0</text:p>
          </table:table-cell>
          <table:table-cell table:formula="of:=IF([.G47]=1; [.D47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date" office:date-value="2021-01-24" calcext:value-type="date">
            <text:p>24.01.2021</text:p>
          </table:table-cell>
          <table:table-cell office:value-type="string" calcext:value-type="string">
            <text:p>Ogrodzieniec</text:p>
          </table:table-cell>
          <table:table-cell office:value-type="float" office:value="8690" calcext:value-type="float">
            <text:p>8690</text:p>
          </table:table-cell>
          <table:table-cell table:formula="of:=IF(OR(WEEKDAY([.B48])=7; WEEKDAY([.B48])=1); 5000; 12000)" office:value-type="float" office:value="5000" calcext:value-type="float">
            <text:p>5000</text:p>
          </table:table-cell>
          <table:table-cell table:formula="of:=IF([.B47]&lt;&gt;[.B48]; IF([.F47]+[.E48]-[.D48]&gt;0;[.F47]+[.E48]-[.D48]; [.F47]+[.E48] ); IF([.F47]-[.D48]&gt;0; [.F47]-[.D48]; [.F47]))" office:value-type="float" office:value="29300" calcext:value-type="float">
            <text:p>29300</text:p>
          </table:table-cell>
          <table:table-cell table:formula="of:=IF([.F47]-[.D48]&gt;0; 0; IF([.B48]-[.B47]&lt;&gt;0; IF([.F47]-[.D48]+[.E48]&lt;0; 1; 0); 1))" office:value-type="float" office:value="0" calcext:value-type="float">
            <text:p>0</text:p>
          </table:table-cell>
          <table:table-cell table:formula="of:=IF([.G48]=1; [.D48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date" office:date-value="2021-01-25" calcext:value-type="date">
            <text:p>25.01.2021</text:p>
          </table:table-cell>
          <table:table-cell office:value-type="string" calcext:value-type="string">
            <text:p>Gniezno</text:p>
          </table:table-cell>
          <table:table-cell office:value-type="float" office:value="6450" calcext:value-type="float">
            <text:p>6450</text:p>
          </table:table-cell>
          <table:table-cell table:formula="of:=IF(OR(WEEKDAY([.B49])=7; WEEKDAY([.B49])=1); 5000; 12000)" office:value-type="float" office:value="12000" calcext:value-type="float">
            <text:p>12000</text:p>
          </table:table-cell>
          <table:table-cell table:formula="of:=IF([.B48]&lt;&gt;[.B49]; IF([.F48]+[.E49]-[.D49]&gt;0;[.F48]+[.E49]-[.D49]; [.F48]+[.E49] ); IF([.F48]-[.D49]&gt;0; [.F48]-[.D49]; [.F48]))" office:value-type="float" office:value="34850" calcext:value-type="float">
            <text:p>34850</text:p>
          </table:table-cell>
          <table:table-cell table:formula="of:=IF([.F48]-[.D49]&gt;0; 0; IF([.B49]-[.B48]&lt;&gt;0; IF([.F48]-[.D49]+[.E49]&lt;0; 1; 0); 1))" office:value-type="float" office:value="0" calcext:value-type="float">
            <text:p>0</text:p>
          </table:table-cell>
          <table:table-cell table:formula="of:=IF([.G49]=1; [.D49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date" office:date-value="2021-01-26" calcext:value-type="date">
            <text:p>26.01.2021</text:p>
          </table:table-cell>
          <table:table-cell office:value-type="string" calcext:value-type="string">
            <text:p>Malbork</text:p>
          </table:table-cell>
          <table:table-cell office:value-type="float" office:value="3050" calcext:value-type="float">
            <text:p>3050</text:p>
          </table:table-cell>
          <table:table-cell table:formula="of:=IF(OR(WEEKDAY([.B50])=7; WEEKDAY([.B50])=1); 5000; 12000)" office:value-type="float" office:value="12000" calcext:value-type="float">
            <text:p>12000</text:p>
          </table:table-cell>
          <table:table-cell table:formula="of:=IF([.B49]&lt;&gt;[.B50]; IF([.F49]+[.E50]-[.D50]&gt;0;[.F49]+[.E50]-[.D50]; [.F49]+[.E50] ); IF([.F49]-[.D50]&gt;0; [.F49]-[.D50]; [.F49]))" office:value-type="float" office:value="43800" calcext:value-type="float">
            <text:p>43800</text:p>
          </table:table-cell>
          <table:table-cell table:formula="of:=IF([.F49]-[.D50]&gt;0; 0; IF([.B50]-[.B49]&lt;&gt;0; IF([.F49]-[.D50]+[.E50]&lt;0; 1; 0); 1))" office:value-type="float" office:value="0" calcext:value-type="float">
            <text:p>0</text:p>
          </table:table-cell>
          <table:table-cell table:formula="of:=IF([.G50]=1; [.D50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date" office:date-value="2021-01-26" calcext:value-type="date">
            <text:p>26.01.2021</text:p>
          </table:table-cell>
          <table:table-cell office:value-type="string" calcext:value-type="string">
            <text:p>Przemysl</text:p>
          </table:table-cell>
          <table:table-cell office:value-type="float" office:value="7170" calcext:value-type="float">
            <text:p>7170</text:p>
          </table:table-cell>
          <table:table-cell table:formula="of:=IF(OR(WEEKDAY([.B51])=7; WEEKDAY([.B51])=1); 5000; 12000)" office:value-type="float" office:value="12000" calcext:value-type="float">
            <text:p>12000</text:p>
          </table:table-cell>
          <table:table-cell table:formula="of:=IF([.B50]&lt;&gt;[.B51]; IF([.F50]+[.E51]-[.D51]&gt;0;[.F50]+[.E51]-[.D51]; [.F50]+[.E51] ); IF([.F50]-[.D51]&gt;0; [.F50]-[.D51]; [.F50]))" office:value-type="float" office:value="36630" calcext:value-type="float">
            <text:p>36630</text:p>
          </table:table-cell>
          <table:table-cell table:formula="of:=IF([.F50]-[.D51]&gt;0; 0; IF([.B51]-[.B50]&lt;&gt;0; IF([.F50]-[.D51]+[.E51]&lt;0; 1; 0); 1))" office:value-type="float" office:value="0" calcext:value-type="float">
            <text:p>0</text:p>
          </table:table-cell>
          <table:table-cell table:formula="of:=IF([.G51]=1; [.D51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date" office:date-value="2021-01-26" calcext:value-type="date">
            <text:p>26.01.2021</text:p>
          </table:table-cell>
          <table:table-cell office:value-type="string" calcext:value-type="string">
            <text:p>Gniezno</text:p>
          </table:table-cell>
          <table:table-cell office:value-type="float" office:value="1970" calcext:value-type="float">
            <text:p>1970</text:p>
          </table:table-cell>
          <table:table-cell table:formula="of:=IF(OR(WEEKDAY([.B52])=7; WEEKDAY([.B52])=1); 5000; 12000)" office:value-type="float" office:value="12000" calcext:value-type="float">
            <text:p>12000</text:p>
          </table:table-cell>
          <table:table-cell table:formula="of:=IF([.B51]&lt;&gt;[.B52]; IF([.F51]+[.E52]-[.D52]&gt;0;[.F51]+[.E52]-[.D52]; [.F51]+[.E52] ); IF([.F51]-[.D52]&gt;0; [.F51]-[.D52]; [.F51]))" office:value-type="float" office:value="34660" calcext:value-type="float">
            <text:p>34660</text:p>
          </table:table-cell>
          <table:table-cell table:formula="of:=IF([.F51]-[.D52]&gt;0; 0; IF([.B52]-[.B51]&lt;&gt;0; IF([.F51]-[.D52]+[.E52]&lt;0; 1; 0); 1))" office:value-type="float" office:value="0" calcext:value-type="float">
            <text:p>0</text:p>
          </table:table-cell>
          <table:table-cell table:formula="of:=IF([.G52]=1; [.D52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date" office:date-value="2021-01-27" calcext:value-type="date">
            <text:p>27.01.2021</text:p>
          </table:table-cell>
          <table:table-cell office:value-type="string" calcext:value-type="string">
            <text:p>Gniezno</text:p>
          </table:table-cell>
          <table:table-cell office:value-type="float" office:value="3670" calcext:value-type="float">
            <text:p>3670</text:p>
          </table:table-cell>
          <table:table-cell table:formula="of:=IF(OR(WEEKDAY([.B53])=7; WEEKDAY([.B53])=1); 5000; 12000)" office:value-type="float" office:value="12000" calcext:value-type="float">
            <text:p>12000</text:p>
          </table:table-cell>
          <table:table-cell table:formula="of:=IF([.B52]&lt;&gt;[.B53]; IF([.F52]+[.E53]-[.D53]&gt;0;[.F52]+[.E53]-[.D53]; [.F52]+[.E53] ); IF([.F52]-[.D53]&gt;0; [.F52]-[.D53]; [.F52]))" office:value-type="float" office:value="42990" calcext:value-type="float">
            <text:p>42990</text:p>
          </table:table-cell>
          <table:table-cell table:formula="of:=IF([.F52]-[.D53]&gt;0; 0; IF([.B53]-[.B52]&lt;&gt;0; IF([.F52]-[.D53]+[.E53]&lt;0; 1; 0); 1))" office:value-type="float" office:value="0" calcext:value-type="float">
            <text:p>0</text:p>
          </table:table-cell>
          <table:table-cell table:formula="of:=IF([.G53]=1; [.D53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date" office:date-value="2021-01-27" calcext:value-type="date">
            <text:p>27.01.2021</text:p>
          </table:table-cell>
          <table:table-cell office:value-type="string" calcext:value-type="string">
            <text:p>Ogrodzieniec</text:p>
          </table:table-cell>
          <table:table-cell office:value-type="float" office:value="7870" calcext:value-type="float">
            <text:p>7870</text:p>
          </table:table-cell>
          <table:table-cell table:formula="of:=IF(OR(WEEKDAY([.B54])=7; WEEKDAY([.B54])=1); 5000; 12000)" office:value-type="float" office:value="12000" calcext:value-type="float">
            <text:p>12000</text:p>
          </table:table-cell>
          <table:table-cell table:formula="of:=IF([.B53]&lt;&gt;[.B54]; IF([.F53]+[.E54]-[.D54]&gt;0;[.F53]+[.E54]-[.D54]; [.F53]+[.E54] ); IF([.F53]-[.D54]&gt;0; [.F53]-[.D54]; [.F53]))" office:value-type="float" office:value="35120" calcext:value-type="float">
            <text:p>35120</text:p>
          </table:table-cell>
          <table:table-cell table:formula="of:=IF([.F53]-[.D54]&gt;0; 0; IF([.B54]-[.B53]&lt;&gt;0; IF([.F53]-[.D54]+[.E54]&lt;0; 1; 0); 1))" office:value-type="float" office:value="0" calcext:value-type="float">
            <text:p>0</text:p>
          </table:table-cell>
          <table:table-cell table:formula="of:=IF([.G54]=1; [.D54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date" office:date-value="2021-01-28" calcext:value-type="date">
            <text:p>28.01.2021</text:p>
          </table:table-cell>
          <table:table-cell office:value-type="string" calcext:value-type="string">
            <text:p>Przemysl</text:p>
          </table:table-cell>
          <table:table-cell office:value-type="float" office:value="7930" calcext:value-type="float">
            <text:p>7930</text:p>
          </table:table-cell>
          <table:table-cell table:formula="of:=IF(OR(WEEKDAY([.B55])=7; WEEKDAY([.B55])=1); 5000; 12000)" office:value-type="float" office:value="12000" calcext:value-type="float">
            <text:p>12000</text:p>
          </table:table-cell>
          <table:table-cell table:formula="of:=IF([.B54]&lt;&gt;[.B55]; IF([.F54]+[.E55]-[.D55]&gt;0;[.F54]+[.E55]-[.D55]; [.F54]+[.E55] ); IF([.F54]-[.D55]&gt;0; [.F54]-[.D55]; [.F54]))" office:value-type="float" office:value="39190" calcext:value-type="float">
            <text:p>39190</text:p>
          </table:table-cell>
          <table:table-cell table:formula="of:=IF([.F54]-[.D55]&gt;0; 0; IF([.B55]-[.B54]&lt;&gt;0; IF([.F54]-[.D55]+[.E55]&lt;0; 1; 0); 1))" office:value-type="float" office:value="0" calcext:value-type="float">
            <text:p>0</text:p>
          </table:table-cell>
          <table:table-cell table:formula="of:=IF([.G55]=1; [.D55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date" office:date-value="2021-01-28" calcext:value-type="date">
            <text:p>28.01.2021</text:p>
          </table:table-cell>
          <table:table-cell office:value-type="string" calcext:value-type="string">
            <text:p>Ogrodzieniec</text:p>
          </table:table-cell>
          <table:table-cell office:value-type="float" office:value="1940" calcext:value-type="float">
            <text:p>1940</text:p>
          </table:table-cell>
          <table:table-cell table:formula="of:=IF(OR(WEEKDAY([.B56])=7; WEEKDAY([.B56])=1); 5000; 12000)" office:value-type="float" office:value="12000" calcext:value-type="float">
            <text:p>12000</text:p>
          </table:table-cell>
          <table:table-cell table:formula="of:=IF([.B55]&lt;&gt;[.B56]; IF([.F55]+[.E56]-[.D56]&gt;0;[.F55]+[.E56]-[.D56]; [.F55]+[.E56] ); IF([.F55]-[.D56]&gt;0; [.F55]-[.D56]; [.F55]))" office:value-type="float" office:value="37250" calcext:value-type="float">
            <text:p>37250</text:p>
          </table:table-cell>
          <table:table-cell table:formula="of:=IF([.F55]-[.D56]&gt;0; 0; IF([.B56]-[.B55]&lt;&gt;0; IF([.F55]-[.D56]+[.E56]&lt;0; 1; 0); 1))" office:value-type="float" office:value="0" calcext:value-type="float">
            <text:p>0</text:p>
          </table:table-cell>
          <table:table-cell table:formula="of:=IF([.G56]=1; [.D56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date" office:date-value="2021-01-28" calcext:value-type="date">
            <text:p>28.01.2021</text:p>
          </table:table-cell>
          <table:table-cell office:value-type="string" calcext:value-type="string">
            <text:p>Malbork</text:p>
          </table:table-cell>
          <table:table-cell office:value-type="float" office:value="2340" calcext:value-type="float">
            <text:p>2340</text:p>
          </table:table-cell>
          <table:table-cell table:formula="of:=IF(OR(WEEKDAY([.B57])=7; WEEKDAY([.B57])=1); 5000; 12000)" office:value-type="float" office:value="12000" calcext:value-type="float">
            <text:p>12000</text:p>
          </table:table-cell>
          <table:table-cell table:formula="of:=IF([.B56]&lt;&gt;[.B57]; IF([.F56]+[.E57]-[.D57]&gt;0;[.F56]+[.E57]-[.D57]; [.F56]+[.E57] ); IF([.F56]-[.D57]&gt;0; [.F56]-[.D57]; [.F56]))" office:value-type="float" office:value="34910" calcext:value-type="float">
            <text:p>34910</text:p>
          </table:table-cell>
          <table:table-cell table:formula="of:=IF([.F56]-[.D57]&gt;0; 0; IF([.B57]-[.B56]&lt;&gt;0; IF([.F56]-[.D57]+[.E57]&lt;0; 1; 0); 1))" office:value-type="float" office:value="0" calcext:value-type="float">
            <text:p>0</text:p>
          </table:table-cell>
          <table:table-cell table:formula="of:=IF([.G57]=1; [.D57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date" office:date-value="2021-01-29" calcext:value-type="date">
            <text:p>29.01.2021</text:p>
          </table:table-cell>
          <table:table-cell office:value-type="string" calcext:value-type="string">
            <text:p>Malbork</text:p>
          </table:table-cell>
          <table:table-cell office:value-type="float" office:value="8710" calcext:value-type="float">
            <text:p>8710</text:p>
          </table:table-cell>
          <table:table-cell table:formula="of:=IF(OR(WEEKDAY([.B58])=7; WEEKDAY([.B58])=1); 5000; 12000)" office:value-type="float" office:value="12000" calcext:value-type="float">
            <text:p>12000</text:p>
          </table:table-cell>
          <table:table-cell table:formula="of:=IF([.B57]&lt;&gt;[.B58]; IF([.F57]+[.E58]-[.D58]&gt;0;[.F57]+[.E58]-[.D58]; [.F57]+[.E58] ); IF([.F57]-[.D58]&gt;0; [.F57]-[.D58]; [.F57]))" office:value-type="float" office:value="38200" calcext:value-type="float">
            <text:p>38200</text:p>
          </table:table-cell>
          <table:table-cell table:formula="of:=IF([.F57]-[.D58]&gt;0; 0; IF([.B58]-[.B57]&lt;&gt;0; IF([.F57]-[.D58]+[.E58]&lt;0; 1; 0); 1))" office:value-type="float" office:value="0" calcext:value-type="float">
            <text:p>0</text:p>
          </table:table-cell>
          <table:table-cell table:formula="of:=IF([.G58]=1; [.D58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date" office:date-value="2021-01-29" calcext:value-type="date">
            <text:p>29.01.2021</text:p>
          </table:table-cell>
          <table:table-cell office:value-type="string" calcext:value-type="string">
            <text:p>Gniezno</text:p>
          </table:table-cell>
          <table:table-cell office:value-type="float" office:value="1360" calcext:value-type="float">
            <text:p>1360</text:p>
          </table:table-cell>
          <table:table-cell table:formula="of:=IF(OR(WEEKDAY([.B59])=7; WEEKDAY([.B59])=1); 5000; 12000)" office:value-type="float" office:value="12000" calcext:value-type="float">
            <text:p>12000</text:p>
          </table:table-cell>
          <table:table-cell table:formula="of:=IF([.B58]&lt;&gt;[.B59]; IF([.F58]+[.E59]-[.D59]&gt;0;[.F58]+[.E59]-[.D59]; [.F58]+[.E59] ); IF([.F58]-[.D59]&gt;0; [.F58]-[.D59]; [.F58]))" office:value-type="float" office:value="36840" calcext:value-type="float">
            <text:p>36840</text:p>
          </table:table-cell>
          <table:table-cell table:formula="of:=IF([.F58]-[.D59]&gt;0; 0; IF([.B59]-[.B58]&lt;&gt;0; IF([.F58]-[.D59]+[.E59]&lt;0; 1; 0); 1))" office:value-type="float" office:value="0" calcext:value-type="float">
            <text:p>0</text:p>
          </table:table-cell>
          <table:table-cell table:formula="of:=IF([.G59]=1; [.D59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date" office:date-value="2021-01-30" calcext:value-type="date">
            <text:p>30.01.2021</text:p>
          </table:table-cell>
          <table:table-cell office:value-type="string" calcext:value-type="string">
            <text:p>Przemysl</text:p>
          </table:table-cell>
          <table:table-cell office:value-type="float" office:value="6820" calcext:value-type="float">
            <text:p>6820</text:p>
          </table:table-cell>
          <table:table-cell table:formula="of:=IF(OR(WEEKDAY([.B60])=7; WEEKDAY([.B60])=1); 5000; 12000)" office:value-type="float" office:value="5000" calcext:value-type="float">
            <text:p>5000</text:p>
          </table:table-cell>
          <table:table-cell table:formula="of:=IF([.B59]&lt;&gt;[.B60]; IF([.F59]+[.E60]-[.D60]&gt;0;[.F59]+[.E60]-[.D60]; [.F59]+[.E60] ); IF([.F59]-[.D60]&gt;0; [.F59]-[.D60]; [.F59]))" office:value-type="float" office:value="35020" calcext:value-type="float">
            <text:p>35020</text:p>
          </table:table-cell>
          <table:table-cell table:formula="of:=IF([.F59]-[.D60]&gt;0; 0; IF([.B60]-[.B59]&lt;&gt;0; IF([.F59]-[.D60]+[.E60]&lt;0; 1; 0); 1))" office:value-type="float" office:value="0" calcext:value-type="float">
            <text:p>0</text:p>
          </table:table-cell>
          <table:table-cell table:formula="of:=IF([.G60]=1; [.D60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date" office:date-value="2021-01-30" calcext:value-type="date">
            <text:p>30.01.2021</text:p>
          </table:table-cell>
          <table:table-cell office:value-type="string" calcext:value-type="string">
            <text:p>Malbork</text:p>
          </table:table-cell>
          <table:table-cell office:value-type="float" office:value="9020" calcext:value-type="float">
            <text:p>9020</text:p>
          </table:table-cell>
          <table:table-cell table:formula="of:=IF(OR(WEEKDAY([.B61])=7; WEEKDAY([.B61])=1); 5000; 12000)" office:value-type="float" office:value="5000" calcext:value-type="float">
            <text:p>5000</text:p>
          </table:table-cell>
          <table:table-cell table:formula="of:=IF([.B60]&lt;&gt;[.B61]; IF([.F60]+[.E61]-[.D61]&gt;0;[.F60]+[.E61]-[.D61]; [.F60]+[.E61] ); IF([.F60]-[.D61]&gt;0; [.F60]-[.D61]; [.F60]))" office:value-type="float" office:value="26000" calcext:value-type="float">
            <text:p>26000</text:p>
          </table:table-cell>
          <table:table-cell table:formula="of:=IF([.F60]-[.D61]&gt;0; 0; IF([.B61]-[.B60]&lt;&gt;0; IF([.F60]-[.D61]+[.E61]&lt;0; 1; 0); 1))" office:value-type="float" office:value="0" calcext:value-type="float">
            <text:p>0</text:p>
          </table:table-cell>
          <table:table-cell table:formula="of:=IF([.G61]=1; [.D61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date" office:date-value="2021-01-31" calcext:value-type="date">
            <text:p>31.01.2021</text:p>
          </table:table-cell>
          <table:table-cell office:value-type="string" calcext:value-type="string">
            <text:p>Ogrodzieniec</text:p>
          </table:table-cell>
          <table:table-cell office:value-type="float" office:value="6900" calcext:value-type="float">
            <text:p>6900</text:p>
          </table:table-cell>
          <table:table-cell table:formula="of:=IF(OR(WEEKDAY([.B62])=7; WEEKDAY([.B62])=1); 5000; 12000)" office:value-type="float" office:value="5000" calcext:value-type="float">
            <text:p>5000</text:p>
          </table:table-cell>
          <table:table-cell table:formula="of:=IF([.B61]&lt;&gt;[.B62]; IF([.F61]+[.E62]-[.D62]&gt;0;[.F61]+[.E62]-[.D62]; [.F61]+[.E62] ); IF([.F61]-[.D62]&gt;0; [.F61]-[.D62]; [.F61]))" office:value-type="float" office:value="24100" calcext:value-type="float">
            <text:p>24100</text:p>
          </table:table-cell>
          <table:table-cell table:formula="of:=IF([.F61]-[.D62]&gt;0; 0; IF([.B62]-[.B61]&lt;&gt;0; IF([.F61]-[.D62]+[.E62]&lt;0; 1; 0); 1))" office:value-type="float" office:value="0" calcext:value-type="float">
            <text:p>0</text:p>
          </table:table-cell>
          <table:table-cell table:formula="of:=IF([.G62]=1; [.D62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date" office:date-value="2021-01-31" calcext:value-type="date">
            <text:p>31.01.2021</text:p>
          </table:table-cell>
          <table:table-cell office:value-type="string" calcext:value-type="string">
            <text:p>Przemysl</text:p>
          </table:table-cell>
          <table:table-cell office:value-type="float" office:value="9230" calcext:value-type="float">
            <text:p>9230</text:p>
          </table:table-cell>
          <table:table-cell table:formula="of:=IF(OR(WEEKDAY([.B63])=7; WEEKDAY([.B63])=1); 5000; 12000)" office:value-type="float" office:value="5000" calcext:value-type="float">
            <text:p>5000</text:p>
          </table:table-cell>
          <table:table-cell table:formula="of:=IF([.B62]&lt;&gt;[.B63]; IF([.F62]+[.E63]-[.D63]&gt;0;[.F62]+[.E63]-[.D63]; [.F62]+[.E63] ); IF([.F62]-[.D63]&gt;0; [.F62]-[.D63]; [.F62]))" office:value-type="float" office:value="14870" calcext:value-type="float">
            <text:p>14870</text:p>
          </table:table-cell>
          <table:table-cell table:formula="of:=IF([.F62]-[.D63]&gt;0; 0; IF([.B63]-[.B62]&lt;&gt;0; IF([.F62]-[.D63]+[.E63]&lt;0; 1; 0); 1))" office:value-type="float" office:value="0" calcext:value-type="float">
            <text:p>0</text:p>
          </table:table-cell>
          <table:table-cell table:formula="of:=IF([.G63]=1; [.D63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date" office:date-value="2021-01-31" calcext:value-type="date">
            <text:p>31.01.2021</text:p>
          </table:table-cell>
          <table:table-cell office:value-type="string" calcext:value-type="string">
            <text:p>Malbork</text:p>
          </table:table-cell>
          <table:table-cell office:value-type="float" office:value="790" calcext:value-type="float">
            <text:p>790</text:p>
          </table:table-cell>
          <table:table-cell table:formula="of:=IF(OR(WEEKDAY([.B64])=7; WEEKDAY([.B64])=1); 5000; 12000)" office:value-type="float" office:value="5000" calcext:value-type="float">
            <text:p>5000</text:p>
          </table:table-cell>
          <table:table-cell table:formula="of:=IF([.B63]&lt;&gt;[.B64]; IF([.F63]+[.E64]-[.D64]&gt;0;[.F63]+[.E64]-[.D64]; [.F63]+[.E64] ); IF([.F63]-[.D64]&gt;0; [.F63]-[.D64]; [.F63]))" office:value-type="float" office:value="14080" calcext:value-type="float">
            <text:p>14080</text:p>
          </table:table-cell>
          <table:table-cell table:formula="of:=IF([.F63]-[.D64]&gt;0; 0; IF([.B64]-[.B63]&lt;&gt;0; IF([.F63]-[.D64]+[.E64]&lt;0; 1; 0); 1))" office:value-type="float" office:value="0" calcext:value-type="float">
            <text:p>0</text:p>
          </table:table-cell>
          <table:table-cell table:formula="of:=IF([.G64]=1; [.D64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date" office:date-value="2021-02-01" calcext:value-type="date">
            <text:p>1.02.2021</text:p>
          </table:table-cell>
          <table:table-cell office:value-type="string" calcext:value-type="string">
            <text:p>Malbork</text:p>
          </table:table-cell>
          <table:table-cell office:value-type="float" office:value="7820" calcext:value-type="float">
            <text:p>7820</text:p>
          </table:table-cell>
          <table:table-cell table:formula="of:=IF(OR(WEEKDAY([.B65])=7; WEEKDAY([.B65])=1); 5000; 12000)" office:value-type="float" office:value="12000" calcext:value-type="float">
            <text:p>12000</text:p>
          </table:table-cell>
          <table:table-cell table:formula="of:=IF([.B64]&lt;&gt;[.B65]; IF([.F64]+[.E65]-[.D65]&gt;0;[.F64]+[.E65]-[.D65]; [.F64]+[.E65] ); IF([.F64]-[.D65]&gt;0; [.F64]-[.D65]; [.F64]))" office:value-type="float" office:value="18260" calcext:value-type="float">
            <text:p>18260</text:p>
          </table:table-cell>
          <table:table-cell table:formula="of:=IF([.F64]-[.D65]&gt;0; 0; IF([.B65]-[.B64]&lt;&gt;0; IF([.F64]-[.D65]+[.E65]&lt;0; 1; 0); 1))" office:value-type="float" office:value="0" calcext:value-type="float">
            <text:p>0</text:p>
          </table:table-cell>
          <table:table-cell table:formula="of:=IF([.G65]=1; [.D65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date" office:date-value="2021-02-01" calcext:value-type="date">
            <text:p>1.02.2021</text:p>
          </table:table-cell>
          <table:table-cell office:value-type="string" calcext:value-type="string">
            <text:p>Gniezno</text:p>
          </table:table-cell>
          <table:table-cell office:value-type="float" office:value="2100" calcext:value-type="float">
            <text:p>2100</text:p>
          </table:table-cell>
          <table:table-cell table:formula="of:=IF(OR(WEEKDAY([.B66])=7; WEEKDAY([.B66])=1); 5000; 12000)" office:value-type="float" office:value="12000" calcext:value-type="float">
            <text:p>12000</text:p>
          </table:table-cell>
          <table:table-cell table:formula="of:=IF([.B65]&lt;&gt;[.B66]; IF([.F65]+[.E66]-[.D66]&gt;0;[.F65]+[.E66]-[.D66]; [.F65]+[.E66] ); IF([.F65]-[.D66]&gt;0; [.F65]-[.D66]; [.F65]))" office:value-type="float" office:value="16160" calcext:value-type="float">
            <text:p>16160</text:p>
          </table:table-cell>
          <table:table-cell table:formula="of:=IF([.F65]-[.D66]&gt;0; 0; IF([.B66]-[.B65]&lt;&gt;0; IF([.F65]-[.D66]+[.E66]&lt;0; 1; 0); 1))" office:value-type="float" office:value="0" calcext:value-type="float">
            <text:p>0</text:p>
          </table:table-cell>
          <table:table-cell table:formula="of:=IF([.G66]=1; [.D66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date" office:date-value="2021-02-01" calcext:value-type="date">
            <text:p>1.02.2021</text:p>
          </table:table-cell>
          <table:table-cell office:value-type="string" calcext:value-type="string">
            <text:p>Ogrodzieniec</text:p>
          </table:table-cell>
          <table:table-cell office:value-type="float" office:value="6960" calcext:value-type="float">
            <text:p>6960</text:p>
          </table:table-cell>
          <table:table-cell table:formula="of:=IF(OR(WEEKDAY([.B67])=7; WEEKDAY([.B67])=1); 5000; 12000)" office:value-type="float" office:value="12000" calcext:value-type="float">
            <text:p>12000</text:p>
          </table:table-cell>
          <table:table-cell table:formula="of:=IF([.B66]&lt;&gt;[.B67]; IF([.F66]+[.E67]-[.D67]&gt;0;[.F66]+[.E67]-[.D67]; [.F66]+[.E67] ); IF([.F66]-[.D67]&gt;0; [.F66]-[.D67]; [.F66]))" office:value-type="float" office:value="9200" calcext:value-type="float">
            <text:p>9200</text:p>
          </table:table-cell>
          <table:table-cell table:formula="of:=IF([.F66]-[.D67]&gt;0; 0; IF([.B67]-[.B66]&lt;&gt;0; IF([.F66]-[.D67]+[.E67]&lt;0; 1; 0); 1))" office:value-type="float" office:value="0" calcext:value-type="float">
            <text:p>0</text:p>
          </table:table-cell>
          <table:table-cell table:formula="of:=IF([.G67]=1; [.D67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date" office:date-value="2021-02-02" calcext:value-type="date">
            <text:p>2.02.2021</text:p>
          </table:table-cell>
          <table:table-cell office:value-type="string" calcext:value-type="string">
            <text:p>Przemysl</text:p>
          </table:table-cell>
          <table:table-cell office:value-type="float" office:value="2630" calcext:value-type="float">
            <text:p>2630</text:p>
          </table:table-cell>
          <table:table-cell table:formula="of:=IF(OR(WEEKDAY([.B68])=7; WEEKDAY([.B68])=1); 5000; 12000)" office:value-type="float" office:value="12000" calcext:value-type="float">
            <text:p>12000</text:p>
          </table:table-cell>
          <table:table-cell table:formula="of:=IF([.B67]&lt;&gt;[.B68]; IF([.F67]+[.E68]-[.D68]&gt;0;[.F67]+[.E68]-[.D68]; [.F67]+[.E68] ); IF([.F67]-[.D68]&gt;0; [.F67]-[.D68]; [.F67]))" office:value-type="float" office:value="18570" calcext:value-type="float">
            <text:p>18570</text:p>
          </table:table-cell>
          <table:table-cell table:formula="of:=IF([.F67]-[.D68]&gt;0; 0; IF([.B68]-[.B67]&lt;&gt;0; IF([.F67]-[.D68]+[.E68]&lt;0; 1; 0); 1))" office:value-type="float" office:value="0" calcext:value-type="float">
            <text:p>0</text:p>
          </table:table-cell>
          <table:table-cell table:formula="of:=IF([.G68]=1; [.D68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date" office:date-value="2021-02-03" calcext:value-type="date">
            <text:p>3.02.2021</text:p>
          </table:table-cell>
          <table:table-cell office:value-type="string" calcext:value-type="string">
            <text:p>Gniezno</text:p>
          </table:table-cell>
          <table:table-cell office:value-type="float" office:value="9250" calcext:value-type="float">
            <text:p>9250</text:p>
          </table:table-cell>
          <table:table-cell table:formula="of:=IF(OR(WEEKDAY([.B69])=7; WEEKDAY([.B69])=1); 5000; 12000)" office:value-type="float" office:value="12000" calcext:value-type="float">
            <text:p>12000</text:p>
          </table:table-cell>
          <table:table-cell table:formula="of:=IF([.B68]&lt;&gt;[.B69]; IF([.F68]+[.E69]-[.D69]&gt;0;[.F68]+[.E69]-[.D69]; [.F68]+[.E69] ); IF([.F68]-[.D69]&gt;0; [.F68]-[.D69]; [.F68]))" office:value-type="float" office:value="21320" calcext:value-type="float">
            <text:p>21320</text:p>
          </table:table-cell>
          <table:table-cell table:formula="of:=IF([.F68]-[.D69]&gt;0; 0; IF([.B69]-[.B68]&lt;&gt;0; IF([.F68]-[.D69]+[.E69]&lt;0; 1; 0); 1))" office:value-type="float" office:value="0" calcext:value-type="float">
            <text:p>0</text:p>
          </table:table-cell>
          <table:table-cell table:formula="of:=IF([.G69]=1; [.D69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date" office:date-value="2021-02-03" calcext:value-type="date">
            <text:p>3.02.2021</text:p>
          </table:table-cell>
          <table:table-cell office:value-type="string" calcext:value-type="string">
            <text:p>Przemysl</text:p>
          </table:table-cell>
          <table:table-cell office:value-type="float" office:value="6540" calcext:value-type="float">
            <text:p>6540</text:p>
          </table:table-cell>
          <table:table-cell table:formula="of:=IF(OR(WEEKDAY([.B70])=7; WEEKDAY([.B70])=1); 5000; 12000)" office:value-type="float" office:value="12000" calcext:value-type="float">
            <text:p>12000</text:p>
          </table:table-cell>
          <table:table-cell table:formula="of:=IF([.B69]&lt;&gt;[.B70]; IF([.F69]+[.E70]-[.D70]&gt;0;[.F69]+[.E70]-[.D70]; [.F69]+[.E70] ); IF([.F69]-[.D70]&gt;0; [.F69]-[.D70]; [.F69]))" office:value-type="float" office:value="14780" calcext:value-type="float">
            <text:p>14780</text:p>
          </table:table-cell>
          <table:table-cell table:formula="of:=IF([.F69]-[.D70]&gt;0; 0; IF([.B70]-[.B69]&lt;&gt;0; IF([.F69]-[.D70]+[.E70]&lt;0; 1; 0); 1))" office:value-type="float" office:value="0" calcext:value-type="float">
            <text:p>0</text:p>
          </table:table-cell>
          <table:table-cell table:formula="of:=IF([.G70]=1; [.D70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date" office:date-value="2021-02-04" calcext:value-type="date">
            <text:p>4.02.2021</text:p>
          </table:table-cell>
          <table:table-cell office:value-type="string" calcext:value-type="string">
            <text:p>Malbork</text:p>
          </table:table-cell>
          <table:table-cell office:value-type="float" office:value="8470" calcext:value-type="float">
            <text:p>8470</text:p>
          </table:table-cell>
          <table:table-cell table:formula="of:=IF(OR(WEEKDAY([.B71])=7; WEEKDAY([.B71])=1); 5000; 12000)" office:value-type="float" office:value="12000" calcext:value-type="float">
            <text:p>12000</text:p>
          </table:table-cell>
          <table:table-cell table:formula="of:=IF([.B70]&lt;&gt;[.B71]; IF([.F70]+[.E71]-[.D71]&gt;0;[.F70]+[.E71]-[.D71]; [.F70]+[.E71] ); IF([.F70]-[.D71]&gt;0; [.F70]-[.D71]; [.F70]))" office:value-type="float" office:value="18310" calcext:value-type="float">
            <text:p>18310</text:p>
          </table:table-cell>
          <table:table-cell table:formula="of:=IF([.F70]-[.D71]&gt;0; 0; IF([.B71]-[.B70]&lt;&gt;0; IF([.F70]-[.D71]+[.E71]&lt;0; 1; 0); 1))" office:value-type="float" office:value="0" calcext:value-type="float">
            <text:p>0</text:p>
          </table:table-cell>
          <table:table-cell table:formula="of:=IF([.G71]=1; [.D71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date" office:date-value="2021-02-04" calcext:value-type="date">
            <text:p>4.02.2021</text:p>
          </table:table-cell>
          <table:table-cell office:value-type="string" calcext:value-type="string">
            <text:p>Ogrodzieniec</text:p>
          </table:table-cell>
          <table:table-cell office:value-type="float" office:value="7770" calcext:value-type="float">
            <text:p>7770</text:p>
          </table:table-cell>
          <table:table-cell table:formula="of:=IF(OR(WEEKDAY([.B72])=7; WEEKDAY([.B72])=1); 5000; 12000)" office:value-type="float" office:value="12000" calcext:value-type="float">
            <text:p>12000</text:p>
          </table:table-cell>
          <table:table-cell table:formula="of:=IF([.B71]&lt;&gt;[.B72]; IF([.F71]+[.E72]-[.D72]&gt;0;[.F71]+[.E72]-[.D72]; [.F71]+[.E72] ); IF([.F71]-[.D72]&gt;0; [.F71]-[.D72]; [.F71]))" office:value-type="float" office:value="10540" calcext:value-type="float">
            <text:p>10540</text:p>
          </table:table-cell>
          <table:table-cell table:formula="of:=IF([.F71]-[.D72]&gt;0; 0; IF([.B72]-[.B71]&lt;&gt;0; IF([.F71]-[.D72]+[.E72]&lt;0; 1; 0); 1))" office:value-type="float" office:value="0" calcext:value-type="float">
            <text:p>0</text:p>
          </table:table-cell>
          <table:table-cell table:formula="of:=IF([.G72]=1; [.D72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21-02-04" calcext:value-type="date">
            <text:p>4.02.2021</text:p>
          </table:table-cell>
          <table:table-cell office:value-type="string" calcext:value-type="string">
            <text:p>Przemysl</text:p>
          </table:table-cell>
          <table:table-cell office:value-type="float" office:value="6270" calcext:value-type="float">
            <text:p>6270</text:p>
          </table:table-cell>
          <table:table-cell table:formula="of:=IF(OR(WEEKDAY([.B73])=7; WEEKDAY([.B73])=1); 5000; 12000)" office:value-type="float" office:value="12000" calcext:value-type="float">
            <text:p>12000</text:p>
          </table:table-cell>
          <table:table-cell table:formula="of:=IF([.B72]&lt;&gt;[.B73]; IF([.F72]+[.E73]-[.D73]&gt;0;[.F72]+[.E73]-[.D73]; [.F72]+[.E73] ); IF([.F72]-[.D73]&gt;0; [.F72]-[.D73]; [.F72]))" office:value-type="float" office:value="4270" calcext:value-type="float">
            <text:p>4270</text:p>
          </table:table-cell>
          <table:table-cell table:formula="of:=IF([.F72]-[.D73]&gt;0; 0; IF([.B73]-[.B72]&lt;&gt;0; IF([.F72]-[.D73]+[.E73]&lt;0; 1; 0); 1))" office:value-type="float" office:value="0" calcext:value-type="float">
            <text:p>0</text:p>
          </table:table-cell>
          <table:table-cell table:formula="of:=IF([.G73]=1; [.D73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date" office:date-value="2021-02-05" calcext:value-type="date">
            <text:p>5.02.2021</text:p>
          </table:table-cell>
          <table:table-cell office:value-type="string" calcext:value-type="string">
            <text:p>Gniezno</text:p>
          </table:table-cell>
          <table:table-cell office:value-type="float" office:value="1480" calcext:value-type="float">
            <text:p>1480</text:p>
          </table:table-cell>
          <table:table-cell table:formula="of:=IF(OR(WEEKDAY([.B74])=7; WEEKDAY([.B74])=1); 5000; 12000)" office:value-type="float" office:value="12000" calcext:value-type="float">
            <text:p>12000</text:p>
          </table:table-cell>
          <table:table-cell table:formula="of:=IF([.B73]&lt;&gt;[.B74]; IF([.F73]+[.E74]-[.D74]&gt;0;[.F73]+[.E74]-[.D74]; [.F73]+[.E74] ); IF([.F73]-[.D74]&gt;0; [.F73]-[.D74]; [.F73]))" office:value-type="float" office:value="14790" calcext:value-type="float">
            <text:p>14790</text:p>
          </table:table-cell>
          <table:table-cell table:formula="of:=IF([.F73]-[.D74]&gt;0; 0; IF([.B74]-[.B73]&lt;&gt;0; IF([.F73]-[.D74]+[.E74]&lt;0; 1; 0); 1))" office:value-type="float" office:value="0" calcext:value-type="float">
            <text:p>0</text:p>
          </table:table-cell>
          <table:table-cell table:formula="of:=IF([.G74]=1; [.D74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date" office:date-value="2021-02-06" calcext:value-type="date">
            <text:p>6.02.2021</text:p>
          </table:table-cell>
          <table:table-cell office:value-type="string" calcext:value-type="string">
            <text:p>Ogrodzieniec</text:p>
          </table:table-cell>
          <table:table-cell office:value-type="float" office:value="1820" calcext:value-type="float">
            <text:p>1820</text:p>
          </table:table-cell>
          <table:table-cell table:formula="of:=IF(OR(WEEKDAY([.B75])=7; WEEKDAY([.B75])=1); 5000; 12000)" office:value-type="float" office:value="5000" calcext:value-type="float">
            <text:p>5000</text:p>
          </table:table-cell>
          <table:table-cell table:formula="of:=IF([.B74]&lt;&gt;[.B75]; IF([.F74]+[.E75]-[.D75]&gt;0;[.F74]+[.E75]-[.D75]; [.F74]+[.E75] ); IF([.F74]-[.D75]&gt;0; [.F74]-[.D75]; [.F74]))" office:value-type="float" office:value="17970" calcext:value-type="float">
            <text:p>17970</text:p>
          </table:table-cell>
          <table:table-cell table:formula="of:=IF([.F74]-[.D75]&gt;0; 0; IF([.B75]-[.B74]&lt;&gt;0; IF([.F74]-[.D75]+[.E75]&lt;0; 1; 0); 1))" office:value-type="float" office:value="0" calcext:value-type="float">
            <text:p>0</text:p>
          </table:table-cell>
          <table:table-cell table:formula="of:=IF([.G75]=1; [.D75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date" office:date-value="2021-02-06" calcext:value-type="date">
            <text:p>6.02.2021</text:p>
          </table:table-cell>
          <table:table-cell office:value-type="string" calcext:value-type="string">
            <text:p>Przemysl</text:p>
          </table:table-cell>
          <table:table-cell office:value-type="float" office:value="6460" calcext:value-type="float">
            <text:p>6460</text:p>
          </table:table-cell>
          <table:table-cell table:formula="of:=IF(OR(WEEKDAY([.B76])=7; WEEKDAY([.B76])=1); 5000; 12000)" office:value-type="float" office:value="5000" calcext:value-type="float">
            <text:p>5000</text:p>
          </table:table-cell>
          <table:table-cell table:formula="of:=IF([.B75]&lt;&gt;[.B76]; IF([.F75]+[.E76]-[.D76]&gt;0;[.F75]+[.E76]-[.D76]; [.F75]+[.E76] ); IF([.F75]-[.D76]&gt;0; [.F75]-[.D76]; [.F75]))" office:value-type="float" office:value="11510" calcext:value-type="float">
            <text:p>11510</text:p>
          </table:table-cell>
          <table:table-cell table:formula="of:=IF([.F75]-[.D76]&gt;0; 0; IF([.B76]-[.B75]&lt;&gt;0; IF([.F75]-[.D76]+[.E76]&lt;0; 1; 0); 1))" office:value-type="float" office:value="0" calcext:value-type="float">
            <text:p>0</text:p>
          </table:table-cell>
          <table:table-cell table:formula="of:=IF([.G76]=1; [.D76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date" office:date-value="2021-02-07" calcext:value-type="date">
            <text:p>7.02.2021</text:p>
          </table:table-cell>
          <table:table-cell office:value-type="string" calcext:value-type="string">
            <text:p>Ogrodzieniec</text:p>
          </table:table-cell>
          <table:table-cell office:value-type="float" office:value="5920" calcext:value-type="float">
            <text:p>5920</text:p>
          </table:table-cell>
          <table:table-cell table:formula="of:=IF(OR(WEEKDAY([.B77])=7; WEEKDAY([.B77])=1); 5000; 12000)" office:value-type="float" office:value="5000" calcext:value-type="float">
            <text:p>5000</text:p>
          </table:table-cell>
          <table:table-cell table:formula="of:=IF([.B76]&lt;&gt;[.B77]; IF([.F76]+[.E77]-[.D77]&gt;0;[.F76]+[.E77]-[.D77]; [.F76]+[.E77] ); IF([.F76]-[.D77]&gt;0; [.F76]-[.D77]; [.F76]))" office:value-type="float" office:value="10590" calcext:value-type="float">
            <text:p>10590</text:p>
          </table:table-cell>
          <table:table-cell table:formula="of:=IF([.F76]-[.D77]&gt;0; 0; IF([.B77]-[.B76]&lt;&gt;0; IF([.F76]-[.D77]+[.E77]&lt;0; 1; 0); 1))" office:value-type="float" office:value="0" calcext:value-type="float">
            <text:p>0</text:p>
          </table:table-cell>
          <table:table-cell table:formula="of:=IF([.G77]=1; [.D77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date" office:date-value="2021-02-07" calcext:value-type="date">
            <text:p>7.02.2021</text:p>
          </table:table-cell>
          <table:table-cell office:value-type="string" calcext:value-type="string">
            <text:p>Malbork</text:p>
          </table:table-cell>
          <table:table-cell office:value-type="float" office:value="8900" calcext:value-type="float">
            <text:p>8900</text:p>
          </table:table-cell>
          <table:table-cell table:formula="of:=IF(OR(WEEKDAY([.B78])=7; WEEKDAY([.B78])=1); 5000; 12000)" office:value-type="float" office:value="5000" calcext:value-type="float">
            <text:p>5000</text:p>
          </table:table-cell>
          <table:table-cell table:formula="of:=IF([.B77]&lt;&gt;[.B78]; IF([.F77]+[.E78]-[.D78]&gt;0;[.F77]+[.E78]-[.D78]; [.F77]+[.E78] ); IF([.F77]-[.D78]&gt;0; [.F77]-[.D78]; [.F77]))" office:value-type="float" office:value="1690" calcext:value-type="float">
            <text:p>1690</text:p>
          </table:table-cell>
          <table:table-cell table:formula="of:=IF([.F77]-[.D78]&gt;0; 0; IF([.B78]-[.B77]&lt;&gt;0; IF([.F77]-[.D78]+[.E78]&lt;0; 1; 0); 1))" office:value-type="float" office:value="0" calcext:value-type="float">
            <text:p>0</text:p>
          </table:table-cell>
          <table:table-cell table:formula="of:=IF([.G78]=1; [.D78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date" office:date-value="2021-02-08" calcext:value-type="date">
            <text:p>8.02.2021</text:p>
          </table:table-cell>
          <table:table-cell office:value-type="string" calcext:value-type="string">
            <text:p>Malbork</text:p>
          </table:table-cell>
          <table:table-cell office:value-type="float" office:value="7370" calcext:value-type="float">
            <text:p>7370</text:p>
          </table:table-cell>
          <table:table-cell table:formula="of:=IF(OR(WEEKDAY([.B79])=7; WEEKDAY([.B79])=1); 5000; 12000)" office:value-type="float" office:value="12000" calcext:value-type="float">
            <text:p>12000</text:p>
          </table:table-cell>
          <table:table-cell table:formula="of:=IF([.B78]&lt;&gt;[.B79]; IF([.F78]+[.E79]-[.D79]&gt;0;[.F78]+[.E79]-[.D79]; [.F78]+[.E79] ); IF([.F78]-[.D79]&gt;0; [.F78]-[.D79]; [.F78]))" office:value-type="float" office:value="6320" calcext:value-type="float">
            <text:p>6320</text:p>
          </table:table-cell>
          <table:table-cell table:formula="of:=IF([.F78]-[.D79]&gt;0; 0; IF([.B79]-[.B78]&lt;&gt;0; IF([.F78]-[.D79]+[.E79]&lt;0; 1; 0); 1))" office:value-type="float" office:value="0" calcext:value-type="float">
            <text:p>0</text:p>
          </table:table-cell>
          <table:table-cell table:formula="of:=IF([.G79]=1; [.D79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date" office:date-value="2021-02-08" calcext:value-type="date">
            <text:p>8.02.2021</text:p>
          </table:table-cell>
          <table:table-cell office:value-type="string" calcext:value-type="string">
            <text:p>Ogrodzieniec</text:p>
          </table:table-cell>
          <table:table-cell office:value-type="float" office:value="1970" calcext:value-type="float">
            <text:p>1970</text:p>
          </table:table-cell>
          <table:table-cell table:formula="of:=IF(OR(WEEKDAY([.B80])=7; WEEKDAY([.B80])=1); 5000; 12000)" office:value-type="float" office:value="12000" calcext:value-type="float">
            <text:p>12000</text:p>
          </table:table-cell>
          <table:table-cell table:formula="of:=IF([.B79]&lt;&gt;[.B80]; IF([.F79]+[.E80]-[.D80]&gt;0;[.F79]+[.E80]-[.D80]; [.F79]+[.E80] ); IF([.F79]-[.D80]&gt;0; [.F79]-[.D80]; [.F79]))" office:value-type="float" office:value="4350" calcext:value-type="float">
            <text:p>4350</text:p>
          </table:table-cell>
          <table:table-cell table:formula="of:=IF([.F79]-[.D80]&gt;0; 0; IF([.B80]-[.B79]&lt;&gt;0; IF([.F79]-[.D80]+[.E80]&lt;0; 1; 0); 1))" office:value-type="float" office:value="0" calcext:value-type="float">
            <text:p>0</text:p>
          </table:table-cell>
          <table:table-cell table:formula="of:=IF([.G80]=1; [.D80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date" office:date-value="2021-02-09" calcext:value-type="date">
            <text:p>9.02.2021</text:p>
          </table:table-cell>
          <table:table-cell office:value-type="string" calcext:value-type="string">
            <text:p>Malbork</text:p>
          </table:table-cell>
          <table:table-cell office:value-type="float" office:value="7030" calcext:value-type="float">
            <text:p>7030</text:p>
          </table:table-cell>
          <table:table-cell table:formula="of:=IF(OR(WEEKDAY([.B81])=7; WEEKDAY([.B81])=1); 5000; 12000)" office:value-type="float" office:value="12000" calcext:value-type="float">
            <text:p>12000</text:p>
          </table:table-cell>
          <table:table-cell table:formula="of:=IF([.B80]&lt;&gt;[.B81]; IF([.F80]+[.E81]-[.D81]&gt;0;[.F80]+[.E81]-[.D81]; [.F80]+[.E81] ); IF([.F80]-[.D81]&gt;0; [.F80]-[.D81]; [.F80]))" office:value-type="float" office:value="9320" calcext:value-type="float">
            <text:p>9320</text:p>
          </table:table-cell>
          <table:table-cell table:formula="of:=IF([.F80]-[.D81]&gt;0; 0; IF([.B81]-[.B80]&lt;&gt;0; IF([.F80]-[.D81]+[.E81]&lt;0; 1; 0); 1))" office:value-type="float" office:value="0" calcext:value-type="float">
            <text:p>0</text:p>
          </table:table-cell>
          <table:table-cell table:formula="of:=IF([.G81]=1; [.D81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date" office:date-value="2021-02-10" calcext:value-type="date">
            <text:p>10.02.2021</text:p>
          </table:table-cell>
          <table:table-cell office:value-type="string" calcext:value-type="string">
            <text:p>Malbork</text:p>
          </table:table-cell>
          <table:table-cell office:value-type="float" office:value="1000" calcext:value-type="float">
            <text:p>1000</text:p>
          </table:table-cell>
          <table:table-cell table:formula="of:=IF(OR(WEEKDAY([.B82])=7; WEEKDAY([.B82])=1); 5000; 12000)" office:value-type="float" office:value="12000" calcext:value-type="float">
            <text:p>12000</text:p>
          </table:table-cell>
          <table:table-cell table:formula="of:=IF([.B81]&lt;&gt;[.B82]; IF([.F81]+[.E82]-[.D82]&gt;0;[.F81]+[.E82]-[.D82]; [.F81]+[.E82] ); IF([.F81]-[.D82]&gt;0; [.F81]-[.D82]; [.F81]))" office:value-type="float" office:value="20320" calcext:value-type="float">
            <text:p>20320</text:p>
          </table:table-cell>
          <table:table-cell table:formula="of:=IF([.F81]-[.D82]&gt;0; 0; IF([.B82]-[.B81]&lt;&gt;0; IF([.F81]-[.D82]+[.E82]&lt;0; 1; 0); 1))" office:value-type="float" office:value="0" calcext:value-type="float">
            <text:p>0</text:p>
          </table:table-cell>
          <table:table-cell table:formula="of:=IF([.G82]=1; [.D82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date" office:date-value="2021-02-10" calcext:value-type="date">
            <text:p>10.02.2021</text:p>
          </table:table-cell>
          <table:table-cell office:value-type="string" calcext:value-type="string">
            <text:p>Ogrodzieniec</text:p>
          </table:table-cell>
          <table:table-cell office:value-type="float" office:value="2620" calcext:value-type="float">
            <text:p>2620</text:p>
          </table:table-cell>
          <table:table-cell table:formula="of:=IF(OR(WEEKDAY([.B83])=7; WEEKDAY([.B83])=1); 5000; 12000)" office:value-type="float" office:value="12000" calcext:value-type="float">
            <text:p>12000</text:p>
          </table:table-cell>
          <table:table-cell table:formula="of:=IF([.B82]&lt;&gt;[.B83]; IF([.F82]+[.E83]-[.D83]&gt;0;[.F82]+[.E83]-[.D83]; [.F82]+[.E83] ); IF([.F82]-[.D83]&gt;0; [.F82]-[.D83]; [.F82]))" office:value-type="float" office:value="17700" calcext:value-type="float">
            <text:p>17700</text:p>
          </table:table-cell>
          <table:table-cell table:formula="of:=IF([.F82]-[.D83]&gt;0; 0; IF([.B83]-[.B82]&lt;&gt;0; IF([.F82]-[.D83]+[.E83]&lt;0; 1; 0); 1))" office:value-type="float" office:value="0" calcext:value-type="float">
            <text:p>0</text:p>
          </table:table-cell>
          <table:table-cell table:formula="of:=IF([.G83]=1; [.D83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date" office:date-value="2021-02-11" calcext:value-type="date">
            <text:p>11.02.2021</text:p>
          </table:table-cell>
          <table:table-cell office:value-type="string" calcext:value-type="string">
            <text:p>Malbork</text:p>
          </table:table-cell>
          <table:table-cell office:value-type="float" office:value="9440" calcext:value-type="float">
            <text:p>9440</text:p>
          </table:table-cell>
          <table:table-cell table:formula="of:=IF(OR(WEEKDAY([.B84])=7; WEEKDAY([.B84])=1); 5000; 12000)" office:value-type="float" office:value="12000" calcext:value-type="float">
            <text:p>12000</text:p>
          </table:table-cell>
          <table:table-cell table:formula="of:=IF([.B83]&lt;&gt;[.B84]; IF([.F83]+[.E84]-[.D84]&gt;0;[.F83]+[.E84]-[.D84]; [.F83]+[.E84] ); IF([.F83]-[.D84]&gt;0; [.F83]-[.D84]; [.F83]))" office:value-type="float" office:value="20260" calcext:value-type="float">
            <text:p>20260</text:p>
          </table:table-cell>
          <table:table-cell table:formula="of:=IF([.F83]-[.D84]&gt;0; 0; IF([.B84]-[.B83]&lt;&gt;0; IF([.F83]-[.D84]+[.E84]&lt;0; 1; 0); 1))" office:value-type="float" office:value="0" calcext:value-type="float">
            <text:p>0</text:p>
          </table:table-cell>
          <table:table-cell table:formula="of:=IF([.G84]=1; [.D84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date" office:date-value="2021-02-11" calcext:value-type="date">
            <text:p>11.02.2021</text:p>
          </table:table-cell>
          <table:table-cell office:value-type="string" calcext:value-type="string">
            <text:p>Przemysl</text:p>
          </table:table-cell>
          <table:table-cell office:value-type="float" office:value="8020" calcext:value-type="float">
            <text:p>8020</text:p>
          </table:table-cell>
          <table:table-cell table:formula="of:=IF(OR(WEEKDAY([.B85])=7; WEEKDAY([.B85])=1); 5000; 12000)" office:value-type="float" office:value="12000" calcext:value-type="float">
            <text:p>12000</text:p>
          </table:table-cell>
          <table:table-cell table:formula="of:=IF([.B84]&lt;&gt;[.B85]; IF([.F84]+[.E85]-[.D85]&gt;0;[.F84]+[.E85]-[.D85]; [.F84]+[.E85] ); IF([.F84]-[.D85]&gt;0; [.F84]-[.D85]; [.F84]))" office:value-type="float" office:value="12240" calcext:value-type="float">
            <text:p>12240</text:p>
          </table:table-cell>
          <table:table-cell table:formula="of:=IF([.F84]-[.D85]&gt;0; 0; IF([.B85]-[.B84]&lt;&gt;0; IF([.F84]-[.D85]+[.E85]&lt;0; 1; 0); 1))" office:value-type="float" office:value="0" calcext:value-type="float">
            <text:p>0</text:p>
          </table:table-cell>
          <table:table-cell table:formula="of:=IF([.G85]=1; [.D85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date" office:date-value="2021-02-11" calcext:value-type="date">
            <text:p>11.02.2021</text:p>
          </table:table-cell>
          <table:table-cell office:value-type="string" calcext:value-type="string">
            <text:p>Gniezno</text:p>
          </table:table-cell>
          <table:table-cell office:value-type="float" office:value="5820" calcext:value-type="float">
            <text:p>5820</text:p>
          </table:table-cell>
          <table:table-cell table:formula="of:=IF(OR(WEEKDAY([.B86])=7; WEEKDAY([.B86])=1); 5000; 12000)" office:value-type="float" office:value="12000" calcext:value-type="float">
            <text:p>12000</text:p>
          </table:table-cell>
          <table:table-cell table:formula="of:=IF([.B85]&lt;&gt;[.B86]; IF([.F85]+[.E86]-[.D86]&gt;0;[.F85]+[.E86]-[.D86]; [.F85]+[.E86] ); IF([.F85]-[.D86]&gt;0; [.F85]-[.D86]; [.F85]))" office:value-type="float" office:value="6420" calcext:value-type="float">
            <text:p>6420</text:p>
          </table:table-cell>
          <table:table-cell table:formula="of:=IF([.F85]-[.D86]&gt;0; 0; IF([.B86]-[.B85]&lt;&gt;0; IF([.F85]-[.D86]+[.E86]&lt;0; 1; 0); 1))" office:value-type="float" office:value="0" calcext:value-type="float">
            <text:p>0</text:p>
          </table:table-cell>
          <table:table-cell table:formula="of:=IF([.G86]=1; [.D86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date" office:date-value="2021-02-12" calcext:value-type="date">
            <text:p>12.02.2021</text:p>
          </table:table-cell>
          <table:table-cell office:value-type="string" calcext:value-type="string">
            <text:p>Malbork</text:p>
          </table:table-cell>
          <table:table-cell office:value-type="float" office:value="4850" calcext:value-type="float">
            <text:p>4850</text:p>
          </table:table-cell>
          <table:table-cell table:formula="of:=IF(OR(WEEKDAY([.B87])=7; WEEKDAY([.B87])=1); 5000; 12000)" office:value-type="float" office:value="12000" calcext:value-type="float">
            <text:p>12000</text:p>
          </table:table-cell>
          <table:table-cell table:formula="of:=IF([.B86]&lt;&gt;[.B87]; IF([.F86]+[.E87]-[.D87]&gt;0;[.F86]+[.E87]-[.D87]; [.F86]+[.E87] ); IF([.F86]-[.D87]&gt;0; [.F86]-[.D87]; [.F86]))" office:value-type="float" office:value="13570" calcext:value-type="float">
            <text:p>13570</text:p>
          </table:table-cell>
          <table:table-cell table:formula="of:=IF([.F86]-[.D87]&gt;0; 0; IF([.B87]-[.B86]&lt;&gt;0; IF([.F86]-[.D87]+[.E87]&lt;0; 1; 0); 1))" office:value-type="float" office:value="0" calcext:value-type="float">
            <text:p>0</text:p>
          </table:table-cell>
          <table:table-cell table:formula="of:=IF([.G87]=1; [.D87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date" office:date-value="2021-02-12" calcext:value-type="date">
            <text:p>12.02.2021</text:p>
          </table:table-cell>
          <table:table-cell office:value-type="string" calcext:value-type="string">
            <text:p>Przemysl</text:p>
          </table:table-cell>
          <table:table-cell office:value-type="float" office:value="4910" calcext:value-type="float">
            <text:p>4910</text:p>
          </table:table-cell>
          <table:table-cell table:formula="of:=IF(OR(WEEKDAY([.B88])=7; WEEKDAY([.B88])=1); 5000; 12000)" office:value-type="float" office:value="12000" calcext:value-type="float">
            <text:p>12000</text:p>
          </table:table-cell>
          <table:table-cell table:formula="of:=IF([.B87]&lt;&gt;[.B88]; IF([.F87]+[.E88]-[.D88]&gt;0;[.F87]+[.E88]-[.D88]; [.F87]+[.E88] ); IF([.F87]-[.D88]&gt;0; [.F87]-[.D88]; [.F87]))" office:value-type="float" office:value="8660" calcext:value-type="float">
            <text:p>8660</text:p>
          </table:table-cell>
          <table:table-cell table:formula="of:=IF([.F87]-[.D88]&gt;0; 0; IF([.B88]-[.B87]&lt;&gt;0; IF([.F87]-[.D88]+[.E88]&lt;0; 1; 0); 1))" office:value-type="float" office:value="0" calcext:value-type="float">
            <text:p>0</text:p>
          </table:table-cell>
          <table:table-cell table:formula="of:=IF([.G88]=1; [.D88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date" office:date-value="2021-02-13" calcext:value-type="date">
            <text:p>13.02.2021</text:p>
          </table:table-cell>
          <table:table-cell office:value-type="string" calcext:value-type="string">
            <text:p>Przemysl</text:p>
          </table:table-cell>
          <table:table-cell office:value-type="float" office:value="5690" calcext:value-type="float">
            <text:p>5690</text:p>
          </table:table-cell>
          <table:table-cell table:formula="of:=IF(OR(WEEKDAY([.B89])=7; WEEKDAY([.B89])=1); 5000; 12000)" office:value-type="float" office:value="5000" calcext:value-type="float">
            <text:p>5000</text:p>
          </table:table-cell>
          <table:table-cell table:formula="of:=IF([.B88]&lt;&gt;[.B89]; IF([.F88]+[.E89]-[.D89]&gt;0;[.F88]+[.E89]-[.D89]; [.F88]+[.E89] ); IF([.F88]-[.D89]&gt;0; [.F88]-[.D89]; [.F88]))" office:value-type="float" office:value="7970" calcext:value-type="float">
            <text:p>7970</text:p>
          </table:table-cell>
          <table:table-cell table:formula="of:=IF([.F88]-[.D89]&gt;0; 0; IF([.B89]-[.B88]&lt;&gt;0; IF([.F88]-[.D89]+[.E89]&lt;0; 1; 0); 1))" office:value-type="float" office:value="0" calcext:value-type="float">
            <text:p>0</text:p>
          </table:table-cell>
          <table:table-cell table:formula="of:=IF([.G89]=1; [.D89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date" office:date-value="2021-02-13" calcext:value-type="date">
            <text:p>13.02.2021</text:p>
          </table:table-cell>
          <table:table-cell office:value-type="string" calcext:value-type="string">
            <text:p>Ogrodzieniec</text:p>
          </table:table-cell>
          <table:table-cell office:value-type="float" office:value="1870" calcext:value-type="float">
            <text:p>1870</text:p>
          </table:table-cell>
          <table:table-cell table:formula="of:=IF(OR(WEEKDAY([.B90])=7; WEEKDAY([.B90])=1); 5000; 12000)" office:value-type="float" office:value="5000" calcext:value-type="float">
            <text:p>5000</text:p>
          </table:table-cell>
          <table:table-cell table:formula="of:=IF([.B89]&lt;&gt;[.B90]; IF([.F89]+[.E90]-[.D90]&gt;0;[.F89]+[.E90]-[.D90]; [.F89]+[.E90] ); IF([.F89]-[.D90]&gt;0; [.F89]-[.D90]; [.F89]))" office:value-type="float" office:value="6100" calcext:value-type="float">
            <text:p>6100</text:p>
          </table:table-cell>
          <table:table-cell table:formula="of:=IF([.F89]-[.D90]&gt;0; 0; IF([.B90]-[.B89]&lt;&gt;0; IF([.F89]-[.D90]+[.E90]&lt;0; 1; 0); 1))" office:value-type="float" office:value="0" calcext:value-type="float">
            <text:p>0</text:p>
          </table:table-cell>
          <table:table-cell table:formula="of:=IF([.G90]=1; [.D90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date" office:date-value="2021-02-14" calcext:value-type="date">
            <text:p>14.02.2021</text:p>
          </table:table-cell>
          <table:table-cell office:value-type="string" calcext:value-type="string">
            <text:p>Przemysl</text:p>
          </table:table-cell>
          <table:table-cell office:value-type="float" office:value="1800" calcext:value-type="float">
            <text:p>1800</text:p>
          </table:table-cell>
          <table:table-cell table:formula="of:=IF(OR(WEEKDAY([.B91])=7; WEEKDAY([.B91])=1); 5000; 12000)" office:value-type="float" office:value="5000" calcext:value-type="float">
            <text:p>5000</text:p>
          </table:table-cell>
          <table:table-cell table:formula="of:=IF([.B90]&lt;&gt;[.B91]; IF([.F90]+[.E91]-[.D91]&gt;0;[.F90]+[.E91]-[.D91]; [.F90]+[.E91] ); IF([.F90]-[.D91]&gt;0; [.F90]-[.D91]; [.F90]))" office:value-type="float" office:value="9300" calcext:value-type="float">
            <text:p>9300</text:p>
          </table:table-cell>
          <table:table-cell table:formula="of:=IF([.F90]-[.D91]&gt;0; 0; IF([.B91]-[.B90]&lt;&gt;0; IF([.F90]-[.D91]+[.E91]&lt;0; 1; 0); 1))" office:value-type="float" office:value="0" calcext:value-type="float">
            <text:p>0</text:p>
          </table:table-cell>
          <table:table-cell table:formula="of:=IF([.G91]=1; [.D91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date" office:date-value="2021-02-14" calcext:value-type="date">
            <text:p>14.02.2021</text:p>
          </table:table-cell>
          <table:table-cell office:value-type="string" calcext:value-type="string">
            <text:p>Gniezno</text:p>
          </table:table-cell>
          <table:table-cell office:value-type="float" office:value="4150" calcext:value-type="float">
            <text:p>4150</text:p>
          </table:table-cell>
          <table:table-cell table:formula="of:=IF(OR(WEEKDAY([.B92])=7; WEEKDAY([.B92])=1); 5000; 12000)" office:value-type="float" office:value="5000" calcext:value-type="float">
            <text:p>5000</text:p>
          </table:table-cell>
          <table:table-cell table:formula="of:=IF([.B91]&lt;&gt;[.B92]; IF([.F91]+[.E92]-[.D92]&gt;0;[.F91]+[.E92]-[.D92]; [.F91]+[.E92] ); IF([.F91]-[.D92]&gt;0; [.F91]-[.D92]; [.F91]))" office:value-type="float" office:value="5150" calcext:value-type="float">
            <text:p>5150</text:p>
          </table:table-cell>
          <table:table-cell table:formula="of:=IF([.F91]-[.D92]&gt;0; 0; IF([.B92]-[.B91]&lt;&gt;0; IF([.F91]-[.D92]+[.E92]&lt;0; 1; 0); 1))" office:value-type="float" office:value="0" calcext:value-type="float">
            <text:p>0</text:p>
          </table:table-cell>
          <table:table-cell table:formula="of:=IF([.G92]=1; [.D92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date" office:date-value="2021-02-15" calcext:value-type="date">
            <text:p>15.02.2021</text:p>
          </table:table-cell>
          <table:table-cell office:value-type="string" calcext:value-type="string">
            <text:p>Ogrodzieniec</text:p>
          </table:table-cell>
          <table:table-cell office:value-type="float" office:value="3780" calcext:value-type="float">
            <text:p>3780</text:p>
          </table:table-cell>
          <table:table-cell table:formula="of:=IF(OR(WEEKDAY([.B93])=7; WEEKDAY([.B93])=1); 5000; 12000)" office:value-type="float" office:value="12000" calcext:value-type="float">
            <text:p>12000</text:p>
          </table:table-cell>
          <table:table-cell table:formula="of:=IF([.B92]&lt;&gt;[.B93]; IF([.F92]+[.E93]-[.D93]&gt;0;[.F92]+[.E93]-[.D93]; [.F92]+[.E93] ); IF([.F92]-[.D93]&gt;0; [.F92]-[.D93]; [.F92]))" office:value-type="float" office:value="13370" calcext:value-type="float">
            <text:p>13370</text:p>
          </table:table-cell>
          <table:table-cell table:formula="of:=IF([.F92]-[.D93]&gt;0; 0; IF([.B93]-[.B92]&lt;&gt;0; IF([.F92]-[.D93]+[.E93]&lt;0; 1; 0); 1))" office:value-type="float" office:value="0" calcext:value-type="float">
            <text:p>0</text:p>
          </table:table-cell>
          <table:table-cell table:formula="of:=IF([.G93]=1; [.D93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date" office:date-value="2021-02-16" calcext:value-type="date">
            <text:p>16.02.2021</text:p>
          </table:table-cell>
          <table:table-cell office:value-type="string" calcext:value-type="string">
            <text:p>Malbork</text:p>
          </table:table-cell>
          <table:table-cell office:value-type="float" office:value="3330" calcext:value-type="float">
            <text:p>3330</text:p>
          </table:table-cell>
          <table:table-cell table:formula="of:=IF(OR(WEEKDAY([.B94])=7; WEEKDAY([.B94])=1); 5000; 12000)" office:value-type="float" office:value="12000" calcext:value-type="float">
            <text:p>12000</text:p>
          </table:table-cell>
          <table:table-cell table:formula="of:=IF([.B93]&lt;&gt;[.B94]; IF([.F93]+[.E94]-[.D94]&gt;0;[.F93]+[.E94]-[.D94]; [.F93]+[.E94] ); IF([.F93]-[.D94]&gt;0; [.F93]-[.D94]; [.F93]))" office:value-type="float" office:value="22040" calcext:value-type="float">
            <text:p>22040</text:p>
          </table:table-cell>
          <table:table-cell table:formula="of:=IF([.F93]-[.D94]&gt;0; 0; IF([.B94]-[.B93]&lt;&gt;0; IF([.F93]-[.D94]+[.E94]&lt;0; 1; 0); 1))" office:value-type="float" office:value="0" calcext:value-type="float">
            <text:p>0</text:p>
          </table:table-cell>
          <table:table-cell table:formula="of:=IF([.G94]=1; [.D94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date" office:date-value="2021-02-16" calcext:value-type="date">
            <text:p>16.02.2021</text:p>
          </table:table-cell>
          <table:table-cell office:value-type="string" calcext:value-type="string">
            <text:p>Ogrodzieniec</text:p>
          </table:table-cell>
          <table:table-cell office:value-type="float" office:value="1570" calcext:value-type="float">
            <text:p>1570</text:p>
          </table:table-cell>
          <table:table-cell table:formula="of:=IF(OR(WEEKDAY([.B95])=7; WEEKDAY([.B95])=1); 5000; 12000)" office:value-type="float" office:value="12000" calcext:value-type="float">
            <text:p>12000</text:p>
          </table:table-cell>
          <table:table-cell table:formula="of:=IF([.B94]&lt;&gt;[.B95]; IF([.F94]+[.E95]-[.D95]&gt;0;[.F94]+[.E95]-[.D95]; [.F94]+[.E95] ); IF([.F94]-[.D95]&gt;0; [.F94]-[.D95]; [.F94]))" office:value-type="float" office:value="20470" calcext:value-type="float">
            <text:p>20470</text:p>
          </table:table-cell>
          <table:table-cell table:formula="of:=IF([.F94]-[.D95]&gt;0; 0; IF([.B95]-[.B94]&lt;&gt;0; IF([.F94]-[.D95]+[.E95]&lt;0; 1; 0); 1))" office:value-type="float" office:value="0" calcext:value-type="float">
            <text:p>0</text:p>
          </table:table-cell>
          <table:table-cell table:formula="of:=IF([.G95]=1; [.D95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date" office:date-value="2021-02-16" calcext:value-type="date">
            <text:p>16.02.2021</text:p>
          </table:table-cell>
          <table:table-cell office:value-type="string" calcext:value-type="string">
            <text:p>Gniezno</text:p>
          </table:table-cell>
          <table:table-cell office:value-type="float" office:value="1590" calcext:value-type="float">
            <text:p>1590</text:p>
          </table:table-cell>
          <table:table-cell table:formula="of:=IF(OR(WEEKDAY([.B96])=7; WEEKDAY([.B96])=1); 5000; 12000)" office:value-type="float" office:value="12000" calcext:value-type="float">
            <text:p>12000</text:p>
          </table:table-cell>
          <table:table-cell table:formula="of:=IF([.B95]&lt;&gt;[.B96]; IF([.F95]+[.E96]-[.D96]&gt;0;[.F95]+[.E96]-[.D96]; [.F95]+[.E96] ); IF([.F95]-[.D96]&gt;0; [.F95]-[.D96]; [.F95]))" office:value-type="float" office:value="18880" calcext:value-type="float">
            <text:p>18880</text:p>
          </table:table-cell>
          <table:table-cell table:formula="of:=IF([.F95]-[.D96]&gt;0; 0; IF([.B96]-[.B95]&lt;&gt;0; IF([.F95]-[.D96]+[.E96]&lt;0; 1; 0); 1))" office:value-type="float" office:value="0" calcext:value-type="float">
            <text:p>0</text:p>
          </table:table-cell>
          <table:table-cell table:formula="of:=IF([.G96]=1; [.D96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date" office:date-value="2021-02-17" calcext:value-type="date">
            <text:p>17.02.2021</text:p>
          </table:table-cell>
          <table:table-cell office:value-type="string" calcext:value-type="string">
            <text:p>Przemysl</text:p>
          </table:table-cell>
          <table:table-cell office:value-type="float" office:value="7240" calcext:value-type="float">
            <text:p>7240</text:p>
          </table:table-cell>
          <table:table-cell table:formula="of:=IF(OR(WEEKDAY([.B97])=7; WEEKDAY([.B97])=1); 5000; 12000)" office:value-type="float" office:value="12000" calcext:value-type="float">
            <text:p>12000</text:p>
          </table:table-cell>
          <table:table-cell table:formula="of:=IF([.B96]&lt;&gt;[.B97]; IF([.F96]+[.E97]-[.D97]&gt;0;[.F96]+[.E97]-[.D97]; [.F96]+[.E97] ); IF([.F96]-[.D97]&gt;0; [.F96]-[.D97]; [.F96]))" office:value-type="float" office:value="23640" calcext:value-type="float">
            <text:p>23640</text:p>
          </table:table-cell>
          <table:table-cell table:formula="of:=IF([.F96]-[.D97]&gt;0; 0; IF([.B97]-[.B96]&lt;&gt;0; IF([.F96]-[.D97]+[.E97]&lt;0; 1; 0); 1))" office:value-type="float" office:value="0" calcext:value-type="float">
            <text:p>0</text:p>
          </table:table-cell>
          <table:table-cell table:formula="of:=IF([.G97]=1; [.D97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date" office:date-value="2021-02-17" calcext:value-type="date">
            <text:p>17.02.2021</text:p>
          </table:table-cell>
          <table:table-cell office:value-type="string" calcext:value-type="string">
            <text:p>Ogrodzieniec</text:p>
          </table:table-cell>
          <table:table-cell office:value-type="float" office:value="9690" calcext:value-type="float">
            <text:p>9690</text:p>
          </table:table-cell>
          <table:table-cell table:formula="of:=IF(OR(WEEKDAY([.B98])=7; WEEKDAY([.B98])=1); 5000; 12000)" office:value-type="float" office:value="12000" calcext:value-type="float">
            <text:p>12000</text:p>
          </table:table-cell>
          <table:table-cell table:formula="of:=IF([.B97]&lt;&gt;[.B98]; IF([.F97]+[.E98]-[.D98]&gt;0;[.F97]+[.E98]-[.D98]; [.F97]+[.E98] ); IF([.F97]-[.D98]&gt;0; [.F97]-[.D98]; [.F97]))" office:value-type="float" office:value="13950" calcext:value-type="float">
            <text:p>13950</text:p>
          </table:table-cell>
          <table:table-cell table:formula="of:=IF([.F97]-[.D98]&gt;0; 0; IF([.B98]-[.B97]&lt;&gt;0; IF([.F97]-[.D98]+[.E98]&lt;0; 1; 0); 1))" office:value-type="float" office:value="0" calcext:value-type="float">
            <text:p>0</text:p>
          </table:table-cell>
          <table:table-cell table:formula="of:=IF([.G98]=1; [.D98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date" office:date-value="2021-02-17" calcext:value-type="date">
            <text:p>17.02.2021</text:p>
          </table:table-cell>
          <table:table-cell office:value-type="string" calcext:value-type="string">
            <text:p>Malbork</text:p>
          </table:table-cell>
          <table:table-cell office:value-type="float" office:value="5600" calcext:value-type="float">
            <text:p>5600</text:p>
          </table:table-cell>
          <table:table-cell table:formula="of:=IF(OR(WEEKDAY([.B99])=7; WEEKDAY([.B99])=1); 5000; 12000)" office:value-type="float" office:value="12000" calcext:value-type="float">
            <text:p>12000</text:p>
          </table:table-cell>
          <table:table-cell table:formula="of:=IF([.B98]&lt;&gt;[.B99]; IF([.F98]+[.E99]-[.D99]&gt;0;[.F98]+[.E99]-[.D99]; [.F98]+[.E99] ); IF([.F98]-[.D99]&gt;0; [.F98]-[.D99]; [.F98]))" office:value-type="float" office:value="8350" calcext:value-type="float">
            <text:p>8350</text:p>
          </table:table-cell>
          <table:table-cell table:formula="of:=IF([.F98]-[.D99]&gt;0; 0; IF([.B99]-[.B98]&lt;&gt;0; IF([.F98]-[.D99]+[.E99]&lt;0; 1; 0); 1))" office:value-type="float" office:value="0" calcext:value-type="float">
            <text:p>0</text:p>
          </table:table-cell>
          <table:table-cell table:formula="of:=IF([.G99]=1; [.D99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date" office:date-value="2021-02-18" calcext:value-type="date">
            <text:p>18.02.2021</text:p>
          </table:table-cell>
          <table:table-cell office:value-type="string" calcext:value-type="string">
            <text:p>Przemysl</text:p>
          </table:table-cell>
          <table:table-cell office:value-type="float" office:value="1740" calcext:value-type="float">
            <text:p>1740</text:p>
          </table:table-cell>
          <table:table-cell table:formula="of:=IF(OR(WEEKDAY([.B100])=7; WEEKDAY([.B100])=1); 5000; 12000)" office:value-type="float" office:value="12000" calcext:value-type="float">
            <text:p>12000</text:p>
          </table:table-cell>
          <table:table-cell table:formula="of:=IF([.B99]&lt;&gt;[.B100]; IF([.F99]+[.E100]-[.D100]&gt;0;[.F99]+[.E100]-[.D100]; [.F99]+[.E100] ); IF([.F99]-[.D100]&gt;0; [.F99]-[.D100]; [.F99]))" office:value-type="float" office:value="18610" calcext:value-type="float">
            <text:p>18610</text:p>
          </table:table-cell>
          <table:table-cell table:formula="of:=IF([.F99]-[.D100]&gt;0; 0; IF([.B100]-[.B99]&lt;&gt;0; IF([.F99]-[.D100]+[.E100]&lt;0; 1; 0); 1))" office:value-type="float" office:value="0" calcext:value-type="float">
            <text:p>0</text:p>
          </table:table-cell>
          <table:table-cell table:formula="of:=IF([.G100]=1; [.D100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date" office:date-value="2021-02-19" calcext:value-type="date">
            <text:p>19.02.2021</text:p>
          </table:table-cell>
          <table:table-cell office:value-type="string" calcext:value-type="string">
            <text:p>Przemysl</text:p>
          </table:table-cell>
          <table:table-cell office:value-type="float" office:value="5430" calcext:value-type="float">
            <text:p>5430</text:p>
          </table:table-cell>
          <table:table-cell table:formula="of:=IF(OR(WEEKDAY([.B101])=7; WEEKDAY([.B101])=1); 5000; 12000)" office:value-type="float" office:value="12000" calcext:value-type="float">
            <text:p>12000</text:p>
          </table:table-cell>
          <table:table-cell table:formula="of:=IF([.B100]&lt;&gt;[.B101]; IF([.F100]+[.E101]-[.D101]&gt;0;[.F100]+[.E101]-[.D101]; [.F100]+[.E101] ); IF([.F100]-[.D101]&gt;0; [.F100]-[.D101]; [.F100]))" office:value-type="float" office:value="25180" calcext:value-type="float">
            <text:p>25180</text:p>
          </table:table-cell>
          <table:table-cell table:formula="of:=IF([.F100]-[.D101]&gt;0; 0; IF([.B101]-[.B100]&lt;&gt;0; IF([.F100]-[.D101]+[.E101]&lt;0; 1; 0); 1))" office:value-type="float" office:value="0" calcext:value-type="float">
            <text:p>0</text:p>
          </table:table-cell>
          <table:table-cell table:formula="of:=IF([.G101]=1; [.D101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21-02-20" calcext:value-type="date">
            <text:p>20.02.2021</text:p>
          </table:table-cell>
          <table:table-cell office:value-type="string" calcext:value-type="string">
            <text:p>Malbork</text:p>
          </table:table-cell>
          <table:table-cell office:value-type="float" office:value="8190" calcext:value-type="float">
            <text:p>8190</text:p>
          </table:table-cell>
          <table:table-cell table:formula="of:=IF(OR(WEEKDAY([.B102])=7; WEEKDAY([.B102])=1); 5000; 12000)" office:value-type="float" office:value="5000" calcext:value-type="float">
            <text:p>5000</text:p>
          </table:table-cell>
          <table:table-cell table:formula="of:=IF([.B101]&lt;&gt;[.B102]; IF([.F101]+[.E102]-[.D102]&gt;0;[.F101]+[.E102]-[.D102]; [.F101]+[.E102] ); IF([.F101]-[.D102]&gt;0; [.F101]-[.D102]; [.F101]))" office:value-type="float" office:value="21990" calcext:value-type="float">
            <text:p>21990</text:p>
          </table:table-cell>
          <table:table-cell table:formula="of:=IF([.F101]-[.D102]&gt;0; 0; IF([.B102]-[.B101]&lt;&gt;0; IF([.F101]-[.D102]+[.E102]&lt;0; 1; 0); 1))" office:value-type="float" office:value="0" calcext:value-type="float">
            <text:p>0</text:p>
          </table:table-cell>
          <table:table-cell table:formula="of:=IF([.G102]=1; [.D102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date" office:date-value="2021-02-20" calcext:value-type="date">
            <text:p>20.02.2021</text:p>
          </table:table-cell>
          <table:table-cell office:value-type="string" calcext:value-type="string">
            <text:p>Przemysl</text:p>
          </table:table-cell>
          <table:table-cell office:value-type="float" office:value="1470" calcext:value-type="float">
            <text:p>1470</text:p>
          </table:table-cell>
          <table:table-cell table:formula="of:=IF(OR(WEEKDAY([.B103])=7; WEEKDAY([.B103])=1); 5000; 12000)" office:value-type="float" office:value="5000" calcext:value-type="float">
            <text:p>5000</text:p>
          </table:table-cell>
          <table:table-cell table:formula="of:=IF([.B102]&lt;&gt;[.B103]; IF([.F102]+[.E103]-[.D103]&gt;0;[.F102]+[.E103]-[.D103]; [.F102]+[.E103] ); IF([.F102]-[.D103]&gt;0; [.F102]-[.D103]; [.F102]))" office:value-type="float" office:value="20520" calcext:value-type="float">
            <text:p>20520</text:p>
          </table:table-cell>
          <table:table-cell table:formula="of:=IF([.F102]-[.D103]&gt;0; 0; IF([.B103]-[.B102]&lt;&gt;0; IF([.F102]-[.D103]+[.E103]&lt;0; 1; 0); 1))" office:value-type="float" office:value="0" calcext:value-type="float">
            <text:p>0</text:p>
          </table:table-cell>
          <table:table-cell table:formula="of:=IF([.G103]=1; [.D103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date" office:date-value="2021-02-21" calcext:value-type="date">
            <text:p>21.02.2021</text:p>
          </table:table-cell>
          <table:table-cell office:value-type="string" calcext:value-type="string">
            <text:p>Gniezno</text:p>
          </table:table-cell>
          <table:table-cell office:value-type="float" office:value="1620" calcext:value-type="float">
            <text:p>1620</text:p>
          </table:table-cell>
          <table:table-cell table:formula="of:=IF(OR(WEEKDAY([.B104])=7; WEEKDAY([.B104])=1); 5000; 12000)" office:value-type="float" office:value="5000" calcext:value-type="float">
            <text:p>5000</text:p>
          </table:table-cell>
          <table:table-cell table:formula="of:=IF([.B103]&lt;&gt;[.B104]; IF([.F103]+[.E104]-[.D104]&gt;0;[.F103]+[.E104]-[.D104]; [.F103]+[.E104] ); IF([.F103]-[.D104]&gt;0; [.F103]-[.D104]; [.F103]))" office:value-type="float" office:value="23900" calcext:value-type="float">
            <text:p>23900</text:p>
          </table:table-cell>
          <table:table-cell table:formula="of:=IF([.F103]-[.D104]&gt;0; 0; IF([.B104]-[.B103]&lt;&gt;0; IF([.F103]-[.D104]+[.E104]&lt;0; 1; 0); 1))" office:value-type="float" office:value="0" calcext:value-type="float">
            <text:p>0</text:p>
          </table:table-cell>
          <table:table-cell table:formula="of:=IF([.G104]=1; [.D104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date" office:date-value="2021-02-21" calcext:value-type="date">
            <text:p>21.02.2021</text:p>
          </table:table-cell>
          <table:table-cell office:value-type="string" calcext:value-type="string">
            <text:p>Ogrodzieniec</text:p>
          </table:table-cell>
          <table:table-cell office:value-type="float" office:value="6700" calcext:value-type="float">
            <text:p>6700</text:p>
          </table:table-cell>
          <table:table-cell table:formula="of:=IF(OR(WEEKDAY([.B105])=7; WEEKDAY([.B105])=1); 5000; 12000)" office:value-type="float" office:value="5000" calcext:value-type="float">
            <text:p>5000</text:p>
          </table:table-cell>
          <table:table-cell table:formula="of:=IF([.B104]&lt;&gt;[.B105]; IF([.F104]+[.E105]-[.D105]&gt;0;[.F104]+[.E105]-[.D105]; [.F104]+[.E105] ); IF([.F104]-[.D105]&gt;0; [.F104]-[.D105]; [.F104]))" office:value-type="float" office:value="17200" calcext:value-type="float">
            <text:p>17200</text:p>
          </table:table-cell>
          <table:table-cell table:formula="of:=IF([.F104]-[.D105]&gt;0; 0; IF([.B105]-[.B104]&lt;&gt;0; IF([.F104]-[.D105]+[.E105]&lt;0; 1; 0); 1))" office:value-type="float" office:value="0" calcext:value-type="float">
            <text:p>0</text:p>
          </table:table-cell>
          <table:table-cell table:formula="of:=IF([.G105]=1; [.D105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date" office:date-value="2021-02-22" calcext:value-type="date">
            <text:p>22.02.2021</text:p>
          </table:table-cell>
          <table:table-cell office:value-type="string" calcext:value-type="string">
            <text:p>Ogrodzieniec</text:p>
          </table:table-cell>
          <table:table-cell office:value-type="float" office:value="5570" calcext:value-type="float">
            <text:p>5570</text:p>
          </table:table-cell>
          <table:table-cell table:formula="of:=IF(OR(WEEKDAY([.B106])=7; WEEKDAY([.B106])=1); 5000; 12000)" office:value-type="float" office:value="12000" calcext:value-type="float">
            <text:p>12000</text:p>
          </table:table-cell>
          <table:table-cell table:formula="of:=IF([.B105]&lt;&gt;[.B106]; IF([.F105]+[.E106]-[.D106]&gt;0;[.F105]+[.E106]-[.D106]; [.F105]+[.E106] ); IF([.F105]-[.D106]&gt;0; [.F105]-[.D106]; [.F105]))" office:value-type="float" office:value="23630" calcext:value-type="float">
            <text:p>23630</text:p>
          </table:table-cell>
          <table:table-cell table:formula="of:=IF([.F105]-[.D106]&gt;0; 0; IF([.B106]-[.B105]&lt;&gt;0; IF([.F105]-[.D106]+[.E106]&lt;0; 1; 0); 1))" office:value-type="float" office:value="0" calcext:value-type="float">
            <text:p>0</text:p>
          </table:table-cell>
          <table:table-cell table:formula="of:=IF([.G106]=1; [.D106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date" office:date-value="2021-02-22" calcext:value-type="date">
            <text:p>22.02.2021</text:p>
          </table:table-cell>
          <table:table-cell office:value-type="string" calcext:value-type="string">
            <text:p>Malbork</text:p>
          </table:table-cell>
          <table:table-cell office:value-type="float" office:value="4070" calcext:value-type="float">
            <text:p>4070</text:p>
          </table:table-cell>
          <table:table-cell table:formula="of:=IF(OR(WEEKDAY([.B107])=7; WEEKDAY([.B107])=1); 5000; 12000)" office:value-type="float" office:value="12000" calcext:value-type="float">
            <text:p>12000</text:p>
          </table:table-cell>
          <table:table-cell table:formula="of:=IF([.B106]&lt;&gt;[.B107]; IF([.F106]+[.E107]-[.D107]&gt;0;[.F106]+[.E107]-[.D107]; [.F106]+[.E107] ); IF([.F106]-[.D107]&gt;0; [.F106]-[.D107]; [.F106]))" office:value-type="float" office:value="19560" calcext:value-type="float">
            <text:p>19560</text:p>
          </table:table-cell>
          <table:table-cell table:formula="of:=IF([.F106]-[.D107]&gt;0; 0; IF([.B107]-[.B106]&lt;&gt;0; IF([.F106]-[.D107]+[.E107]&lt;0; 1; 0); 1))" office:value-type="float" office:value="0" calcext:value-type="float">
            <text:p>0</text:p>
          </table:table-cell>
          <table:table-cell table:formula="of:=IF([.G107]=1; [.D107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date" office:date-value="2021-02-22" calcext:value-type="date">
            <text:p>22.02.2021</text:p>
          </table:table-cell>
          <table:table-cell office:value-type="string" calcext:value-type="string">
            <text:p>Gniezno</text:p>
          </table:table-cell>
          <table:table-cell office:value-type="float" office:value="6500" calcext:value-type="float">
            <text:p>6500</text:p>
          </table:table-cell>
          <table:table-cell table:formula="of:=IF(OR(WEEKDAY([.B108])=7; WEEKDAY([.B108])=1); 5000; 12000)" office:value-type="float" office:value="12000" calcext:value-type="float">
            <text:p>12000</text:p>
          </table:table-cell>
          <table:table-cell table:formula="of:=IF([.B107]&lt;&gt;[.B108]; IF([.F107]+[.E108]-[.D108]&gt;0;[.F107]+[.E108]-[.D108]; [.F107]+[.E108] ); IF([.F107]-[.D108]&gt;0; [.F107]-[.D108]; [.F107]))" office:value-type="float" office:value="13060" calcext:value-type="float">
            <text:p>13060</text:p>
          </table:table-cell>
          <table:table-cell table:formula="of:=IF([.F107]-[.D108]&gt;0; 0; IF([.B108]-[.B107]&lt;&gt;0; IF([.F107]-[.D108]+[.E108]&lt;0; 1; 0); 1))" office:value-type="float" office:value="0" calcext:value-type="float">
            <text:p>0</text:p>
          </table:table-cell>
          <table:table-cell table:formula="of:=IF([.G108]=1; [.D108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date" office:date-value="2021-02-23" calcext:value-type="date">
            <text:p>23.02.2021</text:p>
          </table:table-cell>
          <table:table-cell office:value-type="string" calcext:value-type="string">
            <text:p>Gniezno</text:p>
          </table:table-cell>
          <table:table-cell office:value-type="float" office:value="6050" calcext:value-type="float">
            <text:p>6050</text:p>
          </table:table-cell>
          <table:table-cell table:formula="of:=IF(OR(WEEKDAY([.B109])=7; WEEKDAY([.B109])=1); 5000; 12000)" office:value-type="float" office:value="12000" calcext:value-type="float">
            <text:p>12000</text:p>
          </table:table-cell>
          <table:table-cell table:formula="of:=IF([.B108]&lt;&gt;[.B109]; IF([.F108]+[.E109]-[.D109]&gt;0;[.F108]+[.E109]-[.D109]; [.F108]+[.E109] ); IF([.F108]-[.D109]&gt;0; [.F108]-[.D109]; [.F108]))" office:value-type="float" office:value="19010" calcext:value-type="float">
            <text:p>19010</text:p>
          </table:table-cell>
          <table:table-cell table:formula="of:=IF([.F108]-[.D109]&gt;0; 0; IF([.B109]-[.B108]&lt;&gt;0; IF([.F108]-[.D109]+[.E109]&lt;0; 1; 0); 1))" office:value-type="float" office:value="0" calcext:value-type="float">
            <text:p>0</text:p>
          </table:table-cell>
          <table:table-cell table:formula="of:=IF([.G109]=1; [.D109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date" office:date-value="2021-02-23" calcext:value-type="date">
            <text:p>23.02.2021</text:p>
          </table:table-cell>
          <table:table-cell office:value-type="string" calcext:value-type="string">
            <text:p>Przemysl</text:p>
          </table:table-cell>
          <table:table-cell office:value-type="float" office:value="6880" calcext:value-type="float">
            <text:p>6880</text:p>
          </table:table-cell>
          <table:table-cell table:formula="of:=IF(OR(WEEKDAY([.B110])=7; WEEKDAY([.B110])=1); 5000; 12000)" office:value-type="float" office:value="12000" calcext:value-type="float">
            <text:p>12000</text:p>
          </table:table-cell>
          <table:table-cell table:formula="of:=IF([.B109]&lt;&gt;[.B110]; IF([.F109]+[.E110]-[.D110]&gt;0;[.F109]+[.E110]-[.D110]; [.F109]+[.E110] ); IF([.F109]-[.D110]&gt;0; [.F109]-[.D110]; [.F109]))" office:value-type="float" office:value="12130" calcext:value-type="float">
            <text:p>12130</text:p>
          </table:table-cell>
          <table:table-cell table:formula="of:=IF([.F109]-[.D110]&gt;0; 0; IF([.B110]-[.B109]&lt;&gt;0; IF([.F109]-[.D110]+[.E110]&lt;0; 1; 0); 1))" office:value-type="float" office:value="0" calcext:value-type="float">
            <text:p>0</text:p>
          </table:table-cell>
          <table:table-cell table:formula="of:=IF([.G110]=1; [.D110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date" office:date-value="2021-02-24" calcext:value-type="date">
            <text:p>24.02.2021</text:p>
          </table:table-cell>
          <table:table-cell office:value-type="string" calcext:value-type="string">
            <text:p>Przemysl</text:p>
          </table:table-cell>
          <table:table-cell office:value-type="float" office:value="3790" calcext:value-type="float">
            <text:p>3790</text:p>
          </table:table-cell>
          <table:table-cell table:formula="of:=IF(OR(WEEKDAY([.B111])=7; WEEKDAY([.B111])=1); 5000; 12000)" office:value-type="float" office:value="12000" calcext:value-type="float">
            <text:p>12000</text:p>
          </table:table-cell>
          <table:table-cell table:formula="of:=IF([.B110]&lt;&gt;[.B111]; IF([.F110]+[.E111]-[.D111]&gt;0;[.F110]+[.E111]-[.D111]; [.F110]+[.E111] ); IF([.F110]-[.D111]&gt;0; [.F110]-[.D111]; [.F110]))" office:value-type="float" office:value="20340" calcext:value-type="float">
            <text:p>20340</text:p>
          </table:table-cell>
          <table:table-cell table:formula="of:=IF([.F110]-[.D111]&gt;0; 0; IF([.B111]-[.B110]&lt;&gt;0; IF([.F110]-[.D111]+[.E111]&lt;0; 1; 0); 1))" office:value-type="float" office:value="0" calcext:value-type="float">
            <text:p>0</text:p>
          </table:table-cell>
          <table:table-cell table:formula="of:=IF([.G111]=1; [.D111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date" office:date-value="2021-02-25" calcext:value-type="date">
            <text:p>25.02.2021</text:p>
          </table:table-cell>
          <table:table-cell office:value-type="string" calcext:value-type="string">
            <text:p>Przemysl</text:p>
          </table:table-cell>
          <table:table-cell office:value-type="float" office:value="4560" calcext:value-type="float">
            <text:p>4560</text:p>
          </table:table-cell>
          <table:table-cell table:formula="of:=IF(OR(WEEKDAY([.B112])=7; WEEKDAY([.B112])=1); 5000; 12000)" office:value-type="float" office:value="12000" calcext:value-type="float">
            <text:p>12000</text:p>
          </table:table-cell>
          <table:table-cell table:formula="of:=IF([.B111]&lt;&gt;[.B112]; IF([.F111]+[.E112]-[.D112]&gt;0;[.F111]+[.E112]-[.D112]; [.F111]+[.E112] ); IF([.F111]-[.D112]&gt;0; [.F111]-[.D112]; [.F111]))" office:value-type="float" office:value="27780" calcext:value-type="float">
            <text:p>27780</text:p>
          </table:table-cell>
          <table:table-cell table:formula="of:=IF([.F111]-[.D112]&gt;0; 0; IF([.B112]-[.B111]&lt;&gt;0; IF([.F111]-[.D112]+[.E112]&lt;0; 1; 0); 1))" office:value-type="float" office:value="0" calcext:value-type="float">
            <text:p>0</text:p>
          </table:table-cell>
          <table:table-cell table:formula="of:=IF([.G112]=1; [.D112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date" office:date-value="2021-02-25" calcext:value-type="date">
            <text:p>25.02.2021</text:p>
          </table:table-cell>
          <table:table-cell office:value-type="string" calcext:value-type="string">
            <text:p>Gniezno</text:p>
          </table:table-cell>
          <table:table-cell office:value-type="float" office:value="3910" calcext:value-type="float">
            <text:p>3910</text:p>
          </table:table-cell>
          <table:table-cell table:formula="of:=IF(OR(WEEKDAY([.B113])=7; WEEKDAY([.B113])=1); 5000; 12000)" office:value-type="float" office:value="12000" calcext:value-type="float">
            <text:p>12000</text:p>
          </table:table-cell>
          <table:table-cell table:formula="of:=IF([.B112]&lt;&gt;[.B113]; IF([.F112]+[.E113]-[.D113]&gt;0;[.F112]+[.E113]-[.D113]; [.F112]+[.E113] ); IF([.F112]-[.D113]&gt;0; [.F112]-[.D113]; [.F112]))" office:value-type="float" office:value="23870" calcext:value-type="float">
            <text:p>23870</text:p>
          </table:table-cell>
          <table:table-cell table:formula="of:=IF([.F112]-[.D113]&gt;0; 0; IF([.B113]-[.B112]&lt;&gt;0; IF([.F112]-[.D113]+[.E113]&lt;0; 1; 0); 1))" office:value-type="float" office:value="0" calcext:value-type="float">
            <text:p>0</text:p>
          </table:table-cell>
          <table:table-cell table:formula="of:=IF([.G113]=1; [.D113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date" office:date-value="2021-02-25" calcext:value-type="date">
            <text:p>25.02.2021</text:p>
          </table:table-cell>
          <table:table-cell office:value-type="string" calcext:value-type="string">
            <text:p>Ogrodzieniec</text:p>
          </table:table-cell>
          <table:table-cell office:value-type="float" office:value="5060" calcext:value-type="float">
            <text:p>5060</text:p>
          </table:table-cell>
          <table:table-cell table:formula="of:=IF(OR(WEEKDAY([.B114])=7; WEEKDAY([.B114])=1); 5000; 12000)" office:value-type="float" office:value="12000" calcext:value-type="float">
            <text:p>12000</text:p>
          </table:table-cell>
          <table:table-cell table:formula="of:=IF([.B113]&lt;&gt;[.B114]; IF([.F113]+[.E114]-[.D114]&gt;0;[.F113]+[.E114]-[.D114]; [.F113]+[.E114] ); IF([.F113]-[.D114]&gt;0; [.F113]-[.D114]; [.F113]))" office:value-type="float" office:value="18810" calcext:value-type="float">
            <text:p>18810</text:p>
          </table:table-cell>
          <table:table-cell table:formula="of:=IF([.F113]-[.D114]&gt;0; 0; IF([.B114]-[.B113]&lt;&gt;0; IF([.F113]-[.D114]+[.E114]&lt;0; 1; 0); 1))" office:value-type="float" office:value="0" calcext:value-type="float">
            <text:p>0</text:p>
          </table:table-cell>
          <table:table-cell table:formula="of:=IF([.G114]=1; [.D114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date" office:date-value="2021-02-26" calcext:value-type="date">
            <text:p>26.02.2021</text:p>
          </table:table-cell>
          <table:table-cell office:value-type="string" calcext:value-type="string">
            <text:p>Malbork</text:p>
          </table:table-cell>
          <table:table-cell office:value-type="float" office:value="9440" calcext:value-type="float">
            <text:p>9440</text:p>
          </table:table-cell>
          <table:table-cell table:formula="of:=IF(OR(WEEKDAY([.B115])=7; WEEKDAY([.B115])=1); 5000; 12000)" office:value-type="float" office:value="12000" calcext:value-type="float">
            <text:p>12000</text:p>
          </table:table-cell>
          <table:table-cell table:formula="of:=IF([.B114]&lt;&gt;[.B115]; IF([.F114]+[.E115]-[.D115]&gt;0;[.F114]+[.E115]-[.D115]; [.F114]+[.E115] ); IF([.F114]-[.D115]&gt;0; [.F114]-[.D115]; [.F114]))" office:value-type="float" office:value="21370" calcext:value-type="float">
            <text:p>21370</text:p>
          </table:table-cell>
          <table:table-cell table:formula="of:=IF([.F114]-[.D115]&gt;0; 0; IF([.B115]-[.B114]&lt;&gt;0; IF([.F114]-[.D115]+[.E115]&lt;0; 1; 0); 1))" office:value-type="float" office:value="0" calcext:value-type="float">
            <text:p>0</text:p>
          </table:table-cell>
          <table:table-cell table:formula="of:=IF([.G115]=1; [.D115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date" office:date-value="2021-02-26" calcext:value-type="date">
            <text:p>26.02.2021</text:p>
          </table:table-cell>
          <table:table-cell office:value-type="string" calcext:value-type="string">
            <text:p>Ogrodzieniec</text:p>
          </table:table-cell>
          <table:table-cell office:value-type="float" office:value="5100" calcext:value-type="float">
            <text:p>5100</text:p>
          </table:table-cell>
          <table:table-cell table:formula="of:=IF(OR(WEEKDAY([.B116])=7; WEEKDAY([.B116])=1); 5000; 12000)" office:value-type="float" office:value="12000" calcext:value-type="float">
            <text:p>12000</text:p>
          </table:table-cell>
          <table:table-cell table:formula="of:=IF([.B115]&lt;&gt;[.B116]; IF([.F115]+[.E116]-[.D116]&gt;0;[.F115]+[.E116]-[.D116]; [.F115]+[.E116] ); IF([.F115]-[.D116]&gt;0; [.F115]-[.D116]; [.F115]))" office:value-type="float" office:value="16270" calcext:value-type="float">
            <text:p>16270</text:p>
          </table:table-cell>
          <table:table-cell table:formula="of:=IF([.F115]-[.D116]&gt;0; 0; IF([.B116]-[.B115]&lt;&gt;0; IF([.F115]-[.D116]+[.E116]&lt;0; 1; 0); 1))" office:value-type="float" office:value="0" calcext:value-type="float">
            <text:p>0</text:p>
          </table:table-cell>
          <table:table-cell table:formula="of:=IF([.G116]=1; [.D116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date" office:date-value="2021-02-27" calcext:value-type="date">
            <text:p>27.02.2021</text:p>
          </table:table-cell>
          <table:table-cell office:value-type="string" calcext:value-type="string">
            <text:p>Przemysl</text:p>
          </table:table-cell>
          <table:table-cell office:value-type="float" office:value="4360" calcext:value-type="float">
            <text:p>4360</text:p>
          </table:table-cell>
          <table:table-cell table:formula="of:=IF(OR(WEEKDAY([.B117])=7; WEEKDAY([.B117])=1); 5000; 12000)" office:value-type="float" office:value="5000" calcext:value-type="float">
            <text:p>5000</text:p>
          </table:table-cell>
          <table:table-cell table:formula="of:=IF([.B116]&lt;&gt;[.B117]; IF([.F116]+[.E117]-[.D117]&gt;0;[.F116]+[.E117]-[.D117]; [.F116]+[.E117] ); IF([.F116]-[.D117]&gt;0; [.F116]-[.D117]; [.F116]))" office:value-type="float" office:value="16910" calcext:value-type="float">
            <text:p>16910</text:p>
          </table:table-cell>
          <table:table-cell table:formula="of:=IF([.F116]-[.D117]&gt;0; 0; IF([.B117]-[.B116]&lt;&gt;0; IF([.F116]-[.D117]+[.E117]&lt;0; 1; 0); 1))" office:value-type="float" office:value="0" calcext:value-type="float">
            <text:p>0</text:p>
          </table:table-cell>
          <table:table-cell table:formula="of:=IF([.G117]=1; [.D117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date" office:date-value="2021-02-27" calcext:value-type="date">
            <text:p>27.02.2021</text:p>
          </table:table-cell>
          <table:table-cell office:value-type="string" calcext:value-type="string">
            <text:p>Gniezno</text:p>
          </table:table-cell>
          <table:table-cell office:value-type="float" office:value="6220" calcext:value-type="float">
            <text:p>6220</text:p>
          </table:table-cell>
          <table:table-cell table:formula="of:=IF(OR(WEEKDAY([.B118])=7; WEEKDAY([.B118])=1); 5000; 12000)" office:value-type="float" office:value="5000" calcext:value-type="float">
            <text:p>5000</text:p>
          </table:table-cell>
          <table:table-cell table:formula="of:=IF([.B117]&lt;&gt;[.B118]; IF([.F117]+[.E118]-[.D118]&gt;0;[.F117]+[.E118]-[.D118]; [.F117]+[.E118] ); IF([.F117]-[.D118]&gt;0; [.F117]-[.D118]; [.F117]))" office:value-type="float" office:value="10690" calcext:value-type="float">
            <text:p>10690</text:p>
          </table:table-cell>
          <table:table-cell table:formula="of:=IF([.F117]-[.D118]&gt;0; 0; IF([.B118]-[.B117]&lt;&gt;0; IF([.F117]-[.D118]+[.E118]&lt;0; 1; 0); 1))" office:value-type="float" office:value="0" calcext:value-type="float">
            <text:p>0</text:p>
          </table:table-cell>
          <table:table-cell table:formula="of:=IF([.G118]=1; [.D118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date" office:date-value="2021-02-28" calcext:value-type="date">
            <text:p>28.02.2021</text:p>
          </table:table-cell>
          <table:table-cell office:value-type="string" calcext:value-type="string">
            <text:p>Ogrodzieniec</text:p>
          </table:table-cell>
          <table:table-cell office:value-type="float" office:value="4290" calcext:value-type="float">
            <text:p>4290</text:p>
          </table:table-cell>
          <table:table-cell table:formula="of:=IF(OR(WEEKDAY([.B119])=7; WEEKDAY([.B119])=1); 5000; 12000)" office:value-type="float" office:value="5000" calcext:value-type="float">
            <text:p>5000</text:p>
          </table:table-cell>
          <table:table-cell table:formula="of:=IF([.B118]&lt;&gt;[.B119]; IF([.F118]+[.E119]-[.D119]&gt;0;[.F118]+[.E119]-[.D119]; [.F118]+[.E119] ); IF([.F118]-[.D119]&gt;0; [.F118]-[.D119]; [.F118]))" office:value-type="float" office:value="11400" calcext:value-type="float">
            <text:p>11400</text:p>
          </table:table-cell>
          <table:table-cell table:formula="of:=IF([.F118]-[.D119]&gt;0; 0; IF([.B119]-[.B118]&lt;&gt;0; IF([.F118]-[.D119]+[.E119]&lt;0; 1; 0); 1))" office:value-type="float" office:value="0" calcext:value-type="float">
            <text:p>0</text:p>
          </table:table-cell>
          <table:table-cell table:formula="of:=IF([.G119]=1; [.D119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date" office:date-value="2021-02-28" calcext:value-type="date">
            <text:p>28.02.2021</text:p>
          </table:table-cell>
          <table:table-cell office:value-type="string" calcext:value-type="string">
            <text:p>Gniezno</text:p>
          </table:table-cell>
          <table:table-cell office:value-type="float" office:value="1260" calcext:value-type="float">
            <text:p>1260</text:p>
          </table:table-cell>
          <table:table-cell table:formula="of:=IF(OR(WEEKDAY([.B120])=7; WEEKDAY([.B120])=1); 5000; 12000)" office:value-type="float" office:value="5000" calcext:value-type="float">
            <text:p>5000</text:p>
          </table:table-cell>
          <table:table-cell table:formula="of:=IF([.B119]&lt;&gt;[.B120]; IF([.F119]+[.E120]-[.D120]&gt;0;[.F119]+[.E120]-[.D120]; [.F119]+[.E120] ); IF([.F119]-[.D120]&gt;0; [.F119]-[.D120]; [.F119]))" office:value-type="float" office:value="10140" calcext:value-type="float">
            <text:p>10140</text:p>
          </table:table-cell>
          <table:table-cell table:formula="of:=IF([.F119]-[.D120]&gt;0; 0; IF([.B120]-[.B119]&lt;&gt;0; IF([.F119]-[.D120]+[.E120]&lt;0; 1; 0); 1))" office:value-type="float" office:value="0" calcext:value-type="float">
            <text:p>0</text:p>
          </table:table-cell>
          <table:table-cell table:formula="of:=IF([.G120]=1; [.D120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date" office:date-value="2021-03-01" calcext:value-type="date">
            <text:p>1.03.2021</text:p>
          </table:table-cell>
          <table:table-cell office:value-type="string" calcext:value-type="string">
            <text:p>Przemysl</text:p>
          </table:table-cell>
          <table:table-cell office:value-type="float" office:value="9520" calcext:value-type="float">
            <text:p>9520</text:p>
          </table:table-cell>
          <table:table-cell table:formula="of:=IF(OR(WEEKDAY([.B121])=7; WEEKDAY([.B121])=1); 5000; 12000)" office:value-type="float" office:value="12000" calcext:value-type="float">
            <text:p>12000</text:p>
          </table:table-cell>
          <table:table-cell table:formula="of:=IF([.B120]&lt;&gt;[.B121]; IF([.F120]+[.E121]-[.D121]&gt;0;[.F120]+[.E121]-[.D121]; [.F120]+[.E121] ); IF([.F120]-[.D121]&gt;0; [.F120]-[.D121]; [.F120]))" office:value-type="float" office:value="12620" calcext:value-type="float">
            <text:p>12620</text:p>
          </table:table-cell>
          <table:table-cell table:formula="of:=IF([.F120]-[.D121]&gt;0; 0; IF([.B121]-[.B120]&lt;&gt;0; IF([.F120]-[.D121]+[.E121]&lt;0; 1; 0); 1))" office:value-type="float" office:value="0" calcext:value-type="float">
            <text:p>0</text:p>
          </table:table-cell>
          <table:table-cell table:formula="of:=IF([.G121]=1; [.D121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date" office:date-value="2021-03-01" calcext:value-type="date">
            <text:p>1.03.2021</text:p>
          </table:table-cell>
          <table:table-cell office:value-type="string" calcext:value-type="string">
            <text:p>Ogrodzieniec</text:p>
          </table:table-cell>
          <table:table-cell office:value-type="float" office:value="8650" calcext:value-type="float">
            <text:p>8650</text:p>
          </table:table-cell>
          <table:table-cell table:formula="of:=IF(OR(WEEKDAY([.B122])=7; WEEKDAY([.B122])=1); 5000; 12000)" office:value-type="float" office:value="12000" calcext:value-type="float">
            <text:p>12000</text:p>
          </table:table-cell>
          <table:table-cell table:formula="of:=IF([.B121]&lt;&gt;[.B122]; IF([.F121]+[.E122]-[.D122]&gt;0;[.F121]+[.E122]-[.D122]; [.F121]+[.E122] ); IF([.F121]-[.D122]&gt;0; [.F121]-[.D122]; [.F121]))" office:value-type="float" office:value="3970" calcext:value-type="float">
            <text:p>3970</text:p>
          </table:table-cell>
          <table:table-cell table:formula="of:=IF([.F121]-[.D122]&gt;0; 0; IF([.B122]-[.B121]&lt;&gt;0; IF([.F121]-[.D122]+[.E122]&lt;0; 1; 0); 1))" office:value-type="float" office:value="0" calcext:value-type="float">
            <text:p>0</text:p>
          </table:table-cell>
          <table:table-cell table:formula="of:=IF([.G122]=1; [.D122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date" office:date-value="2021-03-02" calcext:value-type="date">
            <text:p>2.03.2021</text:p>
          </table:table-cell>
          <table:table-cell office:value-type="string" calcext:value-type="string">
            <text:p>Gniezno</text:p>
          </table:table-cell>
          <table:table-cell office:value-type="float" office:value="9080" calcext:value-type="float">
            <text:p>9080</text:p>
          </table:table-cell>
          <table:table-cell table:formula="of:=IF(OR(WEEKDAY([.B123])=7; WEEKDAY([.B123])=1); 5000; 12000)" office:value-type="float" office:value="12000" calcext:value-type="float">
            <text:p>12000</text:p>
          </table:table-cell>
          <table:table-cell table:formula="of:=IF([.B122]&lt;&gt;[.B123]; IF([.F122]+[.E123]-[.D123]&gt;0;[.F122]+[.E123]-[.D123]; [.F122]+[.E123] ); IF([.F122]-[.D123]&gt;0; [.F122]-[.D123]; [.F122]))" office:value-type="float" office:value="6890" calcext:value-type="float">
            <text:p>6890</text:p>
          </table:table-cell>
          <table:table-cell table:formula="of:=IF([.F122]-[.D123]&gt;0; 0; IF([.B123]-[.B122]&lt;&gt;0; IF([.F122]-[.D123]+[.E123]&lt;0; 1; 0); 1))" office:value-type="float" office:value="0" calcext:value-type="float">
            <text:p>0</text:p>
          </table:table-cell>
          <table:table-cell table:formula="of:=IF([.G123]=1; [.D123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date" office:date-value="2021-03-02" calcext:value-type="date">
            <text:p>2.03.2021</text:p>
          </table:table-cell>
          <table:table-cell office:value-type="string" calcext:value-type="string">
            <text:p>Przemysl</text:p>
          </table:table-cell>
          <table:table-cell office:value-type="float" office:value="1510" calcext:value-type="float">
            <text:p>1510</text:p>
          </table:table-cell>
          <table:table-cell table:formula="of:=IF(OR(WEEKDAY([.B124])=7; WEEKDAY([.B124])=1); 5000; 12000)" office:value-type="float" office:value="12000" calcext:value-type="float">
            <text:p>12000</text:p>
          </table:table-cell>
          <table:table-cell table:formula="of:=IF([.B123]&lt;&gt;[.B124]; IF([.F123]+[.E124]-[.D124]&gt;0;[.F123]+[.E124]-[.D124]; [.F123]+[.E124] ); IF([.F123]-[.D124]&gt;0; [.F123]-[.D124]; [.F123]))" office:value-type="float" office:value="5380" calcext:value-type="float">
            <text:p>5380</text:p>
          </table:table-cell>
          <table:table-cell table:formula="of:=IF([.F123]-[.D124]&gt;0; 0; IF([.B124]-[.B123]&lt;&gt;0; IF([.F123]-[.D124]+[.E124]&lt;0; 1; 0); 1))" office:value-type="float" office:value="0" calcext:value-type="float">
            <text:p>0</text:p>
          </table:table-cell>
          <table:table-cell table:formula="of:=IF([.G124]=1; [.D124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date" office:date-value="2021-03-03" calcext:value-type="date">
            <text:p>3.03.2021</text:p>
          </table:table-cell>
          <table:table-cell office:value-type="string" calcext:value-type="string">
            <text:p>Ogrodzieniec</text:p>
          </table:table-cell>
          <table:table-cell office:value-type="float" office:value="6850" calcext:value-type="float">
            <text:p>6850</text:p>
          </table:table-cell>
          <table:table-cell table:formula="of:=IF(OR(WEEKDAY([.B125])=7; WEEKDAY([.B125])=1); 5000; 12000)" office:value-type="float" office:value="12000" calcext:value-type="float">
            <text:p>12000</text:p>
          </table:table-cell>
          <table:table-cell table:formula="of:=IF([.B124]&lt;&gt;[.B125]; IF([.F124]+[.E125]-[.D125]&gt;0;[.F124]+[.E125]-[.D125]; [.F124]+[.E125] ); IF([.F124]-[.D125]&gt;0; [.F124]-[.D125]; [.F124]))" office:value-type="float" office:value="10530" calcext:value-type="float">
            <text:p>10530</text:p>
          </table:table-cell>
          <table:table-cell table:formula="of:=IF([.F124]-[.D125]&gt;0; 0; IF([.B125]-[.B124]&lt;&gt;0; IF([.F124]-[.D125]+[.E125]&lt;0; 1; 0); 1))" office:value-type="float" office:value="0" calcext:value-type="float">
            <text:p>0</text:p>
          </table:table-cell>
          <table:table-cell table:formula="of:=IF([.G125]=1; [.D125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date" office:date-value="2021-03-04" calcext:value-type="date">
            <text:p>4.03.2021</text:p>
          </table:table-cell>
          <table:table-cell office:value-type="string" calcext:value-type="string">
            <text:p>Ogrodzieniec</text:p>
          </table:table-cell>
          <table:table-cell office:value-type="float" office:value="6210" calcext:value-type="float">
            <text:p>6210</text:p>
          </table:table-cell>
          <table:table-cell table:formula="of:=IF(OR(WEEKDAY([.B126])=7; WEEKDAY([.B126])=1); 5000; 12000)" office:value-type="float" office:value="12000" calcext:value-type="float">
            <text:p>12000</text:p>
          </table:table-cell>
          <table:table-cell table:formula="of:=IF([.B125]&lt;&gt;[.B126]; IF([.F125]+[.E126]-[.D126]&gt;0;[.F125]+[.E126]-[.D126]; [.F125]+[.E126] ); IF([.F125]-[.D126]&gt;0; [.F125]-[.D126]; [.F125]))" office:value-type="float" office:value="16320" calcext:value-type="float">
            <text:p>16320</text:p>
          </table:table-cell>
          <table:table-cell table:formula="of:=IF([.F125]-[.D126]&gt;0; 0; IF([.B126]-[.B125]&lt;&gt;0; IF([.F125]-[.D126]+[.E126]&lt;0; 1; 0); 1))" office:value-type="float" office:value="0" calcext:value-type="float">
            <text:p>0</text:p>
          </table:table-cell>
          <table:table-cell table:formula="of:=IF([.G126]=1; [.D126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date" office:date-value="2021-03-05" calcext:value-type="date">
            <text:p>5.03.2021</text:p>
          </table:table-cell>
          <table:table-cell office:value-type="string" calcext:value-type="string">
            <text:p>Ogrodzieniec</text:p>
          </table:table-cell>
          <table:table-cell office:value-type="float" office:value="3340" calcext:value-type="float">
            <text:p>3340</text:p>
          </table:table-cell>
          <table:table-cell table:formula="of:=IF(OR(WEEKDAY([.B127])=7; WEEKDAY([.B127])=1); 5000; 12000)" office:value-type="float" office:value="12000" calcext:value-type="float">
            <text:p>12000</text:p>
          </table:table-cell>
          <table:table-cell table:formula="of:=IF([.B126]&lt;&gt;[.B127]; IF([.F126]+[.E127]-[.D127]&gt;0;[.F126]+[.E127]-[.D127]; [.F126]+[.E127] ); IF([.F126]-[.D127]&gt;0; [.F126]-[.D127]; [.F126]))" office:value-type="float" office:value="24980" calcext:value-type="float">
            <text:p>24980</text:p>
          </table:table-cell>
          <table:table-cell table:formula="of:=IF([.F126]-[.D127]&gt;0; 0; IF([.B127]-[.B126]&lt;&gt;0; IF([.F126]-[.D127]+[.E127]&lt;0; 1; 0); 1))" office:value-type="float" office:value="0" calcext:value-type="float">
            <text:p>0</text:p>
          </table:table-cell>
          <table:table-cell table:formula="of:=IF([.G127]=1; [.D127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date" office:date-value="2021-03-05" calcext:value-type="date">
            <text:p>5.03.2021</text:p>
          </table:table-cell>
          <table:table-cell office:value-type="string" calcext:value-type="string">
            <text:p>Przemysl</text:p>
          </table:table-cell>
          <table:table-cell office:value-type="float" office:value="3450" calcext:value-type="float">
            <text:p>3450</text:p>
          </table:table-cell>
          <table:table-cell table:formula="of:=IF(OR(WEEKDAY([.B128])=7; WEEKDAY([.B128])=1); 5000; 12000)" office:value-type="float" office:value="12000" calcext:value-type="float">
            <text:p>12000</text:p>
          </table:table-cell>
          <table:table-cell table:formula="of:=IF([.B127]&lt;&gt;[.B128]; IF([.F127]+[.E128]-[.D128]&gt;0;[.F127]+[.E128]-[.D128]; [.F127]+[.E128] ); IF([.F127]-[.D128]&gt;0; [.F127]-[.D128]; [.F127]))" office:value-type="float" office:value="21530" calcext:value-type="float">
            <text:p>21530</text:p>
          </table:table-cell>
          <table:table-cell table:formula="of:=IF([.F127]-[.D128]&gt;0; 0; IF([.B128]-[.B127]&lt;&gt;0; IF([.F127]-[.D128]+[.E128]&lt;0; 1; 0); 1))" office:value-type="float" office:value="0" calcext:value-type="float">
            <text:p>0</text:p>
          </table:table-cell>
          <table:table-cell table:formula="of:=IF([.G128]=1; [.D128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date" office:date-value="2021-03-06" calcext:value-type="date">
            <text:p>6.03.2021</text:p>
          </table:table-cell>
          <table:table-cell office:value-type="string" calcext:value-type="string">
            <text:p>Malbork</text:p>
          </table:table-cell>
          <table:table-cell office:value-type="float" office:value="3270" calcext:value-type="float">
            <text:p>3270</text:p>
          </table:table-cell>
          <table:table-cell table:formula="of:=IF(OR(WEEKDAY([.B129])=7; WEEKDAY([.B129])=1); 5000; 12000)" office:value-type="float" office:value="5000" calcext:value-type="float">
            <text:p>5000</text:p>
          </table:table-cell>
          <table:table-cell table:formula="of:=IF([.B128]&lt;&gt;[.B129]; IF([.F128]+[.E129]-[.D129]&gt;0;[.F128]+[.E129]-[.D129]; [.F128]+[.E129] ); IF([.F128]-[.D129]&gt;0; [.F128]-[.D129]; [.F128]))" office:value-type="float" office:value="23260" calcext:value-type="float">
            <text:p>23260</text:p>
          </table:table-cell>
          <table:table-cell table:formula="of:=IF([.F128]-[.D129]&gt;0; 0; IF([.B129]-[.B128]&lt;&gt;0; IF([.F128]-[.D129]+[.E129]&lt;0; 1; 0); 1))" office:value-type="float" office:value="0" calcext:value-type="float">
            <text:p>0</text:p>
          </table:table-cell>
          <table:table-cell table:formula="of:=IF([.G129]=1; [.D129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date" office:date-value="2021-03-06" calcext:value-type="date">
            <text:p>6.03.2021</text:p>
          </table:table-cell>
          <table:table-cell office:value-type="string" calcext:value-type="string">
            <text:p>Gniezno</text:p>
          </table:table-cell>
          <table:table-cell office:value-type="float" office:value="3580" calcext:value-type="float">
            <text:p>3580</text:p>
          </table:table-cell>
          <table:table-cell table:formula="of:=IF(OR(WEEKDAY([.B130])=7; WEEKDAY([.B130])=1); 5000; 12000)" office:value-type="float" office:value="5000" calcext:value-type="float">
            <text:p>5000</text:p>
          </table:table-cell>
          <table:table-cell table:formula="of:=IF([.B129]&lt;&gt;[.B130]; IF([.F129]+[.E130]-[.D130]&gt;0;[.F129]+[.E130]-[.D130]; [.F129]+[.E130] ); IF([.F129]-[.D130]&gt;0; [.F129]-[.D130]; [.F129]))" office:value-type="float" office:value="19680" calcext:value-type="float">
            <text:p>19680</text:p>
          </table:table-cell>
          <table:table-cell table:formula="of:=IF([.F129]-[.D130]&gt;0; 0; IF([.B130]-[.B129]&lt;&gt;0; IF([.F129]-[.D130]+[.E130]&lt;0; 1; 0); 1))" office:value-type="float" office:value="0" calcext:value-type="float">
            <text:p>0</text:p>
          </table:table-cell>
          <table:table-cell table:formula="of:=IF([.G130]=1; [.D130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date" office:date-value="2021-03-06" calcext:value-type="date">
            <text:p>6.03.2021</text:p>
          </table:table-cell>
          <table:table-cell office:value-type="string" calcext:value-type="string">
            <text:p>Przemysl</text:p>
          </table:table-cell>
          <table:table-cell office:value-type="float" office:value="9560" calcext:value-type="float">
            <text:p>9560</text:p>
          </table:table-cell>
          <table:table-cell table:formula="of:=IF(OR(WEEKDAY([.B131])=7; WEEKDAY([.B131])=1); 5000; 12000)" office:value-type="float" office:value="5000" calcext:value-type="float">
            <text:p>5000</text:p>
          </table:table-cell>
          <table:table-cell table:formula="of:=IF([.B130]&lt;&gt;[.B131]; IF([.F130]+[.E131]-[.D131]&gt;0;[.F130]+[.E131]-[.D131]; [.F130]+[.E131] ); IF([.F130]-[.D131]&gt;0; [.F130]-[.D131]; [.F130]))" office:value-type="float" office:value="10120" calcext:value-type="float">
            <text:p>10120</text:p>
          </table:table-cell>
          <table:table-cell table:formula="of:=IF([.F130]-[.D131]&gt;0; 0; IF([.B131]-[.B130]&lt;&gt;0; IF([.F130]-[.D131]+[.E131]&lt;0; 1; 0); 1))" office:value-type="float" office:value="0" calcext:value-type="float">
            <text:p>0</text:p>
          </table:table-cell>
          <table:table-cell table:formula="of:=IF([.G131]=1; [.D131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date" office:date-value="2021-03-07" calcext:value-type="date">
            <text:p>7.03.2021</text:p>
          </table:table-cell>
          <table:table-cell office:value-type="string" calcext:value-type="string">
            <text:p>Ogrodzieniec</text:p>
          </table:table-cell>
          <table:table-cell office:value-type="float" office:value="5310" calcext:value-type="float">
            <text:p>5310</text:p>
          </table:table-cell>
          <table:table-cell table:formula="of:=IF(OR(WEEKDAY([.B132])=7; WEEKDAY([.B132])=1); 5000; 12000)" office:value-type="float" office:value="5000" calcext:value-type="float">
            <text:p>5000</text:p>
          </table:table-cell>
          <table:table-cell table:formula="of:=IF([.B131]&lt;&gt;[.B132]; IF([.F131]+[.E132]-[.D132]&gt;0;[.F131]+[.E132]-[.D132]; [.F131]+[.E132] ); IF([.F131]-[.D132]&gt;0; [.F131]-[.D132]; [.F131]))" office:value-type="float" office:value="9810" calcext:value-type="float">
            <text:p>9810</text:p>
          </table:table-cell>
          <table:table-cell table:formula="of:=IF([.F131]-[.D132]&gt;0; 0; IF([.B132]-[.B131]&lt;&gt;0; IF([.F131]-[.D132]+[.E132]&lt;0; 1; 0); 1))" office:value-type="float" office:value="0" calcext:value-type="float">
            <text:p>0</text:p>
          </table:table-cell>
          <table:table-cell table:formula="of:=IF([.G132]=1; [.D132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date" office:date-value="2021-03-08" calcext:value-type="date">
            <text:p>8.03.2021</text:p>
          </table:table-cell>
          <table:table-cell office:value-type="string" calcext:value-type="string">
            <text:p>Ogrodzieniec</text:p>
          </table:table-cell>
          <table:table-cell office:value-type="float" office:value="9130" calcext:value-type="float">
            <text:p>9130</text:p>
          </table:table-cell>
          <table:table-cell table:formula="of:=IF(OR(WEEKDAY([.B133])=7; WEEKDAY([.B133])=1); 5000; 12000)" office:value-type="float" office:value="12000" calcext:value-type="float">
            <text:p>12000</text:p>
          </table:table-cell>
          <table:table-cell table:formula="of:=IF([.B132]&lt;&gt;[.B133]; IF([.F132]+[.E133]-[.D133]&gt;0;[.F132]+[.E133]-[.D133]; [.F132]+[.E133] ); IF([.F132]-[.D133]&gt;0; [.F132]-[.D133]; [.F132]))" office:value-type="float" office:value="12680" calcext:value-type="float">
            <text:p>12680</text:p>
          </table:table-cell>
          <table:table-cell table:formula="of:=IF([.F132]-[.D133]&gt;0; 0; IF([.B133]-[.B132]&lt;&gt;0; IF([.F132]-[.D133]+[.E133]&lt;0; 1; 0); 1))" office:value-type="float" office:value="0" calcext:value-type="float">
            <text:p>0</text:p>
          </table:table-cell>
          <table:table-cell table:formula="of:=IF([.G133]=1; [.D133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date" office:date-value="2021-03-08" calcext:value-type="date">
            <text:p>8.03.2021</text:p>
          </table:table-cell>
          <table:table-cell office:value-type="string" calcext:value-type="string">
            <text:p>Przemysl</text:p>
          </table:table-cell>
          <table:table-cell office:value-type="float" office:value="8710" calcext:value-type="float">
            <text:p>8710</text:p>
          </table:table-cell>
          <table:table-cell table:formula="of:=IF(OR(WEEKDAY([.B134])=7; WEEKDAY([.B134])=1); 5000; 12000)" office:value-type="float" office:value="12000" calcext:value-type="float">
            <text:p>12000</text:p>
          </table:table-cell>
          <table:table-cell table:formula="of:=IF([.B133]&lt;&gt;[.B134]; IF([.F133]+[.E134]-[.D134]&gt;0;[.F133]+[.E134]-[.D134]; [.F133]+[.E134] ); IF([.F133]-[.D134]&gt;0; [.F133]-[.D134]; [.F133]))" office:value-type="float" office:value="3970" calcext:value-type="float">
            <text:p>3970</text:p>
          </table:table-cell>
          <table:table-cell table:formula="of:=IF([.F133]-[.D134]&gt;0; 0; IF([.B134]-[.B133]&lt;&gt;0; IF([.F133]-[.D134]+[.E134]&lt;0; 1; 0); 1))" office:value-type="float" office:value="0" calcext:value-type="float">
            <text:p>0</text:p>
          </table:table-cell>
          <table:table-cell table:formula="of:=IF([.G134]=1; [.D134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date" office:date-value="2021-03-09" calcext:value-type="date">
            <text:p>9.03.2021</text:p>
          </table:table-cell>
          <table:table-cell office:value-type="string" calcext:value-type="string">
            <text:p>Ogrodzieniec</text:p>
          </table:table-cell>
          <table:table-cell office:value-type="float" office:value="1920" calcext:value-type="float">
            <text:p>1920</text:p>
          </table:table-cell>
          <table:table-cell table:formula="of:=IF(OR(WEEKDAY([.B135])=7; WEEKDAY([.B135])=1); 5000; 12000)" office:value-type="float" office:value="12000" calcext:value-type="float">
            <text:p>12000</text:p>
          </table:table-cell>
          <table:table-cell table:formula="of:=IF([.B134]&lt;&gt;[.B135]; IF([.F134]+[.E135]-[.D135]&gt;0;[.F134]+[.E135]-[.D135]; [.F134]+[.E135] ); IF([.F134]-[.D135]&gt;0; [.F134]-[.D135]; [.F134]))" office:value-type="float" office:value="14050" calcext:value-type="float">
            <text:p>14050</text:p>
          </table:table-cell>
          <table:table-cell table:formula="of:=IF([.F134]-[.D135]&gt;0; 0; IF([.B135]-[.B134]&lt;&gt;0; IF([.F134]-[.D135]+[.E135]&lt;0; 1; 0); 1))" office:value-type="float" office:value="0" calcext:value-type="float">
            <text:p>0</text:p>
          </table:table-cell>
          <table:table-cell table:formula="of:=IF([.G135]=1; [.D135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date" office:date-value="2021-03-09" calcext:value-type="date">
            <text:p>9.03.2021</text:p>
          </table:table-cell>
          <table:table-cell office:value-type="string" calcext:value-type="string">
            <text:p>Przemysl</text:p>
          </table:table-cell>
          <table:table-cell office:value-type="float" office:value="4330" calcext:value-type="float">
            <text:p>4330</text:p>
          </table:table-cell>
          <table:table-cell table:formula="of:=IF(OR(WEEKDAY([.B136])=7; WEEKDAY([.B136])=1); 5000; 12000)" office:value-type="float" office:value="12000" calcext:value-type="float">
            <text:p>12000</text:p>
          </table:table-cell>
          <table:table-cell table:formula="of:=IF([.B135]&lt;&gt;[.B136]; IF([.F135]+[.E136]-[.D136]&gt;0;[.F135]+[.E136]-[.D136]; [.F135]+[.E136] ); IF([.F135]-[.D136]&gt;0; [.F135]-[.D136]; [.F135]))" office:value-type="float" office:value="9720" calcext:value-type="float">
            <text:p>9720</text:p>
          </table:table-cell>
          <table:table-cell table:formula="of:=IF([.F135]-[.D136]&gt;0; 0; IF([.B136]-[.B135]&lt;&gt;0; IF([.F135]-[.D136]+[.E136]&lt;0; 1; 0); 1))" office:value-type="float" office:value="0" calcext:value-type="float">
            <text:p>0</text:p>
          </table:table-cell>
          <table:table-cell table:formula="of:=IF([.G136]=1; [.D136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date" office:date-value="2021-03-10" calcext:value-type="date">
            <text:p>10.03.2021</text:p>
          </table:table-cell>
          <table:table-cell office:value-type="string" calcext:value-type="string">
            <text:p>Gniezno</text:p>
          </table:table-cell>
          <table:table-cell office:value-type="float" office:value="6010" calcext:value-type="float">
            <text:p>6010</text:p>
          </table:table-cell>
          <table:table-cell table:formula="of:=IF(OR(WEEKDAY([.B137])=7; WEEKDAY([.B137])=1); 5000; 12000)" office:value-type="float" office:value="12000" calcext:value-type="float">
            <text:p>12000</text:p>
          </table:table-cell>
          <table:table-cell table:formula="of:=IF([.B136]&lt;&gt;[.B137]; IF([.F136]+[.E137]-[.D137]&gt;0;[.F136]+[.E137]-[.D137]; [.F136]+[.E137] ); IF([.F136]-[.D137]&gt;0; [.F136]-[.D137]; [.F136]))" office:value-type="float" office:value="15710" calcext:value-type="float">
            <text:p>15710</text:p>
          </table:table-cell>
          <table:table-cell table:formula="of:=IF([.F136]-[.D137]&gt;0; 0; IF([.B137]-[.B136]&lt;&gt;0; IF([.F136]-[.D137]+[.E137]&lt;0; 1; 0); 1))" office:value-type="float" office:value="0" calcext:value-type="float">
            <text:p>0</text:p>
          </table:table-cell>
          <table:table-cell table:formula="of:=IF([.G137]=1; [.D137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date" office:date-value="2021-03-10" calcext:value-type="date">
            <text:p>10.03.2021</text:p>
          </table:table-cell>
          <table:table-cell office:value-type="string" calcext:value-type="string">
            <text:p>Przemysl</text:p>
          </table:table-cell>
          <table:table-cell office:value-type="float" office:value="8680" calcext:value-type="float">
            <text:p>8680</text:p>
          </table:table-cell>
          <table:table-cell table:formula="of:=IF(OR(WEEKDAY([.B138])=7; WEEKDAY([.B138])=1); 5000; 12000)" office:value-type="float" office:value="12000" calcext:value-type="float">
            <text:p>12000</text:p>
          </table:table-cell>
          <table:table-cell table:formula="of:=IF([.B137]&lt;&gt;[.B138]; IF([.F137]+[.E138]-[.D138]&gt;0;[.F137]+[.E138]-[.D138]; [.F137]+[.E138] ); IF([.F137]-[.D138]&gt;0; [.F137]-[.D138]; [.F137]))" office:value-type="float" office:value="7030" calcext:value-type="float">
            <text:p>7030</text:p>
          </table:table-cell>
          <table:table-cell table:formula="of:=IF([.F137]-[.D138]&gt;0; 0; IF([.B138]-[.B137]&lt;&gt;0; IF([.F137]-[.D138]+[.E138]&lt;0; 1; 0); 1))" office:value-type="float" office:value="0" calcext:value-type="float">
            <text:p>0</text:p>
          </table:table-cell>
          <table:table-cell table:formula="of:=IF([.G138]=1; [.D138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date" office:date-value="2021-03-10" calcext:value-type="date">
            <text:p>10.03.2021</text:p>
          </table:table-cell>
          <table:table-cell office:value-type="string" calcext:value-type="string">
            <text:p>Malbork</text:p>
          </table:table-cell>
          <table:table-cell office:value-type="float" office:value="6950" calcext:value-type="float">
            <text:p>6950</text:p>
          </table:table-cell>
          <table:table-cell table:formula="of:=IF(OR(WEEKDAY([.B139])=7; WEEKDAY([.B139])=1); 5000; 12000)" office:value-type="float" office:value="12000" calcext:value-type="float">
            <text:p>12000</text:p>
          </table:table-cell>
          <table:table-cell table:formula="of:=IF([.B138]&lt;&gt;[.B139]; IF([.F138]+[.E139]-[.D139]&gt;0;[.F138]+[.E139]-[.D139]; [.F138]+[.E139] ); IF([.F138]-[.D139]&gt;0; [.F138]-[.D139]; [.F138]))" office:value-type="float" office:value="80" calcext:value-type="float">
            <text:p>80</text:p>
          </table:table-cell>
          <table:table-cell table:formula="of:=IF([.F138]-[.D139]&gt;0; 0; IF([.B139]-[.B138]&lt;&gt;0; IF([.F138]-[.D139]+[.E139]&lt;0; 1; 0); 1))" office:value-type="float" office:value="0" calcext:value-type="float">
            <text:p>0</text:p>
          </table:table-cell>
          <table:table-cell table:formula="of:=IF([.G139]=1; [.D139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date" office:date-value="2021-03-11" calcext:value-type="date">
            <text:p>11.03.2021</text:p>
          </table:table-cell>
          <table:table-cell office:value-type="string" calcext:value-type="string">
            <text:p>Przemysl</text:p>
          </table:table-cell>
          <table:table-cell office:value-type="float" office:value="3280" calcext:value-type="float">
            <text:p>3280</text:p>
          </table:table-cell>
          <table:table-cell table:formula="of:=IF(OR(WEEKDAY([.B140])=7; WEEKDAY([.B140])=1); 5000; 12000)" office:value-type="float" office:value="12000" calcext:value-type="float">
            <text:p>12000</text:p>
          </table:table-cell>
          <table:table-cell table:formula="of:=IF([.B139]&lt;&gt;[.B140]; IF([.F139]+[.E140]-[.D140]&gt;0;[.F139]+[.E140]-[.D140]; [.F139]+[.E140] ); IF([.F139]-[.D140]&gt;0; [.F139]-[.D140]; [.F139]))" office:value-type="float" office:value="8800" calcext:value-type="float">
            <text:p>8800</text:p>
          </table:table-cell>
          <table:table-cell table:formula="of:=IF([.F139]-[.D140]&gt;0; 0; IF([.B140]-[.B139]&lt;&gt;0; IF([.F139]-[.D140]+[.E140]&lt;0; 1; 0); 1))" office:value-type="float" office:value="0" calcext:value-type="float">
            <text:p>0</text:p>
          </table:table-cell>
          <table:table-cell table:formula="of:=IF([.G140]=1; [.D140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date" office:date-value="2021-03-12" calcext:value-type="date">
            <text:p>12.03.2021</text:p>
          </table:table-cell>
          <table:table-cell office:value-type="string" calcext:value-type="string">
            <text:p>Gniezno</text:p>
          </table:table-cell>
          <table:table-cell office:value-type="float" office:value="9590" calcext:value-type="float">
            <text:p>9590</text:p>
          </table:table-cell>
          <table:table-cell table:formula="of:=IF(OR(WEEKDAY([.B141])=7; WEEKDAY([.B141])=1); 5000; 12000)" office:value-type="float" office:value="12000" calcext:value-type="float">
            <text:p>12000</text:p>
          </table:table-cell>
          <table:table-cell table:formula="of:=IF([.B140]&lt;&gt;[.B141]; IF([.F140]+[.E141]-[.D141]&gt;0;[.F140]+[.E141]-[.D141]; [.F140]+[.E141] ); IF([.F140]-[.D141]&gt;0; [.F140]-[.D141]; [.F140]))" office:value-type="float" office:value="11210" calcext:value-type="float">
            <text:p>11210</text:p>
          </table:table-cell>
          <table:table-cell table:formula="of:=IF([.F140]-[.D141]&gt;0; 0; IF([.B141]-[.B140]&lt;&gt;0; IF([.F140]-[.D141]+[.E141]&lt;0; 1; 0); 1))" office:value-type="float" office:value="0" calcext:value-type="float">
            <text:p>0</text:p>
          </table:table-cell>
          <table:table-cell table:formula="of:=IF([.G141]=1; [.D141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date" office:date-value="2021-03-12" calcext:value-type="date">
            <text:p>12.03.2021</text:p>
          </table:table-cell>
          <table:table-cell office:value-type="string" calcext:value-type="string">
            <text:p>Ogrodzieniec</text:p>
          </table:table-cell>
          <table:table-cell office:value-type="float" office:value="820" calcext:value-type="float">
            <text:p>820</text:p>
          </table:table-cell>
          <table:table-cell table:formula="of:=IF(OR(WEEKDAY([.B142])=7; WEEKDAY([.B142])=1); 5000; 12000)" office:value-type="float" office:value="12000" calcext:value-type="float">
            <text:p>12000</text:p>
          </table:table-cell>
          <table:table-cell table:formula="of:=IF([.B141]&lt;&gt;[.B142]; IF([.F141]+[.E142]-[.D142]&gt;0;[.F141]+[.E142]-[.D142]; [.F141]+[.E142] ); IF([.F141]-[.D142]&gt;0; [.F141]-[.D142]; [.F141]))" office:value-type="float" office:value="10390" calcext:value-type="float">
            <text:p>10390</text:p>
          </table:table-cell>
          <table:table-cell table:formula="of:=IF([.F141]-[.D142]&gt;0; 0; IF([.B142]-[.B141]&lt;&gt;0; IF([.F141]-[.D142]+[.E142]&lt;0; 1; 0); 1))" office:value-type="float" office:value="0" calcext:value-type="float">
            <text:p>0</text:p>
          </table:table-cell>
          <table:table-cell table:formula="of:=IF([.G142]=1; [.D142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date" office:date-value="2021-03-13" calcext:value-type="date">
            <text:p>13.03.2021</text:p>
          </table:table-cell>
          <table:table-cell office:value-type="string" calcext:value-type="string">
            <text:p>Ogrodzieniec</text:p>
          </table:table-cell>
          <table:table-cell office:value-type="float" office:value="5220" calcext:value-type="float">
            <text:p>5220</text:p>
          </table:table-cell>
          <table:table-cell table:formula="of:=IF(OR(WEEKDAY([.B143])=7; WEEKDAY([.B143])=1); 5000; 12000)" office:value-type="float" office:value="5000" calcext:value-type="float">
            <text:p>5000</text:p>
          </table:table-cell>
          <table:table-cell table:formula="of:=IF([.B142]&lt;&gt;[.B143]; IF([.F142]+[.E143]-[.D143]&gt;0;[.F142]+[.E143]-[.D143]; [.F142]+[.E143] ); IF([.F142]-[.D143]&gt;0; [.F142]-[.D143]; [.F142]))" office:value-type="float" office:value="10170" calcext:value-type="float">
            <text:p>10170</text:p>
          </table:table-cell>
          <table:table-cell table:formula="of:=IF([.F142]-[.D143]&gt;0; 0; IF([.B143]-[.B142]&lt;&gt;0; IF([.F142]-[.D143]+[.E143]&lt;0; 1; 0); 1))" office:value-type="float" office:value="0" calcext:value-type="float">
            <text:p>0</text:p>
          </table:table-cell>
          <table:table-cell table:formula="of:=IF([.G143]=1; [.D143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date" office:date-value="2021-03-14" calcext:value-type="date">
            <text:p>14.03.2021</text:p>
          </table:table-cell>
          <table:table-cell office:value-type="string" calcext:value-type="string">
            <text:p>Gniezno</text:p>
          </table:table-cell>
          <table:table-cell office:value-type="float" office:value="6210" calcext:value-type="float">
            <text:p>6210</text:p>
          </table:table-cell>
          <table:table-cell table:formula="of:=IF(OR(WEEKDAY([.B144])=7; WEEKDAY([.B144])=1); 5000; 12000)" office:value-type="float" office:value="5000" calcext:value-type="float">
            <text:p>5000</text:p>
          </table:table-cell>
          <table:table-cell table:formula="of:=IF([.B143]&lt;&gt;[.B144]; IF([.F143]+[.E144]-[.D144]&gt;0;[.F143]+[.E144]-[.D144]; [.F143]+[.E144] ); IF([.F143]-[.D144]&gt;0; [.F143]-[.D144]; [.F143]))" office:value-type="float" office:value="8960" calcext:value-type="float">
            <text:p>8960</text:p>
          </table:table-cell>
          <table:table-cell table:formula="of:=IF([.F143]-[.D144]&gt;0; 0; IF([.B144]-[.B143]&lt;&gt;0; IF([.F143]-[.D144]+[.E144]&lt;0; 1; 0); 1))" office:value-type="float" office:value="0" calcext:value-type="float">
            <text:p>0</text:p>
          </table:table-cell>
          <table:table-cell table:formula="of:=IF([.G144]=1; [.D144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date" office:date-value="2021-03-14" calcext:value-type="date">
            <text:p>14.03.2021</text:p>
          </table:table-cell>
          <table:table-cell office:value-type="string" calcext:value-type="string">
            <text:p>Przemysl</text:p>
          </table:table-cell>
          <table:table-cell office:value-type="float" office:value="3180" calcext:value-type="float">
            <text:p>3180</text:p>
          </table:table-cell>
          <table:table-cell table:formula="of:=IF(OR(WEEKDAY([.B145])=7; WEEKDAY([.B145])=1); 5000; 12000)" office:value-type="float" office:value="5000" calcext:value-type="float">
            <text:p>5000</text:p>
          </table:table-cell>
          <table:table-cell table:formula="of:=IF([.B144]&lt;&gt;[.B145]; IF([.F144]+[.E145]-[.D145]&gt;0;[.F144]+[.E145]-[.D145]; [.F144]+[.E145] ); IF([.F144]-[.D145]&gt;0; [.F144]-[.D145]; [.F144]))" office:value-type="float" office:value="5780" calcext:value-type="float">
            <text:p>5780</text:p>
          </table:table-cell>
          <table:table-cell table:formula="of:=IF([.F144]-[.D145]&gt;0; 0; IF([.B145]-[.B144]&lt;&gt;0; IF([.F144]-[.D145]+[.E145]&lt;0; 1; 0); 1))" office:value-type="float" office:value="0" calcext:value-type="float">
            <text:p>0</text:p>
          </table:table-cell>
          <table:table-cell table:formula="of:=IF([.G145]=1; [.D145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date" office:date-value="2021-03-15" calcext:value-type="date">
            <text:p>15.03.2021</text:p>
          </table:table-cell>
          <table:table-cell office:value-type="string" calcext:value-type="string">
            <text:p>Ogrodzieniec</text:p>
          </table:table-cell>
          <table:table-cell office:value-type="float" office:value="6860" calcext:value-type="float">
            <text:p>6860</text:p>
          </table:table-cell>
          <table:table-cell table:formula="of:=IF(OR(WEEKDAY([.B146])=7; WEEKDAY([.B146])=1); 5000; 12000)" office:value-type="float" office:value="12000" calcext:value-type="float">
            <text:p>12000</text:p>
          </table:table-cell>
          <table:table-cell table:formula="of:=IF([.B145]&lt;&gt;[.B146]; IF([.F145]+[.E146]-[.D146]&gt;0;[.F145]+[.E146]-[.D146]; [.F145]+[.E146] ); IF([.F145]-[.D146]&gt;0; [.F145]-[.D146]; [.F145]))" office:value-type="float" office:value="10920" calcext:value-type="float">
            <text:p>10920</text:p>
          </table:table-cell>
          <table:table-cell table:formula="of:=IF([.F145]-[.D146]&gt;0; 0; IF([.B146]-[.B145]&lt;&gt;0; IF([.F145]-[.D146]+[.E146]&lt;0; 1; 0); 1))" office:value-type="float" office:value="0" calcext:value-type="float">
            <text:p>0</text:p>
          </table:table-cell>
          <table:table-cell table:formula="of:=IF([.G146]=1; [.D146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date" office:date-value="2021-03-16" calcext:value-type="date">
            <text:p>16.03.2021</text:p>
          </table:table-cell>
          <table:table-cell office:value-type="string" calcext:value-type="string">
            <text:p>Ogrodzieniec</text:p>
          </table:table-cell>
          <table:table-cell office:value-type="float" office:value="2020" calcext:value-type="float">
            <text:p>2020</text:p>
          </table:table-cell>
          <table:table-cell table:formula="of:=IF(OR(WEEKDAY([.B147])=7; WEEKDAY([.B147])=1); 5000; 12000)" office:value-type="float" office:value="12000" calcext:value-type="float">
            <text:p>12000</text:p>
          </table:table-cell>
          <table:table-cell table:formula="of:=IF([.B146]&lt;&gt;[.B147]; IF([.F146]+[.E147]-[.D147]&gt;0;[.F146]+[.E147]-[.D147]; [.F146]+[.E147] ); IF([.F146]-[.D147]&gt;0; [.F146]-[.D147]; [.F146]))" office:value-type="float" office:value="20900" calcext:value-type="float">
            <text:p>20900</text:p>
          </table:table-cell>
          <table:table-cell table:formula="of:=IF([.F146]-[.D147]&gt;0; 0; IF([.B147]-[.B146]&lt;&gt;0; IF([.F146]-[.D147]+[.E147]&lt;0; 1; 0); 1))" office:value-type="float" office:value="0" calcext:value-type="float">
            <text:p>0</text:p>
          </table:table-cell>
          <table:table-cell table:formula="of:=IF([.G147]=1; [.D147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date" office:date-value="2021-03-16" calcext:value-type="date">
            <text:p>16.03.2021</text:p>
          </table:table-cell>
          <table:table-cell office:value-type="string" calcext:value-type="string">
            <text:p>Przemysl</text:p>
          </table:table-cell>
          <table:table-cell office:value-type="float" office:value="3650" calcext:value-type="float">
            <text:p>3650</text:p>
          </table:table-cell>
          <table:table-cell table:formula="of:=IF(OR(WEEKDAY([.B148])=7; WEEKDAY([.B148])=1); 5000; 12000)" office:value-type="float" office:value="12000" calcext:value-type="float">
            <text:p>12000</text:p>
          </table:table-cell>
          <table:table-cell table:formula="of:=IF([.B147]&lt;&gt;[.B148]; IF([.F147]+[.E148]-[.D148]&gt;0;[.F147]+[.E148]-[.D148]; [.F147]+[.E148] ); IF([.F147]-[.D148]&gt;0; [.F147]-[.D148]; [.F147]))" office:value-type="float" office:value="17250" calcext:value-type="float">
            <text:p>17250</text:p>
          </table:table-cell>
          <table:table-cell table:formula="of:=IF([.F147]-[.D148]&gt;0; 0; IF([.B148]-[.B147]&lt;&gt;0; IF([.F147]-[.D148]+[.E148]&lt;0; 1; 0); 1))" office:value-type="float" office:value="0" calcext:value-type="float">
            <text:p>0</text:p>
          </table:table-cell>
          <table:table-cell table:formula="of:=IF([.G148]=1; [.D148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date" office:date-value="2021-03-17" calcext:value-type="date">
            <text:p>17.03.2021</text:p>
          </table:table-cell>
          <table:table-cell office:value-type="string" calcext:value-type="string">
            <text:p>Ogrodzieniec</text:p>
          </table:table-cell>
          <table:table-cell office:value-type="float" office:value="9720" calcext:value-type="float">
            <text:p>9720</text:p>
          </table:table-cell>
          <table:table-cell table:formula="of:=IF(OR(WEEKDAY([.B149])=7; WEEKDAY([.B149])=1); 5000; 12000)" office:value-type="float" office:value="12000" calcext:value-type="float">
            <text:p>12000</text:p>
          </table:table-cell>
          <table:table-cell table:formula="of:=IF([.B148]&lt;&gt;[.B149]; IF([.F148]+[.E149]-[.D149]&gt;0;[.F148]+[.E149]-[.D149]; [.F148]+[.E149] ); IF([.F148]-[.D149]&gt;0; [.F148]-[.D149]; [.F148]))" office:value-type="float" office:value="19530" calcext:value-type="float">
            <text:p>19530</text:p>
          </table:table-cell>
          <table:table-cell table:formula="of:=IF([.F148]-[.D149]&gt;0; 0; IF([.B149]-[.B148]&lt;&gt;0; IF([.F148]-[.D149]+[.E149]&lt;0; 1; 0); 1))" office:value-type="float" office:value="0" calcext:value-type="float">
            <text:p>0</text:p>
          </table:table-cell>
          <table:table-cell table:formula="of:=IF([.G149]=1; [.D149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date" office:date-value="2021-03-18" calcext:value-type="date">
            <text:p>18.03.2021</text:p>
          </table:table-cell>
          <table:table-cell office:value-type="string" calcext:value-type="string">
            <text:p>Przemysl</text:p>
          </table:table-cell>
          <table:table-cell office:value-type="float" office:value="7840" calcext:value-type="float">
            <text:p>7840</text:p>
          </table:table-cell>
          <table:table-cell table:formula="of:=IF(OR(WEEKDAY([.B150])=7; WEEKDAY([.B150])=1); 5000; 12000)" office:value-type="float" office:value="12000" calcext:value-type="float">
            <text:p>12000</text:p>
          </table:table-cell>
          <table:table-cell table:formula="of:=IF([.B149]&lt;&gt;[.B150]; IF([.F149]+[.E150]-[.D150]&gt;0;[.F149]+[.E150]-[.D150]; [.F149]+[.E150] ); IF([.F149]-[.D150]&gt;0; [.F149]-[.D150]; [.F149]))" office:value-type="float" office:value="23690" calcext:value-type="float">
            <text:p>23690</text:p>
          </table:table-cell>
          <table:table-cell table:formula="of:=IF([.F149]-[.D150]&gt;0; 0; IF([.B150]-[.B149]&lt;&gt;0; IF([.F149]-[.D150]+[.E150]&lt;0; 1; 0); 1))" office:value-type="float" office:value="0" calcext:value-type="float">
            <text:p>0</text:p>
          </table:table-cell>
          <table:table-cell table:formula="of:=IF([.G150]=1; [.D150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date" office:date-value="2021-03-18" calcext:value-type="date">
            <text:p>18.03.2021</text:p>
          </table:table-cell>
          <table:table-cell office:value-type="string" calcext:value-type="string">
            <text:p>Ogrodzieniec</text:p>
          </table:table-cell>
          <table:table-cell office:value-type="float" office:value="6780" calcext:value-type="float">
            <text:p>6780</text:p>
          </table:table-cell>
          <table:table-cell table:formula="of:=IF(OR(WEEKDAY([.B151])=7; WEEKDAY([.B151])=1); 5000; 12000)" office:value-type="float" office:value="12000" calcext:value-type="float">
            <text:p>12000</text:p>
          </table:table-cell>
          <table:table-cell table:formula="of:=IF([.B150]&lt;&gt;[.B151]; IF([.F150]+[.E151]-[.D151]&gt;0;[.F150]+[.E151]-[.D151]; [.F150]+[.E151] ); IF([.F150]-[.D151]&gt;0; [.F150]-[.D151]; [.F150]))" office:value-type="float" office:value="16910" calcext:value-type="float">
            <text:p>16910</text:p>
          </table:table-cell>
          <table:table-cell table:formula="of:=IF([.F150]-[.D151]&gt;0; 0; IF([.B151]-[.B150]&lt;&gt;0; IF([.F150]-[.D151]+[.E151]&lt;0; 1; 0); 1))" office:value-type="float" office:value="0" calcext:value-type="float">
            <text:p>0</text:p>
          </table:table-cell>
          <table:table-cell table:formula="of:=IF([.G151]=1; [.D151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date" office:date-value="2021-03-18" calcext:value-type="date">
            <text:p>18.03.2021</text:p>
          </table:table-cell>
          <table:table-cell office:value-type="string" calcext:value-type="string">
            <text:p>Gniezno</text:p>
          </table:table-cell>
          <table:table-cell office:value-type="float" office:value="3490" calcext:value-type="float">
            <text:p>3490</text:p>
          </table:table-cell>
          <table:table-cell table:formula="of:=IF(OR(WEEKDAY([.B152])=7; WEEKDAY([.B152])=1); 5000; 12000)" office:value-type="float" office:value="12000" calcext:value-type="float">
            <text:p>12000</text:p>
          </table:table-cell>
          <table:table-cell table:formula="of:=IF([.B151]&lt;&gt;[.B152]; IF([.F151]+[.E152]-[.D152]&gt;0;[.F151]+[.E152]-[.D152]; [.F151]+[.E152] ); IF([.F151]-[.D152]&gt;0; [.F151]-[.D152]; [.F151]))" office:value-type="float" office:value="13420" calcext:value-type="float">
            <text:p>13420</text:p>
          </table:table-cell>
          <table:table-cell table:formula="of:=IF([.F151]-[.D152]&gt;0; 0; IF([.B152]-[.B151]&lt;&gt;0; IF([.F151]-[.D152]+[.E152]&lt;0; 1; 0); 1))" office:value-type="float" office:value="0" calcext:value-type="float">
            <text:p>0</text:p>
          </table:table-cell>
          <table:table-cell table:formula="of:=IF([.G152]=1; [.D152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date" office:date-value="2021-03-18" calcext:value-type="date">
            <text:p>18.03.2021</text:p>
          </table:table-cell>
          <table:table-cell office:value-type="string" calcext:value-type="string">
            <text:p>Malbork</text:p>
          </table:table-cell>
          <table:table-cell office:value-type="float" office:value="9980" calcext:value-type="float">
            <text:p>9980</text:p>
          </table:table-cell>
          <table:table-cell table:formula="of:=IF(OR(WEEKDAY([.B153])=7; WEEKDAY([.B153])=1); 5000; 12000)" office:value-type="float" office:value="12000" calcext:value-type="float">
            <text:p>12000</text:p>
          </table:table-cell>
          <table:table-cell table:formula="of:=IF([.B152]&lt;&gt;[.B153]; IF([.F152]+[.E153]-[.D153]&gt;0;[.F152]+[.E153]-[.D153]; [.F152]+[.E153] ); IF([.F152]-[.D153]&gt;0; [.F152]-[.D153]; [.F152]))" office:value-type="float" office:value="3440" calcext:value-type="float">
            <text:p>3440</text:p>
          </table:table-cell>
          <table:table-cell table:formula="of:=IF([.F152]-[.D153]&gt;0; 0; IF([.B153]-[.B152]&lt;&gt;0; IF([.F152]-[.D153]+[.E153]&lt;0; 1; 0); 1))" office:value-type="float" office:value="0" calcext:value-type="float">
            <text:p>0</text:p>
          </table:table-cell>
          <table:table-cell table:formula="of:=IF([.G153]=1; [.D153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date" office:date-value="2021-03-19" calcext:value-type="date">
            <text:p>19.03.2021</text:p>
          </table:table-cell>
          <table:table-cell office:value-type="string" calcext:value-type="string">
            <text:p>Malbork</text:p>
          </table:table-cell>
          <table:table-cell office:value-type="float" office:value="7850" calcext:value-type="float">
            <text:p>7850</text:p>
          </table:table-cell>
          <table:table-cell table:formula="of:=IF(OR(WEEKDAY([.B154])=7; WEEKDAY([.B154])=1); 5000; 12000)" office:value-type="float" office:value="12000" calcext:value-type="float">
            <text:p>12000</text:p>
          </table:table-cell>
          <table:table-cell table:formula="of:=IF([.B153]&lt;&gt;[.B154]; IF([.F153]+[.E154]-[.D154]&gt;0;[.F153]+[.E154]-[.D154]; [.F153]+[.E154] ); IF([.F153]-[.D154]&gt;0; [.F153]-[.D154]; [.F153]))" office:value-type="float" office:value="7590" calcext:value-type="float">
            <text:p>7590</text:p>
          </table:table-cell>
          <table:table-cell table:formula="of:=IF([.F153]-[.D154]&gt;0; 0; IF([.B154]-[.B153]&lt;&gt;0; IF([.F153]-[.D154]+[.E154]&lt;0; 1; 0); 1))" office:value-type="float" office:value="0" calcext:value-type="float">
            <text:p>0</text:p>
          </table:table-cell>
          <table:table-cell table:formula="of:=IF([.G154]=1; [.D154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float" office:value="154" calcext:value-type="float">
            <text:p>154</text:p>
          </table:table-cell>
          <table:table-cell table:style-name="ce3" office:value-type="date" office:date-value="2021-03-19" calcext:value-type="date">
            <text:p>19.03.2021</text:p>
          </table:table-cell>
          <table:table-cell office:value-type="string" calcext:value-type="string">
            <text:p>Gniezno</text:p>
          </table:table-cell>
          <table:table-cell office:value-type="float" office:value="9770" calcext:value-type="float">
            <text:p>9770</text:p>
          </table:table-cell>
          <table:table-cell table:formula="of:=IF(OR(WEEKDAY([.B155])=7; WEEKDAY([.B155])=1); 5000; 12000)" office:value-type="float" office:value="12000" calcext:value-type="float">
            <text:p>12000</text:p>
          </table:table-cell>
          <table:table-cell table:formula="of:=IF([.B154]&lt;&gt;[.B155]; IF([.F154]+[.E155]-[.D155]&gt;0;[.F154]+[.E155]-[.D155]; [.F154]+[.E155] ); IF([.F154]-[.D155]&gt;0; [.F154]-[.D155]; [.F154]))" office:value-type="float" office:value="7590" calcext:value-type="float">
            <text:p>7590</text:p>
          </table:table-cell>
          <table:table-cell table:formula="of:=IF([.F154]-[.D155]&gt;0; 0; IF([.B155]-[.B154]&lt;&gt;0; IF([.F154]-[.D155]+[.E155]&lt;0; 1; 0); 1))" office:value-type="float" office:value="1" calcext:value-type="float">
            <text:p>1</text:p>
          </table:table-cell>
          <table:table-cell table:formula="of:=IF([.G155]=1; [.D155]; 0)" office:value-type="float" office:value="9770" calcext:value-type="float">
            <text:p>9770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date" office:date-value="2021-03-20" calcext:value-type="date">
            <text:p>20.03.2021</text:p>
          </table:table-cell>
          <table:table-cell office:value-type="string" calcext:value-type="string">
            <text:p>Gniezno</text:p>
          </table:table-cell>
          <table:table-cell office:value-type="float" office:value="750" calcext:value-type="float">
            <text:p>750</text:p>
          </table:table-cell>
          <table:table-cell table:formula="of:=IF(OR(WEEKDAY([.B156])=7; WEEKDAY([.B156])=1); 5000; 12000)" office:value-type="float" office:value="5000" calcext:value-type="float">
            <text:p>5000</text:p>
          </table:table-cell>
          <table:table-cell table:formula="of:=IF([.B155]&lt;&gt;[.B156]; IF([.F155]+[.E156]-[.D156]&gt;0;[.F155]+[.E156]-[.D156]; [.F155]+[.E156] ); IF([.F155]-[.D156]&gt;0; [.F155]-[.D156]; [.F155]))" office:value-type="float" office:value="11840" calcext:value-type="float">
            <text:p>11840</text:p>
          </table:table-cell>
          <table:table-cell table:formula="of:=IF([.F155]-[.D156]&gt;0; 0; IF([.B156]-[.B155]&lt;&gt;0; IF([.F155]-[.D156]+[.E156]&lt;0; 1; 0); 1))" office:value-type="float" office:value="0" calcext:value-type="float">
            <text:p>0</text:p>
          </table:table-cell>
          <table:table-cell table:formula="of:=IF([.G156]=1; [.D156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date" office:date-value="2021-03-20" calcext:value-type="date">
            <text:p>20.03.2021</text:p>
          </table:table-cell>
          <table:table-cell office:value-type="string" calcext:value-type="string">
            <text:p>Malbork</text:p>
          </table:table-cell>
          <table:table-cell office:value-type="float" office:value="8900" calcext:value-type="float">
            <text:p>8900</text:p>
          </table:table-cell>
          <table:table-cell table:formula="of:=IF(OR(WEEKDAY([.B157])=7; WEEKDAY([.B157])=1); 5000; 12000)" office:value-type="float" office:value="5000" calcext:value-type="float">
            <text:p>5000</text:p>
          </table:table-cell>
          <table:table-cell table:formula="of:=IF([.B156]&lt;&gt;[.B157]; IF([.F156]+[.E157]-[.D157]&gt;0;[.F156]+[.E157]-[.D157]; [.F156]+[.E157] ); IF([.F156]-[.D157]&gt;0; [.F156]-[.D157]; [.F156]))" office:value-type="float" office:value="2940" calcext:value-type="float">
            <text:p>2940</text:p>
          </table:table-cell>
          <table:table-cell table:formula="of:=IF([.F156]-[.D157]&gt;0; 0; IF([.B157]-[.B156]&lt;&gt;0; IF([.F156]-[.D157]+[.E157]&lt;0; 1; 0); 1))" office:value-type="float" office:value="0" calcext:value-type="float">
            <text:p>0</text:p>
          </table:table-cell>
          <table:table-cell table:formula="of:=IF([.G157]=1; [.D157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date" office:date-value="2021-03-20" calcext:value-type="date">
            <text:p>20.03.2021</text:p>
          </table:table-cell>
          <table:table-cell office:value-type="string" calcext:value-type="string">
            <text:p>Ogrodzieniec</text:p>
          </table:table-cell>
          <table:table-cell office:value-type="float" office:value="9410" calcext:value-type="float">
            <text:p>9410</text:p>
          </table:table-cell>
          <table:table-cell table:formula="of:=IF(OR(WEEKDAY([.B158])=7; WEEKDAY([.B158])=1); 5000; 12000)" office:value-type="float" office:value="5000" calcext:value-type="float">
            <text:p>5000</text:p>
          </table:table-cell>
          <table:table-cell table:formula="of:=IF([.B157]&lt;&gt;[.B158]; IF([.F157]+[.E158]-[.D158]&gt;0;[.F157]+[.E158]-[.D158]; [.F157]+[.E158] ); IF([.F157]-[.D158]&gt;0; [.F157]-[.D158]; [.F157]))" office:value-type="float" office:value="2940" calcext:value-type="float">
            <text:p>2940</text:p>
          </table:table-cell>
          <table:table-cell table:formula="of:=IF([.F157]-[.D158]&gt;0; 0; IF([.B158]-[.B157]&lt;&gt;0; IF([.F157]-[.D158]+[.E158]&lt;0; 1; 0); 1))" office:value-type="float" office:value="1" calcext:value-type="float">
            <text:p>1</text:p>
          </table:table-cell>
          <table:table-cell table:formula="of:=IF([.G158]=1; [.D158]; 0)" office:value-type="float" office:value="9410" calcext:value-type="float">
            <text:p>9410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date" office:date-value="2021-03-21" calcext:value-type="date">
            <text:p>21.03.2021</text:p>
          </table:table-cell>
          <table:table-cell office:value-type="string" calcext:value-type="string">
            <text:p>Gniezno</text:p>
          </table:table-cell>
          <table:table-cell office:value-type="float" office:value="9310" calcext:value-type="float">
            <text:p>9310</text:p>
          </table:table-cell>
          <table:table-cell table:formula="of:=IF(OR(WEEKDAY([.B159])=7; WEEKDAY([.B159])=1); 5000; 12000)" office:value-type="float" office:value="5000" calcext:value-type="float">
            <text:p>5000</text:p>
          </table:table-cell>
          <table:table-cell table:formula="of:=IF([.B158]&lt;&gt;[.B159]; IF([.F158]+[.E159]-[.D159]&gt;0;[.F158]+[.E159]-[.D159]; [.F158]+[.E159] ); IF([.F158]-[.D159]&gt;0; [.F158]-[.D159]; [.F158]))" office:value-type="float" office:value="7940" calcext:value-type="float">
            <text:p>7940</text:p>
          </table:table-cell>
          <table:table-cell table:formula="of:=IF([.F158]-[.D159]&gt;0; 0; IF([.B159]-[.B158]&lt;&gt;0; IF([.F158]-[.D159]+[.E159]&lt;0; 1; 0); 1))" office:value-type="float" office:value="1" calcext:value-type="float">
            <text:p>1</text:p>
          </table:table-cell>
          <table:table-cell table:formula="of:=IF([.G159]=1; [.D159]; 0)" office:value-type="float" office:value="9310" calcext:value-type="float">
            <text:p>9310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date" office:date-value="2021-03-21" calcext:value-type="date">
            <text:p>21.03.2021</text:p>
          </table:table-cell>
          <table:table-cell office:value-type="string" calcext:value-type="string">
            <text:p>Ogrodzieniec</text:p>
          </table:table-cell>
          <table:table-cell office:value-type="float" office:value="2480" calcext:value-type="float">
            <text:p>2480</text:p>
          </table:table-cell>
          <table:table-cell table:formula="of:=IF(OR(WEEKDAY([.B160])=7; WEEKDAY([.B160])=1); 5000; 12000)" office:value-type="float" office:value="5000" calcext:value-type="float">
            <text:p>5000</text:p>
          </table:table-cell>
          <table:table-cell table:formula="of:=IF([.B159]&lt;&gt;[.B160]; IF([.F159]+[.E160]-[.D160]&gt;0;[.F159]+[.E160]-[.D160]; [.F159]+[.E160] ); IF([.F159]-[.D160]&gt;0; [.F159]-[.D160]; [.F159]))" office:value-type="float" office:value="5460" calcext:value-type="float">
            <text:p>5460</text:p>
          </table:table-cell>
          <table:table-cell table:formula="of:=IF([.F159]-[.D160]&gt;0; 0; IF([.B160]-[.B159]&lt;&gt;0; IF([.F159]-[.D160]+[.E160]&lt;0; 1; 0); 1))" office:value-type="float" office:value="0" calcext:value-type="float">
            <text:p>0</text:p>
          </table:table-cell>
          <table:table-cell table:formula="of:=IF([.G160]=1; [.D160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date" office:date-value="2021-03-21" calcext:value-type="date">
            <text:p>21.03.2021</text:p>
          </table:table-cell>
          <table:table-cell office:value-type="string" calcext:value-type="string">
            <text:p>Przemysl</text:p>
          </table:table-cell>
          <table:table-cell office:value-type="float" office:value="1740" calcext:value-type="float">
            <text:p>1740</text:p>
          </table:table-cell>
          <table:table-cell table:formula="of:=IF(OR(WEEKDAY([.B161])=7; WEEKDAY([.B161])=1); 5000; 12000)" office:value-type="float" office:value="5000" calcext:value-type="float">
            <text:p>5000</text:p>
          </table:table-cell>
          <table:table-cell table:formula="of:=IF([.B160]&lt;&gt;[.B161]; IF([.F160]+[.E161]-[.D161]&gt;0;[.F160]+[.E161]-[.D161]; [.F160]+[.E161] ); IF([.F160]-[.D161]&gt;0; [.F160]-[.D161]; [.F160]))" office:value-type="float" office:value="3720" calcext:value-type="float">
            <text:p>3720</text:p>
          </table:table-cell>
          <table:table-cell table:formula="of:=IF([.F160]-[.D161]&gt;0; 0; IF([.B161]-[.B160]&lt;&gt;0; IF([.F160]-[.D161]+[.E161]&lt;0; 1; 0); 1))" office:value-type="float" office:value="0" calcext:value-type="float">
            <text:p>0</text:p>
          </table:table-cell>
          <table:table-cell table:formula="of:=IF([.G161]=1; [.D161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date" office:date-value="2021-03-22" calcext:value-type="date">
            <text:p>22.03.2021</text:p>
          </table:table-cell>
          <table:table-cell office:value-type="string" calcext:value-type="string">
            <text:p>Ogrodzieniec</text:p>
          </table:table-cell>
          <table:table-cell office:value-type="float" office:value="860" calcext:value-type="float">
            <text:p>860</text:p>
          </table:table-cell>
          <table:table-cell table:formula="of:=IF(OR(WEEKDAY([.B162])=7; WEEKDAY([.B162])=1); 5000; 12000)" office:value-type="float" office:value="12000" calcext:value-type="float">
            <text:p>12000</text:p>
          </table:table-cell>
          <table:table-cell table:formula="of:=IF([.B161]&lt;&gt;[.B162]; IF([.F161]+[.E162]-[.D162]&gt;0;[.F161]+[.E162]-[.D162]; [.F161]+[.E162] ); IF([.F161]-[.D162]&gt;0; [.F161]-[.D162]; [.F161]))" office:value-type="float" office:value="14860" calcext:value-type="float">
            <text:p>14860</text:p>
          </table:table-cell>
          <table:table-cell table:formula="of:=IF([.F161]-[.D162]&gt;0; 0; IF([.B162]-[.B161]&lt;&gt;0; IF([.F161]-[.D162]+[.E162]&lt;0; 1; 0); 1))" office:value-type="float" office:value="0" calcext:value-type="float">
            <text:p>0</text:p>
          </table:table-cell>
          <table:table-cell table:formula="of:=IF([.G162]=1; [.D162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date" office:date-value="2021-03-23" calcext:value-type="date">
            <text:p>23.03.2021</text:p>
          </table:table-cell>
          <table:table-cell office:value-type="string" calcext:value-type="string">
            <text:p>Przemysl</text:p>
          </table:table-cell>
          <table:table-cell office:value-type="float" office:value="1830" calcext:value-type="float">
            <text:p>1830</text:p>
          </table:table-cell>
          <table:table-cell table:formula="of:=IF(OR(WEEKDAY([.B163])=7; WEEKDAY([.B163])=1); 5000; 12000)" office:value-type="float" office:value="12000" calcext:value-type="float">
            <text:p>12000</text:p>
          </table:table-cell>
          <table:table-cell table:formula="of:=IF([.B162]&lt;&gt;[.B163]; IF([.F162]+[.E163]-[.D163]&gt;0;[.F162]+[.E163]-[.D163]; [.F162]+[.E163] ); IF([.F162]-[.D163]&gt;0; [.F162]-[.D163]; [.F162]))" office:value-type="float" office:value="25030" calcext:value-type="float">
            <text:p>25030</text:p>
          </table:table-cell>
          <table:table-cell table:formula="of:=IF([.F162]-[.D163]&gt;0; 0; IF([.B163]-[.B162]&lt;&gt;0; IF([.F162]-[.D163]+[.E163]&lt;0; 1; 0); 1))" office:value-type="float" office:value="0" calcext:value-type="float">
            <text:p>0</text:p>
          </table:table-cell>
          <table:table-cell table:formula="of:=IF([.G163]=1; [.D163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date" office:date-value="2021-03-24" calcext:value-type="date">
            <text:p>24.03.2021</text:p>
          </table:table-cell>
          <table:table-cell office:value-type="string" calcext:value-type="string">
            <text:p>Gniezno</text:p>
          </table:table-cell>
          <table:table-cell office:value-type="float" office:value="1770" calcext:value-type="float">
            <text:p>1770</text:p>
          </table:table-cell>
          <table:table-cell table:formula="of:=IF(OR(WEEKDAY([.B164])=7; WEEKDAY([.B164])=1); 5000; 12000)" office:value-type="float" office:value="12000" calcext:value-type="float">
            <text:p>12000</text:p>
          </table:table-cell>
          <table:table-cell table:formula="of:=IF([.B163]&lt;&gt;[.B164]; IF([.F163]+[.E164]-[.D164]&gt;0;[.F163]+[.E164]-[.D164]; [.F163]+[.E164] ); IF([.F163]-[.D164]&gt;0; [.F163]-[.D164]; [.F163]))" office:value-type="float" office:value="35260" calcext:value-type="float">
            <text:p>35260</text:p>
          </table:table-cell>
          <table:table-cell table:formula="of:=IF([.F163]-[.D164]&gt;0; 0; IF([.B164]-[.B163]&lt;&gt;0; IF([.F163]-[.D164]+[.E164]&lt;0; 1; 0); 1))" office:value-type="float" office:value="0" calcext:value-type="float">
            <text:p>0</text:p>
          </table:table-cell>
          <table:table-cell table:formula="of:=IF([.G164]=1; [.D164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date" office:date-value="2021-03-24" calcext:value-type="date">
            <text:p>24.03.2021</text:p>
          </table:table-cell>
          <table:table-cell office:value-type="string" calcext:value-type="string">
            <text:p>Malbork</text:p>
          </table:table-cell>
          <table:table-cell office:value-type="float" office:value="7830" calcext:value-type="float">
            <text:p>7830</text:p>
          </table:table-cell>
          <table:table-cell table:formula="of:=IF(OR(WEEKDAY([.B165])=7; WEEKDAY([.B165])=1); 5000; 12000)" office:value-type="float" office:value="12000" calcext:value-type="float">
            <text:p>12000</text:p>
          </table:table-cell>
          <table:table-cell table:formula="of:=IF([.B164]&lt;&gt;[.B165]; IF([.F164]+[.E165]-[.D165]&gt;0;[.F164]+[.E165]-[.D165]; [.F164]+[.E165] ); IF([.F164]-[.D165]&gt;0; [.F164]-[.D165]; [.F164]))" office:value-type="float" office:value="27430" calcext:value-type="float">
            <text:p>27430</text:p>
          </table:table-cell>
          <table:table-cell table:formula="of:=IF([.F164]-[.D165]&gt;0; 0; IF([.B165]-[.B164]&lt;&gt;0; IF([.F164]-[.D165]+[.E165]&lt;0; 1; 0); 1))" office:value-type="float" office:value="0" calcext:value-type="float">
            <text:p>0</text:p>
          </table:table-cell>
          <table:table-cell table:formula="of:=IF([.G165]=1; [.D165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date" office:date-value="2021-03-24" calcext:value-type="date">
            <text:p>24.03.2021</text:p>
          </table:table-cell>
          <table:table-cell office:value-type="string" calcext:value-type="string">
            <text:p>Ogrodzieniec</text:p>
          </table:table-cell>
          <table:table-cell office:value-type="float" office:value="8300" calcext:value-type="float">
            <text:p>8300</text:p>
          </table:table-cell>
          <table:table-cell table:formula="of:=IF(OR(WEEKDAY([.B166])=7; WEEKDAY([.B166])=1); 5000; 12000)" office:value-type="float" office:value="12000" calcext:value-type="float">
            <text:p>12000</text:p>
          </table:table-cell>
          <table:table-cell table:formula="of:=IF([.B165]&lt;&gt;[.B166]; IF([.F165]+[.E166]-[.D166]&gt;0;[.F165]+[.E166]-[.D166]; [.F165]+[.E166] ); IF([.F165]-[.D166]&gt;0; [.F165]-[.D166]; [.F165]))" office:value-type="float" office:value="19130" calcext:value-type="float">
            <text:p>19130</text:p>
          </table:table-cell>
          <table:table-cell table:formula="of:=IF([.F165]-[.D166]&gt;0; 0; IF([.B166]-[.B165]&lt;&gt;0; IF([.F165]-[.D166]+[.E166]&lt;0; 1; 0); 1))" office:value-type="float" office:value="0" calcext:value-type="float">
            <text:p>0</text:p>
          </table:table-cell>
          <table:table-cell table:formula="of:=IF([.G166]=1; [.D166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date" office:date-value="2021-03-25" calcext:value-type="date">
            <text:p>25.03.2021</text:p>
          </table:table-cell>
          <table:table-cell office:value-type="string" calcext:value-type="string">
            <text:p>Przemysl</text:p>
          </table:table-cell>
          <table:table-cell office:value-type="float" office:value="1050" calcext:value-type="float">
            <text:p>1050</text:p>
          </table:table-cell>
          <table:table-cell table:formula="of:=IF(OR(WEEKDAY([.B167])=7; WEEKDAY([.B167])=1); 5000; 12000)" office:value-type="float" office:value="12000" calcext:value-type="float">
            <text:p>12000</text:p>
          </table:table-cell>
          <table:table-cell table:formula="of:=IF([.B166]&lt;&gt;[.B167]; IF([.F166]+[.E167]-[.D167]&gt;0;[.F166]+[.E167]-[.D167]; [.F166]+[.E167] ); IF([.F166]-[.D167]&gt;0; [.F166]-[.D167]; [.F166]))" office:value-type="float" office:value="30080" calcext:value-type="float">
            <text:p>30080</text:p>
          </table:table-cell>
          <table:table-cell table:formula="of:=IF([.F166]-[.D167]&gt;0; 0; IF([.B167]-[.B166]&lt;&gt;0; IF([.F166]-[.D167]+[.E167]&lt;0; 1; 0); 1))" office:value-type="float" office:value="0" calcext:value-type="float">
            <text:p>0</text:p>
          </table:table-cell>
          <table:table-cell table:formula="of:=IF([.G167]=1; [.D167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date" office:date-value="2021-03-25" calcext:value-type="date">
            <text:p>25.03.2021</text:p>
          </table:table-cell>
          <table:table-cell office:value-type="string" calcext:value-type="string">
            <text:p>Malbork</text:p>
          </table:table-cell>
          <table:table-cell office:value-type="float" office:value="5150" calcext:value-type="float">
            <text:p>5150</text:p>
          </table:table-cell>
          <table:table-cell table:formula="of:=IF(OR(WEEKDAY([.B168])=7; WEEKDAY([.B168])=1); 5000; 12000)" office:value-type="float" office:value="12000" calcext:value-type="float">
            <text:p>12000</text:p>
          </table:table-cell>
          <table:table-cell table:formula="of:=IF([.B167]&lt;&gt;[.B168]; IF([.F167]+[.E168]-[.D168]&gt;0;[.F167]+[.E168]-[.D168]; [.F167]+[.E168] ); IF([.F167]-[.D168]&gt;0; [.F167]-[.D168]; [.F167]))" office:value-type="float" office:value="24930" calcext:value-type="float">
            <text:p>24930</text:p>
          </table:table-cell>
          <table:table-cell table:formula="of:=IF([.F167]-[.D168]&gt;0; 0; IF([.B168]-[.B167]&lt;&gt;0; IF([.F167]-[.D168]+[.E168]&lt;0; 1; 0); 1))" office:value-type="float" office:value="0" calcext:value-type="float">
            <text:p>0</text:p>
          </table:table-cell>
          <table:table-cell table:formula="of:=IF([.G168]=1; [.D168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date" office:date-value="2021-03-25" calcext:value-type="date">
            <text:p>25.03.2021</text:p>
          </table:table-cell>
          <table:table-cell office:value-type="string" calcext:value-type="string">
            <text:p>Gniezno</text:p>
          </table:table-cell>
          <table:table-cell office:value-type="float" office:value="6860" calcext:value-type="float">
            <text:p>6860</text:p>
          </table:table-cell>
          <table:table-cell table:formula="of:=IF(OR(WEEKDAY([.B169])=7; WEEKDAY([.B169])=1); 5000; 12000)" office:value-type="float" office:value="12000" calcext:value-type="float">
            <text:p>12000</text:p>
          </table:table-cell>
          <table:table-cell table:formula="of:=IF([.B168]&lt;&gt;[.B169]; IF([.F168]+[.E169]-[.D169]&gt;0;[.F168]+[.E169]-[.D169]; [.F168]+[.E169] ); IF([.F168]-[.D169]&gt;0; [.F168]-[.D169]; [.F168]))" office:value-type="float" office:value="18070" calcext:value-type="float">
            <text:p>18070</text:p>
          </table:table-cell>
          <table:table-cell table:formula="of:=IF([.F168]-[.D169]&gt;0; 0; IF([.B169]-[.B168]&lt;&gt;0; IF([.F168]-[.D169]+[.E169]&lt;0; 1; 0); 1))" office:value-type="float" office:value="0" calcext:value-type="float">
            <text:p>0</text:p>
          </table:table-cell>
          <table:table-cell table:formula="of:=IF([.G169]=1; [.D169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date" office:date-value="2021-03-26" calcext:value-type="date">
            <text:p>26.03.2021</text:p>
          </table:table-cell>
          <table:table-cell office:value-type="string" calcext:value-type="string">
            <text:p>Ogrodzieniec</text:p>
          </table:table-cell>
          <table:table-cell office:value-type="float" office:value="1300" calcext:value-type="float">
            <text:p>1300</text:p>
          </table:table-cell>
          <table:table-cell table:formula="of:=IF(OR(WEEKDAY([.B170])=7; WEEKDAY([.B170])=1); 5000; 12000)" office:value-type="float" office:value="12000" calcext:value-type="float">
            <text:p>12000</text:p>
          </table:table-cell>
          <table:table-cell table:formula="of:=IF([.B169]&lt;&gt;[.B170]; IF([.F169]+[.E170]-[.D170]&gt;0;[.F169]+[.E170]-[.D170]; [.F169]+[.E170] ); IF([.F169]-[.D170]&gt;0; [.F169]-[.D170]; [.F169]))" office:value-type="float" office:value="28770" calcext:value-type="float">
            <text:p>28770</text:p>
          </table:table-cell>
          <table:table-cell table:formula="of:=IF([.F169]-[.D170]&gt;0; 0; IF([.B170]-[.B169]&lt;&gt;0; IF([.F169]-[.D170]+[.E170]&lt;0; 1; 0); 1))" office:value-type="float" office:value="0" calcext:value-type="float">
            <text:p>0</text:p>
          </table:table-cell>
          <table:table-cell table:formula="of:=IF([.G170]=1; [.D170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date" office:date-value="2021-03-26" calcext:value-type="date">
            <text:p>26.03.2021</text:p>
          </table:table-cell>
          <table:table-cell office:value-type="string" calcext:value-type="string">
            <text:p>Przemysl</text:p>
          </table:table-cell>
          <table:table-cell office:value-type="float" office:value="8800" calcext:value-type="float">
            <text:p>8800</text:p>
          </table:table-cell>
          <table:table-cell table:formula="of:=IF(OR(WEEKDAY([.B171])=7; WEEKDAY([.B171])=1); 5000; 12000)" office:value-type="float" office:value="12000" calcext:value-type="float">
            <text:p>12000</text:p>
          </table:table-cell>
          <table:table-cell table:formula="of:=IF([.B170]&lt;&gt;[.B171]; IF([.F170]+[.E171]-[.D171]&gt;0;[.F170]+[.E171]-[.D171]; [.F170]+[.E171] ); IF([.F170]-[.D171]&gt;0; [.F170]-[.D171]; [.F170]))" office:value-type="float" office:value="19970" calcext:value-type="float">
            <text:p>19970</text:p>
          </table:table-cell>
          <table:table-cell table:formula="of:=IF([.F170]-[.D171]&gt;0; 0; IF([.B171]-[.B170]&lt;&gt;0; IF([.F170]-[.D171]+[.E171]&lt;0; 1; 0); 1))" office:value-type="float" office:value="0" calcext:value-type="float">
            <text:p>0</text:p>
          </table:table-cell>
          <table:table-cell table:formula="of:=IF([.G171]=1; [.D171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date" office:date-value="2021-03-27" calcext:value-type="date">
            <text:p>27.03.2021</text:p>
          </table:table-cell>
          <table:table-cell office:value-type="string" calcext:value-type="string">
            <text:p>Gniezno</text:p>
          </table:table-cell>
          <table:table-cell office:value-type="float" office:value="1250" calcext:value-type="float">
            <text:p>1250</text:p>
          </table:table-cell>
          <table:table-cell table:formula="of:=IF(OR(WEEKDAY([.B172])=7; WEEKDAY([.B172])=1); 5000; 12000)" office:value-type="float" office:value="5000" calcext:value-type="float">
            <text:p>5000</text:p>
          </table:table-cell>
          <table:table-cell table:formula="of:=IF([.B171]&lt;&gt;[.B172]; IF([.F171]+[.E172]-[.D172]&gt;0;[.F171]+[.E172]-[.D172]; [.F171]+[.E172] ); IF([.F171]-[.D172]&gt;0; [.F171]-[.D172]; [.F171]))" office:value-type="float" office:value="23720" calcext:value-type="float">
            <text:p>23720</text:p>
          </table:table-cell>
          <table:table-cell table:formula="of:=IF([.F171]-[.D172]&gt;0; 0; IF([.B172]-[.B171]&lt;&gt;0; IF([.F171]-[.D172]+[.E172]&lt;0; 1; 0); 1))" office:value-type="float" office:value="0" calcext:value-type="float">
            <text:p>0</text:p>
          </table:table-cell>
          <table:table-cell table:formula="of:=IF([.G172]=1; [.D172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date" office:date-value="2021-03-28" calcext:value-type="date">
            <text:p>28.03.2021</text:p>
          </table:table-cell>
          <table:table-cell office:value-type="string" calcext:value-type="string">
            <text:p>Przemysl</text:p>
          </table:table-cell>
          <table:table-cell office:value-type="float" office:value="3910" calcext:value-type="float">
            <text:p>3910</text:p>
          </table:table-cell>
          <table:table-cell table:formula="of:=IF(OR(WEEKDAY([.B173])=7; WEEKDAY([.B173])=1); 5000; 12000)" office:value-type="float" office:value="5000" calcext:value-type="float">
            <text:p>5000</text:p>
          </table:table-cell>
          <table:table-cell table:formula="of:=IF([.B172]&lt;&gt;[.B173]; IF([.F172]+[.E173]-[.D173]&gt;0;[.F172]+[.E173]-[.D173]; [.F172]+[.E173] ); IF([.F172]-[.D173]&gt;0; [.F172]-[.D173]; [.F172]))" office:value-type="float" office:value="24810" calcext:value-type="float">
            <text:p>24810</text:p>
          </table:table-cell>
          <table:table-cell table:formula="of:=IF([.F172]-[.D173]&gt;0; 0; IF([.B173]-[.B172]&lt;&gt;0; IF([.F172]-[.D173]+[.E173]&lt;0; 1; 0); 1))" office:value-type="float" office:value="0" calcext:value-type="float">
            <text:p>0</text:p>
          </table:table-cell>
          <table:table-cell table:formula="of:=IF([.G173]=1; [.D173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date" office:date-value="2021-03-28" calcext:value-type="date">
            <text:p>28.03.2021</text:p>
          </table:table-cell>
          <table:table-cell office:value-type="string" calcext:value-type="string">
            <text:p>Ogrodzieniec</text:p>
          </table:table-cell>
          <table:table-cell office:value-type="float" office:value="1460" calcext:value-type="float">
            <text:p>1460</text:p>
          </table:table-cell>
          <table:table-cell table:formula="of:=IF(OR(WEEKDAY([.B174])=7; WEEKDAY([.B174])=1); 5000; 12000)" office:value-type="float" office:value="5000" calcext:value-type="float">
            <text:p>5000</text:p>
          </table:table-cell>
          <table:table-cell table:formula="of:=IF([.B173]&lt;&gt;[.B174]; IF([.F173]+[.E174]-[.D174]&gt;0;[.F173]+[.E174]-[.D174]; [.F173]+[.E174] ); IF([.F173]-[.D174]&gt;0; [.F173]-[.D174]; [.F173]))" office:value-type="float" office:value="23350" calcext:value-type="float">
            <text:p>23350</text:p>
          </table:table-cell>
          <table:table-cell table:formula="of:=IF([.F173]-[.D174]&gt;0; 0; IF([.B174]-[.B173]&lt;&gt;0; IF([.F173]-[.D174]+[.E174]&lt;0; 1; 0); 1))" office:value-type="float" office:value="0" calcext:value-type="float">
            <text:p>0</text:p>
          </table:table-cell>
          <table:table-cell table:formula="of:=IF([.G174]=1; [.D174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date" office:date-value="2021-03-28" calcext:value-type="date">
            <text:p>28.03.2021</text:p>
          </table:table-cell>
          <table:table-cell office:value-type="string" calcext:value-type="string">
            <text:p>Malbork</text:p>
          </table:table-cell>
          <table:table-cell office:value-type="float" office:value="6470" calcext:value-type="float">
            <text:p>6470</text:p>
          </table:table-cell>
          <table:table-cell table:formula="of:=IF(OR(WEEKDAY([.B175])=7; WEEKDAY([.B175])=1); 5000; 12000)" office:value-type="float" office:value="5000" calcext:value-type="float">
            <text:p>5000</text:p>
          </table:table-cell>
          <table:table-cell table:formula="of:=IF([.B174]&lt;&gt;[.B175]; IF([.F174]+[.E175]-[.D175]&gt;0;[.F174]+[.E175]-[.D175]; [.F174]+[.E175] ); IF([.F174]-[.D175]&gt;0; [.F174]-[.D175]; [.F174]))" office:value-type="float" office:value="16880" calcext:value-type="float">
            <text:p>16880</text:p>
          </table:table-cell>
          <table:table-cell table:formula="of:=IF([.F174]-[.D175]&gt;0; 0; IF([.B175]-[.B174]&lt;&gt;0; IF([.F174]-[.D175]+[.E175]&lt;0; 1; 0); 1))" office:value-type="float" office:value="0" calcext:value-type="float">
            <text:p>0</text:p>
          </table:table-cell>
          <table:table-cell table:formula="of:=IF([.G175]=1; [.D175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date" office:date-value="2021-03-28" calcext:value-type="date">
            <text:p>28.03.2021</text:p>
          </table:table-cell>
          <table:table-cell office:value-type="string" calcext:value-type="string">
            <text:p>Gniezno</text:p>
          </table:table-cell>
          <table:table-cell office:value-type="float" office:value="6580" calcext:value-type="float">
            <text:p>6580</text:p>
          </table:table-cell>
          <table:table-cell table:formula="of:=IF(OR(WEEKDAY([.B176])=7; WEEKDAY([.B176])=1); 5000; 12000)" office:value-type="float" office:value="5000" calcext:value-type="float">
            <text:p>5000</text:p>
          </table:table-cell>
          <table:table-cell table:formula="of:=IF([.B175]&lt;&gt;[.B176]; IF([.F175]+[.E176]-[.D176]&gt;0;[.F175]+[.E176]-[.D176]; [.F175]+[.E176] ); IF([.F175]-[.D176]&gt;0; [.F175]-[.D176]; [.F175]))" office:value-type="float" office:value="10300" calcext:value-type="float">
            <text:p>10300</text:p>
          </table:table-cell>
          <table:table-cell table:formula="of:=IF([.F175]-[.D176]&gt;0; 0; IF([.B176]-[.B175]&lt;&gt;0; IF([.F175]-[.D176]+[.E176]&lt;0; 1; 0); 1))" office:value-type="float" office:value="0" calcext:value-type="float">
            <text:p>0</text:p>
          </table:table-cell>
          <table:table-cell table:formula="of:=IF([.G176]=1; [.D176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date" office:date-value="2021-03-29" calcext:value-type="date">
            <text:p>29.03.2021</text:p>
          </table:table-cell>
          <table:table-cell office:value-type="string" calcext:value-type="string">
            <text:p>Ogrodzieniec</text:p>
          </table:table-cell>
          <table:table-cell office:value-type="float" office:value="8090" calcext:value-type="float">
            <text:p>8090</text:p>
          </table:table-cell>
          <table:table-cell table:formula="of:=IF(OR(WEEKDAY([.B177])=7; WEEKDAY([.B177])=1); 5000; 12000)" office:value-type="float" office:value="12000" calcext:value-type="float">
            <text:p>12000</text:p>
          </table:table-cell>
          <table:table-cell table:formula="of:=IF([.B176]&lt;&gt;[.B177]; IF([.F176]+[.E177]-[.D177]&gt;0;[.F176]+[.E177]-[.D177]; [.F176]+[.E177] ); IF([.F176]-[.D177]&gt;0; [.F176]-[.D177]; [.F176]))" office:value-type="float" office:value="14210" calcext:value-type="float">
            <text:p>14210</text:p>
          </table:table-cell>
          <table:table-cell table:formula="of:=IF([.F176]-[.D177]&gt;0; 0; IF([.B177]-[.B176]&lt;&gt;0; IF([.F176]-[.D177]+[.E177]&lt;0; 1; 0); 1))" office:value-type="float" office:value="0" calcext:value-type="float">
            <text:p>0</text:p>
          </table:table-cell>
          <table:table-cell table:formula="of:=IF([.G177]=1; [.D177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date" office:date-value="2021-03-30" calcext:value-type="date">
            <text:p>30.03.2021</text:p>
          </table:table-cell>
          <table:table-cell office:value-type="string" calcext:value-type="string">
            <text:p>Ogrodzieniec</text:p>
          </table:table-cell>
          <table:table-cell office:value-type="float" office:value="4230" calcext:value-type="float">
            <text:p>4230</text:p>
          </table:table-cell>
          <table:table-cell table:formula="of:=IF(OR(WEEKDAY([.B178])=7; WEEKDAY([.B178])=1); 5000; 12000)" office:value-type="float" office:value="12000" calcext:value-type="float">
            <text:p>12000</text:p>
          </table:table-cell>
          <table:table-cell table:formula="of:=IF([.B177]&lt;&gt;[.B178]; IF([.F177]+[.E178]-[.D178]&gt;0;[.F177]+[.E178]-[.D178]; [.F177]+[.E178] ); IF([.F177]-[.D178]&gt;0; [.F177]-[.D178]; [.F177]))" office:value-type="float" office:value="21980" calcext:value-type="float">
            <text:p>21980</text:p>
          </table:table-cell>
          <table:table-cell table:formula="of:=IF([.F177]-[.D178]&gt;0; 0; IF([.B178]-[.B177]&lt;&gt;0; IF([.F177]-[.D178]+[.E178]&lt;0; 1; 0); 1))" office:value-type="float" office:value="0" calcext:value-type="float">
            <text:p>0</text:p>
          </table:table-cell>
          <table:table-cell table:formula="of:=IF([.G178]=1; [.D178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date" office:date-value="2021-03-31" calcext:value-type="date">
            <text:p>31.03.2021</text:p>
          </table:table-cell>
          <table:table-cell office:value-type="string" calcext:value-type="string">
            <text:p>Malbork</text:p>
          </table:table-cell>
          <table:table-cell office:value-type="float" office:value="2750" calcext:value-type="float">
            <text:p>2750</text:p>
          </table:table-cell>
          <table:table-cell table:formula="of:=IF(OR(WEEKDAY([.B179])=7; WEEKDAY([.B179])=1); 5000; 12000)" office:value-type="float" office:value="12000" calcext:value-type="float">
            <text:p>12000</text:p>
          </table:table-cell>
          <table:table-cell table:formula="of:=IF([.B178]&lt;&gt;[.B179]; IF([.F178]+[.E179]-[.D179]&gt;0;[.F178]+[.E179]-[.D179]; [.F178]+[.E179] ); IF([.F178]-[.D179]&gt;0; [.F178]-[.D179]; [.F178]))" office:value-type="float" office:value="31230" calcext:value-type="float">
            <text:p>31230</text:p>
          </table:table-cell>
          <table:table-cell table:formula="of:=IF([.F178]-[.D179]&gt;0; 0; IF([.B179]-[.B178]&lt;&gt;0; IF([.F178]-[.D179]+[.E179]&lt;0; 1; 0); 1))" office:value-type="float" office:value="0" calcext:value-type="float">
            <text:p>0</text:p>
          </table:table-cell>
          <table:table-cell table:formula="of:=IF([.G179]=1; [.D179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date" office:date-value="2021-03-31" calcext:value-type="date">
            <text:p>31.03.2021</text:p>
          </table:table-cell>
          <table:table-cell office:value-type="string" calcext:value-type="string">
            <text:p>Przemysl</text:p>
          </table:table-cell>
          <table:table-cell office:value-type="float" office:value="5660" calcext:value-type="float">
            <text:p>5660</text:p>
          </table:table-cell>
          <table:table-cell table:formula="of:=IF(OR(WEEKDAY([.B180])=7; WEEKDAY([.B180])=1); 5000; 12000)" office:value-type="float" office:value="12000" calcext:value-type="float">
            <text:p>12000</text:p>
          </table:table-cell>
          <table:table-cell table:formula="of:=IF([.B179]&lt;&gt;[.B180]; IF([.F179]+[.E180]-[.D180]&gt;0;[.F179]+[.E180]-[.D180]; [.F179]+[.E180] ); IF([.F179]-[.D180]&gt;0; [.F179]-[.D180]; [.F179]))" office:value-type="float" office:value="25570" calcext:value-type="float">
            <text:p>25570</text:p>
          </table:table-cell>
          <table:table-cell table:formula="of:=IF([.F179]-[.D180]&gt;0; 0; IF([.B180]-[.B179]&lt;&gt;0; IF([.F179]-[.D180]+[.E180]&lt;0; 1; 0); 1))" office:value-type="float" office:value="0" calcext:value-type="float">
            <text:p>0</text:p>
          </table:table-cell>
          <table:table-cell table:formula="of:=IF([.G180]=1; [.D180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date" office:date-value="2021-04-01" calcext:value-type="date">
            <text:p>1.04.2021</text:p>
          </table:table-cell>
          <table:table-cell office:value-type="string" calcext:value-type="string">
            <text:p>Ogrodzieniec</text:p>
          </table:table-cell>
          <table:table-cell office:value-type="float" office:value="3540" calcext:value-type="float">
            <text:p>3540</text:p>
          </table:table-cell>
          <table:table-cell table:formula="of:=IF(OR(WEEKDAY([.B181])=7; WEEKDAY([.B181])=1); 5000; 12000)" office:value-type="float" office:value="12000" calcext:value-type="float">
            <text:p>12000</text:p>
          </table:table-cell>
          <table:table-cell table:formula="of:=IF([.B180]&lt;&gt;[.B181]; IF([.F180]+[.E181]-[.D181]&gt;0;[.F180]+[.E181]-[.D181]; [.F180]+[.E181] ); IF([.F180]-[.D181]&gt;0; [.F180]-[.D181]; [.F180]))" office:value-type="float" office:value="34030" calcext:value-type="float">
            <text:p>34030</text:p>
          </table:table-cell>
          <table:table-cell table:formula="of:=IF([.F180]-[.D181]&gt;0; 0; IF([.B181]-[.B180]&lt;&gt;0; IF([.F180]-[.D181]+[.E181]&lt;0; 1; 0); 1))" office:value-type="float" office:value="0" calcext:value-type="float">
            <text:p>0</text:p>
          </table:table-cell>
          <table:table-cell table:formula="of:=IF([.G181]=1; [.D181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date" office:date-value="2021-04-01" calcext:value-type="date">
            <text:p>1.04.2021</text:p>
          </table:table-cell>
          <table:table-cell office:value-type="string" calcext:value-type="string">
            <text:p>Malbork</text:p>
          </table:table-cell>
          <table:table-cell office:value-type="float" office:value="2630" calcext:value-type="float">
            <text:p>2630</text:p>
          </table:table-cell>
          <table:table-cell table:formula="of:=IF(OR(WEEKDAY([.B182])=7; WEEKDAY([.B182])=1); 5000; 12000)" office:value-type="float" office:value="12000" calcext:value-type="float">
            <text:p>12000</text:p>
          </table:table-cell>
          <table:table-cell table:formula="of:=IF([.B181]&lt;&gt;[.B182]; IF([.F181]+[.E182]-[.D182]&gt;0;[.F181]+[.E182]-[.D182]; [.F181]+[.E182] ); IF([.F181]-[.D182]&gt;0; [.F181]-[.D182]; [.F181]))" office:value-type="float" office:value="31400" calcext:value-type="float">
            <text:p>31400</text:p>
          </table:table-cell>
          <table:table-cell table:formula="of:=IF([.F181]-[.D182]&gt;0; 0; IF([.B182]-[.B181]&lt;&gt;0; IF([.F181]-[.D182]+[.E182]&lt;0; 1; 0); 1))" office:value-type="float" office:value="0" calcext:value-type="float">
            <text:p>0</text:p>
          </table:table-cell>
          <table:table-cell table:formula="of:=IF([.G182]=1; [.D182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date" office:date-value="2021-04-02" calcext:value-type="date">
            <text:p>2.04.2021</text:p>
          </table:table-cell>
          <table:table-cell office:value-type="string" calcext:value-type="string">
            <text:p>Gniezno</text:p>
          </table:table-cell>
          <table:table-cell office:value-type="float" office:value="1030" calcext:value-type="float">
            <text:p>1030</text:p>
          </table:table-cell>
          <table:table-cell table:formula="of:=IF(OR(WEEKDAY([.B183])=7; WEEKDAY([.B183])=1); 5000; 12000)" office:value-type="float" office:value="12000" calcext:value-type="float">
            <text:p>12000</text:p>
          </table:table-cell>
          <table:table-cell table:formula="of:=IF([.B182]&lt;&gt;[.B183]; IF([.F182]+[.E183]-[.D183]&gt;0;[.F182]+[.E183]-[.D183]; [.F182]+[.E183] ); IF([.F182]-[.D183]&gt;0; [.F182]-[.D183]; [.F182]))" office:value-type="float" office:value="42370" calcext:value-type="float">
            <text:p>42370</text:p>
          </table:table-cell>
          <table:table-cell table:formula="of:=IF([.F182]-[.D183]&gt;0; 0; IF([.B183]-[.B182]&lt;&gt;0; IF([.F182]-[.D183]+[.E183]&lt;0; 1; 0); 1))" office:value-type="float" office:value="0" calcext:value-type="float">
            <text:p>0</text:p>
          </table:table-cell>
          <table:table-cell table:formula="of:=IF([.G183]=1; [.D183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date" office:date-value="2021-04-02" calcext:value-type="date">
            <text:p>2.04.2021</text:p>
          </table:table-cell>
          <table:table-cell office:value-type="string" calcext:value-type="string">
            <text:p>Ogrodzieniec</text:p>
          </table:table-cell>
          <table:table-cell office:value-type="float" office:value="4560" calcext:value-type="float">
            <text:p>4560</text:p>
          </table:table-cell>
          <table:table-cell table:formula="of:=IF(OR(WEEKDAY([.B184])=7; WEEKDAY([.B184])=1); 5000; 12000)" office:value-type="float" office:value="12000" calcext:value-type="float">
            <text:p>12000</text:p>
          </table:table-cell>
          <table:table-cell table:formula="of:=IF([.B183]&lt;&gt;[.B184]; IF([.F183]+[.E184]-[.D184]&gt;0;[.F183]+[.E184]-[.D184]; [.F183]+[.E184] ); IF([.F183]-[.D184]&gt;0; [.F183]-[.D184]; [.F183]))" office:value-type="float" office:value="37810" calcext:value-type="float">
            <text:p>37810</text:p>
          </table:table-cell>
          <table:table-cell table:formula="of:=IF([.F183]-[.D184]&gt;0; 0; IF([.B184]-[.B183]&lt;&gt;0; IF([.F183]-[.D184]+[.E184]&lt;0; 1; 0); 1))" office:value-type="float" office:value="0" calcext:value-type="float">
            <text:p>0</text:p>
          </table:table-cell>
          <table:table-cell table:formula="of:=IF([.G184]=1; [.D184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date" office:date-value="2021-04-03" calcext:value-type="date">
            <text:p>3.04.2021</text:p>
          </table:table-cell>
          <table:table-cell office:value-type="string" calcext:value-type="string">
            <text:p>Przemysl</text:p>
          </table:table-cell>
          <table:table-cell office:value-type="float" office:value="6400" calcext:value-type="float">
            <text:p>6400</text:p>
          </table:table-cell>
          <table:table-cell table:formula="of:=IF(OR(WEEKDAY([.B185])=7; WEEKDAY([.B185])=1); 5000; 12000)" office:value-type="float" office:value="5000" calcext:value-type="float">
            <text:p>5000</text:p>
          </table:table-cell>
          <table:table-cell table:formula="of:=IF([.B184]&lt;&gt;[.B185]; IF([.F184]+[.E185]-[.D185]&gt;0;[.F184]+[.E185]-[.D185]; [.F184]+[.E185] ); IF([.F184]-[.D185]&gt;0; [.F184]-[.D185]; [.F184]))" office:value-type="float" office:value="36410" calcext:value-type="float">
            <text:p>36410</text:p>
          </table:table-cell>
          <table:table-cell table:formula="of:=IF([.F184]-[.D185]&gt;0; 0; IF([.B185]-[.B184]&lt;&gt;0; IF([.F184]-[.D185]+[.E185]&lt;0; 1; 0); 1))" office:value-type="float" office:value="0" calcext:value-type="float">
            <text:p>0</text:p>
          </table:table-cell>
          <table:table-cell table:formula="of:=IF([.G185]=1; [.D185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date" office:date-value="2021-04-04" calcext:value-type="date">
            <text:p>4.04.2021</text:p>
          </table:table-cell>
          <table:table-cell office:value-type="string" calcext:value-type="string">
            <text:p>Przemysl</text:p>
          </table:table-cell>
          <table:table-cell office:value-type="float" office:value="3040" calcext:value-type="float">
            <text:p>3040</text:p>
          </table:table-cell>
          <table:table-cell table:formula="of:=IF(OR(WEEKDAY([.B186])=7; WEEKDAY([.B186])=1); 5000; 12000)" office:value-type="float" office:value="5000" calcext:value-type="float">
            <text:p>5000</text:p>
          </table:table-cell>
          <table:table-cell table:formula="of:=IF([.B185]&lt;&gt;[.B186]; IF([.F185]+[.E186]-[.D186]&gt;0;[.F185]+[.E186]-[.D186]; [.F185]+[.E186] ); IF([.F185]-[.D186]&gt;0; [.F185]-[.D186]; [.F185]))" office:value-type="float" office:value="38370" calcext:value-type="float">
            <text:p>38370</text:p>
          </table:table-cell>
          <table:table-cell table:formula="of:=IF([.F185]-[.D186]&gt;0; 0; IF([.B186]-[.B185]&lt;&gt;0; IF([.F185]-[.D186]+[.E186]&lt;0; 1; 0); 1))" office:value-type="float" office:value="0" calcext:value-type="float">
            <text:p>0</text:p>
          </table:table-cell>
          <table:table-cell table:formula="of:=IF([.G186]=1; [.D186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date" office:date-value="2021-04-04" calcext:value-type="date">
            <text:p>4.04.2021</text:p>
          </table:table-cell>
          <table:table-cell office:value-type="string" calcext:value-type="string">
            <text:p>Gniezno</text:p>
          </table:table-cell>
          <table:table-cell office:value-type="float" office:value="6450" calcext:value-type="float">
            <text:p>6450</text:p>
          </table:table-cell>
          <table:table-cell table:formula="of:=IF(OR(WEEKDAY([.B187])=7; WEEKDAY([.B187])=1); 5000; 12000)" office:value-type="float" office:value="5000" calcext:value-type="float">
            <text:p>5000</text:p>
          </table:table-cell>
          <table:table-cell table:formula="of:=IF([.B186]&lt;&gt;[.B187]; IF([.F186]+[.E187]-[.D187]&gt;0;[.F186]+[.E187]-[.D187]; [.F186]+[.E187] ); IF([.F186]-[.D187]&gt;0; [.F186]-[.D187]; [.F186]))" office:value-type="float" office:value="31920" calcext:value-type="float">
            <text:p>31920</text:p>
          </table:table-cell>
          <table:table-cell table:formula="of:=IF([.F186]-[.D187]&gt;0; 0; IF([.B187]-[.B186]&lt;&gt;0; IF([.F186]-[.D187]+[.E187]&lt;0; 1; 0); 1))" office:value-type="float" office:value="0" calcext:value-type="float">
            <text:p>0</text:p>
          </table:table-cell>
          <table:table-cell table:formula="of:=IF([.G187]=1; [.D187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date" office:date-value="2021-04-05" calcext:value-type="date">
            <text:p>5.04.2021</text:p>
          </table:table-cell>
          <table:table-cell office:value-type="string" calcext:value-type="string">
            <text:p>Gniezno</text:p>
          </table:table-cell>
          <table:table-cell office:value-type="float" office:value="7650" calcext:value-type="float">
            <text:p>7650</text:p>
          </table:table-cell>
          <table:table-cell table:formula="of:=IF(OR(WEEKDAY([.B188])=7; WEEKDAY([.B188])=1); 5000; 12000)" office:value-type="float" office:value="12000" calcext:value-type="float">
            <text:p>12000</text:p>
          </table:table-cell>
          <table:table-cell table:formula="of:=IF([.B187]&lt;&gt;[.B188]; IF([.F187]+[.E188]-[.D188]&gt;0;[.F187]+[.E188]-[.D188]; [.F187]+[.E188] ); IF([.F187]-[.D188]&gt;0; [.F187]-[.D188]; [.F187]))" office:value-type="float" office:value="36270" calcext:value-type="float">
            <text:p>36270</text:p>
          </table:table-cell>
          <table:table-cell table:formula="of:=IF([.F187]-[.D188]&gt;0; 0; IF([.B188]-[.B187]&lt;&gt;0; IF([.F187]-[.D188]+[.E188]&lt;0; 1; 0); 1))" office:value-type="float" office:value="0" calcext:value-type="float">
            <text:p>0</text:p>
          </table:table-cell>
          <table:table-cell table:formula="of:=IF([.G188]=1; [.D188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date" office:date-value="2021-04-06" calcext:value-type="date">
            <text:p>6.04.2021</text:p>
          </table:table-cell>
          <table:table-cell office:value-type="string" calcext:value-type="string">
            <text:p>Przemysl</text:p>
          </table:table-cell>
          <table:table-cell office:value-type="float" office:value="7190" calcext:value-type="float">
            <text:p>7190</text:p>
          </table:table-cell>
          <table:table-cell table:formula="of:=IF(OR(WEEKDAY([.B189])=7; WEEKDAY([.B189])=1); 5000; 12000)" office:value-type="float" office:value="12000" calcext:value-type="float">
            <text:p>12000</text:p>
          </table:table-cell>
          <table:table-cell table:formula="of:=IF([.B188]&lt;&gt;[.B189]; IF([.F188]+[.E189]-[.D189]&gt;0;[.F188]+[.E189]-[.D189]; [.F188]+[.E189] ); IF([.F188]-[.D189]&gt;0; [.F188]-[.D189]; [.F188]))" office:value-type="float" office:value="41080" calcext:value-type="float">
            <text:p>41080</text:p>
          </table:table-cell>
          <table:table-cell table:formula="of:=IF([.F188]-[.D189]&gt;0; 0; IF([.B189]-[.B188]&lt;&gt;0; IF([.F188]-[.D189]+[.E189]&lt;0; 1; 0); 1))" office:value-type="float" office:value="0" calcext:value-type="float">
            <text:p>0</text:p>
          </table:table-cell>
          <table:table-cell table:formula="of:=IF([.G189]=1; [.D189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date" office:date-value="2021-04-06" calcext:value-type="date">
            <text:p>6.04.2021</text:p>
          </table:table-cell>
          <table:table-cell office:value-type="string" calcext:value-type="string">
            <text:p>Ogrodzieniec</text:p>
          </table:table-cell>
          <table:table-cell office:value-type="float" office:value="7100" calcext:value-type="float">
            <text:p>7100</text:p>
          </table:table-cell>
          <table:table-cell table:formula="of:=IF(OR(WEEKDAY([.B190])=7; WEEKDAY([.B190])=1); 5000; 12000)" office:value-type="float" office:value="12000" calcext:value-type="float">
            <text:p>12000</text:p>
          </table:table-cell>
          <table:table-cell table:formula="of:=IF([.B189]&lt;&gt;[.B190]; IF([.F189]+[.E190]-[.D190]&gt;0;[.F189]+[.E190]-[.D190]; [.F189]+[.E190] ); IF([.F189]-[.D190]&gt;0; [.F189]-[.D190]; [.F189]))" office:value-type="float" office:value="33980" calcext:value-type="float">
            <text:p>33980</text:p>
          </table:table-cell>
          <table:table-cell table:formula="of:=IF([.F189]-[.D190]&gt;0; 0; IF([.B190]-[.B189]&lt;&gt;0; IF([.F189]-[.D190]+[.E190]&lt;0; 1; 0); 1))" office:value-type="float" office:value="0" calcext:value-type="float">
            <text:p>0</text:p>
          </table:table-cell>
          <table:table-cell table:formula="of:=IF([.G190]=1; [.D190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date" office:date-value="2021-04-06" calcext:value-type="date">
            <text:p>6.04.2021</text:p>
          </table:table-cell>
          <table:table-cell office:value-type="string" calcext:value-type="string">
            <text:p>Malbork</text:p>
          </table:table-cell>
          <table:table-cell office:value-type="float" office:value="8950" calcext:value-type="float">
            <text:p>8950</text:p>
          </table:table-cell>
          <table:table-cell table:formula="of:=IF(OR(WEEKDAY([.B191])=7; WEEKDAY([.B191])=1); 5000; 12000)" office:value-type="float" office:value="12000" calcext:value-type="float">
            <text:p>12000</text:p>
          </table:table-cell>
          <table:table-cell table:formula="of:=IF([.B190]&lt;&gt;[.B191]; IF([.F190]+[.E191]-[.D191]&gt;0;[.F190]+[.E191]-[.D191]; [.F190]+[.E191] ); IF([.F190]-[.D191]&gt;0; [.F190]-[.D191]; [.F190]))" office:value-type="float" office:value="25030" calcext:value-type="float">
            <text:p>25030</text:p>
          </table:table-cell>
          <table:table-cell table:formula="of:=IF([.F190]-[.D191]&gt;0; 0; IF([.B191]-[.B190]&lt;&gt;0; IF([.F190]-[.D191]+[.E191]&lt;0; 1; 0); 1))" office:value-type="float" office:value="0" calcext:value-type="float">
            <text:p>0</text:p>
          </table:table-cell>
          <table:table-cell table:formula="of:=IF([.G191]=1; [.D191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date" office:date-value="2021-04-07" calcext:value-type="date">
            <text:p>7.04.2021</text:p>
          </table:table-cell>
          <table:table-cell office:value-type="string" calcext:value-type="string">
            <text:p>Ogrodzieniec</text:p>
          </table:table-cell>
          <table:table-cell office:value-type="float" office:value="7650" calcext:value-type="float">
            <text:p>7650</text:p>
          </table:table-cell>
          <table:table-cell table:formula="of:=IF(OR(WEEKDAY([.B192])=7; WEEKDAY([.B192])=1); 5000; 12000)" office:value-type="float" office:value="12000" calcext:value-type="float">
            <text:p>12000</text:p>
          </table:table-cell>
          <table:table-cell table:formula="of:=IF([.B191]&lt;&gt;[.B192]; IF([.F191]+[.E192]-[.D192]&gt;0;[.F191]+[.E192]-[.D192]; [.F191]+[.E192] ); IF([.F191]-[.D192]&gt;0; [.F191]-[.D192]; [.F191]))" office:value-type="float" office:value="29380" calcext:value-type="float">
            <text:p>29380</text:p>
          </table:table-cell>
          <table:table-cell table:formula="of:=IF([.F191]-[.D192]&gt;0; 0; IF([.B192]-[.B191]&lt;&gt;0; IF([.F191]-[.D192]+[.E192]&lt;0; 1; 0); 1))" office:value-type="float" office:value="0" calcext:value-type="float">
            <text:p>0</text:p>
          </table:table-cell>
          <table:table-cell table:formula="of:=IF([.G192]=1; [.D192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date" office:date-value="2021-04-07" calcext:value-type="date">
            <text:p>7.04.2021</text:p>
          </table:table-cell>
          <table:table-cell office:value-type="string" calcext:value-type="string">
            <text:p>Gniezno</text:p>
          </table:table-cell>
          <table:table-cell office:value-type="float" office:value="3350" calcext:value-type="float">
            <text:p>3350</text:p>
          </table:table-cell>
          <table:table-cell table:formula="of:=IF(OR(WEEKDAY([.B193])=7; WEEKDAY([.B193])=1); 5000; 12000)" office:value-type="float" office:value="12000" calcext:value-type="float">
            <text:p>12000</text:p>
          </table:table-cell>
          <table:table-cell table:formula="of:=IF([.B192]&lt;&gt;[.B193]; IF([.F192]+[.E193]-[.D193]&gt;0;[.F192]+[.E193]-[.D193]; [.F192]+[.E193] ); IF([.F192]-[.D193]&gt;0; [.F192]-[.D193]; [.F192]))" office:value-type="float" office:value="26030" calcext:value-type="float">
            <text:p>26030</text:p>
          </table:table-cell>
          <table:table-cell table:formula="of:=IF([.F192]-[.D193]&gt;0; 0; IF([.B193]-[.B192]&lt;&gt;0; IF([.F192]-[.D193]+[.E193]&lt;0; 1; 0); 1))" office:value-type="float" office:value="0" calcext:value-type="float">
            <text:p>0</text:p>
          </table:table-cell>
          <table:table-cell table:formula="of:=IF([.G193]=1; [.D193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date" office:date-value="2021-04-08" calcext:value-type="date">
            <text:p>8.04.2021</text:p>
          </table:table-cell>
          <table:table-cell office:value-type="string" calcext:value-type="string">
            <text:p>Ogrodzieniec</text:p>
          </table:table-cell>
          <table:table-cell office:value-type="float" office:value="8230" calcext:value-type="float">
            <text:p>8230</text:p>
          </table:table-cell>
          <table:table-cell table:formula="of:=IF(OR(WEEKDAY([.B194])=7; WEEKDAY([.B194])=1); 5000; 12000)" office:value-type="float" office:value="12000" calcext:value-type="float">
            <text:p>12000</text:p>
          </table:table-cell>
          <table:table-cell table:formula="of:=IF([.B193]&lt;&gt;[.B194]; IF([.F193]+[.E194]-[.D194]&gt;0;[.F193]+[.E194]-[.D194]; [.F193]+[.E194] ); IF([.F193]-[.D194]&gt;0; [.F193]-[.D194]; [.F193]))" office:value-type="float" office:value="29800" calcext:value-type="float">
            <text:p>29800</text:p>
          </table:table-cell>
          <table:table-cell table:formula="of:=IF([.F193]-[.D194]&gt;0; 0; IF([.B194]-[.B193]&lt;&gt;0; IF([.F193]-[.D194]+[.E194]&lt;0; 1; 0); 1))" office:value-type="float" office:value="0" calcext:value-type="float">
            <text:p>0</text:p>
          </table:table-cell>
          <table:table-cell table:formula="of:=IF([.G194]=1; [.D194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date" office:date-value="2021-04-08" calcext:value-type="date">
            <text:p>8.04.2021</text:p>
          </table:table-cell>
          <table:table-cell office:value-type="string" calcext:value-type="string">
            <text:p>Malbork</text:p>
          </table:table-cell>
          <table:table-cell office:value-type="float" office:value="4860" calcext:value-type="float">
            <text:p>4860</text:p>
          </table:table-cell>
          <table:table-cell table:formula="of:=IF(OR(WEEKDAY([.B195])=7; WEEKDAY([.B195])=1); 5000; 12000)" office:value-type="float" office:value="12000" calcext:value-type="float">
            <text:p>12000</text:p>
          </table:table-cell>
          <table:table-cell table:formula="of:=IF([.B194]&lt;&gt;[.B195]; IF([.F194]+[.E195]-[.D195]&gt;0;[.F194]+[.E195]-[.D195]; [.F194]+[.E195] ); IF([.F194]-[.D195]&gt;0; [.F194]-[.D195]; [.F194]))" office:value-type="float" office:value="24940" calcext:value-type="float">
            <text:p>24940</text:p>
          </table:table-cell>
          <table:table-cell table:formula="of:=IF([.F194]-[.D195]&gt;0; 0; IF([.B195]-[.B194]&lt;&gt;0; IF([.F194]-[.D195]+[.E195]&lt;0; 1; 0); 1))" office:value-type="float" office:value="0" calcext:value-type="float">
            <text:p>0</text:p>
          </table:table-cell>
          <table:table-cell table:formula="of:=IF([.G195]=1; [.D195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date" office:date-value="2021-04-08" calcext:value-type="date">
            <text:p>8.04.2021</text:p>
          </table:table-cell>
          <table:table-cell office:value-type="string" calcext:value-type="string">
            <text:p>Gniezno</text:p>
          </table:table-cell>
          <table:table-cell office:value-type="float" office:value="2250" calcext:value-type="float">
            <text:p>2250</text:p>
          </table:table-cell>
          <table:table-cell table:formula="of:=IF(OR(WEEKDAY([.B196])=7; WEEKDAY([.B196])=1); 5000; 12000)" office:value-type="float" office:value="12000" calcext:value-type="float">
            <text:p>12000</text:p>
          </table:table-cell>
          <table:table-cell table:formula="of:=IF([.B195]&lt;&gt;[.B196]; IF([.F195]+[.E196]-[.D196]&gt;0;[.F195]+[.E196]-[.D196]; [.F195]+[.E196] ); IF([.F195]-[.D196]&gt;0; [.F195]-[.D196]; [.F195]))" office:value-type="float" office:value="22690" calcext:value-type="float">
            <text:p>22690</text:p>
          </table:table-cell>
          <table:table-cell table:formula="of:=IF([.F195]-[.D196]&gt;0; 0; IF([.B196]-[.B195]&lt;&gt;0; IF([.F195]-[.D196]+[.E196]&lt;0; 1; 0); 1))" office:value-type="float" office:value="0" calcext:value-type="float">
            <text:p>0</text:p>
          </table:table-cell>
          <table:table-cell table:formula="of:=IF([.G196]=1; [.D196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date" office:date-value="2021-04-09" calcext:value-type="date">
            <text:p>9.04.2021</text:p>
          </table:table-cell>
          <table:table-cell office:value-type="string" calcext:value-type="string">
            <text:p>Ogrodzieniec</text:p>
          </table:table-cell>
          <table:table-cell office:value-type="float" office:value="9980" calcext:value-type="float">
            <text:p>9980</text:p>
          </table:table-cell>
          <table:table-cell table:formula="of:=IF(OR(WEEKDAY([.B197])=7; WEEKDAY([.B197])=1); 5000; 12000)" office:value-type="float" office:value="12000" calcext:value-type="float">
            <text:p>12000</text:p>
          </table:table-cell>
          <table:table-cell table:formula="of:=IF([.B196]&lt;&gt;[.B197]; IF([.F196]+[.E197]-[.D197]&gt;0;[.F196]+[.E197]-[.D197]; [.F196]+[.E197] ); IF([.F196]-[.D197]&gt;0; [.F196]-[.D197]; [.F196]))" office:value-type="float" office:value="24710" calcext:value-type="float">
            <text:p>24710</text:p>
          </table:table-cell>
          <table:table-cell table:formula="of:=IF([.F196]-[.D197]&gt;0; 0; IF([.B197]-[.B196]&lt;&gt;0; IF([.F196]-[.D197]+[.E197]&lt;0; 1; 0); 1))" office:value-type="float" office:value="0" calcext:value-type="float">
            <text:p>0</text:p>
          </table:table-cell>
          <table:table-cell table:formula="of:=IF([.G197]=1; [.D197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date" office:date-value="2021-04-09" calcext:value-type="date">
            <text:p>9.04.2021</text:p>
          </table:table-cell>
          <table:table-cell office:value-type="string" calcext:value-type="string">
            <text:p>Gniezno</text:p>
          </table:table-cell>
          <table:table-cell office:value-type="float" office:value="6320" calcext:value-type="float">
            <text:p>6320</text:p>
          </table:table-cell>
          <table:table-cell table:formula="of:=IF(OR(WEEKDAY([.B198])=7; WEEKDAY([.B198])=1); 5000; 12000)" office:value-type="float" office:value="12000" calcext:value-type="float">
            <text:p>12000</text:p>
          </table:table-cell>
          <table:table-cell table:formula="of:=IF([.B197]&lt;&gt;[.B198]; IF([.F197]+[.E198]-[.D198]&gt;0;[.F197]+[.E198]-[.D198]; [.F197]+[.E198] ); IF([.F197]-[.D198]&gt;0; [.F197]-[.D198]; [.F197]))" office:value-type="float" office:value="18390" calcext:value-type="float">
            <text:p>18390</text:p>
          </table:table-cell>
          <table:table-cell table:formula="of:=IF([.F197]-[.D198]&gt;0; 0; IF([.B198]-[.B197]&lt;&gt;0; IF([.F197]-[.D198]+[.E198]&lt;0; 1; 0); 1))" office:value-type="float" office:value="0" calcext:value-type="float">
            <text:p>0</text:p>
          </table:table-cell>
          <table:table-cell table:formula="of:=IF([.G198]=1; [.D198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date" office:date-value="2021-04-09" calcext:value-type="date">
            <text:p>9.04.2021</text:p>
          </table:table-cell>
          <table:table-cell office:value-type="string" calcext:value-type="string">
            <text:p>Malbork</text:p>
          </table:table-cell>
          <table:table-cell office:value-type="float" office:value="4600" calcext:value-type="float">
            <text:p>4600</text:p>
          </table:table-cell>
          <table:table-cell table:formula="of:=IF(OR(WEEKDAY([.B199])=7; WEEKDAY([.B199])=1); 5000; 12000)" office:value-type="float" office:value="12000" calcext:value-type="float">
            <text:p>12000</text:p>
          </table:table-cell>
          <table:table-cell table:formula="of:=IF([.B198]&lt;&gt;[.B199]; IF([.F198]+[.E199]-[.D199]&gt;0;[.F198]+[.E199]-[.D199]; [.F198]+[.E199] ); IF([.F198]-[.D199]&gt;0; [.F198]-[.D199]; [.F198]))" office:value-type="float" office:value="13790" calcext:value-type="float">
            <text:p>13790</text:p>
          </table:table-cell>
          <table:table-cell table:formula="of:=IF([.F198]-[.D199]&gt;0; 0; IF([.B199]-[.B198]&lt;&gt;0; IF([.F198]-[.D199]+[.E199]&lt;0; 1; 0); 1))" office:value-type="float" office:value="0" calcext:value-type="float">
            <text:p>0</text:p>
          </table:table-cell>
          <table:table-cell table:formula="of:=IF([.G199]=1; [.D199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date" office:date-value="2021-04-10" calcext:value-type="date">
            <text:p>10.04.2021</text:p>
          </table:table-cell>
          <table:table-cell office:value-type="string" calcext:value-type="string">
            <text:p>Przemysl</text:p>
          </table:table-cell>
          <table:table-cell office:value-type="float" office:value="9150" calcext:value-type="float">
            <text:p>9150</text:p>
          </table:table-cell>
          <table:table-cell table:formula="of:=IF(OR(WEEKDAY([.B200])=7; WEEKDAY([.B200])=1); 5000; 12000)" office:value-type="float" office:value="5000" calcext:value-type="float">
            <text:p>5000</text:p>
          </table:table-cell>
          <table:table-cell table:formula="of:=IF([.B199]&lt;&gt;[.B200]; IF([.F199]+[.E200]-[.D200]&gt;0;[.F199]+[.E200]-[.D200]; [.F199]+[.E200] ); IF([.F199]-[.D200]&gt;0; [.F199]-[.D200]; [.F199]))" office:value-type="float" office:value="9640" calcext:value-type="float">
            <text:p>9640</text:p>
          </table:table-cell>
          <table:table-cell table:formula="of:=IF([.F199]-[.D200]&gt;0; 0; IF([.B200]-[.B199]&lt;&gt;0; IF([.F199]-[.D200]+[.E200]&lt;0; 1; 0); 1))" office:value-type="float" office:value="0" calcext:value-type="float">
            <text:p>0</text:p>
          </table:table-cell>
          <table:table-cell table:formula="of:=IF([.G200]=1; [.D200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date" office:date-value="2021-04-11" calcext:value-type="date">
            <text:p>11.04.2021</text:p>
          </table:table-cell>
          <table:table-cell office:value-type="string" calcext:value-type="string">
            <text:p>Malbork</text:p>
          </table:table-cell>
          <table:table-cell office:value-type="float" office:value="4940" calcext:value-type="float">
            <text:p>4940</text:p>
          </table:table-cell>
          <table:table-cell table:formula="of:=IF(OR(WEEKDAY([.B201])=7; WEEKDAY([.B201])=1); 5000; 12000)" office:value-type="float" office:value="5000" calcext:value-type="float">
            <text:p>5000</text:p>
          </table:table-cell>
          <table:table-cell table:formula="of:=IF([.B200]&lt;&gt;[.B201]; IF([.F200]+[.E201]-[.D201]&gt;0;[.F200]+[.E201]-[.D201]; [.F200]+[.E201] ); IF([.F200]-[.D201]&gt;0; [.F200]-[.D201]; [.F200]))" office:value-type="float" office:value="9700" calcext:value-type="float">
            <text:p>9700</text:p>
          </table:table-cell>
          <table:table-cell table:formula="of:=IF([.F200]-[.D201]&gt;0; 0; IF([.B201]-[.B200]&lt;&gt;0; IF([.F200]-[.D201]+[.E201]&lt;0; 1; 0); 1))" office:value-type="float" office:value="0" calcext:value-type="float">
            <text:p>0</text:p>
          </table:table-cell>
          <table:table-cell table:formula="of:=IF([.G201]=1; [.D201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date" office:date-value="2021-04-12" calcext:value-type="date">
            <text:p>12.04.2021</text:p>
          </table:table-cell>
          <table:table-cell office:value-type="string" calcext:value-type="string">
            <text:p>Przemysl</text:p>
          </table:table-cell>
          <table:table-cell office:value-type="float" office:value="7550" calcext:value-type="float">
            <text:p>7550</text:p>
          </table:table-cell>
          <table:table-cell table:formula="of:=IF(OR(WEEKDAY([.B202])=7; WEEKDAY([.B202])=1); 5000; 12000)" office:value-type="float" office:value="12000" calcext:value-type="float">
            <text:p>12000</text:p>
          </table:table-cell>
          <table:table-cell table:formula="of:=IF([.B201]&lt;&gt;[.B202]; IF([.F201]+[.E202]-[.D202]&gt;0;[.F201]+[.E202]-[.D202]; [.F201]+[.E202] ); IF([.F201]-[.D202]&gt;0; [.F201]-[.D202]; [.F201]))" office:value-type="float" office:value="14150" calcext:value-type="float">
            <text:p>14150</text:p>
          </table:table-cell>
          <table:table-cell table:formula="of:=IF([.F201]-[.D202]&gt;0; 0; IF([.B202]-[.B201]&lt;&gt;0; IF([.F201]-[.D202]+[.E202]&lt;0; 1; 0); 1))" office:value-type="float" office:value="0" calcext:value-type="float">
            <text:p>0</text:p>
          </table:table-cell>
          <table:table-cell table:formula="of:=IF([.G202]=1; [.D202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date" office:date-value="2021-04-12" calcext:value-type="date">
            <text:p>12.04.2021</text:p>
          </table:table-cell>
          <table:table-cell office:value-type="string" calcext:value-type="string">
            <text:p>Ogrodzieniec</text:p>
          </table:table-cell>
          <table:table-cell office:value-type="float" office:value="4460" calcext:value-type="float">
            <text:p>4460</text:p>
          </table:table-cell>
          <table:table-cell table:formula="of:=IF(OR(WEEKDAY([.B203])=7; WEEKDAY([.B203])=1); 5000; 12000)" office:value-type="float" office:value="12000" calcext:value-type="float">
            <text:p>12000</text:p>
          </table:table-cell>
          <table:table-cell table:formula="of:=IF([.B202]&lt;&gt;[.B203]; IF([.F202]+[.E203]-[.D203]&gt;0;[.F202]+[.E203]-[.D203]; [.F202]+[.E203] ); IF([.F202]-[.D203]&gt;0; [.F202]-[.D203]; [.F202]))" office:value-type="float" office:value="9690" calcext:value-type="float">
            <text:p>9690</text:p>
          </table:table-cell>
          <table:table-cell table:formula="of:=IF([.F202]-[.D203]&gt;0; 0; IF([.B203]-[.B202]&lt;&gt;0; IF([.F202]-[.D203]+[.E203]&lt;0; 1; 0); 1))" office:value-type="float" office:value="0" calcext:value-type="float">
            <text:p>0</text:p>
          </table:table-cell>
          <table:table-cell table:formula="of:=IF([.G203]=1; [.D203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date" office:date-value="2021-04-13" calcext:value-type="date">
            <text:p>13.04.2021</text:p>
          </table:table-cell>
          <table:table-cell office:value-type="string" calcext:value-type="string">
            <text:p>Przemysl</text:p>
          </table:table-cell>
          <table:table-cell office:value-type="float" office:value="1680" calcext:value-type="float">
            <text:p>1680</text:p>
          </table:table-cell>
          <table:table-cell table:formula="of:=IF(OR(WEEKDAY([.B204])=7; WEEKDAY([.B204])=1); 5000; 12000)" office:value-type="float" office:value="12000" calcext:value-type="float">
            <text:p>12000</text:p>
          </table:table-cell>
          <table:table-cell table:formula="of:=IF([.B203]&lt;&gt;[.B204]; IF([.F203]+[.E204]-[.D204]&gt;0;[.F203]+[.E204]-[.D204]; [.F203]+[.E204] ); IF([.F203]-[.D204]&gt;0; [.F203]-[.D204]; [.F203]))" office:value-type="float" office:value="20010" calcext:value-type="float">
            <text:p>20010</text:p>
          </table:table-cell>
          <table:table-cell table:formula="of:=IF([.F203]-[.D204]&gt;0; 0; IF([.B204]-[.B203]&lt;&gt;0; IF([.F203]-[.D204]+[.E204]&lt;0; 1; 0); 1))" office:value-type="float" office:value="0" calcext:value-type="float">
            <text:p>0</text:p>
          </table:table-cell>
          <table:table-cell table:formula="of:=IF([.G204]=1; [.D204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date" office:date-value="2021-04-13" calcext:value-type="date">
            <text:p>13.04.2021</text:p>
          </table:table-cell>
          <table:table-cell office:value-type="string" calcext:value-type="string">
            <text:p>Malbork</text:p>
          </table:table-cell>
          <table:table-cell office:value-type="float" office:value="5220" calcext:value-type="float">
            <text:p>5220</text:p>
          </table:table-cell>
          <table:table-cell table:formula="of:=IF(OR(WEEKDAY([.B205])=7; WEEKDAY([.B205])=1); 5000; 12000)" office:value-type="float" office:value="12000" calcext:value-type="float">
            <text:p>12000</text:p>
          </table:table-cell>
          <table:table-cell table:formula="of:=IF([.B204]&lt;&gt;[.B205]; IF([.F204]+[.E205]-[.D205]&gt;0;[.F204]+[.E205]-[.D205]; [.F204]+[.E205] ); IF([.F204]-[.D205]&gt;0; [.F204]-[.D205]; [.F204]))" office:value-type="float" office:value="14790" calcext:value-type="float">
            <text:p>14790</text:p>
          </table:table-cell>
          <table:table-cell table:formula="of:=IF([.F204]-[.D205]&gt;0; 0; IF([.B205]-[.B204]&lt;&gt;0; IF([.F204]-[.D205]+[.E205]&lt;0; 1; 0); 1))" office:value-type="float" office:value="0" calcext:value-type="float">
            <text:p>0</text:p>
          </table:table-cell>
          <table:table-cell table:formula="of:=IF([.G205]=1; [.D205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date" office:date-value="2021-04-13" calcext:value-type="date">
            <text:p>13.04.2021</text:p>
          </table:table-cell>
          <table:table-cell office:value-type="string" calcext:value-type="string">
            <text:p>Gniezno</text:p>
          </table:table-cell>
          <table:table-cell office:value-type="float" office:value="6180" calcext:value-type="float">
            <text:p>6180</text:p>
          </table:table-cell>
          <table:table-cell table:formula="of:=IF(OR(WEEKDAY([.B206])=7; WEEKDAY([.B206])=1); 5000; 12000)" office:value-type="float" office:value="12000" calcext:value-type="float">
            <text:p>12000</text:p>
          </table:table-cell>
          <table:table-cell table:formula="of:=IF([.B205]&lt;&gt;[.B206]; IF([.F205]+[.E206]-[.D206]&gt;0;[.F205]+[.E206]-[.D206]; [.F205]+[.E206] ); IF([.F205]-[.D206]&gt;0; [.F205]-[.D206]; [.F205]))" office:value-type="float" office:value="8610" calcext:value-type="float">
            <text:p>8610</text:p>
          </table:table-cell>
          <table:table-cell table:formula="of:=IF([.F205]-[.D206]&gt;0; 0; IF([.B206]-[.B205]&lt;&gt;0; IF([.F205]-[.D206]+[.E206]&lt;0; 1; 0); 1))" office:value-type="float" office:value="0" calcext:value-type="float">
            <text:p>0</text:p>
          </table:table-cell>
          <table:table-cell table:formula="of:=IF([.G206]=1; [.D206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date" office:date-value="2021-04-14" calcext:value-type="date">
            <text:p>14.04.2021</text:p>
          </table:table-cell>
          <table:table-cell office:value-type="string" calcext:value-type="string">
            <text:p>Ogrodzieniec</text:p>
          </table:table-cell>
          <table:table-cell office:value-type="float" office:value="6780" calcext:value-type="float">
            <text:p>6780</text:p>
          </table:table-cell>
          <table:table-cell table:formula="of:=IF(OR(WEEKDAY([.B207])=7; WEEKDAY([.B207])=1); 5000; 12000)" office:value-type="float" office:value="12000" calcext:value-type="float">
            <text:p>12000</text:p>
          </table:table-cell>
          <table:table-cell table:formula="of:=IF([.B206]&lt;&gt;[.B207]; IF([.F206]+[.E207]-[.D207]&gt;0;[.F206]+[.E207]-[.D207]; [.F206]+[.E207] ); IF([.F206]-[.D207]&gt;0; [.F206]-[.D207]; [.F206]))" office:value-type="float" office:value="13830" calcext:value-type="float">
            <text:p>13830</text:p>
          </table:table-cell>
          <table:table-cell table:formula="of:=IF([.F206]-[.D207]&gt;0; 0; IF([.B207]-[.B206]&lt;&gt;0; IF([.F206]-[.D207]+[.E207]&lt;0; 1; 0); 1))" office:value-type="float" office:value="0" calcext:value-type="float">
            <text:p>0</text:p>
          </table:table-cell>
          <table:table-cell table:formula="of:=IF([.G207]=1; [.D207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date" office:date-value="2021-04-14" calcext:value-type="date">
            <text:p>14.04.2021</text:p>
          </table:table-cell>
          <table:table-cell office:value-type="string" calcext:value-type="string">
            <text:p>Gniezno</text:p>
          </table:table-cell>
          <table:table-cell office:value-type="float" office:value="6770" calcext:value-type="float">
            <text:p>6770</text:p>
          </table:table-cell>
          <table:table-cell table:formula="of:=IF(OR(WEEKDAY([.B208])=7; WEEKDAY([.B208])=1); 5000; 12000)" office:value-type="float" office:value="12000" calcext:value-type="float">
            <text:p>12000</text:p>
          </table:table-cell>
          <table:table-cell table:formula="of:=IF([.B207]&lt;&gt;[.B208]; IF([.F207]+[.E208]-[.D208]&gt;0;[.F207]+[.E208]-[.D208]; [.F207]+[.E208] ); IF([.F207]-[.D208]&gt;0; [.F207]-[.D208]; [.F207]))" office:value-type="float" office:value="7060" calcext:value-type="float">
            <text:p>7060</text:p>
          </table:table-cell>
          <table:table-cell table:formula="of:=IF([.F207]-[.D208]&gt;0; 0; IF([.B208]-[.B207]&lt;&gt;0; IF([.F207]-[.D208]+[.E208]&lt;0; 1; 0); 1))" office:value-type="float" office:value="0" calcext:value-type="float">
            <text:p>0</text:p>
          </table:table-cell>
          <table:table-cell table:formula="of:=IF([.G208]=1; [.D208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date" office:date-value="2021-04-14" calcext:value-type="date">
            <text:p>14.04.2021</text:p>
          </table:table-cell>
          <table:table-cell office:value-type="string" calcext:value-type="string">
            <text:p>Malbork</text:p>
          </table:table-cell>
          <table:table-cell office:value-type="float" office:value="2070" calcext:value-type="float">
            <text:p>2070</text:p>
          </table:table-cell>
          <table:table-cell table:formula="of:=IF(OR(WEEKDAY([.B209])=7; WEEKDAY([.B209])=1); 5000; 12000)" office:value-type="float" office:value="12000" calcext:value-type="float">
            <text:p>12000</text:p>
          </table:table-cell>
          <table:table-cell table:formula="of:=IF([.B208]&lt;&gt;[.B209]; IF([.F208]+[.E209]-[.D209]&gt;0;[.F208]+[.E209]-[.D209]; [.F208]+[.E209] ); IF([.F208]-[.D209]&gt;0; [.F208]-[.D209]; [.F208]))" office:value-type="float" office:value="4990" calcext:value-type="float">
            <text:p>4990</text:p>
          </table:table-cell>
          <table:table-cell table:formula="of:=IF([.F208]-[.D209]&gt;0; 0; IF([.B209]-[.B208]&lt;&gt;0; IF([.F208]-[.D209]+[.E209]&lt;0; 1; 0); 1))" office:value-type="float" office:value="0" calcext:value-type="float">
            <text:p>0</text:p>
          </table:table-cell>
          <table:table-cell table:formula="of:=IF([.G209]=1; [.D209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date" office:date-value="2021-04-15" calcext:value-type="date">
            <text:p>15.04.2021</text:p>
          </table:table-cell>
          <table:table-cell office:value-type="string" calcext:value-type="string">
            <text:p>Ogrodzieniec</text:p>
          </table:table-cell>
          <table:table-cell office:value-type="float" office:value="6720" calcext:value-type="float">
            <text:p>6720</text:p>
          </table:table-cell>
          <table:table-cell table:formula="of:=IF(OR(WEEKDAY([.B210])=7; WEEKDAY([.B210])=1); 5000; 12000)" office:value-type="float" office:value="12000" calcext:value-type="float">
            <text:p>12000</text:p>
          </table:table-cell>
          <table:table-cell table:formula="of:=IF([.B209]&lt;&gt;[.B210]; IF([.F209]+[.E210]-[.D210]&gt;0;[.F209]+[.E210]-[.D210]; [.F209]+[.E210] ); IF([.F209]-[.D210]&gt;0; [.F209]-[.D210]; [.F209]))" office:value-type="float" office:value="10270" calcext:value-type="float">
            <text:p>10270</text:p>
          </table:table-cell>
          <table:table-cell table:formula="of:=IF([.F209]-[.D210]&gt;0; 0; IF([.B210]-[.B209]&lt;&gt;0; IF([.F209]-[.D210]+[.E210]&lt;0; 1; 0); 1))" office:value-type="float" office:value="0" calcext:value-type="float">
            <text:p>0</text:p>
          </table:table-cell>
          <table:table-cell table:formula="of:=IF([.G210]=1; [.D210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date" office:date-value="2021-04-15" calcext:value-type="date">
            <text:p>15.04.2021</text:p>
          </table:table-cell>
          <table:table-cell office:value-type="string" calcext:value-type="string">
            <text:p>Gniezno</text:p>
          </table:table-cell>
          <table:table-cell office:value-type="float" office:value="5160" calcext:value-type="float">
            <text:p>5160</text:p>
          </table:table-cell>
          <table:table-cell table:formula="of:=IF(OR(WEEKDAY([.B211])=7; WEEKDAY([.B211])=1); 5000; 12000)" office:value-type="float" office:value="12000" calcext:value-type="float">
            <text:p>12000</text:p>
          </table:table-cell>
          <table:table-cell table:formula="of:=IF([.B210]&lt;&gt;[.B211]; IF([.F210]+[.E211]-[.D211]&gt;0;[.F210]+[.E211]-[.D211]; [.F210]+[.E211] ); IF([.F210]-[.D211]&gt;0; [.F210]-[.D211]; [.F210]))" office:value-type="float" office:value="5110" calcext:value-type="float">
            <text:p>5110</text:p>
          </table:table-cell>
          <table:table-cell table:formula="of:=IF([.F210]-[.D211]&gt;0; 0; IF([.B211]-[.B210]&lt;&gt;0; IF([.F210]-[.D211]+[.E211]&lt;0; 1; 0); 1))" office:value-type="float" office:value="0" calcext:value-type="float">
            <text:p>0</text:p>
          </table:table-cell>
          <table:table-cell table:formula="of:=IF([.G211]=1; [.D211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date" office:date-value="2021-04-15" calcext:value-type="date">
            <text:p>15.04.2021</text:p>
          </table:table-cell>
          <table:table-cell office:value-type="string" calcext:value-type="string">
            <text:p>Malbork</text:p>
          </table:table-cell>
          <table:table-cell office:value-type="float" office:value="3130" calcext:value-type="float">
            <text:p>3130</text:p>
          </table:table-cell>
          <table:table-cell table:formula="of:=IF(OR(WEEKDAY([.B212])=7; WEEKDAY([.B212])=1); 5000; 12000)" office:value-type="float" office:value="12000" calcext:value-type="float">
            <text:p>12000</text:p>
          </table:table-cell>
          <table:table-cell table:formula="of:=IF([.B211]&lt;&gt;[.B212]; IF([.F211]+[.E212]-[.D212]&gt;0;[.F211]+[.E212]-[.D212]; [.F211]+[.E212] ); IF([.F211]-[.D212]&gt;0; [.F211]-[.D212]; [.F211]))" office:value-type="float" office:value="1980" calcext:value-type="float">
            <text:p>1980</text:p>
          </table:table-cell>
          <table:table-cell table:formula="of:=IF([.F211]-[.D212]&gt;0; 0; IF([.B212]-[.B211]&lt;&gt;0; IF([.F211]-[.D212]+[.E212]&lt;0; 1; 0); 1))" office:value-type="float" office:value="0" calcext:value-type="float">
            <text:p>0</text:p>
          </table:table-cell>
          <table:table-cell table:formula="of:=IF([.G212]=1; [.D212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date" office:date-value="2021-04-16" calcext:value-type="date">
            <text:p>16.04.2021</text:p>
          </table:table-cell>
          <table:table-cell office:value-type="string" calcext:value-type="string">
            <text:p>Przemysl</text:p>
          </table:table-cell>
          <table:table-cell office:value-type="float" office:value="6560" calcext:value-type="float">
            <text:p>6560</text:p>
          </table:table-cell>
          <table:table-cell table:formula="of:=IF(OR(WEEKDAY([.B213])=7; WEEKDAY([.B213])=1); 5000; 12000)" office:value-type="float" office:value="12000" calcext:value-type="float">
            <text:p>12000</text:p>
          </table:table-cell>
          <table:table-cell table:formula="of:=IF([.B212]&lt;&gt;[.B213]; IF([.F212]+[.E213]-[.D213]&gt;0;[.F212]+[.E213]-[.D213]; [.F212]+[.E213] ); IF([.F212]-[.D213]&gt;0; [.F212]-[.D213]; [.F212]))" office:value-type="float" office:value="7420" calcext:value-type="float">
            <text:p>7420</text:p>
          </table:table-cell>
          <table:table-cell table:formula="of:=IF([.F212]-[.D213]&gt;0; 0; IF([.B213]-[.B212]&lt;&gt;0; IF([.F212]-[.D213]+[.E213]&lt;0; 1; 0); 1))" office:value-type="float" office:value="0" calcext:value-type="float">
            <text:p>0</text:p>
          </table:table-cell>
          <table:table-cell table:formula="of:=IF([.G213]=1; [.D213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date" office:date-value="2021-04-16" calcext:value-type="date">
            <text:p>16.04.2021</text:p>
          </table:table-cell>
          <table:table-cell office:value-type="string" calcext:value-type="string">
            <text:p>Ogrodzieniec</text:p>
          </table:table-cell>
          <table:table-cell office:value-type="float" office:value="1000" calcext:value-type="float">
            <text:p>1000</text:p>
          </table:table-cell>
          <table:table-cell table:formula="of:=IF(OR(WEEKDAY([.B214])=7; WEEKDAY([.B214])=1); 5000; 12000)" office:value-type="float" office:value="12000" calcext:value-type="float">
            <text:p>12000</text:p>
          </table:table-cell>
          <table:table-cell table:formula="of:=IF([.B213]&lt;&gt;[.B214]; IF([.F213]+[.E214]-[.D214]&gt;0;[.F213]+[.E214]-[.D214]; [.F213]+[.E214] ); IF([.F213]-[.D214]&gt;0; [.F213]-[.D214]; [.F213]))" office:value-type="float" office:value="6420" calcext:value-type="float">
            <text:p>6420</text:p>
          </table:table-cell>
          <table:table-cell table:formula="of:=IF([.F213]-[.D214]&gt;0; 0; IF([.B214]-[.B213]&lt;&gt;0; IF([.F213]-[.D214]+[.E214]&lt;0; 1; 0); 1))" office:value-type="float" office:value="0" calcext:value-type="float">
            <text:p>0</text:p>
          </table:table-cell>
          <table:table-cell table:formula="of:=IF([.G214]=1; [.D214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date" office:date-value="2021-04-17" calcext:value-type="date">
            <text:p>17.04.2021</text:p>
          </table:table-cell>
          <table:table-cell office:value-type="string" calcext:value-type="string">
            <text:p>Malbork</text:p>
          </table:table-cell>
          <table:table-cell office:value-type="float" office:value="2660" calcext:value-type="float">
            <text:p>2660</text:p>
          </table:table-cell>
          <table:table-cell table:formula="of:=IF(OR(WEEKDAY([.B215])=7; WEEKDAY([.B215])=1); 5000; 12000)" office:value-type="float" office:value="5000" calcext:value-type="float">
            <text:p>5000</text:p>
          </table:table-cell>
          <table:table-cell table:formula="of:=IF([.B214]&lt;&gt;[.B215]; IF([.F214]+[.E215]-[.D215]&gt;0;[.F214]+[.E215]-[.D215]; [.F214]+[.E215] ); IF([.F214]-[.D215]&gt;0; [.F214]-[.D215]; [.F214]))" office:value-type="float" office:value="8760" calcext:value-type="float">
            <text:p>8760</text:p>
          </table:table-cell>
          <table:table-cell table:formula="of:=IF([.F214]-[.D215]&gt;0; 0; IF([.B215]-[.B214]&lt;&gt;0; IF([.F214]-[.D215]+[.E215]&lt;0; 1; 0); 1))" office:value-type="float" office:value="0" calcext:value-type="float">
            <text:p>0</text:p>
          </table:table-cell>
          <table:table-cell table:formula="of:=IF([.G215]=1; [.D215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date" office:date-value="2021-04-17" calcext:value-type="date">
            <text:p>17.04.2021</text:p>
          </table:table-cell>
          <table:table-cell office:value-type="string" calcext:value-type="string">
            <text:p>Gniezno</text:p>
          </table:table-cell>
          <table:table-cell office:value-type="float" office:value="8880" calcext:value-type="float">
            <text:p>8880</text:p>
          </table:table-cell>
          <table:table-cell table:formula="of:=IF(OR(WEEKDAY([.B216])=7; WEEKDAY([.B216])=1); 5000; 12000)" office:value-type="float" office:value="5000" calcext:value-type="float">
            <text:p>5000</text:p>
          </table:table-cell>
          <table:table-cell table:formula="of:=IF([.B215]&lt;&gt;[.B216]; IF([.F215]+[.E216]-[.D216]&gt;0;[.F215]+[.E216]-[.D216]; [.F215]+[.E216] ); IF([.F215]-[.D216]&gt;0; [.F215]-[.D216]; [.F215]))" office:value-type="float" office:value="8760" calcext:value-type="float">
            <text:p>8760</text:p>
          </table:table-cell>
          <table:table-cell table:formula="of:=IF([.F215]-[.D216]&gt;0; 0; IF([.B216]-[.B215]&lt;&gt;0; IF([.F215]-[.D216]+[.E216]&lt;0; 1; 0); 1))" office:value-type="float" office:value="1" calcext:value-type="float">
            <text:p>1</text:p>
          </table:table-cell>
          <table:table-cell table:formula="of:=IF([.G216]=1; [.D216]; 0)" office:value-type="float" office:value="8880" calcext:value-type="float">
            <text:p>8880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date" office:date-value="2021-04-17" calcext:value-type="date">
            <text:p>17.04.2021</text:p>
          </table:table-cell>
          <table:table-cell office:value-type="string" calcext:value-type="string">
            <text:p>Ogrodzieniec</text:p>
          </table:table-cell>
          <table:table-cell office:value-type="float" office:value="1800" calcext:value-type="float">
            <text:p>1800</text:p>
          </table:table-cell>
          <table:table-cell table:formula="of:=IF(OR(WEEKDAY([.B217])=7; WEEKDAY([.B217])=1); 5000; 12000)" office:value-type="float" office:value="5000" calcext:value-type="float">
            <text:p>5000</text:p>
          </table:table-cell>
          <table:table-cell table:formula="of:=IF([.B216]&lt;&gt;[.B217]; IF([.F216]+[.E217]-[.D217]&gt;0;[.F216]+[.E217]-[.D217]; [.F216]+[.E217] ); IF([.F216]-[.D217]&gt;0; [.F216]-[.D217]; [.F216]))" office:value-type="float" office:value="6960" calcext:value-type="float">
            <text:p>6960</text:p>
          </table:table-cell>
          <table:table-cell table:formula="of:=IF([.F216]-[.D217]&gt;0; 0; IF([.B217]-[.B216]&lt;&gt;0; IF([.F216]-[.D217]+[.E217]&lt;0; 1; 0); 1))" office:value-type="float" office:value="0" calcext:value-type="float">
            <text:p>0</text:p>
          </table:table-cell>
          <table:table-cell table:formula="of:=IF([.G217]=1; [.D217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date" office:date-value="2021-04-18" calcext:value-type="date">
            <text:p>18.04.2021</text:p>
          </table:table-cell>
          <table:table-cell office:value-type="string" calcext:value-type="string">
            <text:p>Gniezno</text:p>
          </table:table-cell>
          <table:table-cell office:value-type="float" office:value="6820" calcext:value-type="float">
            <text:p>6820</text:p>
          </table:table-cell>
          <table:table-cell table:formula="of:=IF(OR(WEEKDAY([.B218])=7; WEEKDAY([.B218])=1); 5000; 12000)" office:value-type="float" office:value="5000" calcext:value-type="float">
            <text:p>5000</text:p>
          </table:table-cell>
          <table:table-cell table:formula="of:=IF([.B217]&lt;&gt;[.B218]; IF([.F217]+[.E218]-[.D218]&gt;0;[.F217]+[.E218]-[.D218]; [.F217]+[.E218] ); IF([.F217]-[.D218]&gt;0; [.F217]-[.D218]; [.F217]))" office:value-type="float" office:value="5140" calcext:value-type="float">
            <text:p>5140</text:p>
          </table:table-cell>
          <table:table-cell table:formula="of:=IF([.F217]-[.D218]&gt;0; 0; IF([.B218]-[.B217]&lt;&gt;0; IF([.F217]-[.D218]+[.E218]&lt;0; 1; 0); 1))" office:value-type="float" office:value="0" calcext:value-type="float">
            <text:p>0</text:p>
          </table:table-cell>
          <table:table-cell table:formula="of:=IF([.G218]=1; [.D218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date" office:date-value="2021-04-18" calcext:value-type="date">
            <text:p>18.04.2021</text:p>
          </table:table-cell>
          <table:table-cell office:value-type="string" calcext:value-type="string">
            <text:p>Malbork</text:p>
          </table:table-cell>
          <table:table-cell office:value-type="float" office:value="3860" calcext:value-type="float">
            <text:p>3860</text:p>
          </table:table-cell>
          <table:table-cell table:formula="of:=IF(OR(WEEKDAY([.B219])=7; WEEKDAY([.B219])=1); 5000; 12000)" office:value-type="float" office:value="5000" calcext:value-type="float">
            <text:p>5000</text:p>
          </table:table-cell>
          <table:table-cell table:formula="of:=IF([.B218]&lt;&gt;[.B219]; IF([.F218]+[.E219]-[.D219]&gt;0;[.F218]+[.E219]-[.D219]; [.F218]+[.E219] ); IF([.F218]-[.D219]&gt;0; [.F218]-[.D219]; [.F218]))" office:value-type="float" office:value="1280" calcext:value-type="float">
            <text:p>1280</text:p>
          </table:table-cell>
          <table:table-cell table:formula="of:=IF([.F218]-[.D219]&gt;0; 0; IF([.B219]-[.B218]&lt;&gt;0; IF([.F218]-[.D219]+[.E219]&lt;0; 1; 0); 1))" office:value-type="float" office:value="0" calcext:value-type="float">
            <text:p>0</text:p>
          </table:table-cell>
          <table:table-cell table:formula="of:=IF([.G219]=1; [.D219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date" office:date-value="2021-04-18" calcext:value-type="date">
            <text:p>18.04.2021</text:p>
          </table:table-cell>
          <table:table-cell office:value-type="string" calcext:value-type="string">
            <text:p>Ogrodzieniec</text:p>
          </table:table-cell>
          <table:table-cell office:value-type="float" office:value="6470" calcext:value-type="float">
            <text:p>6470</text:p>
          </table:table-cell>
          <table:table-cell table:formula="of:=IF(OR(WEEKDAY([.B220])=7; WEEKDAY([.B220])=1); 5000; 12000)" office:value-type="float" office:value="5000" calcext:value-type="float">
            <text:p>5000</text:p>
          </table:table-cell>
          <table:table-cell table:formula="of:=IF([.B219]&lt;&gt;[.B220]; IF([.F219]+[.E220]-[.D220]&gt;0;[.F219]+[.E220]-[.D220]; [.F219]+[.E220] ); IF([.F219]-[.D220]&gt;0; [.F219]-[.D220]; [.F219]))" office:value-type="float" office:value="1280" calcext:value-type="float">
            <text:p>1280</text:p>
          </table:table-cell>
          <table:table-cell table:formula="of:=IF([.F219]-[.D220]&gt;0; 0; IF([.B220]-[.B219]&lt;&gt;0; IF([.F219]-[.D220]+[.E220]&lt;0; 1; 0); 1))" office:value-type="float" office:value="1" calcext:value-type="float">
            <text:p>1</text:p>
          </table:table-cell>
          <table:table-cell table:formula="of:=IF([.G220]=1; [.D220]; 0)" office:value-type="float" office:value="6470" calcext:value-type="float">
            <text:p>647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date" office:date-value="2021-04-19" calcext:value-type="date">
            <text:p>19.04.2021</text:p>
          </table:table-cell>
          <table:table-cell office:value-type="string" calcext:value-type="string">
            <text:p>Gniezno</text:p>
          </table:table-cell>
          <table:table-cell office:value-type="float" office:value="1560" calcext:value-type="float">
            <text:p>1560</text:p>
          </table:table-cell>
          <table:table-cell table:formula="of:=IF(OR(WEEKDAY([.B221])=7; WEEKDAY([.B221])=1); 5000; 12000)" office:value-type="float" office:value="12000" calcext:value-type="float">
            <text:p>12000</text:p>
          </table:table-cell>
          <table:table-cell table:formula="of:=IF([.B220]&lt;&gt;[.B221]; IF([.F220]+[.E221]-[.D221]&gt;0;[.F220]+[.E221]-[.D221]; [.F220]+[.E221] ); IF([.F220]-[.D221]&gt;0; [.F220]-[.D221]; [.F220]))" office:value-type="float" office:value="11720" calcext:value-type="float">
            <text:p>11720</text:p>
          </table:table-cell>
          <table:table-cell table:formula="of:=IF([.F220]-[.D221]&gt;0; 0; IF([.B221]-[.B220]&lt;&gt;0; IF([.F220]-[.D221]+[.E221]&lt;0; 1; 0); 1))" office:value-type="float" office:value="0" calcext:value-type="float">
            <text:p>0</text:p>
          </table:table-cell>
          <table:table-cell table:formula="of:=IF([.G221]=1; [.D221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date" office:date-value="2021-04-19" calcext:value-type="date">
            <text:p>19.04.2021</text:p>
          </table:table-cell>
          <table:table-cell office:value-type="string" calcext:value-type="string">
            <text:p>Malbork</text:p>
          </table:table-cell>
          <table:table-cell office:value-type="float" office:value="3420" calcext:value-type="float">
            <text:p>3420</text:p>
          </table:table-cell>
          <table:table-cell table:formula="of:=IF(OR(WEEKDAY([.B222])=7; WEEKDAY([.B222])=1); 5000; 12000)" office:value-type="float" office:value="12000" calcext:value-type="float">
            <text:p>12000</text:p>
          </table:table-cell>
          <table:table-cell table:formula="of:=IF([.B221]&lt;&gt;[.B222]; IF([.F221]+[.E222]-[.D222]&gt;0;[.F221]+[.E222]-[.D222]; [.F221]+[.E222] ); IF([.F221]-[.D222]&gt;0; [.F221]-[.D222]; [.F221]))" office:value-type="float" office:value="8300" calcext:value-type="float">
            <text:p>8300</text:p>
          </table:table-cell>
          <table:table-cell table:formula="of:=IF([.F221]-[.D222]&gt;0; 0; IF([.B222]-[.B221]&lt;&gt;0; IF([.F221]-[.D222]+[.E222]&lt;0; 1; 0); 1))" office:value-type="float" office:value="0" calcext:value-type="float">
            <text:p>0</text:p>
          </table:table-cell>
          <table:table-cell table:formula="of:=IF([.G222]=1; [.D222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date" office:date-value="2021-04-19" calcext:value-type="date">
            <text:p>19.04.2021</text:p>
          </table:table-cell>
          <table:table-cell office:value-type="string" calcext:value-type="string">
            <text:p>Ogrodzieniec</text:p>
          </table:table-cell>
          <table:table-cell office:value-type="float" office:value="5220" calcext:value-type="float">
            <text:p>5220</text:p>
          </table:table-cell>
          <table:table-cell table:formula="of:=IF(OR(WEEKDAY([.B223])=7; WEEKDAY([.B223])=1); 5000; 12000)" office:value-type="float" office:value="12000" calcext:value-type="float">
            <text:p>12000</text:p>
          </table:table-cell>
          <table:table-cell table:formula="of:=IF([.B222]&lt;&gt;[.B223]; IF([.F222]+[.E223]-[.D223]&gt;0;[.F222]+[.E223]-[.D223]; [.F222]+[.E223] ); IF([.F222]-[.D223]&gt;0; [.F222]-[.D223]; [.F222]))" office:value-type="float" office:value="3080" calcext:value-type="float">
            <text:p>3080</text:p>
          </table:table-cell>
          <table:table-cell table:formula="of:=IF([.F222]-[.D223]&gt;0; 0; IF([.B223]-[.B222]&lt;&gt;0; IF([.F222]-[.D223]+[.E223]&lt;0; 1; 0); 1))" office:value-type="float" office:value="0" calcext:value-type="float">
            <text:p>0</text:p>
          </table:table-cell>
          <table:table-cell table:formula="of:=IF([.G223]=1; [.D223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date" office:date-value="2021-04-20" calcext:value-type="date">
            <text:p>20.04.2021</text:p>
          </table:table-cell>
          <table:table-cell office:value-type="string" calcext:value-type="string">
            <text:p>Malbork</text:p>
          </table:table-cell>
          <table:table-cell office:value-type="float" office:value="6100" calcext:value-type="float">
            <text:p>6100</text:p>
          </table:table-cell>
          <table:table-cell table:formula="of:=IF(OR(WEEKDAY([.B224])=7; WEEKDAY([.B224])=1); 5000; 12000)" office:value-type="float" office:value="12000" calcext:value-type="float">
            <text:p>12000</text:p>
          </table:table-cell>
          <table:table-cell table:formula="of:=IF([.B223]&lt;&gt;[.B224]; IF([.F223]+[.E224]-[.D224]&gt;0;[.F223]+[.E224]-[.D224]; [.F223]+[.E224] ); IF([.F223]-[.D224]&gt;0; [.F223]-[.D224]; [.F223]))" office:value-type="float" office:value="8980" calcext:value-type="float">
            <text:p>8980</text:p>
          </table:table-cell>
          <table:table-cell table:formula="of:=IF([.F223]-[.D224]&gt;0; 0; IF([.B224]-[.B223]&lt;&gt;0; IF([.F223]-[.D224]+[.E224]&lt;0; 1; 0); 1))" office:value-type="float" office:value="0" calcext:value-type="float">
            <text:p>0</text:p>
          </table:table-cell>
          <table:table-cell table:formula="of:=IF([.G224]=1; [.D224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date" office:date-value="2021-04-20" calcext:value-type="date">
            <text:p>20.04.2021</text:p>
          </table:table-cell>
          <table:table-cell office:value-type="string" calcext:value-type="string">
            <text:p>Przemysl</text:p>
          </table:table-cell>
          <table:table-cell office:value-type="float" office:value="3800" calcext:value-type="float">
            <text:p>3800</text:p>
          </table:table-cell>
          <table:table-cell table:formula="of:=IF(OR(WEEKDAY([.B225])=7; WEEKDAY([.B225])=1); 5000; 12000)" office:value-type="float" office:value="12000" calcext:value-type="float">
            <text:p>12000</text:p>
          </table:table-cell>
          <table:table-cell table:formula="of:=IF([.B224]&lt;&gt;[.B225]; IF([.F224]+[.E225]-[.D225]&gt;0;[.F224]+[.E225]-[.D225]; [.F224]+[.E225] ); IF([.F224]-[.D225]&gt;0; [.F224]-[.D225]; [.F224]))" office:value-type="float" office:value="5180" calcext:value-type="float">
            <text:p>5180</text:p>
          </table:table-cell>
          <table:table-cell table:formula="of:=IF([.F224]-[.D225]&gt;0; 0; IF([.B225]-[.B224]&lt;&gt;0; IF([.F224]-[.D225]+[.E225]&lt;0; 1; 0); 1))" office:value-type="float" office:value="0" calcext:value-type="float">
            <text:p>0</text:p>
          </table:table-cell>
          <table:table-cell table:formula="of:=IF([.G225]=1; [.D225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date" office:date-value="2021-04-21" calcext:value-type="date">
            <text:p>21.04.2021</text:p>
          </table:table-cell>
          <table:table-cell office:value-type="string" calcext:value-type="string">
            <text:p>Malbork</text:p>
          </table:table-cell>
          <table:table-cell office:value-type="float" office:value="3170" calcext:value-type="float">
            <text:p>3170</text:p>
          </table:table-cell>
          <table:table-cell table:formula="of:=IF(OR(WEEKDAY([.B226])=7; WEEKDAY([.B226])=1); 5000; 12000)" office:value-type="float" office:value="12000" calcext:value-type="float">
            <text:p>12000</text:p>
          </table:table-cell>
          <table:table-cell table:formula="of:=IF([.B225]&lt;&gt;[.B226]; IF([.F225]+[.E226]-[.D226]&gt;0;[.F225]+[.E226]-[.D226]; [.F225]+[.E226] ); IF([.F225]-[.D226]&gt;0; [.F225]-[.D226]; [.F225]))" office:value-type="float" office:value="14010" calcext:value-type="float">
            <text:p>14010</text:p>
          </table:table-cell>
          <table:table-cell table:formula="of:=IF([.F225]-[.D226]&gt;0; 0; IF([.B226]-[.B225]&lt;&gt;0; IF([.F225]-[.D226]+[.E226]&lt;0; 1; 0); 1))" office:value-type="float" office:value="0" calcext:value-type="float">
            <text:p>0</text:p>
          </table:table-cell>
          <table:table-cell table:formula="of:=IF([.G226]=1; [.D226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date" office:date-value="2021-04-21" calcext:value-type="date">
            <text:p>21.04.2021</text:p>
          </table:table-cell>
          <table:table-cell office:value-type="string" calcext:value-type="string">
            <text:p>Ogrodzieniec</text:p>
          </table:table-cell>
          <table:table-cell office:value-type="float" office:value="4140" calcext:value-type="float">
            <text:p>4140</text:p>
          </table:table-cell>
          <table:table-cell table:formula="of:=IF(OR(WEEKDAY([.B227])=7; WEEKDAY([.B227])=1); 5000; 12000)" office:value-type="float" office:value="12000" calcext:value-type="float">
            <text:p>12000</text:p>
          </table:table-cell>
          <table:table-cell table:formula="of:=IF([.B226]&lt;&gt;[.B227]; IF([.F226]+[.E227]-[.D227]&gt;0;[.F226]+[.E227]-[.D227]; [.F226]+[.E227] ); IF([.F226]-[.D227]&gt;0; [.F226]-[.D227]; [.F226]))" office:value-type="float" office:value="9870" calcext:value-type="float">
            <text:p>9870</text:p>
          </table:table-cell>
          <table:table-cell table:formula="of:=IF([.F226]-[.D227]&gt;0; 0; IF([.B227]-[.B226]&lt;&gt;0; IF([.F226]-[.D227]+[.E227]&lt;0; 1; 0); 1))" office:value-type="float" office:value="0" calcext:value-type="float">
            <text:p>0</text:p>
          </table:table-cell>
          <table:table-cell table:formula="of:=IF([.G227]=1; [.D227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date" office:date-value="2021-04-21" calcext:value-type="date">
            <text:p>21.04.2021</text:p>
          </table:table-cell>
          <table:table-cell office:value-type="string" calcext:value-type="string">
            <text:p>Przemysl</text:p>
          </table:table-cell>
          <table:table-cell office:value-type="float" office:value="2060" calcext:value-type="float">
            <text:p>2060</text:p>
          </table:table-cell>
          <table:table-cell table:formula="of:=IF(OR(WEEKDAY([.B228])=7; WEEKDAY([.B228])=1); 5000; 12000)" office:value-type="float" office:value="12000" calcext:value-type="float">
            <text:p>12000</text:p>
          </table:table-cell>
          <table:table-cell table:formula="of:=IF([.B227]&lt;&gt;[.B228]; IF([.F227]+[.E228]-[.D228]&gt;0;[.F227]+[.E228]-[.D228]; [.F227]+[.E228] ); IF([.F227]-[.D228]&gt;0; [.F227]-[.D228]; [.F227]))" office:value-type="float" office:value="7810" calcext:value-type="float">
            <text:p>7810</text:p>
          </table:table-cell>
          <table:table-cell table:formula="of:=IF([.F227]-[.D228]&gt;0; 0; IF([.B228]-[.B227]&lt;&gt;0; IF([.F227]-[.D228]+[.E228]&lt;0; 1; 0); 1))" office:value-type="float" office:value="0" calcext:value-type="float">
            <text:p>0</text:p>
          </table:table-cell>
          <table:table-cell table:formula="of:=IF([.G228]=1; [.D228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date" office:date-value="2021-04-22" calcext:value-type="date">
            <text:p>22.04.2021</text:p>
          </table:table-cell>
          <table:table-cell office:value-type="string" calcext:value-type="string">
            <text:p>Przemysl</text:p>
          </table:table-cell>
          <table:table-cell office:value-type="float" office:value="8220" calcext:value-type="float">
            <text:p>8220</text:p>
          </table:table-cell>
          <table:table-cell table:formula="of:=IF(OR(WEEKDAY([.B229])=7; WEEKDAY([.B229])=1); 5000; 12000)" office:value-type="float" office:value="12000" calcext:value-type="float">
            <text:p>12000</text:p>
          </table:table-cell>
          <table:table-cell table:formula="of:=IF([.B228]&lt;&gt;[.B229]; IF([.F228]+[.E229]-[.D229]&gt;0;[.F228]+[.E229]-[.D229]; [.F228]+[.E229] ); IF([.F228]-[.D229]&gt;0; [.F228]-[.D229]; [.F228]))" office:value-type="float" office:value="11590" calcext:value-type="float">
            <text:p>11590</text:p>
          </table:table-cell>
          <table:table-cell table:formula="of:=IF([.F228]-[.D229]&gt;0; 0; IF([.B229]-[.B228]&lt;&gt;0; IF([.F228]-[.D229]+[.E229]&lt;0; 1; 0); 1))" office:value-type="float" office:value="0" calcext:value-type="float">
            <text:p>0</text:p>
          </table:table-cell>
          <table:table-cell table:formula="of:=IF([.G229]=1; [.D229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date" office:date-value="2021-04-23" calcext:value-type="date">
            <text:p>23.04.2021</text:p>
          </table:table-cell>
          <table:table-cell office:value-type="string" calcext:value-type="string">
            <text:p>Malbork</text:p>
          </table:table-cell>
          <table:table-cell office:value-type="float" office:value="9490" calcext:value-type="float">
            <text:p>9490</text:p>
          </table:table-cell>
          <table:table-cell table:formula="of:=IF(OR(WEEKDAY([.B230])=7; WEEKDAY([.B230])=1); 5000; 12000)" office:value-type="float" office:value="12000" calcext:value-type="float">
            <text:p>12000</text:p>
          </table:table-cell>
          <table:table-cell table:formula="of:=IF([.B229]&lt;&gt;[.B230]; IF([.F229]+[.E230]-[.D230]&gt;0;[.F229]+[.E230]-[.D230]; [.F229]+[.E230] ); IF([.F229]-[.D230]&gt;0; [.F229]-[.D230]; [.F229]))" office:value-type="float" office:value="14100" calcext:value-type="float">
            <text:p>14100</text:p>
          </table:table-cell>
          <table:table-cell table:formula="of:=IF([.F229]-[.D230]&gt;0; 0; IF([.B230]-[.B229]&lt;&gt;0; IF([.F229]-[.D230]+[.E230]&lt;0; 1; 0); 1))" office:value-type="float" office:value="0" calcext:value-type="float">
            <text:p>0</text:p>
          </table:table-cell>
          <table:table-cell table:formula="of:=IF([.G230]=1; [.D230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date" office:date-value="2021-04-23" calcext:value-type="date">
            <text:p>23.04.2021</text:p>
          </table:table-cell>
          <table:table-cell office:value-type="string" calcext:value-type="string">
            <text:p>Ogrodzieniec</text:p>
          </table:table-cell>
          <table:table-cell office:value-type="float" office:value="950" calcext:value-type="float">
            <text:p>950</text:p>
          </table:table-cell>
          <table:table-cell table:formula="of:=IF(OR(WEEKDAY([.B231])=7; WEEKDAY([.B231])=1); 5000; 12000)" office:value-type="float" office:value="12000" calcext:value-type="float">
            <text:p>12000</text:p>
          </table:table-cell>
          <table:table-cell table:formula="of:=IF([.B230]&lt;&gt;[.B231]; IF([.F230]+[.E231]-[.D231]&gt;0;[.F230]+[.E231]-[.D231]; [.F230]+[.E231] ); IF([.F230]-[.D231]&gt;0; [.F230]-[.D231]; [.F230]))" office:value-type="float" office:value="13150" calcext:value-type="float">
            <text:p>13150</text:p>
          </table:table-cell>
          <table:table-cell table:formula="of:=IF([.F230]-[.D231]&gt;0; 0; IF([.B231]-[.B230]&lt;&gt;0; IF([.F230]-[.D231]+[.E231]&lt;0; 1; 0); 1))" office:value-type="float" office:value="0" calcext:value-type="float">
            <text:p>0</text:p>
          </table:table-cell>
          <table:table-cell table:formula="of:=IF([.G231]=1; [.D231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date" office:date-value="2021-04-24" calcext:value-type="date">
            <text:p>24.04.2021</text:p>
          </table:table-cell>
          <table:table-cell office:value-type="string" calcext:value-type="string">
            <text:p>Przemysl</text:p>
          </table:table-cell>
          <table:table-cell office:value-type="float" office:value="3110" calcext:value-type="float">
            <text:p>3110</text:p>
          </table:table-cell>
          <table:table-cell table:formula="of:=IF(OR(WEEKDAY([.B232])=7; WEEKDAY([.B232])=1); 5000; 12000)" office:value-type="float" office:value="5000" calcext:value-type="float">
            <text:p>5000</text:p>
          </table:table-cell>
          <table:table-cell table:formula="of:=IF([.B231]&lt;&gt;[.B232]; IF([.F231]+[.E232]-[.D232]&gt;0;[.F231]+[.E232]-[.D232]; [.F231]+[.E232] ); IF([.F231]-[.D232]&gt;0; [.F231]-[.D232]; [.F231]))" office:value-type="float" office:value="15040" calcext:value-type="float">
            <text:p>15040</text:p>
          </table:table-cell>
          <table:table-cell table:formula="of:=IF([.F231]-[.D232]&gt;0; 0; IF([.B232]-[.B231]&lt;&gt;0; IF([.F231]-[.D232]+[.E232]&lt;0; 1; 0); 1))" office:value-type="float" office:value="0" calcext:value-type="float">
            <text:p>0</text:p>
          </table:table-cell>
          <table:table-cell table:formula="of:=IF([.G232]=1; [.D232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date" office:date-value="2021-04-25" calcext:value-type="date">
            <text:p>25.04.2021</text:p>
          </table:table-cell>
          <table:table-cell office:value-type="string" calcext:value-type="string">
            <text:p>Gniezno</text:p>
          </table:table-cell>
          <table:table-cell office:value-type="float" office:value="6010" calcext:value-type="float">
            <text:p>6010</text:p>
          </table:table-cell>
          <table:table-cell table:formula="of:=IF(OR(WEEKDAY([.B233])=7; WEEKDAY([.B233])=1); 5000; 12000)" office:value-type="float" office:value="5000" calcext:value-type="float">
            <text:p>5000</text:p>
          </table:table-cell>
          <table:table-cell table:formula="of:=IF([.B232]&lt;&gt;[.B233]; IF([.F232]+[.E233]-[.D233]&gt;0;[.F232]+[.E233]-[.D233]; [.F232]+[.E233] ); IF([.F232]-[.D233]&gt;0; [.F232]-[.D233]; [.F232]))" office:value-type="float" office:value="14030" calcext:value-type="float">
            <text:p>14030</text:p>
          </table:table-cell>
          <table:table-cell table:formula="of:=IF([.F232]-[.D233]&gt;0; 0; IF([.B233]-[.B232]&lt;&gt;0; IF([.F232]-[.D233]+[.E233]&lt;0; 1; 0); 1))" office:value-type="float" office:value="0" calcext:value-type="float">
            <text:p>0</text:p>
          </table:table-cell>
          <table:table-cell table:formula="of:=IF([.G233]=1; [.D233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date" office:date-value="2021-04-25" calcext:value-type="date">
            <text:p>25.04.2021</text:p>
          </table:table-cell>
          <table:table-cell office:value-type="string" calcext:value-type="string">
            <text:p>Malbork</text:p>
          </table:table-cell>
          <table:table-cell office:value-type="float" office:value="1220" calcext:value-type="float">
            <text:p>1220</text:p>
          </table:table-cell>
          <table:table-cell table:formula="of:=IF(OR(WEEKDAY([.B234])=7; WEEKDAY([.B234])=1); 5000; 12000)" office:value-type="float" office:value="5000" calcext:value-type="float">
            <text:p>5000</text:p>
          </table:table-cell>
          <table:table-cell table:formula="of:=IF([.B233]&lt;&gt;[.B234]; IF([.F233]+[.E234]-[.D234]&gt;0;[.F233]+[.E234]-[.D234]; [.F233]+[.E234] ); IF([.F233]-[.D234]&gt;0; [.F233]-[.D234]; [.F233]))" office:value-type="float" office:value="12810" calcext:value-type="float">
            <text:p>12810</text:p>
          </table:table-cell>
          <table:table-cell table:formula="of:=IF([.F233]-[.D234]&gt;0; 0; IF([.B234]-[.B233]&lt;&gt;0; IF([.F233]-[.D234]+[.E234]&lt;0; 1; 0); 1))" office:value-type="float" office:value="0" calcext:value-type="float">
            <text:p>0</text:p>
          </table:table-cell>
          <table:table-cell table:formula="of:=IF([.G234]=1; [.D234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date" office:date-value="2021-04-25" calcext:value-type="date">
            <text:p>25.04.2021</text:p>
          </table:table-cell>
          <table:table-cell office:value-type="string" calcext:value-type="string">
            <text:p>Ogrodzieniec</text:p>
          </table:table-cell>
          <table:table-cell office:value-type="float" office:value="8060" calcext:value-type="float">
            <text:p>8060</text:p>
          </table:table-cell>
          <table:table-cell table:formula="of:=IF(OR(WEEKDAY([.B235])=7; WEEKDAY([.B235])=1); 5000; 12000)" office:value-type="float" office:value="5000" calcext:value-type="float">
            <text:p>5000</text:p>
          </table:table-cell>
          <table:table-cell table:formula="of:=IF([.B234]&lt;&gt;[.B235]; IF([.F234]+[.E235]-[.D235]&gt;0;[.F234]+[.E235]-[.D235]; [.F234]+[.E235] ); IF([.F234]-[.D235]&gt;0; [.F234]-[.D235]; [.F234]))" office:value-type="float" office:value="4750" calcext:value-type="float">
            <text:p>4750</text:p>
          </table:table-cell>
          <table:table-cell table:formula="of:=IF([.F234]-[.D235]&gt;0; 0; IF([.B235]-[.B234]&lt;&gt;0; IF([.F234]-[.D235]+[.E235]&lt;0; 1; 0); 1))" office:value-type="float" office:value="0" calcext:value-type="float">
            <text:p>0</text:p>
          </table:table-cell>
          <table:table-cell table:formula="of:=IF([.G235]=1; [.D235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date" office:date-value="2021-04-26" calcext:value-type="date">
            <text:p>26.04.2021</text:p>
          </table:table-cell>
          <table:table-cell office:value-type="string" calcext:value-type="string">
            <text:p>Malbork</text:p>
          </table:table-cell>
          <table:table-cell office:value-type="float" office:value="4040" calcext:value-type="float">
            <text:p>4040</text:p>
          </table:table-cell>
          <table:table-cell table:formula="of:=IF(OR(WEEKDAY([.B236])=7; WEEKDAY([.B236])=1); 5000; 12000)" office:value-type="float" office:value="12000" calcext:value-type="float">
            <text:p>12000</text:p>
          </table:table-cell>
          <table:table-cell table:formula="of:=IF([.B235]&lt;&gt;[.B236]; IF([.F235]+[.E236]-[.D236]&gt;0;[.F235]+[.E236]-[.D236]; [.F235]+[.E236] ); IF([.F235]-[.D236]&gt;0; [.F235]-[.D236]; [.F235]))" office:value-type="float" office:value="12710" calcext:value-type="float">
            <text:p>12710</text:p>
          </table:table-cell>
          <table:table-cell table:formula="of:=IF([.F235]-[.D236]&gt;0; 0; IF([.B236]-[.B235]&lt;&gt;0; IF([.F235]-[.D236]+[.E236]&lt;0; 1; 0); 1))" office:value-type="float" office:value="0" calcext:value-type="float">
            <text:p>0</text:p>
          </table:table-cell>
          <table:table-cell table:formula="of:=IF([.G236]=1; [.D236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date" office:date-value="2021-04-27" calcext:value-type="date">
            <text:p>27.04.2021</text:p>
          </table:table-cell>
          <table:table-cell office:value-type="string" calcext:value-type="string">
            <text:p>Gniezno</text:p>
          </table:table-cell>
          <table:table-cell office:value-type="float" office:value="950" calcext:value-type="float">
            <text:p>950</text:p>
          </table:table-cell>
          <table:table-cell table:formula="of:=IF(OR(WEEKDAY([.B237])=7; WEEKDAY([.B237])=1); 5000; 12000)" office:value-type="float" office:value="12000" calcext:value-type="float">
            <text:p>12000</text:p>
          </table:table-cell>
          <table:table-cell table:formula="of:=IF([.B236]&lt;&gt;[.B237]; IF([.F236]+[.E237]-[.D237]&gt;0;[.F236]+[.E237]-[.D237]; [.F236]+[.E237] ); IF([.F236]-[.D237]&gt;0; [.F236]-[.D237]; [.F236]))" office:value-type="float" office:value="23760" calcext:value-type="float">
            <text:p>23760</text:p>
          </table:table-cell>
          <table:table-cell table:formula="of:=IF([.F236]-[.D237]&gt;0; 0; IF([.B237]-[.B236]&lt;&gt;0; IF([.F236]-[.D237]+[.E237]&lt;0; 1; 0); 1))" office:value-type="float" office:value="0" calcext:value-type="float">
            <text:p>0</text:p>
          </table:table-cell>
          <table:table-cell table:formula="of:=IF([.G237]=1; [.D237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date" office:date-value="2021-04-27" calcext:value-type="date">
            <text:p>27.04.2021</text:p>
          </table:table-cell>
          <table:table-cell office:value-type="string" calcext:value-type="string">
            <text:p>Przemysl</text:p>
          </table:table-cell>
          <table:table-cell office:value-type="float" office:value="9470" calcext:value-type="float">
            <text:p>9470</text:p>
          </table:table-cell>
          <table:table-cell table:formula="of:=IF(OR(WEEKDAY([.B238])=7; WEEKDAY([.B238])=1); 5000; 12000)" office:value-type="float" office:value="12000" calcext:value-type="float">
            <text:p>12000</text:p>
          </table:table-cell>
          <table:table-cell table:formula="of:=IF([.B237]&lt;&gt;[.B238]; IF([.F237]+[.E238]-[.D238]&gt;0;[.F237]+[.E238]-[.D238]; [.F237]+[.E238] ); IF([.F237]-[.D238]&gt;0; [.F237]-[.D238]; [.F237]))" office:value-type="float" office:value="14290" calcext:value-type="float">
            <text:p>14290</text:p>
          </table:table-cell>
          <table:table-cell table:formula="of:=IF([.F237]-[.D238]&gt;0; 0; IF([.B238]-[.B237]&lt;&gt;0; IF([.F237]-[.D238]+[.E238]&lt;0; 1; 0); 1))" office:value-type="float" office:value="0" calcext:value-type="float">
            <text:p>0</text:p>
          </table:table-cell>
          <table:table-cell table:formula="of:=IF([.G238]=1; [.D238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date" office:date-value="2021-04-27" calcext:value-type="date">
            <text:p>27.04.2021</text:p>
          </table:table-cell>
          <table:table-cell office:value-type="string" calcext:value-type="string">
            <text:p>Malbork</text:p>
          </table:table-cell>
          <table:table-cell office:value-type="float" office:value="4760" calcext:value-type="float">
            <text:p>4760</text:p>
          </table:table-cell>
          <table:table-cell table:formula="of:=IF(OR(WEEKDAY([.B239])=7; WEEKDAY([.B239])=1); 5000; 12000)" office:value-type="float" office:value="12000" calcext:value-type="float">
            <text:p>12000</text:p>
          </table:table-cell>
          <table:table-cell table:formula="of:=IF([.B238]&lt;&gt;[.B239]; IF([.F238]+[.E239]-[.D239]&gt;0;[.F238]+[.E239]-[.D239]; [.F238]+[.E239] ); IF([.F238]-[.D239]&gt;0; [.F238]-[.D239]; [.F238]))" office:value-type="float" office:value="9530" calcext:value-type="float">
            <text:p>9530</text:p>
          </table:table-cell>
          <table:table-cell table:formula="of:=IF([.F238]-[.D239]&gt;0; 0; IF([.B239]-[.B238]&lt;&gt;0; IF([.F238]-[.D239]+[.E239]&lt;0; 1; 0); 1))" office:value-type="float" office:value="0" calcext:value-type="float">
            <text:p>0</text:p>
          </table:table-cell>
          <table:table-cell table:formula="of:=IF([.G239]=1; [.D239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date" office:date-value="2021-04-28" calcext:value-type="date">
            <text:p>28.04.2021</text:p>
          </table:table-cell>
          <table:table-cell office:value-type="string" calcext:value-type="string">
            <text:p>Ogrodzieniec</text:p>
          </table:table-cell>
          <table:table-cell office:value-type="float" office:value="9390" calcext:value-type="float">
            <text:p>9390</text:p>
          </table:table-cell>
          <table:table-cell table:formula="of:=IF(OR(WEEKDAY([.B240])=7; WEEKDAY([.B240])=1); 5000; 12000)" office:value-type="float" office:value="12000" calcext:value-type="float">
            <text:p>12000</text:p>
          </table:table-cell>
          <table:table-cell table:formula="of:=IF([.B239]&lt;&gt;[.B240]; IF([.F239]+[.E240]-[.D240]&gt;0;[.F239]+[.E240]-[.D240]; [.F239]+[.E240] ); IF([.F239]-[.D240]&gt;0; [.F239]-[.D240]; [.F239]))" office:value-type="float" office:value="12140" calcext:value-type="float">
            <text:p>12140</text:p>
          </table:table-cell>
          <table:table-cell table:formula="of:=IF([.F239]-[.D240]&gt;0; 0; IF([.B240]-[.B239]&lt;&gt;0; IF([.F239]-[.D240]+[.E240]&lt;0; 1; 0); 1))" office:value-type="float" office:value="0" calcext:value-type="float">
            <text:p>0</text:p>
          </table:table-cell>
          <table:table-cell table:formula="of:=IF([.G240]=1; [.D240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date" office:date-value="2021-04-28" calcext:value-type="date">
            <text:p>28.04.2021</text:p>
          </table:table-cell>
          <table:table-cell office:value-type="string" calcext:value-type="string">
            <text:p>Przemysl</text:p>
          </table:table-cell>
          <table:table-cell office:value-type="float" office:value="4520" calcext:value-type="float">
            <text:p>4520</text:p>
          </table:table-cell>
          <table:table-cell table:formula="of:=IF(OR(WEEKDAY([.B241])=7; WEEKDAY([.B241])=1); 5000; 12000)" office:value-type="float" office:value="12000" calcext:value-type="float">
            <text:p>12000</text:p>
          </table:table-cell>
          <table:table-cell table:formula="of:=IF([.B240]&lt;&gt;[.B241]; IF([.F240]+[.E241]-[.D241]&gt;0;[.F240]+[.E241]-[.D241]; [.F240]+[.E241] ); IF([.F240]-[.D241]&gt;0; [.F240]-[.D241]; [.F240]))" office:value-type="float" office:value="7620" calcext:value-type="float">
            <text:p>7620</text:p>
          </table:table-cell>
          <table:table-cell table:formula="of:=IF([.F240]-[.D241]&gt;0; 0; IF([.B241]-[.B240]&lt;&gt;0; IF([.F240]-[.D241]+[.E241]&lt;0; 1; 0); 1))" office:value-type="float" office:value="0" calcext:value-type="float">
            <text:p>0</text:p>
          </table:table-cell>
          <table:table-cell table:formula="of:=IF([.G241]=1; [.D241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date" office:date-value="2021-04-29" calcext:value-type="date">
            <text:p>29.04.2021</text:p>
          </table:table-cell>
          <table:table-cell office:value-type="string" calcext:value-type="string">
            <text:p>Przemysl</text:p>
          </table:table-cell>
          <table:table-cell office:value-type="float" office:value="8460" calcext:value-type="float">
            <text:p>8460</text:p>
          </table:table-cell>
          <table:table-cell table:formula="of:=IF(OR(WEEKDAY([.B242])=7; WEEKDAY([.B242])=1); 5000; 12000)" office:value-type="float" office:value="12000" calcext:value-type="float">
            <text:p>12000</text:p>
          </table:table-cell>
          <table:table-cell table:formula="of:=IF([.B241]&lt;&gt;[.B242]; IF([.F241]+[.E242]-[.D242]&gt;0;[.F241]+[.E242]-[.D242]; [.F241]+[.E242] ); IF([.F241]-[.D242]&gt;0; [.F241]-[.D242]; [.F241]))" office:value-type="float" office:value="11160" calcext:value-type="float">
            <text:p>11160</text:p>
          </table:table-cell>
          <table:table-cell table:formula="of:=IF([.F241]-[.D242]&gt;0; 0; IF([.B242]-[.B241]&lt;&gt;0; IF([.F241]-[.D242]+[.E242]&lt;0; 1; 0); 1))" office:value-type="float" office:value="0" calcext:value-type="float">
            <text:p>0</text:p>
          </table:table-cell>
          <table:table-cell table:formula="of:=IF([.G242]=1; [.D242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date" office:date-value="2021-04-30" calcext:value-type="date">
            <text:p>30.04.2021</text:p>
          </table:table-cell>
          <table:table-cell office:value-type="string" calcext:value-type="string">
            <text:p>Ogrodzieniec</text:p>
          </table:table-cell>
          <table:table-cell office:value-type="float" office:value="4880" calcext:value-type="float">
            <text:p>4880</text:p>
          </table:table-cell>
          <table:table-cell table:formula="of:=IF(OR(WEEKDAY([.B243])=7; WEEKDAY([.B243])=1); 5000; 12000)" office:value-type="float" office:value="12000" calcext:value-type="float">
            <text:p>12000</text:p>
          </table:table-cell>
          <table:table-cell table:formula="of:=IF([.B242]&lt;&gt;[.B243]; IF([.F242]+[.E243]-[.D243]&gt;0;[.F242]+[.E243]-[.D243]; [.F242]+[.E243] ); IF([.F242]-[.D243]&gt;0; [.F242]-[.D243]; [.F242]))" office:value-type="float" office:value="18280" calcext:value-type="float">
            <text:p>18280</text:p>
          </table:table-cell>
          <table:table-cell table:formula="of:=IF([.F242]-[.D243]&gt;0; 0; IF([.B243]-[.B242]&lt;&gt;0; IF([.F242]-[.D243]+[.E243]&lt;0; 1; 0); 1))" office:value-type="float" office:value="0" calcext:value-type="float">
            <text:p>0</text:p>
          </table:table-cell>
          <table:table-cell table:formula="of:=IF([.G243]=1; [.D243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date" office:date-value="2021-05-01" calcext:value-type="date">
            <text:p>1.05.2021</text:p>
          </table:table-cell>
          <table:table-cell office:value-type="string" calcext:value-type="string">
            <text:p>Ogrodzieniec</text:p>
          </table:table-cell>
          <table:table-cell office:value-type="float" office:value="3980" calcext:value-type="float">
            <text:p>3980</text:p>
          </table:table-cell>
          <table:table-cell table:formula="of:=IF(OR(WEEKDAY([.B244])=7; WEEKDAY([.B244])=1); 5000; 12000)" office:value-type="float" office:value="5000" calcext:value-type="float">
            <text:p>5000</text:p>
          </table:table-cell>
          <table:table-cell table:formula="of:=IF([.B243]&lt;&gt;[.B244]; IF([.F243]+[.E244]-[.D244]&gt;0;[.F243]+[.E244]-[.D244]; [.F243]+[.E244] ); IF([.F243]-[.D244]&gt;0; [.F243]-[.D244]; [.F243]))" office:value-type="float" office:value="19300" calcext:value-type="float">
            <text:p>19300</text:p>
          </table:table-cell>
          <table:table-cell table:formula="of:=IF([.F243]-[.D244]&gt;0; 0; IF([.B244]-[.B243]&lt;&gt;0; IF([.F243]-[.D244]+[.E244]&lt;0; 1; 0); 1))" office:value-type="float" office:value="0" calcext:value-type="float">
            <text:p>0</text:p>
          </table:table-cell>
          <table:table-cell table:formula="of:=IF([.G244]=1; [.D244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date" office:date-value="2021-05-02" calcext:value-type="date">
            <text:p>2.05.2021</text:p>
          </table:table-cell>
          <table:table-cell office:value-type="string" calcext:value-type="string">
            <text:p>Ogrodzieniec</text:p>
          </table:table-cell>
          <table:table-cell office:value-type="float" office:value="3980" calcext:value-type="float">
            <text:p>3980</text:p>
          </table:table-cell>
          <table:table-cell table:formula="of:=IF(OR(WEEKDAY([.B245])=7; WEEKDAY([.B245])=1); 5000; 12000)" office:value-type="float" office:value="5000" calcext:value-type="float">
            <text:p>5000</text:p>
          </table:table-cell>
          <table:table-cell table:formula="of:=IF([.B244]&lt;&gt;[.B245]; IF([.F244]+[.E245]-[.D245]&gt;0;[.F244]+[.E245]-[.D245]; [.F244]+[.E245] ); IF([.F244]-[.D245]&gt;0; [.F244]-[.D245]; [.F244]))" office:value-type="float" office:value="20320" calcext:value-type="float">
            <text:p>20320</text:p>
          </table:table-cell>
          <table:table-cell table:formula="of:=IF([.F244]-[.D245]&gt;0; 0; IF([.B245]-[.B244]&lt;&gt;0; IF([.F244]-[.D245]+[.E245]&lt;0; 1; 0); 1))" office:value-type="float" office:value="0" calcext:value-type="float">
            <text:p>0</text:p>
          </table:table-cell>
          <table:table-cell table:formula="of:=IF([.G245]=1; [.D245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date" office:date-value="2021-05-03" calcext:value-type="date">
            <text:p>3.05.2021</text:p>
          </table:table-cell>
          <table:table-cell office:value-type="string" calcext:value-type="string">
            <text:p>Gniezno</text:p>
          </table:table-cell>
          <table:table-cell office:value-type="float" office:value="2130" calcext:value-type="float">
            <text:p>2130</text:p>
          </table:table-cell>
          <table:table-cell table:formula="of:=IF(OR(WEEKDAY([.B246])=7; WEEKDAY([.B246])=1); 5000; 12000)" office:value-type="float" office:value="12000" calcext:value-type="float">
            <text:p>12000</text:p>
          </table:table-cell>
          <table:table-cell table:formula="of:=IF([.B245]&lt;&gt;[.B246]; IF([.F245]+[.E246]-[.D246]&gt;0;[.F245]+[.E246]-[.D246]; [.F245]+[.E246] ); IF([.F245]-[.D246]&gt;0; [.F245]-[.D246]; [.F245]))" office:value-type="float" office:value="30190" calcext:value-type="float">
            <text:p>30190</text:p>
          </table:table-cell>
          <table:table-cell table:formula="of:=IF([.F245]-[.D246]&gt;0; 0; IF([.B246]-[.B245]&lt;&gt;0; IF([.F245]-[.D246]+[.E246]&lt;0; 1; 0); 1))" office:value-type="float" office:value="0" calcext:value-type="float">
            <text:p>0</text:p>
          </table:table-cell>
          <table:table-cell table:formula="of:=IF([.G246]=1; [.D246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date" office:date-value="2021-05-03" calcext:value-type="date">
            <text:p>3.05.2021</text:p>
          </table:table-cell>
          <table:table-cell office:value-type="string" calcext:value-type="string">
            <text:p>Przemysl</text:p>
          </table:table-cell>
          <table:table-cell office:value-type="float" office:value="7520" calcext:value-type="float">
            <text:p>7520</text:p>
          </table:table-cell>
          <table:table-cell table:formula="of:=IF(OR(WEEKDAY([.B247])=7; WEEKDAY([.B247])=1); 5000; 12000)" office:value-type="float" office:value="12000" calcext:value-type="float">
            <text:p>12000</text:p>
          </table:table-cell>
          <table:table-cell table:formula="of:=IF([.B246]&lt;&gt;[.B247]; IF([.F246]+[.E247]-[.D247]&gt;0;[.F246]+[.E247]-[.D247]; [.F246]+[.E247] ); IF([.F246]-[.D247]&gt;0; [.F246]-[.D247]; [.F246]))" office:value-type="float" office:value="22670" calcext:value-type="float">
            <text:p>22670</text:p>
          </table:table-cell>
          <table:table-cell table:formula="of:=IF([.F246]-[.D247]&gt;0; 0; IF([.B247]-[.B246]&lt;&gt;0; IF([.F246]-[.D247]+[.E247]&lt;0; 1; 0); 1))" office:value-type="float" office:value="0" calcext:value-type="float">
            <text:p>0</text:p>
          </table:table-cell>
          <table:table-cell table:formula="of:=IF([.G247]=1; [.D247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date" office:date-value="2021-05-04" calcext:value-type="date">
            <text:p>4.05.2021</text:p>
          </table:table-cell>
          <table:table-cell office:value-type="string" calcext:value-type="string">
            <text:p>Przemysl</text:p>
          </table:table-cell>
          <table:table-cell office:value-type="float" office:value="3900" calcext:value-type="float">
            <text:p>3900</text:p>
          </table:table-cell>
          <table:table-cell table:formula="of:=IF(OR(WEEKDAY([.B248])=7; WEEKDAY([.B248])=1); 5000; 12000)" office:value-type="float" office:value="12000" calcext:value-type="float">
            <text:p>12000</text:p>
          </table:table-cell>
          <table:table-cell table:formula="of:=IF([.B247]&lt;&gt;[.B248]; IF([.F247]+[.E248]-[.D248]&gt;0;[.F247]+[.E248]-[.D248]; [.F247]+[.E248] ); IF([.F247]-[.D248]&gt;0; [.F247]-[.D248]; [.F247]))" office:value-type="float" office:value="30770" calcext:value-type="float">
            <text:p>30770</text:p>
          </table:table-cell>
          <table:table-cell table:formula="of:=IF([.F247]-[.D248]&gt;0; 0; IF([.B248]-[.B247]&lt;&gt;0; IF([.F247]-[.D248]+[.E248]&lt;0; 1; 0); 1))" office:value-type="float" office:value="0" calcext:value-type="float">
            <text:p>0</text:p>
          </table:table-cell>
          <table:table-cell table:formula="of:=IF([.G248]=1; [.D248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date" office:date-value="2021-05-05" calcext:value-type="date">
            <text:p>5.05.2021</text:p>
          </table:table-cell>
          <table:table-cell office:value-type="string" calcext:value-type="string">
            <text:p>Przemysl</text:p>
          </table:table-cell>
          <table:table-cell office:value-type="float" office:value="8960" calcext:value-type="float">
            <text:p>8960</text:p>
          </table:table-cell>
          <table:table-cell table:formula="of:=IF(OR(WEEKDAY([.B249])=7; WEEKDAY([.B249])=1); 5000; 12000)" office:value-type="float" office:value="12000" calcext:value-type="float">
            <text:p>12000</text:p>
          </table:table-cell>
          <table:table-cell table:formula="of:=IF([.B248]&lt;&gt;[.B249]; IF([.F248]+[.E249]-[.D249]&gt;0;[.F248]+[.E249]-[.D249]; [.F248]+[.E249] ); IF([.F248]-[.D249]&gt;0; [.F248]-[.D249]; [.F248]))" office:value-type="float" office:value="33810" calcext:value-type="float">
            <text:p>33810</text:p>
          </table:table-cell>
          <table:table-cell table:formula="of:=IF([.F248]-[.D249]&gt;0; 0; IF([.B249]-[.B248]&lt;&gt;0; IF([.F248]-[.D249]+[.E249]&lt;0; 1; 0); 1))" office:value-type="float" office:value="0" calcext:value-type="float">
            <text:p>0</text:p>
          </table:table-cell>
          <table:table-cell table:formula="of:=IF([.G249]=1; [.D249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date" office:date-value="2021-05-05" calcext:value-type="date">
            <text:p>5.05.2021</text:p>
          </table:table-cell>
          <table:table-cell office:value-type="string" calcext:value-type="string">
            <text:p>Ogrodzieniec</text:p>
          </table:table-cell>
          <table:table-cell office:value-type="float" office:value="3070" calcext:value-type="float">
            <text:p>3070</text:p>
          </table:table-cell>
          <table:table-cell table:formula="of:=IF(OR(WEEKDAY([.B250])=7; WEEKDAY([.B250])=1); 5000; 12000)" office:value-type="float" office:value="12000" calcext:value-type="float">
            <text:p>12000</text:p>
          </table:table-cell>
          <table:table-cell table:formula="of:=IF([.B249]&lt;&gt;[.B250]; IF([.F249]+[.E250]-[.D250]&gt;0;[.F249]+[.E250]-[.D250]; [.F249]+[.E250] ); IF([.F249]-[.D250]&gt;0; [.F249]-[.D250]; [.F249]))" office:value-type="float" office:value="30740" calcext:value-type="float">
            <text:p>30740</text:p>
          </table:table-cell>
          <table:table-cell table:formula="of:=IF([.F249]-[.D250]&gt;0; 0; IF([.B250]-[.B249]&lt;&gt;0; IF([.F249]-[.D250]+[.E250]&lt;0; 1; 0); 1))" office:value-type="float" office:value="0" calcext:value-type="float">
            <text:p>0</text:p>
          </table:table-cell>
          <table:table-cell table:formula="of:=IF([.G250]=1; [.D250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date" office:date-value="2021-05-06" calcext:value-type="date">
            <text:p>6.05.2021</text:p>
          </table:table-cell>
          <table:table-cell office:value-type="string" calcext:value-type="string">
            <text:p>Ogrodzieniec</text:p>
          </table:table-cell>
          <table:table-cell office:value-type="float" office:value="1950" calcext:value-type="float">
            <text:p>1950</text:p>
          </table:table-cell>
          <table:table-cell table:formula="of:=IF(OR(WEEKDAY([.B251])=7; WEEKDAY([.B251])=1); 5000; 12000)" office:value-type="float" office:value="12000" calcext:value-type="float">
            <text:p>12000</text:p>
          </table:table-cell>
          <table:table-cell table:formula="of:=IF([.B250]&lt;&gt;[.B251]; IF([.F250]+[.E251]-[.D251]&gt;0;[.F250]+[.E251]-[.D251]; [.F250]+[.E251] ); IF([.F250]-[.D251]&gt;0; [.F250]-[.D251]; [.F250]))" office:value-type="float" office:value="40790" calcext:value-type="float">
            <text:p>40790</text:p>
          </table:table-cell>
          <table:table-cell table:formula="of:=IF([.F250]-[.D251]&gt;0; 0; IF([.B251]-[.B250]&lt;&gt;0; IF([.F250]-[.D251]+[.E251]&lt;0; 1; 0); 1))" office:value-type="float" office:value="0" calcext:value-type="float">
            <text:p>0</text:p>
          </table:table-cell>
          <table:table-cell table:formula="of:=IF([.G251]=1; [.D251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date" office:date-value="2021-05-06" calcext:value-type="date">
            <text:p>6.05.2021</text:p>
          </table:table-cell>
          <table:table-cell office:value-type="string" calcext:value-type="string">
            <text:p>Malbork</text:p>
          </table:table-cell>
          <table:table-cell office:value-type="float" office:value="4340" calcext:value-type="float">
            <text:p>4340</text:p>
          </table:table-cell>
          <table:table-cell table:formula="of:=IF(OR(WEEKDAY([.B252])=7; WEEKDAY([.B252])=1); 5000; 12000)" office:value-type="float" office:value="12000" calcext:value-type="float">
            <text:p>12000</text:p>
          </table:table-cell>
          <table:table-cell table:formula="of:=IF([.B251]&lt;&gt;[.B252]; IF([.F251]+[.E252]-[.D252]&gt;0;[.F251]+[.E252]-[.D252]; [.F251]+[.E252] ); IF([.F251]-[.D252]&gt;0; [.F251]-[.D252]; [.F251]))" office:value-type="float" office:value="36450" calcext:value-type="float">
            <text:p>36450</text:p>
          </table:table-cell>
          <table:table-cell table:formula="of:=IF([.F251]-[.D252]&gt;0; 0; IF([.B252]-[.B251]&lt;&gt;0; IF([.F251]-[.D252]+[.E252]&lt;0; 1; 0); 1))" office:value-type="float" office:value="0" calcext:value-type="float">
            <text:p>0</text:p>
          </table:table-cell>
          <table:table-cell table:formula="of:=IF([.G252]=1; [.D252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date" office:date-value="2021-05-07" calcext:value-type="date">
            <text:p>7.05.2021</text:p>
          </table:table-cell>
          <table:table-cell office:value-type="string" calcext:value-type="string">
            <text:p>Malbork</text:p>
          </table:table-cell>
          <table:table-cell office:value-type="float" office:value="8510" calcext:value-type="float">
            <text:p>8510</text:p>
          </table:table-cell>
          <table:table-cell table:formula="of:=IF(OR(WEEKDAY([.B253])=7; WEEKDAY([.B253])=1); 5000; 12000)" office:value-type="float" office:value="12000" calcext:value-type="float">
            <text:p>12000</text:p>
          </table:table-cell>
          <table:table-cell table:formula="of:=IF([.B252]&lt;&gt;[.B253]; IF([.F252]+[.E253]-[.D253]&gt;0;[.F252]+[.E253]-[.D253]; [.F252]+[.E253] ); IF([.F252]-[.D253]&gt;0; [.F252]-[.D253]; [.F252]))" office:value-type="float" office:value="39940" calcext:value-type="float">
            <text:p>39940</text:p>
          </table:table-cell>
          <table:table-cell table:formula="of:=IF([.F252]-[.D253]&gt;0; 0; IF([.B253]-[.B252]&lt;&gt;0; IF([.F252]-[.D253]+[.E253]&lt;0; 1; 0); 1))" office:value-type="float" office:value="0" calcext:value-type="float">
            <text:p>0</text:p>
          </table:table-cell>
          <table:table-cell table:formula="of:=IF([.G253]=1; [.D253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date" office:date-value="2021-05-07" calcext:value-type="date">
            <text:p>7.05.2021</text:p>
          </table:table-cell>
          <table:table-cell office:value-type="string" calcext:value-type="string">
            <text:p>Ogrodzieniec</text:p>
          </table:table-cell>
          <table:table-cell office:value-type="float" office:value="9810" calcext:value-type="float">
            <text:p>9810</text:p>
          </table:table-cell>
          <table:table-cell table:formula="of:=IF(OR(WEEKDAY([.B254])=7; WEEKDAY([.B254])=1); 5000; 12000)" office:value-type="float" office:value="12000" calcext:value-type="float">
            <text:p>12000</text:p>
          </table:table-cell>
          <table:table-cell table:formula="of:=IF([.B253]&lt;&gt;[.B254]; IF([.F253]+[.E254]-[.D254]&gt;0;[.F253]+[.E254]-[.D254]; [.F253]+[.E254] ); IF([.F253]-[.D254]&gt;0; [.F253]-[.D254]; [.F253]))" office:value-type="float" office:value="30130" calcext:value-type="float">
            <text:p>30130</text:p>
          </table:table-cell>
          <table:table-cell table:formula="of:=IF([.F253]-[.D254]&gt;0; 0; IF([.B254]-[.B253]&lt;&gt;0; IF([.F253]-[.D254]+[.E254]&lt;0; 1; 0); 1))" office:value-type="float" office:value="0" calcext:value-type="float">
            <text:p>0</text:p>
          </table:table-cell>
          <table:table-cell table:formula="of:=IF([.G254]=1; [.D254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date" office:date-value="2021-05-07" calcext:value-type="date">
            <text:p>7.05.2021</text:p>
          </table:table-cell>
          <table:table-cell office:value-type="string" calcext:value-type="string">
            <text:p>Gniezno</text:p>
          </table:table-cell>
          <table:table-cell office:value-type="float" office:value="5560" calcext:value-type="float">
            <text:p>5560</text:p>
          </table:table-cell>
          <table:table-cell table:formula="of:=IF(OR(WEEKDAY([.B255])=7; WEEKDAY([.B255])=1); 5000; 12000)" office:value-type="float" office:value="12000" calcext:value-type="float">
            <text:p>12000</text:p>
          </table:table-cell>
          <table:table-cell table:formula="of:=IF([.B254]&lt;&gt;[.B255]; IF([.F254]+[.E255]-[.D255]&gt;0;[.F254]+[.E255]-[.D255]; [.F254]+[.E255] ); IF([.F254]-[.D255]&gt;0; [.F254]-[.D255]; [.F254]))" office:value-type="float" office:value="24570" calcext:value-type="float">
            <text:p>24570</text:p>
          </table:table-cell>
          <table:table-cell table:formula="of:=IF([.F254]-[.D255]&gt;0; 0; IF([.B255]-[.B254]&lt;&gt;0; IF([.F254]-[.D255]+[.E255]&lt;0; 1; 0); 1))" office:value-type="float" office:value="0" calcext:value-type="float">
            <text:p>0</text:p>
          </table:table-cell>
          <table:table-cell table:formula="of:=IF([.G255]=1; [.D255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date" office:date-value="2021-05-07" calcext:value-type="date">
            <text:p>7.05.2021</text:p>
          </table:table-cell>
          <table:table-cell office:value-type="string" calcext:value-type="string">
            <text:p>Przemysl</text:p>
          </table:table-cell>
          <table:table-cell office:value-type="float" office:value="8340" calcext:value-type="float">
            <text:p>8340</text:p>
          </table:table-cell>
          <table:table-cell table:formula="of:=IF(OR(WEEKDAY([.B256])=7; WEEKDAY([.B256])=1); 5000; 12000)" office:value-type="float" office:value="12000" calcext:value-type="float">
            <text:p>12000</text:p>
          </table:table-cell>
          <table:table-cell table:formula="of:=IF([.B255]&lt;&gt;[.B256]; IF([.F255]+[.E256]-[.D256]&gt;0;[.F255]+[.E256]-[.D256]; [.F255]+[.E256] ); IF([.F255]-[.D256]&gt;0; [.F255]-[.D256]; [.F255]))" office:value-type="float" office:value="16230" calcext:value-type="float">
            <text:p>16230</text:p>
          </table:table-cell>
          <table:table-cell table:formula="of:=IF([.F255]-[.D256]&gt;0; 0; IF([.B256]-[.B255]&lt;&gt;0; IF([.F255]-[.D256]+[.E256]&lt;0; 1; 0); 1))" office:value-type="float" office:value="0" calcext:value-type="float">
            <text:p>0</text:p>
          </table:table-cell>
          <table:table-cell table:formula="of:=IF([.G256]=1; [.D256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date" office:date-value="2021-05-08" calcext:value-type="date">
            <text:p>8.05.2021</text:p>
          </table:table-cell>
          <table:table-cell office:value-type="string" calcext:value-type="string">
            <text:p>Przemysl</text:p>
          </table:table-cell>
          <table:table-cell office:value-type="float" office:value="4510" calcext:value-type="float">
            <text:p>4510</text:p>
          </table:table-cell>
          <table:table-cell table:formula="of:=IF(OR(WEEKDAY([.B257])=7; WEEKDAY([.B257])=1); 5000; 12000)" office:value-type="float" office:value="5000" calcext:value-type="float">
            <text:p>5000</text:p>
          </table:table-cell>
          <table:table-cell table:formula="of:=IF([.B256]&lt;&gt;[.B257]; IF([.F256]+[.E257]-[.D257]&gt;0;[.F256]+[.E257]-[.D257]; [.F256]+[.E257] ); IF([.F256]-[.D257]&gt;0; [.F256]-[.D257]; [.F256]))" office:value-type="float" office:value="16720" calcext:value-type="float">
            <text:p>16720</text:p>
          </table:table-cell>
          <table:table-cell table:formula="of:=IF([.F256]-[.D257]&gt;0; 0; IF([.B257]-[.B256]&lt;&gt;0; IF([.F256]-[.D257]+[.E257]&lt;0; 1; 0); 1))" office:value-type="float" office:value="0" calcext:value-type="float">
            <text:p>0</text:p>
          </table:table-cell>
          <table:table-cell table:formula="of:=IF([.G257]=1; [.D257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date" office:date-value="2021-05-08" calcext:value-type="date">
            <text:p>8.05.2021</text:p>
          </table:table-cell>
          <table:table-cell office:value-type="string" calcext:value-type="string">
            <text:p>Ogrodzieniec</text:p>
          </table:table-cell>
          <table:table-cell office:value-type="float" office:value="7270" calcext:value-type="float">
            <text:p>7270</text:p>
          </table:table-cell>
          <table:table-cell table:formula="of:=IF(OR(WEEKDAY([.B258])=7; WEEKDAY([.B258])=1); 5000; 12000)" office:value-type="float" office:value="5000" calcext:value-type="float">
            <text:p>5000</text:p>
          </table:table-cell>
          <table:table-cell table:formula="of:=IF([.B257]&lt;&gt;[.B258]; IF([.F257]+[.E258]-[.D258]&gt;0;[.F257]+[.E258]-[.D258]; [.F257]+[.E258] ); IF([.F257]-[.D258]&gt;0; [.F257]-[.D258]; [.F257]))" office:value-type="float" office:value="9450" calcext:value-type="float">
            <text:p>9450</text:p>
          </table:table-cell>
          <table:table-cell table:formula="of:=IF([.F257]-[.D258]&gt;0; 0; IF([.B258]-[.B257]&lt;&gt;0; IF([.F257]-[.D258]+[.E258]&lt;0; 1; 0); 1))" office:value-type="float" office:value="0" calcext:value-type="float">
            <text:p>0</text:p>
          </table:table-cell>
          <table:table-cell table:formula="of:=IF([.G258]=1; [.D258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date" office:date-value="2021-05-09" calcext:value-type="date">
            <text:p>9.05.2021</text:p>
          </table:table-cell>
          <table:table-cell office:value-type="string" calcext:value-type="string">
            <text:p>Przemysl</text:p>
          </table:table-cell>
          <table:table-cell office:value-type="float" office:value="7710" calcext:value-type="float">
            <text:p>7710</text:p>
          </table:table-cell>
          <table:table-cell table:formula="of:=IF(OR(WEEKDAY([.B259])=7; WEEKDAY([.B259])=1); 5000; 12000)" office:value-type="float" office:value="5000" calcext:value-type="float">
            <text:p>5000</text:p>
          </table:table-cell>
          <table:table-cell table:formula="of:=IF([.B258]&lt;&gt;[.B259]; IF([.F258]+[.E259]-[.D259]&gt;0;[.F258]+[.E259]-[.D259]; [.F258]+[.E259] ); IF([.F258]-[.D259]&gt;0; [.F258]-[.D259]; [.F258]))" office:value-type="float" office:value="6740" calcext:value-type="float">
            <text:p>6740</text:p>
          </table:table-cell>
          <table:table-cell table:formula="of:=IF([.F258]-[.D259]&gt;0; 0; IF([.B259]-[.B258]&lt;&gt;0; IF([.F258]-[.D259]+[.E259]&lt;0; 1; 0); 1))" office:value-type="float" office:value="0" calcext:value-type="float">
            <text:p>0</text:p>
          </table:table-cell>
          <table:table-cell table:formula="of:=IF([.G259]=1; [.D259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date" office:date-value="2021-05-09" calcext:value-type="date">
            <text:p>9.05.2021</text:p>
          </table:table-cell>
          <table:table-cell office:value-type="string" calcext:value-type="string">
            <text:p>Gniezno</text:p>
          </table:table-cell>
          <table:table-cell office:value-type="float" office:value="8090" calcext:value-type="float">
            <text:p>8090</text:p>
          </table:table-cell>
          <table:table-cell table:formula="of:=IF(OR(WEEKDAY([.B260])=7; WEEKDAY([.B260])=1); 5000; 12000)" office:value-type="float" office:value="5000" calcext:value-type="float">
            <text:p>5000</text:p>
          </table:table-cell>
          <table:table-cell table:formula="of:=IF([.B259]&lt;&gt;[.B260]; IF([.F259]+[.E260]-[.D260]&gt;0;[.F259]+[.E260]-[.D260]; [.F259]+[.E260] ); IF([.F259]-[.D260]&gt;0; [.F259]-[.D260]; [.F259]))" office:value-type="float" office:value="6740" calcext:value-type="float">
            <text:p>6740</text:p>
          </table:table-cell>
          <table:table-cell table:formula="of:=IF([.F259]-[.D260]&gt;0; 0; IF([.B260]-[.B259]&lt;&gt;0; IF([.F259]-[.D260]+[.E260]&lt;0; 1; 0); 1))" office:value-type="float" office:value="1" calcext:value-type="float">
            <text:p>1</text:p>
          </table:table-cell>
          <table:table-cell table:formula="of:=IF([.G260]=1; [.D260]; 0)" office:value-type="float" office:value="8090" calcext:value-type="float">
            <text:p>809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date" office:date-value="2021-05-09" calcext:value-type="date">
            <text:p>9.05.2021</text:p>
          </table:table-cell>
          <table:table-cell office:value-type="string" calcext:value-type="string">
            <text:p>Ogrodzieniec</text:p>
          </table:table-cell>
          <table:table-cell office:value-type="float" office:value="5440" calcext:value-type="float">
            <text:p>5440</text:p>
          </table:table-cell>
          <table:table-cell table:formula="of:=IF(OR(WEEKDAY([.B261])=7; WEEKDAY([.B261])=1); 5000; 12000)" office:value-type="float" office:value="5000" calcext:value-type="float">
            <text:p>5000</text:p>
          </table:table-cell>
          <table:table-cell table:formula="of:=IF([.B260]&lt;&gt;[.B261]; IF([.F260]+[.E261]-[.D261]&gt;0;[.F260]+[.E261]-[.D261]; [.F260]+[.E261] ); IF([.F260]-[.D261]&gt;0; [.F260]-[.D261]; [.F260]))" office:value-type="float" office:value="1300" calcext:value-type="float">
            <text:p>1300</text:p>
          </table:table-cell>
          <table:table-cell table:formula="of:=IF([.F260]-[.D261]&gt;0; 0; IF([.B261]-[.B260]&lt;&gt;0; IF([.F260]-[.D261]+[.E261]&lt;0; 1; 0); 1))" office:value-type="float" office:value="0" calcext:value-type="float">
            <text:p>0</text:p>
          </table:table-cell>
          <table:table-cell table:formula="of:=IF([.G261]=1; [.D261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date" office:date-value="2021-05-09" calcext:value-type="date">
            <text:p>9.05.2021</text:p>
          </table:table-cell>
          <table:table-cell office:value-type="string" calcext:value-type="string">
            <text:p>Malbork</text:p>
          </table:table-cell>
          <table:table-cell office:value-type="float" office:value="4060" calcext:value-type="float">
            <text:p>4060</text:p>
          </table:table-cell>
          <table:table-cell table:formula="of:=IF(OR(WEEKDAY([.B262])=7; WEEKDAY([.B262])=1); 5000; 12000)" office:value-type="float" office:value="5000" calcext:value-type="float">
            <text:p>5000</text:p>
          </table:table-cell>
          <table:table-cell table:formula="of:=IF([.B261]&lt;&gt;[.B262]; IF([.F261]+[.E262]-[.D262]&gt;0;[.F261]+[.E262]-[.D262]; [.F261]+[.E262] ); IF([.F261]-[.D262]&gt;0; [.F261]-[.D262]; [.F261]))" office:value-type="float" office:value="1300" calcext:value-type="float">
            <text:p>1300</text:p>
          </table:table-cell>
          <table:table-cell table:formula="of:=IF([.F261]-[.D262]&gt;0; 0; IF([.B262]-[.B261]&lt;&gt;0; IF([.F261]-[.D262]+[.E262]&lt;0; 1; 0); 1))" office:value-type="float" office:value="1" calcext:value-type="float">
            <text:p>1</text:p>
          </table:table-cell>
          <table:table-cell table:formula="of:=IF([.G262]=1; [.D262]; 0)" office:value-type="float" office:value="4060" calcext:value-type="float">
            <text:p>4060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date" office:date-value="2021-05-10" calcext:value-type="date">
            <text:p>10.05.2021</text:p>
          </table:table-cell>
          <table:table-cell office:value-type="string" calcext:value-type="string">
            <text:p>Przemysl</text:p>
          </table:table-cell>
          <table:table-cell office:value-type="float" office:value="9620" calcext:value-type="float">
            <text:p>9620</text:p>
          </table:table-cell>
          <table:table-cell table:formula="of:=IF(OR(WEEKDAY([.B263])=7; WEEKDAY([.B263])=1); 5000; 12000)" office:value-type="float" office:value="12000" calcext:value-type="float">
            <text:p>12000</text:p>
          </table:table-cell>
          <table:table-cell table:formula="of:=IF([.B262]&lt;&gt;[.B263]; IF([.F262]+[.E263]-[.D263]&gt;0;[.F262]+[.E263]-[.D263]; [.F262]+[.E263] ); IF([.F262]-[.D263]&gt;0; [.F262]-[.D263]; [.F262]))" office:value-type="float" office:value="3680" calcext:value-type="float">
            <text:p>3680</text:p>
          </table:table-cell>
          <table:table-cell table:formula="of:=IF([.F262]-[.D263]&gt;0; 0; IF([.B263]-[.B262]&lt;&gt;0; IF([.F262]-[.D263]+[.E263]&lt;0; 1; 0); 1))" office:value-type="float" office:value="0" calcext:value-type="float">
            <text:p>0</text:p>
          </table:table-cell>
          <table:table-cell table:formula="of:=IF([.G263]=1; [.D263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date" office:date-value="2021-05-11" calcext:value-type="date">
            <text:p>11.05.2021</text:p>
          </table:table-cell>
          <table:table-cell office:value-type="string" calcext:value-type="string">
            <text:p>Gniezno</text:p>
          </table:table-cell>
          <table:table-cell office:value-type="float" office:value="9630" calcext:value-type="float">
            <text:p>9630</text:p>
          </table:table-cell>
          <table:table-cell table:formula="of:=IF(OR(WEEKDAY([.B264])=7; WEEKDAY([.B264])=1); 5000; 12000)" office:value-type="float" office:value="12000" calcext:value-type="float">
            <text:p>12000</text:p>
          </table:table-cell>
          <table:table-cell table:formula="of:=IF([.B263]&lt;&gt;[.B264]; IF([.F263]+[.E264]-[.D264]&gt;0;[.F263]+[.E264]-[.D264]; [.F263]+[.E264] ); IF([.F263]-[.D264]&gt;0; [.F263]-[.D264]; [.F263]))" office:value-type="float" office:value="6050" calcext:value-type="float">
            <text:p>6050</text:p>
          </table:table-cell>
          <table:table-cell table:formula="of:=IF([.F263]-[.D264]&gt;0; 0; IF([.B264]-[.B263]&lt;&gt;0; IF([.F263]-[.D264]+[.E264]&lt;0; 1; 0); 1))" office:value-type="float" office:value="0" calcext:value-type="float">
            <text:p>0</text:p>
          </table:table-cell>
          <table:table-cell table:formula="of:=IF([.G264]=1; [.D264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date" office:date-value="2021-05-12" calcext:value-type="date">
            <text:p>12.05.2021</text:p>
          </table:table-cell>
          <table:table-cell office:value-type="string" calcext:value-type="string">
            <text:p>Gniezno</text:p>
          </table:table-cell>
          <table:table-cell office:value-type="float" office:value="390" calcext:value-type="float">
            <text:p>390</text:p>
          </table:table-cell>
          <table:table-cell table:formula="of:=IF(OR(WEEKDAY([.B265])=7; WEEKDAY([.B265])=1); 5000; 12000)" office:value-type="float" office:value="12000" calcext:value-type="float">
            <text:p>12000</text:p>
          </table:table-cell>
          <table:table-cell table:formula="of:=IF([.B264]&lt;&gt;[.B265]; IF([.F264]+[.E265]-[.D265]&gt;0;[.F264]+[.E265]-[.D265]; [.F264]+[.E265] ); IF([.F264]-[.D265]&gt;0; [.F264]-[.D265]; [.F264]))" office:value-type="float" office:value="17660" calcext:value-type="float">
            <text:p>17660</text:p>
          </table:table-cell>
          <table:table-cell table:formula="of:=IF([.F264]-[.D265]&gt;0; 0; IF([.B265]-[.B264]&lt;&gt;0; IF([.F264]-[.D265]+[.E265]&lt;0; 1; 0); 1))" office:value-type="float" office:value="0" calcext:value-type="float">
            <text:p>0</text:p>
          </table:table-cell>
          <table:table-cell table:formula="of:=IF([.G265]=1; [.D265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date" office:date-value="2021-05-13" calcext:value-type="date">
            <text:p>13.05.2021</text:p>
          </table:table-cell>
          <table:table-cell office:value-type="string" calcext:value-type="string">
            <text:p>Malbork</text:p>
          </table:table-cell>
          <table:table-cell office:value-type="float" office:value="7870" calcext:value-type="float">
            <text:p>7870</text:p>
          </table:table-cell>
          <table:table-cell table:formula="of:=IF(OR(WEEKDAY([.B266])=7; WEEKDAY([.B266])=1); 5000; 12000)" office:value-type="float" office:value="12000" calcext:value-type="float">
            <text:p>12000</text:p>
          </table:table-cell>
          <table:table-cell table:formula="of:=IF([.B265]&lt;&gt;[.B266]; IF([.F265]+[.E266]-[.D266]&gt;0;[.F265]+[.E266]-[.D266]; [.F265]+[.E266] ); IF([.F265]-[.D266]&gt;0; [.F265]-[.D266]; [.F265]))" office:value-type="float" office:value="21790" calcext:value-type="float">
            <text:p>21790</text:p>
          </table:table-cell>
          <table:table-cell table:formula="of:=IF([.F265]-[.D266]&gt;0; 0; IF([.B266]-[.B265]&lt;&gt;0; IF([.F265]-[.D266]+[.E266]&lt;0; 1; 0); 1))" office:value-type="float" office:value="0" calcext:value-type="float">
            <text:p>0</text:p>
          </table:table-cell>
          <table:table-cell table:formula="of:=IF([.G266]=1; [.D266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date" office:date-value="2021-05-13" calcext:value-type="date">
            <text:p>13.05.2021</text:p>
          </table:table-cell>
          <table:table-cell office:value-type="string" calcext:value-type="string">
            <text:p>Przemysl</text:p>
          </table:table-cell>
          <table:table-cell office:value-type="float" office:value="4100" calcext:value-type="float">
            <text:p>4100</text:p>
          </table:table-cell>
          <table:table-cell table:formula="of:=IF(OR(WEEKDAY([.B267])=7; WEEKDAY([.B267])=1); 5000; 12000)" office:value-type="float" office:value="12000" calcext:value-type="float">
            <text:p>12000</text:p>
          </table:table-cell>
          <table:table-cell table:formula="of:=IF([.B266]&lt;&gt;[.B267]; IF([.F266]+[.E267]-[.D267]&gt;0;[.F266]+[.E267]-[.D267]; [.F266]+[.E267] ); IF([.F266]-[.D267]&gt;0; [.F266]-[.D267]; [.F266]))" office:value-type="float" office:value="17690" calcext:value-type="float">
            <text:p>17690</text:p>
          </table:table-cell>
          <table:table-cell table:formula="of:=IF([.F266]-[.D267]&gt;0; 0; IF([.B267]-[.B266]&lt;&gt;0; IF([.F266]-[.D267]+[.E267]&lt;0; 1; 0); 1))" office:value-type="float" office:value="0" calcext:value-type="float">
            <text:p>0</text:p>
          </table:table-cell>
          <table:table-cell table:formula="of:=IF([.G267]=1; [.D267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date" office:date-value="2021-05-13" calcext:value-type="date">
            <text:p>13.05.2021</text:p>
          </table:table-cell>
          <table:table-cell office:value-type="string" calcext:value-type="string">
            <text:p>Ogrodzieniec</text:p>
          </table:table-cell>
          <table:table-cell office:value-type="float" office:value="600" calcext:value-type="float">
            <text:p>600</text:p>
          </table:table-cell>
          <table:table-cell table:formula="of:=IF(OR(WEEKDAY([.B268])=7; WEEKDAY([.B268])=1); 5000; 12000)" office:value-type="float" office:value="12000" calcext:value-type="float">
            <text:p>12000</text:p>
          </table:table-cell>
          <table:table-cell table:formula="of:=IF([.B267]&lt;&gt;[.B268]; IF([.F267]+[.E268]-[.D268]&gt;0;[.F267]+[.E268]-[.D268]; [.F267]+[.E268] ); IF([.F267]-[.D268]&gt;0; [.F267]-[.D268]; [.F267]))" office:value-type="float" office:value="17090" calcext:value-type="float">
            <text:p>17090</text:p>
          </table:table-cell>
          <table:table-cell table:formula="of:=IF([.F267]-[.D268]&gt;0; 0; IF([.B268]-[.B267]&lt;&gt;0; IF([.F267]-[.D268]+[.E268]&lt;0; 1; 0); 1))" office:value-type="float" office:value="0" calcext:value-type="float">
            <text:p>0</text:p>
          </table:table-cell>
          <table:table-cell table:formula="of:=IF([.G268]=1; [.D268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date" office:date-value="2021-05-14" calcext:value-type="date">
            <text:p>14.05.2021</text:p>
          </table:table-cell>
          <table:table-cell office:value-type="string" calcext:value-type="string">
            <text:p>Ogrodzieniec</text:p>
          </table:table-cell>
          <table:table-cell office:value-type="float" office:value="1170" calcext:value-type="float">
            <text:p>1170</text:p>
          </table:table-cell>
          <table:table-cell table:formula="of:=IF(OR(WEEKDAY([.B269])=7; WEEKDAY([.B269])=1); 5000; 12000)" office:value-type="float" office:value="12000" calcext:value-type="float">
            <text:p>12000</text:p>
          </table:table-cell>
          <table:table-cell table:formula="of:=IF([.B268]&lt;&gt;[.B269]; IF([.F268]+[.E269]-[.D269]&gt;0;[.F268]+[.E269]-[.D269]; [.F268]+[.E269] ); IF([.F268]-[.D269]&gt;0; [.F268]-[.D269]; [.F268]))" office:value-type="float" office:value="27920" calcext:value-type="float">
            <text:p>27920</text:p>
          </table:table-cell>
          <table:table-cell table:formula="of:=IF([.F268]-[.D269]&gt;0; 0; IF([.B269]-[.B268]&lt;&gt;0; IF([.F268]-[.D269]+[.E269]&lt;0; 1; 0); 1))" office:value-type="float" office:value="0" calcext:value-type="float">
            <text:p>0</text:p>
          </table:table-cell>
          <table:table-cell table:formula="of:=IF([.G269]=1; [.D269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date" office:date-value="2021-05-14" calcext:value-type="date">
            <text:p>14.05.2021</text:p>
          </table:table-cell>
          <table:table-cell office:value-type="string" calcext:value-type="string">
            <text:p>Malbork</text:p>
          </table:table-cell>
          <table:table-cell office:value-type="float" office:value="860" calcext:value-type="float">
            <text:p>860</text:p>
          </table:table-cell>
          <table:table-cell table:formula="of:=IF(OR(WEEKDAY([.B270])=7; WEEKDAY([.B270])=1); 5000; 12000)" office:value-type="float" office:value="12000" calcext:value-type="float">
            <text:p>12000</text:p>
          </table:table-cell>
          <table:table-cell table:formula="of:=IF([.B269]&lt;&gt;[.B270]; IF([.F269]+[.E270]-[.D270]&gt;0;[.F269]+[.E270]-[.D270]; [.F269]+[.E270] ); IF([.F269]-[.D270]&gt;0; [.F269]-[.D270]; [.F269]))" office:value-type="float" office:value="27060" calcext:value-type="float">
            <text:p>27060</text:p>
          </table:table-cell>
          <table:table-cell table:formula="of:=IF([.F269]-[.D270]&gt;0; 0; IF([.B270]-[.B269]&lt;&gt;0; IF([.F269]-[.D270]+[.E270]&lt;0; 1; 0); 1))" office:value-type="float" office:value="0" calcext:value-type="float">
            <text:p>0</text:p>
          </table:table-cell>
          <table:table-cell table:formula="of:=IF([.G270]=1; [.D270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date" office:date-value="2021-05-15" calcext:value-type="date">
            <text:p>15.05.2021</text:p>
          </table:table-cell>
          <table:table-cell office:value-type="string" calcext:value-type="string">
            <text:p>Gniezno</text:p>
          </table:table-cell>
          <table:table-cell office:value-type="float" office:value="2350" calcext:value-type="float">
            <text:p>2350</text:p>
          </table:table-cell>
          <table:table-cell table:formula="of:=IF(OR(WEEKDAY([.B271])=7; WEEKDAY([.B271])=1); 5000; 12000)" office:value-type="float" office:value="5000" calcext:value-type="float">
            <text:p>5000</text:p>
          </table:table-cell>
          <table:table-cell table:formula="of:=IF([.B270]&lt;&gt;[.B271]; IF([.F270]+[.E271]-[.D271]&gt;0;[.F270]+[.E271]-[.D271]; [.F270]+[.E271] ); IF([.F270]-[.D271]&gt;0; [.F270]-[.D271]; [.F270]))" office:value-type="float" office:value="29710" calcext:value-type="float">
            <text:p>29710</text:p>
          </table:table-cell>
          <table:table-cell table:formula="of:=IF([.F270]-[.D271]&gt;0; 0; IF([.B271]-[.B270]&lt;&gt;0; IF([.F270]-[.D271]+[.E271]&lt;0; 1; 0); 1))" office:value-type="float" office:value="0" calcext:value-type="float">
            <text:p>0</text:p>
          </table:table-cell>
          <table:table-cell table:formula="of:=IF([.G271]=1; [.D271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date" office:date-value="2021-05-15" calcext:value-type="date">
            <text:p>15.05.2021</text:p>
          </table:table-cell>
          <table:table-cell office:value-type="string" calcext:value-type="string">
            <text:p>Malbork</text:p>
          </table:table-cell>
          <table:table-cell office:value-type="float" office:value="9230" calcext:value-type="float">
            <text:p>9230</text:p>
          </table:table-cell>
          <table:table-cell table:formula="of:=IF(OR(WEEKDAY([.B272])=7; WEEKDAY([.B272])=1); 5000; 12000)" office:value-type="float" office:value="5000" calcext:value-type="float">
            <text:p>5000</text:p>
          </table:table-cell>
          <table:table-cell table:formula="of:=IF([.B271]&lt;&gt;[.B272]; IF([.F271]+[.E272]-[.D272]&gt;0;[.F271]+[.E272]-[.D272]; [.F271]+[.E272] ); IF([.F271]-[.D272]&gt;0; [.F271]-[.D272]; [.F271]))" office:value-type="float" office:value="20480" calcext:value-type="float">
            <text:p>20480</text:p>
          </table:table-cell>
          <table:table-cell table:formula="of:=IF([.F271]-[.D272]&gt;0; 0; IF([.B272]-[.B271]&lt;&gt;0; IF([.F271]-[.D272]+[.E272]&lt;0; 1; 0); 1))" office:value-type="float" office:value="0" calcext:value-type="float">
            <text:p>0</text:p>
          </table:table-cell>
          <table:table-cell table:formula="of:=IF([.G272]=1; [.D272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date" office:date-value="2021-05-16" calcext:value-type="date">
            <text:p>16.05.2021</text:p>
          </table:table-cell>
          <table:table-cell office:value-type="string" calcext:value-type="string">
            <text:p>Ogrodzieniec</text:p>
          </table:table-cell>
          <table:table-cell office:value-type="float" office:value="1200" calcext:value-type="float">
            <text:p>1200</text:p>
          </table:table-cell>
          <table:table-cell table:formula="of:=IF(OR(WEEKDAY([.B273])=7; WEEKDAY([.B273])=1); 5000; 12000)" office:value-type="float" office:value="5000" calcext:value-type="float">
            <text:p>5000</text:p>
          </table:table-cell>
          <table:table-cell table:formula="of:=IF([.B272]&lt;&gt;[.B273]; IF([.F272]+[.E273]-[.D273]&gt;0;[.F272]+[.E273]-[.D273]; [.F272]+[.E273] ); IF([.F272]-[.D273]&gt;0; [.F272]-[.D273]; [.F272]))" office:value-type="float" office:value="24280" calcext:value-type="float">
            <text:p>24280</text:p>
          </table:table-cell>
          <table:table-cell table:formula="of:=IF([.F272]-[.D273]&gt;0; 0; IF([.B273]-[.B272]&lt;&gt;0; IF([.F272]-[.D273]+[.E273]&lt;0; 1; 0); 1))" office:value-type="float" office:value="0" calcext:value-type="float">
            <text:p>0</text:p>
          </table:table-cell>
          <table:table-cell table:formula="of:=IF([.G273]=1; [.D273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date" office:date-value="2021-05-16" calcext:value-type="date">
            <text:p>16.05.2021</text:p>
          </table:table-cell>
          <table:table-cell office:value-type="string" calcext:value-type="string">
            <text:p>Przemysl</text:p>
          </table:table-cell>
          <table:table-cell office:value-type="float" office:value="7370" calcext:value-type="float">
            <text:p>7370</text:p>
          </table:table-cell>
          <table:table-cell table:formula="of:=IF(OR(WEEKDAY([.B274])=7; WEEKDAY([.B274])=1); 5000; 12000)" office:value-type="float" office:value="5000" calcext:value-type="float">
            <text:p>5000</text:p>
          </table:table-cell>
          <table:table-cell table:formula="of:=IF([.B273]&lt;&gt;[.B274]; IF([.F273]+[.E274]-[.D274]&gt;0;[.F273]+[.E274]-[.D274]; [.F273]+[.E274] ); IF([.F273]-[.D274]&gt;0; [.F273]-[.D274]; [.F273]))" office:value-type="float" office:value="16910" calcext:value-type="float">
            <text:p>16910</text:p>
          </table:table-cell>
          <table:table-cell table:formula="of:=IF([.F273]-[.D274]&gt;0; 0; IF([.B274]-[.B273]&lt;&gt;0; IF([.F273]-[.D274]+[.E274]&lt;0; 1; 0); 1))" office:value-type="float" office:value="0" calcext:value-type="float">
            <text:p>0</text:p>
          </table:table-cell>
          <table:table-cell table:formula="of:=IF([.G274]=1; [.D274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date" office:date-value="2021-05-17" calcext:value-type="date">
            <text:p>17.05.2021</text:p>
          </table:table-cell>
          <table:table-cell office:value-type="string" calcext:value-type="string">
            <text:p>Ogrodzieniec</text:p>
          </table:table-cell>
          <table:table-cell office:value-type="float" office:value="2210" calcext:value-type="float">
            <text:p>2210</text:p>
          </table:table-cell>
          <table:table-cell table:formula="of:=IF(OR(WEEKDAY([.B275])=7; WEEKDAY([.B275])=1); 5000; 12000)" office:value-type="float" office:value="12000" calcext:value-type="float">
            <text:p>12000</text:p>
          </table:table-cell>
          <table:table-cell table:formula="of:=IF([.B274]&lt;&gt;[.B275]; IF([.F274]+[.E275]-[.D275]&gt;0;[.F274]+[.E275]-[.D275]; [.F274]+[.E275] ); IF([.F274]-[.D275]&gt;0; [.F274]-[.D275]; [.F274]))" office:value-type="float" office:value="26700" calcext:value-type="float">
            <text:p>26700</text:p>
          </table:table-cell>
          <table:table-cell table:formula="of:=IF([.F274]-[.D275]&gt;0; 0; IF([.B275]-[.B274]&lt;&gt;0; IF([.F274]-[.D275]+[.E275]&lt;0; 1; 0); 1))" office:value-type="float" office:value="0" calcext:value-type="float">
            <text:p>0</text:p>
          </table:table-cell>
          <table:table-cell table:formula="of:=IF([.G275]=1; [.D275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date" office:date-value="2021-05-18" calcext:value-type="date">
            <text:p>18.05.2021</text:p>
          </table:table-cell>
          <table:table-cell office:value-type="string" calcext:value-type="string">
            <text:p>Ogrodzieniec</text:p>
          </table:table-cell>
          <table:table-cell office:value-type="float" office:value="1170" calcext:value-type="float">
            <text:p>1170</text:p>
          </table:table-cell>
          <table:table-cell table:formula="of:=IF(OR(WEEKDAY([.B276])=7; WEEKDAY([.B276])=1); 5000; 12000)" office:value-type="float" office:value="12000" calcext:value-type="float">
            <text:p>12000</text:p>
          </table:table-cell>
          <table:table-cell table:formula="of:=IF([.B275]&lt;&gt;[.B276]; IF([.F275]+[.E276]-[.D276]&gt;0;[.F275]+[.E276]-[.D276]; [.F275]+[.E276] ); IF([.F275]-[.D276]&gt;0; [.F275]-[.D276]; [.F275]))" office:value-type="float" office:value="37530" calcext:value-type="float">
            <text:p>37530</text:p>
          </table:table-cell>
          <table:table-cell table:formula="of:=IF([.F275]-[.D276]&gt;0; 0; IF([.B276]-[.B275]&lt;&gt;0; IF([.F275]-[.D276]+[.E276]&lt;0; 1; 0); 1))" office:value-type="float" office:value="0" calcext:value-type="float">
            <text:p>0</text:p>
          </table:table-cell>
          <table:table-cell table:formula="of:=IF([.G276]=1; [.D276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date" office:date-value="2021-05-18" calcext:value-type="date">
            <text:p>18.05.2021</text:p>
          </table:table-cell>
          <table:table-cell office:value-type="string" calcext:value-type="string">
            <text:p>Gniezno</text:p>
          </table:table-cell>
          <table:table-cell office:value-type="float" office:value="4170" calcext:value-type="float">
            <text:p>4170</text:p>
          </table:table-cell>
          <table:table-cell table:formula="of:=IF(OR(WEEKDAY([.B277])=7; WEEKDAY([.B277])=1); 5000; 12000)" office:value-type="float" office:value="12000" calcext:value-type="float">
            <text:p>12000</text:p>
          </table:table-cell>
          <table:table-cell table:formula="of:=IF([.B276]&lt;&gt;[.B277]; IF([.F276]+[.E277]-[.D277]&gt;0;[.F276]+[.E277]-[.D277]; [.F276]+[.E277] ); IF([.F276]-[.D277]&gt;0; [.F276]-[.D277]; [.F276]))" office:value-type="float" office:value="33360" calcext:value-type="float">
            <text:p>33360</text:p>
          </table:table-cell>
          <table:table-cell table:formula="of:=IF([.F276]-[.D277]&gt;0; 0; IF([.B277]-[.B276]&lt;&gt;0; IF([.F276]-[.D277]+[.E277]&lt;0; 1; 0); 1))" office:value-type="float" office:value="0" calcext:value-type="float">
            <text:p>0</text:p>
          </table:table-cell>
          <table:table-cell table:formula="of:=IF([.G277]=1; [.D277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date" office:date-value="2021-05-18" calcext:value-type="date">
            <text:p>18.05.2021</text:p>
          </table:table-cell>
          <table:table-cell office:value-type="string" calcext:value-type="string">
            <text:p>Przemysl</text:p>
          </table:table-cell>
          <table:table-cell office:value-type="float" office:value="7330" calcext:value-type="float">
            <text:p>7330</text:p>
          </table:table-cell>
          <table:table-cell table:formula="of:=IF(OR(WEEKDAY([.B278])=7; WEEKDAY([.B278])=1); 5000; 12000)" office:value-type="float" office:value="12000" calcext:value-type="float">
            <text:p>12000</text:p>
          </table:table-cell>
          <table:table-cell table:formula="of:=IF([.B277]&lt;&gt;[.B278]; IF([.F277]+[.E278]-[.D278]&gt;0;[.F277]+[.E278]-[.D278]; [.F277]+[.E278] ); IF([.F277]-[.D278]&gt;0; [.F277]-[.D278]; [.F277]))" office:value-type="float" office:value="26030" calcext:value-type="float">
            <text:p>26030</text:p>
          </table:table-cell>
          <table:table-cell table:formula="of:=IF([.F277]-[.D278]&gt;0; 0; IF([.B278]-[.B277]&lt;&gt;0; IF([.F277]-[.D278]+[.E278]&lt;0; 1; 0); 1))" office:value-type="float" office:value="0" calcext:value-type="float">
            <text:p>0</text:p>
          </table:table-cell>
          <table:table-cell table:formula="of:=IF([.G278]=1; [.D278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date" office:date-value="2021-05-19" calcext:value-type="date">
            <text:p>19.05.2021</text:p>
          </table:table-cell>
          <table:table-cell office:value-type="string" calcext:value-type="string">
            <text:p>Gniezno</text:p>
          </table:table-cell>
          <table:table-cell office:value-type="float" office:value="6170" calcext:value-type="float">
            <text:p>6170</text:p>
          </table:table-cell>
          <table:table-cell table:formula="of:=IF(OR(WEEKDAY([.B279])=7; WEEKDAY([.B279])=1); 5000; 12000)" office:value-type="float" office:value="12000" calcext:value-type="float">
            <text:p>12000</text:p>
          </table:table-cell>
          <table:table-cell table:formula="of:=IF([.B278]&lt;&gt;[.B279]; IF([.F278]+[.E279]-[.D279]&gt;0;[.F278]+[.E279]-[.D279]; [.F278]+[.E279] ); IF([.F278]-[.D279]&gt;0; [.F278]-[.D279]; [.F278]))" office:value-type="float" office:value="31860" calcext:value-type="float">
            <text:p>31860</text:p>
          </table:table-cell>
          <table:table-cell table:formula="of:=IF([.F278]-[.D279]&gt;0; 0; IF([.B279]-[.B278]&lt;&gt;0; IF([.F278]-[.D279]+[.E279]&lt;0; 1; 0); 1))" office:value-type="float" office:value="0" calcext:value-type="float">
            <text:p>0</text:p>
          </table:table-cell>
          <table:table-cell table:formula="of:=IF([.G279]=1; [.D279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date" office:date-value="2021-05-19" calcext:value-type="date">
            <text:p>19.05.2021</text:p>
          </table:table-cell>
          <table:table-cell office:value-type="string" calcext:value-type="string">
            <text:p>Malbork</text:p>
          </table:table-cell>
          <table:table-cell office:value-type="float" office:value="5020" calcext:value-type="float">
            <text:p>5020</text:p>
          </table:table-cell>
          <table:table-cell table:formula="of:=IF(OR(WEEKDAY([.B280])=7; WEEKDAY([.B280])=1); 5000; 12000)" office:value-type="float" office:value="12000" calcext:value-type="float">
            <text:p>12000</text:p>
          </table:table-cell>
          <table:table-cell table:formula="of:=IF([.B279]&lt;&gt;[.B280]; IF([.F279]+[.E280]-[.D280]&gt;0;[.F279]+[.E280]-[.D280]; [.F279]+[.E280] ); IF([.F279]-[.D280]&gt;0; [.F279]-[.D280]; [.F279]))" office:value-type="float" office:value="26840" calcext:value-type="float">
            <text:p>26840</text:p>
          </table:table-cell>
          <table:table-cell table:formula="of:=IF([.F279]-[.D280]&gt;0; 0; IF([.B280]-[.B279]&lt;&gt;0; IF([.F279]-[.D280]+[.E280]&lt;0; 1; 0); 1))" office:value-type="float" office:value="0" calcext:value-type="float">
            <text:p>0</text:p>
          </table:table-cell>
          <table:table-cell table:formula="of:=IF([.G280]=1; [.D280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date" office:date-value="2021-05-19" calcext:value-type="date">
            <text:p>19.05.2021</text:p>
          </table:table-cell>
          <table:table-cell office:value-type="string" calcext:value-type="string">
            <text:p>Ogrodzieniec</text:p>
          </table:table-cell>
          <table:table-cell office:value-type="float" office:value="4470" calcext:value-type="float">
            <text:p>4470</text:p>
          </table:table-cell>
          <table:table-cell table:formula="of:=IF(OR(WEEKDAY([.B281])=7; WEEKDAY([.B281])=1); 5000; 12000)" office:value-type="float" office:value="12000" calcext:value-type="float">
            <text:p>12000</text:p>
          </table:table-cell>
          <table:table-cell table:formula="of:=IF([.B280]&lt;&gt;[.B281]; IF([.F280]+[.E281]-[.D281]&gt;0;[.F280]+[.E281]-[.D281]; [.F280]+[.E281] ); IF([.F280]-[.D281]&gt;0; [.F280]-[.D281]; [.F280]))" office:value-type="float" office:value="22370" calcext:value-type="float">
            <text:p>22370</text:p>
          </table:table-cell>
          <table:table-cell table:formula="of:=IF([.F280]-[.D281]&gt;0; 0; IF([.B281]-[.B280]&lt;&gt;0; IF([.F280]-[.D281]+[.E281]&lt;0; 1; 0); 1))" office:value-type="float" office:value="0" calcext:value-type="float">
            <text:p>0</text:p>
          </table:table-cell>
          <table:table-cell table:formula="of:=IF([.G281]=1; [.D281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date" office:date-value="2021-05-19" calcext:value-type="date">
            <text:p>19.05.2021</text:p>
          </table:table-cell>
          <table:table-cell office:value-type="string" calcext:value-type="string">
            <text:p>Przemysl</text:p>
          </table:table-cell>
          <table:table-cell office:value-type="float" office:value="8450" calcext:value-type="float">
            <text:p>8450</text:p>
          </table:table-cell>
          <table:table-cell table:formula="of:=IF(OR(WEEKDAY([.B282])=7; WEEKDAY([.B282])=1); 5000; 12000)" office:value-type="float" office:value="12000" calcext:value-type="float">
            <text:p>12000</text:p>
          </table:table-cell>
          <table:table-cell table:formula="of:=IF([.B281]&lt;&gt;[.B282]; IF([.F281]+[.E282]-[.D282]&gt;0;[.F281]+[.E282]-[.D282]; [.F281]+[.E282] ); IF([.F281]-[.D282]&gt;0; [.F281]-[.D282]; [.F281]))" office:value-type="float" office:value="13920" calcext:value-type="float">
            <text:p>13920</text:p>
          </table:table-cell>
          <table:table-cell table:formula="of:=IF([.F281]-[.D282]&gt;0; 0; IF([.B282]-[.B281]&lt;&gt;0; IF([.F281]-[.D282]+[.E282]&lt;0; 1; 0); 1))" office:value-type="float" office:value="0" calcext:value-type="float">
            <text:p>0</text:p>
          </table:table-cell>
          <table:table-cell table:formula="of:=IF([.G282]=1; [.D282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date" office:date-value="2021-05-20" calcext:value-type="date">
            <text:p>20.05.2021</text:p>
          </table:table-cell>
          <table:table-cell office:value-type="string" calcext:value-type="string">
            <text:p>Ogrodzieniec</text:p>
          </table:table-cell>
          <table:table-cell office:value-type="float" office:value="2250" calcext:value-type="float">
            <text:p>2250</text:p>
          </table:table-cell>
          <table:table-cell table:formula="of:=IF(OR(WEEKDAY([.B283])=7; WEEKDAY([.B283])=1); 5000; 12000)" office:value-type="float" office:value="12000" calcext:value-type="float">
            <text:p>12000</text:p>
          </table:table-cell>
          <table:table-cell table:formula="of:=IF([.B282]&lt;&gt;[.B283]; IF([.F282]+[.E283]-[.D283]&gt;0;[.F282]+[.E283]-[.D283]; [.F282]+[.E283] ); IF([.F282]-[.D283]&gt;0; [.F282]-[.D283]; [.F282]))" office:value-type="float" office:value="23670" calcext:value-type="float">
            <text:p>23670</text:p>
          </table:table-cell>
          <table:table-cell table:formula="of:=IF([.F282]-[.D283]&gt;0; 0; IF([.B283]-[.B282]&lt;&gt;0; IF([.F282]-[.D283]+[.E283]&lt;0; 1; 0); 1))" office:value-type="float" office:value="0" calcext:value-type="float">
            <text:p>0</text:p>
          </table:table-cell>
          <table:table-cell table:formula="of:=IF([.G283]=1; [.D283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date" office:date-value="2021-05-20" calcext:value-type="date">
            <text:p>20.05.2021</text:p>
          </table:table-cell>
          <table:table-cell office:value-type="string" calcext:value-type="string">
            <text:p>Przemysl</text:p>
          </table:table-cell>
          <table:table-cell office:value-type="float" office:value="6050" calcext:value-type="float">
            <text:p>6050</text:p>
          </table:table-cell>
          <table:table-cell table:formula="of:=IF(OR(WEEKDAY([.B284])=7; WEEKDAY([.B284])=1); 5000; 12000)" office:value-type="float" office:value="12000" calcext:value-type="float">
            <text:p>12000</text:p>
          </table:table-cell>
          <table:table-cell table:formula="of:=IF([.B283]&lt;&gt;[.B284]; IF([.F283]+[.E284]-[.D284]&gt;0;[.F283]+[.E284]-[.D284]; [.F283]+[.E284] ); IF([.F283]-[.D284]&gt;0; [.F283]-[.D284]; [.F283]))" office:value-type="float" office:value="17620" calcext:value-type="float">
            <text:p>17620</text:p>
          </table:table-cell>
          <table:table-cell table:formula="of:=IF([.F283]-[.D284]&gt;0; 0; IF([.B284]-[.B283]&lt;&gt;0; IF([.F283]-[.D284]+[.E284]&lt;0; 1; 0); 1))" office:value-type="float" office:value="0" calcext:value-type="float">
            <text:p>0</text:p>
          </table:table-cell>
          <table:table-cell table:formula="of:=IF([.G284]=1; [.D284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date" office:date-value="2021-05-21" calcext:value-type="date">
            <text:p>21.05.2021</text:p>
          </table:table-cell>
          <table:table-cell office:value-type="string" calcext:value-type="string">
            <text:p>Przemysl</text:p>
          </table:table-cell>
          <table:table-cell office:value-type="float" office:value="5490" calcext:value-type="float">
            <text:p>5490</text:p>
          </table:table-cell>
          <table:table-cell table:formula="of:=IF(OR(WEEKDAY([.B285])=7; WEEKDAY([.B285])=1); 5000; 12000)" office:value-type="float" office:value="12000" calcext:value-type="float">
            <text:p>12000</text:p>
          </table:table-cell>
          <table:table-cell table:formula="of:=IF([.B284]&lt;&gt;[.B285]; IF([.F284]+[.E285]-[.D285]&gt;0;[.F284]+[.E285]-[.D285]; [.F284]+[.E285] ); IF([.F284]-[.D285]&gt;0; [.F284]-[.D285]; [.F284]))" office:value-type="float" office:value="24130" calcext:value-type="float">
            <text:p>24130</text:p>
          </table:table-cell>
          <table:table-cell table:formula="of:=IF([.F284]-[.D285]&gt;0; 0; IF([.B285]-[.B284]&lt;&gt;0; IF([.F284]-[.D285]+[.E285]&lt;0; 1; 0); 1))" office:value-type="float" office:value="0" calcext:value-type="float">
            <text:p>0</text:p>
          </table:table-cell>
          <table:table-cell table:formula="of:=IF([.G285]=1; [.D285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date" office:date-value="2021-05-22" calcext:value-type="date">
            <text:p>22.05.2021</text:p>
          </table:table-cell>
          <table:table-cell office:value-type="string" calcext:value-type="string">
            <text:p>Malbork</text:p>
          </table:table-cell>
          <table:table-cell office:value-type="float" office:value="3000" calcext:value-type="float">
            <text:p>3000</text:p>
          </table:table-cell>
          <table:table-cell table:formula="of:=IF(OR(WEEKDAY([.B286])=7; WEEKDAY([.B286])=1); 5000; 12000)" office:value-type="float" office:value="5000" calcext:value-type="float">
            <text:p>5000</text:p>
          </table:table-cell>
          <table:table-cell table:formula="of:=IF([.B285]&lt;&gt;[.B286]; IF([.F285]+[.E286]-[.D286]&gt;0;[.F285]+[.E286]-[.D286]; [.F285]+[.E286] ); IF([.F285]-[.D286]&gt;0; [.F285]-[.D286]; [.F285]))" office:value-type="float" office:value="26130" calcext:value-type="float">
            <text:p>26130</text:p>
          </table:table-cell>
          <table:table-cell table:formula="of:=IF([.F285]-[.D286]&gt;0; 0; IF([.B286]-[.B285]&lt;&gt;0; IF([.F285]-[.D286]+[.E286]&lt;0; 1; 0); 1))" office:value-type="float" office:value="0" calcext:value-type="float">
            <text:p>0</text:p>
          </table:table-cell>
          <table:table-cell table:formula="of:=IF([.G286]=1; [.D286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date" office:date-value="2021-05-22" calcext:value-type="date">
            <text:p>22.05.2021</text:p>
          </table:table-cell>
          <table:table-cell office:value-type="string" calcext:value-type="string">
            <text:p>Gniezno</text:p>
          </table:table-cell>
          <table:table-cell office:value-type="float" office:value="9670" calcext:value-type="float">
            <text:p>9670</text:p>
          </table:table-cell>
          <table:table-cell table:formula="of:=IF(OR(WEEKDAY([.B287])=7; WEEKDAY([.B287])=1); 5000; 12000)" office:value-type="float" office:value="5000" calcext:value-type="float">
            <text:p>5000</text:p>
          </table:table-cell>
          <table:table-cell table:formula="of:=IF([.B286]&lt;&gt;[.B287]; IF([.F286]+[.E287]-[.D287]&gt;0;[.F286]+[.E287]-[.D287]; [.F286]+[.E287] ); IF([.F286]-[.D287]&gt;0; [.F286]-[.D287]; [.F286]))" office:value-type="float" office:value="16460" calcext:value-type="float">
            <text:p>16460</text:p>
          </table:table-cell>
          <table:table-cell table:formula="of:=IF([.F286]-[.D287]&gt;0; 0; IF([.B287]-[.B286]&lt;&gt;0; IF([.F286]-[.D287]+[.E287]&lt;0; 1; 0); 1))" office:value-type="float" office:value="0" calcext:value-type="float">
            <text:p>0</text:p>
          </table:table-cell>
          <table:table-cell table:formula="of:=IF([.G287]=1; [.D287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date" office:date-value="2021-05-23" calcext:value-type="date">
            <text:p>23.05.2021</text:p>
          </table:table-cell>
          <table:table-cell office:value-type="string" calcext:value-type="string">
            <text:p>Malbork</text:p>
          </table:table-cell>
          <table:table-cell office:value-type="float" office:value="3710" calcext:value-type="float">
            <text:p>3710</text:p>
          </table:table-cell>
          <table:table-cell table:formula="of:=IF(OR(WEEKDAY([.B288])=7; WEEKDAY([.B288])=1); 5000; 12000)" office:value-type="float" office:value="5000" calcext:value-type="float">
            <text:p>5000</text:p>
          </table:table-cell>
          <table:table-cell table:formula="of:=IF([.B287]&lt;&gt;[.B288]; IF([.F287]+[.E288]-[.D288]&gt;0;[.F287]+[.E288]-[.D288]; [.F287]+[.E288] ); IF([.F287]-[.D288]&gt;0; [.F287]-[.D288]; [.F287]))" office:value-type="float" office:value="17750" calcext:value-type="float">
            <text:p>17750</text:p>
          </table:table-cell>
          <table:table-cell table:formula="of:=IF([.F287]-[.D288]&gt;0; 0; IF([.B288]-[.B287]&lt;&gt;0; IF([.F287]-[.D288]+[.E288]&lt;0; 1; 0); 1))" office:value-type="float" office:value="0" calcext:value-type="float">
            <text:p>0</text:p>
          </table:table-cell>
          <table:table-cell table:formula="of:=IF([.G288]=1; [.D288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date" office:date-value="2021-05-23" calcext:value-type="date">
            <text:p>23.05.2021</text:p>
          </table:table-cell>
          <table:table-cell office:value-type="string" calcext:value-type="string">
            <text:p>Przemysl</text:p>
          </table:table-cell>
          <table:table-cell office:value-type="float" office:value="2680" calcext:value-type="float">
            <text:p>2680</text:p>
          </table:table-cell>
          <table:table-cell table:formula="of:=IF(OR(WEEKDAY([.B289])=7; WEEKDAY([.B289])=1); 5000; 12000)" office:value-type="float" office:value="5000" calcext:value-type="float">
            <text:p>5000</text:p>
          </table:table-cell>
          <table:table-cell table:formula="of:=IF([.B288]&lt;&gt;[.B289]; IF([.F288]+[.E289]-[.D289]&gt;0;[.F288]+[.E289]-[.D289]; [.F288]+[.E289] ); IF([.F288]-[.D289]&gt;0; [.F288]-[.D289]; [.F288]))" office:value-type="float" office:value="15070" calcext:value-type="float">
            <text:p>15070</text:p>
          </table:table-cell>
          <table:table-cell table:formula="of:=IF([.F288]-[.D289]&gt;0; 0; IF([.B289]-[.B288]&lt;&gt;0; IF([.F288]-[.D289]+[.E289]&lt;0; 1; 0); 1))" office:value-type="float" office:value="0" calcext:value-type="float">
            <text:p>0</text:p>
          </table:table-cell>
          <table:table-cell table:formula="of:=IF([.G289]=1; [.D289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date" office:date-value="2021-05-23" calcext:value-type="date">
            <text:p>23.05.2021</text:p>
          </table:table-cell>
          <table:table-cell office:value-type="string" calcext:value-type="string">
            <text:p>Ogrodzieniec</text:p>
          </table:table-cell>
          <table:table-cell office:value-type="float" office:value="4700" calcext:value-type="float">
            <text:p>4700</text:p>
          </table:table-cell>
          <table:table-cell table:formula="of:=IF(OR(WEEKDAY([.B290])=7; WEEKDAY([.B290])=1); 5000; 12000)" office:value-type="float" office:value="5000" calcext:value-type="float">
            <text:p>5000</text:p>
          </table:table-cell>
          <table:table-cell table:formula="of:=IF([.B289]&lt;&gt;[.B290]; IF([.F289]+[.E290]-[.D290]&gt;0;[.F289]+[.E290]-[.D290]; [.F289]+[.E290] ); IF([.F289]-[.D290]&gt;0; [.F289]-[.D290]; [.F289]))" office:value-type="float" office:value="10370" calcext:value-type="float">
            <text:p>10370</text:p>
          </table:table-cell>
          <table:table-cell table:formula="of:=IF([.F289]-[.D290]&gt;0; 0; IF([.B290]-[.B289]&lt;&gt;0; IF([.F289]-[.D290]+[.E290]&lt;0; 1; 0); 1))" office:value-type="float" office:value="0" calcext:value-type="float">
            <text:p>0</text:p>
          </table:table-cell>
          <table:table-cell table:formula="of:=IF([.G290]=1; [.D290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date" office:date-value="2021-05-24" calcext:value-type="date">
            <text:p>24.05.2021</text:p>
          </table:table-cell>
          <table:table-cell office:value-type="string" calcext:value-type="string">
            <text:p>Ogrodzieniec</text:p>
          </table:table-cell>
          <table:table-cell office:value-type="float" office:value="1830" calcext:value-type="float">
            <text:p>1830</text:p>
          </table:table-cell>
          <table:table-cell table:formula="of:=IF(OR(WEEKDAY([.B291])=7; WEEKDAY([.B291])=1); 5000; 12000)" office:value-type="float" office:value="12000" calcext:value-type="float">
            <text:p>12000</text:p>
          </table:table-cell>
          <table:table-cell table:formula="of:=IF([.B290]&lt;&gt;[.B291]; IF([.F290]+[.E291]-[.D291]&gt;0;[.F290]+[.E291]-[.D291]; [.F290]+[.E291] ); IF([.F290]-[.D291]&gt;0; [.F290]-[.D291]; [.F290]))" office:value-type="float" office:value="20540" calcext:value-type="float">
            <text:p>20540</text:p>
          </table:table-cell>
          <table:table-cell table:formula="of:=IF([.F290]-[.D291]&gt;0; 0; IF([.B291]-[.B290]&lt;&gt;0; IF([.F290]-[.D291]+[.E291]&lt;0; 1; 0); 1))" office:value-type="float" office:value="0" calcext:value-type="float">
            <text:p>0</text:p>
          </table:table-cell>
          <table:table-cell table:formula="of:=IF([.G291]=1; [.D291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date" office:date-value="2021-05-24" calcext:value-type="date">
            <text:p>24.05.2021</text:p>
          </table:table-cell>
          <table:table-cell office:value-type="string" calcext:value-type="string">
            <text:p>Przemysl</text:p>
          </table:table-cell>
          <table:table-cell office:value-type="float" office:value="4100" calcext:value-type="float">
            <text:p>4100</text:p>
          </table:table-cell>
          <table:table-cell table:formula="of:=IF(OR(WEEKDAY([.B292])=7; WEEKDAY([.B292])=1); 5000; 12000)" office:value-type="float" office:value="12000" calcext:value-type="float">
            <text:p>12000</text:p>
          </table:table-cell>
          <table:table-cell table:formula="of:=IF([.B291]&lt;&gt;[.B292]; IF([.F291]+[.E292]-[.D292]&gt;0;[.F291]+[.E292]-[.D292]; [.F291]+[.E292] ); IF([.F291]-[.D292]&gt;0; [.F291]-[.D292]; [.F291]))" office:value-type="float" office:value="16440" calcext:value-type="float">
            <text:p>16440</text:p>
          </table:table-cell>
          <table:table-cell table:formula="of:=IF([.F291]-[.D292]&gt;0; 0; IF([.B292]-[.B291]&lt;&gt;0; IF([.F291]-[.D292]+[.E292]&lt;0; 1; 0); 1))" office:value-type="float" office:value="0" calcext:value-type="float">
            <text:p>0</text:p>
          </table:table-cell>
          <table:table-cell table:formula="of:=IF([.G292]=1; [.D292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date" office:date-value="2021-05-25" calcext:value-type="date">
            <text:p>25.05.2021</text:p>
          </table:table-cell>
          <table:table-cell office:value-type="string" calcext:value-type="string">
            <text:p>Malbork</text:p>
          </table:table-cell>
          <table:table-cell office:value-type="float" office:value="7870" calcext:value-type="float">
            <text:p>7870</text:p>
          </table:table-cell>
          <table:table-cell table:formula="of:=IF(OR(WEEKDAY([.B293])=7; WEEKDAY([.B293])=1); 5000; 12000)" office:value-type="float" office:value="12000" calcext:value-type="float">
            <text:p>12000</text:p>
          </table:table-cell>
          <table:table-cell table:formula="of:=IF([.B292]&lt;&gt;[.B293]; IF([.F292]+[.E293]-[.D293]&gt;0;[.F292]+[.E293]-[.D293]; [.F292]+[.E293] ); IF([.F292]-[.D293]&gt;0; [.F292]-[.D293]; [.F292]))" office:value-type="float" office:value="20570" calcext:value-type="float">
            <text:p>20570</text:p>
          </table:table-cell>
          <table:table-cell table:formula="of:=IF([.F292]-[.D293]&gt;0; 0; IF([.B293]-[.B292]&lt;&gt;0; IF([.F292]-[.D293]+[.E293]&lt;0; 1; 0); 1))" office:value-type="float" office:value="0" calcext:value-type="float">
            <text:p>0</text:p>
          </table:table-cell>
          <table:table-cell table:formula="of:=IF([.G293]=1; [.D293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date" office:date-value="2021-05-25" calcext:value-type="date">
            <text:p>25.05.2021</text:p>
          </table:table-cell>
          <table:table-cell office:value-type="string" calcext:value-type="string">
            <text:p>Przemysl</text:p>
          </table:table-cell>
          <table:table-cell office:value-type="float" office:value="7160" calcext:value-type="float">
            <text:p>7160</text:p>
          </table:table-cell>
          <table:table-cell table:formula="of:=IF(OR(WEEKDAY([.B294])=7; WEEKDAY([.B294])=1); 5000; 12000)" office:value-type="float" office:value="12000" calcext:value-type="float">
            <text:p>12000</text:p>
          </table:table-cell>
          <table:table-cell table:formula="of:=IF([.B293]&lt;&gt;[.B294]; IF([.F293]+[.E294]-[.D294]&gt;0;[.F293]+[.E294]-[.D294]; [.F293]+[.E294] ); IF([.F293]-[.D294]&gt;0; [.F293]-[.D294]; [.F293]))" office:value-type="float" office:value="13410" calcext:value-type="float">
            <text:p>13410</text:p>
          </table:table-cell>
          <table:table-cell table:formula="of:=IF([.F293]-[.D294]&gt;0; 0; IF([.B294]-[.B293]&lt;&gt;0; IF([.F293]-[.D294]+[.E294]&lt;0; 1; 0); 1))" office:value-type="float" office:value="0" calcext:value-type="float">
            <text:p>0</text:p>
          </table:table-cell>
          <table:table-cell table:formula="of:=IF([.G294]=1; [.D294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date" office:date-value="2021-05-25" calcext:value-type="date">
            <text:p>25.05.2021</text:p>
          </table:table-cell>
          <table:table-cell office:value-type="string" calcext:value-type="string">
            <text:p>Gniezno</text:p>
          </table:table-cell>
          <table:table-cell office:value-type="float" office:value="9200" calcext:value-type="float">
            <text:p>9200</text:p>
          </table:table-cell>
          <table:table-cell table:formula="of:=IF(OR(WEEKDAY([.B295])=7; WEEKDAY([.B295])=1); 5000; 12000)" office:value-type="float" office:value="12000" calcext:value-type="float">
            <text:p>12000</text:p>
          </table:table-cell>
          <table:table-cell table:formula="of:=IF([.B294]&lt;&gt;[.B295]; IF([.F294]+[.E295]-[.D295]&gt;0;[.F294]+[.E295]-[.D295]; [.F294]+[.E295] ); IF([.F294]-[.D295]&gt;0; [.F294]-[.D295]; [.F294]))" office:value-type="float" office:value="4210" calcext:value-type="float">
            <text:p>4210</text:p>
          </table:table-cell>
          <table:table-cell table:formula="of:=IF([.F294]-[.D295]&gt;0; 0; IF([.B295]-[.B294]&lt;&gt;0; IF([.F294]-[.D295]+[.E295]&lt;0; 1; 0); 1))" office:value-type="float" office:value="0" calcext:value-type="float">
            <text:p>0</text:p>
          </table:table-cell>
          <table:table-cell table:formula="of:=IF([.G295]=1; [.D295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date" office:date-value="2021-05-26" calcext:value-type="date">
            <text:p>26.05.2021</text:p>
          </table:table-cell>
          <table:table-cell office:value-type="string" calcext:value-type="string">
            <text:p>Przemysl</text:p>
          </table:table-cell>
          <table:table-cell office:value-type="float" office:value="7390" calcext:value-type="float">
            <text:p>7390</text:p>
          </table:table-cell>
          <table:table-cell table:formula="of:=IF(OR(WEEKDAY([.B296])=7; WEEKDAY([.B296])=1); 5000; 12000)" office:value-type="float" office:value="12000" calcext:value-type="float">
            <text:p>12000</text:p>
          </table:table-cell>
          <table:table-cell table:formula="of:=IF([.B295]&lt;&gt;[.B296]; IF([.F295]+[.E296]-[.D296]&gt;0;[.F295]+[.E296]-[.D296]; [.F295]+[.E296] ); IF([.F295]-[.D296]&gt;0; [.F295]-[.D296]; [.F295]))" office:value-type="float" office:value="8820" calcext:value-type="float">
            <text:p>8820</text:p>
          </table:table-cell>
          <table:table-cell table:formula="of:=IF([.F295]-[.D296]&gt;0; 0; IF([.B296]-[.B295]&lt;&gt;0; IF([.F295]-[.D296]+[.E296]&lt;0; 1; 0); 1))" office:value-type="float" office:value="0" calcext:value-type="float">
            <text:p>0</text:p>
          </table:table-cell>
          <table:table-cell table:formula="of:=IF([.G296]=1; [.D296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date" office:date-value="2021-05-26" calcext:value-type="date">
            <text:p>26.05.2021</text:p>
          </table:table-cell>
          <table:table-cell office:value-type="string" calcext:value-type="string">
            <text:p>Ogrodzieniec</text:p>
          </table:table-cell>
          <table:table-cell office:value-type="float" office:value="4560" calcext:value-type="float">
            <text:p>4560</text:p>
          </table:table-cell>
          <table:table-cell table:formula="of:=IF(OR(WEEKDAY([.B297])=7; WEEKDAY([.B297])=1); 5000; 12000)" office:value-type="float" office:value="12000" calcext:value-type="float">
            <text:p>12000</text:p>
          </table:table-cell>
          <table:table-cell table:formula="of:=IF([.B296]&lt;&gt;[.B297]; IF([.F296]+[.E297]-[.D297]&gt;0;[.F296]+[.E297]-[.D297]; [.F296]+[.E297] ); IF([.F296]-[.D297]&gt;0; [.F296]-[.D297]; [.F296]))" office:value-type="float" office:value="4260" calcext:value-type="float">
            <text:p>4260</text:p>
          </table:table-cell>
          <table:table-cell table:formula="of:=IF([.F296]-[.D297]&gt;0; 0; IF([.B297]-[.B296]&lt;&gt;0; IF([.F296]-[.D297]+[.E297]&lt;0; 1; 0); 1))" office:value-type="float" office:value="0" calcext:value-type="float">
            <text:p>0</text:p>
          </table:table-cell>
          <table:table-cell table:formula="of:=IF([.G297]=1; [.D297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date" office:date-value="2021-05-27" calcext:value-type="date">
            <text:p>27.05.2021</text:p>
          </table:table-cell>
          <table:table-cell office:value-type="string" calcext:value-type="string">
            <text:p>Przemysl</text:p>
          </table:table-cell>
          <table:table-cell office:value-type="float" office:value="8680" calcext:value-type="float">
            <text:p>8680</text:p>
          </table:table-cell>
          <table:table-cell table:formula="of:=IF(OR(WEEKDAY([.B298])=7; WEEKDAY([.B298])=1); 5000; 12000)" office:value-type="float" office:value="12000" calcext:value-type="float">
            <text:p>12000</text:p>
          </table:table-cell>
          <table:table-cell table:formula="of:=IF([.B297]&lt;&gt;[.B298]; IF([.F297]+[.E298]-[.D298]&gt;0;[.F297]+[.E298]-[.D298]; [.F297]+[.E298] ); IF([.F297]-[.D298]&gt;0; [.F297]-[.D298]; [.F297]))" office:value-type="float" office:value="7580" calcext:value-type="float">
            <text:p>7580</text:p>
          </table:table-cell>
          <table:table-cell table:formula="of:=IF([.F297]-[.D298]&gt;0; 0; IF([.B298]-[.B297]&lt;&gt;0; IF([.F297]-[.D298]+[.E298]&lt;0; 1; 0); 1))" office:value-type="float" office:value="0" calcext:value-type="float">
            <text:p>0</text:p>
          </table:table-cell>
          <table:table-cell table:formula="of:=IF([.G298]=1; [.D298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date" office:date-value="2021-05-27" calcext:value-type="date">
            <text:p>27.05.2021</text:p>
          </table:table-cell>
          <table:table-cell office:value-type="string" calcext:value-type="string">
            <text:p>Ogrodzieniec</text:p>
          </table:table-cell>
          <table:table-cell office:value-type="float" office:value="3110" calcext:value-type="float">
            <text:p>3110</text:p>
          </table:table-cell>
          <table:table-cell table:formula="of:=IF(OR(WEEKDAY([.B299])=7; WEEKDAY([.B299])=1); 5000; 12000)" office:value-type="float" office:value="12000" calcext:value-type="float">
            <text:p>12000</text:p>
          </table:table-cell>
          <table:table-cell table:formula="of:=IF([.B298]&lt;&gt;[.B299]; IF([.F298]+[.E299]-[.D299]&gt;0;[.F298]+[.E299]-[.D299]; [.F298]+[.E299] ); IF([.F298]-[.D299]&gt;0; [.F298]-[.D299]; [.F298]))" office:value-type="float" office:value="4470" calcext:value-type="float">
            <text:p>4470</text:p>
          </table:table-cell>
          <table:table-cell table:formula="of:=IF([.F298]-[.D299]&gt;0; 0; IF([.B299]-[.B298]&lt;&gt;0; IF([.F298]-[.D299]+[.E299]&lt;0; 1; 0); 1))" office:value-type="float" office:value="0" calcext:value-type="float">
            <text:p>0</text:p>
          </table:table-cell>
          <table:table-cell table:formula="of:=IF([.G299]=1; [.D299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date" office:date-value="2021-05-27" calcext:value-type="date">
            <text:p>27.05.2021</text:p>
          </table:table-cell>
          <table:table-cell office:value-type="string" calcext:value-type="string">
            <text:p>Malbork</text:p>
          </table:table-cell>
          <table:table-cell office:value-type="float" office:value="8770" calcext:value-type="float">
            <text:p>8770</text:p>
          </table:table-cell>
          <table:table-cell table:formula="of:=IF(OR(WEEKDAY([.B300])=7; WEEKDAY([.B300])=1); 5000; 12000)" office:value-type="float" office:value="12000" calcext:value-type="float">
            <text:p>12000</text:p>
          </table:table-cell>
          <table:table-cell table:formula="of:=IF([.B299]&lt;&gt;[.B300]; IF([.F299]+[.E300]-[.D300]&gt;0;[.F299]+[.E300]-[.D300]; [.F299]+[.E300] ); IF([.F299]-[.D300]&gt;0; [.F299]-[.D300]; [.F299]))" office:value-type="float" office:value="4470" calcext:value-type="float">
            <text:p>4470</text:p>
          </table:table-cell>
          <table:table-cell table:formula="of:=IF([.F299]-[.D300]&gt;0; 0; IF([.B300]-[.B299]&lt;&gt;0; IF([.F299]-[.D300]+[.E300]&lt;0; 1; 0); 1))" office:value-type="float" office:value="1" calcext:value-type="float">
            <text:p>1</text:p>
          </table:table-cell>
          <table:table-cell table:formula="of:=IF([.G300]=1; [.D300]; 0)" office:value-type="float" office:value="8770" calcext:value-type="float">
            <text:p>8770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date" office:date-value="2021-05-28" calcext:value-type="date">
            <text:p>28.05.2021</text:p>
          </table:table-cell>
          <table:table-cell office:value-type="string" calcext:value-type="string">
            <text:p>Malbork</text:p>
          </table:table-cell>
          <table:table-cell office:value-type="float" office:value="6900" calcext:value-type="float">
            <text:p>6900</text:p>
          </table:table-cell>
          <table:table-cell table:formula="of:=IF(OR(WEEKDAY([.B301])=7; WEEKDAY([.B301])=1); 5000; 12000)" office:value-type="float" office:value="12000" calcext:value-type="float">
            <text:p>12000</text:p>
          </table:table-cell>
          <table:table-cell table:formula="of:=IF([.B300]&lt;&gt;[.B301]; IF([.F300]+[.E301]-[.D301]&gt;0;[.F300]+[.E301]-[.D301]; [.F300]+[.E301] ); IF([.F300]-[.D301]&gt;0; [.F300]-[.D301]; [.F300]))" office:value-type="float" office:value="9570" calcext:value-type="float">
            <text:p>9570</text:p>
          </table:table-cell>
          <table:table-cell table:formula="of:=IF([.F300]-[.D301]&gt;0; 0; IF([.B301]-[.B300]&lt;&gt;0; IF([.F300]-[.D301]+[.E301]&lt;0; 1; 0); 1))" office:value-type="float" office:value="0" calcext:value-type="float">
            <text:p>0</text:p>
          </table:table-cell>
          <table:table-cell table:formula="of:=IF([.G301]=1; [.D301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date" office:date-value="2021-05-28" calcext:value-type="date">
            <text:p>28.05.2021</text:p>
          </table:table-cell>
          <table:table-cell office:value-type="string" calcext:value-type="string">
            <text:p>Ogrodzieniec</text:p>
          </table:table-cell>
          <table:table-cell office:value-type="float" office:value="9220" calcext:value-type="float">
            <text:p>9220</text:p>
          </table:table-cell>
          <table:table-cell table:formula="of:=IF(OR(WEEKDAY([.B302])=7; WEEKDAY([.B302])=1); 5000; 12000)" office:value-type="float" office:value="12000" calcext:value-type="float">
            <text:p>12000</text:p>
          </table:table-cell>
          <table:table-cell table:formula="of:=IF([.B301]&lt;&gt;[.B302]; IF([.F301]+[.E302]-[.D302]&gt;0;[.F301]+[.E302]-[.D302]; [.F301]+[.E302] ); IF([.F301]-[.D302]&gt;0; [.F301]-[.D302]; [.F301]))" office:value-type="float" office:value="350" calcext:value-type="float">
            <text:p>350</text:p>
          </table:table-cell>
          <table:table-cell table:formula="of:=IF([.F301]-[.D302]&gt;0; 0; IF([.B302]-[.B301]&lt;&gt;0; IF([.F301]-[.D302]+[.E302]&lt;0; 1; 0); 1))" office:value-type="float" office:value="0" calcext:value-type="float">
            <text:p>0</text:p>
          </table:table-cell>
          <table:table-cell table:formula="of:=IF([.G302]=1; [.D302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date" office:date-value="2021-05-29" calcext:value-type="date">
            <text:p>29.05.2021</text:p>
          </table:table-cell>
          <table:table-cell office:value-type="string" calcext:value-type="string">
            <text:p>Ogrodzieniec</text:p>
          </table:table-cell>
          <table:table-cell office:value-type="float" office:value="9740" calcext:value-type="float">
            <text:p>9740</text:p>
          </table:table-cell>
          <table:table-cell table:formula="of:=IF(OR(WEEKDAY([.B303])=7; WEEKDAY([.B303])=1); 5000; 12000)" office:value-type="float" office:value="5000" calcext:value-type="float">
            <text:p>5000</text:p>
          </table:table-cell>
          <table:table-cell table:formula="of:=IF([.B302]&lt;&gt;[.B303]; IF([.F302]+[.E303]-[.D303]&gt;0;[.F302]+[.E303]-[.D303]; [.F302]+[.E303] ); IF([.F302]-[.D303]&gt;0; [.F302]-[.D303]; [.F302]))" office:value-type="float" office:value="5350" calcext:value-type="float">
            <text:p>5350</text:p>
          </table:table-cell>
          <table:table-cell table:formula="of:=IF([.F302]-[.D303]&gt;0; 0; IF([.B303]-[.B302]&lt;&gt;0; IF([.F302]-[.D303]+[.E303]&lt;0; 1; 0); 1))" office:value-type="float" office:value="1" calcext:value-type="float">
            <text:p>1</text:p>
          </table:table-cell>
          <table:table-cell table:formula="of:=IF([.G303]=1; [.D303]; 0)" office:value-type="float" office:value="9740" calcext:value-type="float">
            <text:p>9740</text:p>
          </table:table-cell>
          <table:table-cell table:number-columns-repeated="4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date" office:date-value="2021-05-30" calcext:value-type="date">
            <text:p>30.05.2021</text:p>
          </table:table-cell>
          <table:table-cell office:value-type="string" calcext:value-type="string">
            <text:p>Ogrodzieniec</text:p>
          </table:table-cell>
          <table:table-cell office:value-type="float" office:value="4500" calcext:value-type="float">
            <text:p>4500</text:p>
          </table:table-cell>
          <table:table-cell table:formula="of:=IF(OR(WEEKDAY([.B304])=7; WEEKDAY([.B304])=1); 5000; 12000)" office:value-type="float" office:value="5000" calcext:value-type="float">
            <text:p>5000</text:p>
          </table:table-cell>
          <table:table-cell table:formula="of:=IF([.B303]&lt;&gt;[.B304]; IF([.F303]+[.E304]-[.D304]&gt;0;[.F303]+[.E304]-[.D304]; [.F303]+[.E304] ); IF([.F303]-[.D304]&gt;0; [.F303]-[.D304]; [.F303]))" office:value-type="float" office:value="5850" calcext:value-type="float">
            <text:p>5850</text:p>
          </table:table-cell>
          <table:table-cell table:formula="of:=IF([.F303]-[.D304]&gt;0; 0; IF([.B304]-[.B303]&lt;&gt;0; IF([.F303]-[.D304]+[.E304]&lt;0; 1; 0); 1))" office:value-type="float" office:value="0" calcext:value-type="float">
            <text:p>0</text:p>
          </table:table-cell>
          <table:table-cell table:formula="of:=IF([.G304]=1; [.D304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date" office:date-value="2021-05-30" calcext:value-type="date">
            <text:p>30.05.2021</text:p>
          </table:table-cell>
          <table:table-cell office:value-type="string" calcext:value-type="string">
            <text:p>Gniezno</text:p>
          </table:table-cell>
          <table:table-cell office:value-type="float" office:value="9950" calcext:value-type="float">
            <text:p>9950</text:p>
          </table:table-cell>
          <table:table-cell table:formula="of:=IF(OR(WEEKDAY([.B305])=7; WEEKDAY([.B305])=1); 5000; 12000)" office:value-type="float" office:value="5000" calcext:value-type="float">
            <text:p>5000</text:p>
          </table:table-cell>
          <table:table-cell table:formula="of:=IF([.B304]&lt;&gt;[.B305]; IF([.F304]+[.E305]-[.D305]&gt;0;[.F304]+[.E305]-[.D305]; [.F304]+[.E305] ); IF([.F304]-[.D305]&gt;0; [.F304]-[.D305]; [.F304]))" office:value-type="float" office:value="5850" calcext:value-type="float">
            <text:p>5850</text:p>
          </table:table-cell>
          <table:table-cell table:formula="of:=IF([.F304]-[.D305]&gt;0; 0; IF([.B305]-[.B304]&lt;&gt;0; IF([.F304]-[.D305]+[.E305]&lt;0; 1; 0); 1))" office:value-type="float" office:value="1" calcext:value-type="float">
            <text:p>1</text:p>
          </table:table-cell>
          <table:table-cell table:formula="of:=IF([.G305]=1; [.D305]; 0)" office:value-type="float" office:value="9950" calcext:value-type="float">
            <text:p>9950</text:p>
          </table:table-cell>
          <table:table-cell table:number-columns-repeated="4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date" office:date-value="2021-05-31" calcext:value-type="date">
            <text:p>31.05.2021</text:p>
          </table:table-cell>
          <table:table-cell office:value-type="string" calcext:value-type="string">
            <text:p>Ogrodzieniec</text:p>
          </table:table-cell>
          <table:table-cell office:value-type="float" office:value="9960" calcext:value-type="float">
            <text:p>9960</text:p>
          </table:table-cell>
          <table:table-cell table:formula="of:=IF(OR(WEEKDAY([.B306])=7; WEEKDAY([.B306])=1); 5000; 12000)" office:value-type="float" office:value="12000" calcext:value-type="float">
            <text:p>12000</text:p>
          </table:table-cell>
          <table:table-cell table:formula="of:=IF([.B305]&lt;&gt;[.B306]; IF([.F305]+[.E306]-[.D306]&gt;0;[.F305]+[.E306]-[.D306]; [.F305]+[.E306] ); IF([.F305]-[.D306]&gt;0; [.F305]-[.D306]; [.F305]))" office:value-type="float" office:value="7890" calcext:value-type="float">
            <text:p>7890</text:p>
          </table:table-cell>
          <table:table-cell table:formula="of:=IF([.F305]-[.D306]&gt;0; 0; IF([.B306]-[.B305]&lt;&gt;0; IF([.F305]-[.D306]+[.E306]&lt;0; 1; 0); 1))" office:value-type="float" office:value="0" calcext:value-type="float">
            <text:p>0</text:p>
          </table:table-cell>
          <table:table-cell table:formula="of:=IF([.G306]=1; [.D306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date" office:date-value="2021-05-31" calcext:value-type="date">
            <text:p>31.05.2021</text:p>
          </table:table-cell>
          <table:table-cell office:value-type="string" calcext:value-type="string">
            <text:p>Gniezno</text:p>
          </table:table-cell>
          <table:table-cell office:value-type="float" office:value="8880" calcext:value-type="float">
            <text:p>8880</text:p>
          </table:table-cell>
          <table:table-cell table:formula="of:=IF(OR(WEEKDAY([.B307])=7; WEEKDAY([.B307])=1); 5000; 12000)" office:value-type="float" office:value="12000" calcext:value-type="float">
            <text:p>12000</text:p>
          </table:table-cell>
          <table:table-cell table:formula="of:=IF([.B306]&lt;&gt;[.B307]; IF([.F306]+[.E307]-[.D307]&gt;0;[.F306]+[.E307]-[.D307]; [.F306]+[.E307] ); IF([.F306]-[.D307]&gt;0; [.F306]-[.D307]; [.F306]))" office:value-type="float" office:value="7890" calcext:value-type="float">
            <text:p>7890</text:p>
          </table:table-cell>
          <table:table-cell table:formula="of:=IF([.F306]-[.D307]&gt;0; 0; IF([.B307]-[.B306]&lt;&gt;0; IF([.F306]-[.D307]+[.E307]&lt;0; 1; 0); 1))" office:value-type="float" office:value="1" calcext:value-type="float">
            <text:p>1</text:p>
          </table:table-cell>
          <table:table-cell table:formula="of:=IF([.G307]=1; [.D307]; 0)" office:value-type="float" office:value="8880" calcext:value-type="float">
            <text:p>8880</text:p>
          </table:table-cell>
          <table:table-cell table:number-columns-repeated="4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date" office:date-value="2021-05-31" calcext:value-type="date">
            <text:p>31.05.2021</text:p>
          </table:table-cell>
          <table:table-cell office:value-type="string" calcext:value-type="string">
            <text:p>Przemysl</text:p>
          </table:table-cell>
          <table:table-cell office:value-type="float" office:value="4160" calcext:value-type="float">
            <text:p>4160</text:p>
          </table:table-cell>
          <table:table-cell table:formula="of:=IF(OR(WEEKDAY([.B308])=7; WEEKDAY([.B308])=1); 5000; 12000)" office:value-type="float" office:value="12000" calcext:value-type="float">
            <text:p>12000</text:p>
          </table:table-cell>
          <table:table-cell table:formula="of:=IF([.B307]&lt;&gt;[.B308]; IF([.F307]+[.E308]-[.D308]&gt;0;[.F307]+[.E308]-[.D308]; [.F307]+[.E308] ); IF([.F307]-[.D308]&gt;0; [.F307]-[.D308]; [.F307]))" office:value-type="float" office:value="3730" calcext:value-type="float">
            <text:p>3730</text:p>
          </table:table-cell>
          <table:table-cell table:formula="of:=IF([.F307]-[.D308]&gt;0; 0; IF([.B308]-[.B307]&lt;&gt;0; IF([.F307]-[.D308]+[.E308]&lt;0; 1; 0); 1))" office:value-type="float" office:value="0" calcext:value-type="float">
            <text:p>0</text:p>
          </table:table-cell>
          <table:table-cell table:formula="of:=IF([.G308]=1; [.D308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date" office:date-value="2021-06-01" calcext:value-type="date">
            <text:p>1.06.2021</text:p>
          </table:table-cell>
          <table:table-cell office:value-type="string" calcext:value-type="string">
            <text:p>Przemysl</text:p>
          </table:table-cell>
          <table:table-cell office:value-type="float" office:value="6300" calcext:value-type="float">
            <text:p>6300</text:p>
          </table:table-cell>
          <table:table-cell table:formula="of:=IF(OR(WEEKDAY([.B309])=7; WEEKDAY([.B309])=1); 5000; 12000)" office:value-type="float" office:value="12000" calcext:value-type="float">
            <text:p>12000</text:p>
          </table:table-cell>
          <table:table-cell table:formula="of:=IF([.B308]&lt;&gt;[.B309]; IF([.F308]+[.E309]-[.D309]&gt;0;[.F308]+[.E309]-[.D309]; [.F308]+[.E309] ); IF([.F308]-[.D309]&gt;0; [.F308]-[.D309]; [.F308]))" office:value-type="float" office:value="9430" calcext:value-type="float">
            <text:p>9430</text:p>
          </table:table-cell>
          <table:table-cell table:formula="of:=IF([.F308]-[.D309]&gt;0; 0; IF([.B309]-[.B308]&lt;&gt;0; IF([.F308]-[.D309]+[.E309]&lt;0; 1; 0); 1))" office:value-type="float" office:value="0" calcext:value-type="float">
            <text:p>0</text:p>
          </table:table-cell>
          <table:table-cell table:formula="of:=IF([.G309]=1; [.D309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date" office:date-value="2021-06-01" calcext:value-type="date">
            <text:p>1.06.2021</text:p>
          </table:table-cell>
          <table:table-cell office:value-type="string" calcext:value-type="string">
            <text:p>Malbork</text:p>
          </table:table-cell>
          <table:table-cell office:value-type="float" office:value="9040" calcext:value-type="float">
            <text:p>9040</text:p>
          </table:table-cell>
          <table:table-cell table:formula="of:=IF(OR(WEEKDAY([.B310])=7; WEEKDAY([.B310])=1); 5000; 12000)" office:value-type="float" office:value="12000" calcext:value-type="float">
            <text:p>12000</text:p>
          </table:table-cell>
          <table:table-cell table:formula="of:=IF([.B309]&lt;&gt;[.B310]; IF([.F309]+[.E310]-[.D310]&gt;0;[.F309]+[.E310]-[.D310]; [.F309]+[.E310] ); IF([.F309]-[.D310]&gt;0; [.F309]-[.D310]; [.F309]))" office:value-type="float" office:value="390" calcext:value-type="float">
            <text:p>390</text:p>
          </table:table-cell>
          <table:table-cell table:formula="of:=IF([.F309]-[.D310]&gt;0; 0; IF([.B310]-[.B309]&lt;&gt;0; IF([.F309]-[.D310]+[.E310]&lt;0; 1; 0); 1))" office:value-type="float" office:value="0" calcext:value-type="float">
            <text:p>0</text:p>
          </table:table-cell>
          <table:table-cell table:formula="of:=IF([.G310]=1; [.D310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date" office:date-value="2021-06-02" calcext:value-type="date">
            <text:p>2.06.2021</text:p>
          </table:table-cell>
          <table:table-cell office:value-type="string" calcext:value-type="string">
            <text:p>Malbork</text:p>
          </table:table-cell>
          <table:table-cell office:value-type="float" office:value="8880" calcext:value-type="float">
            <text:p>8880</text:p>
          </table:table-cell>
          <table:table-cell table:formula="of:=IF(OR(WEEKDAY([.B311])=7; WEEKDAY([.B311])=1); 5000; 12000)" office:value-type="float" office:value="12000" calcext:value-type="float">
            <text:p>12000</text:p>
          </table:table-cell>
          <table:table-cell table:formula="of:=IF([.B310]&lt;&gt;[.B311]; IF([.F310]+[.E311]-[.D311]&gt;0;[.F310]+[.E311]-[.D311]; [.F310]+[.E311] ); IF([.F310]-[.D311]&gt;0; [.F310]-[.D311]; [.F310]))" office:value-type="float" office:value="3510" calcext:value-type="float">
            <text:p>3510</text:p>
          </table:table-cell>
          <table:table-cell table:formula="of:=IF([.F310]-[.D311]&gt;0; 0; IF([.B311]-[.B310]&lt;&gt;0; IF([.F310]-[.D311]+[.E311]&lt;0; 1; 0); 1))" office:value-type="float" office:value="0" calcext:value-type="float">
            <text:p>0</text:p>
          </table:table-cell>
          <table:table-cell table:formula="of:=IF([.G311]=1; [.D311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date" office:date-value="2021-06-03" calcext:value-type="date">
            <text:p>3.06.2021</text:p>
          </table:table-cell>
          <table:table-cell office:value-type="string" calcext:value-type="string">
            <text:p>Ogrodzieniec</text:p>
          </table:table-cell>
          <table:table-cell office:value-type="float" office:value="5030" calcext:value-type="float">
            <text:p>5030</text:p>
          </table:table-cell>
          <table:table-cell table:formula="of:=IF(OR(WEEKDAY([.B312])=7; WEEKDAY([.B312])=1); 5000; 12000)" office:value-type="float" office:value="12000" calcext:value-type="float">
            <text:p>12000</text:p>
          </table:table-cell>
          <table:table-cell table:formula="of:=IF([.B311]&lt;&gt;[.B312]; IF([.F311]+[.E312]-[.D312]&gt;0;[.F311]+[.E312]-[.D312]; [.F311]+[.E312] ); IF([.F311]-[.D312]&gt;0; [.F311]-[.D312]; [.F311]))" office:value-type="float" office:value="10480" calcext:value-type="float">
            <text:p>10480</text:p>
          </table:table-cell>
          <table:table-cell table:formula="of:=IF([.F311]-[.D312]&gt;0; 0; IF([.B312]-[.B311]&lt;&gt;0; IF([.F311]-[.D312]+[.E312]&lt;0; 1; 0); 1))" office:value-type="float" office:value="0" calcext:value-type="float">
            <text:p>0</text:p>
          </table:table-cell>
          <table:table-cell table:formula="of:=IF([.G312]=1; [.D312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date" office:date-value="2021-06-03" calcext:value-type="date">
            <text:p>3.06.2021</text:p>
          </table:table-cell>
          <table:table-cell office:value-type="string" calcext:value-type="string">
            <text:p>Gniezno</text:p>
          </table:table-cell>
          <table:table-cell office:value-type="float" office:value="6010" calcext:value-type="float">
            <text:p>6010</text:p>
          </table:table-cell>
          <table:table-cell table:formula="of:=IF(OR(WEEKDAY([.B313])=7; WEEKDAY([.B313])=1); 5000; 12000)" office:value-type="float" office:value="12000" calcext:value-type="float">
            <text:p>12000</text:p>
          </table:table-cell>
          <table:table-cell table:formula="of:=IF([.B312]&lt;&gt;[.B313]; IF([.F312]+[.E313]-[.D313]&gt;0;[.F312]+[.E313]-[.D313]; [.F312]+[.E313] ); IF([.F312]-[.D313]&gt;0; [.F312]-[.D313]; [.F312]))" office:value-type="float" office:value="4470" calcext:value-type="float">
            <text:p>4470</text:p>
          </table:table-cell>
          <table:table-cell table:formula="of:=IF([.F312]-[.D313]&gt;0; 0; IF([.B313]-[.B312]&lt;&gt;0; IF([.F312]-[.D313]+[.E313]&lt;0; 1; 0); 1))" office:value-type="float" office:value="0" calcext:value-type="float">
            <text:p>0</text:p>
          </table:table-cell>
          <table:table-cell table:formula="of:=IF([.G313]=1; [.D313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date" office:date-value="2021-06-04" calcext:value-type="date">
            <text:p>4.06.2021</text:p>
          </table:table-cell>
          <table:table-cell office:value-type="string" calcext:value-type="string">
            <text:p>Przemysl</text:p>
          </table:table-cell>
          <table:table-cell office:value-type="float" office:value="8880" calcext:value-type="float">
            <text:p>8880</text:p>
          </table:table-cell>
          <table:table-cell table:formula="of:=IF(OR(WEEKDAY([.B314])=7; WEEKDAY([.B314])=1); 5000; 12000)" office:value-type="float" office:value="12000" calcext:value-type="float">
            <text:p>12000</text:p>
          </table:table-cell>
          <table:table-cell table:formula="of:=IF([.B313]&lt;&gt;[.B314]; IF([.F313]+[.E314]-[.D314]&gt;0;[.F313]+[.E314]-[.D314]; [.F313]+[.E314] ); IF([.F313]-[.D314]&gt;0; [.F313]-[.D314]; [.F313]))" office:value-type="float" office:value="7590" calcext:value-type="float">
            <text:p>7590</text:p>
          </table:table-cell>
          <table:table-cell table:formula="of:=IF([.F313]-[.D314]&gt;0; 0; IF([.B314]-[.B313]&lt;&gt;0; IF([.F313]-[.D314]+[.E314]&lt;0; 1; 0); 1))" office:value-type="float" office:value="0" calcext:value-type="float">
            <text:p>0</text:p>
          </table:table-cell>
          <table:table-cell table:formula="of:=IF([.G314]=1; [.D314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date" office:date-value="2021-06-05" calcext:value-type="date">
            <text:p>5.06.2021</text:p>
          </table:table-cell>
          <table:table-cell office:value-type="string" calcext:value-type="string">
            <text:p>Ogrodzieniec</text:p>
          </table:table-cell>
          <table:table-cell office:value-type="float" office:value="5490" calcext:value-type="float">
            <text:p>5490</text:p>
          </table:table-cell>
          <table:table-cell table:formula="of:=IF(OR(WEEKDAY([.B315])=7; WEEKDAY([.B315])=1); 5000; 12000)" office:value-type="float" office:value="5000" calcext:value-type="float">
            <text:p>5000</text:p>
          </table:table-cell>
          <table:table-cell table:formula="of:=IF([.B314]&lt;&gt;[.B315]; IF([.F314]+[.E315]-[.D315]&gt;0;[.F314]+[.E315]-[.D315]; [.F314]+[.E315] ); IF([.F314]-[.D315]&gt;0; [.F314]-[.D315]; [.F314]))" office:value-type="float" office:value="7100" calcext:value-type="float">
            <text:p>7100</text:p>
          </table:table-cell>
          <table:table-cell table:formula="of:=IF([.F314]-[.D315]&gt;0; 0; IF([.B315]-[.B314]&lt;&gt;0; IF([.F314]-[.D315]+[.E315]&lt;0; 1; 0); 1))" office:value-type="float" office:value="0" calcext:value-type="float">
            <text:p>0</text:p>
          </table:table-cell>
          <table:table-cell table:formula="of:=IF([.G315]=1; [.D315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date" office:date-value="2021-06-06" calcext:value-type="date">
            <text:p>6.06.2021</text:p>
          </table:table-cell>
          <table:table-cell office:value-type="string" calcext:value-type="string">
            <text:p>Malbork</text:p>
          </table:table-cell>
          <table:table-cell office:value-type="float" office:value="9370" calcext:value-type="float">
            <text:p>9370</text:p>
          </table:table-cell>
          <table:table-cell table:formula="of:=IF(OR(WEEKDAY([.B316])=7; WEEKDAY([.B316])=1); 5000; 12000)" office:value-type="float" office:value="5000" calcext:value-type="float">
            <text:p>5000</text:p>
          </table:table-cell>
          <table:table-cell table:formula="of:=IF([.B315]&lt;&gt;[.B316]; IF([.F315]+[.E316]-[.D316]&gt;0;[.F315]+[.E316]-[.D316]; [.F315]+[.E316] ); IF([.F315]-[.D316]&gt;0; [.F315]-[.D316]; [.F315]))" office:value-type="float" office:value="2730" calcext:value-type="float">
            <text:p>2730</text:p>
          </table:table-cell>
          <table:table-cell table:formula="of:=IF([.F315]-[.D316]&gt;0; 0; IF([.B316]-[.B315]&lt;&gt;0; IF([.F315]-[.D316]+[.E316]&lt;0; 1; 0); 1))" office:value-type="float" office:value="0" calcext:value-type="float">
            <text:p>0</text:p>
          </table:table-cell>
          <table:table-cell table:formula="of:=IF([.G316]=1; [.D316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date" office:date-value="2021-06-06" calcext:value-type="date">
            <text:p>6.06.2021</text:p>
          </table:table-cell>
          <table:table-cell office:value-type="string" calcext:value-type="string">
            <text:p>Ogrodzieniec</text:p>
          </table:table-cell>
          <table:table-cell office:value-type="float" office:value="6790" calcext:value-type="float">
            <text:p>6790</text:p>
          </table:table-cell>
          <table:table-cell table:formula="of:=IF(OR(WEEKDAY([.B317])=7; WEEKDAY([.B317])=1); 5000; 12000)" office:value-type="float" office:value="5000" calcext:value-type="float">
            <text:p>5000</text:p>
          </table:table-cell>
          <table:table-cell table:formula="of:=IF([.B316]&lt;&gt;[.B317]; IF([.F316]+[.E317]-[.D317]&gt;0;[.F316]+[.E317]-[.D317]; [.F316]+[.E317] ); IF([.F316]-[.D317]&gt;0; [.F316]-[.D317]; [.F316]))" office:value-type="float" office:value="2730" calcext:value-type="float">
            <text:p>2730</text:p>
          </table:table-cell>
          <table:table-cell table:formula="of:=IF([.F316]-[.D317]&gt;0; 0; IF([.B317]-[.B316]&lt;&gt;0; IF([.F316]-[.D317]+[.E317]&lt;0; 1; 0); 1))" office:value-type="float" office:value="1" calcext:value-type="float">
            <text:p>1</text:p>
          </table:table-cell>
          <table:table-cell table:formula="of:=IF([.G317]=1; [.D317]; 0)" office:value-type="float" office:value="6790" calcext:value-type="float">
            <text:p>6790</text:p>
          </table:table-cell>
          <table:table-cell table:number-columns-repeated="4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date" office:date-value="2021-06-07" calcext:value-type="date">
            <text:p>7.06.2021</text:p>
          </table:table-cell>
          <table:table-cell office:value-type="string" calcext:value-type="string">
            <text:p>Przemysl</text:p>
          </table:table-cell>
          <table:table-cell office:value-type="float" office:value="2540" calcext:value-type="float">
            <text:p>2540</text:p>
          </table:table-cell>
          <table:table-cell table:formula="of:=IF(OR(WEEKDAY([.B318])=7; WEEKDAY([.B318])=1); 5000; 12000)" office:value-type="float" office:value="12000" calcext:value-type="float">
            <text:p>12000</text:p>
          </table:table-cell>
          <table:table-cell table:formula="of:=IF([.B317]&lt;&gt;[.B318]; IF([.F317]+[.E318]-[.D318]&gt;0;[.F317]+[.E318]-[.D318]; [.F317]+[.E318] ); IF([.F317]-[.D318]&gt;0; [.F317]-[.D318]; [.F317]))" office:value-type="float" office:value="12190" calcext:value-type="float">
            <text:p>12190</text:p>
          </table:table-cell>
          <table:table-cell table:formula="of:=IF([.F317]-[.D318]&gt;0; 0; IF([.B318]-[.B317]&lt;&gt;0; IF([.F317]-[.D318]+[.E318]&lt;0; 1; 0); 1))" office:value-type="float" office:value="0" calcext:value-type="float">
            <text:p>0</text:p>
          </table:table-cell>
          <table:table-cell table:formula="of:=IF([.G318]=1; [.D318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date" office:date-value="2021-06-07" calcext:value-type="date">
            <text:p>7.06.2021</text:p>
          </table:table-cell>
          <table:table-cell office:value-type="string" calcext:value-type="string">
            <text:p>Ogrodzieniec</text:p>
          </table:table-cell>
          <table:table-cell office:value-type="float" office:value="5530" calcext:value-type="float">
            <text:p>5530</text:p>
          </table:table-cell>
          <table:table-cell table:formula="of:=IF(OR(WEEKDAY([.B319])=7; WEEKDAY([.B319])=1); 5000; 12000)" office:value-type="float" office:value="12000" calcext:value-type="float">
            <text:p>12000</text:p>
          </table:table-cell>
          <table:table-cell table:formula="of:=IF([.B318]&lt;&gt;[.B319]; IF([.F318]+[.E319]-[.D319]&gt;0;[.F318]+[.E319]-[.D319]; [.F318]+[.E319] ); IF([.F318]-[.D319]&gt;0; [.F318]-[.D319]; [.F318]))" office:value-type="float" office:value="6660" calcext:value-type="float">
            <text:p>6660</text:p>
          </table:table-cell>
          <table:table-cell table:formula="of:=IF([.F318]-[.D319]&gt;0; 0; IF([.B319]-[.B318]&lt;&gt;0; IF([.F318]-[.D319]+[.E319]&lt;0; 1; 0); 1))" office:value-type="float" office:value="0" calcext:value-type="float">
            <text:p>0</text:p>
          </table:table-cell>
          <table:table-cell table:formula="of:=IF([.G319]=1; [.D319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date" office:date-value="2021-06-07" calcext:value-type="date">
            <text:p>7.06.2021</text:p>
          </table:table-cell>
          <table:table-cell office:value-type="string" calcext:value-type="string">
            <text:p>Malbork</text:p>
          </table:table-cell>
          <table:table-cell office:value-type="float" office:value="7020" calcext:value-type="float">
            <text:p>7020</text:p>
          </table:table-cell>
          <table:table-cell table:formula="of:=IF(OR(WEEKDAY([.B320])=7; WEEKDAY([.B320])=1); 5000; 12000)" office:value-type="float" office:value="12000" calcext:value-type="float">
            <text:p>12000</text:p>
          </table:table-cell>
          <table:table-cell table:formula="of:=IF([.B319]&lt;&gt;[.B320]; IF([.F319]+[.E320]-[.D320]&gt;0;[.F319]+[.E320]-[.D320]; [.F319]+[.E320] ); IF([.F319]-[.D320]&gt;0; [.F319]-[.D320]; [.F319]))" office:value-type="float" office:value="6660" calcext:value-type="float">
            <text:p>6660</text:p>
          </table:table-cell>
          <table:table-cell table:formula="of:=IF([.F319]-[.D320]&gt;0; 0; IF([.B320]-[.B319]&lt;&gt;0; IF([.F319]-[.D320]+[.E320]&lt;0; 1; 0); 1))" office:value-type="float" office:value="1" calcext:value-type="float">
            <text:p>1</text:p>
          </table:table-cell>
          <table:table-cell table:formula="of:=IF([.G320]=1; [.D320]; 0)" office:value-type="float" office:value="7020" calcext:value-type="float">
            <text:p>7020</text:p>
          </table:table-cell>
          <table:table-cell table:number-columns-repeated="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date" office:date-value="2021-06-08" calcext:value-type="date">
            <text:p>8.06.2021</text:p>
          </table:table-cell>
          <table:table-cell office:value-type="string" calcext:value-type="string">
            <text:p>Przemysl</text:p>
          </table:table-cell>
          <table:table-cell office:value-type="float" office:value="2330" calcext:value-type="float">
            <text:p>2330</text:p>
          </table:table-cell>
          <table:table-cell table:formula="of:=IF(OR(WEEKDAY([.B321])=7; WEEKDAY([.B321])=1); 5000; 12000)" office:value-type="float" office:value="12000" calcext:value-type="float">
            <text:p>12000</text:p>
          </table:table-cell>
          <table:table-cell table:formula="of:=IF([.B320]&lt;&gt;[.B321]; IF([.F320]+[.E321]-[.D321]&gt;0;[.F320]+[.E321]-[.D321]; [.F320]+[.E321] ); IF([.F320]-[.D321]&gt;0; [.F320]-[.D321]; [.F320]))" office:value-type="float" office:value="16330" calcext:value-type="float">
            <text:p>16330</text:p>
          </table:table-cell>
          <table:table-cell table:formula="of:=IF([.F320]-[.D321]&gt;0; 0; IF([.B321]-[.B320]&lt;&gt;0; IF([.F320]-[.D321]+[.E321]&lt;0; 1; 0); 1))" office:value-type="float" office:value="0" calcext:value-type="float">
            <text:p>0</text:p>
          </table:table-cell>
          <table:table-cell table:formula="of:=IF([.G321]=1; [.D321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date" office:date-value="2021-06-09" calcext:value-type="date">
            <text:p>9.06.2021</text:p>
          </table:table-cell>
          <table:table-cell office:value-type="string" calcext:value-type="string">
            <text:p>Ogrodzieniec</text:p>
          </table:table-cell>
          <table:table-cell office:value-type="float" office:value="5550" calcext:value-type="float">
            <text:p>5550</text:p>
          </table:table-cell>
          <table:table-cell table:formula="of:=IF(OR(WEEKDAY([.B322])=7; WEEKDAY([.B322])=1); 5000; 12000)" office:value-type="float" office:value="12000" calcext:value-type="float">
            <text:p>12000</text:p>
          </table:table-cell>
          <table:table-cell table:formula="of:=IF([.B321]&lt;&gt;[.B322]; IF([.F321]+[.E322]-[.D322]&gt;0;[.F321]+[.E322]-[.D322]; [.F321]+[.E322] ); IF([.F321]-[.D322]&gt;0; [.F321]-[.D322]; [.F321]))" office:value-type="float" office:value="22780" calcext:value-type="float">
            <text:p>22780</text:p>
          </table:table-cell>
          <table:table-cell table:formula="of:=IF([.F321]-[.D322]&gt;0; 0; IF([.B322]-[.B321]&lt;&gt;0; IF([.F321]-[.D322]+[.E322]&lt;0; 1; 0); 1))" office:value-type="float" office:value="0" calcext:value-type="float">
            <text:p>0</text:p>
          </table:table-cell>
          <table:table-cell table:formula="of:=IF([.G322]=1; [.D322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date" office:date-value="2021-06-09" calcext:value-type="date">
            <text:p>9.06.2021</text:p>
          </table:table-cell>
          <table:table-cell office:value-type="string" calcext:value-type="string">
            <text:p>Gniezno</text:p>
          </table:table-cell>
          <table:table-cell office:value-type="float" office:value="6150" calcext:value-type="float">
            <text:p>6150</text:p>
          </table:table-cell>
          <table:table-cell table:formula="of:=IF(OR(WEEKDAY([.B323])=7; WEEKDAY([.B323])=1); 5000; 12000)" office:value-type="float" office:value="12000" calcext:value-type="float">
            <text:p>12000</text:p>
          </table:table-cell>
          <table:table-cell table:formula="of:=IF([.B322]&lt;&gt;[.B323]; IF([.F322]+[.E323]-[.D323]&gt;0;[.F322]+[.E323]-[.D323]; [.F322]+[.E323] ); IF([.F322]-[.D323]&gt;0; [.F322]-[.D323]; [.F322]))" office:value-type="float" office:value="16630" calcext:value-type="float">
            <text:p>16630</text:p>
          </table:table-cell>
          <table:table-cell table:formula="of:=IF([.F322]-[.D323]&gt;0; 0; IF([.B323]-[.B322]&lt;&gt;0; IF([.F322]-[.D323]+[.E323]&lt;0; 1; 0); 1))" office:value-type="float" office:value="0" calcext:value-type="float">
            <text:p>0</text:p>
          </table:table-cell>
          <table:table-cell table:formula="of:=IF([.G323]=1; [.D323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albork</text:p>
          </table:table-cell>
          <table:table-cell office:value-type="float" office:value="3220" calcext:value-type="float">
            <text:p>3220</text:p>
          </table:table-cell>
          <table:table-cell table:formula="of:=IF(OR(WEEKDAY([.B324])=7; WEEKDAY([.B324])=1); 5000; 12000)" office:value-type="float" office:value="12000" calcext:value-type="float">
            <text:p>12000</text:p>
          </table:table-cell>
          <table:table-cell table:formula="of:=IF([.B323]&lt;&gt;[.B324]; IF([.F323]+[.E324]-[.D324]&gt;0;[.F323]+[.E324]-[.D324]; [.F323]+[.E324] ); IF([.F323]-[.D324]&gt;0; [.F323]-[.D324]; [.F323]))" office:value-type="float" office:value="25410" calcext:value-type="float">
            <text:p>25410</text:p>
          </table:table-cell>
          <table:table-cell table:formula="of:=IF([.F323]-[.D324]&gt;0; 0; IF([.B324]-[.B323]&lt;&gt;0; IF([.F323]-[.D324]+[.E324]&lt;0; 1; 0); 1))" office:value-type="float" office:value="0" calcext:value-type="float">
            <text:p>0</text:p>
          </table:table-cell>
          <table:table-cell table:formula="of:=IF([.G324]=1; [.D324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Ogrodzieniec</text:p>
          </table:table-cell>
          <table:table-cell office:value-type="float" office:value="4330" calcext:value-type="float">
            <text:p>4330</text:p>
          </table:table-cell>
          <table:table-cell table:formula="of:=IF(OR(WEEKDAY([.B325])=7; WEEKDAY([.B325])=1); 5000; 12000)" office:value-type="float" office:value="12000" calcext:value-type="float">
            <text:p>12000</text:p>
          </table:table-cell>
          <table:table-cell table:formula="of:=IF([.B324]&lt;&gt;[.B325]; IF([.F324]+[.E325]-[.D325]&gt;0;[.F324]+[.E325]-[.D325]; [.F324]+[.E325] ); IF([.F324]-[.D325]&gt;0; [.F324]-[.D325]; [.F324]))" office:value-type="float" office:value="21080" calcext:value-type="float">
            <text:p>21080</text:p>
          </table:table-cell>
          <table:table-cell table:formula="of:=IF([.F324]-[.D325]&gt;0; 0; IF([.B325]-[.B324]&lt;&gt;0; IF([.F324]-[.D325]+[.E325]&lt;0; 1; 0); 1))" office:value-type="float" office:value="0" calcext:value-type="float">
            <text:p>0</text:p>
          </table:table-cell>
          <table:table-cell table:formula="of:=IF([.G325]=1; [.D325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Przemysl</text:p>
          </table:table-cell>
          <table:table-cell office:value-type="float" office:value="4000" calcext:value-type="float">
            <text:p>4000</text:p>
          </table:table-cell>
          <table:table-cell table:formula="of:=IF(OR(WEEKDAY([.B326])=7; WEEKDAY([.B326])=1); 5000; 12000)" office:value-type="float" office:value="12000" calcext:value-type="float">
            <text:p>12000</text:p>
          </table:table-cell>
          <table:table-cell table:formula="of:=IF([.B325]&lt;&gt;[.B326]; IF([.F325]+[.E326]-[.D326]&gt;0;[.F325]+[.E326]-[.D326]; [.F325]+[.E326] ); IF([.F325]-[.D326]&gt;0; [.F325]-[.D326]; [.F325]))" office:value-type="float" office:value="17080" calcext:value-type="float">
            <text:p>17080</text:p>
          </table:table-cell>
          <table:table-cell table:formula="of:=IF([.F325]-[.D326]&gt;0; 0; IF([.B326]-[.B325]&lt;&gt;0; IF([.F325]-[.D326]+[.E326]&lt;0; 1; 0); 1))" office:value-type="float" office:value="0" calcext:value-type="float">
            <text:p>0</text:p>
          </table:table-cell>
          <table:table-cell table:formula="of:=IF([.G326]=1; [.D326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date" office:date-value="2021-06-11" calcext:value-type="date">
            <text:p>11.06.2021</text:p>
          </table:table-cell>
          <table:table-cell office:value-type="string" calcext:value-type="string">
            <text:p>Malbork</text:p>
          </table:table-cell>
          <table:table-cell office:value-type="float" office:value="4970" calcext:value-type="float">
            <text:p>4970</text:p>
          </table:table-cell>
          <table:table-cell table:formula="of:=IF(OR(WEEKDAY([.B327])=7; WEEKDAY([.B327])=1); 5000; 12000)" office:value-type="float" office:value="12000" calcext:value-type="float">
            <text:p>12000</text:p>
          </table:table-cell>
          <table:table-cell table:formula="of:=IF([.B326]&lt;&gt;[.B327]; IF([.F326]+[.E327]-[.D327]&gt;0;[.F326]+[.E327]-[.D327]; [.F326]+[.E327] ); IF([.F326]-[.D327]&gt;0; [.F326]-[.D327]; [.F326]))" office:value-type="float" office:value="24110" calcext:value-type="float">
            <text:p>24110</text:p>
          </table:table-cell>
          <table:table-cell table:formula="of:=IF([.F326]-[.D327]&gt;0; 0; IF([.B327]-[.B326]&lt;&gt;0; IF([.F326]-[.D327]+[.E327]&lt;0; 1; 0); 1))" office:value-type="float" office:value="0" calcext:value-type="float">
            <text:p>0</text:p>
          </table:table-cell>
          <table:table-cell table:formula="of:=IF([.G327]=1; [.D327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date" office:date-value="2021-06-11" calcext:value-type="date">
            <text:p>11.06.2021</text:p>
          </table:table-cell>
          <table:table-cell office:value-type="string" calcext:value-type="string">
            <text:p>Gniezno</text:p>
          </table:table-cell>
          <table:table-cell office:value-type="float" office:value="8900" calcext:value-type="float">
            <text:p>8900</text:p>
          </table:table-cell>
          <table:table-cell table:formula="of:=IF(OR(WEEKDAY([.B328])=7; WEEKDAY([.B328])=1); 5000; 12000)" office:value-type="float" office:value="12000" calcext:value-type="float">
            <text:p>12000</text:p>
          </table:table-cell>
          <table:table-cell table:formula="of:=IF([.B327]&lt;&gt;[.B328]; IF([.F327]+[.E328]-[.D328]&gt;0;[.F327]+[.E328]-[.D328]; [.F327]+[.E328] ); IF([.F327]-[.D328]&gt;0; [.F327]-[.D328]; [.F327]))" office:value-type="float" office:value="15210" calcext:value-type="float">
            <text:p>15210</text:p>
          </table:table-cell>
          <table:table-cell table:formula="of:=IF([.F327]-[.D328]&gt;0; 0; IF([.B328]-[.B327]&lt;&gt;0; IF([.F327]-[.D328]+[.E328]&lt;0; 1; 0); 1))" office:value-type="float" office:value="0" calcext:value-type="float">
            <text:p>0</text:p>
          </table:table-cell>
          <table:table-cell table:formula="of:=IF([.G328]=1; [.D328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date" office:date-value="2021-06-12" calcext:value-type="date">
            <text:p>12.06.2021</text:p>
          </table:table-cell>
          <table:table-cell office:value-type="string" calcext:value-type="string">
            <text:p>Przemysl</text:p>
          </table:table-cell>
          <table:table-cell office:value-type="float" office:value="5340" calcext:value-type="float">
            <text:p>5340</text:p>
          </table:table-cell>
          <table:table-cell table:formula="of:=IF(OR(WEEKDAY([.B329])=7; WEEKDAY([.B329])=1); 5000; 12000)" office:value-type="float" office:value="5000" calcext:value-type="float">
            <text:p>5000</text:p>
          </table:table-cell>
          <table:table-cell table:formula="of:=IF([.B328]&lt;&gt;[.B329]; IF([.F328]+[.E329]-[.D329]&gt;0;[.F328]+[.E329]-[.D329]; [.F328]+[.E329] ); IF([.F328]-[.D329]&gt;0; [.F328]-[.D329]; [.F328]))" office:value-type="float" office:value="14870" calcext:value-type="float">
            <text:p>14870</text:p>
          </table:table-cell>
          <table:table-cell table:formula="of:=IF([.F328]-[.D329]&gt;0; 0; IF([.B329]-[.B328]&lt;&gt;0; IF([.F328]-[.D329]+[.E329]&lt;0; 1; 0); 1))" office:value-type="float" office:value="0" calcext:value-type="float">
            <text:p>0</text:p>
          </table:table-cell>
          <table:table-cell table:formula="of:=IF([.G329]=1; [.D329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date" office:date-value="2021-06-12" calcext:value-type="date">
            <text:p>12.06.2021</text:p>
          </table:table-cell>
          <table:table-cell office:value-type="string" calcext:value-type="string">
            <text:p>Ogrodzieniec</text:p>
          </table:table-cell>
          <table:table-cell office:value-type="float" office:value="2240" calcext:value-type="float">
            <text:p>2240</text:p>
          </table:table-cell>
          <table:table-cell table:formula="of:=IF(OR(WEEKDAY([.B330])=7; WEEKDAY([.B330])=1); 5000; 12000)" office:value-type="float" office:value="5000" calcext:value-type="float">
            <text:p>5000</text:p>
          </table:table-cell>
          <table:table-cell table:formula="of:=IF([.B329]&lt;&gt;[.B330]; IF([.F329]+[.E330]-[.D330]&gt;0;[.F329]+[.E330]-[.D330]; [.F329]+[.E330] ); IF([.F329]-[.D330]&gt;0; [.F329]-[.D330]; [.F329]))" office:value-type="float" office:value="12630" calcext:value-type="float">
            <text:p>12630</text:p>
          </table:table-cell>
          <table:table-cell table:formula="of:=IF([.F329]-[.D330]&gt;0; 0; IF([.B330]-[.B329]&lt;&gt;0; IF([.F329]-[.D330]+[.E330]&lt;0; 1; 0); 1))" office:value-type="float" office:value="0" calcext:value-type="float">
            <text:p>0</text:p>
          </table:table-cell>
          <table:table-cell table:formula="of:=IF([.G330]=1; [.D330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date" office:date-value="2021-06-13" calcext:value-type="date">
            <text:p>13.06.2021</text:p>
          </table:table-cell>
          <table:table-cell office:value-type="string" calcext:value-type="string">
            <text:p>Ogrodzieniec</text:p>
          </table:table-cell>
          <table:table-cell office:value-type="float" office:value="1810" calcext:value-type="float">
            <text:p>1810</text:p>
          </table:table-cell>
          <table:table-cell table:formula="of:=IF(OR(WEEKDAY([.B331])=7; WEEKDAY([.B331])=1); 5000; 12000)" office:value-type="float" office:value="5000" calcext:value-type="float">
            <text:p>5000</text:p>
          </table:table-cell>
          <table:table-cell table:formula="of:=IF([.B330]&lt;&gt;[.B331]; IF([.F330]+[.E331]-[.D331]&gt;0;[.F330]+[.E331]-[.D331]; [.F330]+[.E331] ); IF([.F330]-[.D331]&gt;0; [.F330]-[.D331]; [.F330]))" office:value-type="float" office:value="15820" calcext:value-type="float">
            <text:p>15820</text:p>
          </table:table-cell>
          <table:table-cell table:formula="of:=IF([.F330]-[.D331]&gt;0; 0; IF([.B331]-[.B330]&lt;&gt;0; IF([.F330]-[.D331]+[.E331]&lt;0; 1; 0); 1))" office:value-type="float" office:value="0" calcext:value-type="float">
            <text:p>0</text:p>
          </table:table-cell>
          <table:table-cell table:formula="of:=IF([.G331]=1; [.D331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date" office:date-value="2021-06-13" calcext:value-type="date">
            <text:p>13.06.2021</text:p>
          </table:table-cell>
          <table:table-cell office:value-type="string" calcext:value-type="string">
            <text:p>Gniezno</text:p>
          </table:table-cell>
          <table:table-cell office:value-type="float" office:value="7960" calcext:value-type="float">
            <text:p>7960</text:p>
          </table:table-cell>
          <table:table-cell table:formula="of:=IF(OR(WEEKDAY([.B332])=7; WEEKDAY([.B332])=1); 5000; 12000)" office:value-type="float" office:value="5000" calcext:value-type="float">
            <text:p>5000</text:p>
          </table:table-cell>
          <table:table-cell table:formula="of:=IF([.B331]&lt;&gt;[.B332]; IF([.F331]+[.E332]-[.D332]&gt;0;[.F331]+[.E332]-[.D332]; [.F331]+[.E332] ); IF([.F331]-[.D332]&gt;0; [.F331]-[.D332]; [.F331]))" office:value-type="float" office:value="7860" calcext:value-type="float">
            <text:p>7860</text:p>
          </table:table-cell>
          <table:table-cell table:formula="of:=IF([.F331]-[.D332]&gt;0; 0; IF([.B332]-[.B331]&lt;&gt;0; IF([.F331]-[.D332]+[.E332]&lt;0; 1; 0); 1))" office:value-type="float" office:value="0" calcext:value-type="float">
            <text:p>0</text:p>
          </table:table-cell>
          <table:table-cell table:formula="of:=IF([.G332]=1; [.D332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date" office:date-value="2021-06-13" calcext:value-type="date">
            <text:p>13.06.2021</text:p>
          </table:table-cell>
          <table:table-cell office:value-type="string" calcext:value-type="string">
            <text:p>Przemysl</text:p>
          </table:table-cell>
          <table:table-cell office:value-type="float" office:value="9400" calcext:value-type="float">
            <text:p>9400</text:p>
          </table:table-cell>
          <table:table-cell table:formula="of:=IF(OR(WEEKDAY([.B333])=7; WEEKDAY([.B333])=1); 5000; 12000)" office:value-type="float" office:value="5000" calcext:value-type="float">
            <text:p>5000</text:p>
          </table:table-cell>
          <table:table-cell table:formula="of:=IF([.B332]&lt;&gt;[.B333]; IF([.F332]+[.E333]-[.D333]&gt;0;[.F332]+[.E333]-[.D333]; [.F332]+[.E333] ); IF([.F332]-[.D333]&gt;0; [.F332]-[.D333]; [.F332]))" office:value-type="float" office:value="7860" calcext:value-type="float">
            <text:p>7860</text:p>
          </table:table-cell>
          <table:table-cell table:formula="of:=IF([.F332]-[.D333]&gt;0; 0; IF([.B333]-[.B332]&lt;&gt;0; IF([.F332]-[.D333]+[.E333]&lt;0; 1; 0); 1))" office:value-type="float" office:value="1" calcext:value-type="float">
            <text:p>1</text:p>
          </table:table-cell>
          <table:table-cell table:formula="of:=IF([.G333]=1; [.D333]; 0)" office:value-type="float" office:value="9400" calcext:value-type="float">
            <text:p>9400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date" office:date-value="2021-06-14" calcext:value-type="date">
            <text:p>14.06.2021</text:p>
          </table:table-cell>
          <table:table-cell office:value-type="string" calcext:value-type="string">
            <text:p>Malbork</text:p>
          </table:table-cell>
          <table:table-cell office:value-type="float" office:value="5380" calcext:value-type="float">
            <text:p>5380</text:p>
          </table:table-cell>
          <table:table-cell table:formula="of:=IF(OR(WEEKDAY([.B334])=7; WEEKDAY([.B334])=1); 5000; 12000)" office:value-type="float" office:value="12000" calcext:value-type="float">
            <text:p>12000</text:p>
          </table:table-cell>
          <table:table-cell table:formula="of:=IF([.B333]&lt;&gt;[.B334]; IF([.F333]+[.E334]-[.D334]&gt;0;[.F333]+[.E334]-[.D334]; [.F333]+[.E334] ); IF([.F333]-[.D334]&gt;0; [.F333]-[.D334]; [.F333]))" office:value-type="float" office:value="14480" calcext:value-type="float">
            <text:p>14480</text:p>
          </table:table-cell>
          <table:table-cell table:formula="of:=IF([.F333]-[.D334]&gt;0; 0; IF([.B334]-[.B333]&lt;&gt;0; IF([.F333]-[.D334]+[.E334]&lt;0; 1; 0); 1))" office:value-type="float" office:value="0" calcext:value-type="float">
            <text:p>0</text:p>
          </table:table-cell>
          <table:table-cell table:formula="of:=IF([.G334]=1; [.D334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date" office:date-value="2021-06-14" calcext:value-type="date">
            <text:p>14.06.2021</text:p>
          </table:table-cell>
          <table:table-cell office:value-type="string" calcext:value-type="string">
            <text:p>Przemysl</text:p>
          </table:table-cell>
          <table:table-cell office:value-type="float" office:value="4220" calcext:value-type="float">
            <text:p>4220</text:p>
          </table:table-cell>
          <table:table-cell table:formula="of:=IF(OR(WEEKDAY([.B335])=7; WEEKDAY([.B335])=1); 5000; 12000)" office:value-type="float" office:value="12000" calcext:value-type="float">
            <text:p>12000</text:p>
          </table:table-cell>
          <table:table-cell table:formula="of:=IF([.B334]&lt;&gt;[.B335]; IF([.F334]+[.E335]-[.D335]&gt;0;[.F334]+[.E335]-[.D335]; [.F334]+[.E335] ); IF([.F334]-[.D335]&gt;0; [.F334]-[.D335]; [.F334]))" office:value-type="float" office:value="10260" calcext:value-type="float">
            <text:p>10260</text:p>
          </table:table-cell>
          <table:table-cell table:formula="of:=IF([.F334]-[.D335]&gt;0; 0; IF([.B335]-[.B334]&lt;&gt;0; IF([.F334]-[.D335]+[.E335]&lt;0; 1; 0); 1))" office:value-type="float" office:value="0" calcext:value-type="float">
            <text:p>0</text:p>
          </table:table-cell>
          <table:table-cell table:formula="of:=IF([.G335]=1; [.D335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date" office:date-value="2021-06-14" calcext:value-type="date">
            <text:p>14.06.2021</text:p>
          </table:table-cell>
          <table:table-cell office:value-type="string" calcext:value-type="string">
            <text:p>Ogrodzieniec</text:p>
          </table:table-cell>
          <table:table-cell office:value-type="float" office:value="1230" calcext:value-type="float">
            <text:p>1230</text:p>
          </table:table-cell>
          <table:table-cell table:formula="of:=IF(OR(WEEKDAY([.B336])=7; WEEKDAY([.B336])=1); 5000; 12000)" office:value-type="float" office:value="12000" calcext:value-type="float">
            <text:p>12000</text:p>
          </table:table-cell>
          <table:table-cell table:formula="of:=IF([.B335]&lt;&gt;[.B336]; IF([.F335]+[.E336]-[.D336]&gt;0;[.F335]+[.E336]-[.D336]; [.F335]+[.E336] ); IF([.F335]-[.D336]&gt;0; [.F335]-[.D336]; [.F335]))" office:value-type="float" office:value="9030" calcext:value-type="float">
            <text:p>9030</text:p>
          </table:table-cell>
          <table:table-cell table:formula="of:=IF([.F335]-[.D336]&gt;0; 0; IF([.B336]-[.B335]&lt;&gt;0; IF([.F335]-[.D336]+[.E336]&lt;0; 1; 0); 1))" office:value-type="float" office:value="0" calcext:value-type="float">
            <text:p>0</text:p>
          </table:table-cell>
          <table:table-cell table:formula="of:=IF([.G336]=1; [.D336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date" office:date-value="2021-06-15" calcext:value-type="date">
            <text:p>15.06.2021</text:p>
          </table:table-cell>
          <table:table-cell office:value-type="string" calcext:value-type="string">
            <text:p>Malbork</text:p>
          </table:table-cell>
          <table:table-cell office:value-type="float" office:value="1920" calcext:value-type="float">
            <text:p>1920</text:p>
          </table:table-cell>
          <table:table-cell table:formula="of:=IF(OR(WEEKDAY([.B337])=7; WEEKDAY([.B337])=1); 5000; 12000)" office:value-type="float" office:value="12000" calcext:value-type="float">
            <text:p>12000</text:p>
          </table:table-cell>
          <table:table-cell table:formula="of:=IF([.B336]&lt;&gt;[.B337]; IF([.F336]+[.E337]-[.D337]&gt;0;[.F336]+[.E337]-[.D337]; [.F336]+[.E337] ); IF([.F336]-[.D337]&gt;0; [.F336]-[.D337]; [.F336]))" office:value-type="float" office:value="19110" calcext:value-type="float">
            <text:p>19110</text:p>
          </table:table-cell>
          <table:table-cell table:formula="of:=IF([.F336]-[.D337]&gt;0; 0; IF([.B337]-[.B336]&lt;&gt;0; IF([.F336]-[.D337]+[.E337]&lt;0; 1; 0); 1))" office:value-type="float" office:value="0" calcext:value-type="float">
            <text:p>0</text:p>
          </table:table-cell>
          <table:table-cell table:formula="of:=IF([.G337]=1; [.D337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date" office:date-value="2021-06-15" calcext:value-type="date">
            <text:p>15.06.2021</text:p>
          </table:table-cell>
          <table:table-cell office:value-type="string" calcext:value-type="string">
            <text:p>Przemysl</text:p>
          </table:table-cell>
          <table:table-cell office:value-type="float" office:value="6790" calcext:value-type="float">
            <text:p>6790</text:p>
          </table:table-cell>
          <table:table-cell table:formula="of:=IF(OR(WEEKDAY([.B338])=7; WEEKDAY([.B338])=1); 5000; 12000)" office:value-type="float" office:value="12000" calcext:value-type="float">
            <text:p>12000</text:p>
          </table:table-cell>
          <table:table-cell table:formula="of:=IF([.B337]&lt;&gt;[.B338]; IF([.F337]+[.E338]-[.D338]&gt;0;[.F337]+[.E338]-[.D338]; [.F337]+[.E338] ); IF([.F337]-[.D338]&gt;0; [.F337]-[.D338]; [.F337]))" office:value-type="float" office:value="12320" calcext:value-type="float">
            <text:p>12320</text:p>
          </table:table-cell>
          <table:table-cell table:formula="of:=IF([.F337]-[.D338]&gt;0; 0; IF([.B338]-[.B337]&lt;&gt;0; IF([.F337]-[.D338]+[.E338]&lt;0; 1; 0); 1))" office:value-type="float" office:value="0" calcext:value-type="float">
            <text:p>0</text:p>
          </table:table-cell>
          <table:table-cell table:formula="of:=IF([.G338]=1; [.D338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date" office:date-value="2021-06-15" calcext:value-type="date">
            <text:p>15.06.2021</text:p>
          </table:table-cell>
          <table:table-cell office:value-type="string" calcext:value-type="string">
            <text:p>Gniezno</text:p>
          </table:table-cell>
          <table:table-cell office:value-type="float" office:value="7950" calcext:value-type="float">
            <text:p>7950</text:p>
          </table:table-cell>
          <table:table-cell table:formula="of:=IF(OR(WEEKDAY([.B339])=7; WEEKDAY([.B339])=1); 5000; 12000)" office:value-type="float" office:value="12000" calcext:value-type="float">
            <text:p>12000</text:p>
          </table:table-cell>
          <table:table-cell table:formula="of:=IF([.B338]&lt;&gt;[.B339]; IF([.F338]+[.E339]-[.D339]&gt;0;[.F338]+[.E339]-[.D339]; [.F338]+[.E339] ); IF([.F338]-[.D339]&gt;0; [.F338]-[.D339]; [.F338]))" office:value-type="float" office:value="4370" calcext:value-type="float">
            <text:p>4370</text:p>
          </table:table-cell>
          <table:table-cell table:formula="of:=IF([.F338]-[.D339]&gt;0; 0; IF([.B339]-[.B338]&lt;&gt;0; IF([.F338]-[.D339]+[.E339]&lt;0; 1; 0); 1))" office:value-type="float" office:value="0" calcext:value-type="float">
            <text:p>0</text:p>
          </table:table-cell>
          <table:table-cell table:formula="of:=IF([.G339]=1; [.D339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date" office:date-value="2021-06-16" calcext:value-type="date">
            <text:p>16.06.2021</text:p>
          </table:table-cell>
          <table:table-cell office:value-type="string" calcext:value-type="string">
            <text:p>Ogrodzieniec</text:p>
          </table:table-cell>
          <table:table-cell office:value-type="float" office:value="3020" calcext:value-type="float">
            <text:p>3020</text:p>
          </table:table-cell>
          <table:table-cell table:formula="of:=IF(OR(WEEKDAY([.B340])=7; WEEKDAY([.B340])=1); 5000; 12000)" office:value-type="float" office:value="12000" calcext:value-type="float">
            <text:p>12000</text:p>
          </table:table-cell>
          <table:table-cell table:formula="of:=IF([.B339]&lt;&gt;[.B340]; IF([.F339]+[.E340]-[.D340]&gt;0;[.F339]+[.E340]-[.D340]; [.F339]+[.E340] ); IF([.F339]-[.D340]&gt;0; [.F339]-[.D340]; [.F339]))" office:value-type="float" office:value="13350" calcext:value-type="float">
            <text:p>13350</text:p>
          </table:table-cell>
          <table:table-cell table:formula="of:=IF([.F339]-[.D340]&gt;0; 0; IF([.B340]-[.B339]&lt;&gt;0; IF([.F339]-[.D340]+[.E340]&lt;0; 1; 0); 1))" office:value-type="float" office:value="0" calcext:value-type="float">
            <text:p>0</text:p>
          </table:table-cell>
          <table:table-cell table:formula="of:=IF([.G340]=1; [.D340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date" office:date-value="2021-06-17" calcext:value-type="date">
            <text:p>17.06.2021</text:p>
          </table:table-cell>
          <table:table-cell office:value-type="string" calcext:value-type="string">
            <text:p>Przemysl</text:p>
          </table:table-cell>
          <table:table-cell office:value-type="float" office:value="7990" calcext:value-type="float">
            <text:p>7990</text:p>
          </table:table-cell>
          <table:table-cell table:formula="of:=IF(OR(WEEKDAY([.B341])=7; WEEKDAY([.B341])=1); 5000; 12000)" office:value-type="float" office:value="12000" calcext:value-type="float">
            <text:p>12000</text:p>
          </table:table-cell>
          <table:table-cell table:formula="of:=IF([.B340]&lt;&gt;[.B341]; IF([.F340]+[.E341]-[.D341]&gt;0;[.F340]+[.E341]-[.D341]; [.F340]+[.E341] ); IF([.F340]-[.D341]&gt;0; [.F340]-[.D341]; [.F340]))" office:value-type="float" office:value="17360" calcext:value-type="float">
            <text:p>17360</text:p>
          </table:table-cell>
          <table:table-cell table:formula="of:=IF([.F340]-[.D341]&gt;0; 0; IF([.B341]-[.B340]&lt;&gt;0; IF([.F340]-[.D341]+[.E341]&lt;0; 1; 0); 1))" office:value-type="float" office:value="0" calcext:value-type="float">
            <text:p>0</text:p>
          </table:table-cell>
          <table:table-cell table:formula="of:=IF([.G341]=1; [.D341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date" office:date-value="2021-06-17" calcext:value-type="date">
            <text:p>17.06.2021</text:p>
          </table:table-cell>
          <table:table-cell office:value-type="string" calcext:value-type="string">
            <text:p>Gniezno</text:p>
          </table:table-cell>
          <table:table-cell office:value-type="float" office:value="6390" calcext:value-type="float">
            <text:p>6390</text:p>
          </table:table-cell>
          <table:table-cell table:formula="of:=IF(OR(WEEKDAY([.B342])=7; WEEKDAY([.B342])=1); 5000; 12000)" office:value-type="float" office:value="12000" calcext:value-type="float">
            <text:p>12000</text:p>
          </table:table-cell>
          <table:table-cell table:formula="of:=IF([.B341]&lt;&gt;[.B342]; IF([.F341]+[.E342]-[.D342]&gt;0;[.F341]+[.E342]-[.D342]; [.F341]+[.E342] ); IF([.F341]-[.D342]&gt;0; [.F341]-[.D342]; [.F341]))" office:value-type="float" office:value="10970" calcext:value-type="float">
            <text:p>10970</text:p>
          </table:table-cell>
          <table:table-cell table:formula="of:=IF([.F341]-[.D342]&gt;0; 0; IF([.B342]-[.B341]&lt;&gt;0; IF([.F341]-[.D342]+[.E342]&lt;0; 1; 0); 1))" office:value-type="float" office:value="0" calcext:value-type="float">
            <text:p>0</text:p>
          </table:table-cell>
          <table:table-cell table:formula="of:=IF([.G342]=1; [.D342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date" office:date-value="2021-06-17" calcext:value-type="date">
            <text:p>17.06.2021</text:p>
          </table:table-cell>
          <table:table-cell office:value-type="string" calcext:value-type="string">
            <text:p>Ogrodzieniec</text:p>
          </table:table-cell>
          <table:table-cell office:value-type="float" office:value="4180" calcext:value-type="float">
            <text:p>4180</text:p>
          </table:table-cell>
          <table:table-cell table:formula="of:=IF(OR(WEEKDAY([.B343])=7; WEEKDAY([.B343])=1); 5000; 12000)" office:value-type="float" office:value="12000" calcext:value-type="float">
            <text:p>12000</text:p>
          </table:table-cell>
          <table:table-cell table:formula="of:=IF([.B342]&lt;&gt;[.B343]; IF([.F342]+[.E343]-[.D343]&gt;0;[.F342]+[.E343]-[.D343]; [.F342]+[.E343] ); IF([.F342]-[.D343]&gt;0; [.F342]-[.D343]; [.F342]))" office:value-type="float" office:value="6790" calcext:value-type="float">
            <text:p>6790</text:p>
          </table:table-cell>
          <table:table-cell table:formula="of:=IF([.F342]-[.D343]&gt;0; 0; IF([.B343]-[.B342]&lt;&gt;0; IF([.F342]-[.D343]+[.E343]&lt;0; 1; 0); 1))" office:value-type="float" office:value="0" calcext:value-type="float">
            <text:p>0</text:p>
          </table:table-cell>
          <table:table-cell table:formula="of:=IF([.G343]=1; [.D343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date" office:date-value="2021-06-18" calcext:value-type="date">
            <text:p>18.06.2021</text:p>
          </table:table-cell>
          <table:table-cell office:value-type="string" calcext:value-type="string">
            <text:p>Malbork</text:p>
          </table:table-cell>
          <table:table-cell office:value-type="float" office:value="7940" calcext:value-type="float">
            <text:p>7940</text:p>
          </table:table-cell>
          <table:table-cell table:formula="of:=IF(OR(WEEKDAY([.B344])=7; WEEKDAY([.B344])=1); 5000; 12000)" office:value-type="float" office:value="12000" calcext:value-type="float">
            <text:p>12000</text:p>
          </table:table-cell>
          <table:table-cell table:formula="of:=IF([.B343]&lt;&gt;[.B344]; IF([.F343]+[.E344]-[.D344]&gt;0;[.F343]+[.E344]-[.D344]; [.F343]+[.E344] ); IF([.F343]-[.D344]&gt;0; [.F343]-[.D344]; [.F343]))" office:value-type="float" office:value="10850" calcext:value-type="float">
            <text:p>10850</text:p>
          </table:table-cell>
          <table:table-cell table:formula="of:=IF([.F343]-[.D344]&gt;0; 0; IF([.B344]-[.B343]&lt;&gt;0; IF([.F343]-[.D344]+[.E344]&lt;0; 1; 0); 1))" office:value-type="float" office:value="0" calcext:value-type="float">
            <text:p>0</text:p>
          </table:table-cell>
          <table:table-cell table:formula="of:=IF([.G344]=1; [.D344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date" office:date-value="2021-06-18" calcext:value-type="date">
            <text:p>18.06.2021</text:p>
          </table:table-cell>
          <table:table-cell office:value-type="string" calcext:value-type="string">
            <text:p>Gniezno</text:p>
          </table:table-cell>
          <table:table-cell office:value-type="float" office:value="8070" calcext:value-type="float">
            <text:p>8070</text:p>
          </table:table-cell>
          <table:table-cell table:formula="of:=IF(OR(WEEKDAY([.B345])=7; WEEKDAY([.B345])=1); 5000; 12000)" office:value-type="float" office:value="12000" calcext:value-type="float">
            <text:p>12000</text:p>
          </table:table-cell>
          <table:table-cell table:formula="of:=IF([.B344]&lt;&gt;[.B345]; IF([.F344]+[.E345]-[.D345]&gt;0;[.F344]+[.E345]-[.D345]; [.F344]+[.E345] ); IF([.F344]-[.D345]&gt;0; [.F344]-[.D345]; [.F344]))" office:value-type="float" office:value="2780" calcext:value-type="float">
            <text:p>2780</text:p>
          </table:table-cell>
          <table:table-cell table:formula="of:=IF([.F344]-[.D345]&gt;0; 0; IF([.B345]-[.B344]&lt;&gt;0; IF([.F344]-[.D345]+[.E345]&lt;0; 1; 0); 1))" office:value-type="float" office:value="0" calcext:value-type="float">
            <text:p>0</text:p>
          </table:table-cell>
          <table:table-cell table:formula="of:=IF([.G345]=1; [.D345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date" office:date-value="2021-06-18" calcext:value-type="date">
            <text:p>18.06.2021</text:p>
          </table:table-cell>
          <table:table-cell office:value-type="string" calcext:value-type="string">
            <text:p>Przemysl</text:p>
          </table:table-cell>
          <table:table-cell office:value-type="float" office:value="6060" calcext:value-type="float">
            <text:p>6060</text:p>
          </table:table-cell>
          <table:table-cell table:formula="of:=IF(OR(WEEKDAY([.B346])=7; WEEKDAY([.B346])=1); 5000; 12000)" office:value-type="float" office:value="12000" calcext:value-type="float">
            <text:p>12000</text:p>
          </table:table-cell>
          <table:table-cell table:formula="of:=IF([.B345]&lt;&gt;[.B346]; IF([.F345]+[.E346]-[.D346]&gt;0;[.F345]+[.E346]-[.D346]; [.F345]+[.E346] ); IF([.F345]-[.D346]&gt;0; [.F345]-[.D346]; [.F345]))" office:value-type="float" office:value="2780" calcext:value-type="float">
            <text:p>2780</text:p>
          </table:table-cell>
          <table:table-cell table:formula="of:=IF([.F345]-[.D346]&gt;0; 0; IF([.B346]-[.B345]&lt;&gt;0; IF([.F345]-[.D346]+[.E346]&lt;0; 1; 0); 1))" office:value-type="float" office:value="1" calcext:value-type="float">
            <text:p>1</text:p>
          </table:table-cell>
          <table:table-cell table:formula="of:=IF([.G346]=1; [.D346]; 0)" office:value-type="float" office:value="6060" calcext:value-type="float">
            <text:p>6060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date" office:date-value="2021-06-18" calcext:value-type="date">
            <text:p>18.06.2021</text:p>
          </table:table-cell>
          <table:table-cell office:value-type="string" calcext:value-type="string">
            <text:p>Ogrodzieniec</text:p>
          </table:table-cell>
          <table:table-cell office:value-type="float" office:value="9420" calcext:value-type="float">
            <text:p>9420</text:p>
          </table:table-cell>
          <table:table-cell table:formula="of:=IF(OR(WEEKDAY([.B347])=7; WEEKDAY([.B347])=1); 5000; 12000)" office:value-type="float" office:value="12000" calcext:value-type="float">
            <text:p>12000</text:p>
          </table:table-cell>
          <table:table-cell table:formula="of:=IF([.B346]&lt;&gt;[.B347]; IF([.F346]+[.E347]-[.D347]&gt;0;[.F346]+[.E347]-[.D347]; [.F346]+[.E347] ); IF([.F346]-[.D347]&gt;0; [.F346]-[.D347]; [.F346]))" office:value-type="float" office:value="2780" calcext:value-type="float">
            <text:p>2780</text:p>
          </table:table-cell>
          <table:table-cell table:formula="of:=IF([.F346]-[.D347]&gt;0; 0; IF([.B347]-[.B346]&lt;&gt;0; IF([.F346]-[.D347]+[.E347]&lt;0; 1; 0); 1))" office:value-type="float" office:value="1" calcext:value-type="float">
            <text:p>1</text:p>
          </table:table-cell>
          <table:table-cell table:formula="of:=IF([.G347]=1; [.D347]; 0)" office:value-type="float" office:value="9420" calcext:value-type="float">
            <text:p>9420</text:p>
          </table:table-cell>
          <table:table-cell table:number-columns-repeated="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date" office:date-value="2021-06-19" calcext:value-type="date">
            <text:p>19.06.2021</text:p>
          </table:table-cell>
          <table:table-cell office:value-type="string" calcext:value-type="string">
            <text:p>Malbork</text:p>
          </table:table-cell>
          <table:table-cell office:value-type="float" office:value="4440" calcext:value-type="float">
            <text:p>4440</text:p>
          </table:table-cell>
          <table:table-cell table:formula="of:=IF(OR(WEEKDAY([.B348])=7; WEEKDAY([.B348])=1); 5000; 12000)" office:value-type="float" office:value="5000" calcext:value-type="float">
            <text:p>5000</text:p>
          </table:table-cell>
          <table:table-cell table:formula="of:=IF([.B347]&lt;&gt;[.B348]; IF([.F347]+[.E348]-[.D348]&gt;0;[.F347]+[.E348]-[.D348]; [.F347]+[.E348] ); IF([.F347]-[.D348]&gt;0; [.F347]-[.D348]; [.F347]))" office:value-type="float" office:value="3340" calcext:value-type="float">
            <text:p>3340</text:p>
          </table:table-cell>
          <table:table-cell table:formula="of:=IF([.F347]-[.D348]&gt;0; 0; IF([.B348]-[.B347]&lt;&gt;0; IF([.F347]-[.D348]+[.E348]&lt;0; 1; 0); 1))" office:value-type="float" office:value="0" calcext:value-type="float">
            <text:p>0</text:p>
          </table:table-cell>
          <table:table-cell table:formula="of:=IF([.G348]=1; [.D348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date" office:date-value="2021-06-20" calcext:value-type="date">
            <text:p>20.06.2021</text:p>
          </table:table-cell>
          <table:table-cell office:value-type="string" calcext:value-type="string">
            <text:p>Malbork</text:p>
          </table:table-cell>
          <table:table-cell office:value-type="float" office:value="3010" calcext:value-type="float">
            <text:p>3010</text:p>
          </table:table-cell>
          <table:table-cell table:formula="of:=IF(OR(WEEKDAY([.B349])=7; WEEKDAY([.B349])=1); 5000; 12000)" office:value-type="float" office:value="5000" calcext:value-type="float">
            <text:p>5000</text:p>
          </table:table-cell>
          <table:table-cell table:formula="of:=IF([.B348]&lt;&gt;[.B349]; IF([.F348]+[.E349]-[.D349]&gt;0;[.F348]+[.E349]-[.D349]; [.F348]+[.E349] ); IF([.F348]-[.D349]&gt;0; [.F348]-[.D349]; [.F348]))" office:value-type="float" office:value="5330" calcext:value-type="float">
            <text:p>5330</text:p>
          </table:table-cell>
          <table:table-cell table:formula="of:=IF([.F348]-[.D349]&gt;0; 0; IF([.B349]-[.B348]&lt;&gt;0; IF([.F348]-[.D349]+[.E349]&lt;0; 1; 0); 1))" office:value-type="float" office:value="0" calcext:value-type="float">
            <text:p>0</text:p>
          </table:table-cell>
          <table:table-cell table:formula="of:=IF([.G349]=1; [.D349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date" office:date-value="2021-06-20" calcext:value-type="date">
            <text:p>20.06.2021</text:p>
          </table:table-cell>
          <table:table-cell office:value-type="string" calcext:value-type="string">
            <text:p>Ogrodzieniec</text:p>
          </table:table-cell>
          <table:table-cell office:value-type="float" office:value="1060" calcext:value-type="float">
            <text:p>1060</text:p>
          </table:table-cell>
          <table:table-cell table:formula="of:=IF(OR(WEEKDAY([.B350])=7; WEEKDAY([.B350])=1); 5000; 12000)" office:value-type="float" office:value="5000" calcext:value-type="float">
            <text:p>5000</text:p>
          </table:table-cell>
          <table:table-cell table:formula="of:=IF([.B349]&lt;&gt;[.B350]; IF([.F349]+[.E350]-[.D350]&gt;0;[.F349]+[.E350]-[.D350]; [.F349]+[.E350] ); IF([.F349]-[.D350]&gt;0; [.F349]-[.D350]; [.F349]))" office:value-type="float" office:value="4270" calcext:value-type="float">
            <text:p>4270</text:p>
          </table:table-cell>
          <table:table-cell table:formula="of:=IF([.F349]-[.D350]&gt;0; 0; IF([.B350]-[.B349]&lt;&gt;0; IF([.F349]-[.D350]+[.E350]&lt;0; 1; 0); 1))" office:value-type="float" office:value="0" calcext:value-type="float">
            <text:p>0</text:p>
          </table:table-cell>
          <table:table-cell table:formula="of:=IF([.G350]=1; [.D350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date" office:date-value="2021-06-21" calcext:value-type="date">
            <text:p>21.06.2021</text:p>
          </table:table-cell>
          <table:table-cell office:value-type="string" calcext:value-type="string">
            <text:p>Malbork</text:p>
          </table:table-cell>
          <table:table-cell office:value-type="float" office:value="5970" calcext:value-type="float">
            <text:p>5970</text:p>
          </table:table-cell>
          <table:table-cell table:formula="of:=IF(OR(WEEKDAY([.B351])=7; WEEKDAY([.B351])=1); 5000; 12000)" office:value-type="float" office:value="12000" calcext:value-type="float">
            <text:p>12000</text:p>
          </table:table-cell>
          <table:table-cell table:formula="of:=IF([.B350]&lt;&gt;[.B351]; IF([.F350]+[.E351]-[.D351]&gt;0;[.F350]+[.E351]-[.D351]; [.F350]+[.E351] ); IF([.F350]-[.D351]&gt;0; [.F350]-[.D351]; [.F350]))" office:value-type="float" office:value="10300" calcext:value-type="float">
            <text:p>10300</text:p>
          </table:table-cell>
          <table:table-cell table:formula="of:=IF([.F350]-[.D351]&gt;0; 0; IF([.B351]-[.B350]&lt;&gt;0; IF([.F350]-[.D351]+[.E351]&lt;0; 1; 0); 1))" office:value-type="float" office:value="0" calcext:value-type="float">
            <text:p>0</text:p>
          </table:table-cell>
          <table:table-cell table:formula="of:=IF([.G351]=1; [.D351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date" office:date-value="2021-06-21" calcext:value-type="date">
            <text:p>21.06.2021</text:p>
          </table:table-cell>
          <table:table-cell office:value-type="string" calcext:value-type="string">
            <text:p>Przemysl</text:p>
          </table:table-cell>
          <table:table-cell office:value-type="float" office:value="1180" calcext:value-type="float">
            <text:p>1180</text:p>
          </table:table-cell>
          <table:table-cell table:formula="of:=IF(OR(WEEKDAY([.B352])=7; WEEKDAY([.B352])=1); 5000; 12000)" office:value-type="float" office:value="12000" calcext:value-type="float">
            <text:p>12000</text:p>
          </table:table-cell>
          <table:table-cell table:formula="of:=IF([.B351]&lt;&gt;[.B352]; IF([.F351]+[.E352]-[.D352]&gt;0;[.F351]+[.E352]-[.D352]; [.F351]+[.E352] ); IF([.F351]-[.D352]&gt;0; [.F351]-[.D352]; [.F351]))" office:value-type="float" office:value="9120" calcext:value-type="float">
            <text:p>9120</text:p>
          </table:table-cell>
          <table:table-cell table:formula="of:=IF([.F351]-[.D352]&gt;0; 0; IF([.B352]-[.B351]&lt;&gt;0; IF([.F351]-[.D352]+[.E352]&lt;0; 1; 0); 1))" office:value-type="float" office:value="0" calcext:value-type="float">
            <text:p>0</text:p>
          </table:table-cell>
          <table:table-cell table:formula="of:=IF([.G352]=1; [.D352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date" office:date-value="2021-06-22" calcext:value-type="date">
            <text:p>22.06.2021</text:p>
          </table:table-cell>
          <table:table-cell office:value-type="string" calcext:value-type="string">
            <text:p>Przemysl</text:p>
          </table:table-cell>
          <table:table-cell office:value-type="float" office:value="1510" calcext:value-type="float">
            <text:p>1510</text:p>
          </table:table-cell>
          <table:table-cell table:formula="of:=IF(OR(WEEKDAY([.B353])=7; WEEKDAY([.B353])=1); 5000; 12000)" office:value-type="float" office:value="12000" calcext:value-type="float">
            <text:p>12000</text:p>
          </table:table-cell>
          <table:table-cell table:formula="of:=IF([.B352]&lt;&gt;[.B353]; IF([.F352]+[.E353]-[.D353]&gt;0;[.F352]+[.E353]-[.D353]; [.F352]+[.E353] ); IF([.F352]-[.D353]&gt;0; [.F352]-[.D353]; [.F352]))" office:value-type="float" office:value="19610" calcext:value-type="float">
            <text:p>19610</text:p>
          </table:table-cell>
          <table:table-cell table:formula="of:=IF([.F352]-[.D353]&gt;0; 0; IF([.B353]-[.B352]&lt;&gt;0; IF([.F352]-[.D353]+[.E353]&lt;0; 1; 0); 1))" office:value-type="float" office:value="0" calcext:value-type="float">
            <text:p>0</text:p>
          </table:table-cell>
          <table:table-cell table:formula="of:=IF([.G353]=1; [.D353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date" office:date-value="2021-06-23" calcext:value-type="date">
            <text:p>23.06.2021</text:p>
          </table:table-cell>
          <table:table-cell office:value-type="string" calcext:value-type="string">
            <text:p>Gniezno</text:p>
          </table:table-cell>
          <table:table-cell office:value-type="float" office:value="5610" calcext:value-type="float">
            <text:p>5610</text:p>
          </table:table-cell>
          <table:table-cell table:formula="of:=IF(OR(WEEKDAY([.B354])=7; WEEKDAY([.B354])=1); 5000; 12000)" office:value-type="float" office:value="12000" calcext:value-type="float">
            <text:p>12000</text:p>
          </table:table-cell>
          <table:table-cell table:formula="of:=IF([.B353]&lt;&gt;[.B354]; IF([.F353]+[.E354]-[.D354]&gt;0;[.F353]+[.E354]-[.D354]; [.F353]+[.E354] ); IF([.F353]-[.D354]&gt;0; [.F353]-[.D354]; [.F353]))" office:value-type="float" office:value="26000" calcext:value-type="float">
            <text:p>26000</text:p>
          </table:table-cell>
          <table:table-cell table:formula="of:=IF([.F353]-[.D354]&gt;0; 0; IF([.B354]-[.B353]&lt;&gt;0; IF([.F353]-[.D354]+[.E354]&lt;0; 1; 0); 1))" office:value-type="float" office:value="0" calcext:value-type="float">
            <text:p>0</text:p>
          </table:table-cell>
          <table:table-cell table:formula="of:=IF([.G354]=1; [.D354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date" office:date-value="2021-06-23" calcext:value-type="date">
            <text:p>23.06.2021</text:p>
          </table:table-cell>
          <table:table-cell office:value-type="string" calcext:value-type="string">
            <text:p>Malbork</text:p>
          </table:table-cell>
          <table:table-cell office:value-type="float" office:value="4850" calcext:value-type="float">
            <text:p>4850</text:p>
          </table:table-cell>
          <table:table-cell table:formula="of:=IF(OR(WEEKDAY([.B355])=7; WEEKDAY([.B355])=1); 5000; 12000)" office:value-type="float" office:value="12000" calcext:value-type="float">
            <text:p>12000</text:p>
          </table:table-cell>
          <table:table-cell table:formula="of:=IF([.B354]&lt;&gt;[.B355]; IF([.F354]+[.E355]-[.D355]&gt;0;[.F354]+[.E355]-[.D355]; [.F354]+[.E355] ); IF([.F354]-[.D355]&gt;0; [.F354]-[.D355]; [.F354]))" office:value-type="float" office:value="21150" calcext:value-type="float">
            <text:p>21150</text:p>
          </table:table-cell>
          <table:table-cell table:formula="of:=IF([.F354]-[.D355]&gt;0; 0; IF([.B355]-[.B354]&lt;&gt;0; IF([.F354]-[.D355]+[.E355]&lt;0; 1; 0); 1))" office:value-type="float" office:value="0" calcext:value-type="float">
            <text:p>0</text:p>
          </table:table-cell>
          <table:table-cell table:formula="of:=IF([.G355]=1; [.D355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date" office:date-value="2021-06-24" calcext:value-type="date">
            <text:p>24.06.2021</text:p>
          </table:table-cell>
          <table:table-cell office:value-type="string" calcext:value-type="string">
            <text:p>Gniezno</text:p>
          </table:table-cell>
          <table:table-cell office:value-type="float" office:value="3640" calcext:value-type="float">
            <text:p>3640</text:p>
          </table:table-cell>
          <table:table-cell table:formula="of:=IF(OR(WEEKDAY([.B356])=7; WEEKDAY([.B356])=1); 5000; 12000)" office:value-type="float" office:value="12000" calcext:value-type="float">
            <text:p>12000</text:p>
          </table:table-cell>
          <table:table-cell table:formula="of:=IF([.B355]&lt;&gt;[.B356]; IF([.F355]+[.E356]-[.D356]&gt;0;[.F355]+[.E356]-[.D356]; [.F355]+[.E356] ); IF([.F355]-[.D356]&gt;0; [.F355]-[.D356]; [.F355]))" office:value-type="float" office:value="29510" calcext:value-type="float">
            <text:p>29510</text:p>
          </table:table-cell>
          <table:table-cell table:formula="of:=IF([.F355]-[.D356]&gt;0; 0; IF([.B356]-[.B355]&lt;&gt;0; IF([.F355]-[.D356]+[.E356]&lt;0; 1; 0); 1))" office:value-type="float" office:value="0" calcext:value-type="float">
            <text:p>0</text:p>
          </table:table-cell>
          <table:table-cell table:formula="of:=IF([.G356]=1; [.D356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date" office:date-value="2021-06-25" calcext:value-type="date">
            <text:p>25.06.2021</text:p>
          </table:table-cell>
          <table:table-cell office:value-type="string" calcext:value-type="string">
            <text:p>Gniezno</text:p>
          </table:table-cell>
          <table:table-cell office:value-type="float" office:value="6950" calcext:value-type="float">
            <text:p>6950</text:p>
          </table:table-cell>
          <table:table-cell table:formula="of:=IF(OR(WEEKDAY([.B357])=7; WEEKDAY([.B357])=1); 5000; 12000)" office:value-type="float" office:value="12000" calcext:value-type="float">
            <text:p>12000</text:p>
          </table:table-cell>
          <table:table-cell table:formula="of:=IF([.B356]&lt;&gt;[.B357]; IF([.F356]+[.E357]-[.D357]&gt;0;[.F356]+[.E357]-[.D357]; [.F356]+[.E357] ); IF([.F356]-[.D357]&gt;0; [.F356]-[.D357]; [.F356]))" office:value-type="float" office:value="34560" calcext:value-type="float">
            <text:p>34560</text:p>
          </table:table-cell>
          <table:table-cell table:formula="of:=IF([.F356]-[.D357]&gt;0; 0; IF([.B357]-[.B356]&lt;&gt;0; IF([.F356]-[.D357]+[.E357]&lt;0; 1; 0); 1))" office:value-type="float" office:value="0" calcext:value-type="float">
            <text:p>0</text:p>
          </table:table-cell>
          <table:table-cell table:formula="of:=IF([.G357]=1; [.D357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date" office:date-value="2021-06-25" calcext:value-type="date">
            <text:p>25.06.2021</text:p>
          </table:table-cell>
          <table:table-cell office:value-type="string" calcext:value-type="string">
            <text:p>Malbork</text:p>
          </table:table-cell>
          <table:table-cell office:value-type="float" office:value="3790" calcext:value-type="float">
            <text:p>3790</text:p>
          </table:table-cell>
          <table:table-cell table:formula="of:=IF(OR(WEEKDAY([.B358])=7; WEEKDAY([.B358])=1); 5000; 12000)" office:value-type="float" office:value="12000" calcext:value-type="float">
            <text:p>12000</text:p>
          </table:table-cell>
          <table:table-cell table:formula="of:=IF([.B357]&lt;&gt;[.B358]; IF([.F357]+[.E358]-[.D358]&gt;0;[.F357]+[.E358]-[.D358]; [.F357]+[.E358] ); IF([.F357]-[.D358]&gt;0; [.F357]-[.D358]; [.F357]))" office:value-type="float" office:value="30770" calcext:value-type="float">
            <text:p>30770</text:p>
          </table:table-cell>
          <table:table-cell table:formula="of:=IF([.F357]-[.D358]&gt;0; 0; IF([.B358]-[.B357]&lt;&gt;0; IF([.F357]-[.D358]+[.E358]&lt;0; 1; 0); 1))" office:value-type="float" office:value="0" calcext:value-type="float">
            <text:p>0</text:p>
          </table:table-cell>
          <table:table-cell table:formula="of:=IF([.G358]=1; [.D358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date" office:date-value="2021-06-26" calcext:value-type="date">
            <text:p>26.06.2021</text:p>
          </table:table-cell>
          <table:table-cell office:value-type="string" calcext:value-type="string">
            <text:p>Przemysl</text:p>
          </table:table-cell>
          <table:table-cell office:value-type="float" office:value="6570" calcext:value-type="float">
            <text:p>6570</text:p>
          </table:table-cell>
          <table:table-cell table:formula="of:=IF(OR(WEEKDAY([.B359])=7; WEEKDAY([.B359])=1); 5000; 12000)" office:value-type="float" office:value="5000" calcext:value-type="float">
            <text:p>5000</text:p>
          </table:table-cell>
          <table:table-cell table:formula="of:=IF([.B358]&lt;&gt;[.B359]; IF([.F358]+[.E359]-[.D359]&gt;0;[.F358]+[.E359]-[.D359]; [.F358]+[.E359] ); IF([.F358]-[.D359]&gt;0; [.F358]-[.D359]; [.F358]))" office:value-type="float" office:value="29200" calcext:value-type="float">
            <text:p>29200</text:p>
          </table:table-cell>
          <table:table-cell table:formula="of:=IF([.F358]-[.D359]&gt;0; 0; IF([.B359]-[.B358]&lt;&gt;0; IF([.F358]-[.D359]+[.E359]&lt;0; 1; 0); 1))" office:value-type="float" office:value="0" calcext:value-type="float">
            <text:p>0</text:p>
          </table:table-cell>
          <table:table-cell table:formula="of:=IF([.G359]=1; [.D359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date" office:date-value="2021-06-27" calcext:value-type="date">
            <text:p>27.06.2021</text:p>
          </table:table-cell>
          <table:table-cell office:value-type="string" calcext:value-type="string">
            <text:p>Gniezno</text:p>
          </table:table-cell>
          <table:table-cell office:value-type="float" office:value="6200" calcext:value-type="float">
            <text:p>6200</text:p>
          </table:table-cell>
          <table:table-cell table:formula="of:=IF(OR(WEEKDAY([.B360])=7; WEEKDAY([.B360])=1); 5000; 12000)" office:value-type="float" office:value="5000" calcext:value-type="float">
            <text:p>5000</text:p>
          </table:table-cell>
          <table:table-cell table:formula="of:=IF([.B359]&lt;&gt;[.B360]; IF([.F359]+[.E360]-[.D360]&gt;0;[.F359]+[.E360]-[.D360]; [.F359]+[.E360] ); IF([.F359]-[.D360]&gt;0; [.F359]-[.D360]; [.F359]))" office:value-type="float" office:value="28000" calcext:value-type="float">
            <text:p>28000</text:p>
          </table:table-cell>
          <table:table-cell table:formula="of:=IF([.F359]-[.D360]&gt;0; 0; IF([.B360]-[.B359]&lt;&gt;0; IF([.F359]-[.D360]+[.E360]&lt;0; 1; 0); 1))" office:value-type="float" office:value="0" calcext:value-type="float">
            <text:p>0</text:p>
          </table:table-cell>
          <table:table-cell table:formula="of:=IF([.G360]=1; [.D360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date" office:date-value="2021-06-27" calcext:value-type="date">
            <text:p>27.06.2021</text:p>
          </table:table-cell>
          <table:table-cell office:value-type="string" calcext:value-type="string">
            <text:p>Ogrodzieniec</text:p>
          </table:table-cell>
          <table:table-cell office:value-type="float" office:value="9010" calcext:value-type="float">
            <text:p>9010</text:p>
          </table:table-cell>
          <table:table-cell table:formula="of:=IF(OR(WEEKDAY([.B361])=7; WEEKDAY([.B361])=1); 5000; 12000)" office:value-type="float" office:value="5000" calcext:value-type="float">
            <text:p>5000</text:p>
          </table:table-cell>
          <table:table-cell table:formula="of:=IF([.B360]&lt;&gt;[.B361]; IF([.F360]+[.E361]-[.D361]&gt;0;[.F360]+[.E361]-[.D361]; [.F360]+[.E361] ); IF([.F360]-[.D361]&gt;0; [.F360]-[.D361]; [.F360]))" office:value-type="float" office:value="18990" calcext:value-type="float">
            <text:p>18990</text:p>
          </table:table-cell>
          <table:table-cell table:formula="of:=IF([.F360]-[.D361]&gt;0; 0; IF([.B361]-[.B360]&lt;&gt;0; IF([.F360]-[.D361]+[.E361]&lt;0; 1; 0); 1))" office:value-type="float" office:value="0" calcext:value-type="float">
            <text:p>0</text:p>
          </table:table-cell>
          <table:table-cell table:formula="of:=IF([.G361]=1; [.D361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date" office:date-value="2021-06-28" calcext:value-type="date">
            <text:p>28.06.2021</text:p>
          </table:table-cell>
          <table:table-cell office:value-type="string" calcext:value-type="string">
            <text:p>Malbork</text:p>
          </table:table-cell>
          <table:table-cell office:value-type="float" office:value="1510" calcext:value-type="float">
            <text:p>1510</text:p>
          </table:table-cell>
          <table:table-cell table:formula="of:=IF(OR(WEEKDAY([.B362])=7; WEEKDAY([.B362])=1); 5000; 12000)" office:value-type="float" office:value="12000" calcext:value-type="float">
            <text:p>12000</text:p>
          </table:table-cell>
          <table:table-cell table:formula="of:=IF([.B361]&lt;&gt;[.B362]; IF([.F361]+[.E362]-[.D362]&gt;0;[.F361]+[.E362]-[.D362]; [.F361]+[.E362] ); IF([.F361]-[.D362]&gt;0; [.F361]-[.D362]; [.F361]))" office:value-type="float" office:value="29480" calcext:value-type="float">
            <text:p>29480</text:p>
          </table:table-cell>
          <table:table-cell table:formula="of:=IF([.F361]-[.D362]&gt;0; 0; IF([.B362]-[.B361]&lt;&gt;0; IF([.F361]-[.D362]+[.E362]&lt;0; 1; 0); 1))" office:value-type="float" office:value="0" calcext:value-type="float">
            <text:p>0</text:p>
          </table:table-cell>
          <table:table-cell table:formula="of:=IF([.G362]=1; [.D362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date" office:date-value="2021-06-29" calcext:value-type="date">
            <text:p>29.06.2021</text:p>
          </table:table-cell>
          <table:table-cell office:value-type="string" calcext:value-type="string">
            <text:p>Ogrodzieniec</text:p>
          </table:table-cell>
          <table:table-cell office:value-type="float" office:value="2910" calcext:value-type="float">
            <text:p>2910</text:p>
          </table:table-cell>
          <table:table-cell table:formula="of:=IF(OR(WEEKDAY([.B363])=7; WEEKDAY([.B363])=1); 5000; 12000)" office:value-type="float" office:value="12000" calcext:value-type="float">
            <text:p>12000</text:p>
          </table:table-cell>
          <table:table-cell table:formula="of:=IF([.B362]&lt;&gt;[.B363]; IF([.F362]+[.E363]-[.D363]&gt;0;[.F362]+[.E363]-[.D363]; [.F362]+[.E363] ); IF([.F362]-[.D363]&gt;0; [.F362]-[.D363]; [.F362]))" office:value-type="float" office:value="38570" calcext:value-type="float">
            <text:p>38570</text:p>
          </table:table-cell>
          <table:table-cell table:formula="of:=IF([.F362]-[.D363]&gt;0; 0; IF([.B363]-[.B362]&lt;&gt;0; IF([.F362]-[.D363]+[.E363]&lt;0; 1; 0); 1))" office:value-type="float" office:value="0" calcext:value-type="float">
            <text:p>0</text:p>
          </table:table-cell>
          <table:table-cell table:formula="of:=IF([.G363]=1; [.D363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date" office:date-value="2021-06-29" calcext:value-type="date">
            <text:p>29.06.2021</text:p>
          </table:table-cell>
          <table:table-cell office:value-type="string" calcext:value-type="string">
            <text:p>Gniezno</text:p>
          </table:table-cell>
          <table:table-cell office:value-type="float" office:value="6310" calcext:value-type="float">
            <text:p>6310</text:p>
          </table:table-cell>
          <table:table-cell table:formula="of:=IF(OR(WEEKDAY([.B364])=7; WEEKDAY([.B364])=1); 5000; 12000)" office:value-type="float" office:value="12000" calcext:value-type="float">
            <text:p>12000</text:p>
          </table:table-cell>
          <table:table-cell table:formula="of:=IF([.B363]&lt;&gt;[.B364]; IF([.F363]+[.E364]-[.D364]&gt;0;[.F363]+[.E364]-[.D364]; [.F363]+[.E364] ); IF([.F363]-[.D364]&gt;0; [.F363]-[.D364]; [.F363]))" office:value-type="float" office:value="32260" calcext:value-type="float">
            <text:p>32260</text:p>
          </table:table-cell>
          <table:table-cell table:formula="of:=IF([.F363]-[.D364]&gt;0; 0; IF([.B364]-[.B363]&lt;&gt;0; IF([.F363]-[.D364]+[.E364]&lt;0; 1; 0); 1))" office:value-type="float" office:value="0" calcext:value-type="float">
            <text:p>0</text:p>
          </table:table-cell>
          <table:table-cell table:formula="of:=IF([.G364]=1; [.D364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date" office:date-value="2021-06-30" calcext:value-type="date">
            <text:p>30.06.2021</text:p>
          </table:table-cell>
          <table:table-cell office:value-type="string" calcext:value-type="string">
            <text:p>Gniezno</text:p>
          </table:table-cell>
          <table:table-cell office:value-type="float" office:value="7110" calcext:value-type="float">
            <text:p>7110</text:p>
          </table:table-cell>
          <table:table-cell table:formula="of:=IF(OR(WEEKDAY([.B365])=7; WEEKDAY([.B365])=1); 5000; 12000)" office:value-type="float" office:value="12000" calcext:value-type="float">
            <text:p>12000</text:p>
          </table:table-cell>
          <table:table-cell table:formula="of:=IF([.B364]&lt;&gt;[.B365]; IF([.F364]+[.E365]-[.D365]&gt;0;[.F364]+[.E365]-[.D365]; [.F364]+[.E365] ); IF([.F364]-[.D365]&gt;0; [.F364]-[.D365]; [.F364]))" office:value-type="float" office:value="37150" calcext:value-type="float">
            <text:p>37150</text:p>
          </table:table-cell>
          <table:table-cell table:formula="of:=IF([.F364]-[.D365]&gt;0; 0; IF([.B365]-[.B364]&lt;&gt;0; IF([.F364]-[.D365]+[.E365]&lt;0; 1; 0); 1))" office:value-type="float" office:value="0" calcext:value-type="float">
            <text:p>0</text:p>
          </table:table-cell>
          <table:table-cell table:formula="of:=IF([.G365]=1; [.D365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date" office:date-value="2021-06-30" calcext:value-type="date">
            <text:p>30.06.2021</text:p>
          </table:table-cell>
          <table:table-cell office:value-type="string" calcext:value-type="string">
            <text:p>Przemysl</text:p>
          </table:table-cell>
          <table:table-cell office:value-type="float" office:value="2540" calcext:value-type="float">
            <text:p>2540</text:p>
          </table:table-cell>
          <table:table-cell table:formula="of:=IF(OR(WEEKDAY([.B366])=7; WEEKDAY([.B366])=1); 5000; 12000)" office:value-type="float" office:value="12000" calcext:value-type="float">
            <text:p>12000</text:p>
          </table:table-cell>
          <table:table-cell table:formula="of:=IF([.B365]&lt;&gt;[.B366]; IF([.F365]+[.E366]-[.D366]&gt;0;[.F365]+[.E366]-[.D366]; [.F365]+[.E366] ); IF([.F365]-[.D366]&gt;0; [.F365]-[.D366]; [.F365]))" office:value-type="float" office:value="34610" calcext:value-type="float">
            <text:p>34610</text:p>
          </table:table-cell>
          <table:table-cell table:formula="of:=IF([.F365]-[.D366]&gt;0; 0; IF([.B366]-[.B365]&lt;&gt;0; IF([.F365]-[.D366]+[.E366]&lt;0; 1; 0); 1))" office:value-type="float" office:value="0" calcext:value-type="float">
            <text:p>0</text:p>
          </table:table-cell>
          <table:table-cell table:formula="of:=IF([.G366]=1; [.D366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date" office:date-value="2021-06-30" calcext:value-type="date">
            <text:p>30.06.2021</text:p>
          </table:table-cell>
          <table:table-cell office:value-type="string" calcext:value-type="string">
            <text:p>Malbork</text:p>
          </table:table-cell>
          <table:table-cell office:value-type="float" office:value="8140" calcext:value-type="float">
            <text:p>8140</text:p>
          </table:table-cell>
          <table:table-cell table:formula="of:=IF(OR(WEEKDAY([.B367])=7; WEEKDAY([.B367])=1); 5000; 12000)" office:value-type="float" office:value="12000" calcext:value-type="float">
            <text:p>12000</text:p>
          </table:table-cell>
          <table:table-cell table:formula="of:=IF([.B366]&lt;&gt;[.B367]; IF([.F366]+[.E367]-[.D367]&gt;0;[.F366]+[.E367]-[.D367]; [.F366]+[.E367] ); IF([.F366]-[.D367]&gt;0; [.F366]-[.D367]; [.F366]))" office:value-type="float" office:value="26470" calcext:value-type="float">
            <text:p>26470</text:p>
          </table:table-cell>
          <table:table-cell table:formula="of:=IF([.F366]-[.D367]&gt;0; 0; IF([.B367]-[.B366]&lt;&gt;0; IF([.F366]-[.D367]+[.E367]&lt;0; 1; 0); 1))" office:value-type="float" office:value="0" calcext:value-type="float">
            <text:p>0</text:p>
          </table:table-cell>
          <table:table-cell table:formula="of:=IF([.G367]=1; [.D367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date" office:date-value="2021-07-01" calcext:value-type="date">
            <text:p>1.07.2021</text:p>
          </table:table-cell>
          <table:table-cell office:value-type="string" calcext:value-type="string">
            <text:p>Ogrodzieniec</text:p>
          </table:table-cell>
          <table:table-cell office:value-type="float" office:value="1740" calcext:value-type="float">
            <text:p>1740</text:p>
          </table:table-cell>
          <table:table-cell table:formula="of:=IF(OR(WEEKDAY([.B368])=7; WEEKDAY([.B368])=1); 5000; 12000)" office:value-type="float" office:value="12000" calcext:value-type="float">
            <text:p>12000</text:p>
          </table:table-cell>
          <table:table-cell table:formula="of:=IF([.B367]&lt;&gt;[.B368]; IF([.F367]+[.E368]-[.D368]&gt;0;[.F367]+[.E368]-[.D368]; [.F367]+[.E368] ); IF([.F367]-[.D368]&gt;0; [.F367]-[.D368]; [.F367]))" office:value-type="float" office:value="36730" calcext:value-type="float">
            <text:p>36730</text:p>
          </table:table-cell>
          <table:table-cell table:formula="of:=IF([.F367]-[.D368]&gt;0; 0; IF([.B368]-[.B367]&lt;&gt;0; IF([.F367]-[.D368]+[.E368]&lt;0; 1; 0); 1))" office:value-type="float" office:value="0" calcext:value-type="float">
            <text:p>0</text:p>
          </table:table-cell>
          <table:table-cell table:formula="of:=IF([.G368]=1; [.D368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date" office:date-value="2021-07-01" calcext:value-type="date">
            <text:p>1.07.2021</text:p>
          </table:table-cell>
          <table:table-cell office:value-type="string" calcext:value-type="string">
            <text:p>Malbork</text:p>
          </table:table-cell>
          <table:table-cell office:value-type="float" office:value="5840" calcext:value-type="float">
            <text:p>5840</text:p>
          </table:table-cell>
          <table:table-cell table:formula="of:=IF(OR(WEEKDAY([.B369])=7; WEEKDAY([.B369])=1); 5000; 12000)" office:value-type="float" office:value="12000" calcext:value-type="float">
            <text:p>12000</text:p>
          </table:table-cell>
          <table:table-cell table:formula="of:=IF([.B368]&lt;&gt;[.B369]; IF([.F368]+[.E369]-[.D369]&gt;0;[.F368]+[.E369]-[.D369]; [.F368]+[.E369] ); IF([.F368]-[.D369]&gt;0; [.F368]-[.D369]; [.F368]))" office:value-type="float" office:value="30890" calcext:value-type="float">
            <text:p>30890</text:p>
          </table:table-cell>
          <table:table-cell table:formula="of:=IF([.F368]-[.D369]&gt;0; 0; IF([.B369]-[.B368]&lt;&gt;0; IF([.F368]-[.D369]+[.E369]&lt;0; 1; 0); 1))" office:value-type="float" office:value="0" calcext:value-type="float">
            <text:p>0</text:p>
          </table:table-cell>
          <table:table-cell table:formula="of:=IF([.G369]=1; [.D369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date" office:date-value="2021-07-02" calcext:value-type="date">
            <text:p>2.07.2021</text:p>
          </table:table-cell>
          <table:table-cell office:value-type="string" calcext:value-type="string">
            <text:p>Przemysl</text:p>
          </table:table-cell>
          <table:table-cell office:value-type="float" office:value="3170" calcext:value-type="float">
            <text:p>3170</text:p>
          </table:table-cell>
          <table:table-cell table:formula="of:=IF(OR(WEEKDAY([.B370])=7; WEEKDAY([.B370])=1); 5000; 12000)" office:value-type="float" office:value="12000" calcext:value-type="float">
            <text:p>12000</text:p>
          </table:table-cell>
          <table:table-cell table:formula="of:=IF([.B369]&lt;&gt;[.B370]; IF([.F369]+[.E370]-[.D370]&gt;0;[.F369]+[.E370]-[.D370]; [.F369]+[.E370] ); IF([.F369]-[.D370]&gt;0; [.F369]-[.D370]; [.F369]))" office:value-type="float" office:value="39720" calcext:value-type="float">
            <text:p>39720</text:p>
          </table:table-cell>
          <table:table-cell table:formula="of:=IF([.F369]-[.D370]&gt;0; 0; IF([.B370]-[.B369]&lt;&gt;0; IF([.F369]-[.D370]+[.E370]&lt;0; 1; 0); 1))" office:value-type="float" office:value="0" calcext:value-type="float">
            <text:p>0</text:p>
          </table:table-cell>
          <table:table-cell table:formula="of:=IF([.G370]=1; [.D370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date" office:date-value="2021-07-02" calcext:value-type="date">
            <text:p>2.07.2021</text:p>
          </table:table-cell>
          <table:table-cell office:value-type="string" calcext:value-type="string">
            <text:p>Malbork</text:p>
          </table:table-cell>
          <table:table-cell office:value-type="float" office:value="4000" calcext:value-type="float">
            <text:p>4000</text:p>
          </table:table-cell>
          <table:table-cell table:formula="of:=IF(OR(WEEKDAY([.B371])=7; WEEKDAY([.B371])=1); 5000; 12000)" office:value-type="float" office:value="12000" calcext:value-type="float">
            <text:p>12000</text:p>
          </table:table-cell>
          <table:table-cell table:formula="of:=IF([.B370]&lt;&gt;[.B371]; IF([.F370]+[.E371]-[.D371]&gt;0;[.F370]+[.E371]-[.D371]; [.F370]+[.E371] ); IF([.F370]-[.D371]&gt;0; [.F370]-[.D371]; [.F370]))" office:value-type="float" office:value="35720" calcext:value-type="float">
            <text:p>35720</text:p>
          </table:table-cell>
          <table:table-cell table:formula="of:=IF([.F370]-[.D371]&gt;0; 0; IF([.B371]-[.B370]&lt;&gt;0; IF([.F370]-[.D371]+[.E371]&lt;0; 1; 0); 1))" office:value-type="float" office:value="0" calcext:value-type="float">
            <text:p>0</text:p>
          </table:table-cell>
          <table:table-cell table:formula="of:=IF([.G371]=1; [.D371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date" office:date-value="2021-07-03" calcext:value-type="date">
            <text:p>3.07.2021</text:p>
          </table:table-cell>
          <table:table-cell office:value-type="string" calcext:value-type="string">
            <text:p>Ogrodzieniec</text:p>
          </table:table-cell>
          <table:table-cell office:value-type="float" office:value="4600" calcext:value-type="float">
            <text:p>4600</text:p>
          </table:table-cell>
          <table:table-cell table:formula="of:=IF(OR(WEEKDAY([.B372])=7; WEEKDAY([.B372])=1); 5000; 12000)" office:value-type="float" office:value="5000" calcext:value-type="float">
            <text:p>5000</text:p>
          </table:table-cell>
          <table:table-cell table:formula="of:=IF([.B371]&lt;&gt;[.B372]; IF([.F371]+[.E372]-[.D372]&gt;0;[.F371]+[.E372]-[.D372]; [.F371]+[.E372] ); IF([.F371]-[.D372]&gt;0; [.F371]-[.D372]; [.F371]))" office:value-type="float" office:value="36120" calcext:value-type="float">
            <text:p>36120</text:p>
          </table:table-cell>
          <table:table-cell table:formula="of:=IF([.F371]-[.D372]&gt;0; 0; IF([.B372]-[.B371]&lt;&gt;0; IF([.F371]-[.D372]+[.E372]&lt;0; 1; 0); 1))" office:value-type="float" office:value="0" calcext:value-type="float">
            <text:p>0</text:p>
          </table:table-cell>
          <table:table-cell table:formula="of:=IF([.G372]=1; [.D372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date" office:date-value="2021-07-03" calcext:value-type="date">
            <text:p>3.07.2021</text:p>
          </table:table-cell>
          <table:table-cell office:value-type="string" calcext:value-type="string">
            <text:p>Przemysl</text:p>
          </table:table-cell>
          <table:table-cell office:value-type="float" office:value="9870" calcext:value-type="float">
            <text:p>9870</text:p>
          </table:table-cell>
          <table:table-cell table:formula="of:=IF(OR(WEEKDAY([.B373])=7; WEEKDAY([.B373])=1); 5000; 12000)" office:value-type="float" office:value="5000" calcext:value-type="float">
            <text:p>5000</text:p>
          </table:table-cell>
          <table:table-cell table:formula="of:=IF([.B372]&lt;&gt;[.B373]; IF([.F372]+[.E373]-[.D373]&gt;0;[.F372]+[.E373]-[.D373]; [.F372]+[.E373] ); IF([.F372]-[.D373]&gt;0; [.F372]-[.D373]; [.F372]))" office:value-type="float" office:value="26250" calcext:value-type="float">
            <text:p>26250</text:p>
          </table:table-cell>
          <table:table-cell table:formula="of:=IF([.F372]-[.D373]&gt;0; 0; IF([.B373]-[.B372]&lt;&gt;0; IF([.F372]-[.D373]+[.E373]&lt;0; 1; 0); 1))" office:value-type="float" office:value="0" calcext:value-type="float">
            <text:p>0</text:p>
          </table:table-cell>
          <table:table-cell table:formula="of:=IF([.G373]=1; [.D373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date" office:date-value="2021-07-04" calcext:value-type="date">
            <text:p>4.07.2021</text:p>
          </table:table-cell>
          <table:table-cell office:value-type="string" calcext:value-type="string">
            <text:p>Przemysl</text:p>
          </table:table-cell>
          <table:table-cell office:value-type="float" office:value="9390" calcext:value-type="float">
            <text:p>9390</text:p>
          </table:table-cell>
          <table:table-cell table:formula="of:=IF(OR(WEEKDAY([.B374])=7; WEEKDAY([.B374])=1); 5000; 12000)" office:value-type="float" office:value="5000" calcext:value-type="float">
            <text:p>5000</text:p>
          </table:table-cell>
          <table:table-cell table:formula="of:=IF([.B373]&lt;&gt;[.B374]; IF([.F373]+[.E374]-[.D374]&gt;0;[.F373]+[.E374]-[.D374]; [.F373]+[.E374] ); IF([.F373]-[.D374]&gt;0; [.F373]-[.D374]; [.F373]))" office:value-type="float" office:value="21860" calcext:value-type="float">
            <text:p>21860</text:p>
          </table:table-cell>
          <table:table-cell table:formula="of:=IF([.F373]-[.D374]&gt;0; 0; IF([.B374]-[.B373]&lt;&gt;0; IF([.F373]-[.D374]+[.E374]&lt;0; 1; 0); 1))" office:value-type="float" office:value="0" calcext:value-type="float">
            <text:p>0</text:p>
          </table:table-cell>
          <table:table-cell table:formula="of:=IF([.G374]=1; [.D374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date" office:date-value="2021-07-05" calcext:value-type="date">
            <text:p>5.07.2021</text:p>
          </table:table-cell>
          <table:table-cell office:value-type="string" calcext:value-type="string">
            <text:p>Malbork</text:p>
          </table:table-cell>
          <table:table-cell office:value-type="float" office:value="1300" calcext:value-type="float">
            <text:p>1300</text:p>
          </table:table-cell>
          <table:table-cell table:formula="of:=IF(OR(WEEKDAY([.B375])=7; WEEKDAY([.B375])=1); 5000; 12000)" office:value-type="float" office:value="12000" calcext:value-type="float">
            <text:p>12000</text:p>
          </table:table-cell>
          <table:table-cell table:formula="of:=IF([.B374]&lt;&gt;[.B375]; IF([.F374]+[.E375]-[.D375]&gt;0;[.F374]+[.E375]-[.D375]; [.F374]+[.E375] ); IF([.F374]-[.D375]&gt;0; [.F374]-[.D375]; [.F374]))" office:value-type="float" office:value="32560" calcext:value-type="float">
            <text:p>32560</text:p>
          </table:table-cell>
          <table:table-cell table:formula="of:=IF([.F374]-[.D375]&gt;0; 0; IF([.B375]-[.B374]&lt;&gt;0; IF([.F374]-[.D375]+[.E375]&lt;0; 1; 0); 1))" office:value-type="float" office:value="0" calcext:value-type="float">
            <text:p>0</text:p>
          </table:table-cell>
          <table:table-cell table:formula="of:=IF([.G375]=1; [.D375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date" office:date-value="2021-07-05" calcext:value-type="date">
            <text:p>5.07.2021</text:p>
          </table:table-cell>
          <table:table-cell office:value-type="string" calcext:value-type="string">
            <text:p>Ogrodzieniec</text:p>
          </table:table-cell>
          <table:table-cell office:value-type="float" office:value="2650" calcext:value-type="float">
            <text:p>2650</text:p>
          </table:table-cell>
          <table:table-cell table:formula="of:=IF(OR(WEEKDAY([.B376])=7; WEEKDAY([.B376])=1); 5000; 12000)" office:value-type="float" office:value="12000" calcext:value-type="float">
            <text:p>12000</text:p>
          </table:table-cell>
          <table:table-cell table:formula="of:=IF([.B375]&lt;&gt;[.B376]; IF([.F375]+[.E376]-[.D376]&gt;0;[.F375]+[.E376]-[.D376]; [.F375]+[.E376] ); IF([.F375]-[.D376]&gt;0; [.F375]-[.D376]; [.F375]))" office:value-type="float" office:value="29910" calcext:value-type="float">
            <text:p>29910</text:p>
          </table:table-cell>
          <table:table-cell table:formula="of:=IF([.F375]-[.D376]&gt;0; 0; IF([.B376]-[.B375]&lt;&gt;0; IF([.F375]-[.D376]+[.E376]&lt;0; 1; 0); 1))" office:value-type="float" office:value="0" calcext:value-type="float">
            <text:p>0</text:p>
          </table:table-cell>
          <table:table-cell table:formula="of:=IF([.G376]=1; [.D376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date" office:date-value="2021-07-06" calcext:value-type="date">
            <text:p>6.07.2021</text:p>
          </table:table-cell>
          <table:table-cell office:value-type="string" calcext:value-type="string">
            <text:p>Przemysl</text:p>
          </table:table-cell>
          <table:table-cell office:value-type="float" office:value="4060" calcext:value-type="float">
            <text:p>4060</text:p>
          </table:table-cell>
          <table:table-cell table:formula="of:=IF(OR(WEEKDAY([.B377])=7; WEEKDAY([.B377])=1); 5000; 12000)" office:value-type="float" office:value="12000" calcext:value-type="float">
            <text:p>12000</text:p>
          </table:table-cell>
          <table:table-cell table:formula="of:=IF([.B376]&lt;&gt;[.B377]; IF([.F376]+[.E377]-[.D377]&gt;0;[.F376]+[.E377]-[.D377]; [.F376]+[.E377] ); IF([.F376]-[.D377]&gt;0; [.F376]-[.D377]; [.F376]))" office:value-type="float" office:value="37850" calcext:value-type="float">
            <text:p>37850</text:p>
          </table:table-cell>
          <table:table-cell table:formula="of:=IF([.F376]-[.D377]&gt;0; 0; IF([.B377]-[.B376]&lt;&gt;0; IF([.F376]-[.D377]+[.E377]&lt;0; 1; 0); 1))" office:value-type="float" office:value="0" calcext:value-type="float">
            <text:p>0</text:p>
          </table:table-cell>
          <table:table-cell table:formula="of:=IF([.G377]=1; [.D377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date" office:date-value="2021-07-06" calcext:value-type="date">
            <text:p>6.07.2021</text:p>
          </table:table-cell>
          <table:table-cell office:value-type="string" calcext:value-type="string">
            <text:p>Ogrodzieniec</text:p>
          </table:table-cell>
          <table:table-cell office:value-type="float" office:value="4460" calcext:value-type="float">
            <text:p>4460</text:p>
          </table:table-cell>
          <table:table-cell table:formula="of:=IF(OR(WEEKDAY([.B378])=7; WEEKDAY([.B378])=1); 5000; 12000)" office:value-type="float" office:value="12000" calcext:value-type="float">
            <text:p>12000</text:p>
          </table:table-cell>
          <table:table-cell table:formula="of:=IF([.B377]&lt;&gt;[.B378]; IF([.F377]+[.E378]-[.D378]&gt;0;[.F377]+[.E378]-[.D378]; [.F377]+[.E378] ); IF([.F377]-[.D378]&gt;0; [.F377]-[.D378]; [.F377]))" office:value-type="float" office:value="33390" calcext:value-type="float">
            <text:p>33390</text:p>
          </table:table-cell>
          <table:table-cell table:formula="of:=IF([.F377]-[.D378]&gt;0; 0; IF([.B378]-[.B377]&lt;&gt;0; IF([.F377]-[.D378]+[.E378]&lt;0; 1; 0); 1))" office:value-type="float" office:value="0" calcext:value-type="float">
            <text:p>0</text:p>
          </table:table-cell>
          <table:table-cell table:formula="of:=IF([.G378]=1; [.D378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date" office:date-value="2021-07-07" calcext:value-type="date">
            <text:p>7.07.2021</text:p>
          </table:table-cell>
          <table:table-cell office:value-type="string" calcext:value-type="string">
            <text:p>Gniezno</text:p>
          </table:table-cell>
          <table:table-cell office:value-type="float" office:value="9390" calcext:value-type="float">
            <text:p>9390</text:p>
          </table:table-cell>
          <table:table-cell table:formula="of:=IF(OR(WEEKDAY([.B379])=7; WEEKDAY([.B379])=1); 5000; 12000)" office:value-type="float" office:value="12000" calcext:value-type="float">
            <text:p>12000</text:p>
          </table:table-cell>
          <table:table-cell table:formula="of:=IF([.B378]&lt;&gt;[.B379]; IF([.F378]+[.E379]-[.D379]&gt;0;[.F378]+[.E379]-[.D379]; [.F378]+[.E379] ); IF([.F378]-[.D379]&gt;0; [.F378]-[.D379]; [.F378]))" office:value-type="float" office:value="36000" calcext:value-type="float">
            <text:p>36000</text:p>
          </table:table-cell>
          <table:table-cell table:formula="of:=IF([.F378]-[.D379]&gt;0; 0; IF([.B379]-[.B378]&lt;&gt;0; IF([.F378]-[.D379]+[.E379]&lt;0; 1; 0); 1))" office:value-type="float" office:value="0" calcext:value-type="float">
            <text:p>0</text:p>
          </table:table-cell>
          <table:table-cell table:formula="of:=IF([.G379]=1; [.D379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date" office:date-value="2021-07-07" calcext:value-type="date">
            <text:p>7.07.2021</text:p>
          </table:table-cell>
          <table:table-cell office:value-type="string" calcext:value-type="string">
            <text:p>Ogrodzieniec</text:p>
          </table:table-cell>
          <table:table-cell office:value-type="float" office:value="9670" calcext:value-type="float">
            <text:p>9670</text:p>
          </table:table-cell>
          <table:table-cell table:formula="of:=IF(OR(WEEKDAY([.B380])=7; WEEKDAY([.B380])=1); 5000; 12000)" office:value-type="float" office:value="12000" calcext:value-type="float">
            <text:p>12000</text:p>
          </table:table-cell>
          <table:table-cell table:formula="of:=IF([.B379]&lt;&gt;[.B380]; IF([.F379]+[.E380]-[.D380]&gt;0;[.F379]+[.E380]-[.D380]; [.F379]+[.E380] ); IF([.F379]-[.D380]&gt;0; [.F379]-[.D380]; [.F379]))" office:value-type="float" office:value="26330" calcext:value-type="float">
            <text:p>26330</text:p>
          </table:table-cell>
          <table:table-cell table:formula="of:=IF([.F379]-[.D380]&gt;0; 0; IF([.B380]-[.B379]&lt;&gt;0; IF([.F379]-[.D380]+[.E380]&lt;0; 1; 0); 1))" office:value-type="float" office:value="0" calcext:value-type="float">
            <text:p>0</text:p>
          </table:table-cell>
          <table:table-cell table:formula="of:=IF([.G380]=1; [.D380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date" office:date-value="2021-07-07" calcext:value-type="date">
            <text:p>7.07.2021</text:p>
          </table:table-cell>
          <table:table-cell office:value-type="string" calcext:value-type="string">
            <text:p>Przemysl</text:p>
          </table:table-cell>
          <table:table-cell office:value-type="float" office:value="3460" calcext:value-type="float">
            <text:p>3460</text:p>
          </table:table-cell>
          <table:table-cell table:formula="of:=IF(OR(WEEKDAY([.B381])=7; WEEKDAY([.B381])=1); 5000; 12000)" office:value-type="float" office:value="12000" calcext:value-type="float">
            <text:p>12000</text:p>
          </table:table-cell>
          <table:table-cell table:formula="of:=IF([.B380]&lt;&gt;[.B381]; IF([.F380]+[.E381]-[.D381]&gt;0;[.F380]+[.E381]-[.D381]; [.F380]+[.E381] ); IF([.F380]-[.D381]&gt;0; [.F380]-[.D381]; [.F380]))" office:value-type="float" office:value="22870" calcext:value-type="float">
            <text:p>22870</text:p>
          </table:table-cell>
          <table:table-cell table:formula="of:=IF([.F380]-[.D381]&gt;0; 0; IF([.B381]-[.B380]&lt;&gt;0; IF([.F380]-[.D381]+[.E381]&lt;0; 1; 0); 1))" office:value-type="float" office:value="0" calcext:value-type="float">
            <text:p>0</text:p>
          </table:table-cell>
          <table:table-cell table:formula="of:=IF([.G381]=1; [.D381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date" office:date-value="2021-07-08" calcext:value-type="date">
            <text:p>8.07.2021</text:p>
          </table:table-cell>
          <table:table-cell office:value-type="string" calcext:value-type="string">
            <text:p>Ogrodzieniec</text:p>
          </table:table-cell>
          <table:table-cell office:value-type="float" office:value="2030" calcext:value-type="float">
            <text:p>2030</text:p>
          </table:table-cell>
          <table:table-cell table:formula="of:=IF(OR(WEEKDAY([.B382])=7; WEEKDAY([.B382])=1); 5000; 12000)" office:value-type="float" office:value="12000" calcext:value-type="float">
            <text:p>12000</text:p>
          </table:table-cell>
          <table:table-cell table:formula="of:=IF([.B381]&lt;&gt;[.B382]; IF([.F381]+[.E382]-[.D382]&gt;0;[.F381]+[.E382]-[.D382]; [.F381]+[.E382] ); IF([.F381]-[.D382]&gt;0; [.F381]-[.D382]; [.F381]))" office:value-type="float" office:value="32840" calcext:value-type="float">
            <text:p>32840</text:p>
          </table:table-cell>
          <table:table-cell table:formula="of:=IF([.F381]-[.D382]&gt;0; 0; IF([.B382]-[.B381]&lt;&gt;0; IF([.F381]-[.D382]+[.E382]&lt;0; 1; 0); 1))" office:value-type="float" office:value="0" calcext:value-type="float">
            <text:p>0</text:p>
          </table:table-cell>
          <table:table-cell table:formula="of:=IF([.G382]=1; [.D382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date" office:date-value="2021-07-08" calcext:value-type="date">
            <text:p>8.07.2021</text:p>
          </table:table-cell>
          <table:table-cell office:value-type="string" calcext:value-type="string">
            <text:p>Gniezno</text:p>
          </table:table-cell>
          <table:table-cell office:value-type="float" office:value="3860" calcext:value-type="float">
            <text:p>3860</text:p>
          </table:table-cell>
          <table:table-cell table:formula="of:=IF(OR(WEEKDAY([.B383])=7; WEEKDAY([.B383])=1); 5000; 12000)" office:value-type="float" office:value="12000" calcext:value-type="float">
            <text:p>12000</text:p>
          </table:table-cell>
          <table:table-cell table:formula="of:=IF([.B382]&lt;&gt;[.B383]; IF([.F382]+[.E383]-[.D383]&gt;0;[.F382]+[.E383]-[.D383]; [.F382]+[.E383] ); IF([.F382]-[.D383]&gt;0; [.F382]-[.D383]; [.F382]))" office:value-type="float" office:value="28980" calcext:value-type="float">
            <text:p>28980</text:p>
          </table:table-cell>
          <table:table-cell table:formula="of:=IF([.F382]-[.D383]&gt;0; 0; IF([.B383]-[.B382]&lt;&gt;0; IF([.F382]-[.D383]+[.E383]&lt;0; 1; 0); 1))" office:value-type="float" office:value="0" calcext:value-type="float">
            <text:p>0</text:p>
          </table:table-cell>
          <table:table-cell table:formula="of:=IF([.G383]=1; [.D383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date" office:date-value="2021-07-08" calcext:value-type="date">
            <text:p>8.07.2021</text:p>
          </table:table-cell>
          <table:table-cell office:value-type="string" calcext:value-type="string">
            <text:p>Przemysl</text:p>
          </table:table-cell>
          <table:table-cell office:value-type="float" office:value="3770" calcext:value-type="float">
            <text:p>3770</text:p>
          </table:table-cell>
          <table:table-cell table:formula="of:=IF(OR(WEEKDAY([.B384])=7; WEEKDAY([.B384])=1); 5000; 12000)" office:value-type="float" office:value="12000" calcext:value-type="float">
            <text:p>12000</text:p>
          </table:table-cell>
          <table:table-cell table:formula="of:=IF([.B383]&lt;&gt;[.B384]; IF([.F383]+[.E384]-[.D384]&gt;0;[.F383]+[.E384]-[.D384]; [.F383]+[.E384] ); IF([.F383]-[.D384]&gt;0; [.F383]-[.D384]; [.F383]))" office:value-type="float" office:value="25210" calcext:value-type="float">
            <text:p>25210</text:p>
          </table:table-cell>
          <table:table-cell table:formula="of:=IF([.F383]-[.D384]&gt;0; 0; IF([.B384]-[.B383]&lt;&gt;0; IF([.F383]-[.D384]+[.E384]&lt;0; 1; 0); 1))" office:value-type="float" office:value="0" calcext:value-type="float">
            <text:p>0</text:p>
          </table:table-cell>
          <table:table-cell table:formula="of:=IF([.G384]=1; [.D384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date" office:date-value="2021-07-09" calcext:value-type="date">
            <text:p>9.07.2021</text:p>
          </table:table-cell>
          <table:table-cell office:value-type="string" calcext:value-type="string">
            <text:p>Gniezno</text:p>
          </table:table-cell>
          <table:table-cell office:value-type="float" office:value="3970" calcext:value-type="float">
            <text:p>3970</text:p>
          </table:table-cell>
          <table:table-cell table:formula="of:=IF(OR(WEEKDAY([.B385])=7; WEEKDAY([.B385])=1); 5000; 12000)" office:value-type="float" office:value="12000" calcext:value-type="float">
            <text:p>12000</text:p>
          </table:table-cell>
          <table:table-cell table:formula="of:=IF([.B384]&lt;&gt;[.B385]; IF([.F384]+[.E385]-[.D385]&gt;0;[.F384]+[.E385]-[.D385]; [.F384]+[.E385] ); IF([.F384]-[.D385]&gt;0; [.F384]-[.D385]; [.F384]))" office:value-type="float" office:value="33240" calcext:value-type="float">
            <text:p>33240</text:p>
          </table:table-cell>
          <table:table-cell table:formula="of:=IF([.F384]-[.D385]&gt;0; 0; IF([.B385]-[.B384]&lt;&gt;0; IF([.F384]-[.D385]+[.E385]&lt;0; 1; 0); 1))" office:value-type="float" office:value="0" calcext:value-type="float">
            <text:p>0</text:p>
          </table:table-cell>
          <table:table-cell table:formula="of:=IF([.G385]=1; [.D385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date" office:date-value="2021-07-09" calcext:value-type="date">
            <text:p>9.07.2021</text:p>
          </table:table-cell>
          <table:table-cell office:value-type="string" calcext:value-type="string">
            <text:p>Ogrodzieniec</text:p>
          </table:table-cell>
          <table:table-cell office:value-type="float" office:value="9280" calcext:value-type="float">
            <text:p>9280</text:p>
          </table:table-cell>
          <table:table-cell table:formula="of:=IF(OR(WEEKDAY([.B386])=7; WEEKDAY([.B386])=1); 5000; 12000)" office:value-type="float" office:value="12000" calcext:value-type="float">
            <text:p>12000</text:p>
          </table:table-cell>
          <table:table-cell table:formula="of:=IF([.B385]&lt;&gt;[.B386]; IF([.F385]+[.E386]-[.D386]&gt;0;[.F385]+[.E386]-[.D386]; [.F385]+[.E386] ); IF([.F385]-[.D386]&gt;0; [.F385]-[.D386]; [.F385]))" office:value-type="float" office:value="23960" calcext:value-type="float">
            <text:p>23960</text:p>
          </table:table-cell>
          <table:table-cell table:formula="of:=IF([.F385]-[.D386]&gt;0; 0; IF([.B386]-[.B385]&lt;&gt;0; IF([.F385]-[.D386]+[.E386]&lt;0; 1; 0); 1))" office:value-type="float" office:value="0" calcext:value-type="float">
            <text:p>0</text:p>
          </table:table-cell>
          <table:table-cell table:formula="of:=IF([.G386]=1; [.D386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date" office:date-value="2021-07-10" calcext:value-type="date">
            <text:p>10.07.2021</text:p>
          </table:table-cell>
          <table:table-cell office:value-type="string" calcext:value-type="string">
            <text:p>Malbork</text:p>
          </table:table-cell>
          <table:table-cell office:value-type="float" office:value="6930" calcext:value-type="float">
            <text:p>6930</text:p>
          </table:table-cell>
          <table:table-cell table:formula="of:=IF(OR(WEEKDAY([.B387])=7; WEEKDAY([.B387])=1); 5000; 12000)" office:value-type="float" office:value="5000" calcext:value-type="float">
            <text:p>5000</text:p>
          </table:table-cell>
          <table:table-cell table:formula="of:=IF([.B386]&lt;&gt;[.B387]; IF([.F386]+[.E387]-[.D387]&gt;0;[.F386]+[.E387]-[.D387]; [.F386]+[.E387] ); IF([.F386]-[.D387]&gt;0; [.F386]-[.D387]; [.F386]))" office:value-type="float" office:value="22030" calcext:value-type="float">
            <text:p>22030</text:p>
          </table:table-cell>
          <table:table-cell table:formula="of:=IF([.F386]-[.D387]&gt;0; 0; IF([.B387]-[.B386]&lt;&gt;0; IF([.F386]-[.D387]+[.E387]&lt;0; 1; 0); 1))" office:value-type="float" office:value="0" calcext:value-type="float">
            <text:p>0</text:p>
          </table:table-cell>
          <table:table-cell table:formula="of:=IF([.G387]=1; [.D387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date" office:date-value="2021-07-11" calcext:value-type="date">
            <text:p>11.07.2021</text:p>
          </table:table-cell>
          <table:table-cell office:value-type="string" calcext:value-type="string">
            <text:p>Malbork</text:p>
          </table:table-cell>
          <table:table-cell office:value-type="float" office:value="2850" calcext:value-type="float">
            <text:p>2850</text:p>
          </table:table-cell>
          <table:table-cell table:formula="of:=IF(OR(WEEKDAY([.B388])=7; WEEKDAY([.B388])=1); 5000; 12000)" office:value-type="float" office:value="5000" calcext:value-type="float">
            <text:p>5000</text:p>
          </table:table-cell>
          <table:table-cell table:formula="of:=IF([.B387]&lt;&gt;[.B388]; IF([.F387]+[.E388]-[.D388]&gt;0;[.F387]+[.E388]-[.D388]; [.F387]+[.E388] ); IF([.F387]-[.D388]&gt;0; [.F387]-[.D388]; [.F387]))" office:value-type="float" office:value="24180" calcext:value-type="float">
            <text:p>24180</text:p>
          </table:table-cell>
          <table:table-cell table:formula="of:=IF([.F387]-[.D388]&gt;0; 0; IF([.B388]-[.B387]&lt;&gt;0; IF([.F387]-[.D388]+[.E388]&lt;0; 1; 0); 1))" office:value-type="float" office:value="0" calcext:value-type="float">
            <text:p>0</text:p>
          </table:table-cell>
          <table:table-cell table:formula="of:=IF([.G388]=1; [.D388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date" office:date-value="2021-07-11" calcext:value-type="date">
            <text:p>11.07.2021</text:p>
          </table:table-cell>
          <table:table-cell office:value-type="string" calcext:value-type="string">
            <text:p>Przemysl</text:p>
          </table:table-cell>
          <table:table-cell office:value-type="float" office:value="7480" calcext:value-type="float">
            <text:p>7480</text:p>
          </table:table-cell>
          <table:table-cell table:formula="of:=IF(OR(WEEKDAY([.B389])=7; WEEKDAY([.B389])=1); 5000; 12000)" office:value-type="float" office:value="5000" calcext:value-type="float">
            <text:p>5000</text:p>
          </table:table-cell>
          <table:table-cell table:formula="of:=IF([.B388]&lt;&gt;[.B389]; IF([.F388]+[.E389]-[.D389]&gt;0;[.F388]+[.E389]-[.D389]; [.F388]+[.E389] ); IF([.F388]-[.D389]&gt;0; [.F388]-[.D389]; [.F388]))" office:value-type="float" office:value="16700" calcext:value-type="float">
            <text:p>16700</text:p>
          </table:table-cell>
          <table:table-cell table:formula="of:=IF([.F388]-[.D389]&gt;0; 0; IF([.B389]-[.B388]&lt;&gt;0; IF([.F388]-[.D389]+[.E389]&lt;0; 1; 0); 1))" office:value-type="float" office:value="0" calcext:value-type="float">
            <text:p>0</text:p>
          </table:table-cell>
          <table:table-cell table:formula="of:=IF([.G389]=1; [.D389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date" office:date-value="2021-07-11" calcext:value-type="date">
            <text:p>11.07.2021</text:p>
          </table:table-cell>
          <table:table-cell office:value-type="string" calcext:value-type="string">
            <text:p>Ogrodzieniec</text:p>
          </table:table-cell>
          <table:table-cell office:value-type="float" office:value="4170" calcext:value-type="float">
            <text:p>4170</text:p>
          </table:table-cell>
          <table:table-cell table:formula="of:=IF(OR(WEEKDAY([.B390])=7; WEEKDAY([.B390])=1); 5000; 12000)" office:value-type="float" office:value="5000" calcext:value-type="float">
            <text:p>5000</text:p>
          </table:table-cell>
          <table:table-cell table:formula="of:=IF([.B389]&lt;&gt;[.B390]; IF([.F389]+[.E390]-[.D390]&gt;0;[.F389]+[.E390]-[.D390]; [.F389]+[.E390] ); IF([.F389]-[.D390]&gt;0; [.F389]-[.D390]; [.F389]))" office:value-type="float" office:value="12530" calcext:value-type="float">
            <text:p>12530</text:p>
          </table:table-cell>
          <table:table-cell table:formula="of:=IF([.F389]-[.D390]&gt;0; 0; IF([.B390]-[.B389]&lt;&gt;0; IF([.F389]-[.D390]+[.E390]&lt;0; 1; 0); 1))" office:value-type="float" office:value="0" calcext:value-type="float">
            <text:p>0</text:p>
          </table:table-cell>
          <table:table-cell table:formula="of:=IF([.G390]=1; [.D390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date" office:date-value="2021-07-12" calcext:value-type="date">
            <text:p>12.07.2021</text:p>
          </table:table-cell>
          <table:table-cell office:value-type="string" calcext:value-type="string">
            <text:p>Ogrodzieniec</text:p>
          </table:table-cell>
          <table:table-cell office:value-type="float" office:value="6110" calcext:value-type="float">
            <text:p>6110</text:p>
          </table:table-cell>
          <table:table-cell table:formula="of:=IF(OR(WEEKDAY([.B391])=7; WEEKDAY([.B391])=1); 5000; 12000)" office:value-type="float" office:value="12000" calcext:value-type="float">
            <text:p>12000</text:p>
          </table:table-cell>
          <table:table-cell table:formula="of:=IF([.B390]&lt;&gt;[.B391]; IF([.F390]+[.E391]-[.D391]&gt;0;[.F390]+[.E391]-[.D391]; [.F390]+[.E391] ); IF([.F390]-[.D391]&gt;0; [.F390]-[.D391]; [.F390]))" office:value-type="float" office:value="18420" calcext:value-type="float">
            <text:p>18420</text:p>
          </table:table-cell>
          <table:table-cell table:formula="of:=IF([.F390]-[.D391]&gt;0; 0; IF([.B391]-[.B390]&lt;&gt;0; IF([.F390]-[.D391]+[.E391]&lt;0; 1; 0); 1))" office:value-type="float" office:value="0" calcext:value-type="float">
            <text:p>0</text:p>
          </table:table-cell>
          <table:table-cell table:formula="of:=IF([.G391]=1; [.D391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date" office:date-value="2021-07-12" calcext:value-type="date">
            <text:p>12.07.2021</text:p>
          </table:table-cell>
          <table:table-cell office:value-type="string" calcext:value-type="string">
            <text:p>Malbork</text:p>
          </table:table-cell>
          <table:table-cell office:value-type="float" office:value="3250" calcext:value-type="float">
            <text:p>3250</text:p>
          </table:table-cell>
          <table:table-cell table:formula="of:=IF(OR(WEEKDAY([.B392])=7; WEEKDAY([.B392])=1); 5000; 12000)" office:value-type="float" office:value="12000" calcext:value-type="float">
            <text:p>12000</text:p>
          </table:table-cell>
          <table:table-cell table:formula="of:=IF([.B391]&lt;&gt;[.B392]; IF([.F391]+[.E392]-[.D392]&gt;0;[.F391]+[.E392]-[.D392]; [.F391]+[.E392] ); IF([.F391]-[.D392]&gt;0; [.F391]-[.D392]; [.F391]))" office:value-type="float" office:value="15170" calcext:value-type="float">
            <text:p>15170</text:p>
          </table:table-cell>
          <table:table-cell table:formula="of:=IF([.F391]-[.D392]&gt;0; 0; IF([.B392]-[.B391]&lt;&gt;0; IF([.F391]-[.D392]+[.E392]&lt;0; 1; 0); 1))" office:value-type="float" office:value="0" calcext:value-type="float">
            <text:p>0</text:p>
          </table:table-cell>
          <table:table-cell table:formula="of:=IF([.G392]=1; [.D392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date" office:date-value="2021-07-13" calcext:value-type="date">
            <text:p>13.07.2021</text:p>
          </table:table-cell>
          <table:table-cell office:value-type="string" calcext:value-type="string">
            <text:p>Ogrodzieniec</text:p>
          </table:table-cell>
          <table:table-cell office:value-type="float" office:value="6930" calcext:value-type="float">
            <text:p>6930</text:p>
          </table:table-cell>
          <table:table-cell table:formula="of:=IF(OR(WEEKDAY([.B393])=7; WEEKDAY([.B393])=1); 5000; 12000)" office:value-type="float" office:value="12000" calcext:value-type="float">
            <text:p>12000</text:p>
          </table:table-cell>
          <table:table-cell table:formula="of:=IF([.B392]&lt;&gt;[.B393]; IF([.F392]+[.E393]-[.D393]&gt;0;[.F392]+[.E393]-[.D393]; [.F392]+[.E393] ); IF([.F392]-[.D393]&gt;0; [.F392]-[.D393]; [.F392]))" office:value-type="float" office:value="20240" calcext:value-type="float">
            <text:p>20240</text:p>
          </table:table-cell>
          <table:table-cell table:formula="of:=IF([.F392]-[.D393]&gt;0; 0; IF([.B393]-[.B392]&lt;&gt;0; IF([.F392]-[.D393]+[.E393]&lt;0; 1; 0); 1))" office:value-type="float" office:value="0" calcext:value-type="float">
            <text:p>0</text:p>
          </table:table-cell>
          <table:table-cell table:formula="of:=IF([.G393]=1; [.D393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date" office:date-value="2021-07-13" calcext:value-type="date">
            <text:p>13.07.2021</text:p>
          </table:table-cell>
          <table:table-cell office:value-type="string" calcext:value-type="string">
            <text:p>Przemysl</text:p>
          </table:table-cell>
          <table:table-cell office:value-type="float" office:value="4790" calcext:value-type="float">
            <text:p>4790</text:p>
          </table:table-cell>
          <table:table-cell table:formula="of:=IF(OR(WEEKDAY([.B394])=7; WEEKDAY([.B394])=1); 5000; 12000)" office:value-type="float" office:value="12000" calcext:value-type="float">
            <text:p>12000</text:p>
          </table:table-cell>
          <table:table-cell table:formula="of:=IF([.B393]&lt;&gt;[.B394]; IF([.F393]+[.E394]-[.D394]&gt;0;[.F393]+[.E394]-[.D394]; [.F393]+[.E394] ); IF([.F393]-[.D394]&gt;0; [.F393]-[.D394]; [.F393]))" office:value-type="float" office:value="15450" calcext:value-type="float">
            <text:p>15450</text:p>
          </table:table-cell>
          <table:table-cell table:formula="of:=IF([.F393]-[.D394]&gt;0; 0; IF([.B394]-[.B393]&lt;&gt;0; IF([.F393]-[.D394]+[.E394]&lt;0; 1; 0); 1))" office:value-type="float" office:value="0" calcext:value-type="float">
            <text:p>0</text:p>
          </table:table-cell>
          <table:table-cell table:formula="of:=IF([.G394]=1; [.D394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date" office:date-value="2021-07-13" calcext:value-type="date">
            <text:p>13.07.2021</text:p>
          </table:table-cell>
          <table:table-cell office:value-type="string" calcext:value-type="string">
            <text:p>Malbork</text:p>
          </table:table-cell>
          <table:table-cell office:value-type="float" office:value="3110" calcext:value-type="float">
            <text:p>3110</text:p>
          </table:table-cell>
          <table:table-cell table:formula="of:=IF(OR(WEEKDAY([.B395])=7; WEEKDAY([.B395])=1); 5000; 12000)" office:value-type="float" office:value="12000" calcext:value-type="float">
            <text:p>12000</text:p>
          </table:table-cell>
          <table:table-cell table:formula="of:=IF([.B394]&lt;&gt;[.B395]; IF([.F394]+[.E395]-[.D395]&gt;0;[.F394]+[.E395]-[.D395]; [.F394]+[.E395] ); IF([.F394]-[.D395]&gt;0; [.F394]-[.D395]; [.F394]))" office:value-type="float" office:value="12340" calcext:value-type="float">
            <text:p>12340</text:p>
          </table:table-cell>
          <table:table-cell table:formula="of:=IF([.F394]-[.D395]&gt;0; 0; IF([.B395]-[.B394]&lt;&gt;0; IF([.F394]-[.D395]+[.E395]&lt;0; 1; 0); 1))" office:value-type="float" office:value="0" calcext:value-type="float">
            <text:p>0</text:p>
          </table:table-cell>
          <table:table-cell table:formula="of:=IF([.G395]=1; [.D395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date" office:date-value="2021-07-14" calcext:value-type="date">
            <text:p>14.07.2021</text:p>
          </table:table-cell>
          <table:table-cell office:value-type="string" calcext:value-type="string">
            <text:p>Malbork</text:p>
          </table:table-cell>
          <table:table-cell office:value-type="float" office:value="6930" calcext:value-type="float">
            <text:p>6930</text:p>
          </table:table-cell>
          <table:table-cell table:formula="of:=IF(OR(WEEKDAY([.B396])=7; WEEKDAY([.B396])=1); 5000; 12000)" office:value-type="float" office:value="12000" calcext:value-type="float">
            <text:p>12000</text:p>
          </table:table-cell>
          <table:table-cell table:formula="of:=IF([.B395]&lt;&gt;[.B396]; IF([.F395]+[.E396]-[.D396]&gt;0;[.F395]+[.E396]-[.D396]; [.F395]+[.E396] ); IF([.F395]-[.D396]&gt;0; [.F395]-[.D396]; [.F395]))" office:value-type="float" office:value="17410" calcext:value-type="float">
            <text:p>17410</text:p>
          </table:table-cell>
          <table:table-cell table:formula="of:=IF([.F395]-[.D396]&gt;0; 0; IF([.B396]-[.B395]&lt;&gt;0; IF([.F395]-[.D396]+[.E396]&lt;0; 1; 0); 1))" office:value-type="float" office:value="0" calcext:value-type="float">
            <text:p>0</text:p>
          </table:table-cell>
          <table:table-cell table:formula="of:=IF([.G396]=1; [.D396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date" office:date-value="2021-07-15" calcext:value-type="date">
            <text:p>15.07.2021</text:p>
          </table:table-cell>
          <table:table-cell office:value-type="string" calcext:value-type="string">
            <text:p>Przemysl</text:p>
          </table:table-cell>
          <table:table-cell office:value-type="float" office:value="8100" calcext:value-type="float">
            <text:p>8100</text:p>
          </table:table-cell>
          <table:table-cell table:formula="of:=IF(OR(WEEKDAY([.B397])=7; WEEKDAY([.B397])=1); 5000; 12000)" office:value-type="float" office:value="12000" calcext:value-type="float">
            <text:p>12000</text:p>
          </table:table-cell>
          <table:table-cell table:formula="of:=IF([.B396]&lt;&gt;[.B397]; IF([.F396]+[.E397]-[.D397]&gt;0;[.F396]+[.E397]-[.D397]; [.F396]+[.E397] ); IF([.F396]-[.D397]&gt;0; [.F396]-[.D397]; [.F396]))" office:value-type="float" office:value="21310" calcext:value-type="float">
            <text:p>21310</text:p>
          </table:table-cell>
          <table:table-cell table:formula="of:=IF([.F396]-[.D397]&gt;0; 0; IF([.B397]-[.B396]&lt;&gt;0; IF([.F396]-[.D397]+[.E397]&lt;0; 1; 0); 1))" office:value-type="float" office:value="0" calcext:value-type="float">
            <text:p>0</text:p>
          </table:table-cell>
          <table:table-cell table:formula="of:=IF([.G397]=1; [.D397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date" office:date-value="2021-07-15" calcext:value-type="date">
            <text:p>15.07.2021</text:p>
          </table:table-cell>
          <table:table-cell office:value-type="string" calcext:value-type="string">
            <text:p>Malbork</text:p>
          </table:table-cell>
          <table:table-cell office:value-type="float" office:value="6600" calcext:value-type="float">
            <text:p>6600</text:p>
          </table:table-cell>
          <table:table-cell table:formula="of:=IF(OR(WEEKDAY([.B398])=7; WEEKDAY([.B398])=1); 5000; 12000)" office:value-type="float" office:value="12000" calcext:value-type="float">
            <text:p>12000</text:p>
          </table:table-cell>
          <table:table-cell table:formula="of:=IF([.B397]&lt;&gt;[.B398]; IF([.F397]+[.E398]-[.D398]&gt;0;[.F397]+[.E398]-[.D398]; [.F397]+[.E398] ); IF([.F397]-[.D398]&gt;0; [.F397]-[.D398]; [.F397]))" office:value-type="float" office:value="14710" calcext:value-type="float">
            <text:p>14710</text:p>
          </table:table-cell>
          <table:table-cell table:formula="of:=IF([.F397]-[.D398]&gt;0; 0; IF([.B398]-[.B397]&lt;&gt;0; IF([.F397]-[.D398]+[.E398]&lt;0; 1; 0); 1))" office:value-type="float" office:value="0" calcext:value-type="float">
            <text:p>0</text:p>
          </table:table-cell>
          <table:table-cell table:formula="of:=IF([.G398]=1; [.D398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date" office:date-value="2021-07-15" calcext:value-type="date">
            <text:p>15.07.2021</text:p>
          </table:table-cell>
          <table:table-cell office:value-type="string" calcext:value-type="string">
            <text:p>Ogrodzieniec</text:p>
          </table:table-cell>
          <table:table-cell office:value-type="float" office:value="9850" calcext:value-type="float">
            <text:p>9850</text:p>
          </table:table-cell>
          <table:table-cell table:formula="of:=IF(OR(WEEKDAY([.B399])=7; WEEKDAY([.B399])=1); 5000; 12000)" office:value-type="float" office:value="12000" calcext:value-type="float">
            <text:p>12000</text:p>
          </table:table-cell>
          <table:table-cell table:formula="of:=IF([.B398]&lt;&gt;[.B399]; IF([.F398]+[.E399]-[.D399]&gt;0;[.F398]+[.E399]-[.D399]; [.F398]+[.E399] ); IF([.F398]-[.D399]&gt;0; [.F398]-[.D399]; [.F398]))" office:value-type="float" office:value="4860" calcext:value-type="float">
            <text:p>4860</text:p>
          </table:table-cell>
          <table:table-cell table:formula="of:=IF([.F398]-[.D399]&gt;0; 0; IF([.B399]-[.B398]&lt;&gt;0; IF([.F398]-[.D399]+[.E399]&lt;0; 1; 0); 1))" office:value-type="float" office:value="0" calcext:value-type="float">
            <text:p>0</text:p>
          </table:table-cell>
          <table:table-cell table:formula="of:=IF([.G399]=1; [.D399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date" office:date-value="2021-07-16" calcext:value-type="date">
            <text:p>16.07.2021</text:p>
          </table:table-cell>
          <table:table-cell office:value-type="string" calcext:value-type="string">
            <text:p>Ogrodzieniec</text:p>
          </table:table-cell>
          <table:table-cell office:value-type="float" office:value="8950" calcext:value-type="float">
            <text:p>8950</text:p>
          </table:table-cell>
          <table:table-cell table:formula="of:=IF(OR(WEEKDAY([.B400])=7; WEEKDAY([.B400])=1); 5000; 12000)" office:value-type="float" office:value="12000" calcext:value-type="float">
            <text:p>12000</text:p>
          </table:table-cell>
          <table:table-cell table:formula="of:=IF([.B399]&lt;&gt;[.B400]; IF([.F399]+[.E400]-[.D400]&gt;0;[.F399]+[.E400]-[.D400]; [.F399]+[.E400] ); IF([.F399]-[.D400]&gt;0; [.F399]-[.D400]; [.F399]))" office:value-type="float" office:value="7910" calcext:value-type="float">
            <text:p>7910</text:p>
          </table:table-cell>
          <table:table-cell table:formula="of:=IF([.F399]-[.D400]&gt;0; 0; IF([.B400]-[.B399]&lt;&gt;0; IF([.F399]-[.D400]+[.E400]&lt;0; 1; 0); 1))" office:value-type="float" office:value="0" calcext:value-type="float">
            <text:p>0</text:p>
          </table:table-cell>
          <table:table-cell table:formula="of:=IF([.G400]=1; [.D400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date" office:date-value="2021-07-17" calcext:value-type="date">
            <text:p>17.07.2021</text:p>
          </table:table-cell>
          <table:table-cell office:value-type="string" calcext:value-type="string">
            <text:p>Malbork</text:p>
          </table:table-cell>
          <table:table-cell office:value-type="float" office:value="3280" calcext:value-type="float">
            <text:p>3280</text:p>
          </table:table-cell>
          <table:table-cell table:formula="of:=IF(OR(WEEKDAY([.B401])=7; WEEKDAY([.B401])=1); 5000; 12000)" office:value-type="float" office:value="5000" calcext:value-type="float">
            <text:p>5000</text:p>
          </table:table-cell>
          <table:table-cell table:formula="of:=IF([.B400]&lt;&gt;[.B401]; IF([.F400]+[.E401]-[.D401]&gt;0;[.F400]+[.E401]-[.D401]; [.F400]+[.E401] ); IF([.F400]-[.D401]&gt;0; [.F400]-[.D401]; [.F400]))" office:value-type="float" office:value="9630" calcext:value-type="float">
            <text:p>9630</text:p>
          </table:table-cell>
          <table:table-cell table:formula="of:=IF([.F400]-[.D401]&gt;0; 0; IF([.B401]-[.B400]&lt;&gt;0; IF([.F400]-[.D401]+[.E401]&lt;0; 1; 0); 1))" office:value-type="float" office:value="0" calcext:value-type="float">
            <text:p>0</text:p>
          </table:table-cell>
          <table:table-cell table:formula="of:=IF([.G401]=1; [.D401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date" office:date-value="2021-07-17" calcext:value-type="date">
            <text:p>17.07.2021</text:p>
          </table:table-cell>
          <table:table-cell office:value-type="string" calcext:value-type="string">
            <text:p>Ogrodzieniec</text:p>
          </table:table-cell>
          <table:table-cell office:value-type="float" office:value="4680" calcext:value-type="float">
            <text:p>4680</text:p>
          </table:table-cell>
          <table:table-cell table:formula="of:=IF(OR(WEEKDAY([.B402])=7; WEEKDAY([.B402])=1); 5000; 12000)" office:value-type="float" office:value="5000" calcext:value-type="float">
            <text:p>5000</text:p>
          </table:table-cell>
          <table:table-cell table:formula="of:=IF([.B401]&lt;&gt;[.B402]; IF([.F401]+[.E402]-[.D402]&gt;0;[.F401]+[.E402]-[.D402]; [.F401]+[.E402] ); IF([.F401]-[.D402]&gt;0; [.F401]-[.D402]; [.F401]))" office:value-type="float" office:value="4950" calcext:value-type="float">
            <text:p>4950</text:p>
          </table:table-cell>
          <table:table-cell table:formula="of:=IF([.F401]-[.D402]&gt;0; 0; IF([.B402]-[.B401]&lt;&gt;0; IF([.F401]-[.D402]+[.E402]&lt;0; 1; 0); 1))" office:value-type="float" office:value="0" calcext:value-type="float">
            <text:p>0</text:p>
          </table:table-cell>
          <table:table-cell table:formula="of:=IF([.G402]=1; [.D402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date" office:date-value="2021-07-18" calcext:value-type="date">
            <text:p>18.07.2021</text:p>
          </table:table-cell>
          <table:table-cell office:value-type="string" calcext:value-type="string">
            <text:p>Gniezno</text:p>
          </table:table-cell>
          <table:table-cell office:value-type="float" office:value="5750" calcext:value-type="float">
            <text:p>5750</text:p>
          </table:table-cell>
          <table:table-cell table:formula="of:=IF(OR(WEEKDAY([.B403])=7; WEEKDAY([.B403])=1); 5000; 12000)" office:value-type="float" office:value="5000" calcext:value-type="float">
            <text:p>5000</text:p>
          </table:table-cell>
          <table:table-cell table:formula="of:=IF([.B402]&lt;&gt;[.B403]; IF([.F402]+[.E403]-[.D403]&gt;0;[.F402]+[.E403]-[.D403]; [.F402]+[.E403] ); IF([.F402]-[.D403]&gt;0; [.F402]-[.D403]; [.F402]))" office:value-type="float" office:value="4200" calcext:value-type="float">
            <text:p>4200</text:p>
          </table:table-cell>
          <table:table-cell table:formula="of:=IF([.F402]-[.D403]&gt;0; 0; IF([.B403]-[.B402]&lt;&gt;0; IF([.F402]-[.D403]+[.E403]&lt;0; 1; 0); 1))" office:value-type="float" office:value="0" calcext:value-type="float">
            <text:p>0</text:p>
          </table:table-cell>
          <table:table-cell table:formula="of:=IF([.G403]=1; [.D403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date" office:date-value="2021-07-18" calcext:value-type="date">
            <text:p>18.07.2021</text:p>
          </table:table-cell>
          <table:table-cell office:value-type="string" calcext:value-type="string">
            <text:p>Przemysl</text:p>
          </table:table-cell>
          <table:table-cell office:value-type="float" office:value="7000" calcext:value-type="float">
            <text:p>7000</text:p>
          </table:table-cell>
          <table:table-cell table:formula="of:=IF(OR(WEEKDAY([.B404])=7; WEEKDAY([.B404])=1); 5000; 12000)" office:value-type="float" office:value="5000" calcext:value-type="float">
            <text:p>5000</text:p>
          </table:table-cell>
          <table:table-cell table:formula="of:=IF([.B403]&lt;&gt;[.B404]; IF([.F403]+[.E404]-[.D404]&gt;0;[.F403]+[.E404]-[.D404]; [.F403]+[.E404] ); IF([.F403]-[.D404]&gt;0; [.F403]-[.D404]; [.F403]))" office:value-type="float" office:value="4200" calcext:value-type="float">
            <text:p>4200</text:p>
          </table:table-cell>
          <table:table-cell table:formula="of:=IF([.F403]-[.D404]&gt;0; 0; IF([.B404]-[.B403]&lt;&gt;0; IF([.F403]-[.D404]+[.E404]&lt;0; 1; 0); 1))" office:value-type="float" office:value="1" calcext:value-type="float">
            <text:p>1</text:p>
          </table:table-cell>
          <table:table-cell table:formula="of:=IF([.G404]=1; [.D404]; 0)" office:value-type="float" office:value="7000" calcext:value-type="float">
            <text:p>7000</text:p>
          </table:table-cell>
          <table:table-cell table:number-columns-repeated="4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date" office:date-value="2021-07-19" calcext:value-type="date">
            <text:p>19.07.2021</text:p>
          </table:table-cell>
          <table:table-cell office:value-type="string" calcext:value-type="string">
            <text:p>Ogrodzieniec</text:p>
          </table:table-cell>
          <table:table-cell office:value-type="float" office:value="5870" calcext:value-type="float">
            <text:p>5870</text:p>
          </table:table-cell>
          <table:table-cell table:formula="of:=IF(OR(WEEKDAY([.B405])=7; WEEKDAY([.B405])=1); 5000; 12000)" office:value-type="float" office:value="12000" calcext:value-type="float">
            <text:p>12000</text:p>
          </table:table-cell>
          <table:table-cell table:formula="of:=IF([.B404]&lt;&gt;[.B405]; IF([.F404]+[.E405]-[.D405]&gt;0;[.F404]+[.E405]-[.D405]; [.F404]+[.E405] ); IF([.F404]-[.D405]&gt;0; [.F404]-[.D405]; [.F404]))" office:value-type="float" office:value="10330" calcext:value-type="float">
            <text:p>10330</text:p>
          </table:table-cell>
          <table:table-cell table:formula="of:=IF([.F404]-[.D405]&gt;0; 0; IF([.B405]-[.B404]&lt;&gt;0; IF([.F404]-[.D405]+[.E405]&lt;0; 1; 0); 1))" office:value-type="float" office:value="0" calcext:value-type="float">
            <text:p>0</text:p>
          </table:table-cell>
          <table:table-cell table:formula="of:=IF([.G405]=1; [.D405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date" office:date-value="2021-07-19" calcext:value-type="date">
            <text:p>19.07.2021</text:p>
          </table:table-cell>
          <table:table-cell office:value-type="string" calcext:value-type="string">
            <text:p>Malbork</text:p>
          </table:table-cell>
          <table:table-cell office:value-type="float" office:value="6070" calcext:value-type="float">
            <text:p>6070</text:p>
          </table:table-cell>
          <table:table-cell table:formula="of:=IF(OR(WEEKDAY([.B406])=7; WEEKDAY([.B406])=1); 5000; 12000)" office:value-type="float" office:value="12000" calcext:value-type="float">
            <text:p>12000</text:p>
          </table:table-cell>
          <table:table-cell table:formula="of:=IF([.B405]&lt;&gt;[.B406]; IF([.F405]+[.E406]-[.D406]&gt;0;[.F405]+[.E406]-[.D406]; [.F405]+[.E406] ); IF([.F405]-[.D406]&gt;0; [.F405]-[.D406]; [.F405]))" office:value-type="float" office:value="4260" calcext:value-type="float">
            <text:p>4260</text:p>
          </table:table-cell>
          <table:table-cell table:formula="of:=IF([.F405]-[.D406]&gt;0; 0; IF([.B406]-[.B405]&lt;&gt;0; IF([.F405]-[.D406]+[.E406]&lt;0; 1; 0); 1))" office:value-type="float" office:value="0" calcext:value-type="float">
            <text:p>0</text:p>
          </table:table-cell>
          <table:table-cell table:formula="of:=IF([.G406]=1; [.D406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date" office:date-value="2021-07-20" calcext:value-type="date">
            <text:p>20.07.2021</text:p>
          </table:table-cell>
          <table:table-cell office:value-type="string" calcext:value-type="string">
            <text:p>Ogrodzieniec</text:p>
          </table:table-cell>
          <table:table-cell office:value-type="float" office:value="1500" calcext:value-type="float">
            <text:p>1500</text:p>
          </table:table-cell>
          <table:table-cell table:formula="of:=IF(OR(WEEKDAY([.B407])=7; WEEKDAY([.B407])=1); 5000; 12000)" office:value-type="float" office:value="12000" calcext:value-type="float">
            <text:p>12000</text:p>
          </table:table-cell>
          <table:table-cell table:formula="of:=IF([.B406]&lt;&gt;[.B407]; IF([.F406]+[.E407]-[.D407]&gt;0;[.F406]+[.E407]-[.D407]; [.F406]+[.E407] ); IF([.F406]-[.D407]&gt;0; [.F406]-[.D407]; [.F406]))" office:value-type="float" office:value="14760" calcext:value-type="float">
            <text:p>14760</text:p>
          </table:table-cell>
          <table:table-cell table:formula="of:=IF([.F406]-[.D407]&gt;0; 0; IF([.B407]-[.B406]&lt;&gt;0; IF([.F406]-[.D407]+[.E407]&lt;0; 1; 0); 1))" office:value-type="float" office:value="0" calcext:value-type="float">
            <text:p>0</text:p>
          </table:table-cell>
          <table:table-cell table:formula="of:=IF([.G407]=1; [.D407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date" office:date-value="2021-07-20" calcext:value-type="date">
            <text:p>20.07.2021</text:p>
          </table:table-cell>
          <table:table-cell office:value-type="string" calcext:value-type="string">
            <text:p>Przemysl</text:p>
          </table:table-cell>
          <table:table-cell office:value-type="float" office:value="6820" calcext:value-type="float">
            <text:p>6820</text:p>
          </table:table-cell>
          <table:table-cell table:formula="of:=IF(OR(WEEKDAY([.B408])=7; WEEKDAY([.B408])=1); 5000; 12000)" office:value-type="float" office:value="12000" calcext:value-type="float">
            <text:p>12000</text:p>
          </table:table-cell>
          <table:table-cell table:formula="of:=IF([.B407]&lt;&gt;[.B408]; IF([.F407]+[.E408]-[.D408]&gt;0;[.F407]+[.E408]-[.D408]; [.F407]+[.E408] ); IF([.F407]-[.D408]&gt;0; [.F407]-[.D408]; [.F407]))" office:value-type="float" office:value="7940" calcext:value-type="float">
            <text:p>7940</text:p>
          </table:table-cell>
          <table:table-cell table:formula="of:=IF([.F407]-[.D408]&gt;0; 0; IF([.B408]-[.B407]&lt;&gt;0; IF([.F407]-[.D408]+[.E408]&lt;0; 1; 0); 1))" office:value-type="float" office:value="0" calcext:value-type="float">
            <text:p>0</text:p>
          </table:table-cell>
          <table:table-cell table:formula="of:=IF([.G408]=1; [.D408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date" office:date-value="2021-07-21" calcext:value-type="date">
            <text:p>21.07.2021</text:p>
          </table:table-cell>
          <table:table-cell office:value-type="string" calcext:value-type="string">
            <text:p>Ogrodzieniec</text:p>
          </table:table-cell>
          <table:table-cell office:value-type="float" office:value="2150" calcext:value-type="float">
            <text:p>2150</text:p>
          </table:table-cell>
          <table:table-cell table:formula="of:=IF(OR(WEEKDAY([.B409])=7; WEEKDAY([.B409])=1); 5000; 12000)" office:value-type="float" office:value="12000" calcext:value-type="float">
            <text:p>12000</text:p>
          </table:table-cell>
          <table:table-cell table:formula="of:=IF([.B408]&lt;&gt;[.B409]; IF([.F408]+[.E409]-[.D409]&gt;0;[.F408]+[.E409]-[.D409]; [.F408]+[.E409] ); IF([.F408]-[.D409]&gt;0; [.F408]-[.D409]; [.F408]))" office:value-type="float" office:value="17790" calcext:value-type="float">
            <text:p>17790</text:p>
          </table:table-cell>
          <table:table-cell table:formula="of:=IF([.F408]-[.D409]&gt;0; 0; IF([.B409]-[.B408]&lt;&gt;0; IF([.F408]-[.D409]+[.E409]&lt;0; 1; 0); 1))" office:value-type="float" office:value="0" calcext:value-type="float">
            <text:p>0</text:p>
          </table:table-cell>
          <table:table-cell table:formula="of:=IF([.G409]=1; [.D409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date" office:date-value="2021-07-22" calcext:value-type="date">
            <text:p>22.07.2021</text:p>
          </table:table-cell>
          <table:table-cell office:value-type="string" calcext:value-type="string">
            <text:p>Malbork</text:p>
          </table:table-cell>
          <table:table-cell office:value-type="float" office:value="6600" calcext:value-type="float">
            <text:p>6600</text:p>
          </table:table-cell>
          <table:table-cell table:formula="of:=IF(OR(WEEKDAY([.B410])=7; WEEKDAY([.B410])=1); 5000; 12000)" office:value-type="float" office:value="12000" calcext:value-type="float">
            <text:p>12000</text:p>
          </table:table-cell>
          <table:table-cell table:formula="of:=IF([.B409]&lt;&gt;[.B410]; IF([.F409]+[.E410]-[.D410]&gt;0;[.F409]+[.E410]-[.D410]; [.F409]+[.E410] ); IF([.F409]-[.D410]&gt;0; [.F409]-[.D410]; [.F409]))" office:value-type="float" office:value="23190" calcext:value-type="float">
            <text:p>23190</text:p>
          </table:table-cell>
          <table:table-cell table:formula="of:=IF([.F409]-[.D410]&gt;0; 0; IF([.B410]-[.B409]&lt;&gt;0; IF([.F409]-[.D410]+[.E410]&lt;0; 1; 0); 1))" office:value-type="float" office:value="0" calcext:value-type="float">
            <text:p>0</text:p>
          </table:table-cell>
          <table:table-cell table:formula="of:=IF([.G410]=1; [.D410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date" office:date-value="2021-07-22" calcext:value-type="date">
            <text:p>22.07.2021</text:p>
          </table:table-cell>
          <table:table-cell office:value-type="string" calcext:value-type="string">
            <text:p>Przemysl</text:p>
          </table:table-cell>
          <table:table-cell office:value-type="float" office:value="7270" calcext:value-type="float">
            <text:p>7270</text:p>
          </table:table-cell>
          <table:table-cell table:formula="of:=IF(OR(WEEKDAY([.B411])=7; WEEKDAY([.B411])=1); 5000; 12000)" office:value-type="float" office:value="12000" calcext:value-type="float">
            <text:p>12000</text:p>
          </table:table-cell>
          <table:table-cell table:formula="of:=IF([.B410]&lt;&gt;[.B411]; IF([.F410]+[.E411]-[.D411]&gt;0;[.F410]+[.E411]-[.D411]; [.F410]+[.E411] ); IF([.F410]-[.D411]&gt;0; [.F410]-[.D411]; [.F410]))" office:value-type="float" office:value="15920" calcext:value-type="float">
            <text:p>15920</text:p>
          </table:table-cell>
          <table:table-cell table:formula="of:=IF([.F410]-[.D411]&gt;0; 0; IF([.B411]-[.B410]&lt;&gt;0; IF([.F410]-[.D411]+[.E411]&lt;0; 1; 0); 1))" office:value-type="float" office:value="0" calcext:value-type="float">
            <text:p>0</text:p>
          </table:table-cell>
          <table:table-cell table:formula="of:=IF([.G411]=1; [.D411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date" office:date-value="2021-07-22" calcext:value-type="date">
            <text:p>22.07.2021</text:p>
          </table:table-cell>
          <table:table-cell office:value-type="string" calcext:value-type="string">
            <text:p>Ogrodzieniec</text:p>
          </table:table-cell>
          <table:table-cell office:value-type="float" office:value="1560" calcext:value-type="float">
            <text:p>1560</text:p>
          </table:table-cell>
          <table:table-cell table:formula="of:=IF(OR(WEEKDAY([.B412])=7; WEEKDAY([.B412])=1); 5000; 12000)" office:value-type="float" office:value="12000" calcext:value-type="float">
            <text:p>12000</text:p>
          </table:table-cell>
          <table:table-cell table:formula="of:=IF([.B411]&lt;&gt;[.B412]; IF([.F411]+[.E412]-[.D412]&gt;0;[.F411]+[.E412]-[.D412]; [.F411]+[.E412] ); IF([.F411]-[.D412]&gt;0; [.F411]-[.D412]; [.F411]))" office:value-type="float" office:value="14360" calcext:value-type="float">
            <text:p>14360</text:p>
          </table:table-cell>
          <table:table-cell table:formula="of:=IF([.F411]-[.D412]&gt;0; 0; IF([.B412]-[.B411]&lt;&gt;0; IF([.F411]-[.D412]+[.E412]&lt;0; 1; 0); 1))" office:value-type="float" office:value="0" calcext:value-type="float">
            <text:p>0</text:p>
          </table:table-cell>
          <table:table-cell table:formula="of:=IF([.G412]=1; [.D412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date" office:date-value="2021-07-22" calcext:value-type="date">
            <text:p>22.07.2021</text:p>
          </table:table-cell>
          <table:table-cell office:value-type="string" calcext:value-type="string">
            <text:p>Gniezno</text:p>
          </table:table-cell>
          <table:table-cell office:value-type="float" office:value="7040" calcext:value-type="float">
            <text:p>7040</text:p>
          </table:table-cell>
          <table:table-cell table:formula="of:=IF(OR(WEEKDAY([.B413])=7; WEEKDAY([.B413])=1); 5000; 12000)" office:value-type="float" office:value="12000" calcext:value-type="float">
            <text:p>12000</text:p>
          </table:table-cell>
          <table:table-cell table:formula="of:=IF([.B412]&lt;&gt;[.B413]; IF([.F412]+[.E413]-[.D413]&gt;0;[.F412]+[.E413]-[.D413]; [.F412]+[.E413] ); IF([.F412]-[.D413]&gt;0; [.F412]-[.D413]; [.F412]))" office:value-type="float" office:value="7320" calcext:value-type="float">
            <text:p>7320</text:p>
          </table:table-cell>
          <table:table-cell table:formula="of:=IF([.F412]-[.D413]&gt;0; 0; IF([.B413]-[.B412]&lt;&gt;0; IF([.F412]-[.D413]+[.E413]&lt;0; 1; 0); 1))" office:value-type="float" office:value="0" calcext:value-type="float">
            <text:p>0</text:p>
          </table:table-cell>
          <table:table-cell table:formula="of:=IF([.G413]=1; [.D413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date" office:date-value="2021-07-23" calcext:value-type="date">
            <text:p>23.07.2021</text:p>
          </table:table-cell>
          <table:table-cell office:value-type="string" calcext:value-type="string">
            <text:p>Malbork</text:p>
          </table:table-cell>
          <table:table-cell office:value-type="float" office:value="2470" calcext:value-type="float">
            <text:p>2470</text:p>
          </table:table-cell>
          <table:table-cell table:formula="of:=IF(OR(WEEKDAY([.B414])=7; WEEKDAY([.B414])=1); 5000; 12000)" office:value-type="float" office:value="12000" calcext:value-type="float">
            <text:p>12000</text:p>
          </table:table-cell>
          <table:table-cell table:formula="of:=IF([.B413]&lt;&gt;[.B414]; IF([.F413]+[.E414]-[.D414]&gt;0;[.F413]+[.E414]-[.D414]; [.F413]+[.E414] ); IF([.F413]-[.D414]&gt;0; [.F413]-[.D414]; [.F413]))" office:value-type="float" office:value="16850" calcext:value-type="float">
            <text:p>16850</text:p>
          </table:table-cell>
          <table:table-cell table:formula="of:=IF([.F413]-[.D414]&gt;0; 0; IF([.B414]-[.B413]&lt;&gt;0; IF([.F413]-[.D414]+[.E414]&lt;0; 1; 0); 1))" office:value-type="float" office:value="0" calcext:value-type="float">
            <text:p>0</text:p>
          </table:table-cell>
          <table:table-cell table:formula="of:=IF([.G414]=1; [.D414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date" office:date-value="2021-07-23" calcext:value-type="date">
            <text:p>23.07.2021</text:p>
          </table:table-cell>
          <table:table-cell office:value-type="string" calcext:value-type="string">
            <text:p>Ogrodzieniec</text:p>
          </table:table-cell>
          <table:table-cell office:value-type="float" office:value="8550" calcext:value-type="float">
            <text:p>8550</text:p>
          </table:table-cell>
          <table:table-cell table:formula="of:=IF(OR(WEEKDAY([.B415])=7; WEEKDAY([.B415])=1); 5000; 12000)" office:value-type="float" office:value="12000" calcext:value-type="float">
            <text:p>12000</text:p>
          </table:table-cell>
          <table:table-cell table:formula="of:=IF([.B414]&lt;&gt;[.B415]; IF([.F414]+[.E415]-[.D415]&gt;0;[.F414]+[.E415]-[.D415]; [.F414]+[.E415] ); IF([.F414]-[.D415]&gt;0; [.F414]-[.D415]; [.F414]))" office:value-type="float" office:value="8300" calcext:value-type="float">
            <text:p>8300</text:p>
          </table:table-cell>
          <table:table-cell table:formula="of:=IF([.F414]-[.D415]&gt;0; 0; IF([.B415]-[.B414]&lt;&gt;0; IF([.F414]-[.D415]+[.E415]&lt;0; 1; 0); 1))" office:value-type="float" office:value="0" calcext:value-type="float">
            <text:p>0</text:p>
          </table:table-cell>
          <table:table-cell table:formula="of:=IF([.G415]=1; [.D415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date" office:date-value="2021-07-23" calcext:value-type="date">
            <text:p>23.07.2021</text:p>
          </table:table-cell>
          <table:table-cell office:value-type="string" calcext:value-type="string">
            <text:p>Przemysl</text:p>
          </table:table-cell>
          <table:table-cell office:value-type="float" office:value="6160" calcext:value-type="float">
            <text:p>6160</text:p>
          </table:table-cell>
          <table:table-cell table:formula="of:=IF(OR(WEEKDAY([.B416])=7; WEEKDAY([.B416])=1); 5000; 12000)" office:value-type="float" office:value="12000" calcext:value-type="float">
            <text:p>12000</text:p>
          </table:table-cell>
          <table:table-cell table:formula="of:=IF([.B415]&lt;&gt;[.B416]; IF([.F415]+[.E416]-[.D416]&gt;0;[.F415]+[.E416]-[.D416]; [.F415]+[.E416] ); IF([.F415]-[.D416]&gt;0; [.F415]-[.D416]; [.F415]))" office:value-type="float" office:value="2140" calcext:value-type="float">
            <text:p>2140</text:p>
          </table:table-cell>
          <table:table-cell table:formula="of:=IF([.F415]-[.D416]&gt;0; 0; IF([.B416]-[.B415]&lt;&gt;0; IF([.F415]-[.D416]+[.E416]&lt;0; 1; 0); 1))" office:value-type="float" office:value="0" calcext:value-type="float">
            <text:p>0</text:p>
          </table:table-cell>
          <table:table-cell table:formula="of:=IF([.G416]=1; [.D416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date" office:date-value="2021-07-24" calcext:value-type="date">
            <text:p>24.07.2021</text:p>
          </table:table-cell>
          <table:table-cell office:value-type="string" calcext:value-type="string">
            <text:p>Malbork</text:p>
          </table:table-cell>
          <table:table-cell office:value-type="float" office:value="9010" calcext:value-type="float">
            <text:p>9010</text:p>
          </table:table-cell>
          <table:table-cell table:formula="of:=IF(OR(WEEKDAY([.B417])=7; WEEKDAY([.B417])=1); 5000; 12000)" office:value-type="float" office:value="5000" calcext:value-type="float">
            <text:p>5000</text:p>
          </table:table-cell>
          <table:table-cell table:formula="of:=IF([.B416]&lt;&gt;[.B417]; IF([.F416]+[.E417]-[.D417]&gt;0;[.F416]+[.E417]-[.D417]; [.F416]+[.E417] ); IF([.F416]-[.D417]&gt;0; [.F416]-[.D417]; [.F416]))" office:value-type="float" office:value="7140" calcext:value-type="float">
            <text:p>7140</text:p>
          </table:table-cell>
          <table:table-cell table:formula="of:=IF([.F416]-[.D417]&gt;0; 0; IF([.B417]-[.B416]&lt;&gt;0; IF([.F416]-[.D417]+[.E417]&lt;0; 1; 0); 1))" office:value-type="float" office:value="1" calcext:value-type="float">
            <text:p>1</text:p>
          </table:table-cell>
          <table:table-cell table:formula="of:=IF([.G417]=1; [.D417]; 0)" office:value-type="float" office:value="9010" calcext:value-type="float">
            <text:p>9010</text:p>
          </table:table-cell>
          <table:table-cell table:number-columns-repeated="4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date" office:date-value="2021-07-24" calcext:value-type="date">
            <text:p>24.07.2021</text:p>
          </table:table-cell>
          <table:table-cell office:value-type="string" calcext:value-type="string">
            <text:p>Gniezno</text:p>
          </table:table-cell>
          <table:table-cell office:value-type="float" office:value="1400" calcext:value-type="float">
            <text:p>1400</text:p>
          </table:table-cell>
          <table:table-cell table:formula="of:=IF(OR(WEEKDAY([.B418])=7; WEEKDAY([.B418])=1); 5000; 12000)" office:value-type="float" office:value="5000" calcext:value-type="float">
            <text:p>5000</text:p>
          </table:table-cell>
          <table:table-cell table:formula="of:=IF([.B417]&lt;&gt;[.B418]; IF([.F417]+[.E418]-[.D418]&gt;0;[.F417]+[.E418]-[.D418]; [.F417]+[.E418] ); IF([.F417]-[.D418]&gt;0; [.F417]-[.D418]; [.F417]))" office:value-type="float" office:value="5740" calcext:value-type="float">
            <text:p>5740</text:p>
          </table:table-cell>
          <table:table-cell table:formula="of:=IF([.F417]-[.D418]&gt;0; 0; IF([.B418]-[.B417]&lt;&gt;0; IF([.F417]-[.D418]+[.E418]&lt;0; 1; 0); 1))" office:value-type="float" office:value="0" calcext:value-type="float">
            <text:p>0</text:p>
          </table:table-cell>
          <table:table-cell table:formula="of:=IF([.G418]=1; [.D418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date" office:date-value="2021-07-24" calcext:value-type="date">
            <text:p>24.07.2021</text:p>
          </table:table-cell>
          <table:table-cell office:value-type="string" calcext:value-type="string">
            <text:p>Przemysl</text:p>
          </table:table-cell>
          <table:table-cell office:value-type="float" office:value="7730" calcext:value-type="float">
            <text:p>7730</text:p>
          </table:table-cell>
          <table:table-cell table:formula="of:=IF(OR(WEEKDAY([.B419])=7; WEEKDAY([.B419])=1); 5000; 12000)" office:value-type="float" office:value="5000" calcext:value-type="float">
            <text:p>5000</text:p>
          </table:table-cell>
          <table:table-cell table:formula="of:=IF([.B418]&lt;&gt;[.B419]; IF([.F418]+[.E419]-[.D419]&gt;0;[.F418]+[.E419]-[.D419]; [.F418]+[.E419] ); IF([.F418]-[.D419]&gt;0; [.F418]-[.D419]; [.F418]))" office:value-type="float" office:value="5740" calcext:value-type="float">
            <text:p>5740</text:p>
          </table:table-cell>
          <table:table-cell table:formula="of:=IF([.F418]-[.D419]&gt;0; 0; IF([.B419]-[.B418]&lt;&gt;0; IF([.F418]-[.D419]+[.E419]&lt;0; 1; 0); 1))" office:value-type="float" office:value="1" calcext:value-type="float">
            <text:p>1</text:p>
          </table:table-cell>
          <table:table-cell table:formula="of:=IF([.G419]=1; [.D419]; 0)" office:value-type="float" office:value="7730" calcext:value-type="float">
            <text:p>7730</text:p>
          </table:table-cell>
          <table:table-cell table:number-columns-repeated="4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date" office:date-value="2021-07-24" calcext:value-type="date">
            <text:p>24.07.2021</text:p>
          </table:table-cell>
          <table:table-cell office:value-type="string" calcext:value-type="string">
            <text:p>Ogrodzieniec</text:p>
          </table:table-cell>
          <table:table-cell office:value-type="float" office:value="8020" calcext:value-type="float">
            <text:p>8020</text:p>
          </table:table-cell>
          <table:table-cell table:formula="of:=IF(OR(WEEKDAY([.B420])=7; WEEKDAY([.B420])=1); 5000; 12000)" office:value-type="float" office:value="5000" calcext:value-type="float">
            <text:p>5000</text:p>
          </table:table-cell>
          <table:table-cell table:formula="of:=IF([.B419]&lt;&gt;[.B420]; IF([.F419]+[.E420]-[.D420]&gt;0;[.F419]+[.E420]-[.D420]; [.F419]+[.E420] ); IF([.F419]-[.D420]&gt;0; [.F419]-[.D420]; [.F419]))" office:value-type="float" office:value="5740" calcext:value-type="float">
            <text:p>5740</text:p>
          </table:table-cell>
          <table:table-cell table:formula="of:=IF([.F419]-[.D420]&gt;0; 0; IF([.B420]-[.B419]&lt;&gt;0; IF([.F419]-[.D420]+[.E420]&lt;0; 1; 0); 1))" office:value-type="float" office:value="1" calcext:value-type="float">
            <text:p>1</text:p>
          </table:table-cell>
          <table:table-cell table:formula="of:=IF([.G420]=1; [.D420]; 0)" office:value-type="float" office:value="8020" calcext:value-type="float">
            <text:p>8020</text:p>
          </table:table-cell>
          <table:table-cell table:number-columns-repeated="4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date" office:date-value="2021-07-25" calcext:value-type="date">
            <text:p>25.07.2021</text:p>
          </table:table-cell>
          <table:table-cell office:value-type="string" calcext:value-type="string">
            <text:p>Ogrodzieniec</text:p>
          </table:table-cell>
          <table:table-cell office:value-type="float" office:value="2730" calcext:value-type="float">
            <text:p>2730</text:p>
          </table:table-cell>
          <table:table-cell table:formula="of:=IF(OR(WEEKDAY([.B421])=7; WEEKDAY([.B421])=1); 5000; 12000)" office:value-type="float" office:value="5000" calcext:value-type="float">
            <text:p>5000</text:p>
          </table:table-cell>
          <table:table-cell table:formula="of:=IF([.B420]&lt;&gt;[.B421]; IF([.F420]+[.E421]-[.D421]&gt;0;[.F420]+[.E421]-[.D421]; [.F420]+[.E421] ); IF([.F420]-[.D421]&gt;0; [.F420]-[.D421]; [.F420]))" office:value-type="float" office:value="8010" calcext:value-type="float">
            <text:p>8010</text:p>
          </table:table-cell>
          <table:table-cell table:formula="of:=IF([.F420]-[.D421]&gt;0; 0; IF([.B421]-[.B420]&lt;&gt;0; IF([.F420]-[.D421]+[.E421]&lt;0; 1; 0); 1))" office:value-type="float" office:value="0" calcext:value-type="float">
            <text:p>0</text:p>
          </table:table-cell>
          <table:table-cell table:formula="of:=IF([.G421]=1; [.D421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date" office:date-value="2021-07-26" calcext:value-type="date">
            <text:p>26.07.2021</text:p>
          </table:table-cell>
          <table:table-cell office:value-type="string" calcext:value-type="string">
            <text:p>Gniezno</text:p>
          </table:table-cell>
          <table:table-cell office:value-type="float" office:value="8340" calcext:value-type="float">
            <text:p>8340</text:p>
          </table:table-cell>
          <table:table-cell table:formula="of:=IF(OR(WEEKDAY([.B422])=7; WEEKDAY([.B422])=1); 5000; 12000)" office:value-type="float" office:value="12000" calcext:value-type="float">
            <text:p>12000</text:p>
          </table:table-cell>
          <table:table-cell table:formula="of:=IF([.B421]&lt;&gt;[.B422]; IF([.F421]+[.E422]-[.D422]&gt;0;[.F421]+[.E422]-[.D422]; [.F421]+[.E422] ); IF([.F421]-[.D422]&gt;0; [.F421]-[.D422]; [.F421]))" office:value-type="float" office:value="11670" calcext:value-type="float">
            <text:p>11670</text:p>
          </table:table-cell>
          <table:table-cell table:formula="of:=IF([.F421]-[.D422]&gt;0; 0; IF([.B422]-[.B421]&lt;&gt;0; IF([.F421]-[.D422]+[.E422]&lt;0; 1; 0); 1))" office:value-type="float" office:value="0" calcext:value-type="float">
            <text:p>0</text:p>
          </table:table-cell>
          <table:table-cell table:formula="of:=IF([.G422]=1; [.D422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date" office:date-value="2021-07-27" calcext:value-type="date">
            <text:p>27.07.2021</text:p>
          </table:table-cell>
          <table:table-cell office:value-type="string" calcext:value-type="string">
            <text:p>Przemysl</text:p>
          </table:table-cell>
          <table:table-cell office:value-type="float" office:value="850" calcext:value-type="float">
            <text:p>850</text:p>
          </table:table-cell>
          <table:table-cell table:formula="of:=IF(OR(WEEKDAY([.B423])=7; WEEKDAY([.B423])=1); 5000; 12000)" office:value-type="float" office:value="12000" calcext:value-type="float">
            <text:p>12000</text:p>
          </table:table-cell>
          <table:table-cell table:formula="of:=IF([.B422]&lt;&gt;[.B423]; IF([.F422]+[.E423]-[.D423]&gt;0;[.F422]+[.E423]-[.D423]; [.F422]+[.E423] ); IF([.F422]-[.D423]&gt;0; [.F422]-[.D423]; [.F422]))" office:value-type="float" office:value="22820" calcext:value-type="float">
            <text:p>22820</text:p>
          </table:table-cell>
          <table:table-cell table:formula="of:=IF([.F422]-[.D423]&gt;0; 0; IF([.B423]-[.B422]&lt;&gt;0; IF([.F422]-[.D423]+[.E423]&lt;0; 1; 0); 1))" office:value-type="float" office:value="0" calcext:value-type="float">
            <text:p>0</text:p>
          </table:table-cell>
          <table:table-cell table:formula="of:=IF([.G423]=1; [.D423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date" office:date-value="2021-07-27" calcext:value-type="date">
            <text:p>27.07.2021</text:p>
          </table:table-cell>
          <table:table-cell office:value-type="string" calcext:value-type="string">
            <text:p>Malbork</text:p>
          </table:table-cell>
          <table:table-cell office:value-type="float" office:value="8740" calcext:value-type="float">
            <text:p>8740</text:p>
          </table:table-cell>
          <table:table-cell table:formula="of:=IF(OR(WEEKDAY([.B424])=7; WEEKDAY([.B424])=1); 5000; 12000)" office:value-type="float" office:value="12000" calcext:value-type="float">
            <text:p>12000</text:p>
          </table:table-cell>
          <table:table-cell table:formula="of:=IF([.B423]&lt;&gt;[.B424]; IF([.F423]+[.E424]-[.D424]&gt;0;[.F423]+[.E424]-[.D424]; [.F423]+[.E424] ); IF([.F423]-[.D424]&gt;0; [.F423]-[.D424]; [.F423]))" office:value-type="float" office:value="14080" calcext:value-type="float">
            <text:p>14080</text:p>
          </table:table-cell>
          <table:table-cell table:formula="of:=IF([.F423]-[.D424]&gt;0; 0; IF([.B424]-[.B423]&lt;&gt;0; IF([.F423]-[.D424]+[.E424]&lt;0; 1; 0); 1))" office:value-type="float" office:value="0" calcext:value-type="float">
            <text:p>0</text:p>
          </table:table-cell>
          <table:table-cell table:formula="of:=IF([.G424]=1; [.D424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date" office:date-value="2021-07-28" calcext:value-type="date">
            <text:p>28.07.2021</text:p>
          </table:table-cell>
          <table:table-cell office:value-type="string" calcext:value-type="string">
            <text:p>Przemysl</text:p>
          </table:table-cell>
          <table:table-cell office:value-type="float" office:value="6720" calcext:value-type="float">
            <text:p>6720</text:p>
          </table:table-cell>
          <table:table-cell table:formula="of:=IF(OR(WEEKDAY([.B425])=7; WEEKDAY([.B425])=1); 5000; 12000)" office:value-type="float" office:value="12000" calcext:value-type="float">
            <text:p>12000</text:p>
          </table:table-cell>
          <table:table-cell table:formula="of:=IF([.B424]&lt;&gt;[.B425]; IF([.F424]+[.E425]-[.D425]&gt;0;[.F424]+[.E425]-[.D425]; [.F424]+[.E425] ); IF([.F424]-[.D425]&gt;0; [.F424]-[.D425]; [.F424]))" office:value-type="float" office:value="19360" calcext:value-type="float">
            <text:p>19360</text:p>
          </table:table-cell>
          <table:table-cell table:formula="of:=IF([.F424]-[.D425]&gt;0; 0; IF([.B425]-[.B424]&lt;&gt;0; IF([.F424]-[.D425]+[.E425]&lt;0; 1; 0); 1))" office:value-type="float" office:value="0" calcext:value-type="float">
            <text:p>0</text:p>
          </table:table-cell>
          <table:table-cell table:formula="of:=IF([.G425]=1; [.D425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date" office:date-value="2021-07-28" calcext:value-type="date">
            <text:p>28.07.2021</text:p>
          </table:table-cell>
          <table:table-cell office:value-type="string" calcext:value-type="string">
            <text:p>Ogrodzieniec</text:p>
          </table:table-cell>
          <table:table-cell office:value-type="float" office:value="780" calcext:value-type="float">
            <text:p>780</text:p>
          </table:table-cell>
          <table:table-cell table:formula="of:=IF(OR(WEEKDAY([.B426])=7; WEEKDAY([.B426])=1); 5000; 12000)" office:value-type="float" office:value="12000" calcext:value-type="float">
            <text:p>12000</text:p>
          </table:table-cell>
          <table:table-cell table:formula="of:=IF([.B425]&lt;&gt;[.B426]; IF([.F425]+[.E426]-[.D426]&gt;0;[.F425]+[.E426]-[.D426]; [.F425]+[.E426] ); IF([.F425]-[.D426]&gt;0; [.F425]-[.D426]; [.F425]))" office:value-type="float" office:value="18580" calcext:value-type="float">
            <text:p>18580</text:p>
          </table:table-cell>
          <table:table-cell table:formula="of:=IF([.F425]-[.D426]&gt;0; 0; IF([.B426]-[.B425]&lt;&gt;0; IF([.F425]-[.D426]+[.E426]&lt;0; 1; 0); 1))" office:value-type="float" office:value="0" calcext:value-type="float">
            <text:p>0</text:p>
          </table:table-cell>
          <table:table-cell table:formula="of:=IF([.G426]=1; [.D426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date" office:date-value="2021-07-28" calcext:value-type="date">
            <text:p>28.07.2021</text:p>
          </table:table-cell>
          <table:table-cell office:value-type="string" calcext:value-type="string">
            <text:p>Malbork</text:p>
          </table:table-cell>
          <table:table-cell office:value-type="float" office:value="1020" calcext:value-type="float">
            <text:p>1020</text:p>
          </table:table-cell>
          <table:table-cell table:formula="of:=IF(OR(WEEKDAY([.B427])=7; WEEKDAY([.B427])=1); 5000; 12000)" office:value-type="float" office:value="12000" calcext:value-type="float">
            <text:p>12000</text:p>
          </table:table-cell>
          <table:table-cell table:formula="of:=IF([.B426]&lt;&gt;[.B427]; IF([.F426]+[.E427]-[.D427]&gt;0;[.F426]+[.E427]-[.D427]; [.F426]+[.E427] ); IF([.F426]-[.D427]&gt;0; [.F426]-[.D427]; [.F426]))" office:value-type="float" office:value="17560" calcext:value-type="float">
            <text:p>17560</text:p>
          </table:table-cell>
          <table:table-cell table:formula="of:=IF([.F426]-[.D427]&gt;0; 0; IF([.B427]-[.B426]&lt;&gt;0; IF([.F426]-[.D427]+[.E427]&lt;0; 1; 0); 1))" office:value-type="float" office:value="0" calcext:value-type="float">
            <text:p>0</text:p>
          </table:table-cell>
          <table:table-cell table:formula="of:=IF([.G427]=1; [.D427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date" office:date-value="2021-07-29" calcext:value-type="date">
            <text:p>29.07.2021</text:p>
          </table:table-cell>
          <table:table-cell office:value-type="string" calcext:value-type="string">
            <text:p>Przemysl</text:p>
          </table:table-cell>
          <table:table-cell office:value-type="float" office:value="4870" calcext:value-type="float">
            <text:p>4870</text:p>
          </table:table-cell>
          <table:table-cell table:formula="of:=IF(OR(WEEKDAY([.B428])=7; WEEKDAY([.B428])=1); 5000; 12000)" office:value-type="float" office:value="12000" calcext:value-type="float">
            <text:p>12000</text:p>
          </table:table-cell>
          <table:table-cell table:formula="of:=IF([.B427]&lt;&gt;[.B428]; IF([.F427]+[.E428]-[.D428]&gt;0;[.F427]+[.E428]-[.D428]; [.F427]+[.E428] ); IF([.F427]-[.D428]&gt;0; [.F427]-[.D428]; [.F427]))" office:value-type="float" office:value="24690" calcext:value-type="float">
            <text:p>24690</text:p>
          </table:table-cell>
          <table:table-cell table:formula="of:=IF([.F427]-[.D428]&gt;0; 0; IF([.B428]-[.B427]&lt;&gt;0; IF([.F427]-[.D428]+[.E428]&lt;0; 1; 0); 1))" office:value-type="float" office:value="0" calcext:value-type="float">
            <text:p>0</text:p>
          </table:table-cell>
          <table:table-cell table:formula="of:=IF([.G428]=1; [.D428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date" office:date-value="2021-07-29" calcext:value-type="date">
            <text:p>29.07.2021</text:p>
          </table:table-cell>
          <table:table-cell office:value-type="string" calcext:value-type="string">
            <text:p>Gniezno</text:p>
          </table:table-cell>
          <table:table-cell office:value-type="float" office:value="7250" calcext:value-type="float">
            <text:p>7250</text:p>
          </table:table-cell>
          <table:table-cell table:formula="of:=IF(OR(WEEKDAY([.B429])=7; WEEKDAY([.B429])=1); 5000; 12000)" office:value-type="float" office:value="12000" calcext:value-type="float">
            <text:p>12000</text:p>
          </table:table-cell>
          <table:table-cell table:formula="of:=IF([.B428]&lt;&gt;[.B429]; IF([.F428]+[.E429]-[.D429]&gt;0;[.F428]+[.E429]-[.D429]; [.F428]+[.E429] ); IF([.F428]-[.D429]&gt;0; [.F428]-[.D429]; [.F428]))" office:value-type="float" office:value="17440" calcext:value-type="float">
            <text:p>17440</text:p>
          </table:table-cell>
          <table:table-cell table:formula="of:=IF([.F428]-[.D429]&gt;0; 0; IF([.B429]-[.B428]&lt;&gt;0; IF([.F428]-[.D429]+[.E429]&lt;0; 1; 0); 1))" office:value-type="float" office:value="0" calcext:value-type="float">
            <text:p>0</text:p>
          </table:table-cell>
          <table:table-cell table:formula="of:=IF([.G429]=1; [.D429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date" office:date-value="2021-07-29" calcext:value-type="date">
            <text:p>29.07.2021</text:p>
          </table:table-cell>
          <table:table-cell office:value-type="string" calcext:value-type="string">
            <text:p>Ogrodzieniec</text:p>
          </table:table-cell>
          <table:table-cell office:value-type="float" office:value="330" calcext:value-type="float">
            <text:p>330</text:p>
          </table:table-cell>
          <table:table-cell table:formula="of:=IF(OR(WEEKDAY([.B430])=7; WEEKDAY([.B430])=1); 5000; 12000)" office:value-type="float" office:value="12000" calcext:value-type="float">
            <text:p>12000</text:p>
          </table:table-cell>
          <table:table-cell table:formula="of:=IF([.B429]&lt;&gt;[.B430]; IF([.F429]+[.E430]-[.D430]&gt;0;[.F429]+[.E430]-[.D430]; [.F429]+[.E430] ); IF([.F429]-[.D430]&gt;0; [.F429]-[.D430]; [.F429]))" office:value-type="float" office:value="17110" calcext:value-type="float">
            <text:p>17110</text:p>
          </table:table-cell>
          <table:table-cell table:formula="of:=IF([.F429]-[.D430]&gt;0; 0; IF([.B430]-[.B429]&lt;&gt;0; IF([.F429]-[.D430]+[.E430]&lt;0; 1; 0); 1))" office:value-type="float" office:value="0" calcext:value-type="float">
            <text:p>0</text:p>
          </table:table-cell>
          <table:table-cell table:formula="of:=IF([.G430]=1; [.D430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date" office:date-value="2021-07-30" calcext:value-type="date">
            <text:p>30.07.2021</text:p>
          </table:table-cell>
          <table:table-cell office:value-type="string" calcext:value-type="string">
            <text:p>Przemysl</text:p>
          </table:table-cell>
          <table:table-cell office:value-type="float" office:value="3290" calcext:value-type="float">
            <text:p>3290</text:p>
          </table:table-cell>
          <table:table-cell table:formula="of:=IF(OR(WEEKDAY([.B431])=7; WEEKDAY([.B431])=1); 5000; 12000)" office:value-type="float" office:value="12000" calcext:value-type="float">
            <text:p>12000</text:p>
          </table:table-cell>
          <table:table-cell table:formula="of:=IF([.B430]&lt;&gt;[.B431]; IF([.F430]+[.E431]-[.D431]&gt;0;[.F430]+[.E431]-[.D431]; [.F430]+[.E431] ); IF([.F430]-[.D431]&gt;0; [.F430]-[.D431]; [.F430]))" office:value-type="float" office:value="25820" calcext:value-type="float">
            <text:p>25820</text:p>
          </table:table-cell>
          <table:table-cell table:formula="of:=IF([.F430]-[.D431]&gt;0; 0; IF([.B431]-[.B430]&lt;&gt;0; IF([.F430]-[.D431]+[.E431]&lt;0; 1; 0); 1))" office:value-type="float" office:value="0" calcext:value-type="float">
            <text:p>0</text:p>
          </table:table-cell>
          <table:table-cell table:formula="of:=IF([.G431]=1; [.D431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date" office:date-value="2021-07-30" calcext:value-type="date">
            <text:p>30.07.2021</text:p>
          </table:table-cell>
          <table:table-cell office:value-type="string" calcext:value-type="string">
            <text:p>Gniezno</text:p>
          </table:table-cell>
          <table:table-cell office:value-type="float" office:value="3820" calcext:value-type="float">
            <text:p>3820</text:p>
          </table:table-cell>
          <table:table-cell table:formula="of:=IF(OR(WEEKDAY([.B432])=7; WEEKDAY([.B432])=1); 5000; 12000)" office:value-type="float" office:value="12000" calcext:value-type="float">
            <text:p>12000</text:p>
          </table:table-cell>
          <table:table-cell table:formula="of:=IF([.B431]&lt;&gt;[.B432]; IF([.F431]+[.E432]-[.D432]&gt;0;[.F431]+[.E432]-[.D432]; [.F431]+[.E432] ); IF([.F431]-[.D432]&gt;0; [.F431]-[.D432]; [.F431]))" office:value-type="float" office:value="22000" calcext:value-type="float">
            <text:p>22000</text:p>
          </table:table-cell>
          <table:table-cell table:formula="of:=IF([.F431]-[.D432]&gt;0; 0; IF([.B432]-[.B431]&lt;&gt;0; IF([.F431]-[.D432]+[.E432]&lt;0; 1; 0); 1))" office:value-type="float" office:value="0" calcext:value-type="float">
            <text:p>0</text:p>
          </table:table-cell>
          <table:table-cell table:formula="of:=IF([.G432]=1; [.D432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date" office:date-value="2021-07-30" calcext:value-type="date">
            <text:p>30.07.2021</text:p>
          </table:table-cell>
          <table:table-cell office:value-type="string" calcext:value-type="string">
            <text:p>Ogrodzieniec</text:p>
          </table:table-cell>
          <table:table-cell office:value-type="float" office:value="5660" calcext:value-type="float">
            <text:p>5660</text:p>
          </table:table-cell>
          <table:table-cell table:formula="of:=IF(OR(WEEKDAY([.B433])=7; WEEKDAY([.B433])=1); 5000; 12000)" office:value-type="float" office:value="12000" calcext:value-type="float">
            <text:p>12000</text:p>
          </table:table-cell>
          <table:table-cell table:formula="of:=IF([.B432]&lt;&gt;[.B433]; IF([.F432]+[.E433]-[.D433]&gt;0;[.F432]+[.E433]-[.D433]; [.F432]+[.E433] ); IF([.F432]-[.D433]&gt;0; [.F432]-[.D433]; [.F432]))" office:value-type="float" office:value="16340" calcext:value-type="float">
            <text:p>16340</text:p>
          </table:table-cell>
          <table:table-cell table:formula="of:=IF([.F432]-[.D433]&gt;0; 0; IF([.B433]-[.B432]&lt;&gt;0; IF([.F432]-[.D433]+[.E433]&lt;0; 1; 0); 1))" office:value-type="float" office:value="0" calcext:value-type="float">
            <text:p>0</text:p>
          </table:table-cell>
          <table:table-cell table:formula="of:=IF([.G433]=1; [.D433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date" office:date-value="2021-07-31" calcext:value-type="date">
            <text:p>31.07.2021</text:p>
          </table:table-cell>
          <table:table-cell office:value-type="string" calcext:value-type="string">
            <text:p>Ogrodzieniec</text:p>
          </table:table-cell>
          <table:table-cell office:value-type="float" office:value="4200" calcext:value-type="float">
            <text:p>4200</text:p>
          </table:table-cell>
          <table:table-cell table:formula="of:=IF(OR(WEEKDAY([.B434])=7; WEEKDAY([.B434])=1); 5000; 12000)" office:value-type="float" office:value="5000" calcext:value-type="float">
            <text:p>5000</text:p>
          </table:table-cell>
          <table:table-cell table:formula="of:=IF([.B433]&lt;&gt;[.B434]; IF([.F433]+[.E434]-[.D434]&gt;0;[.F433]+[.E434]-[.D434]; [.F433]+[.E434] ); IF([.F433]-[.D434]&gt;0; [.F433]-[.D434]; [.F433]))" office:value-type="float" office:value="17140" calcext:value-type="float">
            <text:p>17140</text:p>
          </table:table-cell>
          <table:table-cell table:formula="of:=IF([.F433]-[.D434]&gt;0; 0; IF([.B434]-[.B433]&lt;&gt;0; IF([.F433]-[.D434]+[.E434]&lt;0; 1; 0); 1))" office:value-type="float" office:value="0" calcext:value-type="float">
            <text:p>0</text:p>
          </table:table-cell>
          <table:table-cell table:formula="of:=IF([.G434]=1; [.D434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date" office:date-value="2021-07-31" calcext:value-type="date">
            <text:p>31.07.2021</text:p>
          </table:table-cell>
          <table:table-cell office:value-type="string" calcext:value-type="string">
            <text:p>Malbork</text:p>
          </table:table-cell>
          <table:table-cell office:value-type="float" office:value="5870" calcext:value-type="float">
            <text:p>5870</text:p>
          </table:table-cell>
          <table:table-cell table:formula="of:=IF(OR(WEEKDAY([.B435])=7; WEEKDAY([.B435])=1); 5000; 12000)" office:value-type="float" office:value="5000" calcext:value-type="float">
            <text:p>5000</text:p>
          </table:table-cell>
          <table:table-cell table:formula="of:=IF([.B434]&lt;&gt;[.B435]; IF([.F434]+[.E435]-[.D435]&gt;0;[.F434]+[.E435]-[.D435]; [.F434]+[.E435] ); IF([.F434]-[.D435]&gt;0; [.F434]-[.D435]; [.F434]))" office:value-type="float" office:value="11270" calcext:value-type="float">
            <text:p>11270</text:p>
          </table:table-cell>
          <table:table-cell table:formula="of:=IF([.F434]-[.D435]&gt;0; 0; IF([.B435]-[.B434]&lt;&gt;0; IF([.F434]-[.D435]+[.E435]&lt;0; 1; 0); 1))" office:value-type="float" office:value="0" calcext:value-type="float">
            <text:p>0</text:p>
          </table:table-cell>
          <table:table-cell table:formula="of:=IF([.G435]=1; [.D435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date" office:date-value="2021-07-31" calcext:value-type="date">
            <text:p>31.07.2021</text:p>
          </table:table-cell>
          <table:table-cell office:value-type="string" calcext:value-type="string">
            <text:p>Gniezno</text:p>
          </table:table-cell>
          <table:table-cell office:value-type="float" office:value="1670" calcext:value-type="float">
            <text:p>1670</text:p>
          </table:table-cell>
          <table:table-cell table:formula="of:=IF(OR(WEEKDAY([.B436])=7; WEEKDAY([.B436])=1); 5000; 12000)" office:value-type="float" office:value="5000" calcext:value-type="float">
            <text:p>5000</text:p>
          </table:table-cell>
          <table:table-cell table:formula="of:=IF([.B435]&lt;&gt;[.B436]; IF([.F435]+[.E436]-[.D436]&gt;0;[.F435]+[.E436]-[.D436]; [.F435]+[.E436] ); IF([.F435]-[.D436]&gt;0; [.F435]-[.D436]; [.F435]))" office:value-type="float" office:value="9600" calcext:value-type="float">
            <text:p>9600</text:p>
          </table:table-cell>
          <table:table-cell table:formula="of:=IF([.F435]-[.D436]&gt;0; 0; IF([.B436]-[.B435]&lt;&gt;0; IF([.F435]-[.D436]+[.E436]&lt;0; 1; 0); 1))" office:value-type="float" office:value="0" calcext:value-type="float">
            <text:p>0</text:p>
          </table:table-cell>
          <table:table-cell table:formula="of:=IF([.G436]=1; [.D436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date" office:date-value="2021-07-31" calcext:value-type="date">
            <text:p>31.07.2021</text:p>
          </table:table-cell>
          <table:table-cell office:value-type="string" calcext:value-type="string">
            <text:p>Przemysl</text:p>
          </table:table-cell>
          <table:table-cell office:value-type="float" office:value="3960" calcext:value-type="float">
            <text:p>3960</text:p>
          </table:table-cell>
          <table:table-cell table:formula="of:=IF(OR(WEEKDAY([.B437])=7; WEEKDAY([.B437])=1); 5000; 12000)" office:value-type="float" office:value="5000" calcext:value-type="float">
            <text:p>5000</text:p>
          </table:table-cell>
          <table:table-cell table:formula="of:=IF([.B436]&lt;&gt;[.B437]; IF([.F436]+[.E437]-[.D437]&gt;0;[.F436]+[.E437]-[.D437]; [.F436]+[.E437] ); IF([.F436]-[.D437]&gt;0; [.F436]-[.D437]; [.F436]))" office:value-type="float" office:value="5640" calcext:value-type="float">
            <text:p>5640</text:p>
          </table:table-cell>
          <table:table-cell table:formula="of:=IF([.F436]-[.D437]&gt;0; 0; IF([.B437]-[.B436]&lt;&gt;0; IF([.F436]-[.D437]+[.E437]&lt;0; 1; 0); 1))" office:value-type="float" office:value="0" calcext:value-type="float">
            <text:p>0</text:p>
          </table:table-cell>
          <table:table-cell table:formula="of:=IF([.G437]=1; [.D437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date" office:date-value="2021-08-01" calcext:value-type="date">
            <text:p>1.08.2021</text:p>
          </table:table-cell>
          <table:table-cell office:value-type="string" calcext:value-type="string">
            <text:p>Ogrodzieniec</text:p>
          </table:table-cell>
          <table:table-cell office:value-type="float" office:value="4200" calcext:value-type="float">
            <text:p>4200</text:p>
          </table:table-cell>
          <table:table-cell table:formula="of:=IF(OR(WEEKDAY([.B438])=7; WEEKDAY([.B438])=1); 5000; 12000)" office:value-type="float" office:value="5000" calcext:value-type="float">
            <text:p>5000</text:p>
          </table:table-cell>
          <table:table-cell table:formula="of:=IF([.B437]&lt;&gt;[.B438]; IF([.F437]+[.E438]-[.D438]&gt;0;[.F437]+[.E438]-[.D438]; [.F437]+[.E438] ); IF([.F437]-[.D438]&gt;0; [.F437]-[.D438]; [.F437]))" office:value-type="float" office:value="6440" calcext:value-type="float">
            <text:p>6440</text:p>
          </table:table-cell>
          <table:table-cell table:formula="of:=IF([.F437]-[.D438]&gt;0; 0; IF([.B438]-[.B437]&lt;&gt;0; IF([.F437]-[.D438]+[.E438]&lt;0; 1; 0); 1))" office:value-type="float" office:value="0" calcext:value-type="float">
            <text:p>0</text:p>
          </table:table-cell>
          <table:table-cell table:formula="of:=IF([.G438]=1; [.D438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date" office:date-value="2021-08-02" calcext:value-type="date">
            <text:p>2.08.2021</text:p>
          </table:table-cell>
          <table:table-cell office:value-type="string" calcext:value-type="string">
            <text:p>Malbork</text:p>
          </table:table-cell>
          <table:table-cell office:value-type="float" office:value="7980" calcext:value-type="float">
            <text:p>7980</text:p>
          </table:table-cell>
          <table:table-cell table:formula="of:=IF(OR(WEEKDAY([.B439])=7; WEEKDAY([.B439])=1); 5000; 12000)" office:value-type="float" office:value="12000" calcext:value-type="float">
            <text:p>12000</text:p>
          </table:table-cell>
          <table:table-cell table:formula="of:=IF([.B438]&lt;&gt;[.B439]; IF([.F438]+[.E439]-[.D439]&gt;0;[.F438]+[.E439]-[.D439]; [.F438]+[.E439] ); IF([.F438]-[.D439]&gt;0; [.F438]-[.D439]; [.F438]))" office:value-type="float" office:value="10460" calcext:value-type="float">
            <text:p>10460</text:p>
          </table:table-cell>
          <table:table-cell table:formula="of:=IF([.F438]-[.D439]&gt;0; 0; IF([.B439]-[.B438]&lt;&gt;0; IF([.F438]-[.D439]+[.E439]&lt;0; 1; 0); 1))" office:value-type="float" office:value="0" calcext:value-type="float">
            <text:p>0</text:p>
          </table:table-cell>
          <table:table-cell table:formula="of:=IF([.G439]=1; [.D439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date" office:date-value="2021-08-02" calcext:value-type="date">
            <text:p>2.08.2021</text:p>
          </table:table-cell>
          <table:table-cell office:value-type="string" calcext:value-type="string">
            <text:p>Ogrodzieniec</text:p>
          </table:table-cell>
          <table:table-cell office:value-type="float" office:value="6110" calcext:value-type="float">
            <text:p>6110</text:p>
          </table:table-cell>
          <table:table-cell table:formula="of:=IF(OR(WEEKDAY([.B440])=7; WEEKDAY([.B440])=1); 5000; 12000)" office:value-type="float" office:value="12000" calcext:value-type="float">
            <text:p>12000</text:p>
          </table:table-cell>
          <table:table-cell table:formula="of:=IF([.B439]&lt;&gt;[.B440]; IF([.F439]+[.E440]-[.D440]&gt;0;[.F439]+[.E440]-[.D440]; [.F439]+[.E440] ); IF([.F439]-[.D440]&gt;0; [.F439]-[.D440]; [.F439]))" office:value-type="float" office:value="4350" calcext:value-type="float">
            <text:p>4350</text:p>
          </table:table-cell>
          <table:table-cell table:formula="of:=IF([.F439]-[.D440]&gt;0; 0; IF([.B440]-[.B439]&lt;&gt;0; IF([.F439]-[.D440]+[.E440]&lt;0; 1; 0); 1))" office:value-type="float" office:value="0" calcext:value-type="float">
            <text:p>0</text:p>
          </table:table-cell>
          <table:table-cell table:formula="of:=IF([.G440]=1; [.D440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date" office:date-value="2021-08-03" calcext:value-type="date">
            <text:p>3.08.2021</text:p>
          </table:table-cell>
          <table:table-cell office:value-type="string" calcext:value-type="string">
            <text:p>Malbork</text:p>
          </table:table-cell>
          <table:table-cell office:value-type="float" office:value="7750" calcext:value-type="float">
            <text:p>7750</text:p>
          </table:table-cell>
          <table:table-cell table:formula="of:=IF(OR(WEEKDAY([.B441])=7; WEEKDAY([.B441])=1); 5000; 12000)" office:value-type="float" office:value="12000" calcext:value-type="float">
            <text:p>12000</text:p>
          </table:table-cell>
          <table:table-cell table:formula="of:=IF([.B440]&lt;&gt;[.B441]; IF([.F440]+[.E441]-[.D441]&gt;0;[.F440]+[.E441]-[.D441]; [.F440]+[.E441] ); IF([.F440]-[.D441]&gt;0; [.F440]-[.D441]; [.F440]))" office:value-type="float" office:value="8600" calcext:value-type="float">
            <text:p>8600</text:p>
          </table:table-cell>
          <table:table-cell table:formula="of:=IF([.F440]-[.D441]&gt;0; 0; IF([.B441]-[.B440]&lt;&gt;0; IF([.F440]-[.D441]+[.E441]&lt;0; 1; 0); 1))" office:value-type="float" office:value="0" calcext:value-type="float">
            <text:p>0</text:p>
          </table:table-cell>
          <table:table-cell table:formula="of:=IF([.G441]=1; [.D441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date" office:date-value="2021-08-03" calcext:value-type="date">
            <text:p>3.08.2021</text:p>
          </table:table-cell>
          <table:table-cell office:value-type="string" calcext:value-type="string">
            <text:p>Przemysl</text:p>
          </table:table-cell>
          <table:table-cell office:value-type="float" office:value="7450" calcext:value-type="float">
            <text:p>7450</text:p>
          </table:table-cell>
          <table:table-cell table:formula="of:=IF(OR(WEEKDAY([.B442])=7; WEEKDAY([.B442])=1); 5000; 12000)" office:value-type="float" office:value="12000" calcext:value-type="float">
            <text:p>12000</text:p>
          </table:table-cell>
          <table:table-cell table:formula="of:=IF([.B441]&lt;&gt;[.B442]; IF([.F441]+[.E442]-[.D442]&gt;0;[.F441]+[.E442]-[.D442]; [.F441]+[.E442] ); IF([.F441]-[.D442]&gt;0; [.F441]-[.D442]; [.F441]))" office:value-type="float" office:value="1150" calcext:value-type="float">
            <text:p>1150</text:p>
          </table:table-cell>
          <table:table-cell table:formula="of:=IF([.F441]-[.D442]&gt;0; 0; IF([.B442]-[.B441]&lt;&gt;0; IF([.F441]-[.D442]+[.E442]&lt;0; 1; 0); 1))" office:value-type="float" office:value="0" calcext:value-type="float">
            <text:p>0</text:p>
          </table:table-cell>
          <table:table-cell table:formula="of:=IF([.G442]=1; [.D442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date" office:date-value="2021-08-04" calcext:value-type="date">
            <text:p>4.08.2021</text:p>
          </table:table-cell>
          <table:table-cell office:value-type="string" calcext:value-type="string">
            <text:p>Gniezno</text:p>
          </table:table-cell>
          <table:table-cell office:value-type="float" office:value="3400" calcext:value-type="float">
            <text:p>3400</text:p>
          </table:table-cell>
          <table:table-cell table:formula="of:=IF(OR(WEEKDAY([.B443])=7; WEEKDAY([.B443])=1); 5000; 12000)" office:value-type="float" office:value="12000" calcext:value-type="float">
            <text:p>12000</text:p>
          </table:table-cell>
          <table:table-cell table:formula="of:=IF([.B442]&lt;&gt;[.B443]; IF([.F442]+[.E443]-[.D443]&gt;0;[.F442]+[.E443]-[.D443]; [.F442]+[.E443] ); IF([.F442]-[.D443]&gt;0; [.F442]-[.D443]; [.F442]))" office:value-type="float" office:value="9750" calcext:value-type="float">
            <text:p>9750</text:p>
          </table:table-cell>
          <table:table-cell table:formula="of:=IF([.F442]-[.D443]&gt;0; 0; IF([.B443]-[.B442]&lt;&gt;0; IF([.F442]-[.D443]+[.E443]&lt;0; 1; 0); 1))" office:value-type="float" office:value="0" calcext:value-type="float">
            <text:p>0</text:p>
          </table:table-cell>
          <table:table-cell table:formula="of:=IF([.G443]=1; [.D443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date" office:date-value="2021-08-04" calcext:value-type="date">
            <text:p>4.08.2021</text:p>
          </table:table-cell>
          <table:table-cell office:value-type="string" calcext:value-type="string">
            <text:p>Malbork</text:p>
          </table:table-cell>
          <table:table-cell office:value-type="float" office:value="8560" calcext:value-type="float">
            <text:p>8560</text:p>
          </table:table-cell>
          <table:table-cell table:formula="of:=IF(OR(WEEKDAY([.B444])=7; WEEKDAY([.B444])=1); 5000; 12000)" office:value-type="float" office:value="12000" calcext:value-type="float">
            <text:p>12000</text:p>
          </table:table-cell>
          <table:table-cell table:formula="of:=IF([.B443]&lt;&gt;[.B444]; IF([.F443]+[.E444]-[.D444]&gt;0;[.F443]+[.E444]-[.D444]; [.F443]+[.E444] ); IF([.F443]-[.D444]&gt;0; [.F443]-[.D444]; [.F443]))" office:value-type="float" office:value="1190" calcext:value-type="float">
            <text:p>1190</text:p>
          </table:table-cell>
          <table:table-cell table:formula="of:=IF([.F443]-[.D444]&gt;0; 0; IF([.B444]-[.B443]&lt;&gt;0; IF([.F443]-[.D444]+[.E444]&lt;0; 1; 0); 1))" office:value-type="float" office:value="0" calcext:value-type="float">
            <text:p>0</text:p>
          </table:table-cell>
          <table:table-cell table:formula="of:=IF([.G444]=1; [.D444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date" office:date-value="2021-08-05" calcext:value-type="date">
            <text:p>5.08.2021</text:p>
          </table:table-cell>
          <table:table-cell office:value-type="string" calcext:value-type="string">
            <text:p>Gniezno</text:p>
          </table:table-cell>
          <table:table-cell office:value-type="float" office:value="7190" calcext:value-type="float">
            <text:p>7190</text:p>
          </table:table-cell>
          <table:table-cell table:formula="of:=IF(OR(WEEKDAY([.B445])=7; WEEKDAY([.B445])=1); 5000; 12000)" office:value-type="float" office:value="12000" calcext:value-type="float">
            <text:p>12000</text:p>
          </table:table-cell>
          <table:table-cell table:formula="of:=IF([.B444]&lt;&gt;[.B445]; IF([.F444]+[.E445]-[.D445]&gt;0;[.F444]+[.E445]-[.D445]; [.F444]+[.E445] ); IF([.F444]-[.D445]&gt;0; [.F444]-[.D445]; [.F444]))" office:value-type="float" office:value="6000" calcext:value-type="float">
            <text:p>6000</text:p>
          </table:table-cell>
          <table:table-cell table:formula="of:=IF([.F444]-[.D445]&gt;0; 0; IF([.B445]-[.B444]&lt;&gt;0; IF([.F444]-[.D445]+[.E445]&lt;0; 1; 0); 1))" office:value-type="float" office:value="0" calcext:value-type="float">
            <text:p>0</text:p>
          </table:table-cell>
          <table:table-cell table:formula="of:=IF([.G445]=1; [.D445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date" office:date-value="2021-08-06" calcext:value-type="date">
            <text:p>6.08.2021</text:p>
          </table:table-cell>
          <table:table-cell office:value-type="string" calcext:value-type="string">
            <text:p>Gniezno</text:p>
          </table:table-cell>
          <table:table-cell office:value-type="float" office:value="4590" calcext:value-type="float">
            <text:p>4590</text:p>
          </table:table-cell>
          <table:table-cell table:formula="of:=IF(OR(WEEKDAY([.B446])=7; WEEKDAY([.B446])=1); 5000; 12000)" office:value-type="float" office:value="12000" calcext:value-type="float">
            <text:p>12000</text:p>
          </table:table-cell>
          <table:table-cell table:formula="of:=IF([.B445]&lt;&gt;[.B446]; IF([.F445]+[.E446]-[.D446]&gt;0;[.F445]+[.E446]-[.D446]; [.F445]+[.E446] ); IF([.F445]-[.D446]&gt;0; [.F445]-[.D446]; [.F445]))" office:value-type="float" office:value="13410" calcext:value-type="float">
            <text:p>13410</text:p>
          </table:table-cell>
          <table:table-cell table:formula="of:=IF([.F445]-[.D446]&gt;0; 0; IF([.B446]-[.B445]&lt;&gt;0; IF([.F445]-[.D446]+[.E446]&lt;0; 1; 0); 1))" office:value-type="float" office:value="0" calcext:value-type="float">
            <text:p>0</text:p>
          </table:table-cell>
          <table:table-cell table:formula="of:=IF([.G446]=1; [.D446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date" office:date-value="2021-08-07" calcext:value-type="date">
            <text:p>7.08.2021</text:p>
          </table:table-cell>
          <table:table-cell office:value-type="string" calcext:value-type="string">
            <text:p>Malbork</text:p>
          </table:table-cell>
          <table:table-cell office:value-type="float" office:value="4050" calcext:value-type="float">
            <text:p>4050</text:p>
          </table:table-cell>
          <table:table-cell table:formula="of:=IF(OR(WEEKDAY([.B447])=7; WEEKDAY([.B447])=1); 5000; 12000)" office:value-type="float" office:value="5000" calcext:value-type="float">
            <text:p>5000</text:p>
          </table:table-cell>
          <table:table-cell table:formula="of:=IF([.B446]&lt;&gt;[.B447]; IF([.F446]+[.E447]-[.D447]&gt;0;[.F446]+[.E447]-[.D447]; [.F446]+[.E447] ); IF([.F446]-[.D447]&gt;0; [.F446]-[.D447]; [.F446]))" office:value-type="float" office:value="14360" calcext:value-type="float">
            <text:p>14360</text:p>
          </table:table-cell>
          <table:table-cell table:formula="of:=IF([.F446]-[.D447]&gt;0; 0; IF([.B447]-[.B446]&lt;&gt;0; IF([.F446]-[.D447]+[.E447]&lt;0; 1; 0); 1))" office:value-type="float" office:value="0" calcext:value-type="float">
            <text:p>0</text:p>
          </table:table-cell>
          <table:table-cell table:formula="of:=IF([.G447]=1; [.D447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date" office:date-value="2021-08-07" calcext:value-type="date">
            <text:p>7.08.2021</text:p>
          </table:table-cell>
          <table:table-cell office:value-type="string" calcext:value-type="string">
            <text:p>Przemysl</text:p>
          </table:table-cell>
          <table:table-cell office:value-type="float" office:value="4310" calcext:value-type="float">
            <text:p>4310</text:p>
          </table:table-cell>
          <table:table-cell table:formula="of:=IF(OR(WEEKDAY([.B448])=7; WEEKDAY([.B448])=1); 5000; 12000)" office:value-type="float" office:value="5000" calcext:value-type="float">
            <text:p>5000</text:p>
          </table:table-cell>
          <table:table-cell table:formula="of:=IF([.B447]&lt;&gt;[.B448]; IF([.F447]+[.E448]-[.D448]&gt;0;[.F447]+[.E448]-[.D448]; [.F447]+[.E448] ); IF([.F447]-[.D448]&gt;0; [.F447]-[.D448]; [.F447]))" office:value-type="float" office:value="10050" calcext:value-type="float">
            <text:p>10050</text:p>
          </table:table-cell>
          <table:table-cell table:formula="of:=IF([.F447]-[.D448]&gt;0; 0; IF([.B448]-[.B447]&lt;&gt;0; IF([.F447]-[.D448]+[.E448]&lt;0; 1; 0); 1))" office:value-type="float" office:value="0" calcext:value-type="float">
            <text:p>0</text:p>
          </table:table-cell>
          <table:table-cell table:formula="of:=IF([.G448]=1; [.D448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date" office:date-value="2021-08-08" calcext:value-type="date">
            <text:p>8.08.2021</text:p>
          </table:table-cell>
          <table:table-cell office:value-type="string" calcext:value-type="string">
            <text:p>Gniezno</text:p>
          </table:table-cell>
          <table:table-cell office:value-type="float" office:value="7100" calcext:value-type="float">
            <text:p>7100</text:p>
          </table:table-cell>
          <table:table-cell table:formula="of:=IF(OR(WEEKDAY([.B449])=7; WEEKDAY([.B449])=1); 5000; 12000)" office:value-type="float" office:value="5000" calcext:value-type="float">
            <text:p>5000</text:p>
          </table:table-cell>
          <table:table-cell table:formula="of:=IF([.B448]&lt;&gt;[.B449]; IF([.F448]+[.E449]-[.D449]&gt;0;[.F448]+[.E449]-[.D449]; [.F448]+[.E449] ); IF([.F448]-[.D449]&gt;0; [.F448]-[.D449]; [.F448]))" office:value-type="float" office:value="7950" calcext:value-type="float">
            <text:p>7950</text:p>
          </table:table-cell>
          <table:table-cell table:formula="of:=IF([.F448]-[.D449]&gt;0; 0; IF([.B449]-[.B448]&lt;&gt;0; IF([.F448]-[.D449]+[.E449]&lt;0; 1; 0); 1))" office:value-type="float" office:value="0" calcext:value-type="float">
            <text:p>0</text:p>
          </table:table-cell>
          <table:table-cell table:formula="of:=IF([.G449]=1; [.D449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date" office:date-value="2021-08-08" calcext:value-type="date">
            <text:p>8.08.2021</text:p>
          </table:table-cell>
          <table:table-cell office:value-type="string" calcext:value-type="string">
            <text:p>Ogrodzieniec</text:p>
          </table:table-cell>
          <table:table-cell office:value-type="float" office:value="5280" calcext:value-type="float">
            <text:p>5280</text:p>
          </table:table-cell>
          <table:table-cell table:formula="of:=IF(OR(WEEKDAY([.B450])=7; WEEKDAY([.B450])=1); 5000; 12000)" office:value-type="float" office:value="5000" calcext:value-type="float">
            <text:p>5000</text:p>
          </table:table-cell>
          <table:table-cell table:formula="of:=IF([.B449]&lt;&gt;[.B450]; IF([.F449]+[.E450]-[.D450]&gt;0;[.F449]+[.E450]-[.D450]; [.F449]+[.E450] ); IF([.F449]-[.D450]&gt;0; [.F449]-[.D450]; [.F449]))" office:value-type="float" office:value="2670" calcext:value-type="float">
            <text:p>2670</text:p>
          </table:table-cell>
          <table:table-cell table:formula="of:=IF([.F449]-[.D450]&gt;0; 0; IF([.B450]-[.B449]&lt;&gt;0; IF([.F449]-[.D450]+[.E450]&lt;0; 1; 0); 1))" office:value-type="float" office:value="0" calcext:value-type="float">
            <text:p>0</text:p>
          </table:table-cell>
          <table:table-cell table:formula="of:=IF([.G450]=1; [.D450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date" office:date-value="2021-08-08" calcext:value-type="date">
            <text:p>8.08.2021</text:p>
          </table:table-cell>
          <table:table-cell office:value-type="string" calcext:value-type="string">
            <text:p>Malbork</text:p>
          </table:table-cell>
          <table:table-cell office:value-type="float" office:value="3350" calcext:value-type="float">
            <text:p>3350</text:p>
          </table:table-cell>
          <table:table-cell table:formula="of:=IF(OR(WEEKDAY([.B451])=7; WEEKDAY([.B451])=1); 5000; 12000)" office:value-type="float" office:value="5000" calcext:value-type="float">
            <text:p>5000</text:p>
          </table:table-cell>
          <table:table-cell table:formula="of:=IF([.B450]&lt;&gt;[.B451]; IF([.F450]+[.E451]-[.D451]&gt;0;[.F450]+[.E451]-[.D451]; [.F450]+[.E451] ); IF([.F450]-[.D451]&gt;0; [.F450]-[.D451]; [.F450]))" office:value-type="float" office:value="2670" calcext:value-type="float">
            <text:p>2670</text:p>
          </table:table-cell>
          <table:table-cell table:formula="of:=IF([.F450]-[.D451]&gt;0; 0; IF([.B451]-[.B450]&lt;&gt;0; IF([.F450]-[.D451]+[.E451]&lt;0; 1; 0); 1))" office:value-type="float" office:value="1" calcext:value-type="float">
            <text:p>1</text:p>
          </table:table-cell>
          <table:table-cell table:formula="of:=IF([.G451]=1; [.D451]; 0)" office:value-type="float" office:value="3350" calcext:value-type="float">
            <text:p>3350</text:p>
          </table:table-cell>
          <table:table-cell table:number-columns-repeated="4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date" office:date-value="2021-08-09" calcext:value-type="date">
            <text:p>9.08.2021</text:p>
          </table:table-cell>
          <table:table-cell office:value-type="string" calcext:value-type="string">
            <text:p>Gniezno</text:p>
          </table:table-cell>
          <table:table-cell office:value-type="float" office:value="7820" calcext:value-type="float">
            <text:p>7820</text:p>
          </table:table-cell>
          <table:table-cell table:formula="of:=IF(OR(WEEKDAY([.B452])=7; WEEKDAY([.B452])=1); 5000; 12000)" office:value-type="float" office:value="12000" calcext:value-type="float">
            <text:p>12000</text:p>
          </table:table-cell>
          <table:table-cell table:formula="of:=IF([.B451]&lt;&gt;[.B452]; IF([.F451]+[.E452]-[.D452]&gt;0;[.F451]+[.E452]-[.D452]; [.F451]+[.E452] ); IF([.F451]-[.D452]&gt;0; [.F451]-[.D452]; [.F451]))" office:value-type="float" office:value="6850" calcext:value-type="float">
            <text:p>6850</text:p>
          </table:table-cell>
          <table:table-cell table:formula="of:=IF([.F451]-[.D452]&gt;0; 0; IF([.B452]-[.B451]&lt;&gt;0; IF([.F451]-[.D452]+[.E452]&lt;0; 1; 0); 1))" office:value-type="float" office:value="0" calcext:value-type="float">
            <text:p>0</text:p>
          </table:table-cell>
          <table:table-cell table:formula="of:=IF([.G452]=1; [.D452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date" office:date-value="2021-08-10" calcext:value-type="date">
            <text:p>10.08.2021</text:p>
          </table:table-cell>
          <table:table-cell office:value-type="string" calcext:value-type="string">
            <text:p>Gniezno</text:p>
          </table:table-cell>
          <table:table-cell office:value-type="float" office:value="7910" calcext:value-type="float">
            <text:p>7910</text:p>
          </table:table-cell>
          <table:table-cell table:formula="of:=IF(OR(WEEKDAY([.B453])=7; WEEKDAY([.B453])=1); 5000; 12000)" office:value-type="float" office:value="12000" calcext:value-type="float">
            <text:p>12000</text:p>
          </table:table-cell>
          <table:table-cell table:formula="of:=IF([.B452]&lt;&gt;[.B453]; IF([.F452]+[.E453]-[.D453]&gt;0;[.F452]+[.E453]-[.D453]; [.F452]+[.E453] ); IF([.F452]-[.D453]&gt;0; [.F452]-[.D453]; [.F452]))" office:value-type="float" office:value="10940" calcext:value-type="float">
            <text:p>10940</text:p>
          </table:table-cell>
          <table:table-cell table:formula="of:=IF([.F452]-[.D453]&gt;0; 0; IF([.B453]-[.B452]&lt;&gt;0; IF([.F452]-[.D453]+[.E453]&lt;0; 1; 0); 1))" office:value-type="float" office:value="0" calcext:value-type="float">
            <text:p>0</text:p>
          </table:table-cell>
          <table:table-cell table:formula="of:=IF([.G453]=1; [.D453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date" office:date-value="2021-08-10" calcext:value-type="date">
            <text:p>10.08.2021</text:p>
          </table:table-cell>
          <table:table-cell office:value-type="string" calcext:value-type="string">
            <text:p>Przemysl</text:p>
          </table:table-cell>
          <table:table-cell office:value-type="float" office:value="9000" calcext:value-type="float">
            <text:p>9000</text:p>
          </table:table-cell>
          <table:table-cell table:formula="of:=IF(OR(WEEKDAY([.B454])=7; WEEKDAY([.B454])=1); 5000; 12000)" office:value-type="float" office:value="12000" calcext:value-type="float">
            <text:p>12000</text:p>
          </table:table-cell>
          <table:table-cell table:formula="of:=IF([.B453]&lt;&gt;[.B454]; IF([.F453]+[.E454]-[.D454]&gt;0;[.F453]+[.E454]-[.D454]; [.F453]+[.E454] ); IF([.F453]-[.D454]&gt;0; [.F453]-[.D454]; [.F453]))" office:value-type="float" office:value="1940" calcext:value-type="float">
            <text:p>1940</text:p>
          </table:table-cell>
          <table:table-cell table:formula="of:=IF([.F453]-[.D454]&gt;0; 0; IF([.B454]-[.B453]&lt;&gt;0; IF([.F453]-[.D454]+[.E454]&lt;0; 1; 0); 1))" office:value-type="float" office:value="0" calcext:value-type="float">
            <text:p>0</text:p>
          </table:table-cell>
          <table:table-cell table:formula="of:=IF([.G454]=1; [.D454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date" office:date-value="2021-08-11" calcext:value-type="date">
            <text:p>11.08.2021</text:p>
          </table:table-cell>
          <table:table-cell office:value-type="string" calcext:value-type="string">
            <text:p>Przemysl</text:p>
          </table:table-cell>
          <table:table-cell office:value-type="float" office:value="3240" calcext:value-type="float">
            <text:p>3240</text:p>
          </table:table-cell>
          <table:table-cell table:formula="of:=IF(OR(WEEKDAY([.B455])=7; WEEKDAY([.B455])=1); 5000; 12000)" office:value-type="float" office:value="12000" calcext:value-type="float">
            <text:p>12000</text:p>
          </table:table-cell>
          <table:table-cell table:formula="of:=IF([.B454]&lt;&gt;[.B455]; IF([.F454]+[.E455]-[.D455]&gt;0;[.F454]+[.E455]-[.D455]; [.F454]+[.E455] ); IF([.F454]-[.D455]&gt;0; [.F454]-[.D455]; [.F454]))" office:value-type="float" office:value="10700" calcext:value-type="float">
            <text:p>10700</text:p>
          </table:table-cell>
          <table:table-cell table:formula="of:=IF([.F454]-[.D455]&gt;0; 0; IF([.B455]-[.B454]&lt;&gt;0; IF([.F454]-[.D455]+[.E455]&lt;0; 1; 0); 1))" office:value-type="float" office:value="0" calcext:value-type="float">
            <text:p>0</text:p>
          </table:table-cell>
          <table:table-cell table:formula="of:=IF([.G455]=1; [.D455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date" office:date-value="2021-08-11" calcext:value-type="date">
            <text:p>11.08.2021</text:p>
          </table:table-cell>
          <table:table-cell office:value-type="string" calcext:value-type="string">
            <text:p>Malbork</text:p>
          </table:table-cell>
          <table:table-cell office:value-type="float" office:value="8700" calcext:value-type="float">
            <text:p>8700</text:p>
          </table:table-cell>
          <table:table-cell table:formula="of:=IF(OR(WEEKDAY([.B456])=7; WEEKDAY([.B456])=1); 5000; 12000)" office:value-type="float" office:value="12000" calcext:value-type="float">
            <text:p>12000</text:p>
          </table:table-cell>
          <table:table-cell table:formula="of:=IF([.B455]&lt;&gt;[.B456]; IF([.F455]+[.E456]-[.D456]&gt;0;[.F455]+[.E456]-[.D456]; [.F455]+[.E456] ); IF([.F455]-[.D456]&gt;0; [.F455]-[.D456]; [.F455]))" office:value-type="float" office:value="2000" calcext:value-type="float">
            <text:p>2000</text:p>
          </table:table-cell>
          <table:table-cell table:formula="of:=IF([.F455]-[.D456]&gt;0; 0; IF([.B456]-[.B455]&lt;&gt;0; IF([.F455]-[.D456]+[.E456]&lt;0; 1; 0); 1))" office:value-type="float" office:value="0" calcext:value-type="float">
            <text:p>0</text:p>
          </table:table-cell>
          <table:table-cell table:formula="of:=IF([.G456]=1; [.D456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date" office:date-value="2021-08-11" calcext:value-type="date">
            <text:p>11.08.2021</text:p>
          </table:table-cell>
          <table:table-cell office:value-type="string" calcext:value-type="string">
            <text:p>Ogrodzieniec</text:p>
          </table:table-cell>
          <table:table-cell office:value-type="float" office:value="8110" calcext:value-type="float">
            <text:p>8110</text:p>
          </table:table-cell>
          <table:table-cell table:formula="of:=IF(OR(WEEKDAY([.B457])=7; WEEKDAY([.B457])=1); 5000; 12000)" office:value-type="float" office:value="12000" calcext:value-type="float">
            <text:p>12000</text:p>
          </table:table-cell>
          <table:table-cell table:formula="of:=IF([.B456]&lt;&gt;[.B457]; IF([.F456]+[.E457]-[.D457]&gt;0;[.F456]+[.E457]-[.D457]; [.F456]+[.E457] ); IF([.F456]-[.D457]&gt;0; [.F456]-[.D457]; [.F456]))" office:value-type="float" office:value="2000" calcext:value-type="float">
            <text:p>2000</text:p>
          </table:table-cell>
          <table:table-cell table:formula="of:=IF([.F456]-[.D457]&gt;0; 0; IF([.B457]-[.B456]&lt;&gt;0; IF([.F456]-[.D457]+[.E457]&lt;0; 1; 0); 1))" office:value-type="float" office:value="1" calcext:value-type="float">
            <text:p>1</text:p>
          </table:table-cell>
          <table:table-cell table:formula="of:=IF([.G457]=1; [.D457]; 0)" office:value-type="float" office:value="8110" calcext:value-type="float">
            <text:p>8110</text:p>
          </table:table-cell>
          <table:table-cell table:number-columns-repeated="4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date" office:date-value="2021-08-12" calcext:value-type="date">
            <text:p>12.08.2021</text:p>
          </table:table-cell>
          <table:table-cell office:value-type="string" calcext:value-type="string">
            <text:p>Malbork</text:p>
          </table:table-cell>
          <table:table-cell office:value-type="float" office:value="6510" calcext:value-type="float">
            <text:p>6510</text:p>
          </table:table-cell>
          <table:table-cell table:formula="of:=IF(OR(WEEKDAY([.B458])=7; WEEKDAY([.B458])=1); 5000; 12000)" office:value-type="float" office:value="12000" calcext:value-type="float">
            <text:p>12000</text:p>
          </table:table-cell>
          <table:table-cell table:formula="of:=IF([.B457]&lt;&gt;[.B458]; IF([.F457]+[.E458]-[.D458]&gt;0;[.F457]+[.E458]-[.D458]; [.F457]+[.E458] ); IF([.F457]-[.D458]&gt;0; [.F457]-[.D458]; [.F457]))" office:value-type="float" office:value="7490" calcext:value-type="float">
            <text:p>7490</text:p>
          </table:table-cell>
          <table:table-cell table:formula="of:=IF([.F457]-[.D458]&gt;0; 0; IF([.B458]-[.B457]&lt;&gt;0; IF([.F457]-[.D458]+[.E458]&lt;0; 1; 0); 1))" office:value-type="float" office:value="0" calcext:value-type="float">
            <text:p>0</text:p>
          </table:table-cell>
          <table:table-cell table:formula="of:=IF([.G458]=1; [.D458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date" office:date-value="2021-08-13" calcext:value-type="date">
            <text:p>13.08.2021</text:p>
          </table:table-cell>
          <table:table-cell office:value-type="string" calcext:value-type="string">
            <text:p>Przemysl</text:p>
          </table:table-cell>
          <table:table-cell office:value-type="float" office:value="1150" calcext:value-type="float">
            <text:p>1150</text:p>
          </table:table-cell>
          <table:table-cell table:formula="of:=IF(OR(WEEKDAY([.B459])=7; WEEKDAY([.B459])=1); 5000; 12000)" office:value-type="float" office:value="12000" calcext:value-type="float">
            <text:p>12000</text:p>
          </table:table-cell>
          <table:table-cell table:formula="of:=IF([.B458]&lt;&gt;[.B459]; IF([.F458]+[.E459]-[.D459]&gt;0;[.F458]+[.E459]-[.D459]; [.F458]+[.E459] ); IF([.F458]-[.D459]&gt;0; [.F458]-[.D459]; [.F458]))" office:value-type="float" office:value="18340" calcext:value-type="float">
            <text:p>18340</text:p>
          </table:table-cell>
          <table:table-cell table:formula="of:=IF([.F458]-[.D459]&gt;0; 0; IF([.B459]-[.B458]&lt;&gt;0; IF([.F458]-[.D459]+[.E459]&lt;0; 1; 0); 1))" office:value-type="float" office:value="0" calcext:value-type="float">
            <text:p>0</text:p>
          </table:table-cell>
          <table:table-cell table:formula="of:=IF([.G459]=1; [.D459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date" office:date-value="2021-08-14" calcext:value-type="date">
            <text:p>14.08.2021</text:p>
          </table:table-cell>
          <table:table-cell office:value-type="string" calcext:value-type="string">
            <text:p>Malbork</text:p>
          </table:table-cell>
          <table:table-cell office:value-type="float" office:value="9430" calcext:value-type="float">
            <text:p>9430</text:p>
          </table:table-cell>
          <table:table-cell table:formula="of:=IF(OR(WEEKDAY([.B460])=7; WEEKDAY([.B460])=1); 5000; 12000)" office:value-type="float" office:value="5000" calcext:value-type="float">
            <text:p>5000</text:p>
          </table:table-cell>
          <table:table-cell table:formula="of:=IF([.B459]&lt;&gt;[.B460]; IF([.F459]+[.E460]-[.D460]&gt;0;[.F459]+[.E460]-[.D460]; [.F459]+[.E460] ); IF([.F459]-[.D460]&gt;0; [.F459]-[.D460]; [.F459]))" office:value-type="float" office:value="13910" calcext:value-type="float">
            <text:p>13910</text:p>
          </table:table-cell>
          <table:table-cell table:formula="of:=IF([.F459]-[.D460]&gt;0; 0; IF([.B460]-[.B459]&lt;&gt;0; IF([.F459]-[.D460]+[.E460]&lt;0; 1; 0); 1))" office:value-type="float" office:value="0" calcext:value-type="float">
            <text:p>0</text:p>
          </table:table-cell>
          <table:table-cell table:formula="of:=IF([.G460]=1; [.D460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date" office:date-value="2021-08-14" calcext:value-type="date">
            <text:p>14.08.2021</text:p>
          </table:table-cell>
          <table:table-cell office:value-type="string" calcext:value-type="string">
            <text:p>Ogrodzieniec</text:p>
          </table:table-cell>
          <table:table-cell office:value-type="float" office:value="6500" calcext:value-type="float">
            <text:p>6500</text:p>
          </table:table-cell>
          <table:table-cell table:formula="of:=IF(OR(WEEKDAY([.B461])=7; WEEKDAY([.B461])=1); 5000; 12000)" office:value-type="float" office:value="5000" calcext:value-type="float">
            <text:p>5000</text:p>
          </table:table-cell>
          <table:table-cell table:formula="of:=IF([.B460]&lt;&gt;[.B461]; IF([.F460]+[.E461]-[.D461]&gt;0;[.F460]+[.E461]-[.D461]; [.F460]+[.E461] ); IF([.F460]-[.D461]&gt;0; [.F460]-[.D461]; [.F460]))" office:value-type="float" office:value="7410" calcext:value-type="float">
            <text:p>7410</text:p>
          </table:table-cell>
          <table:table-cell table:formula="of:=IF([.F460]-[.D461]&gt;0; 0; IF([.B461]-[.B460]&lt;&gt;0; IF([.F460]-[.D461]+[.E461]&lt;0; 1; 0); 1))" office:value-type="float" office:value="0" calcext:value-type="float">
            <text:p>0</text:p>
          </table:table-cell>
          <table:table-cell table:formula="of:=IF([.G461]=1; [.D461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date" office:date-value="2021-08-14" calcext:value-type="date">
            <text:p>14.08.2021</text:p>
          </table:table-cell>
          <table:table-cell office:value-type="string" calcext:value-type="string">
            <text:p>Przemysl</text:p>
          </table:table-cell>
          <table:table-cell office:value-type="float" office:value="6410" calcext:value-type="float">
            <text:p>6410</text:p>
          </table:table-cell>
          <table:table-cell table:formula="of:=IF(OR(WEEKDAY([.B462])=7; WEEKDAY([.B462])=1); 5000; 12000)" office:value-type="float" office:value="5000" calcext:value-type="float">
            <text:p>5000</text:p>
          </table:table-cell>
          <table:table-cell table:formula="of:=IF([.B461]&lt;&gt;[.B462]; IF([.F461]+[.E462]-[.D462]&gt;0;[.F461]+[.E462]-[.D462]; [.F461]+[.E462] ); IF([.F461]-[.D462]&gt;0; [.F461]-[.D462]; [.F461]))" office:value-type="float" office:value="1000" calcext:value-type="float">
            <text:p>1000</text:p>
          </table:table-cell>
          <table:table-cell table:formula="of:=IF([.F461]-[.D462]&gt;0; 0; IF([.B462]-[.B461]&lt;&gt;0; IF([.F461]-[.D462]+[.E462]&lt;0; 1; 0); 1))" office:value-type="float" office:value="0" calcext:value-type="float">
            <text:p>0</text:p>
          </table:table-cell>
          <table:table-cell table:formula="of:=IF([.G462]=1; [.D462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date" office:date-value="2021-08-15" calcext:value-type="date">
            <text:p>15.08.2021</text:p>
          </table:table-cell>
          <table:table-cell office:value-type="string" calcext:value-type="string">
            <text:p>Malbork</text:p>
          </table:table-cell>
          <table:table-cell office:value-type="float" office:value="5300" calcext:value-type="float">
            <text:p>5300</text:p>
          </table:table-cell>
          <table:table-cell table:formula="of:=IF(OR(WEEKDAY([.B463])=7; WEEKDAY([.B463])=1); 5000; 12000)" office:value-type="float" office:value="5000" calcext:value-type="float">
            <text:p>5000</text:p>
          </table:table-cell>
          <table:table-cell table:formula="of:=IF([.B462]&lt;&gt;[.B463]; IF([.F462]+[.E463]-[.D463]&gt;0;[.F462]+[.E463]-[.D463]; [.F462]+[.E463] ); IF([.F462]-[.D463]&gt;0; [.F462]-[.D463]; [.F462]))" office:value-type="float" office:value="700" calcext:value-type="float">
            <text:p>700</text:p>
          </table:table-cell>
          <table:table-cell table:formula="of:=IF([.F462]-[.D463]&gt;0; 0; IF([.B463]-[.B462]&lt;&gt;0; IF([.F462]-[.D463]+[.E463]&lt;0; 1; 0); 1))" office:value-type="float" office:value="0" calcext:value-type="float">
            <text:p>0</text:p>
          </table:table-cell>
          <table:table-cell table:formula="of:=IF([.G463]=1; [.D463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date" office:date-value="2021-08-15" calcext:value-type="date">
            <text:p>15.08.2021</text:p>
          </table:table-cell>
          <table:table-cell office:value-type="string" calcext:value-type="string">
            <text:p>Ogrodzieniec</text:p>
          </table:table-cell>
          <table:table-cell office:value-type="float" office:value="5430" calcext:value-type="float">
            <text:p>5430</text:p>
          </table:table-cell>
          <table:table-cell table:formula="of:=IF(OR(WEEKDAY([.B464])=7; WEEKDAY([.B464])=1); 5000; 12000)" office:value-type="float" office:value="5000" calcext:value-type="float">
            <text:p>5000</text:p>
          </table:table-cell>
          <table:table-cell table:formula="of:=IF([.B463]&lt;&gt;[.B464]; IF([.F463]+[.E464]-[.D464]&gt;0;[.F463]+[.E464]-[.D464]; [.F463]+[.E464] ); IF([.F463]-[.D464]&gt;0; [.F463]-[.D464]; [.F463]))" office:value-type="float" office:value="700" calcext:value-type="float">
            <text:p>700</text:p>
          </table:table-cell>
          <table:table-cell table:formula="of:=IF([.F463]-[.D464]&gt;0; 0; IF([.B464]-[.B463]&lt;&gt;0; IF([.F463]-[.D464]+[.E464]&lt;0; 1; 0); 1))" office:value-type="float" office:value="1" calcext:value-type="float">
            <text:p>1</text:p>
          </table:table-cell>
          <table:table-cell table:formula="of:=IF([.G464]=1; [.D464]; 0)" office:value-type="float" office:value="5430" calcext:value-type="float">
            <text:p>5430</text:p>
          </table:table-cell>
          <table:table-cell table:number-columns-repeated="4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date" office:date-value="2021-08-15" calcext:value-type="date">
            <text:p>15.08.2021</text:p>
          </table:table-cell>
          <table:table-cell office:value-type="string" calcext:value-type="string">
            <text:p>Przemysl</text:p>
          </table:table-cell>
          <table:table-cell office:value-type="float" office:value="3660" calcext:value-type="float">
            <text:p>3660</text:p>
          </table:table-cell>
          <table:table-cell table:formula="of:=IF(OR(WEEKDAY([.B465])=7; WEEKDAY([.B465])=1); 5000; 12000)" office:value-type="float" office:value="5000" calcext:value-type="float">
            <text:p>5000</text:p>
          </table:table-cell>
          <table:table-cell table:formula="of:=IF([.B464]&lt;&gt;[.B465]; IF([.F464]+[.E465]-[.D465]&gt;0;[.F464]+[.E465]-[.D465]; [.F464]+[.E465] ); IF([.F464]-[.D465]&gt;0; [.F464]-[.D465]; [.F464]))" office:value-type="float" office:value="700" calcext:value-type="float">
            <text:p>700</text:p>
          </table:table-cell>
          <table:table-cell table:formula="of:=IF([.F464]-[.D465]&gt;0; 0; IF([.B465]-[.B464]&lt;&gt;0; IF([.F464]-[.D465]+[.E465]&lt;0; 1; 0); 1))" office:value-type="float" office:value="1" calcext:value-type="float">
            <text:p>1</text:p>
          </table:table-cell>
          <table:table-cell table:formula="of:=IF([.G465]=1; [.D465]; 0)" office:value-type="float" office:value="3660" calcext:value-type="float">
            <text:p>3660</text:p>
          </table:table-cell>
          <table:table-cell table:number-columns-repeated="4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date" office:date-value="2021-08-16" calcext:value-type="date">
            <text:p>16.08.2021</text:p>
          </table:table-cell>
          <table:table-cell office:value-type="string" calcext:value-type="string">
            <text:p>Ogrodzieniec</text:p>
          </table:table-cell>
          <table:table-cell office:value-type="float" office:value="3000" calcext:value-type="float">
            <text:p>3000</text:p>
          </table:table-cell>
          <table:table-cell table:formula="of:=IF(OR(WEEKDAY([.B466])=7; WEEKDAY([.B466])=1); 5000; 12000)" office:value-type="float" office:value="12000" calcext:value-type="float">
            <text:p>12000</text:p>
          </table:table-cell>
          <table:table-cell table:formula="of:=IF([.B465]&lt;&gt;[.B466]; IF([.F465]+[.E466]-[.D466]&gt;0;[.F465]+[.E466]-[.D466]; [.F465]+[.E466] ); IF([.F465]-[.D466]&gt;0; [.F465]-[.D466]; [.F465]))" office:value-type="float" office:value="9700" calcext:value-type="float">
            <text:p>9700</text:p>
          </table:table-cell>
          <table:table-cell table:formula="of:=IF([.F465]-[.D466]&gt;0; 0; IF([.B466]-[.B465]&lt;&gt;0; IF([.F465]-[.D466]+[.E466]&lt;0; 1; 0); 1))" office:value-type="float" office:value="0" calcext:value-type="float">
            <text:p>0</text:p>
          </table:table-cell>
          <table:table-cell table:formula="of:=IF([.G466]=1; [.D466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date" office:date-value="2021-08-16" calcext:value-type="date">
            <text:p>16.08.2021</text:p>
          </table:table-cell>
          <table:table-cell office:value-type="string" calcext:value-type="string">
            <text:p>Przemysl</text:p>
          </table:table-cell>
          <table:table-cell office:value-type="float" office:value="6120" calcext:value-type="float">
            <text:p>6120</text:p>
          </table:table-cell>
          <table:table-cell table:formula="of:=IF(OR(WEEKDAY([.B467])=7; WEEKDAY([.B467])=1); 5000; 12000)" office:value-type="float" office:value="12000" calcext:value-type="float">
            <text:p>12000</text:p>
          </table:table-cell>
          <table:table-cell table:formula="of:=IF([.B466]&lt;&gt;[.B467]; IF([.F466]+[.E467]-[.D467]&gt;0;[.F466]+[.E467]-[.D467]; [.F466]+[.E467] ); IF([.F466]-[.D467]&gt;0; [.F466]-[.D467]; [.F466]))" office:value-type="float" office:value="3580" calcext:value-type="float">
            <text:p>3580</text:p>
          </table:table-cell>
          <table:table-cell table:formula="of:=IF([.F466]-[.D467]&gt;0; 0; IF([.B467]-[.B466]&lt;&gt;0; IF([.F466]-[.D467]+[.E467]&lt;0; 1; 0); 1))" office:value-type="float" office:value="0" calcext:value-type="float">
            <text:p>0</text:p>
          </table:table-cell>
          <table:table-cell table:formula="of:=IF([.G467]=1; [.D467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date" office:date-value="2021-08-16" calcext:value-type="date">
            <text:p>16.08.2021</text:p>
          </table:table-cell>
          <table:table-cell office:value-type="string" calcext:value-type="string">
            <text:p>Gniezno</text:p>
          </table:table-cell>
          <table:table-cell office:value-type="float" office:value="5850" calcext:value-type="float">
            <text:p>5850</text:p>
          </table:table-cell>
          <table:table-cell table:formula="of:=IF(OR(WEEKDAY([.B468])=7; WEEKDAY([.B468])=1); 5000; 12000)" office:value-type="float" office:value="12000" calcext:value-type="float">
            <text:p>12000</text:p>
          </table:table-cell>
          <table:table-cell table:formula="of:=IF([.B467]&lt;&gt;[.B468]; IF([.F467]+[.E468]-[.D468]&gt;0;[.F467]+[.E468]-[.D468]; [.F467]+[.E468] ); IF([.F467]-[.D468]&gt;0; [.F467]-[.D468]; [.F467]))" office:value-type="float" office:value="3580" calcext:value-type="float">
            <text:p>3580</text:p>
          </table:table-cell>
          <table:table-cell table:formula="of:=IF([.F467]-[.D468]&gt;0; 0; IF([.B468]-[.B467]&lt;&gt;0; IF([.F467]-[.D468]+[.E468]&lt;0; 1; 0); 1))" office:value-type="float" office:value="1" calcext:value-type="float">
            <text:p>1</text:p>
          </table:table-cell>
          <table:table-cell table:formula="of:=IF([.G468]=1; [.D468]; 0)" office:value-type="float" office:value="5850" calcext:value-type="float">
            <text:p>5850</text:p>
          </table:table-cell>
          <table:table-cell table:number-columns-repeated="4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date" office:date-value="2021-08-17" calcext:value-type="date">
            <text:p>17.08.2021</text:p>
          </table:table-cell>
          <table:table-cell office:value-type="string" calcext:value-type="string">
            <text:p>Przemysl</text:p>
          </table:table-cell>
          <table:table-cell office:value-type="float" office:value="6690" calcext:value-type="float">
            <text:p>6690</text:p>
          </table:table-cell>
          <table:table-cell table:formula="of:=IF(OR(WEEKDAY([.B469])=7; WEEKDAY([.B469])=1); 5000; 12000)" office:value-type="float" office:value="12000" calcext:value-type="float">
            <text:p>12000</text:p>
          </table:table-cell>
          <table:table-cell table:formula="of:=IF([.B468]&lt;&gt;[.B469]; IF([.F468]+[.E469]-[.D469]&gt;0;[.F468]+[.E469]-[.D469]; [.F468]+[.E469] ); IF([.F468]-[.D469]&gt;0; [.F468]-[.D469]; [.F468]))" office:value-type="float" office:value="8890" calcext:value-type="float">
            <text:p>8890</text:p>
          </table:table-cell>
          <table:table-cell table:formula="of:=IF([.F468]-[.D469]&gt;0; 0; IF([.B469]-[.B468]&lt;&gt;0; IF([.F468]-[.D469]+[.E469]&lt;0; 1; 0); 1))" office:value-type="float" office:value="0" calcext:value-type="float">
            <text:p>0</text:p>
          </table:table-cell>
          <table:table-cell table:formula="of:=IF([.G469]=1; [.D469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date" office:date-value="2021-08-17" calcext:value-type="date">
            <text:p>17.08.2021</text:p>
          </table:table-cell>
          <table:table-cell office:value-type="string" calcext:value-type="string">
            <text:p>Ogrodzieniec</text:p>
          </table:table-cell>
          <table:table-cell office:value-type="float" office:value="2510" calcext:value-type="float">
            <text:p>2510</text:p>
          </table:table-cell>
          <table:table-cell table:formula="of:=IF(OR(WEEKDAY([.B470])=7; WEEKDAY([.B470])=1); 5000; 12000)" office:value-type="float" office:value="12000" calcext:value-type="float">
            <text:p>12000</text:p>
          </table:table-cell>
          <table:table-cell table:formula="of:=IF([.B469]&lt;&gt;[.B470]; IF([.F469]+[.E470]-[.D470]&gt;0;[.F469]+[.E470]-[.D470]; [.F469]+[.E470] ); IF([.F469]-[.D470]&gt;0; [.F469]-[.D470]; [.F469]))" office:value-type="float" office:value="6380" calcext:value-type="float">
            <text:p>6380</text:p>
          </table:table-cell>
          <table:table-cell table:formula="of:=IF([.F469]-[.D470]&gt;0; 0; IF([.B470]-[.B469]&lt;&gt;0; IF([.F469]-[.D470]+[.E470]&lt;0; 1; 0); 1))" office:value-type="float" office:value="0" calcext:value-type="float">
            <text:p>0</text:p>
          </table:table-cell>
          <table:table-cell table:formula="of:=IF([.G470]=1; [.D470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date" office:date-value="2021-08-18" calcext:value-type="date">
            <text:p>18.08.2021</text:p>
          </table:table-cell>
          <table:table-cell office:value-type="string" calcext:value-type="string">
            <text:p>Gniezno</text:p>
          </table:table-cell>
          <table:table-cell office:value-type="float" office:value="4090" calcext:value-type="float">
            <text:p>4090</text:p>
          </table:table-cell>
          <table:table-cell table:formula="of:=IF(OR(WEEKDAY([.B471])=7; WEEKDAY([.B471])=1); 5000; 12000)" office:value-type="float" office:value="12000" calcext:value-type="float">
            <text:p>12000</text:p>
          </table:table-cell>
          <table:table-cell table:formula="of:=IF([.B470]&lt;&gt;[.B471]; IF([.F470]+[.E471]-[.D471]&gt;0;[.F470]+[.E471]-[.D471]; [.F470]+[.E471] ); IF([.F470]-[.D471]&gt;0; [.F470]-[.D471]; [.F470]))" office:value-type="float" office:value="14290" calcext:value-type="float">
            <text:p>14290</text:p>
          </table:table-cell>
          <table:table-cell table:formula="of:=IF([.F470]-[.D471]&gt;0; 0; IF([.B471]-[.B470]&lt;&gt;0; IF([.F470]-[.D471]+[.E471]&lt;0; 1; 0); 1))" office:value-type="float" office:value="0" calcext:value-type="float">
            <text:p>0</text:p>
          </table:table-cell>
          <table:table-cell table:formula="of:=IF([.G471]=1; [.D471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date" office:date-value="2021-08-19" calcext:value-type="date">
            <text:p>19.08.2021</text:p>
          </table:table-cell>
          <table:table-cell office:value-type="string" calcext:value-type="string">
            <text:p>Przemysl</text:p>
          </table:table-cell>
          <table:table-cell office:value-type="float" office:value="4580" calcext:value-type="float">
            <text:p>4580</text:p>
          </table:table-cell>
          <table:table-cell table:formula="of:=IF(OR(WEEKDAY([.B472])=7; WEEKDAY([.B472])=1); 5000; 12000)" office:value-type="float" office:value="12000" calcext:value-type="float">
            <text:p>12000</text:p>
          </table:table-cell>
          <table:table-cell table:formula="of:=IF([.B471]&lt;&gt;[.B472]; IF([.F471]+[.E472]-[.D472]&gt;0;[.F471]+[.E472]-[.D472]; [.F471]+[.E472] ); IF([.F471]-[.D472]&gt;0; [.F471]-[.D472]; [.F471]))" office:value-type="float" office:value="21710" calcext:value-type="float">
            <text:p>21710</text:p>
          </table:table-cell>
          <table:table-cell table:formula="of:=IF([.F471]-[.D472]&gt;0; 0; IF([.B472]-[.B471]&lt;&gt;0; IF([.F471]-[.D472]+[.E472]&lt;0; 1; 0); 1))" office:value-type="float" office:value="0" calcext:value-type="float">
            <text:p>0</text:p>
          </table:table-cell>
          <table:table-cell table:formula="of:=IF([.G472]=1; [.D472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date" office:date-value="2021-08-20" calcext:value-type="date">
            <text:p>20.08.2021</text:p>
          </table:table-cell>
          <table:table-cell office:value-type="string" calcext:value-type="string">
            <text:p>Gniezno</text:p>
          </table:table-cell>
          <table:table-cell office:value-type="float" office:value="6590" calcext:value-type="float">
            <text:p>6590</text:p>
          </table:table-cell>
          <table:table-cell table:formula="of:=IF(OR(WEEKDAY([.B473])=7; WEEKDAY([.B473])=1); 5000; 12000)" office:value-type="float" office:value="12000" calcext:value-type="float">
            <text:p>12000</text:p>
          </table:table-cell>
          <table:table-cell table:formula="of:=IF([.B472]&lt;&gt;[.B473]; IF([.F472]+[.E473]-[.D473]&gt;0;[.F472]+[.E473]-[.D473]; [.F472]+[.E473] ); IF([.F472]-[.D473]&gt;0; [.F472]-[.D473]; [.F472]))" office:value-type="float" office:value="27120" calcext:value-type="float">
            <text:p>27120</text:p>
          </table:table-cell>
          <table:table-cell table:formula="of:=IF([.F472]-[.D473]&gt;0; 0; IF([.B473]-[.B472]&lt;&gt;0; IF([.F472]-[.D473]+[.E473]&lt;0; 1; 0); 1))" office:value-type="float" office:value="0" calcext:value-type="float">
            <text:p>0</text:p>
          </table:table-cell>
          <table:table-cell table:formula="of:=IF([.G473]=1; [.D473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date" office:date-value="2021-08-20" calcext:value-type="date">
            <text:p>20.08.2021</text:p>
          </table:table-cell>
          <table:table-cell office:value-type="string" calcext:value-type="string">
            <text:p>Ogrodzieniec</text:p>
          </table:table-cell>
          <table:table-cell office:value-type="float" office:value="3060" calcext:value-type="float">
            <text:p>3060</text:p>
          </table:table-cell>
          <table:table-cell table:formula="of:=IF(OR(WEEKDAY([.B474])=7; WEEKDAY([.B474])=1); 5000; 12000)" office:value-type="float" office:value="12000" calcext:value-type="float">
            <text:p>12000</text:p>
          </table:table-cell>
          <table:table-cell table:formula="of:=IF([.B473]&lt;&gt;[.B474]; IF([.F473]+[.E474]-[.D474]&gt;0;[.F473]+[.E474]-[.D474]; [.F473]+[.E474] ); IF([.F473]-[.D474]&gt;0; [.F473]-[.D474]; [.F473]))" office:value-type="float" office:value="24060" calcext:value-type="float">
            <text:p>24060</text:p>
          </table:table-cell>
          <table:table-cell table:formula="of:=IF([.F473]-[.D474]&gt;0; 0; IF([.B474]-[.B473]&lt;&gt;0; IF([.F473]-[.D474]+[.E474]&lt;0; 1; 0); 1))" office:value-type="float" office:value="0" calcext:value-type="float">
            <text:p>0</text:p>
          </table:table-cell>
          <table:table-cell table:formula="of:=IF([.G474]=1; [.D474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date" office:date-value="2021-08-20" calcext:value-type="date">
            <text:p>20.08.2021</text:p>
          </table:table-cell>
          <table:table-cell office:value-type="string" calcext:value-type="string">
            <text:p>Malbork</text:p>
          </table:table-cell>
          <table:table-cell office:value-type="float" office:value="1220" calcext:value-type="float">
            <text:p>1220</text:p>
          </table:table-cell>
          <table:table-cell table:formula="of:=IF(OR(WEEKDAY([.B475])=7; WEEKDAY([.B475])=1); 5000; 12000)" office:value-type="float" office:value="12000" calcext:value-type="float">
            <text:p>12000</text:p>
          </table:table-cell>
          <table:table-cell table:formula="of:=IF([.B474]&lt;&gt;[.B475]; IF([.F474]+[.E475]-[.D475]&gt;0;[.F474]+[.E475]-[.D475]; [.F474]+[.E475] ); IF([.F474]-[.D475]&gt;0; [.F474]-[.D475]; [.F474]))" office:value-type="float" office:value="22840" calcext:value-type="float">
            <text:p>22840</text:p>
          </table:table-cell>
          <table:table-cell table:formula="of:=IF([.F474]-[.D475]&gt;0; 0; IF([.B475]-[.B474]&lt;&gt;0; IF([.F474]-[.D475]+[.E475]&lt;0; 1; 0); 1))" office:value-type="float" office:value="0" calcext:value-type="float">
            <text:p>0</text:p>
          </table:table-cell>
          <table:table-cell table:formula="of:=IF([.G475]=1; [.D475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date" office:date-value="2021-08-21" calcext:value-type="date">
            <text:p>21.08.2021</text:p>
          </table:table-cell>
          <table:table-cell office:value-type="string" calcext:value-type="string">
            <text:p>Malbork</text:p>
          </table:table-cell>
          <table:table-cell office:value-type="float" office:value="6590" calcext:value-type="float">
            <text:p>6590</text:p>
          </table:table-cell>
          <table:table-cell table:formula="of:=IF(OR(WEEKDAY([.B476])=7; WEEKDAY([.B476])=1); 5000; 12000)" office:value-type="float" office:value="5000" calcext:value-type="float">
            <text:p>5000</text:p>
          </table:table-cell>
          <table:table-cell table:formula="of:=IF([.B475]&lt;&gt;[.B476]; IF([.F475]+[.E476]-[.D476]&gt;0;[.F475]+[.E476]-[.D476]; [.F475]+[.E476] ); IF([.F475]-[.D476]&gt;0; [.F475]-[.D476]; [.F475]))" office:value-type="float" office:value="21250" calcext:value-type="float">
            <text:p>21250</text:p>
          </table:table-cell>
          <table:table-cell table:formula="of:=IF([.F475]-[.D476]&gt;0; 0; IF([.B476]-[.B475]&lt;&gt;0; IF([.F475]-[.D476]+[.E476]&lt;0; 1; 0); 1))" office:value-type="float" office:value="0" calcext:value-type="float">
            <text:p>0</text:p>
          </table:table-cell>
          <table:table-cell table:formula="of:=IF([.G476]=1; [.D476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date" office:date-value="2021-08-22" calcext:value-type="date">
            <text:p>22.08.2021</text:p>
          </table:table-cell>
          <table:table-cell office:value-type="string" calcext:value-type="string">
            <text:p>Przemysl</text:p>
          </table:table-cell>
          <table:table-cell office:value-type="float" office:value="7000" calcext:value-type="float">
            <text:p>7000</text:p>
          </table:table-cell>
          <table:table-cell table:formula="of:=IF(OR(WEEKDAY([.B477])=7; WEEKDAY([.B477])=1); 5000; 12000)" office:value-type="float" office:value="5000" calcext:value-type="float">
            <text:p>5000</text:p>
          </table:table-cell>
          <table:table-cell table:formula="of:=IF([.B476]&lt;&gt;[.B477]; IF([.F476]+[.E477]-[.D477]&gt;0;[.F476]+[.E477]-[.D477]; [.F476]+[.E477] ); IF([.F476]-[.D477]&gt;0; [.F476]-[.D477]; [.F476]))" office:value-type="float" office:value="19250" calcext:value-type="float">
            <text:p>19250</text:p>
          </table:table-cell>
          <table:table-cell table:formula="of:=IF([.F476]-[.D477]&gt;0; 0; IF([.B477]-[.B476]&lt;&gt;0; IF([.F476]-[.D477]+[.E477]&lt;0; 1; 0); 1))" office:value-type="float" office:value="0" calcext:value-type="float">
            <text:p>0</text:p>
          </table:table-cell>
          <table:table-cell table:formula="of:=IF([.G477]=1; [.D477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date" office:date-value="2021-08-22" calcext:value-type="date">
            <text:p>22.08.2021</text:p>
          </table:table-cell>
          <table:table-cell office:value-type="string" calcext:value-type="string">
            <text:p>Ogrodzieniec</text:p>
          </table:table-cell>
          <table:table-cell office:value-type="float" office:value="4530" calcext:value-type="float">
            <text:p>4530</text:p>
          </table:table-cell>
          <table:table-cell table:formula="of:=IF(OR(WEEKDAY([.B478])=7; WEEKDAY([.B478])=1); 5000; 12000)" office:value-type="float" office:value="5000" calcext:value-type="float">
            <text:p>5000</text:p>
          </table:table-cell>
          <table:table-cell table:formula="of:=IF([.B477]&lt;&gt;[.B478]; IF([.F477]+[.E478]-[.D478]&gt;0;[.F477]+[.E478]-[.D478]; [.F477]+[.E478] ); IF([.F477]-[.D478]&gt;0; [.F477]-[.D478]; [.F477]))" office:value-type="float" office:value="14720" calcext:value-type="float">
            <text:p>14720</text:p>
          </table:table-cell>
          <table:table-cell table:formula="of:=IF([.F477]-[.D478]&gt;0; 0; IF([.B478]-[.B477]&lt;&gt;0; IF([.F477]-[.D478]+[.E478]&lt;0; 1; 0); 1))" office:value-type="float" office:value="0" calcext:value-type="float">
            <text:p>0</text:p>
          </table:table-cell>
          <table:table-cell table:formula="of:=IF([.G478]=1; [.D478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date" office:date-value="2021-08-22" calcext:value-type="date">
            <text:p>22.08.2021</text:p>
          </table:table-cell>
          <table:table-cell office:value-type="string" calcext:value-type="string">
            <text:p>Malbork</text:p>
          </table:table-cell>
          <table:table-cell office:value-type="float" office:value="5480" calcext:value-type="float">
            <text:p>5480</text:p>
          </table:table-cell>
          <table:table-cell table:formula="of:=IF(OR(WEEKDAY([.B479])=7; WEEKDAY([.B479])=1); 5000; 12000)" office:value-type="float" office:value="5000" calcext:value-type="float">
            <text:p>5000</text:p>
          </table:table-cell>
          <table:table-cell table:formula="of:=IF([.B478]&lt;&gt;[.B479]; IF([.F478]+[.E479]-[.D479]&gt;0;[.F478]+[.E479]-[.D479]; [.F478]+[.E479] ); IF([.F478]-[.D479]&gt;0; [.F478]-[.D479]; [.F478]))" office:value-type="float" office:value="9240" calcext:value-type="float">
            <text:p>9240</text:p>
          </table:table-cell>
          <table:table-cell table:formula="of:=IF([.F478]-[.D479]&gt;0; 0; IF([.B479]-[.B478]&lt;&gt;0; IF([.F478]-[.D479]+[.E479]&lt;0; 1; 0); 1))" office:value-type="float" office:value="0" calcext:value-type="float">
            <text:p>0</text:p>
          </table:table-cell>
          <table:table-cell table:formula="of:=IF([.G479]=1; [.D479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date" office:date-value="2021-08-23" calcext:value-type="date">
            <text:p>23.08.2021</text:p>
          </table:table-cell>
          <table:table-cell office:value-type="string" calcext:value-type="string">
            <text:p>Ogrodzieniec</text:p>
          </table:table-cell>
          <table:table-cell office:value-type="float" office:value="6400" calcext:value-type="float">
            <text:p>6400</text:p>
          </table:table-cell>
          <table:table-cell table:formula="of:=IF(OR(WEEKDAY([.B480])=7; WEEKDAY([.B480])=1); 5000; 12000)" office:value-type="float" office:value="12000" calcext:value-type="float">
            <text:p>12000</text:p>
          </table:table-cell>
          <table:table-cell table:formula="of:=IF([.B479]&lt;&gt;[.B480]; IF([.F479]+[.E480]-[.D480]&gt;0;[.F479]+[.E480]-[.D480]; [.F479]+[.E480] ); IF([.F479]-[.D480]&gt;0; [.F479]-[.D480]; [.F479]))" office:value-type="float" office:value="14840" calcext:value-type="float">
            <text:p>14840</text:p>
          </table:table-cell>
          <table:table-cell table:formula="of:=IF([.F479]-[.D480]&gt;0; 0; IF([.B480]-[.B479]&lt;&gt;0; IF([.F479]-[.D480]+[.E480]&lt;0; 1; 0); 1))" office:value-type="float" office:value="0" calcext:value-type="float">
            <text:p>0</text:p>
          </table:table-cell>
          <table:table-cell table:formula="of:=IF([.G480]=1; [.D480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date" office:date-value="2021-08-23" calcext:value-type="date">
            <text:p>23.08.2021</text:p>
          </table:table-cell>
          <table:table-cell office:value-type="string" calcext:value-type="string">
            <text:p>Przemysl</text:p>
          </table:table-cell>
          <table:table-cell office:value-type="float" office:value="7870" calcext:value-type="float">
            <text:p>7870</text:p>
          </table:table-cell>
          <table:table-cell table:formula="of:=IF(OR(WEEKDAY([.B481])=7; WEEKDAY([.B481])=1); 5000; 12000)" office:value-type="float" office:value="12000" calcext:value-type="float">
            <text:p>12000</text:p>
          </table:table-cell>
          <table:table-cell table:formula="of:=IF([.B480]&lt;&gt;[.B481]; IF([.F480]+[.E481]-[.D481]&gt;0;[.F480]+[.E481]-[.D481]; [.F480]+[.E481] ); IF([.F480]-[.D481]&gt;0; [.F480]-[.D481]; [.F480]))" office:value-type="float" office:value="6970" calcext:value-type="float">
            <text:p>6970</text:p>
          </table:table-cell>
          <table:table-cell table:formula="of:=IF([.F480]-[.D481]&gt;0; 0; IF([.B481]-[.B480]&lt;&gt;0; IF([.F480]-[.D481]+[.E481]&lt;0; 1; 0); 1))" office:value-type="float" office:value="0" calcext:value-type="float">
            <text:p>0</text:p>
          </table:table-cell>
          <table:table-cell table:formula="of:=IF([.G481]=1; [.D481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date" office:date-value="2021-08-23" calcext:value-type="date">
            <text:p>23.08.2021</text:p>
          </table:table-cell>
          <table:table-cell office:value-type="string" calcext:value-type="string">
            <text:p>Malbork</text:p>
          </table:table-cell>
          <table:table-cell office:value-type="float" office:value="7490" calcext:value-type="float">
            <text:p>7490</text:p>
          </table:table-cell>
          <table:table-cell table:formula="of:=IF(OR(WEEKDAY([.B482])=7; WEEKDAY([.B482])=1); 5000; 12000)" office:value-type="float" office:value="12000" calcext:value-type="float">
            <text:p>12000</text:p>
          </table:table-cell>
          <table:table-cell table:formula="of:=IF([.B481]&lt;&gt;[.B482]; IF([.F481]+[.E482]-[.D482]&gt;0;[.F481]+[.E482]-[.D482]; [.F481]+[.E482] ); IF([.F481]-[.D482]&gt;0; [.F481]-[.D482]; [.F481]))" office:value-type="float" office:value="6970" calcext:value-type="float">
            <text:p>6970</text:p>
          </table:table-cell>
          <table:table-cell table:formula="of:=IF([.F481]-[.D482]&gt;0; 0; IF([.B482]-[.B481]&lt;&gt;0; IF([.F481]-[.D482]+[.E482]&lt;0; 1; 0); 1))" office:value-type="float" office:value="1" calcext:value-type="float">
            <text:p>1</text:p>
          </table:table-cell>
          <table:table-cell table:formula="of:=IF([.G482]=1; [.D482]; 0)" office:value-type="float" office:value="7490" calcext:value-type="float">
            <text:p>7490</text:p>
          </table:table-cell>
          <table:table-cell table:number-columns-repeated="4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date" office:date-value="2021-08-24" calcext:value-type="date">
            <text:p>24.08.2021</text:p>
          </table:table-cell>
          <table:table-cell office:value-type="string" calcext:value-type="string">
            <text:p>Przemysl</text:p>
          </table:table-cell>
          <table:table-cell office:value-type="float" office:value="6900" calcext:value-type="float">
            <text:p>6900</text:p>
          </table:table-cell>
          <table:table-cell table:formula="of:=IF(OR(WEEKDAY([.B483])=7; WEEKDAY([.B483])=1); 5000; 12000)" office:value-type="float" office:value="12000" calcext:value-type="float">
            <text:p>12000</text:p>
          </table:table-cell>
          <table:table-cell table:formula="of:=IF([.B482]&lt;&gt;[.B483]; IF([.F482]+[.E483]-[.D483]&gt;0;[.F482]+[.E483]-[.D483]; [.F482]+[.E483] ); IF([.F482]-[.D483]&gt;0; [.F482]-[.D483]; [.F482]))" office:value-type="float" office:value="12070" calcext:value-type="float">
            <text:p>12070</text:p>
          </table:table-cell>
          <table:table-cell table:formula="of:=IF([.F482]-[.D483]&gt;0; 0; IF([.B483]-[.B482]&lt;&gt;0; IF([.F482]-[.D483]+[.E483]&lt;0; 1; 0); 1))" office:value-type="float" office:value="0" calcext:value-type="float">
            <text:p>0</text:p>
          </table:table-cell>
          <table:table-cell table:formula="of:=IF([.G483]=1; [.D483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date" office:date-value="2021-08-24" calcext:value-type="date">
            <text:p>24.08.2021</text:p>
          </table:table-cell>
          <table:table-cell office:value-type="string" calcext:value-type="string">
            <text:p>Gniezno</text:p>
          </table:table-cell>
          <table:table-cell office:value-type="float" office:value="5180" calcext:value-type="float">
            <text:p>5180</text:p>
          </table:table-cell>
          <table:table-cell table:formula="of:=IF(OR(WEEKDAY([.B484])=7; WEEKDAY([.B484])=1); 5000; 12000)" office:value-type="float" office:value="12000" calcext:value-type="float">
            <text:p>12000</text:p>
          </table:table-cell>
          <table:table-cell table:formula="of:=IF([.B483]&lt;&gt;[.B484]; IF([.F483]+[.E484]-[.D484]&gt;0;[.F483]+[.E484]-[.D484]; [.F483]+[.E484] ); IF([.F483]-[.D484]&gt;0; [.F483]-[.D484]; [.F483]))" office:value-type="float" office:value="6890" calcext:value-type="float">
            <text:p>6890</text:p>
          </table:table-cell>
          <table:table-cell table:formula="of:=IF([.F483]-[.D484]&gt;0; 0; IF([.B484]-[.B483]&lt;&gt;0; IF([.F483]-[.D484]+[.E484]&lt;0; 1; 0); 1))" office:value-type="float" office:value="0" calcext:value-type="float">
            <text:p>0</text:p>
          </table:table-cell>
          <table:table-cell table:formula="of:=IF([.G484]=1; [.D484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date" office:date-value="2021-08-24" calcext:value-type="date">
            <text:p>24.08.2021</text:p>
          </table:table-cell>
          <table:table-cell office:value-type="string" calcext:value-type="string">
            <text:p>Ogrodzieniec</text:p>
          </table:table-cell>
          <table:table-cell office:value-type="float" office:value="1870" calcext:value-type="float">
            <text:p>1870</text:p>
          </table:table-cell>
          <table:table-cell table:formula="of:=IF(OR(WEEKDAY([.B485])=7; WEEKDAY([.B485])=1); 5000; 12000)" office:value-type="float" office:value="12000" calcext:value-type="float">
            <text:p>12000</text:p>
          </table:table-cell>
          <table:table-cell table:formula="of:=IF([.B484]&lt;&gt;[.B485]; IF([.F484]+[.E485]-[.D485]&gt;0;[.F484]+[.E485]-[.D485]; [.F484]+[.E485] ); IF([.F484]-[.D485]&gt;0; [.F484]-[.D485]; [.F484]))" office:value-type="float" office:value="5020" calcext:value-type="float">
            <text:p>5020</text:p>
          </table:table-cell>
          <table:table-cell table:formula="of:=IF([.F484]-[.D485]&gt;0; 0; IF([.B485]-[.B484]&lt;&gt;0; IF([.F484]-[.D485]+[.E485]&lt;0; 1; 0); 1))" office:value-type="float" office:value="0" calcext:value-type="float">
            <text:p>0</text:p>
          </table:table-cell>
          <table:table-cell table:formula="of:=IF([.G485]=1; [.D485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date" office:date-value="2021-08-25" calcext:value-type="date">
            <text:p>25.08.2021</text:p>
          </table:table-cell>
          <table:table-cell office:value-type="string" calcext:value-type="string">
            <text:p>Malbork</text:p>
          </table:table-cell>
          <table:table-cell office:value-type="float" office:value="2520" calcext:value-type="float">
            <text:p>2520</text:p>
          </table:table-cell>
          <table:table-cell table:formula="of:=IF(OR(WEEKDAY([.B486])=7; WEEKDAY([.B486])=1); 5000; 12000)" office:value-type="float" office:value="12000" calcext:value-type="float">
            <text:p>12000</text:p>
          </table:table-cell>
          <table:table-cell table:formula="of:=IF([.B485]&lt;&gt;[.B486]; IF([.F485]+[.E486]-[.D486]&gt;0;[.F485]+[.E486]-[.D486]; [.F485]+[.E486] ); IF([.F485]-[.D486]&gt;0; [.F485]-[.D486]; [.F485]))" office:value-type="float" office:value="14500" calcext:value-type="float">
            <text:p>14500</text:p>
          </table:table-cell>
          <table:table-cell table:formula="of:=IF([.F485]-[.D486]&gt;0; 0; IF([.B486]-[.B485]&lt;&gt;0; IF([.F485]-[.D486]+[.E486]&lt;0; 1; 0); 1))" office:value-type="float" office:value="0" calcext:value-type="float">
            <text:p>0</text:p>
          </table:table-cell>
          <table:table-cell table:formula="of:=IF([.G486]=1; [.D486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date" office:date-value="2021-08-25" calcext:value-type="date">
            <text:p>25.08.2021</text:p>
          </table:table-cell>
          <table:table-cell office:value-type="string" calcext:value-type="string">
            <text:p>Przemysl</text:p>
          </table:table-cell>
          <table:table-cell office:value-type="float" office:value="6360" calcext:value-type="float">
            <text:p>6360</text:p>
          </table:table-cell>
          <table:table-cell table:formula="of:=IF(OR(WEEKDAY([.B487])=7; WEEKDAY([.B487])=1); 5000; 12000)" office:value-type="float" office:value="12000" calcext:value-type="float">
            <text:p>12000</text:p>
          </table:table-cell>
          <table:table-cell table:formula="of:=IF([.B486]&lt;&gt;[.B487]; IF([.F486]+[.E487]-[.D487]&gt;0;[.F486]+[.E487]-[.D487]; [.F486]+[.E487] ); IF([.F486]-[.D487]&gt;0; [.F486]-[.D487]; [.F486]))" office:value-type="float" office:value="8140" calcext:value-type="float">
            <text:p>8140</text:p>
          </table:table-cell>
          <table:table-cell table:formula="of:=IF([.F486]-[.D487]&gt;0; 0; IF([.B487]-[.B486]&lt;&gt;0; IF([.F486]-[.D487]+[.E487]&lt;0; 1; 0); 1))" office:value-type="float" office:value="0" calcext:value-type="float">
            <text:p>0</text:p>
          </table:table-cell>
          <table:table-cell table:formula="of:=IF([.G487]=1; [.D487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date" office:date-value="2021-08-26" calcext:value-type="date">
            <text:p>26.08.2021</text:p>
          </table:table-cell>
          <table:table-cell office:value-type="string" calcext:value-type="string">
            <text:p>Ogrodzieniec</text:p>
          </table:table-cell>
          <table:table-cell office:value-type="float" office:value="8890" calcext:value-type="float">
            <text:p>8890</text:p>
          </table:table-cell>
          <table:table-cell table:formula="of:=IF(OR(WEEKDAY([.B488])=7; WEEKDAY([.B488])=1); 5000; 12000)" office:value-type="float" office:value="12000" calcext:value-type="float">
            <text:p>12000</text:p>
          </table:table-cell>
          <table:table-cell table:formula="of:=IF([.B487]&lt;&gt;[.B488]; IF([.F487]+[.E488]-[.D488]&gt;0;[.F487]+[.E488]-[.D488]; [.F487]+[.E488] ); IF([.F487]-[.D488]&gt;0; [.F487]-[.D488]; [.F487]))" office:value-type="float" office:value="11250" calcext:value-type="float">
            <text:p>11250</text:p>
          </table:table-cell>
          <table:table-cell table:formula="of:=IF([.F487]-[.D488]&gt;0; 0; IF([.B488]-[.B487]&lt;&gt;0; IF([.F487]-[.D488]+[.E488]&lt;0; 1; 0); 1))" office:value-type="float" office:value="0" calcext:value-type="float">
            <text:p>0</text:p>
          </table:table-cell>
          <table:table-cell table:formula="of:=IF([.G488]=1; [.D488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date" office:date-value="2021-08-27" calcext:value-type="date">
            <text:p>27.08.2021</text:p>
          </table:table-cell>
          <table:table-cell office:value-type="string" calcext:value-type="string">
            <text:p>Malbork</text:p>
          </table:table-cell>
          <table:table-cell office:value-type="float" office:value="1470" calcext:value-type="float">
            <text:p>1470</text:p>
          </table:table-cell>
          <table:table-cell table:formula="of:=IF(OR(WEEKDAY([.B489])=7; WEEKDAY([.B489])=1); 5000; 12000)" office:value-type="float" office:value="12000" calcext:value-type="float">
            <text:p>12000</text:p>
          </table:table-cell>
          <table:table-cell table:formula="of:=IF([.B488]&lt;&gt;[.B489]; IF([.F488]+[.E489]-[.D489]&gt;0;[.F488]+[.E489]-[.D489]; [.F488]+[.E489] ); IF([.F488]-[.D489]&gt;0; [.F488]-[.D489]; [.F488]))" office:value-type="float" office:value="21780" calcext:value-type="float">
            <text:p>21780</text:p>
          </table:table-cell>
          <table:table-cell table:formula="of:=IF([.F488]-[.D489]&gt;0; 0; IF([.B489]-[.B488]&lt;&gt;0; IF([.F488]-[.D489]+[.E489]&lt;0; 1; 0); 1))" office:value-type="float" office:value="0" calcext:value-type="float">
            <text:p>0</text:p>
          </table:table-cell>
          <table:table-cell table:formula="of:=IF([.G489]=1; [.D489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date" office:date-value="2021-08-28" calcext:value-type="date">
            <text:p>28.08.2021</text:p>
          </table:table-cell>
          <table:table-cell office:value-type="string" calcext:value-type="string">
            <text:p>Malbork</text:p>
          </table:table-cell>
          <table:table-cell office:value-type="float" office:value="2950" calcext:value-type="float">
            <text:p>2950</text:p>
          </table:table-cell>
          <table:table-cell table:formula="of:=IF(OR(WEEKDAY([.B490])=7; WEEKDAY([.B490])=1); 5000; 12000)" office:value-type="float" office:value="5000" calcext:value-type="float">
            <text:p>5000</text:p>
          </table:table-cell>
          <table:table-cell table:formula="of:=IF([.B489]&lt;&gt;[.B490]; IF([.F489]+[.E490]-[.D490]&gt;0;[.F489]+[.E490]-[.D490]; [.F489]+[.E490] ); IF([.F489]-[.D490]&gt;0; [.F489]-[.D490]; [.F489]))" office:value-type="float" office:value="23830" calcext:value-type="float">
            <text:p>23830</text:p>
          </table:table-cell>
          <table:table-cell table:formula="of:=IF([.F489]-[.D490]&gt;0; 0; IF([.B490]-[.B489]&lt;&gt;0; IF([.F489]-[.D490]+[.E490]&lt;0; 1; 0); 1))" office:value-type="float" office:value="0" calcext:value-type="float">
            <text:p>0</text:p>
          </table:table-cell>
          <table:table-cell table:formula="of:=IF([.G490]=1; [.D490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date" office:date-value="2021-08-28" calcext:value-type="date">
            <text:p>28.08.2021</text:p>
          </table:table-cell>
          <table:table-cell office:value-type="string" calcext:value-type="string">
            <text:p>Ogrodzieniec</text:p>
          </table:table-cell>
          <table:table-cell office:value-type="float" office:value="6730" calcext:value-type="float">
            <text:p>6730</text:p>
          </table:table-cell>
          <table:table-cell table:formula="of:=IF(OR(WEEKDAY([.B491])=7; WEEKDAY([.B491])=1); 5000; 12000)" office:value-type="float" office:value="5000" calcext:value-type="float">
            <text:p>5000</text:p>
          </table:table-cell>
          <table:table-cell table:formula="of:=IF([.B490]&lt;&gt;[.B491]; IF([.F490]+[.E491]-[.D491]&gt;0;[.F490]+[.E491]-[.D491]; [.F490]+[.E491] ); IF([.F490]-[.D491]&gt;0; [.F490]-[.D491]; [.F490]))" office:value-type="float" office:value="17100" calcext:value-type="float">
            <text:p>17100</text:p>
          </table:table-cell>
          <table:table-cell table:formula="of:=IF([.F490]-[.D491]&gt;0; 0; IF([.B491]-[.B490]&lt;&gt;0; IF([.F490]-[.D491]+[.E491]&lt;0; 1; 0); 1))" office:value-type="float" office:value="0" calcext:value-type="float">
            <text:p>0</text:p>
          </table:table-cell>
          <table:table-cell table:formula="of:=IF([.G491]=1; [.D491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date" office:date-value="2021-08-29" calcext:value-type="date">
            <text:p>29.08.2021</text:p>
          </table:table-cell>
          <table:table-cell office:value-type="string" calcext:value-type="string">
            <text:p>Przemysl</text:p>
          </table:table-cell>
          <table:table-cell office:value-type="float" office:value="5530" calcext:value-type="float">
            <text:p>5530</text:p>
          </table:table-cell>
          <table:table-cell table:formula="of:=IF(OR(WEEKDAY([.B492])=7; WEEKDAY([.B492])=1); 5000; 12000)" office:value-type="float" office:value="5000" calcext:value-type="float">
            <text:p>5000</text:p>
          </table:table-cell>
          <table:table-cell table:formula="of:=IF([.B491]&lt;&gt;[.B492]; IF([.F491]+[.E492]-[.D492]&gt;0;[.F491]+[.E492]-[.D492]; [.F491]+[.E492] ); IF([.F491]-[.D492]&gt;0; [.F491]-[.D492]; [.F491]))" office:value-type="float" office:value="16570" calcext:value-type="float">
            <text:p>16570</text:p>
          </table:table-cell>
          <table:table-cell table:formula="of:=IF([.F491]-[.D492]&gt;0; 0; IF([.B492]-[.B491]&lt;&gt;0; IF([.F491]-[.D492]+[.E492]&lt;0; 1; 0); 1))" office:value-type="float" office:value="0" calcext:value-type="float">
            <text:p>0</text:p>
          </table:table-cell>
          <table:table-cell table:formula="of:=IF([.G492]=1; [.D492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date" office:date-value="2021-08-29" calcext:value-type="date">
            <text:p>29.08.2021</text:p>
          </table:table-cell>
          <table:table-cell office:value-type="string" calcext:value-type="string">
            <text:p>Malbork</text:p>
          </table:table-cell>
          <table:table-cell office:value-type="float" office:value="6600" calcext:value-type="float">
            <text:p>6600</text:p>
          </table:table-cell>
          <table:table-cell table:formula="of:=IF(OR(WEEKDAY([.B493])=7; WEEKDAY([.B493])=1); 5000; 12000)" office:value-type="float" office:value="5000" calcext:value-type="float">
            <text:p>5000</text:p>
          </table:table-cell>
          <table:table-cell table:formula="of:=IF([.B492]&lt;&gt;[.B493]; IF([.F492]+[.E493]-[.D493]&gt;0;[.F492]+[.E493]-[.D493]; [.F492]+[.E493] ); IF([.F492]-[.D493]&gt;0; [.F492]-[.D493]; [.F492]))" office:value-type="float" office:value="9970" calcext:value-type="float">
            <text:p>9970</text:p>
          </table:table-cell>
          <table:table-cell table:formula="of:=IF([.F492]-[.D493]&gt;0; 0; IF([.B493]-[.B492]&lt;&gt;0; IF([.F492]-[.D493]+[.E493]&lt;0; 1; 0); 1))" office:value-type="float" office:value="0" calcext:value-type="float">
            <text:p>0</text:p>
          </table:table-cell>
          <table:table-cell table:formula="of:=IF([.G493]=1; [.D493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date" office:date-value="2021-08-30" calcext:value-type="date">
            <text:p>30.08.2021</text:p>
          </table:table-cell>
          <table:table-cell office:value-type="string" calcext:value-type="string">
            <text:p>Przemysl</text:p>
          </table:table-cell>
          <table:table-cell office:value-type="float" office:value="7740" calcext:value-type="float">
            <text:p>7740</text:p>
          </table:table-cell>
          <table:table-cell table:formula="of:=IF(OR(WEEKDAY([.B494])=7; WEEKDAY([.B494])=1); 5000; 12000)" office:value-type="float" office:value="12000" calcext:value-type="float">
            <text:p>12000</text:p>
          </table:table-cell>
          <table:table-cell table:formula="of:=IF([.B493]&lt;&gt;[.B494]; IF([.F493]+[.E494]-[.D494]&gt;0;[.F493]+[.E494]-[.D494]; [.F493]+[.E494] ); IF([.F493]-[.D494]&gt;0; [.F493]-[.D494]; [.F493]))" office:value-type="float" office:value="14230" calcext:value-type="float">
            <text:p>14230</text:p>
          </table:table-cell>
          <table:table-cell table:formula="of:=IF([.F493]-[.D494]&gt;0; 0; IF([.B494]-[.B493]&lt;&gt;0; IF([.F493]-[.D494]+[.E494]&lt;0; 1; 0); 1))" office:value-type="float" office:value="0" calcext:value-type="float">
            <text:p>0</text:p>
          </table:table-cell>
          <table:table-cell table:formula="of:=IF([.G494]=1; [.D494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date" office:date-value="2021-08-30" calcext:value-type="date">
            <text:p>30.08.2021</text:p>
          </table:table-cell>
          <table:table-cell office:value-type="string" calcext:value-type="string">
            <text:p>Malbork</text:p>
          </table:table-cell>
          <table:table-cell office:value-type="float" office:value="3800" calcext:value-type="float">
            <text:p>3800</text:p>
          </table:table-cell>
          <table:table-cell table:formula="of:=IF(OR(WEEKDAY([.B495])=7; WEEKDAY([.B495])=1); 5000; 12000)" office:value-type="float" office:value="12000" calcext:value-type="float">
            <text:p>12000</text:p>
          </table:table-cell>
          <table:table-cell table:formula="of:=IF([.B494]&lt;&gt;[.B495]; IF([.F494]+[.E495]-[.D495]&gt;0;[.F494]+[.E495]-[.D495]; [.F494]+[.E495] ); IF([.F494]-[.D495]&gt;0; [.F494]-[.D495]; [.F494]))" office:value-type="float" office:value="10430" calcext:value-type="float">
            <text:p>10430</text:p>
          </table:table-cell>
          <table:table-cell table:formula="of:=IF([.F494]-[.D495]&gt;0; 0; IF([.B495]-[.B494]&lt;&gt;0; IF([.F494]-[.D495]+[.E495]&lt;0; 1; 0); 1))" office:value-type="float" office:value="0" calcext:value-type="float">
            <text:p>0</text:p>
          </table:table-cell>
          <table:table-cell table:formula="of:=IF([.G495]=1; [.D495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date" office:date-value="2021-08-30" calcext:value-type="date">
            <text:p>30.08.2021</text:p>
          </table:table-cell>
          <table:table-cell office:value-type="string" calcext:value-type="string">
            <text:p>Ogrodzieniec</text:p>
          </table:table-cell>
          <table:table-cell office:value-type="float" office:value="7060" calcext:value-type="float">
            <text:p>7060</text:p>
          </table:table-cell>
          <table:table-cell table:formula="of:=IF(OR(WEEKDAY([.B496])=7; WEEKDAY([.B496])=1); 5000; 12000)" office:value-type="float" office:value="12000" calcext:value-type="float">
            <text:p>12000</text:p>
          </table:table-cell>
          <table:table-cell table:formula="of:=IF([.B495]&lt;&gt;[.B496]; IF([.F495]+[.E496]-[.D496]&gt;0;[.F495]+[.E496]-[.D496]; [.F495]+[.E496] ); IF([.F495]-[.D496]&gt;0; [.F495]-[.D496]; [.F495]))" office:value-type="float" office:value="3370" calcext:value-type="float">
            <text:p>3370</text:p>
          </table:table-cell>
          <table:table-cell table:formula="of:=IF([.F495]-[.D496]&gt;0; 0; IF([.B496]-[.B495]&lt;&gt;0; IF([.F495]-[.D496]+[.E496]&lt;0; 1; 0); 1))" office:value-type="float" office:value="0" calcext:value-type="float">
            <text:p>0</text:p>
          </table:table-cell>
          <table:table-cell table:formula="of:=IF([.G496]=1; [.D496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date" office:date-value="2021-08-31" calcext:value-type="date">
            <text:p>31.08.2021</text:p>
          </table:table-cell>
          <table:table-cell office:value-type="string" calcext:value-type="string">
            <text:p>Ogrodzieniec</text:p>
          </table:table-cell>
          <table:table-cell office:value-type="float" office:value="4560" calcext:value-type="float">
            <text:p>4560</text:p>
          </table:table-cell>
          <table:table-cell table:formula="of:=IF(OR(WEEKDAY([.B497])=7; WEEKDAY([.B497])=1); 5000; 12000)" office:value-type="float" office:value="12000" calcext:value-type="float">
            <text:p>12000</text:p>
          </table:table-cell>
          <table:table-cell table:formula="of:=IF([.B496]&lt;&gt;[.B497]; IF([.F496]+[.E497]-[.D497]&gt;0;[.F496]+[.E497]-[.D497]; [.F496]+[.E497] ); IF([.F496]-[.D497]&gt;0; [.F496]-[.D497]; [.F496]))" office:value-type="float" office:value="10810" calcext:value-type="float">
            <text:p>10810</text:p>
          </table:table-cell>
          <table:table-cell table:formula="of:=IF([.F496]-[.D497]&gt;0; 0; IF([.B497]-[.B496]&lt;&gt;0; IF([.F496]-[.D497]+[.E497]&lt;0; 1; 0); 1))" office:value-type="float" office:value="0" calcext:value-type="float">
            <text:p>0</text:p>
          </table:table-cell>
          <table:table-cell table:formula="of:=IF([.G497]=1; [.D497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date" office:date-value="2021-09-01" calcext:value-type="date">
            <text:p>1.09.2021</text:p>
          </table:table-cell>
          <table:table-cell office:value-type="string" calcext:value-type="string">
            <text:p>Ogrodzieniec</text:p>
          </table:table-cell>
          <table:table-cell office:value-type="float" office:value="4620" calcext:value-type="float">
            <text:p>4620</text:p>
          </table:table-cell>
          <table:table-cell table:formula="of:=IF(OR(WEEKDAY([.B498])=7; WEEKDAY([.B498])=1); 5000; 12000)" office:value-type="float" office:value="12000" calcext:value-type="float">
            <text:p>12000</text:p>
          </table:table-cell>
          <table:table-cell table:formula="of:=IF([.B497]&lt;&gt;[.B498]; IF([.F497]+[.E498]-[.D498]&gt;0;[.F497]+[.E498]-[.D498]; [.F497]+[.E498] ); IF([.F497]-[.D498]&gt;0; [.F497]-[.D498]; [.F497]))" office:value-type="float" office:value="18190" calcext:value-type="float">
            <text:p>18190</text:p>
          </table:table-cell>
          <table:table-cell table:formula="of:=IF([.F497]-[.D498]&gt;0; 0; IF([.B498]-[.B497]&lt;&gt;0; IF([.F497]-[.D498]+[.E498]&lt;0; 1; 0); 1))" office:value-type="float" office:value="0" calcext:value-type="float">
            <text:p>0</text:p>
          </table:table-cell>
          <table:table-cell table:formula="of:=IF([.G498]=1; [.D498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date" office:date-value="2021-09-01" calcext:value-type="date">
            <text:p>1.09.2021</text:p>
          </table:table-cell>
          <table:table-cell office:value-type="string" calcext:value-type="string">
            <text:p>Malbork</text:p>
          </table:table-cell>
          <table:table-cell office:value-type="float" office:value="1530" calcext:value-type="float">
            <text:p>1530</text:p>
          </table:table-cell>
          <table:table-cell table:formula="of:=IF(OR(WEEKDAY([.B499])=7; WEEKDAY([.B499])=1); 5000; 12000)" office:value-type="float" office:value="12000" calcext:value-type="float">
            <text:p>12000</text:p>
          </table:table-cell>
          <table:table-cell table:formula="of:=IF([.B498]&lt;&gt;[.B499]; IF([.F498]+[.E499]-[.D499]&gt;0;[.F498]+[.E499]-[.D499]; [.F498]+[.E499] ); IF([.F498]-[.D499]&gt;0; [.F498]-[.D499]; [.F498]))" office:value-type="float" office:value="16660" calcext:value-type="float">
            <text:p>16660</text:p>
          </table:table-cell>
          <table:table-cell table:formula="of:=IF([.F498]-[.D499]&gt;0; 0; IF([.B499]-[.B498]&lt;&gt;0; IF([.F498]-[.D499]+[.E499]&lt;0; 1; 0); 1))" office:value-type="float" office:value="0" calcext:value-type="float">
            <text:p>0</text:p>
          </table:table-cell>
          <table:table-cell table:formula="of:=IF([.G499]=1; [.D499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date" office:date-value="2021-09-02" calcext:value-type="date">
            <text:p>2.09.2021</text:p>
          </table:table-cell>
          <table:table-cell office:value-type="string" calcext:value-type="string">
            <text:p>Ogrodzieniec</text:p>
          </table:table-cell>
          <table:table-cell office:value-type="float" office:value="6920" calcext:value-type="float">
            <text:p>6920</text:p>
          </table:table-cell>
          <table:table-cell table:formula="of:=IF(OR(WEEKDAY([.B500])=7; WEEKDAY([.B500])=1); 5000; 12000)" office:value-type="float" office:value="12000" calcext:value-type="float">
            <text:p>12000</text:p>
          </table:table-cell>
          <table:table-cell table:formula="of:=IF([.B499]&lt;&gt;[.B500]; IF([.F499]+[.E500]-[.D500]&gt;0;[.F499]+[.E500]-[.D500]; [.F499]+[.E500] ); IF([.F499]-[.D500]&gt;0; [.F499]-[.D500]; [.F499]))" office:value-type="float" office:value="21740" calcext:value-type="float">
            <text:p>21740</text:p>
          </table:table-cell>
          <table:table-cell table:formula="of:=IF([.F499]-[.D500]&gt;0; 0; IF([.B500]-[.B499]&lt;&gt;0; IF([.F499]-[.D500]+[.E500]&lt;0; 1; 0); 1))" office:value-type="float" office:value="0" calcext:value-type="float">
            <text:p>0</text:p>
          </table:table-cell>
          <table:table-cell table:formula="of:=IF([.G500]=1; [.D500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date" office:date-value="2021-09-02" calcext:value-type="date">
            <text:p>2.09.2021</text:p>
          </table:table-cell>
          <table:table-cell office:value-type="string" calcext:value-type="string">
            <text:p>Gniezno</text:p>
          </table:table-cell>
          <table:table-cell office:value-type="float" office:value="4100" calcext:value-type="float">
            <text:p>4100</text:p>
          </table:table-cell>
          <table:table-cell table:formula="of:=IF(OR(WEEKDAY([.B501])=7; WEEKDAY([.B501])=1); 5000; 12000)" office:value-type="float" office:value="12000" calcext:value-type="float">
            <text:p>12000</text:p>
          </table:table-cell>
          <table:table-cell table:formula="of:=IF([.B500]&lt;&gt;[.B501]; IF([.F500]+[.E501]-[.D501]&gt;0;[.F500]+[.E501]-[.D501]; [.F500]+[.E501] ); IF([.F500]-[.D501]&gt;0; [.F500]-[.D501]; [.F500]))" office:value-type="float" office:value="17640" calcext:value-type="float">
            <text:p>17640</text:p>
          </table:table-cell>
          <table:table-cell table:formula="of:=IF([.F500]-[.D501]&gt;0; 0; IF([.B501]-[.B500]&lt;&gt;0; IF([.F500]-[.D501]+[.E501]&lt;0; 1; 0); 1))" office:value-type="float" office:value="0" calcext:value-type="float">
            <text:p>0</text:p>
          </table:table-cell>
          <table:table-cell table:formula="of:=IF([.G501]=1; [.D501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date" office:date-value="2021-09-03" calcext:value-type="date">
            <text:p>3.09.2021</text:p>
          </table:table-cell>
          <table:table-cell office:value-type="string" calcext:value-type="string">
            <text:p>Przemysl</text:p>
          </table:table-cell>
          <table:table-cell office:value-type="float" office:value="2870" calcext:value-type="float">
            <text:p>2870</text:p>
          </table:table-cell>
          <table:table-cell table:formula="of:=IF(OR(WEEKDAY([.B502])=7; WEEKDAY([.B502])=1); 5000; 12000)" office:value-type="float" office:value="12000" calcext:value-type="float">
            <text:p>12000</text:p>
          </table:table-cell>
          <table:table-cell table:formula="of:=IF([.B501]&lt;&gt;[.B502]; IF([.F501]+[.E502]-[.D502]&gt;0;[.F501]+[.E502]-[.D502]; [.F501]+[.E502] ); IF([.F501]-[.D502]&gt;0; [.F501]-[.D502]; [.F501]))" office:value-type="float" office:value="26770" calcext:value-type="float">
            <text:p>26770</text:p>
          </table:table-cell>
          <table:table-cell table:formula="of:=IF([.F501]-[.D502]&gt;0; 0; IF([.B502]-[.B501]&lt;&gt;0; IF([.F501]-[.D502]+[.E502]&lt;0; 1; 0); 1))" office:value-type="float" office:value="0" calcext:value-type="float">
            <text:p>0</text:p>
          </table:table-cell>
          <table:table-cell table:formula="of:=IF([.G502]=1; [.D502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date" office:date-value="2021-09-03" calcext:value-type="date">
            <text:p>3.09.2021</text:p>
          </table:table-cell>
          <table:table-cell office:value-type="string" calcext:value-type="string">
            <text:p>Ogrodzieniec</text:p>
          </table:table-cell>
          <table:table-cell office:value-type="float" office:value="1160" calcext:value-type="float">
            <text:p>1160</text:p>
          </table:table-cell>
          <table:table-cell table:formula="of:=IF(OR(WEEKDAY([.B503])=7; WEEKDAY([.B503])=1); 5000; 12000)" office:value-type="float" office:value="12000" calcext:value-type="float">
            <text:p>12000</text:p>
          </table:table-cell>
          <table:table-cell table:formula="of:=IF([.B502]&lt;&gt;[.B503]; IF([.F502]+[.E503]-[.D503]&gt;0;[.F502]+[.E503]-[.D503]; [.F502]+[.E503] ); IF([.F502]-[.D503]&gt;0; [.F502]-[.D503]; [.F502]))" office:value-type="float" office:value="25610" calcext:value-type="float">
            <text:p>25610</text:p>
          </table:table-cell>
          <table:table-cell table:formula="of:=IF([.F502]-[.D503]&gt;0; 0; IF([.B503]-[.B502]&lt;&gt;0; IF([.F502]-[.D503]+[.E503]&lt;0; 1; 0); 1))" office:value-type="float" office:value="0" calcext:value-type="float">
            <text:p>0</text:p>
          </table:table-cell>
          <table:table-cell table:formula="of:=IF([.G503]=1; [.D503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date" office:date-value="2021-09-03" calcext:value-type="date">
            <text:p>3.09.2021</text:p>
          </table:table-cell>
          <table:table-cell office:value-type="string" calcext:value-type="string">
            <text:p>Gniezno</text:p>
          </table:table-cell>
          <table:table-cell office:value-type="float" office:value="8460" calcext:value-type="float">
            <text:p>8460</text:p>
          </table:table-cell>
          <table:table-cell table:formula="of:=IF(OR(WEEKDAY([.B504])=7; WEEKDAY([.B504])=1); 5000; 12000)" office:value-type="float" office:value="12000" calcext:value-type="float">
            <text:p>12000</text:p>
          </table:table-cell>
          <table:table-cell table:formula="of:=IF([.B503]&lt;&gt;[.B504]; IF([.F503]+[.E504]-[.D504]&gt;0;[.F503]+[.E504]-[.D504]; [.F503]+[.E504] ); IF([.F503]-[.D504]&gt;0; [.F503]-[.D504]; [.F503]))" office:value-type="float" office:value="17150" calcext:value-type="float">
            <text:p>17150</text:p>
          </table:table-cell>
          <table:table-cell table:formula="of:=IF([.F503]-[.D504]&gt;0; 0; IF([.B504]-[.B503]&lt;&gt;0; IF([.F503]-[.D504]+[.E504]&lt;0; 1; 0); 1))" office:value-type="float" office:value="0" calcext:value-type="float">
            <text:p>0</text:p>
          </table:table-cell>
          <table:table-cell table:formula="of:=IF([.G504]=1; [.D504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date" office:date-value="2021-09-04" calcext:value-type="date">
            <text:p>4.09.2021</text:p>
          </table:table-cell>
          <table:table-cell office:value-type="string" calcext:value-type="string">
            <text:p>Przemysl</text:p>
          </table:table-cell>
          <table:table-cell office:value-type="float" office:value="6880" calcext:value-type="float">
            <text:p>6880</text:p>
          </table:table-cell>
          <table:table-cell table:formula="of:=IF(OR(WEEKDAY([.B505])=7; WEEKDAY([.B505])=1); 5000; 12000)" office:value-type="float" office:value="5000" calcext:value-type="float">
            <text:p>5000</text:p>
          </table:table-cell>
          <table:table-cell table:formula="of:=IF([.B504]&lt;&gt;[.B505]; IF([.F504]+[.E505]-[.D505]&gt;0;[.F504]+[.E505]-[.D505]; [.F504]+[.E505] ); IF([.F504]-[.D505]&gt;0; [.F504]-[.D505]; [.F504]))" office:value-type="float" office:value="15270" calcext:value-type="float">
            <text:p>15270</text:p>
          </table:table-cell>
          <table:table-cell table:formula="of:=IF([.F504]-[.D505]&gt;0; 0; IF([.B505]-[.B504]&lt;&gt;0; IF([.F504]-[.D505]+[.E505]&lt;0; 1; 0); 1))" office:value-type="float" office:value="0" calcext:value-type="float">
            <text:p>0</text:p>
          </table:table-cell>
          <table:table-cell table:formula="of:=IF([.G505]=1; [.D505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date" office:date-value="2021-09-05" calcext:value-type="date">
            <text:p>5.09.2021</text:p>
          </table:table-cell>
          <table:table-cell office:value-type="string" calcext:value-type="string">
            <text:p>Malbork</text:p>
          </table:table-cell>
          <table:table-cell office:value-type="float" office:value="3610" calcext:value-type="float">
            <text:p>3610</text:p>
          </table:table-cell>
          <table:table-cell table:formula="of:=IF(OR(WEEKDAY([.B506])=7; WEEKDAY([.B506])=1); 5000; 12000)" office:value-type="float" office:value="5000" calcext:value-type="float">
            <text:p>5000</text:p>
          </table:table-cell>
          <table:table-cell table:formula="of:=IF([.B505]&lt;&gt;[.B506]; IF([.F505]+[.E506]-[.D506]&gt;0;[.F505]+[.E506]-[.D506]; [.F505]+[.E506] ); IF([.F505]-[.D506]&gt;0; [.F505]-[.D506]; [.F505]))" office:value-type="float" office:value="16660" calcext:value-type="float">
            <text:p>16660</text:p>
          </table:table-cell>
          <table:table-cell table:formula="of:=IF([.F505]-[.D506]&gt;0; 0; IF([.B506]-[.B505]&lt;&gt;0; IF([.F505]-[.D506]+[.E506]&lt;0; 1; 0); 1))" office:value-type="float" office:value="0" calcext:value-type="float">
            <text:p>0</text:p>
          </table:table-cell>
          <table:table-cell table:formula="of:=IF([.G506]=1; [.D506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date" office:date-value="2021-09-06" calcext:value-type="date">
            <text:p>6.09.2021</text:p>
          </table:table-cell>
          <table:table-cell office:value-type="string" calcext:value-type="string">
            <text:p>Gniezno</text:p>
          </table:table-cell>
          <table:table-cell office:value-type="float" office:value="2400" calcext:value-type="float">
            <text:p>2400</text:p>
          </table:table-cell>
          <table:table-cell table:formula="of:=IF(OR(WEEKDAY([.B507])=7; WEEKDAY([.B507])=1); 5000; 12000)" office:value-type="float" office:value="12000" calcext:value-type="float">
            <text:p>12000</text:p>
          </table:table-cell>
          <table:table-cell table:formula="of:=IF([.B506]&lt;&gt;[.B507]; IF([.F506]+[.E507]-[.D507]&gt;0;[.F506]+[.E507]-[.D507]; [.F506]+[.E507] ); IF([.F506]-[.D507]&gt;0; [.F506]-[.D507]; [.F506]))" office:value-type="float" office:value="26260" calcext:value-type="float">
            <text:p>26260</text:p>
          </table:table-cell>
          <table:table-cell table:formula="of:=IF([.F506]-[.D507]&gt;0; 0; IF([.B507]-[.B506]&lt;&gt;0; IF([.F506]-[.D507]+[.E507]&lt;0; 1; 0); 1))" office:value-type="float" office:value="0" calcext:value-type="float">
            <text:p>0</text:p>
          </table:table-cell>
          <table:table-cell table:formula="of:=IF([.G507]=1; [.D507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date" office:date-value="2021-09-07" calcext:value-type="date">
            <text:p>7.09.2021</text:p>
          </table:table-cell>
          <table:table-cell office:value-type="string" calcext:value-type="string">
            <text:p>Przemysl</text:p>
          </table:table-cell>
          <table:table-cell office:value-type="float" office:value="2660" calcext:value-type="float">
            <text:p>2660</text:p>
          </table:table-cell>
          <table:table-cell table:formula="of:=IF(OR(WEEKDAY([.B508])=7; WEEKDAY([.B508])=1); 5000; 12000)" office:value-type="float" office:value="12000" calcext:value-type="float">
            <text:p>12000</text:p>
          </table:table-cell>
          <table:table-cell table:formula="of:=IF([.B507]&lt;&gt;[.B508]; IF([.F507]+[.E508]-[.D508]&gt;0;[.F507]+[.E508]-[.D508]; [.F507]+[.E508] ); IF([.F507]-[.D508]&gt;0; [.F507]-[.D508]; [.F507]))" office:value-type="float" office:value="35600" calcext:value-type="float">
            <text:p>35600</text:p>
          </table:table-cell>
          <table:table-cell table:formula="of:=IF([.F507]-[.D508]&gt;0; 0; IF([.B508]-[.B507]&lt;&gt;0; IF([.F507]-[.D508]+[.E508]&lt;0; 1; 0); 1))" office:value-type="float" office:value="0" calcext:value-type="float">
            <text:p>0</text:p>
          </table:table-cell>
          <table:table-cell table:formula="of:=IF([.G508]=1; [.D508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date" office:date-value="2021-09-08" calcext:value-type="date">
            <text:p>8.09.2021</text:p>
          </table:table-cell>
          <table:table-cell office:value-type="string" calcext:value-type="string">
            <text:p>Malbork</text:p>
          </table:table-cell>
          <table:table-cell office:value-type="float" office:value="9310" calcext:value-type="float">
            <text:p>9310</text:p>
          </table:table-cell>
          <table:table-cell table:formula="of:=IF(OR(WEEKDAY([.B509])=7; WEEKDAY([.B509])=1); 5000; 12000)" office:value-type="float" office:value="12000" calcext:value-type="float">
            <text:p>12000</text:p>
          </table:table-cell>
          <table:table-cell table:formula="of:=IF([.B508]&lt;&gt;[.B509]; IF([.F508]+[.E509]-[.D509]&gt;0;[.F508]+[.E509]-[.D509]; [.F508]+[.E509] ); IF([.F508]-[.D509]&gt;0; [.F508]-[.D509]; [.F508]))" office:value-type="float" office:value="38290" calcext:value-type="float">
            <text:p>38290</text:p>
          </table:table-cell>
          <table:table-cell table:formula="of:=IF([.F508]-[.D509]&gt;0; 0; IF([.B509]-[.B508]&lt;&gt;0; IF([.F508]-[.D509]+[.E509]&lt;0; 1; 0); 1))" office:value-type="float" office:value="0" calcext:value-type="float">
            <text:p>0</text:p>
          </table:table-cell>
          <table:table-cell table:formula="of:=IF([.G509]=1; [.D509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date" office:date-value="2021-09-08" calcext:value-type="date">
            <text:p>8.09.2021</text:p>
          </table:table-cell>
          <table:table-cell office:value-type="string" calcext:value-type="string">
            <text:p>Przemysl</text:p>
          </table:table-cell>
          <table:table-cell office:value-type="float" office:value="3980" calcext:value-type="float">
            <text:p>3980</text:p>
          </table:table-cell>
          <table:table-cell table:formula="of:=IF(OR(WEEKDAY([.B510])=7; WEEKDAY([.B510])=1); 5000; 12000)" office:value-type="float" office:value="12000" calcext:value-type="float">
            <text:p>12000</text:p>
          </table:table-cell>
          <table:table-cell table:formula="of:=IF([.B509]&lt;&gt;[.B510]; IF([.F509]+[.E510]-[.D510]&gt;0;[.F509]+[.E510]-[.D510]; [.F509]+[.E510] ); IF([.F509]-[.D510]&gt;0; [.F509]-[.D510]; [.F509]))" office:value-type="float" office:value="34310" calcext:value-type="float">
            <text:p>34310</text:p>
          </table:table-cell>
          <table:table-cell table:formula="of:=IF([.F509]-[.D510]&gt;0; 0; IF([.B510]-[.B509]&lt;&gt;0; IF([.F509]-[.D510]+[.E510]&lt;0; 1; 0); 1))" office:value-type="float" office:value="0" calcext:value-type="float">
            <text:p>0</text:p>
          </table:table-cell>
          <table:table-cell table:formula="of:=IF([.G510]=1; [.D510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date" office:date-value="2021-09-09" calcext:value-type="date">
            <text:p>9.09.2021</text:p>
          </table:table-cell>
          <table:table-cell office:value-type="string" calcext:value-type="string">
            <text:p>Gniezno</text:p>
          </table:table-cell>
          <table:table-cell office:value-type="float" office:value="7000" calcext:value-type="float">
            <text:p>7000</text:p>
          </table:table-cell>
          <table:table-cell table:formula="of:=IF(OR(WEEKDAY([.B511])=7; WEEKDAY([.B511])=1); 5000; 12000)" office:value-type="float" office:value="12000" calcext:value-type="float">
            <text:p>12000</text:p>
          </table:table-cell>
          <table:table-cell table:formula="of:=IF([.B510]&lt;&gt;[.B511]; IF([.F510]+[.E511]-[.D511]&gt;0;[.F510]+[.E511]-[.D511]; [.F510]+[.E511] ); IF([.F510]-[.D511]&gt;0; [.F510]-[.D511]; [.F510]))" office:value-type="float" office:value="39310" calcext:value-type="float">
            <text:p>39310</text:p>
          </table:table-cell>
          <table:table-cell table:formula="of:=IF([.F510]-[.D511]&gt;0; 0; IF([.B511]-[.B510]&lt;&gt;0; IF([.F510]-[.D511]+[.E511]&lt;0; 1; 0); 1))" office:value-type="float" office:value="0" calcext:value-type="float">
            <text:p>0</text:p>
          </table:table-cell>
          <table:table-cell table:formula="of:=IF([.G511]=1; [.D511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date" office:date-value="2021-09-09" calcext:value-type="date">
            <text:p>9.09.2021</text:p>
          </table:table-cell>
          <table:table-cell office:value-type="string" calcext:value-type="string">
            <text:p>Przemysl</text:p>
          </table:table-cell>
          <table:table-cell office:value-type="float" office:value="4660" calcext:value-type="float">
            <text:p>4660</text:p>
          </table:table-cell>
          <table:table-cell table:formula="of:=IF(OR(WEEKDAY([.B512])=7; WEEKDAY([.B512])=1); 5000; 12000)" office:value-type="float" office:value="12000" calcext:value-type="float">
            <text:p>12000</text:p>
          </table:table-cell>
          <table:table-cell table:formula="of:=IF([.B511]&lt;&gt;[.B512]; IF([.F511]+[.E512]-[.D512]&gt;0;[.F511]+[.E512]-[.D512]; [.F511]+[.E512] ); IF([.F511]-[.D512]&gt;0; [.F511]-[.D512]; [.F511]))" office:value-type="float" office:value="34650" calcext:value-type="float">
            <text:p>34650</text:p>
          </table:table-cell>
          <table:table-cell table:formula="of:=IF([.F511]-[.D512]&gt;0; 0; IF([.B512]-[.B511]&lt;&gt;0; IF([.F511]-[.D512]+[.E512]&lt;0; 1; 0); 1))" office:value-type="float" office:value="0" calcext:value-type="float">
            <text:p>0</text:p>
          </table:table-cell>
          <table:table-cell table:formula="of:=IF([.G512]=1; [.D512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date" office:date-value="2021-09-09" calcext:value-type="date">
            <text:p>9.09.2021</text:p>
          </table:table-cell>
          <table:table-cell office:value-type="string" calcext:value-type="string">
            <text:p>Ogrodzieniec</text:p>
          </table:table-cell>
          <table:table-cell office:value-type="float" office:value="6620" calcext:value-type="float">
            <text:p>6620</text:p>
          </table:table-cell>
          <table:table-cell table:formula="of:=IF(OR(WEEKDAY([.B513])=7; WEEKDAY([.B513])=1); 5000; 12000)" office:value-type="float" office:value="12000" calcext:value-type="float">
            <text:p>12000</text:p>
          </table:table-cell>
          <table:table-cell table:formula="of:=IF([.B512]&lt;&gt;[.B513]; IF([.F512]+[.E513]-[.D513]&gt;0;[.F512]+[.E513]-[.D513]; [.F512]+[.E513] ); IF([.F512]-[.D513]&gt;0; [.F512]-[.D513]; [.F512]))" office:value-type="float" office:value="28030" calcext:value-type="float">
            <text:p>28030</text:p>
          </table:table-cell>
          <table:table-cell table:formula="of:=IF([.F512]-[.D513]&gt;0; 0; IF([.B513]-[.B512]&lt;&gt;0; IF([.F512]-[.D513]+[.E513]&lt;0; 1; 0); 1))" office:value-type="float" office:value="0" calcext:value-type="float">
            <text:p>0</text:p>
          </table:table-cell>
          <table:table-cell table:formula="of:=IF([.G513]=1; [.D513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date" office:date-value="2021-09-10" calcext:value-type="date">
            <text:p>10.09.2021</text:p>
          </table:table-cell>
          <table:table-cell office:value-type="string" calcext:value-type="string">
            <text:p>Gniezno</text:p>
          </table:table-cell>
          <table:table-cell office:value-type="float" office:value="1690" calcext:value-type="float">
            <text:p>1690</text:p>
          </table:table-cell>
          <table:table-cell table:formula="of:=IF(OR(WEEKDAY([.B514])=7; WEEKDAY([.B514])=1); 5000; 12000)" office:value-type="float" office:value="12000" calcext:value-type="float">
            <text:p>12000</text:p>
          </table:table-cell>
          <table:table-cell table:formula="of:=IF([.B513]&lt;&gt;[.B514]; IF([.F513]+[.E514]-[.D514]&gt;0;[.F513]+[.E514]-[.D514]; [.F513]+[.E514] ); IF([.F513]-[.D514]&gt;0; [.F513]-[.D514]; [.F513]))" office:value-type="float" office:value="38340" calcext:value-type="float">
            <text:p>38340</text:p>
          </table:table-cell>
          <table:table-cell table:formula="of:=IF([.F513]-[.D514]&gt;0; 0; IF([.B514]-[.B513]&lt;&gt;0; IF([.F513]-[.D514]+[.E514]&lt;0; 1; 0); 1))" office:value-type="float" office:value="0" calcext:value-type="float">
            <text:p>0</text:p>
          </table:table-cell>
          <table:table-cell table:formula="of:=IF([.G514]=1; [.D514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date" office:date-value="2021-09-10" calcext:value-type="date">
            <text:p>10.09.2021</text:p>
          </table:table-cell>
          <table:table-cell office:value-type="string" calcext:value-type="string">
            <text:p>Malbork</text:p>
          </table:table-cell>
          <table:table-cell office:value-type="float" office:value="6080" calcext:value-type="float">
            <text:p>6080</text:p>
          </table:table-cell>
          <table:table-cell table:formula="of:=IF(OR(WEEKDAY([.B515])=7; WEEKDAY([.B515])=1); 5000; 12000)" office:value-type="float" office:value="12000" calcext:value-type="float">
            <text:p>12000</text:p>
          </table:table-cell>
          <table:table-cell table:formula="of:=IF([.B514]&lt;&gt;[.B515]; IF([.F514]+[.E515]-[.D515]&gt;0;[.F514]+[.E515]-[.D515]; [.F514]+[.E515] ); IF([.F514]-[.D515]&gt;0; [.F514]-[.D515]; [.F514]))" office:value-type="float" office:value="32260" calcext:value-type="float">
            <text:p>32260</text:p>
          </table:table-cell>
          <table:table-cell table:formula="of:=IF([.F514]-[.D515]&gt;0; 0; IF([.B515]-[.B514]&lt;&gt;0; IF([.F514]-[.D515]+[.E515]&lt;0; 1; 0); 1))" office:value-type="float" office:value="0" calcext:value-type="float">
            <text:p>0</text:p>
          </table:table-cell>
          <table:table-cell table:formula="of:=IF([.G515]=1; [.D515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date" office:date-value="2021-09-11" calcext:value-type="date">
            <text:p>11.09.2021</text:p>
          </table:table-cell>
          <table:table-cell office:value-type="string" calcext:value-type="string">
            <text:p>Ogrodzieniec</text:p>
          </table:table-cell>
          <table:table-cell office:value-type="float" office:value="1970" calcext:value-type="float">
            <text:p>1970</text:p>
          </table:table-cell>
          <table:table-cell table:formula="of:=IF(OR(WEEKDAY([.B516])=7; WEEKDAY([.B516])=1); 5000; 12000)" office:value-type="float" office:value="5000" calcext:value-type="float">
            <text:p>5000</text:p>
          </table:table-cell>
          <table:table-cell table:formula="of:=IF([.B515]&lt;&gt;[.B516]; IF([.F515]+[.E516]-[.D516]&gt;0;[.F515]+[.E516]-[.D516]; [.F515]+[.E516] ); IF([.F515]-[.D516]&gt;0; [.F515]-[.D516]; [.F515]))" office:value-type="float" office:value="35290" calcext:value-type="float">
            <text:p>35290</text:p>
          </table:table-cell>
          <table:table-cell table:formula="of:=IF([.F515]-[.D516]&gt;0; 0; IF([.B516]-[.B515]&lt;&gt;0; IF([.F515]-[.D516]+[.E516]&lt;0; 1; 0); 1))" office:value-type="float" office:value="0" calcext:value-type="float">
            <text:p>0</text:p>
          </table:table-cell>
          <table:table-cell table:formula="of:=IF([.G516]=1; [.D516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date" office:date-value="2021-09-11" calcext:value-type="date">
            <text:p>11.09.2021</text:p>
          </table:table-cell>
          <table:table-cell office:value-type="string" calcext:value-type="string">
            <text:p>Gniezno</text:p>
          </table:table-cell>
          <table:table-cell office:value-type="float" office:value="4320" calcext:value-type="float">
            <text:p>4320</text:p>
          </table:table-cell>
          <table:table-cell table:formula="of:=IF(OR(WEEKDAY([.B517])=7; WEEKDAY([.B517])=1); 5000; 12000)" office:value-type="float" office:value="5000" calcext:value-type="float">
            <text:p>5000</text:p>
          </table:table-cell>
          <table:table-cell table:formula="of:=IF([.B516]&lt;&gt;[.B517]; IF([.F516]+[.E517]-[.D517]&gt;0;[.F516]+[.E517]-[.D517]; [.F516]+[.E517] ); IF([.F516]-[.D517]&gt;0; [.F516]-[.D517]; [.F516]))" office:value-type="float" office:value="30970" calcext:value-type="float">
            <text:p>30970</text:p>
          </table:table-cell>
          <table:table-cell table:formula="of:=IF([.F516]-[.D517]&gt;0; 0; IF([.B517]-[.B516]&lt;&gt;0; IF([.F516]-[.D517]+[.E517]&lt;0; 1; 0); 1))" office:value-type="float" office:value="0" calcext:value-type="float">
            <text:p>0</text:p>
          </table:table-cell>
          <table:table-cell table:formula="of:=IF([.G517]=1; [.D517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date" office:date-value="2021-09-11" calcext:value-type="date">
            <text:p>11.09.2021</text:p>
          </table:table-cell>
          <table:table-cell office:value-type="string" calcext:value-type="string">
            <text:p>Przemysl</text:p>
          </table:table-cell>
          <table:table-cell office:value-type="float" office:value="3310" calcext:value-type="float">
            <text:p>3310</text:p>
          </table:table-cell>
          <table:table-cell table:formula="of:=IF(OR(WEEKDAY([.B518])=7; WEEKDAY([.B518])=1); 5000; 12000)" office:value-type="float" office:value="5000" calcext:value-type="float">
            <text:p>5000</text:p>
          </table:table-cell>
          <table:table-cell table:formula="of:=IF([.B517]&lt;&gt;[.B518]; IF([.F517]+[.E518]-[.D518]&gt;0;[.F517]+[.E518]-[.D518]; [.F517]+[.E518] ); IF([.F517]-[.D518]&gt;0; [.F517]-[.D518]; [.F517]))" office:value-type="float" office:value="27660" calcext:value-type="float">
            <text:p>27660</text:p>
          </table:table-cell>
          <table:table-cell table:formula="of:=IF([.F517]-[.D518]&gt;0; 0; IF([.B518]-[.B517]&lt;&gt;0; IF([.F517]-[.D518]+[.E518]&lt;0; 1; 0); 1))" office:value-type="float" office:value="0" calcext:value-type="float">
            <text:p>0</text:p>
          </table:table-cell>
          <table:table-cell table:formula="of:=IF([.G518]=1; [.D518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date" office:date-value="2021-09-12" calcext:value-type="date">
            <text:p>12.09.2021</text:p>
          </table:table-cell>
          <table:table-cell office:value-type="string" calcext:value-type="string">
            <text:p>Malbork</text:p>
          </table:table-cell>
          <table:table-cell office:value-type="float" office:value="3550" calcext:value-type="float">
            <text:p>3550</text:p>
          </table:table-cell>
          <table:table-cell table:formula="of:=IF(OR(WEEKDAY([.B519])=7; WEEKDAY([.B519])=1); 5000; 12000)" office:value-type="float" office:value="5000" calcext:value-type="float">
            <text:p>5000</text:p>
          </table:table-cell>
          <table:table-cell table:formula="of:=IF([.B518]&lt;&gt;[.B519]; IF([.F518]+[.E519]-[.D519]&gt;0;[.F518]+[.E519]-[.D519]; [.F518]+[.E519] ); IF([.F518]-[.D519]&gt;0; [.F518]-[.D519]; [.F518]))" office:value-type="float" office:value="29110" calcext:value-type="float">
            <text:p>29110</text:p>
          </table:table-cell>
          <table:table-cell table:formula="of:=IF([.F518]-[.D519]&gt;0; 0; IF([.B519]-[.B518]&lt;&gt;0; IF([.F518]-[.D519]+[.E519]&lt;0; 1; 0); 1))" office:value-type="float" office:value="0" calcext:value-type="float">
            <text:p>0</text:p>
          </table:table-cell>
          <table:table-cell table:formula="of:=IF([.G519]=1; [.D519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date" office:date-value="2021-09-12" calcext:value-type="date">
            <text:p>12.09.2021</text:p>
          </table:table-cell>
          <table:table-cell office:value-type="string" calcext:value-type="string">
            <text:p>Ogrodzieniec</text:p>
          </table:table-cell>
          <table:table-cell office:value-type="float" office:value="5210" calcext:value-type="float">
            <text:p>5210</text:p>
          </table:table-cell>
          <table:table-cell table:formula="of:=IF(OR(WEEKDAY([.B520])=7; WEEKDAY([.B520])=1); 5000; 12000)" office:value-type="float" office:value="5000" calcext:value-type="float">
            <text:p>5000</text:p>
          </table:table-cell>
          <table:table-cell table:formula="of:=IF([.B519]&lt;&gt;[.B520]; IF([.F519]+[.E520]-[.D520]&gt;0;[.F519]+[.E520]-[.D520]; [.F519]+[.E520] ); IF([.F519]-[.D520]&gt;0; [.F519]-[.D520]; [.F519]))" office:value-type="float" office:value="23900" calcext:value-type="float">
            <text:p>23900</text:p>
          </table:table-cell>
          <table:table-cell table:formula="of:=IF([.F519]-[.D520]&gt;0; 0; IF([.B520]-[.B519]&lt;&gt;0; IF([.F519]-[.D520]+[.E520]&lt;0; 1; 0); 1))" office:value-type="float" office:value="0" calcext:value-type="float">
            <text:p>0</text:p>
          </table:table-cell>
          <table:table-cell table:formula="of:=IF([.G520]=1; [.D520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date" office:date-value="2021-09-12" calcext:value-type="date">
            <text:p>12.09.2021</text:p>
          </table:table-cell>
          <table:table-cell office:value-type="string" calcext:value-type="string">
            <text:p>Przemysl</text:p>
          </table:table-cell>
          <table:table-cell office:value-type="float" office:value="2990" calcext:value-type="float">
            <text:p>2990</text:p>
          </table:table-cell>
          <table:table-cell table:formula="of:=IF(OR(WEEKDAY([.B521])=7; WEEKDAY([.B521])=1); 5000; 12000)" office:value-type="float" office:value="5000" calcext:value-type="float">
            <text:p>5000</text:p>
          </table:table-cell>
          <table:table-cell table:formula="of:=IF([.B520]&lt;&gt;[.B521]; IF([.F520]+[.E521]-[.D521]&gt;0;[.F520]+[.E521]-[.D521]; [.F520]+[.E521] ); IF([.F520]-[.D521]&gt;0; [.F520]-[.D521]; [.F520]))" office:value-type="float" office:value="20910" calcext:value-type="float">
            <text:p>20910</text:p>
          </table:table-cell>
          <table:table-cell table:formula="of:=IF([.F520]-[.D521]&gt;0; 0; IF([.B521]-[.B520]&lt;&gt;0; IF([.F520]-[.D521]+[.E521]&lt;0; 1; 0); 1))" office:value-type="float" office:value="0" calcext:value-type="float">
            <text:p>0</text:p>
          </table:table-cell>
          <table:table-cell table:formula="of:=IF([.G521]=1; [.D521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date" office:date-value="2021-09-13" calcext:value-type="date">
            <text:p>13.09.2021</text:p>
          </table:table-cell>
          <table:table-cell office:value-type="string" calcext:value-type="string">
            <text:p>Gniezno</text:p>
          </table:table-cell>
          <table:table-cell office:value-type="float" office:value="7890" calcext:value-type="float">
            <text:p>7890</text:p>
          </table:table-cell>
          <table:table-cell table:formula="of:=IF(OR(WEEKDAY([.B522])=7; WEEKDAY([.B522])=1); 5000; 12000)" office:value-type="float" office:value="12000" calcext:value-type="float">
            <text:p>12000</text:p>
          </table:table-cell>
          <table:table-cell table:formula="of:=IF([.B521]&lt;&gt;[.B522]; IF([.F521]+[.E522]-[.D522]&gt;0;[.F521]+[.E522]-[.D522]; [.F521]+[.E522] ); IF([.F521]-[.D522]&gt;0; [.F521]-[.D522]; [.F521]))" office:value-type="float" office:value="25020" calcext:value-type="float">
            <text:p>25020</text:p>
          </table:table-cell>
          <table:table-cell table:formula="of:=IF([.F521]-[.D522]&gt;0; 0; IF([.B522]-[.B521]&lt;&gt;0; IF([.F521]-[.D522]+[.E522]&lt;0; 1; 0); 1))" office:value-type="float" office:value="0" calcext:value-type="float">
            <text:p>0</text:p>
          </table:table-cell>
          <table:table-cell table:formula="of:=IF([.G522]=1; [.D522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date" office:date-value="2021-09-13" calcext:value-type="date">
            <text:p>13.09.2021</text:p>
          </table:table-cell>
          <table:table-cell office:value-type="string" calcext:value-type="string">
            <text:p>Przemysl</text:p>
          </table:table-cell>
          <table:table-cell office:value-type="float" office:value="3440" calcext:value-type="float">
            <text:p>3440</text:p>
          </table:table-cell>
          <table:table-cell table:formula="of:=IF(OR(WEEKDAY([.B523])=7; WEEKDAY([.B523])=1); 5000; 12000)" office:value-type="float" office:value="12000" calcext:value-type="float">
            <text:p>12000</text:p>
          </table:table-cell>
          <table:table-cell table:formula="of:=IF([.B522]&lt;&gt;[.B523]; IF([.F522]+[.E523]-[.D523]&gt;0;[.F522]+[.E523]-[.D523]; [.F522]+[.E523] ); IF([.F522]-[.D523]&gt;0; [.F522]-[.D523]; [.F522]))" office:value-type="float" office:value="21580" calcext:value-type="float">
            <text:p>21580</text:p>
          </table:table-cell>
          <table:table-cell table:formula="of:=IF([.F522]-[.D523]&gt;0; 0; IF([.B523]-[.B522]&lt;&gt;0; IF([.F522]-[.D523]+[.E523]&lt;0; 1; 0); 1))" office:value-type="float" office:value="0" calcext:value-type="float">
            <text:p>0</text:p>
          </table:table-cell>
          <table:table-cell table:formula="of:=IF([.G523]=1; [.D523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date" office:date-value="2021-09-13" calcext:value-type="date">
            <text:p>13.09.2021</text:p>
          </table:table-cell>
          <table:table-cell office:value-type="string" calcext:value-type="string">
            <text:p>Malbork</text:p>
          </table:table-cell>
          <table:table-cell office:value-type="float" office:value="6170" calcext:value-type="float">
            <text:p>6170</text:p>
          </table:table-cell>
          <table:table-cell table:formula="of:=IF(OR(WEEKDAY([.B524])=7; WEEKDAY([.B524])=1); 5000; 12000)" office:value-type="float" office:value="12000" calcext:value-type="float">
            <text:p>12000</text:p>
          </table:table-cell>
          <table:table-cell table:formula="of:=IF([.B523]&lt;&gt;[.B524]; IF([.F523]+[.E524]-[.D524]&gt;0;[.F523]+[.E524]-[.D524]; [.F523]+[.E524] ); IF([.F523]-[.D524]&gt;0; [.F523]-[.D524]; [.F523]))" office:value-type="float" office:value="15410" calcext:value-type="float">
            <text:p>15410</text:p>
          </table:table-cell>
          <table:table-cell table:formula="of:=IF([.F523]-[.D524]&gt;0; 0; IF([.B524]-[.B523]&lt;&gt;0; IF([.F523]-[.D524]+[.E524]&lt;0; 1; 0); 1))" office:value-type="float" office:value="0" calcext:value-type="float">
            <text:p>0</text:p>
          </table:table-cell>
          <table:table-cell table:formula="of:=IF([.G524]=1; [.D524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date" office:date-value="2021-09-14" calcext:value-type="date">
            <text:p>14.09.2021</text:p>
          </table:table-cell>
          <table:table-cell office:value-type="string" calcext:value-type="string">
            <text:p>Ogrodzieniec</text:p>
          </table:table-cell>
          <table:table-cell office:value-type="float" office:value="8230" calcext:value-type="float">
            <text:p>8230</text:p>
          </table:table-cell>
          <table:table-cell table:formula="of:=IF(OR(WEEKDAY([.B525])=7; WEEKDAY([.B525])=1); 5000; 12000)" office:value-type="float" office:value="12000" calcext:value-type="float">
            <text:p>12000</text:p>
          </table:table-cell>
          <table:table-cell table:formula="of:=IF([.B524]&lt;&gt;[.B525]; IF([.F524]+[.E525]-[.D525]&gt;0;[.F524]+[.E525]-[.D525]; [.F524]+[.E525] ); IF([.F524]-[.D525]&gt;0; [.F524]-[.D525]; [.F524]))" office:value-type="float" office:value="19180" calcext:value-type="float">
            <text:p>19180</text:p>
          </table:table-cell>
          <table:table-cell table:formula="of:=IF([.F524]-[.D525]&gt;0; 0; IF([.B525]-[.B524]&lt;&gt;0; IF([.F524]-[.D525]+[.E525]&lt;0; 1; 0); 1))" office:value-type="float" office:value="0" calcext:value-type="float">
            <text:p>0</text:p>
          </table:table-cell>
          <table:table-cell table:formula="of:=IF([.G525]=1; [.D525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date" office:date-value="2021-09-15" calcext:value-type="date">
            <text:p>15.09.2021</text:p>
          </table:table-cell>
          <table:table-cell office:value-type="string" calcext:value-type="string">
            <text:p>Przemysl</text:p>
          </table:table-cell>
          <table:table-cell office:value-type="float" office:value="4710" calcext:value-type="float">
            <text:p>4710</text:p>
          </table:table-cell>
          <table:table-cell table:formula="of:=IF(OR(WEEKDAY([.B526])=7; WEEKDAY([.B526])=1); 5000; 12000)" office:value-type="float" office:value="12000" calcext:value-type="float">
            <text:p>12000</text:p>
          </table:table-cell>
          <table:table-cell table:formula="of:=IF([.B525]&lt;&gt;[.B526]; IF([.F525]+[.E526]-[.D526]&gt;0;[.F525]+[.E526]-[.D526]; [.F525]+[.E526] ); IF([.F525]-[.D526]&gt;0; [.F525]-[.D526]; [.F525]))" office:value-type="float" office:value="26470" calcext:value-type="float">
            <text:p>26470</text:p>
          </table:table-cell>
          <table:table-cell table:formula="of:=IF([.F525]-[.D526]&gt;0; 0; IF([.B526]-[.B525]&lt;&gt;0; IF([.F525]-[.D526]+[.E526]&lt;0; 1; 0); 1))" office:value-type="float" office:value="0" calcext:value-type="float">
            <text:p>0</text:p>
          </table:table-cell>
          <table:table-cell table:formula="of:=IF([.G526]=1; [.D526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date" office:date-value="2021-09-15" calcext:value-type="date">
            <text:p>15.09.2021</text:p>
          </table:table-cell>
          <table:table-cell office:value-type="string" calcext:value-type="string">
            <text:p>Gniezno</text:p>
          </table:table-cell>
          <table:table-cell office:value-type="float" office:value="5870" calcext:value-type="float">
            <text:p>5870</text:p>
          </table:table-cell>
          <table:table-cell table:formula="of:=IF(OR(WEEKDAY([.B527])=7; WEEKDAY([.B527])=1); 5000; 12000)" office:value-type="float" office:value="12000" calcext:value-type="float">
            <text:p>12000</text:p>
          </table:table-cell>
          <table:table-cell table:formula="of:=IF([.B526]&lt;&gt;[.B527]; IF([.F526]+[.E527]-[.D527]&gt;0;[.F526]+[.E527]-[.D527]; [.F526]+[.E527] ); IF([.F526]-[.D527]&gt;0; [.F526]-[.D527]; [.F526]))" office:value-type="float" office:value="20600" calcext:value-type="float">
            <text:p>20600</text:p>
          </table:table-cell>
          <table:table-cell table:formula="of:=IF([.F526]-[.D527]&gt;0; 0; IF([.B527]-[.B526]&lt;&gt;0; IF([.F526]-[.D527]+[.E527]&lt;0; 1; 0); 1))" office:value-type="float" office:value="0" calcext:value-type="float">
            <text:p>0</text:p>
          </table:table-cell>
          <table:table-cell table:formula="of:=IF([.G527]=1; [.D527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date" office:date-value="2021-09-15" calcext:value-type="date">
            <text:p>15.09.2021</text:p>
          </table:table-cell>
          <table:table-cell office:value-type="string" calcext:value-type="string">
            <text:p>Malbork</text:p>
          </table:table-cell>
          <table:table-cell office:value-type="float" office:value="4400" calcext:value-type="float">
            <text:p>4400</text:p>
          </table:table-cell>
          <table:table-cell table:formula="of:=IF(OR(WEEKDAY([.B528])=7; WEEKDAY([.B528])=1); 5000; 12000)" office:value-type="float" office:value="12000" calcext:value-type="float">
            <text:p>12000</text:p>
          </table:table-cell>
          <table:table-cell table:formula="of:=IF([.B527]&lt;&gt;[.B528]; IF([.F527]+[.E528]-[.D528]&gt;0;[.F527]+[.E528]-[.D528]; [.F527]+[.E528] ); IF([.F527]-[.D528]&gt;0; [.F527]-[.D528]; [.F527]))" office:value-type="float" office:value="16200" calcext:value-type="float">
            <text:p>16200</text:p>
          </table:table-cell>
          <table:table-cell table:formula="of:=IF([.F527]-[.D528]&gt;0; 0; IF([.B528]-[.B527]&lt;&gt;0; IF([.F527]-[.D528]+[.E528]&lt;0; 1; 0); 1))" office:value-type="float" office:value="0" calcext:value-type="float">
            <text:p>0</text:p>
          </table:table-cell>
          <table:table-cell table:formula="of:=IF([.G528]=1; [.D528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date" office:date-value="2021-09-16" calcext:value-type="date">
            <text:p>16.09.2021</text:p>
          </table:table-cell>
          <table:table-cell office:value-type="string" calcext:value-type="string">
            <text:p>Ogrodzieniec</text:p>
          </table:table-cell>
          <table:table-cell office:value-type="float" office:value="9580" calcext:value-type="float">
            <text:p>9580</text:p>
          </table:table-cell>
          <table:table-cell table:formula="of:=IF(OR(WEEKDAY([.B529])=7; WEEKDAY([.B529])=1); 5000; 12000)" office:value-type="float" office:value="12000" calcext:value-type="float">
            <text:p>12000</text:p>
          </table:table-cell>
          <table:table-cell table:formula="of:=IF([.B528]&lt;&gt;[.B529]; IF([.F528]+[.E529]-[.D529]&gt;0;[.F528]+[.E529]-[.D529]; [.F528]+[.E529] ); IF([.F528]-[.D529]&gt;0; [.F528]-[.D529]; [.F528]))" office:value-type="float" office:value="18620" calcext:value-type="float">
            <text:p>18620</text:p>
          </table:table-cell>
          <table:table-cell table:formula="of:=IF([.F528]-[.D529]&gt;0; 0; IF([.B529]-[.B528]&lt;&gt;0; IF([.F528]-[.D529]+[.E529]&lt;0; 1; 0); 1))" office:value-type="float" office:value="0" calcext:value-type="float">
            <text:p>0</text:p>
          </table:table-cell>
          <table:table-cell table:formula="of:=IF([.G529]=1; [.D529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date" office:date-value="2021-09-17" calcext:value-type="date">
            <text:p>17.09.2021</text:p>
          </table:table-cell>
          <table:table-cell office:value-type="string" calcext:value-type="string">
            <text:p>Przemysl</text:p>
          </table:table-cell>
          <table:table-cell office:value-type="float" office:value="6730" calcext:value-type="float">
            <text:p>6730</text:p>
          </table:table-cell>
          <table:table-cell table:formula="of:=IF(OR(WEEKDAY([.B530])=7; WEEKDAY([.B530])=1); 5000; 12000)" office:value-type="float" office:value="12000" calcext:value-type="float">
            <text:p>12000</text:p>
          </table:table-cell>
          <table:table-cell table:formula="of:=IF([.B529]&lt;&gt;[.B530]; IF([.F529]+[.E530]-[.D530]&gt;0;[.F529]+[.E530]-[.D530]; [.F529]+[.E530] ); IF([.F529]-[.D530]&gt;0; [.F529]-[.D530]; [.F529]))" office:value-type="float" office:value="23890" calcext:value-type="float">
            <text:p>23890</text:p>
          </table:table-cell>
          <table:table-cell table:formula="of:=IF([.F529]-[.D530]&gt;0; 0; IF([.B530]-[.B529]&lt;&gt;0; IF([.F529]-[.D530]+[.E530]&lt;0; 1; 0); 1))" office:value-type="float" office:value="0" calcext:value-type="float">
            <text:p>0</text:p>
          </table:table-cell>
          <table:table-cell table:formula="of:=IF([.G530]=1; [.D530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date" office:date-value="2021-09-17" calcext:value-type="date">
            <text:p>17.09.2021</text:p>
          </table:table-cell>
          <table:table-cell office:value-type="string" calcext:value-type="string">
            <text:p>Malbork</text:p>
          </table:table-cell>
          <table:table-cell office:value-type="float" office:value="3320" calcext:value-type="float">
            <text:p>3320</text:p>
          </table:table-cell>
          <table:table-cell table:formula="of:=IF(OR(WEEKDAY([.B531])=7; WEEKDAY([.B531])=1); 5000; 12000)" office:value-type="float" office:value="12000" calcext:value-type="float">
            <text:p>12000</text:p>
          </table:table-cell>
          <table:table-cell table:formula="of:=IF([.B530]&lt;&gt;[.B531]; IF([.F530]+[.E531]-[.D531]&gt;0;[.F530]+[.E531]-[.D531]; [.F530]+[.E531] ); IF([.F530]-[.D531]&gt;0; [.F530]-[.D531]; [.F530]))" office:value-type="float" office:value="20570" calcext:value-type="float">
            <text:p>20570</text:p>
          </table:table-cell>
          <table:table-cell table:formula="of:=IF([.F530]-[.D531]&gt;0; 0; IF([.B531]-[.B530]&lt;&gt;0; IF([.F530]-[.D531]+[.E531]&lt;0; 1; 0); 1))" office:value-type="float" office:value="0" calcext:value-type="float">
            <text:p>0</text:p>
          </table:table-cell>
          <table:table-cell table:formula="of:=IF([.G531]=1; [.D531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date" office:date-value="2021-09-17" calcext:value-type="date">
            <text:p>17.09.2021</text:p>
          </table:table-cell>
          <table:table-cell office:value-type="string" calcext:value-type="string">
            <text:p>Ogrodzieniec</text:p>
          </table:table-cell>
          <table:table-cell office:value-type="float" office:value="7580" calcext:value-type="float">
            <text:p>7580</text:p>
          </table:table-cell>
          <table:table-cell table:formula="of:=IF(OR(WEEKDAY([.B532])=7; WEEKDAY([.B532])=1); 5000; 12000)" office:value-type="float" office:value="12000" calcext:value-type="float">
            <text:p>12000</text:p>
          </table:table-cell>
          <table:table-cell table:formula="of:=IF([.B531]&lt;&gt;[.B532]; IF([.F531]+[.E532]-[.D532]&gt;0;[.F531]+[.E532]-[.D532]; [.F531]+[.E532] ); IF([.F531]-[.D532]&gt;0; [.F531]-[.D532]; [.F531]))" office:value-type="float" office:value="12990" calcext:value-type="float">
            <text:p>12990</text:p>
          </table:table-cell>
          <table:table-cell table:formula="of:=IF([.F531]-[.D532]&gt;0; 0; IF([.B532]-[.B531]&lt;&gt;0; IF([.F531]-[.D532]+[.E532]&lt;0; 1; 0); 1))" office:value-type="float" office:value="0" calcext:value-type="float">
            <text:p>0</text:p>
          </table:table-cell>
          <table:table-cell table:formula="of:=IF([.G532]=1; [.D532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date" office:date-value="2021-09-18" calcext:value-type="date">
            <text:p>18.09.2021</text:p>
          </table:table-cell>
          <table:table-cell office:value-type="string" calcext:value-type="string">
            <text:p>Gniezno</text:p>
          </table:table-cell>
          <table:table-cell office:value-type="float" office:value="7650" calcext:value-type="float">
            <text:p>7650</text:p>
          </table:table-cell>
          <table:table-cell table:formula="of:=IF(OR(WEEKDAY([.B533])=7; WEEKDAY([.B533])=1); 5000; 12000)" office:value-type="float" office:value="5000" calcext:value-type="float">
            <text:p>5000</text:p>
          </table:table-cell>
          <table:table-cell table:formula="of:=IF([.B532]&lt;&gt;[.B533]; IF([.F532]+[.E533]-[.D533]&gt;0;[.F532]+[.E533]-[.D533]; [.F532]+[.E533] ); IF([.F532]-[.D533]&gt;0; [.F532]-[.D533]; [.F532]))" office:value-type="float" office:value="10340" calcext:value-type="float">
            <text:p>10340</text:p>
          </table:table-cell>
          <table:table-cell table:formula="of:=IF([.F532]-[.D533]&gt;0; 0; IF([.B533]-[.B532]&lt;&gt;0; IF([.F532]-[.D533]+[.E533]&lt;0; 1; 0); 1))" office:value-type="float" office:value="0" calcext:value-type="float">
            <text:p>0</text:p>
          </table:table-cell>
          <table:table-cell table:formula="of:=IF([.G533]=1; [.D533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date" office:date-value="2021-09-18" calcext:value-type="date">
            <text:p>18.09.2021</text:p>
          </table:table-cell>
          <table:table-cell office:value-type="string" calcext:value-type="string">
            <text:p>Przemysl</text:p>
          </table:table-cell>
          <table:table-cell office:value-type="float" office:value="2640" calcext:value-type="float">
            <text:p>2640</text:p>
          </table:table-cell>
          <table:table-cell table:formula="of:=IF(OR(WEEKDAY([.B534])=7; WEEKDAY([.B534])=1); 5000; 12000)" office:value-type="float" office:value="5000" calcext:value-type="float">
            <text:p>5000</text:p>
          </table:table-cell>
          <table:table-cell table:formula="of:=IF([.B533]&lt;&gt;[.B534]; IF([.F533]+[.E534]-[.D534]&gt;0;[.F533]+[.E534]-[.D534]; [.F533]+[.E534] ); IF([.F533]-[.D534]&gt;0; [.F533]-[.D534]; [.F533]))" office:value-type="float" office:value="7700" calcext:value-type="float">
            <text:p>7700</text:p>
          </table:table-cell>
          <table:table-cell table:formula="of:=IF([.F533]-[.D534]&gt;0; 0; IF([.B534]-[.B533]&lt;&gt;0; IF([.F533]-[.D534]+[.E534]&lt;0; 1; 0); 1))" office:value-type="float" office:value="0" calcext:value-type="float">
            <text:p>0</text:p>
          </table:table-cell>
          <table:table-cell table:formula="of:=IF([.G534]=1; [.D534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date" office:date-value="2021-09-19" calcext:value-type="date">
            <text:p>19.09.2021</text:p>
          </table:table-cell>
          <table:table-cell office:value-type="string" calcext:value-type="string">
            <text:p>Malbork</text:p>
          </table:table-cell>
          <table:table-cell office:value-type="float" office:value="9750" calcext:value-type="float">
            <text:p>9750</text:p>
          </table:table-cell>
          <table:table-cell table:formula="of:=IF(OR(WEEKDAY([.B535])=7; WEEKDAY([.B535])=1); 5000; 12000)" office:value-type="float" office:value="5000" calcext:value-type="float">
            <text:p>5000</text:p>
          </table:table-cell>
          <table:table-cell table:formula="of:=IF([.B534]&lt;&gt;[.B535]; IF([.F534]+[.E535]-[.D535]&gt;0;[.F534]+[.E535]-[.D535]; [.F534]+[.E535] ); IF([.F534]-[.D535]&gt;0; [.F534]-[.D535]; [.F534]))" office:value-type="float" office:value="2950" calcext:value-type="float">
            <text:p>2950</text:p>
          </table:table-cell>
          <table:table-cell table:formula="of:=IF([.F534]-[.D535]&gt;0; 0; IF([.B535]-[.B534]&lt;&gt;0; IF([.F534]-[.D535]+[.E535]&lt;0; 1; 0); 1))" office:value-type="float" office:value="0" calcext:value-type="float">
            <text:p>0</text:p>
          </table:table-cell>
          <table:table-cell table:formula="of:=IF([.G535]=1; [.D535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date" office:date-value="2021-09-19" calcext:value-type="date">
            <text:p>19.09.2021</text:p>
          </table:table-cell>
          <table:table-cell office:value-type="string" calcext:value-type="string">
            <text:p>Przemysl</text:p>
          </table:table-cell>
          <table:table-cell office:value-type="float" office:value="9860" calcext:value-type="float">
            <text:p>9860</text:p>
          </table:table-cell>
          <table:table-cell table:formula="of:=IF(OR(WEEKDAY([.B536])=7; WEEKDAY([.B536])=1); 5000; 12000)" office:value-type="float" office:value="5000" calcext:value-type="float">
            <text:p>5000</text:p>
          </table:table-cell>
          <table:table-cell table:formula="of:=IF([.B535]&lt;&gt;[.B536]; IF([.F535]+[.E536]-[.D536]&gt;0;[.F535]+[.E536]-[.D536]; [.F535]+[.E536] ); IF([.F535]-[.D536]&gt;0; [.F535]-[.D536]; [.F535]))" office:value-type="float" office:value="2950" calcext:value-type="float">
            <text:p>2950</text:p>
          </table:table-cell>
          <table:table-cell table:formula="of:=IF([.F535]-[.D536]&gt;0; 0; IF([.B536]-[.B535]&lt;&gt;0; IF([.F535]-[.D536]+[.E536]&lt;0; 1; 0); 1))" office:value-type="float" office:value="1" calcext:value-type="float">
            <text:p>1</text:p>
          </table:table-cell>
          <table:table-cell table:formula="of:=IF([.G536]=1; [.D536]; 0)" office:value-type="float" office:value="9860" calcext:value-type="float">
            <text:p>9860</text:p>
          </table:table-cell>
          <table:table-cell table:number-columns-repeated="4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date" office:date-value="2021-09-19" calcext:value-type="date">
            <text:p>19.09.2021</text:p>
          </table:table-cell>
          <table:table-cell office:value-type="string" calcext:value-type="string">
            <text:p>Gniezno</text:p>
          </table:table-cell>
          <table:table-cell office:value-type="float" office:value="8160" calcext:value-type="float">
            <text:p>8160</text:p>
          </table:table-cell>
          <table:table-cell table:formula="of:=IF(OR(WEEKDAY([.B537])=7; WEEKDAY([.B537])=1); 5000; 12000)" office:value-type="float" office:value="5000" calcext:value-type="float">
            <text:p>5000</text:p>
          </table:table-cell>
          <table:table-cell table:formula="of:=IF([.B536]&lt;&gt;[.B537]; IF([.F536]+[.E537]-[.D537]&gt;0;[.F536]+[.E537]-[.D537]; [.F536]+[.E537] ); IF([.F536]-[.D537]&gt;0; [.F536]-[.D537]; [.F536]))" office:value-type="float" office:value="2950" calcext:value-type="float">
            <text:p>2950</text:p>
          </table:table-cell>
          <table:table-cell table:formula="of:=IF([.F536]-[.D537]&gt;0; 0; IF([.B537]-[.B536]&lt;&gt;0; IF([.F536]-[.D537]+[.E537]&lt;0; 1; 0); 1))" office:value-type="float" office:value="1" calcext:value-type="float">
            <text:p>1</text:p>
          </table:table-cell>
          <table:table-cell table:formula="of:=IF([.G537]=1; [.D537]; 0)" office:value-type="float" office:value="8160" calcext:value-type="float">
            <text:p>8160</text:p>
          </table:table-cell>
          <table:table-cell table:number-columns-repeated="4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date" office:date-value="2021-09-20" calcext:value-type="date">
            <text:p>20.09.2021</text:p>
          </table:table-cell>
          <table:table-cell office:value-type="string" calcext:value-type="string">
            <text:p>Ogrodzieniec</text:p>
          </table:table-cell>
          <table:table-cell office:value-type="float" office:value="6280" calcext:value-type="float">
            <text:p>6280</text:p>
          </table:table-cell>
          <table:table-cell table:formula="of:=IF(OR(WEEKDAY([.B538])=7; WEEKDAY([.B538])=1); 5000; 12000)" office:value-type="float" office:value="12000" calcext:value-type="float">
            <text:p>12000</text:p>
          </table:table-cell>
          <table:table-cell table:formula="of:=IF([.B537]&lt;&gt;[.B538]; IF([.F537]+[.E538]-[.D538]&gt;0;[.F537]+[.E538]-[.D538]; [.F537]+[.E538] ); IF([.F537]-[.D538]&gt;0; [.F537]-[.D538]; [.F537]))" office:value-type="float" office:value="8670" calcext:value-type="float">
            <text:p>8670</text:p>
          </table:table-cell>
          <table:table-cell table:formula="of:=IF([.F537]-[.D538]&gt;0; 0; IF([.B538]-[.B537]&lt;&gt;0; IF([.F537]-[.D538]+[.E538]&lt;0; 1; 0); 1))" office:value-type="float" office:value="0" calcext:value-type="float">
            <text:p>0</text:p>
          </table:table-cell>
          <table:table-cell table:formula="of:=IF([.G538]=1; [.D538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date" office:date-value="2021-09-20" calcext:value-type="date">
            <text:p>20.09.2021</text:p>
          </table:table-cell>
          <table:table-cell office:value-type="string" calcext:value-type="string">
            <text:p>Malbork</text:p>
          </table:table-cell>
          <table:table-cell office:value-type="float" office:value="6490" calcext:value-type="float">
            <text:p>6490</text:p>
          </table:table-cell>
          <table:table-cell table:formula="of:=IF(OR(WEEKDAY([.B539])=7; WEEKDAY([.B539])=1); 5000; 12000)" office:value-type="float" office:value="12000" calcext:value-type="float">
            <text:p>12000</text:p>
          </table:table-cell>
          <table:table-cell table:formula="of:=IF([.B538]&lt;&gt;[.B539]; IF([.F538]+[.E539]-[.D539]&gt;0;[.F538]+[.E539]-[.D539]; [.F538]+[.E539] ); IF([.F538]-[.D539]&gt;0; [.F538]-[.D539]; [.F538]))" office:value-type="float" office:value="2180" calcext:value-type="float">
            <text:p>2180</text:p>
          </table:table-cell>
          <table:table-cell table:formula="of:=IF([.F538]-[.D539]&gt;0; 0; IF([.B539]-[.B538]&lt;&gt;0; IF([.F538]-[.D539]+[.E539]&lt;0; 1; 0); 1))" office:value-type="float" office:value="0" calcext:value-type="float">
            <text:p>0</text:p>
          </table:table-cell>
          <table:table-cell table:formula="of:=IF([.G539]=1; [.D539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date" office:date-value="2021-09-21" calcext:value-type="date">
            <text:p>21.09.2021</text:p>
          </table:table-cell>
          <table:table-cell office:value-type="string" calcext:value-type="string">
            <text:p>Ogrodzieniec</text:p>
          </table:table-cell>
          <table:table-cell office:value-type="float" office:value="4110" calcext:value-type="float">
            <text:p>4110</text:p>
          </table:table-cell>
          <table:table-cell table:formula="of:=IF(OR(WEEKDAY([.B540])=7; WEEKDAY([.B540])=1); 5000; 12000)" office:value-type="float" office:value="12000" calcext:value-type="float">
            <text:p>12000</text:p>
          </table:table-cell>
          <table:table-cell table:formula="of:=IF([.B539]&lt;&gt;[.B540]; IF([.F539]+[.E540]-[.D540]&gt;0;[.F539]+[.E540]-[.D540]; [.F539]+[.E540] ); IF([.F539]-[.D540]&gt;0; [.F539]-[.D540]; [.F539]))" office:value-type="float" office:value="10070" calcext:value-type="float">
            <text:p>10070</text:p>
          </table:table-cell>
          <table:table-cell table:formula="of:=IF([.F539]-[.D540]&gt;0; 0; IF([.B540]-[.B539]&lt;&gt;0; IF([.F539]-[.D540]+[.E540]&lt;0; 1; 0); 1))" office:value-type="float" office:value="0" calcext:value-type="float">
            <text:p>0</text:p>
          </table:table-cell>
          <table:table-cell table:formula="of:=IF([.G540]=1; [.D540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date" office:date-value="2021-09-21" calcext:value-type="date">
            <text:p>21.09.2021</text:p>
          </table:table-cell>
          <table:table-cell office:value-type="string" calcext:value-type="string">
            <text:p>Malbork</text:p>
          </table:table-cell>
          <table:table-cell office:value-type="float" office:value="3140" calcext:value-type="float">
            <text:p>3140</text:p>
          </table:table-cell>
          <table:table-cell table:formula="of:=IF(OR(WEEKDAY([.B541])=7; WEEKDAY([.B541])=1); 5000; 12000)" office:value-type="float" office:value="12000" calcext:value-type="float">
            <text:p>12000</text:p>
          </table:table-cell>
          <table:table-cell table:formula="of:=IF([.B540]&lt;&gt;[.B541]; IF([.F540]+[.E541]-[.D541]&gt;0;[.F540]+[.E541]-[.D541]; [.F540]+[.E541] ); IF([.F540]-[.D541]&gt;0; [.F540]-[.D541]; [.F540]))" office:value-type="float" office:value="6930" calcext:value-type="float">
            <text:p>6930</text:p>
          </table:table-cell>
          <table:table-cell table:formula="of:=IF([.F540]-[.D541]&gt;0; 0; IF([.B541]-[.B540]&lt;&gt;0; IF([.F540]-[.D541]+[.E541]&lt;0; 1; 0); 1))" office:value-type="float" office:value="0" calcext:value-type="float">
            <text:p>0</text:p>
          </table:table-cell>
          <table:table-cell table:formula="of:=IF([.G541]=1; [.D541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date" office:date-value="2021-09-22" calcext:value-type="date">
            <text:p>22.09.2021</text:p>
          </table:table-cell>
          <table:table-cell office:value-type="string" calcext:value-type="string">
            <text:p>Malbork</text:p>
          </table:table-cell>
          <table:table-cell office:value-type="float" office:value="3550" calcext:value-type="float">
            <text:p>3550</text:p>
          </table:table-cell>
          <table:table-cell table:formula="of:=IF(OR(WEEKDAY([.B542])=7; WEEKDAY([.B542])=1); 5000; 12000)" office:value-type="float" office:value="12000" calcext:value-type="float">
            <text:p>12000</text:p>
          </table:table-cell>
          <table:table-cell table:formula="of:=IF([.B541]&lt;&gt;[.B542]; IF([.F541]+[.E542]-[.D542]&gt;0;[.F541]+[.E542]-[.D542]; [.F541]+[.E542] ); IF([.F541]-[.D542]&gt;0; [.F541]-[.D542]; [.F541]))" office:value-type="float" office:value="15380" calcext:value-type="float">
            <text:p>15380</text:p>
          </table:table-cell>
          <table:table-cell table:formula="of:=IF([.F541]-[.D542]&gt;0; 0; IF([.B542]-[.B541]&lt;&gt;0; IF([.F541]-[.D542]+[.E542]&lt;0; 1; 0); 1))" office:value-type="float" office:value="0" calcext:value-type="float">
            <text:p>0</text:p>
          </table:table-cell>
          <table:table-cell table:formula="of:=IF([.G542]=1; [.D542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date" office:date-value="2021-09-22" calcext:value-type="date">
            <text:p>22.09.2021</text:p>
          </table:table-cell>
          <table:table-cell office:value-type="string" calcext:value-type="string">
            <text:p>Gniezno</text:p>
          </table:table-cell>
          <table:table-cell office:value-type="float" office:value="1280" calcext:value-type="float">
            <text:p>1280</text:p>
          </table:table-cell>
          <table:table-cell table:formula="of:=IF(OR(WEEKDAY([.B543])=7; WEEKDAY([.B543])=1); 5000; 12000)" office:value-type="float" office:value="12000" calcext:value-type="float">
            <text:p>12000</text:p>
          </table:table-cell>
          <table:table-cell table:formula="of:=IF([.B542]&lt;&gt;[.B543]; IF([.F542]+[.E543]-[.D543]&gt;0;[.F542]+[.E543]-[.D543]; [.F542]+[.E543] ); IF([.F542]-[.D543]&gt;0; [.F542]-[.D543]; [.F542]))" office:value-type="float" office:value="14100" calcext:value-type="float">
            <text:p>14100</text:p>
          </table:table-cell>
          <table:table-cell table:formula="of:=IF([.F542]-[.D543]&gt;0; 0; IF([.B543]-[.B542]&lt;&gt;0; IF([.F542]-[.D543]+[.E543]&lt;0; 1; 0); 1))" office:value-type="float" office:value="0" calcext:value-type="float">
            <text:p>0</text:p>
          </table:table-cell>
          <table:table-cell table:formula="of:=IF([.G543]=1; [.D543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date" office:date-value="2021-09-23" calcext:value-type="date">
            <text:p>23.09.2021</text:p>
          </table:table-cell>
          <table:table-cell office:value-type="string" calcext:value-type="string">
            <text:p>Gniezno</text:p>
          </table:table-cell>
          <table:table-cell office:value-type="float" office:value="8360" calcext:value-type="float">
            <text:p>8360</text:p>
          </table:table-cell>
          <table:table-cell table:formula="of:=IF(OR(WEEKDAY([.B544])=7; WEEKDAY([.B544])=1); 5000; 12000)" office:value-type="float" office:value="12000" calcext:value-type="float">
            <text:p>12000</text:p>
          </table:table-cell>
          <table:table-cell table:formula="of:=IF([.B543]&lt;&gt;[.B544]; IF([.F543]+[.E544]-[.D544]&gt;0;[.F543]+[.E544]-[.D544]; [.F543]+[.E544] ); IF([.F543]-[.D544]&gt;0; [.F543]-[.D544]; [.F543]))" office:value-type="float" office:value="17740" calcext:value-type="float">
            <text:p>17740</text:p>
          </table:table-cell>
          <table:table-cell table:formula="of:=IF([.F543]-[.D544]&gt;0; 0; IF([.B544]-[.B543]&lt;&gt;0; IF([.F543]-[.D544]+[.E544]&lt;0; 1; 0); 1))" office:value-type="float" office:value="0" calcext:value-type="float">
            <text:p>0</text:p>
          </table:table-cell>
          <table:table-cell table:formula="of:=IF([.G544]=1; [.D544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date" office:date-value="2021-09-24" calcext:value-type="date">
            <text:p>24.09.2021</text:p>
          </table:table-cell>
          <table:table-cell office:value-type="string" calcext:value-type="string">
            <text:p>Malbork</text:p>
          </table:table-cell>
          <table:table-cell office:value-type="float" office:value="2930" calcext:value-type="float">
            <text:p>2930</text:p>
          </table:table-cell>
          <table:table-cell table:formula="of:=IF(OR(WEEKDAY([.B545])=7; WEEKDAY([.B545])=1); 5000; 12000)" office:value-type="float" office:value="12000" calcext:value-type="float">
            <text:p>12000</text:p>
          </table:table-cell>
          <table:table-cell table:formula="of:=IF([.B544]&lt;&gt;[.B545]; IF([.F544]+[.E545]-[.D545]&gt;0;[.F544]+[.E545]-[.D545]; [.F544]+[.E545] ); IF([.F544]-[.D545]&gt;0; [.F544]-[.D545]; [.F544]))" office:value-type="float" office:value="26810" calcext:value-type="float">
            <text:p>26810</text:p>
          </table:table-cell>
          <table:table-cell table:formula="of:=IF([.F544]-[.D545]&gt;0; 0; IF([.B545]-[.B544]&lt;&gt;0; IF([.F544]-[.D545]+[.E545]&lt;0; 1; 0); 1))" office:value-type="float" office:value="0" calcext:value-type="float">
            <text:p>0</text:p>
          </table:table-cell>
          <table:table-cell table:formula="of:=IF([.G545]=1; [.D545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date" office:date-value="2021-09-24" calcext:value-type="date">
            <text:p>24.09.2021</text:p>
          </table:table-cell>
          <table:table-cell office:value-type="string" calcext:value-type="string">
            <text:p>Gniezno</text:p>
          </table:table-cell>
          <table:table-cell office:value-type="float" office:value="9920" calcext:value-type="float">
            <text:p>9920</text:p>
          </table:table-cell>
          <table:table-cell table:formula="of:=IF(OR(WEEKDAY([.B546])=7; WEEKDAY([.B546])=1); 5000; 12000)" office:value-type="float" office:value="12000" calcext:value-type="float">
            <text:p>12000</text:p>
          </table:table-cell>
          <table:table-cell table:formula="of:=IF([.B545]&lt;&gt;[.B546]; IF([.F545]+[.E546]-[.D546]&gt;0;[.F545]+[.E546]-[.D546]; [.F545]+[.E546] ); IF([.F545]-[.D546]&gt;0; [.F545]-[.D546]; [.F545]))" office:value-type="float" office:value="16890" calcext:value-type="float">
            <text:p>16890</text:p>
          </table:table-cell>
          <table:table-cell table:formula="of:=IF([.F545]-[.D546]&gt;0; 0; IF([.B546]-[.B545]&lt;&gt;0; IF([.F545]-[.D546]+[.E546]&lt;0; 1; 0); 1))" office:value-type="float" office:value="0" calcext:value-type="float">
            <text:p>0</text:p>
          </table:table-cell>
          <table:table-cell table:formula="of:=IF([.G546]=1; [.D546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date" office:date-value="2021-09-25" calcext:value-type="date">
            <text:p>25.09.2021</text:p>
          </table:table-cell>
          <table:table-cell office:value-type="string" calcext:value-type="string">
            <text:p>Gniezno</text:p>
          </table:table-cell>
          <table:table-cell office:value-type="float" office:value="3140" calcext:value-type="float">
            <text:p>3140</text:p>
          </table:table-cell>
          <table:table-cell table:formula="of:=IF(OR(WEEKDAY([.B547])=7; WEEKDAY([.B547])=1); 5000; 12000)" office:value-type="float" office:value="5000" calcext:value-type="float">
            <text:p>5000</text:p>
          </table:table-cell>
          <table:table-cell table:formula="of:=IF([.B546]&lt;&gt;[.B547]; IF([.F546]+[.E547]-[.D547]&gt;0;[.F546]+[.E547]-[.D547]; [.F546]+[.E547] ); IF([.F546]-[.D547]&gt;0; [.F546]-[.D547]; [.F546]))" office:value-type="float" office:value="18750" calcext:value-type="float">
            <text:p>18750</text:p>
          </table:table-cell>
          <table:table-cell table:formula="of:=IF([.F546]-[.D547]&gt;0; 0; IF([.B547]-[.B546]&lt;&gt;0; IF([.F546]-[.D547]+[.E547]&lt;0; 1; 0); 1))" office:value-type="float" office:value="0" calcext:value-type="float">
            <text:p>0</text:p>
          </table:table-cell>
          <table:table-cell table:formula="of:=IF([.G547]=1; [.D547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date" office:date-value="2021-09-26" calcext:value-type="date">
            <text:p>26.09.2021</text:p>
          </table:table-cell>
          <table:table-cell office:value-type="string" calcext:value-type="string">
            <text:p>Ogrodzieniec</text:p>
          </table:table-cell>
          <table:table-cell office:value-type="float" office:value="1010" calcext:value-type="float">
            <text:p>1010</text:p>
          </table:table-cell>
          <table:table-cell table:formula="of:=IF(OR(WEEKDAY([.B548])=7; WEEKDAY([.B548])=1); 5000; 12000)" office:value-type="float" office:value="5000" calcext:value-type="float">
            <text:p>5000</text:p>
          </table:table-cell>
          <table:table-cell table:formula="of:=IF([.B547]&lt;&gt;[.B548]; IF([.F547]+[.E548]-[.D548]&gt;0;[.F547]+[.E548]-[.D548]; [.F547]+[.E548] ); IF([.F547]-[.D548]&gt;0; [.F547]-[.D548]; [.F547]))" office:value-type="float" office:value="22740" calcext:value-type="float">
            <text:p>22740</text:p>
          </table:table-cell>
          <table:table-cell table:formula="of:=IF([.F547]-[.D548]&gt;0; 0; IF([.B548]-[.B547]&lt;&gt;0; IF([.F547]-[.D548]+[.E548]&lt;0; 1; 0); 1))" office:value-type="float" office:value="0" calcext:value-type="float">
            <text:p>0</text:p>
          </table:table-cell>
          <table:table-cell table:formula="of:=IF([.G548]=1; [.D548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date" office:date-value="2021-09-27" calcext:value-type="date">
            <text:p>27.09.2021</text:p>
          </table:table-cell>
          <table:table-cell office:value-type="string" calcext:value-type="string">
            <text:p>Gniezno</text:p>
          </table:table-cell>
          <table:table-cell office:value-type="float" office:value="9210" calcext:value-type="float">
            <text:p>9210</text:p>
          </table:table-cell>
          <table:table-cell table:formula="of:=IF(OR(WEEKDAY([.B549])=7; WEEKDAY([.B549])=1); 5000; 12000)" office:value-type="float" office:value="12000" calcext:value-type="float">
            <text:p>12000</text:p>
          </table:table-cell>
          <table:table-cell table:formula="of:=IF([.B548]&lt;&gt;[.B549]; IF([.F548]+[.E549]-[.D549]&gt;0;[.F548]+[.E549]-[.D549]; [.F548]+[.E549] ); IF([.F548]-[.D549]&gt;0; [.F548]-[.D549]; [.F548]))" office:value-type="float" office:value="25530" calcext:value-type="float">
            <text:p>25530</text:p>
          </table:table-cell>
          <table:table-cell table:formula="of:=IF([.F548]-[.D549]&gt;0; 0; IF([.B549]-[.B548]&lt;&gt;0; IF([.F548]-[.D549]+[.E549]&lt;0; 1; 0); 1))" office:value-type="float" office:value="0" calcext:value-type="float">
            <text:p>0</text:p>
          </table:table-cell>
          <table:table-cell table:formula="of:=IF([.G549]=1; [.D549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date" office:date-value="2021-09-27" calcext:value-type="date">
            <text:p>27.09.2021</text:p>
          </table:table-cell>
          <table:table-cell office:value-type="string" calcext:value-type="string">
            <text:p>Malbork</text:p>
          </table:table-cell>
          <table:table-cell office:value-type="float" office:value="1880" calcext:value-type="float">
            <text:p>1880</text:p>
          </table:table-cell>
          <table:table-cell table:formula="of:=IF(OR(WEEKDAY([.B550])=7; WEEKDAY([.B550])=1); 5000; 12000)" office:value-type="float" office:value="12000" calcext:value-type="float">
            <text:p>12000</text:p>
          </table:table-cell>
          <table:table-cell table:formula="of:=IF([.B549]&lt;&gt;[.B550]; IF([.F549]+[.E550]-[.D550]&gt;0;[.F549]+[.E550]-[.D550]; [.F549]+[.E550] ); IF([.F549]-[.D550]&gt;0; [.F549]-[.D550]; [.F549]))" office:value-type="float" office:value="23650" calcext:value-type="float">
            <text:p>23650</text:p>
          </table:table-cell>
          <table:table-cell table:formula="of:=IF([.F549]-[.D550]&gt;0; 0; IF([.B550]-[.B549]&lt;&gt;0; IF([.F549]-[.D550]+[.E550]&lt;0; 1; 0); 1))" office:value-type="float" office:value="0" calcext:value-type="float">
            <text:p>0</text:p>
          </table:table-cell>
          <table:table-cell table:formula="of:=IF([.G550]=1; [.D550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date" office:date-value="2021-09-28" calcext:value-type="date">
            <text:p>28.09.2021</text:p>
          </table:table-cell>
          <table:table-cell office:value-type="string" calcext:value-type="string">
            <text:p>Przemysl</text:p>
          </table:table-cell>
          <table:table-cell office:value-type="float" office:value="5080" calcext:value-type="float">
            <text:p>5080</text:p>
          </table:table-cell>
          <table:table-cell table:formula="of:=IF(OR(WEEKDAY([.B551])=7; WEEKDAY([.B551])=1); 5000; 12000)" office:value-type="float" office:value="12000" calcext:value-type="float">
            <text:p>12000</text:p>
          </table:table-cell>
          <table:table-cell table:formula="of:=IF([.B550]&lt;&gt;[.B551]; IF([.F550]+[.E551]-[.D551]&gt;0;[.F550]+[.E551]-[.D551]; [.F550]+[.E551] ); IF([.F550]-[.D551]&gt;0; [.F550]-[.D551]; [.F550]))" office:value-type="float" office:value="30570" calcext:value-type="float">
            <text:p>30570</text:p>
          </table:table-cell>
          <table:table-cell table:formula="of:=IF([.F550]-[.D551]&gt;0; 0; IF([.B551]-[.B550]&lt;&gt;0; IF([.F550]-[.D551]+[.E551]&lt;0; 1; 0); 1))" office:value-type="float" office:value="0" calcext:value-type="float">
            <text:p>0</text:p>
          </table:table-cell>
          <table:table-cell table:formula="of:=IF([.G551]=1; [.D551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date" office:date-value="2021-09-28" calcext:value-type="date">
            <text:p>28.09.2021</text:p>
          </table:table-cell>
          <table:table-cell office:value-type="string" calcext:value-type="string">
            <text:p>Malbork</text:p>
          </table:table-cell>
          <table:table-cell office:value-type="float" office:value="6540" calcext:value-type="float">
            <text:p>6540</text:p>
          </table:table-cell>
          <table:table-cell table:formula="of:=IF(OR(WEEKDAY([.B552])=7; WEEKDAY([.B552])=1); 5000; 12000)" office:value-type="float" office:value="12000" calcext:value-type="float">
            <text:p>12000</text:p>
          </table:table-cell>
          <table:table-cell table:formula="of:=IF([.B551]&lt;&gt;[.B552]; IF([.F551]+[.E552]-[.D552]&gt;0;[.F551]+[.E552]-[.D552]; [.F551]+[.E552] ); IF([.F551]-[.D552]&gt;0; [.F551]-[.D552]; [.F551]))" office:value-type="float" office:value="24030" calcext:value-type="float">
            <text:p>24030</text:p>
          </table:table-cell>
          <table:table-cell table:formula="of:=IF([.F551]-[.D552]&gt;0; 0; IF([.B552]-[.B551]&lt;&gt;0; IF([.F551]-[.D552]+[.E552]&lt;0; 1; 0); 1))" office:value-type="float" office:value="0" calcext:value-type="float">
            <text:p>0</text:p>
          </table:table-cell>
          <table:table-cell table:formula="of:=IF([.G552]=1; [.D552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date" office:date-value="2021-09-29" calcext:value-type="date">
            <text:p>29.09.2021</text:p>
          </table:table-cell>
          <table:table-cell office:value-type="string" calcext:value-type="string">
            <text:p>Gniezno</text:p>
          </table:table-cell>
          <table:table-cell office:value-type="float" office:value="3250" calcext:value-type="float">
            <text:p>3250</text:p>
          </table:table-cell>
          <table:table-cell table:formula="of:=IF(OR(WEEKDAY([.B553])=7; WEEKDAY([.B553])=1); 5000; 12000)" office:value-type="float" office:value="12000" calcext:value-type="float">
            <text:p>12000</text:p>
          </table:table-cell>
          <table:table-cell table:formula="of:=IF([.B552]&lt;&gt;[.B553]; IF([.F552]+[.E553]-[.D553]&gt;0;[.F552]+[.E553]-[.D553]; [.F552]+[.E553] ); IF([.F552]-[.D553]&gt;0; [.F552]-[.D553]; [.F552]))" office:value-type="float" office:value="32780" calcext:value-type="float">
            <text:p>32780</text:p>
          </table:table-cell>
          <table:table-cell table:formula="of:=IF([.F552]-[.D553]&gt;0; 0; IF([.B553]-[.B552]&lt;&gt;0; IF([.F552]-[.D553]+[.E553]&lt;0; 1; 0); 1))" office:value-type="float" office:value="0" calcext:value-type="float">
            <text:p>0</text:p>
          </table:table-cell>
          <table:table-cell table:formula="of:=IF([.G553]=1; [.D553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date" office:date-value="2021-09-30" calcext:value-type="date">
            <text:p>30.09.2021</text:p>
          </table:table-cell>
          <table:table-cell office:value-type="string" calcext:value-type="string">
            <text:p>Ogrodzieniec</text:p>
          </table:table-cell>
          <table:table-cell office:value-type="float" office:value="5080" calcext:value-type="float">
            <text:p>5080</text:p>
          </table:table-cell>
          <table:table-cell table:formula="of:=IF(OR(WEEKDAY([.B554])=7; WEEKDAY([.B554])=1); 5000; 12000)" office:value-type="float" office:value="12000" calcext:value-type="float">
            <text:p>12000</text:p>
          </table:table-cell>
          <table:table-cell table:formula="of:=IF([.B553]&lt;&gt;[.B554]; IF([.F553]+[.E554]-[.D554]&gt;0;[.F553]+[.E554]-[.D554]; [.F553]+[.E554] ); IF([.F553]-[.D554]&gt;0; [.F553]-[.D554]; [.F553]))" office:value-type="float" office:value="39700" calcext:value-type="float">
            <text:p>39700</text:p>
          </table:table-cell>
          <table:table-cell table:formula="of:=IF([.F553]-[.D554]&gt;0; 0; IF([.B554]-[.B553]&lt;&gt;0; IF([.F553]-[.D554]+[.E554]&lt;0; 1; 0); 1))" office:value-type="float" office:value="0" calcext:value-type="float">
            <text:p>0</text:p>
          </table:table-cell>
          <table:table-cell table:formula="of:=IF([.G554]=1; [.D554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date" office:date-value="2021-09-30" calcext:value-type="date">
            <text:p>30.09.2021</text:p>
          </table:table-cell>
          <table:table-cell office:value-type="string" calcext:value-type="string">
            <text:p>Przemysl</text:p>
          </table:table-cell>
          <table:table-cell office:value-type="float" office:value="7660" calcext:value-type="float">
            <text:p>7660</text:p>
          </table:table-cell>
          <table:table-cell table:formula="of:=IF(OR(WEEKDAY([.B555])=7; WEEKDAY([.B555])=1); 5000; 12000)" office:value-type="float" office:value="12000" calcext:value-type="float">
            <text:p>12000</text:p>
          </table:table-cell>
          <table:table-cell table:formula="of:=IF([.B554]&lt;&gt;[.B555]; IF([.F554]+[.E555]-[.D555]&gt;0;[.F554]+[.E555]-[.D555]; [.F554]+[.E555] ); IF([.F554]-[.D555]&gt;0; [.F554]-[.D555]; [.F554]))" office:value-type="float" office:value="32040" calcext:value-type="float">
            <text:p>32040</text:p>
          </table:table-cell>
          <table:table-cell table:formula="of:=IF([.F554]-[.D555]&gt;0; 0; IF([.B555]-[.B554]&lt;&gt;0; IF([.F554]-[.D555]+[.E555]&lt;0; 1; 0); 1))" office:value-type="float" office:value="0" calcext:value-type="float">
            <text:p>0</text:p>
          </table:table-cell>
          <table:table-cell table:formula="of:=IF([.G555]=1; [.D555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date" office:date-value="2021-10-01" calcext:value-type="date">
            <text:p>1.10.2021</text:p>
          </table:table-cell>
          <table:table-cell office:value-type="string" calcext:value-type="string">
            <text:p>Malbork</text:p>
          </table:table-cell>
          <table:table-cell office:value-type="float" office:value="7840" calcext:value-type="float">
            <text:p>7840</text:p>
          </table:table-cell>
          <table:table-cell table:formula="of:=IF(OR(WEEKDAY([.B556])=7; WEEKDAY([.B556])=1); 5000; 12000)" office:value-type="float" office:value="12000" calcext:value-type="float">
            <text:p>12000</text:p>
          </table:table-cell>
          <table:table-cell table:formula="of:=IF([.B555]&lt;&gt;[.B556]; IF([.F555]+[.E556]-[.D556]&gt;0;[.F555]+[.E556]-[.D556]; [.F555]+[.E556] ); IF([.F555]-[.D556]&gt;0; [.F555]-[.D556]; [.F555]))" office:value-type="float" office:value="36200" calcext:value-type="float">
            <text:p>36200</text:p>
          </table:table-cell>
          <table:table-cell table:formula="of:=IF([.F555]-[.D556]&gt;0; 0; IF([.B556]-[.B555]&lt;&gt;0; IF([.F555]-[.D556]+[.E556]&lt;0; 1; 0); 1))" office:value-type="float" office:value="0" calcext:value-type="float">
            <text:p>0</text:p>
          </table:table-cell>
          <table:table-cell table:formula="of:=IF([.G556]=1; [.D556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date" office:date-value="2021-10-01" calcext:value-type="date">
            <text:p>1.10.2021</text:p>
          </table:table-cell>
          <table:table-cell office:value-type="string" calcext:value-type="string">
            <text:p>Gniezno</text:p>
          </table:table-cell>
          <table:table-cell office:value-type="float" office:value="2060" calcext:value-type="float">
            <text:p>2060</text:p>
          </table:table-cell>
          <table:table-cell table:formula="of:=IF(OR(WEEKDAY([.B557])=7; WEEKDAY([.B557])=1); 5000; 12000)" office:value-type="float" office:value="12000" calcext:value-type="float">
            <text:p>12000</text:p>
          </table:table-cell>
          <table:table-cell table:formula="of:=IF([.B556]&lt;&gt;[.B557]; IF([.F556]+[.E557]-[.D557]&gt;0;[.F556]+[.E557]-[.D557]; [.F556]+[.E557] ); IF([.F556]-[.D557]&gt;0; [.F556]-[.D557]; [.F556]))" office:value-type="float" office:value="34140" calcext:value-type="float">
            <text:p>34140</text:p>
          </table:table-cell>
          <table:table-cell table:formula="of:=IF([.F556]-[.D557]&gt;0; 0; IF([.B557]-[.B556]&lt;&gt;0; IF([.F556]-[.D557]+[.E557]&lt;0; 1; 0); 1))" office:value-type="float" office:value="0" calcext:value-type="float">
            <text:p>0</text:p>
          </table:table-cell>
          <table:table-cell table:formula="of:=IF([.G557]=1; [.D557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date" office:date-value="2021-10-02" calcext:value-type="date">
            <text:p>2.10.2021</text:p>
          </table:table-cell>
          <table:table-cell office:value-type="string" calcext:value-type="string">
            <text:p>Przemysl</text:p>
          </table:table-cell>
          <table:table-cell office:value-type="float" office:value="1010" calcext:value-type="float">
            <text:p>1010</text:p>
          </table:table-cell>
          <table:table-cell table:formula="of:=IF(OR(WEEKDAY([.B558])=7; WEEKDAY([.B558])=1); 5000; 12000)" office:value-type="float" office:value="5000" calcext:value-type="float">
            <text:p>5000</text:p>
          </table:table-cell>
          <table:table-cell table:formula="of:=IF([.B557]&lt;&gt;[.B558]; IF([.F557]+[.E558]-[.D558]&gt;0;[.F557]+[.E558]-[.D558]; [.F557]+[.E558] ); IF([.F557]-[.D558]&gt;0; [.F557]-[.D558]; [.F557]))" office:value-type="float" office:value="38130" calcext:value-type="float">
            <text:p>38130</text:p>
          </table:table-cell>
          <table:table-cell table:formula="of:=IF([.F557]-[.D558]&gt;0; 0; IF([.B558]-[.B557]&lt;&gt;0; IF([.F557]-[.D558]+[.E558]&lt;0; 1; 0); 1))" office:value-type="float" office:value="0" calcext:value-type="float">
            <text:p>0</text:p>
          </table:table-cell>
          <table:table-cell table:formula="of:=IF([.G558]=1; [.D558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date" office:date-value="2021-10-03" calcext:value-type="date">
            <text:p>3.10.2021</text:p>
          </table:table-cell>
          <table:table-cell office:value-type="string" calcext:value-type="string">
            <text:p>Przemysl</text:p>
          </table:table-cell>
          <table:table-cell office:value-type="float" office:value="7540" calcext:value-type="float">
            <text:p>7540</text:p>
          </table:table-cell>
          <table:table-cell table:formula="of:=IF(OR(WEEKDAY([.B559])=7; WEEKDAY([.B559])=1); 5000; 12000)" office:value-type="float" office:value="5000" calcext:value-type="float">
            <text:p>5000</text:p>
          </table:table-cell>
          <table:table-cell table:formula="of:=IF([.B558]&lt;&gt;[.B559]; IF([.F558]+[.E559]-[.D559]&gt;0;[.F558]+[.E559]-[.D559]; [.F558]+[.E559] ); IF([.F558]-[.D559]&gt;0; [.F558]-[.D559]; [.F558]))" office:value-type="float" office:value="35590" calcext:value-type="float">
            <text:p>35590</text:p>
          </table:table-cell>
          <table:table-cell table:formula="of:=IF([.F558]-[.D559]&gt;0; 0; IF([.B559]-[.B558]&lt;&gt;0; IF([.F558]-[.D559]+[.E559]&lt;0; 1; 0); 1))" office:value-type="float" office:value="0" calcext:value-type="float">
            <text:p>0</text:p>
          </table:table-cell>
          <table:table-cell table:formula="of:=IF([.G559]=1; [.D559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date" office:date-value="2021-10-03" calcext:value-type="date">
            <text:p>3.10.2021</text:p>
          </table:table-cell>
          <table:table-cell office:value-type="string" calcext:value-type="string">
            <text:p>Malbork</text:p>
          </table:table-cell>
          <table:table-cell office:value-type="float" office:value="6350" calcext:value-type="float">
            <text:p>6350</text:p>
          </table:table-cell>
          <table:table-cell table:formula="of:=IF(OR(WEEKDAY([.B560])=7; WEEKDAY([.B560])=1); 5000; 12000)" office:value-type="float" office:value="5000" calcext:value-type="float">
            <text:p>5000</text:p>
          </table:table-cell>
          <table:table-cell table:formula="of:=IF([.B559]&lt;&gt;[.B560]; IF([.F559]+[.E560]-[.D560]&gt;0;[.F559]+[.E560]-[.D560]; [.F559]+[.E560] ); IF([.F559]-[.D560]&gt;0; [.F559]-[.D560]; [.F559]))" office:value-type="float" office:value="29240" calcext:value-type="float">
            <text:p>29240</text:p>
          </table:table-cell>
          <table:table-cell table:formula="of:=IF([.F559]-[.D560]&gt;0; 0; IF([.B560]-[.B559]&lt;&gt;0; IF([.F559]-[.D560]+[.E560]&lt;0; 1; 0); 1))" office:value-type="float" office:value="0" calcext:value-type="float">
            <text:p>0</text:p>
          </table:table-cell>
          <table:table-cell table:formula="of:=IF([.G560]=1; [.D560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date" office:date-value="2021-10-03" calcext:value-type="date">
            <text:p>3.10.2021</text:p>
          </table:table-cell>
          <table:table-cell office:value-type="string" calcext:value-type="string">
            <text:p>Ogrodzieniec</text:p>
          </table:table-cell>
          <table:table-cell office:value-type="float" office:value="9160" calcext:value-type="float">
            <text:p>9160</text:p>
          </table:table-cell>
          <table:table-cell table:formula="of:=IF(OR(WEEKDAY([.B561])=7; WEEKDAY([.B561])=1); 5000; 12000)" office:value-type="float" office:value="5000" calcext:value-type="float">
            <text:p>5000</text:p>
          </table:table-cell>
          <table:table-cell table:formula="of:=IF([.B560]&lt;&gt;[.B561]; IF([.F560]+[.E561]-[.D561]&gt;0;[.F560]+[.E561]-[.D561]; [.F560]+[.E561] ); IF([.F560]-[.D561]&gt;0; [.F560]-[.D561]; [.F560]))" office:value-type="float" office:value="20080" calcext:value-type="float">
            <text:p>20080</text:p>
          </table:table-cell>
          <table:table-cell table:formula="of:=IF([.F560]-[.D561]&gt;0; 0; IF([.B561]-[.B560]&lt;&gt;0; IF([.F560]-[.D561]+[.E561]&lt;0; 1; 0); 1))" office:value-type="float" office:value="0" calcext:value-type="float">
            <text:p>0</text:p>
          </table:table-cell>
          <table:table-cell table:formula="of:=IF([.G561]=1; [.D561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date" office:date-value="2021-10-04" calcext:value-type="date">
            <text:p>4.10.2021</text:p>
          </table:table-cell>
          <table:table-cell office:value-type="string" calcext:value-type="string">
            <text:p>Przemysl</text:p>
          </table:table-cell>
          <table:table-cell office:value-type="float" office:value="9800" calcext:value-type="float">
            <text:p>9800</text:p>
          </table:table-cell>
          <table:table-cell table:formula="of:=IF(OR(WEEKDAY([.B562])=7; WEEKDAY([.B562])=1); 5000; 12000)" office:value-type="float" office:value="12000" calcext:value-type="float">
            <text:p>12000</text:p>
          </table:table-cell>
          <table:table-cell table:formula="of:=IF([.B561]&lt;&gt;[.B562]; IF([.F561]+[.E562]-[.D562]&gt;0;[.F561]+[.E562]-[.D562]; [.F561]+[.E562] ); IF([.F561]-[.D562]&gt;0; [.F561]-[.D562]; [.F561]))" office:value-type="float" office:value="22280" calcext:value-type="float">
            <text:p>22280</text:p>
          </table:table-cell>
          <table:table-cell table:formula="of:=IF([.F561]-[.D562]&gt;0; 0; IF([.B562]-[.B561]&lt;&gt;0; IF([.F561]-[.D562]+[.E562]&lt;0; 1; 0); 1))" office:value-type="float" office:value="0" calcext:value-type="float">
            <text:p>0</text:p>
          </table:table-cell>
          <table:table-cell table:formula="of:=IF([.G562]=1; [.D562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date" office:date-value="2021-10-04" calcext:value-type="date">
            <text:p>4.10.2021</text:p>
          </table:table-cell>
          <table:table-cell office:value-type="string" calcext:value-type="string">
            <text:p>Malbork</text:p>
          </table:table-cell>
          <table:table-cell office:value-type="float" office:value="4990" calcext:value-type="float">
            <text:p>4990</text:p>
          </table:table-cell>
          <table:table-cell table:formula="of:=IF(OR(WEEKDAY([.B563])=7; WEEKDAY([.B563])=1); 5000; 12000)" office:value-type="float" office:value="12000" calcext:value-type="float">
            <text:p>12000</text:p>
          </table:table-cell>
          <table:table-cell table:formula="of:=IF([.B562]&lt;&gt;[.B563]; IF([.F562]+[.E563]-[.D563]&gt;0;[.F562]+[.E563]-[.D563]; [.F562]+[.E563] ); IF([.F562]-[.D563]&gt;0; [.F562]-[.D563]; [.F562]))" office:value-type="float" office:value="17290" calcext:value-type="float">
            <text:p>17290</text:p>
          </table:table-cell>
          <table:table-cell table:formula="of:=IF([.F562]-[.D563]&gt;0; 0; IF([.B563]-[.B562]&lt;&gt;0; IF([.F562]-[.D563]+[.E563]&lt;0; 1; 0); 1))" office:value-type="float" office:value="0" calcext:value-type="float">
            <text:p>0</text:p>
          </table:table-cell>
          <table:table-cell table:formula="of:=IF([.G563]=1; [.D563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date" office:date-value="2021-10-05" calcext:value-type="date">
            <text:p>5.10.2021</text:p>
          </table:table-cell>
          <table:table-cell office:value-type="string" calcext:value-type="string">
            <text:p>Gniezno</text:p>
          </table:table-cell>
          <table:table-cell office:value-type="float" office:value="5220" calcext:value-type="float">
            <text:p>5220</text:p>
          </table:table-cell>
          <table:table-cell table:formula="of:=IF(OR(WEEKDAY([.B564])=7; WEEKDAY([.B564])=1); 5000; 12000)" office:value-type="float" office:value="12000" calcext:value-type="float">
            <text:p>12000</text:p>
          </table:table-cell>
          <table:table-cell table:formula="of:=IF([.B563]&lt;&gt;[.B564]; IF([.F563]+[.E564]-[.D564]&gt;0;[.F563]+[.E564]-[.D564]; [.F563]+[.E564] ); IF([.F563]-[.D564]&gt;0; [.F563]-[.D564]; [.F563]))" office:value-type="float" office:value="24070" calcext:value-type="float">
            <text:p>24070</text:p>
          </table:table-cell>
          <table:table-cell table:formula="of:=IF([.F563]-[.D564]&gt;0; 0; IF([.B564]-[.B563]&lt;&gt;0; IF([.F563]-[.D564]+[.E564]&lt;0; 1; 0); 1))" office:value-type="float" office:value="0" calcext:value-type="float">
            <text:p>0</text:p>
          </table:table-cell>
          <table:table-cell table:formula="of:=IF([.G564]=1; [.D564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date" office:date-value="2021-10-05" calcext:value-type="date">
            <text:p>5.10.2021</text:p>
          </table:table-cell>
          <table:table-cell office:value-type="string" calcext:value-type="string">
            <text:p>Ogrodzieniec</text:p>
          </table:table-cell>
          <table:table-cell office:value-type="float" office:value="3610" calcext:value-type="float">
            <text:p>3610</text:p>
          </table:table-cell>
          <table:table-cell table:formula="of:=IF(OR(WEEKDAY([.B565])=7; WEEKDAY([.B565])=1); 5000; 12000)" office:value-type="float" office:value="12000" calcext:value-type="float">
            <text:p>12000</text:p>
          </table:table-cell>
          <table:table-cell table:formula="of:=IF([.B564]&lt;&gt;[.B565]; IF([.F564]+[.E565]-[.D565]&gt;0;[.F564]+[.E565]-[.D565]; [.F564]+[.E565] ); IF([.F564]-[.D565]&gt;0; [.F564]-[.D565]; [.F564]))" office:value-type="float" office:value="20460" calcext:value-type="float">
            <text:p>20460</text:p>
          </table:table-cell>
          <table:table-cell table:formula="of:=IF([.F564]-[.D565]&gt;0; 0; IF([.B565]-[.B564]&lt;&gt;0; IF([.F564]-[.D565]+[.E565]&lt;0; 1; 0); 1))" office:value-type="float" office:value="0" calcext:value-type="float">
            <text:p>0</text:p>
          </table:table-cell>
          <table:table-cell table:formula="of:=IF([.G565]=1; [.D565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date" office:date-value="2021-10-05" calcext:value-type="date">
            <text:p>5.10.2021</text:p>
          </table:table-cell>
          <table:table-cell office:value-type="string" calcext:value-type="string">
            <text:p>Przemysl</text:p>
          </table:table-cell>
          <table:table-cell office:value-type="float" office:value="5150" calcext:value-type="float">
            <text:p>5150</text:p>
          </table:table-cell>
          <table:table-cell table:formula="of:=IF(OR(WEEKDAY([.B566])=7; WEEKDAY([.B566])=1); 5000; 12000)" office:value-type="float" office:value="12000" calcext:value-type="float">
            <text:p>12000</text:p>
          </table:table-cell>
          <table:table-cell table:formula="of:=IF([.B565]&lt;&gt;[.B566]; IF([.F565]+[.E566]-[.D566]&gt;0;[.F565]+[.E566]-[.D566]; [.F565]+[.E566] ); IF([.F565]-[.D566]&gt;0; [.F565]-[.D566]; [.F565]))" office:value-type="float" office:value="15310" calcext:value-type="float">
            <text:p>15310</text:p>
          </table:table-cell>
          <table:table-cell table:formula="of:=IF([.F565]-[.D566]&gt;0; 0; IF([.B566]-[.B565]&lt;&gt;0; IF([.F565]-[.D566]+[.E566]&lt;0; 1; 0); 1))" office:value-type="float" office:value="0" calcext:value-type="float">
            <text:p>0</text:p>
          </table:table-cell>
          <table:table-cell table:formula="of:=IF([.G566]=1; [.D566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date" office:date-value="2021-10-06" calcext:value-type="date">
            <text:p>6.10.2021</text:p>
          </table:table-cell>
          <table:table-cell office:value-type="string" calcext:value-type="string">
            <text:p>Gniezno</text:p>
          </table:table-cell>
          <table:table-cell office:value-type="float" office:value="2500" calcext:value-type="float">
            <text:p>2500</text:p>
          </table:table-cell>
          <table:table-cell table:formula="of:=IF(OR(WEEKDAY([.B567])=7; WEEKDAY([.B567])=1); 5000; 12000)" office:value-type="float" office:value="12000" calcext:value-type="float">
            <text:p>12000</text:p>
          </table:table-cell>
          <table:table-cell table:formula="of:=IF([.B566]&lt;&gt;[.B567]; IF([.F566]+[.E567]-[.D567]&gt;0;[.F566]+[.E567]-[.D567]; [.F566]+[.E567] ); IF([.F566]-[.D567]&gt;0; [.F566]-[.D567]; [.F566]))" office:value-type="float" office:value="24810" calcext:value-type="float">
            <text:p>24810</text:p>
          </table:table-cell>
          <table:table-cell table:formula="of:=IF([.F566]-[.D567]&gt;0; 0; IF([.B567]-[.B566]&lt;&gt;0; IF([.F566]-[.D567]+[.E567]&lt;0; 1; 0); 1))" office:value-type="float" office:value="0" calcext:value-type="float">
            <text:p>0</text:p>
          </table:table-cell>
          <table:table-cell table:formula="of:=IF([.G567]=1; [.D567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date" office:date-value="2021-10-06" calcext:value-type="date">
            <text:p>6.10.2021</text:p>
          </table:table-cell>
          <table:table-cell office:value-type="string" calcext:value-type="string">
            <text:p>Przemysl</text:p>
          </table:table-cell>
          <table:table-cell office:value-type="float" office:value="8900" calcext:value-type="float">
            <text:p>8900</text:p>
          </table:table-cell>
          <table:table-cell table:formula="of:=IF(OR(WEEKDAY([.B568])=7; WEEKDAY([.B568])=1); 5000; 12000)" office:value-type="float" office:value="12000" calcext:value-type="float">
            <text:p>12000</text:p>
          </table:table-cell>
          <table:table-cell table:formula="of:=IF([.B567]&lt;&gt;[.B568]; IF([.F567]+[.E568]-[.D568]&gt;0;[.F567]+[.E568]-[.D568]; [.F567]+[.E568] ); IF([.F567]-[.D568]&gt;0; [.F567]-[.D568]; [.F567]))" office:value-type="float" office:value="15910" calcext:value-type="float">
            <text:p>15910</text:p>
          </table:table-cell>
          <table:table-cell table:formula="of:=IF([.F567]-[.D568]&gt;0; 0; IF([.B568]-[.B567]&lt;&gt;0; IF([.F567]-[.D568]+[.E568]&lt;0; 1; 0); 1))" office:value-type="float" office:value="0" calcext:value-type="float">
            <text:p>0</text:p>
          </table:table-cell>
          <table:table-cell table:formula="of:=IF([.G568]=1; [.D568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date" office:date-value="2021-10-06" calcext:value-type="date">
            <text:p>6.10.2021</text:p>
          </table:table-cell>
          <table:table-cell office:value-type="string" calcext:value-type="string">
            <text:p>Malbork</text:p>
          </table:table-cell>
          <table:table-cell office:value-type="float" office:value="2040" calcext:value-type="float">
            <text:p>2040</text:p>
          </table:table-cell>
          <table:table-cell table:formula="of:=IF(OR(WEEKDAY([.B569])=7; WEEKDAY([.B569])=1); 5000; 12000)" office:value-type="float" office:value="12000" calcext:value-type="float">
            <text:p>12000</text:p>
          </table:table-cell>
          <table:table-cell table:formula="of:=IF([.B568]&lt;&gt;[.B569]; IF([.F568]+[.E569]-[.D569]&gt;0;[.F568]+[.E569]-[.D569]; [.F568]+[.E569] ); IF([.F568]-[.D569]&gt;0; [.F568]-[.D569]; [.F568]))" office:value-type="float" office:value="13870" calcext:value-type="float">
            <text:p>13870</text:p>
          </table:table-cell>
          <table:table-cell table:formula="of:=IF([.F568]-[.D569]&gt;0; 0; IF([.B569]-[.B568]&lt;&gt;0; IF([.F568]-[.D569]+[.E569]&lt;0; 1; 0); 1))" office:value-type="float" office:value="0" calcext:value-type="float">
            <text:p>0</text:p>
          </table:table-cell>
          <table:table-cell table:formula="of:=IF([.G569]=1; [.D569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date" office:date-value="2021-10-07" calcext:value-type="date">
            <text:p>7.10.2021</text:p>
          </table:table-cell>
          <table:table-cell office:value-type="string" calcext:value-type="string">
            <text:p>Ogrodzieniec</text:p>
          </table:table-cell>
          <table:table-cell office:value-type="float" office:value="8930" calcext:value-type="float">
            <text:p>8930</text:p>
          </table:table-cell>
          <table:table-cell table:formula="of:=IF(OR(WEEKDAY([.B570])=7; WEEKDAY([.B570])=1); 5000; 12000)" office:value-type="float" office:value="12000" calcext:value-type="float">
            <text:p>12000</text:p>
          </table:table-cell>
          <table:table-cell table:formula="of:=IF([.B569]&lt;&gt;[.B570]; IF([.F569]+[.E570]-[.D570]&gt;0;[.F569]+[.E570]-[.D570]; [.F569]+[.E570] ); IF([.F569]-[.D570]&gt;0; [.F569]-[.D570]; [.F569]))" office:value-type="float" office:value="16940" calcext:value-type="float">
            <text:p>16940</text:p>
          </table:table-cell>
          <table:table-cell table:formula="of:=IF([.F569]-[.D570]&gt;0; 0; IF([.B570]-[.B569]&lt;&gt;0; IF([.F569]-[.D570]+[.E570]&lt;0; 1; 0); 1))" office:value-type="float" office:value="0" calcext:value-type="float">
            <text:p>0</text:p>
          </table:table-cell>
          <table:table-cell table:formula="of:=IF([.G570]=1; [.D570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date" office:date-value="2021-10-08" calcext:value-type="date">
            <text:p>8.10.2021</text:p>
          </table:table-cell>
          <table:table-cell office:value-type="string" calcext:value-type="string">
            <text:p>Przemysl</text:p>
          </table:table-cell>
          <table:table-cell office:value-type="float" office:value="4980" calcext:value-type="float">
            <text:p>4980</text:p>
          </table:table-cell>
          <table:table-cell table:formula="of:=IF(OR(WEEKDAY([.B571])=7; WEEKDAY([.B571])=1); 5000; 12000)" office:value-type="float" office:value="12000" calcext:value-type="float">
            <text:p>12000</text:p>
          </table:table-cell>
          <table:table-cell table:formula="of:=IF([.B570]&lt;&gt;[.B571]; IF([.F570]+[.E571]-[.D571]&gt;0;[.F570]+[.E571]-[.D571]; [.F570]+[.E571] ); IF([.F570]-[.D571]&gt;0; [.F570]-[.D571]; [.F570]))" office:value-type="float" office:value="23960" calcext:value-type="float">
            <text:p>23960</text:p>
          </table:table-cell>
          <table:table-cell table:formula="of:=IF([.F570]-[.D571]&gt;0; 0; IF([.B571]-[.B570]&lt;&gt;0; IF([.F570]-[.D571]+[.E571]&lt;0; 1; 0); 1))" office:value-type="float" office:value="0" calcext:value-type="float">
            <text:p>0</text:p>
          </table:table-cell>
          <table:table-cell table:formula="of:=IF([.G571]=1; [.D571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date" office:date-value="2021-10-08" calcext:value-type="date">
            <text:p>8.10.2021</text:p>
          </table:table-cell>
          <table:table-cell office:value-type="string" calcext:value-type="string">
            <text:p>Gniezno</text:p>
          </table:table-cell>
          <table:table-cell office:value-type="float" office:value="7120" calcext:value-type="float">
            <text:p>7120</text:p>
          </table:table-cell>
          <table:table-cell table:formula="of:=IF(OR(WEEKDAY([.B572])=7; WEEKDAY([.B572])=1); 5000; 12000)" office:value-type="float" office:value="12000" calcext:value-type="float">
            <text:p>12000</text:p>
          </table:table-cell>
          <table:table-cell table:formula="of:=IF([.B571]&lt;&gt;[.B572]; IF([.F571]+[.E572]-[.D572]&gt;0;[.F571]+[.E572]-[.D572]; [.F571]+[.E572] ); IF([.F571]-[.D572]&gt;0; [.F571]-[.D572]; [.F571]))" office:value-type="float" office:value="16840" calcext:value-type="float">
            <text:p>16840</text:p>
          </table:table-cell>
          <table:table-cell table:formula="of:=IF([.F571]-[.D572]&gt;0; 0; IF([.B572]-[.B571]&lt;&gt;0; IF([.F571]-[.D572]+[.E572]&lt;0; 1; 0); 1))" office:value-type="float" office:value="0" calcext:value-type="float">
            <text:p>0</text:p>
          </table:table-cell>
          <table:table-cell table:formula="of:=IF([.G572]=1; [.D572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date" office:date-value="2021-10-08" calcext:value-type="date">
            <text:p>8.10.2021</text:p>
          </table:table-cell>
          <table:table-cell office:value-type="string" calcext:value-type="string">
            <text:p>Ogrodzieniec</text:p>
          </table:table-cell>
          <table:table-cell office:value-type="float" office:value="1780" calcext:value-type="float">
            <text:p>1780</text:p>
          </table:table-cell>
          <table:table-cell table:formula="of:=IF(OR(WEEKDAY([.B573])=7; WEEKDAY([.B573])=1); 5000; 12000)" office:value-type="float" office:value="12000" calcext:value-type="float">
            <text:p>12000</text:p>
          </table:table-cell>
          <table:table-cell table:formula="of:=IF([.B572]&lt;&gt;[.B573]; IF([.F572]+[.E573]-[.D573]&gt;0;[.F572]+[.E573]-[.D573]; [.F572]+[.E573] ); IF([.F572]-[.D573]&gt;0; [.F572]-[.D573]; [.F572]))" office:value-type="float" office:value="15060" calcext:value-type="float">
            <text:p>15060</text:p>
          </table:table-cell>
          <table:table-cell table:formula="of:=IF([.F572]-[.D573]&gt;0; 0; IF([.B573]-[.B572]&lt;&gt;0; IF([.F572]-[.D573]+[.E573]&lt;0; 1; 0); 1))" office:value-type="float" office:value="0" calcext:value-type="float">
            <text:p>0</text:p>
          </table:table-cell>
          <table:table-cell table:formula="of:=IF([.G573]=1; [.D573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date" office:date-value="2021-10-09" calcext:value-type="date">
            <text:p>9.10.2021</text:p>
          </table:table-cell>
          <table:table-cell office:value-type="string" calcext:value-type="string">
            <text:p>Przemysl</text:p>
          </table:table-cell>
          <table:table-cell office:value-type="float" office:value="8360" calcext:value-type="float">
            <text:p>8360</text:p>
          </table:table-cell>
          <table:table-cell table:formula="of:=IF(OR(WEEKDAY([.B574])=7; WEEKDAY([.B574])=1); 5000; 12000)" office:value-type="float" office:value="5000" calcext:value-type="float">
            <text:p>5000</text:p>
          </table:table-cell>
          <table:table-cell table:formula="of:=IF([.B573]&lt;&gt;[.B574]; IF([.F573]+[.E574]-[.D574]&gt;0;[.F573]+[.E574]-[.D574]; [.F573]+[.E574] ); IF([.F573]-[.D574]&gt;0; [.F573]-[.D574]; [.F573]))" office:value-type="float" office:value="11700" calcext:value-type="float">
            <text:p>11700</text:p>
          </table:table-cell>
          <table:table-cell table:formula="of:=IF([.F573]-[.D574]&gt;0; 0; IF([.B574]-[.B573]&lt;&gt;0; IF([.F573]-[.D574]+[.E574]&lt;0; 1; 0); 1))" office:value-type="float" office:value="0" calcext:value-type="float">
            <text:p>0</text:p>
          </table:table-cell>
          <table:table-cell table:formula="of:=IF([.G574]=1; [.D574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date" office:date-value="2021-10-09" calcext:value-type="date">
            <text:p>9.10.2021</text:p>
          </table:table-cell>
          <table:table-cell office:value-type="string" calcext:value-type="string">
            <text:p>Ogrodzieniec</text:p>
          </table:table-cell>
          <table:table-cell office:value-type="float" office:value="5240" calcext:value-type="float">
            <text:p>5240</text:p>
          </table:table-cell>
          <table:table-cell table:formula="of:=IF(OR(WEEKDAY([.B575])=7; WEEKDAY([.B575])=1); 5000; 12000)" office:value-type="float" office:value="5000" calcext:value-type="float">
            <text:p>5000</text:p>
          </table:table-cell>
          <table:table-cell table:formula="of:=IF([.B574]&lt;&gt;[.B575]; IF([.F574]+[.E575]-[.D575]&gt;0;[.F574]+[.E575]-[.D575]; [.F574]+[.E575] ); IF([.F574]-[.D575]&gt;0; [.F574]-[.D575]; [.F574]))" office:value-type="float" office:value="6460" calcext:value-type="float">
            <text:p>6460</text:p>
          </table:table-cell>
          <table:table-cell table:formula="of:=IF([.F574]-[.D575]&gt;0; 0; IF([.B575]-[.B574]&lt;&gt;0; IF([.F574]-[.D575]+[.E575]&lt;0; 1; 0); 1))" office:value-type="float" office:value="0" calcext:value-type="float">
            <text:p>0</text:p>
          </table:table-cell>
          <table:table-cell table:formula="of:=IF([.G575]=1; [.D575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date" office:date-value="2021-10-09" calcext:value-type="date">
            <text:p>9.10.2021</text:p>
          </table:table-cell>
          <table:table-cell office:value-type="string" calcext:value-type="string">
            <text:p>Malbork</text:p>
          </table:table-cell>
          <table:table-cell office:value-type="float" office:value="5420" calcext:value-type="float">
            <text:p>5420</text:p>
          </table:table-cell>
          <table:table-cell table:formula="of:=IF(OR(WEEKDAY([.B576])=7; WEEKDAY([.B576])=1); 5000; 12000)" office:value-type="float" office:value="5000" calcext:value-type="float">
            <text:p>5000</text:p>
          </table:table-cell>
          <table:table-cell table:formula="of:=IF([.B575]&lt;&gt;[.B576]; IF([.F575]+[.E576]-[.D576]&gt;0;[.F575]+[.E576]-[.D576]; [.F575]+[.E576] ); IF([.F575]-[.D576]&gt;0; [.F575]-[.D576]; [.F575]))" office:value-type="float" office:value="1040" calcext:value-type="float">
            <text:p>1040</text:p>
          </table:table-cell>
          <table:table-cell table:formula="of:=IF([.F575]-[.D576]&gt;0; 0; IF([.B576]-[.B575]&lt;&gt;0; IF([.F575]-[.D576]+[.E576]&lt;0; 1; 0); 1))" office:value-type="float" office:value="0" calcext:value-type="float">
            <text:p>0</text:p>
          </table:table-cell>
          <table:table-cell table:formula="of:=IF([.G576]=1; [.D576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date" office:date-value="2021-10-10" calcext:value-type="date">
            <text:p>10.10.2021</text:p>
          </table:table-cell>
          <table:table-cell office:value-type="string" calcext:value-type="string">
            <text:p>Malbork</text:p>
          </table:table-cell>
          <table:table-cell office:value-type="float" office:value="9390" calcext:value-type="float">
            <text:p>9390</text:p>
          </table:table-cell>
          <table:table-cell table:formula="of:=IF(OR(WEEKDAY([.B577])=7; WEEKDAY([.B577])=1); 5000; 12000)" office:value-type="float" office:value="5000" calcext:value-type="float">
            <text:p>5000</text:p>
          </table:table-cell>
          <table:table-cell table:formula="of:=IF([.B576]&lt;&gt;[.B577]; IF([.F576]+[.E577]-[.D577]&gt;0;[.F576]+[.E577]-[.D577]; [.F576]+[.E577] ); IF([.F576]-[.D577]&gt;0; [.F576]-[.D577]; [.F576]))" office:value-type="float" office:value="6040" calcext:value-type="float">
            <text:p>6040</text:p>
          </table:table-cell>
          <table:table-cell table:formula="of:=IF([.F576]-[.D577]&gt;0; 0; IF([.B577]-[.B576]&lt;&gt;0; IF([.F576]-[.D577]+[.E577]&lt;0; 1; 0); 1))" office:value-type="float" office:value="1" calcext:value-type="float">
            <text:p>1</text:p>
          </table:table-cell>
          <table:table-cell table:formula="of:=IF([.G577]=1; [.D577]; 0)" office:value-type="float" office:value="9390" calcext:value-type="float">
            <text:p>9390</text:p>
          </table:table-cell>
          <table:table-cell table:number-columns-repeated="4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date" office:date-value="2021-10-10" calcext:value-type="date">
            <text:p>10.10.2021</text:p>
          </table:table-cell>
          <table:table-cell office:value-type="string" calcext:value-type="string">
            <text:p>Ogrodzieniec</text:p>
          </table:table-cell>
          <table:table-cell office:value-type="float" office:value="2510" calcext:value-type="float">
            <text:p>2510</text:p>
          </table:table-cell>
          <table:table-cell table:formula="of:=IF(OR(WEEKDAY([.B578])=7; WEEKDAY([.B578])=1); 5000; 12000)" office:value-type="float" office:value="5000" calcext:value-type="float">
            <text:p>5000</text:p>
          </table:table-cell>
          <table:table-cell table:formula="of:=IF([.B577]&lt;&gt;[.B578]; IF([.F577]+[.E578]-[.D578]&gt;0;[.F577]+[.E578]-[.D578]; [.F577]+[.E578] ); IF([.F577]-[.D578]&gt;0; [.F577]-[.D578]; [.F577]))" office:value-type="float" office:value="3530" calcext:value-type="float">
            <text:p>3530</text:p>
          </table:table-cell>
          <table:table-cell table:formula="of:=IF([.F577]-[.D578]&gt;0; 0; IF([.B578]-[.B577]&lt;&gt;0; IF([.F577]-[.D578]+[.E578]&lt;0; 1; 0); 1))" office:value-type="float" office:value="0" calcext:value-type="float">
            <text:p>0</text:p>
          </table:table-cell>
          <table:table-cell table:formula="of:=IF([.G578]=1; [.D578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date" office:date-value="2021-10-11" calcext:value-type="date">
            <text:p>11.10.2021</text:p>
          </table:table-cell>
          <table:table-cell office:value-type="string" calcext:value-type="string">
            <text:p>Malbork</text:p>
          </table:table-cell>
          <table:table-cell office:value-type="float" office:value="7980" calcext:value-type="float">
            <text:p>7980</text:p>
          </table:table-cell>
          <table:table-cell table:formula="of:=IF(OR(WEEKDAY([.B579])=7; WEEKDAY([.B579])=1); 5000; 12000)" office:value-type="float" office:value="12000" calcext:value-type="float">
            <text:p>12000</text:p>
          </table:table-cell>
          <table:table-cell table:formula="of:=IF([.B578]&lt;&gt;[.B579]; IF([.F578]+[.E579]-[.D579]&gt;0;[.F578]+[.E579]-[.D579]; [.F578]+[.E579] ); IF([.F578]-[.D579]&gt;0; [.F578]-[.D579]; [.F578]))" office:value-type="float" office:value="7550" calcext:value-type="float">
            <text:p>7550</text:p>
          </table:table-cell>
          <table:table-cell table:formula="of:=IF([.F578]-[.D579]&gt;0; 0; IF([.B579]-[.B578]&lt;&gt;0; IF([.F578]-[.D579]+[.E579]&lt;0; 1; 0); 1))" office:value-type="float" office:value="0" calcext:value-type="float">
            <text:p>0</text:p>
          </table:table-cell>
          <table:table-cell table:formula="of:=IF([.G579]=1; [.D579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date" office:date-value="2021-10-11" calcext:value-type="date">
            <text:p>11.10.2021</text:p>
          </table:table-cell>
          <table:table-cell office:value-type="string" calcext:value-type="string">
            <text:p>Ogrodzieniec</text:p>
          </table:table-cell>
          <table:table-cell office:value-type="float" office:value="3720" calcext:value-type="float">
            <text:p>3720</text:p>
          </table:table-cell>
          <table:table-cell table:formula="of:=IF(OR(WEEKDAY([.B580])=7; WEEKDAY([.B580])=1); 5000; 12000)" office:value-type="float" office:value="12000" calcext:value-type="float">
            <text:p>12000</text:p>
          </table:table-cell>
          <table:table-cell table:formula="of:=IF([.B579]&lt;&gt;[.B580]; IF([.F579]+[.E580]-[.D580]&gt;0;[.F579]+[.E580]-[.D580]; [.F579]+[.E580] ); IF([.F579]-[.D580]&gt;0; [.F579]-[.D580]; [.F579]))" office:value-type="float" office:value="3830" calcext:value-type="float">
            <text:p>3830</text:p>
          </table:table-cell>
          <table:table-cell table:formula="of:=IF([.F579]-[.D580]&gt;0; 0; IF([.B580]-[.B579]&lt;&gt;0; IF([.F579]-[.D580]+[.E580]&lt;0; 1; 0); 1))" office:value-type="float" office:value="0" calcext:value-type="float">
            <text:p>0</text:p>
          </table:table-cell>
          <table:table-cell table:formula="of:=IF([.G580]=1; [.D580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date" office:date-value="2021-10-12" calcext:value-type="date">
            <text:p>12.10.2021</text:p>
          </table:table-cell>
          <table:table-cell office:value-type="string" calcext:value-type="string">
            <text:p>Ogrodzieniec</text:p>
          </table:table-cell>
          <table:table-cell office:value-type="float" office:value="3210" calcext:value-type="float">
            <text:p>3210</text:p>
          </table:table-cell>
          <table:table-cell table:formula="of:=IF(OR(WEEKDAY([.B581])=7; WEEKDAY([.B581])=1); 5000; 12000)" office:value-type="float" office:value="12000" calcext:value-type="float">
            <text:p>12000</text:p>
          </table:table-cell>
          <table:table-cell table:formula="of:=IF([.B580]&lt;&gt;[.B581]; IF([.F580]+[.E581]-[.D581]&gt;0;[.F580]+[.E581]-[.D581]; [.F580]+[.E581] ); IF([.F580]-[.D581]&gt;0; [.F580]-[.D581]; [.F580]))" office:value-type="float" office:value="12620" calcext:value-type="float">
            <text:p>12620</text:p>
          </table:table-cell>
          <table:table-cell table:formula="of:=IF([.F580]-[.D581]&gt;0; 0; IF([.B581]-[.B580]&lt;&gt;0; IF([.F580]-[.D581]+[.E581]&lt;0; 1; 0); 1))" office:value-type="float" office:value="0" calcext:value-type="float">
            <text:p>0</text:p>
          </table:table-cell>
          <table:table-cell table:formula="of:=IF([.G581]=1; [.D581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date" office:date-value="2021-10-13" calcext:value-type="date">
            <text:p>13.10.2021</text:p>
          </table:table-cell>
          <table:table-cell office:value-type="string" calcext:value-type="string">
            <text:p>Malbork</text:p>
          </table:table-cell>
          <table:table-cell office:value-type="float" office:value="7640" calcext:value-type="float">
            <text:p>7640</text:p>
          </table:table-cell>
          <table:table-cell table:formula="of:=IF(OR(WEEKDAY([.B582])=7; WEEKDAY([.B582])=1); 5000; 12000)" office:value-type="float" office:value="12000" calcext:value-type="float">
            <text:p>12000</text:p>
          </table:table-cell>
          <table:table-cell table:formula="of:=IF([.B581]&lt;&gt;[.B582]; IF([.F581]+[.E582]-[.D582]&gt;0;[.F581]+[.E582]-[.D582]; [.F581]+[.E582] ); IF([.F581]-[.D582]&gt;0; [.F581]-[.D582]; [.F581]))" office:value-type="float" office:value="16980" calcext:value-type="float">
            <text:p>16980</text:p>
          </table:table-cell>
          <table:table-cell table:formula="of:=IF([.F581]-[.D582]&gt;0; 0; IF([.B582]-[.B581]&lt;&gt;0; IF([.F581]-[.D582]+[.E582]&lt;0; 1; 0); 1))" office:value-type="float" office:value="0" calcext:value-type="float">
            <text:p>0</text:p>
          </table:table-cell>
          <table:table-cell table:formula="of:=IF([.G582]=1; [.D582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date" office:date-value="2021-10-13" calcext:value-type="date">
            <text:p>13.10.2021</text:p>
          </table:table-cell>
          <table:table-cell office:value-type="string" calcext:value-type="string">
            <text:p>Ogrodzieniec</text:p>
          </table:table-cell>
          <table:table-cell office:value-type="float" office:value="6100" calcext:value-type="float">
            <text:p>6100</text:p>
          </table:table-cell>
          <table:table-cell table:formula="of:=IF(OR(WEEKDAY([.B583])=7; WEEKDAY([.B583])=1); 5000; 12000)" office:value-type="float" office:value="12000" calcext:value-type="float">
            <text:p>12000</text:p>
          </table:table-cell>
          <table:table-cell table:formula="of:=IF([.B582]&lt;&gt;[.B583]; IF([.F582]+[.E583]-[.D583]&gt;0;[.F582]+[.E583]-[.D583]; [.F582]+[.E583] ); IF([.F582]-[.D583]&gt;0; [.F582]-[.D583]; [.F582]))" office:value-type="float" office:value="10880" calcext:value-type="float">
            <text:p>10880</text:p>
          </table:table-cell>
          <table:table-cell table:formula="of:=IF([.F582]-[.D583]&gt;0; 0; IF([.B583]-[.B582]&lt;&gt;0; IF([.F582]-[.D583]+[.E583]&lt;0; 1; 0); 1))" office:value-type="float" office:value="0" calcext:value-type="float">
            <text:p>0</text:p>
          </table:table-cell>
          <table:table-cell table:formula="of:=IF([.G583]=1; [.D583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date" office:date-value="2021-10-14" calcext:value-type="date">
            <text:p>14.10.2021</text:p>
          </table:table-cell>
          <table:table-cell office:value-type="string" calcext:value-type="string">
            <text:p>Ogrodzieniec</text:p>
          </table:table-cell>
          <table:table-cell office:value-type="float" office:value="6850" calcext:value-type="float">
            <text:p>6850</text:p>
          </table:table-cell>
          <table:table-cell table:formula="of:=IF(OR(WEEKDAY([.B584])=7; WEEKDAY([.B584])=1); 5000; 12000)" office:value-type="float" office:value="12000" calcext:value-type="float">
            <text:p>12000</text:p>
          </table:table-cell>
          <table:table-cell table:formula="of:=IF([.B583]&lt;&gt;[.B584]; IF([.F583]+[.E584]-[.D584]&gt;0;[.F583]+[.E584]-[.D584]; [.F583]+[.E584] ); IF([.F583]-[.D584]&gt;0; [.F583]-[.D584]; [.F583]))" office:value-type="float" office:value="16030" calcext:value-type="float">
            <text:p>16030</text:p>
          </table:table-cell>
          <table:table-cell table:formula="of:=IF([.F583]-[.D584]&gt;0; 0; IF([.B584]-[.B583]&lt;&gt;0; IF([.F583]-[.D584]+[.E584]&lt;0; 1; 0); 1))" office:value-type="float" office:value="0" calcext:value-type="float">
            <text:p>0</text:p>
          </table:table-cell>
          <table:table-cell table:formula="of:=IF([.G584]=1; [.D584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date" office:date-value="2021-10-14" calcext:value-type="date">
            <text:p>14.10.2021</text:p>
          </table:table-cell>
          <table:table-cell office:value-type="string" calcext:value-type="string">
            <text:p>Malbork</text:p>
          </table:table-cell>
          <table:table-cell office:value-type="float" office:value="2170" calcext:value-type="float">
            <text:p>2170</text:p>
          </table:table-cell>
          <table:table-cell table:formula="of:=IF(OR(WEEKDAY([.B585])=7; WEEKDAY([.B585])=1); 5000; 12000)" office:value-type="float" office:value="12000" calcext:value-type="float">
            <text:p>12000</text:p>
          </table:table-cell>
          <table:table-cell table:formula="of:=IF([.B584]&lt;&gt;[.B585]; IF([.F584]+[.E585]-[.D585]&gt;0;[.F584]+[.E585]-[.D585]; [.F584]+[.E585] ); IF([.F584]-[.D585]&gt;0; [.F584]-[.D585]; [.F584]))" office:value-type="float" office:value="13860" calcext:value-type="float">
            <text:p>13860</text:p>
          </table:table-cell>
          <table:table-cell table:formula="of:=IF([.F584]-[.D585]&gt;0; 0; IF([.B585]-[.B584]&lt;&gt;0; IF([.F584]-[.D585]+[.E585]&lt;0; 1; 0); 1))" office:value-type="float" office:value="0" calcext:value-type="float">
            <text:p>0</text:p>
          </table:table-cell>
          <table:table-cell table:formula="of:=IF([.G585]=1; [.D585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date" office:date-value="2021-10-15" calcext:value-type="date">
            <text:p>15.10.2021</text:p>
          </table:table-cell>
          <table:table-cell office:value-type="string" calcext:value-type="string">
            <text:p>Przemysl</text:p>
          </table:table-cell>
          <table:table-cell office:value-type="float" office:value="6230" calcext:value-type="float">
            <text:p>6230</text:p>
          </table:table-cell>
          <table:table-cell table:formula="of:=IF(OR(WEEKDAY([.B586])=7; WEEKDAY([.B586])=1); 5000; 12000)" office:value-type="float" office:value="12000" calcext:value-type="float">
            <text:p>12000</text:p>
          </table:table-cell>
          <table:table-cell table:formula="of:=IF([.B585]&lt;&gt;[.B586]; IF([.F585]+[.E586]-[.D586]&gt;0;[.F585]+[.E586]-[.D586]; [.F585]+[.E586] ); IF([.F585]-[.D586]&gt;0; [.F585]-[.D586]; [.F585]))" office:value-type="float" office:value="19630" calcext:value-type="float">
            <text:p>19630</text:p>
          </table:table-cell>
          <table:table-cell table:formula="of:=IF([.F585]-[.D586]&gt;0; 0; IF([.B586]-[.B585]&lt;&gt;0; IF([.F585]-[.D586]+[.E586]&lt;0; 1; 0); 1))" office:value-type="float" office:value="0" calcext:value-type="float">
            <text:p>0</text:p>
          </table:table-cell>
          <table:table-cell table:formula="of:=IF([.G586]=1; [.D586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date" office:date-value="2021-10-15" calcext:value-type="date">
            <text:p>15.10.2021</text:p>
          </table:table-cell>
          <table:table-cell office:value-type="string" calcext:value-type="string">
            <text:p>Malbork</text:p>
          </table:table-cell>
          <table:table-cell office:value-type="float" office:value="2310" calcext:value-type="float">
            <text:p>2310</text:p>
          </table:table-cell>
          <table:table-cell table:formula="of:=IF(OR(WEEKDAY([.B587])=7; WEEKDAY([.B587])=1); 5000; 12000)" office:value-type="float" office:value="12000" calcext:value-type="float">
            <text:p>12000</text:p>
          </table:table-cell>
          <table:table-cell table:formula="of:=IF([.B586]&lt;&gt;[.B587]; IF([.F586]+[.E587]-[.D587]&gt;0;[.F586]+[.E587]-[.D587]; [.F586]+[.E587] ); IF([.F586]-[.D587]&gt;0; [.F586]-[.D587]; [.F586]))" office:value-type="float" office:value="17320" calcext:value-type="float">
            <text:p>17320</text:p>
          </table:table-cell>
          <table:table-cell table:formula="of:=IF([.F586]-[.D587]&gt;0; 0; IF([.B587]-[.B586]&lt;&gt;0; IF([.F586]-[.D587]+[.E587]&lt;0; 1; 0); 1))" office:value-type="float" office:value="0" calcext:value-type="float">
            <text:p>0</text:p>
          </table:table-cell>
          <table:table-cell table:formula="of:=IF([.G587]=1; [.D587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date" office:date-value="2021-10-16" calcext:value-type="date">
            <text:p>16.10.2021</text:p>
          </table:table-cell>
          <table:table-cell office:value-type="string" calcext:value-type="string">
            <text:p>Gniezno</text:p>
          </table:table-cell>
          <table:table-cell office:value-type="float" office:value="5650" calcext:value-type="float">
            <text:p>5650</text:p>
          </table:table-cell>
          <table:table-cell table:formula="of:=IF(OR(WEEKDAY([.B588])=7; WEEKDAY([.B588])=1); 5000; 12000)" office:value-type="float" office:value="5000" calcext:value-type="float">
            <text:p>5000</text:p>
          </table:table-cell>
          <table:table-cell table:formula="of:=IF([.B587]&lt;&gt;[.B588]; IF([.F587]+[.E588]-[.D588]&gt;0;[.F587]+[.E588]-[.D588]; [.F587]+[.E588] ); IF([.F587]-[.D588]&gt;0; [.F587]-[.D588]; [.F587]))" office:value-type="float" office:value="16670" calcext:value-type="float">
            <text:p>16670</text:p>
          </table:table-cell>
          <table:table-cell table:formula="of:=IF([.F587]-[.D588]&gt;0; 0; IF([.B588]-[.B587]&lt;&gt;0; IF([.F587]-[.D588]+[.E588]&lt;0; 1; 0); 1))" office:value-type="float" office:value="0" calcext:value-type="float">
            <text:p>0</text:p>
          </table:table-cell>
          <table:table-cell table:formula="of:=IF([.G588]=1; [.D588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date" office:date-value="2021-10-16" calcext:value-type="date">
            <text:p>16.10.2021</text:p>
          </table:table-cell>
          <table:table-cell office:value-type="string" calcext:value-type="string">
            <text:p>Malbork</text:p>
          </table:table-cell>
          <table:table-cell office:value-type="float" office:value="7250" calcext:value-type="float">
            <text:p>7250</text:p>
          </table:table-cell>
          <table:table-cell table:formula="of:=IF(OR(WEEKDAY([.B589])=7; WEEKDAY([.B589])=1); 5000; 12000)" office:value-type="float" office:value="5000" calcext:value-type="float">
            <text:p>5000</text:p>
          </table:table-cell>
          <table:table-cell table:formula="of:=IF([.B588]&lt;&gt;[.B589]; IF([.F588]+[.E589]-[.D589]&gt;0;[.F588]+[.E589]-[.D589]; [.F588]+[.E589] ); IF([.F588]-[.D589]&gt;0; [.F588]-[.D589]; [.F588]))" office:value-type="float" office:value="9420" calcext:value-type="float">
            <text:p>9420</text:p>
          </table:table-cell>
          <table:table-cell table:formula="of:=IF([.F588]-[.D589]&gt;0; 0; IF([.B589]-[.B588]&lt;&gt;0; IF([.F588]-[.D589]+[.E589]&lt;0; 1; 0); 1))" office:value-type="float" office:value="0" calcext:value-type="float">
            <text:p>0</text:p>
          </table:table-cell>
          <table:table-cell table:formula="of:=IF([.G589]=1; [.D589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date" office:date-value="2021-10-17" calcext:value-type="date">
            <text:p>17.10.2021</text:p>
          </table:table-cell>
          <table:table-cell office:value-type="string" calcext:value-type="string">
            <text:p>Malbork</text:p>
          </table:table-cell>
          <table:table-cell office:value-type="float" office:value="3650" calcext:value-type="float">
            <text:p>3650</text:p>
          </table:table-cell>
          <table:table-cell table:formula="of:=IF(OR(WEEKDAY([.B590])=7; WEEKDAY([.B590])=1); 5000; 12000)" office:value-type="float" office:value="5000" calcext:value-type="float">
            <text:p>5000</text:p>
          </table:table-cell>
          <table:table-cell table:formula="of:=IF([.B589]&lt;&gt;[.B590]; IF([.F589]+[.E590]-[.D590]&gt;0;[.F589]+[.E590]-[.D590]; [.F589]+[.E590] ); IF([.F589]-[.D590]&gt;0; [.F589]-[.D590]; [.F589]))" office:value-type="float" office:value="10770" calcext:value-type="float">
            <text:p>10770</text:p>
          </table:table-cell>
          <table:table-cell table:formula="of:=IF([.F589]-[.D590]&gt;0; 0; IF([.B590]-[.B589]&lt;&gt;0; IF([.F589]-[.D590]+[.E590]&lt;0; 1; 0); 1))" office:value-type="float" office:value="0" calcext:value-type="float">
            <text:p>0</text:p>
          </table:table-cell>
          <table:table-cell table:formula="of:=IF([.G590]=1; [.D590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date" office:date-value="2021-10-17" calcext:value-type="date">
            <text:p>17.10.2021</text:p>
          </table:table-cell>
          <table:table-cell office:value-type="string" calcext:value-type="string">
            <text:p>Przemysl</text:p>
          </table:table-cell>
          <table:table-cell office:value-type="float" office:value="4190" calcext:value-type="float">
            <text:p>4190</text:p>
          </table:table-cell>
          <table:table-cell table:formula="of:=IF(OR(WEEKDAY([.B591])=7; WEEKDAY([.B591])=1); 5000; 12000)" office:value-type="float" office:value="5000" calcext:value-type="float">
            <text:p>5000</text:p>
          </table:table-cell>
          <table:table-cell table:formula="of:=IF([.B590]&lt;&gt;[.B591]; IF([.F590]+[.E591]-[.D591]&gt;0;[.F590]+[.E591]-[.D591]; [.F590]+[.E591] ); IF([.F590]-[.D591]&gt;0; [.F590]-[.D591]; [.F590]))" office:value-type="float" office:value="6580" calcext:value-type="float">
            <text:p>6580</text:p>
          </table:table-cell>
          <table:table-cell table:formula="of:=IF([.F590]-[.D591]&gt;0; 0; IF([.B591]-[.B590]&lt;&gt;0; IF([.F590]-[.D591]+[.E591]&lt;0; 1; 0); 1))" office:value-type="float" office:value="0" calcext:value-type="float">
            <text:p>0</text:p>
          </table:table-cell>
          <table:table-cell table:formula="of:=IF([.G591]=1; [.D591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date" office:date-value="2021-10-17" calcext:value-type="date">
            <text:p>17.10.2021</text:p>
          </table:table-cell>
          <table:table-cell office:value-type="string" calcext:value-type="string">
            <text:p>Ogrodzieniec</text:p>
          </table:table-cell>
          <table:table-cell office:value-type="float" office:value="7920" calcext:value-type="float">
            <text:p>7920</text:p>
          </table:table-cell>
          <table:table-cell table:formula="of:=IF(OR(WEEKDAY([.B592])=7; WEEKDAY([.B592])=1); 5000; 12000)" office:value-type="float" office:value="5000" calcext:value-type="float">
            <text:p>5000</text:p>
          </table:table-cell>
          <table:table-cell table:formula="of:=IF([.B591]&lt;&gt;[.B592]; IF([.F591]+[.E592]-[.D592]&gt;0;[.F591]+[.E592]-[.D592]; [.F591]+[.E592] ); IF([.F591]-[.D592]&gt;0; [.F591]-[.D592]; [.F591]))" office:value-type="float" office:value="6580" calcext:value-type="float">
            <text:p>6580</text:p>
          </table:table-cell>
          <table:table-cell table:formula="of:=IF([.F591]-[.D592]&gt;0; 0; IF([.B592]-[.B591]&lt;&gt;0; IF([.F591]-[.D592]+[.E592]&lt;0; 1; 0); 1))" office:value-type="float" office:value="1" calcext:value-type="float">
            <text:p>1</text:p>
          </table:table-cell>
          <table:table-cell table:formula="of:=IF([.G592]=1; [.D592]; 0)" office:value-type="float" office:value="7920" calcext:value-type="float">
            <text:p>7920</text:p>
          </table:table-cell>
          <table:table-cell table:number-columns-repeated="4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date" office:date-value="2021-10-18" calcext:value-type="date">
            <text:p>18.10.2021</text:p>
          </table:table-cell>
          <table:table-cell office:value-type="string" calcext:value-type="string">
            <text:p>Przemysl</text:p>
          </table:table-cell>
          <table:table-cell office:value-type="float" office:value="5920" calcext:value-type="float">
            <text:p>5920</text:p>
          </table:table-cell>
          <table:table-cell table:formula="of:=IF(OR(WEEKDAY([.B593])=7; WEEKDAY([.B593])=1); 5000; 12000)" office:value-type="float" office:value="12000" calcext:value-type="float">
            <text:p>12000</text:p>
          </table:table-cell>
          <table:table-cell table:formula="of:=IF([.B592]&lt;&gt;[.B593]; IF([.F592]+[.E593]-[.D593]&gt;0;[.F592]+[.E593]-[.D593]; [.F592]+[.E593] ); IF([.F592]-[.D593]&gt;0; [.F592]-[.D593]; [.F592]))" office:value-type="float" office:value="12660" calcext:value-type="float">
            <text:p>12660</text:p>
          </table:table-cell>
          <table:table-cell table:formula="of:=IF([.F592]-[.D593]&gt;0; 0; IF([.B593]-[.B592]&lt;&gt;0; IF([.F592]-[.D593]+[.E593]&lt;0; 1; 0); 1))" office:value-type="float" office:value="0" calcext:value-type="float">
            <text:p>0</text:p>
          </table:table-cell>
          <table:table-cell table:formula="of:=IF([.G593]=1; [.D593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date" office:date-value="2021-10-18" calcext:value-type="date">
            <text:p>18.10.2021</text:p>
          </table:table-cell>
          <table:table-cell office:value-type="string" calcext:value-type="string">
            <text:p>Ogrodzieniec</text:p>
          </table:table-cell>
          <table:table-cell office:value-type="float" office:value="5270" calcext:value-type="float">
            <text:p>5270</text:p>
          </table:table-cell>
          <table:table-cell table:formula="of:=IF(OR(WEEKDAY([.B594])=7; WEEKDAY([.B594])=1); 5000; 12000)" office:value-type="float" office:value="12000" calcext:value-type="float">
            <text:p>12000</text:p>
          </table:table-cell>
          <table:table-cell table:formula="of:=IF([.B593]&lt;&gt;[.B594]; IF([.F593]+[.E594]-[.D594]&gt;0;[.F593]+[.E594]-[.D594]; [.F593]+[.E594] ); IF([.F593]-[.D594]&gt;0; [.F593]-[.D594]; [.F593]))" office:value-type="float" office:value="7390" calcext:value-type="float">
            <text:p>7390</text:p>
          </table:table-cell>
          <table:table-cell table:formula="of:=IF([.F593]-[.D594]&gt;0; 0; IF([.B594]-[.B593]&lt;&gt;0; IF([.F593]-[.D594]+[.E594]&lt;0; 1; 0); 1))" office:value-type="float" office:value="0" calcext:value-type="float">
            <text:p>0</text:p>
          </table:table-cell>
          <table:table-cell table:formula="of:=IF([.G594]=1; [.D594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date" office:date-value="2021-10-19" calcext:value-type="date">
            <text:p>19.10.2021</text:p>
          </table:table-cell>
          <table:table-cell office:value-type="string" calcext:value-type="string">
            <text:p>Gniezno</text:p>
          </table:table-cell>
          <table:table-cell office:value-type="float" office:value="7990" calcext:value-type="float">
            <text:p>7990</text:p>
          </table:table-cell>
          <table:table-cell table:formula="of:=IF(OR(WEEKDAY([.B595])=7; WEEKDAY([.B595])=1); 5000; 12000)" office:value-type="float" office:value="12000" calcext:value-type="float">
            <text:p>12000</text:p>
          </table:table-cell>
          <table:table-cell table:formula="of:=IF([.B594]&lt;&gt;[.B595]; IF([.F594]+[.E595]-[.D595]&gt;0;[.F594]+[.E595]-[.D595]; [.F594]+[.E595] ); IF([.F594]-[.D595]&gt;0; [.F594]-[.D595]; [.F594]))" office:value-type="float" office:value="11400" calcext:value-type="float">
            <text:p>11400</text:p>
          </table:table-cell>
          <table:table-cell table:formula="of:=IF([.F594]-[.D595]&gt;0; 0; IF([.B595]-[.B594]&lt;&gt;0; IF([.F594]-[.D595]+[.E595]&lt;0; 1; 0); 1))" office:value-type="float" office:value="0" calcext:value-type="float">
            <text:p>0</text:p>
          </table:table-cell>
          <table:table-cell table:formula="of:=IF([.G595]=1; [.D595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date" office:date-value="2021-10-19" calcext:value-type="date">
            <text:p>19.10.2021</text:p>
          </table:table-cell>
          <table:table-cell office:value-type="string" calcext:value-type="string">
            <text:p>Przemysl</text:p>
          </table:table-cell>
          <table:table-cell office:value-type="float" office:value="5450" calcext:value-type="float">
            <text:p>5450</text:p>
          </table:table-cell>
          <table:table-cell table:formula="of:=IF(OR(WEEKDAY([.B596])=7; WEEKDAY([.B596])=1); 5000; 12000)" office:value-type="float" office:value="12000" calcext:value-type="float">
            <text:p>12000</text:p>
          </table:table-cell>
          <table:table-cell table:formula="of:=IF([.B595]&lt;&gt;[.B596]; IF([.F595]+[.E596]-[.D596]&gt;0;[.F595]+[.E596]-[.D596]; [.F595]+[.E596] ); IF([.F595]-[.D596]&gt;0; [.F595]-[.D596]; [.F595]))" office:value-type="float" office:value="5950" calcext:value-type="float">
            <text:p>5950</text:p>
          </table:table-cell>
          <table:table-cell table:formula="of:=IF([.F595]-[.D596]&gt;0; 0; IF([.B596]-[.B595]&lt;&gt;0; IF([.F595]-[.D596]+[.E596]&lt;0; 1; 0); 1))" office:value-type="float" office:value="0" calcext:value-type="float">
            <text:p>0</text:p>
          </table:table-cell>
          <table:table-cell table:formula="of:=IF([.G596]=1; [.D596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date" office:date-value="2021-10-20" calcext:value-type="date">
            <text:p>20.10.2021</text:p>
          </table:table-cell>
          <table:table-cell office:value-type="string" calcext:value-type="string">
            <text:p>Ogrodzieniec</text:p>
          </table:table-cell>
          <table:table-cell office:value-type="float" office:value="2580" calcext:value-type="float">
            <text:p>2580</text:p>
          </table:table-cell>
          <table:table-cell table:formula="of:=IF(OR(WEEKDAY([.B597])=7; WEEKDAY([.B597])=1); 5000; 12000)" office:value-type="float" office:value="12000" calcext:value-type="float">
            <text:p>12000</text:p>
          </table:table-cell>
          <table:table-cell table:formula="of:=IF([.B596]&lt;&gt;[.B597]; IF([.F596]+[.E597]-[.D597]&gt;0;[.F596]+[.E597]-[.D597]; [.F596]+[.E597] ); IF([.F596]-[.D597]&gt;0; [.F596]-[.D597]; [.F596]))" office:value-type="float" office:value="15370" calcext:value-type="float">
            <text:p>15370</text:p>
          </table:table-cell>
          <table:table-cell table:formula="of:=IF([.F596]-[.D597]&gt;0; 0; IF([.B597]-[.B596]&lt;&gt;0; IF([.F596]-[.D597]+[.E597]&lt;0; 1; 0); 1))" office:value-type="float" office:value="0" calcext:value-type="float">
            <text:p>0</text:p>
          </table:table-cell>
          <table:table-cell table:formula="of:=IF([.G597]=1; [.D597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date" office:date-value="2021-10-21" calcext:value-type="date">
            <text:p>21.10.2021</text:p>
          </table:table-cell>
          <table:table-cell office:value-type="string" calcext:value-type="string">
            <text:p>Ogrodzieniec</text:p>
          </table:table-cell>
          <table:table-cell office:value-type="float" office:value="8040" calcext:value-type="float">
            <text:p>8040</text:p>
          </table:table-cell>
          <table:table-cell table:formula="of:=IF(OR(WEEKDAY([.B598])=7; WEEKDAY([.B598])=1); 5000; 12000)" office:value-type="float" office:value="12000" calcext:value-type="float">
            <text:p>12000</text:p>
          </table:table-cell>
          <table:table-cell table:formula="of:=IF([.B597]&lt;&gt;[.B598]; IF([.F597]+[.E598]-[.D598]&gt;0;[.F597]+[.E598]-[.D598]; [.F597]+[.E598] ); IF([.F597]-[.D598]&gt;0; [.F597]-[.D598]; [.F597]))" office:value-type="float" office:value="19330" calcext:value-type="float">
            <text:p>19330</text:p>
          </table:table-cell>
          <table:table-cell table:formula="of:=IF([.F597]-[.D598]&gt;0; 0; IF([.B598]-[.B597]&lt;&gt;0; IF([.F597]-[.D598]+[.E598]&lt;0; 1; 0); 1))" office:value-type="float" office:value="0" calcext:value-type="float">
            <text:p>0</text:p>
          </table:table-cell>
          <table:table-cell table:formula="of:=IF([.G598]=1; [.D598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date" office:date-value="2021-10-21" calcext:value-type="date">
            <text:p>21.10.2021</text:p>
          </table:table-cell>
          <table:table-cell office:value-type="string" calcext:value-type="string">
            <text:p>Malbork</text:p>
          </table:table-cell>
          <table:table-cell office:value-type="float" office:value="1920" calcext:value-type="float">
            <text:p>1920</text:p>
          </table:table-cell>
          <table:table-cell table:formula="of:=IF(OR(WEEKDAY([.B599])=7; WEEKDAY([.B599])=1); 5000; 12000)" office:value-type="float" office:value="12000" calcext:value-type="float">
            <text:p>12000</text:p>
          </table:table-cell>
          <table:table-cell table:formula="of:=IF([.B598]&lt;&gt;[.B599]; IF([.F598]+[.E599]-[.D599]&gt;0;[.F598]+[.E599]-[.D599]; [.F598]+[.E599] ); IF([.F598]-[.D599]&gt;0; [.F598]-[.D599]; [.F598]))" office:value-type="float" office:value="17410" calcext:value-type="float">
            <text:p>17410</text:p>
          </table:table-cell>
          <table:table-cell table:formula="of:=IF([.F598]-[.D599]&gt;0; 0; IF([.B599]-[.B598]&lt;&gt;0; IF([.F598]-[.D599]+[.E599]&lt;0; 1; 0); 1))" office:value-type="float" office:value="0" calcext:value-type="float">
            <text:p>0</text:p>
          </table:table-cell>
          <table:table-cell table:formula="of:=IF([.G599]=1; [.D599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date" office:date-value="2021-10-22" calcext:value-type="date">
            <text:p>22.10.2021</text:p>
          </table:table-cell>
          <table:table-cell office:value-type="string" calcext:value-type="string">
            <text:p>Ogrodzieniec</text:p>
          </table:table-cell>
          <table:table-cell office:value-type="float" office:value="6930" calcext:value-type="float">
            <text:p>6930</text:p>
          </table:table-cell>
          <table:table-cell table:formula="of:=IF(OR(WEEKDAY([.B600])=7; WEEKDAY([.B600])=1); 5000; 12000)" office:value-type="float" office:value="12000" calcext:value-type="float">
            <text:p>12000</text:p>
          </table:table-cell>
          <table:table-cell table:formula="of:=IF([.B599]&lt;&gt;[.B600]; IF([.F599]+[.E600]-[.D600]&gt;0;[.F599]+[.E600]-[.D600]; [.F599]+[.E600] ); IF([.F599]-[.D600]&gt;0; [.F599]-[.D600]; [.F599]))" office:value-type="float" office:value="22480" calcext:value-type="float">
            <text:p>22480</text:p>
          </table:table-cell>
          <table:table-cell table:formula="of:=IF([.F599]-[.D600]&gt;0; 0; IF([.B600]-[.B599]&lt;&gt;0; IF([.F599]-[.D600]+[.E600]&lt;0; 1; 0); 1))" office:value-type="float" office:value="0" calcext:value-type="float">
            <text:p>0</text:p>
          </table:table-cell>
          <table:table-cell table:formula="of:=IF([.G600]=1; [.D600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date" office:date-value="2021-10-22" calcext:value-type="date">
            <text:p>22.10.2021</text:p>
          </table:table-cell>
          <table:table-cell office:value-type="string" calcext:value-type="string">
            <text:p>Gniezno</text:p>
          </table:table-cell>
          <table:table-cell office:value-type="float" office:value="9480" calcext:value-type="float">
            <text:p>9480</text:p>
          </table:table-cell>
          <table:table-cell table:formula="of:=IF(OR(WEEKDAY([.B601])=7; WEEKDAY([.B601])=1); 5000; 12000)" office:value-type="float" office:value="12000" calcext:value-type="float">
            <text:p>12000</text:p>
          </table:table-cell>
          <table:table-cell table:formula="of:=IF([.B600]&lt;&gt;[.B601]; IF([.F600]+[.E601]-[.D601]&gt;0;[.F600]+[.E601]-[.D601]; [.F600]+[.E601] ); IF([.F600]-[.D601]&gt;0; [.F600]-[.D601]; [.F600]))" office:value-type="float" office:value="13000" calcext:value-type="float">
            <text:p>13000</text:p>
          </table:table-cell>
          <table:table-cell table:formula="of:=IF([.F600]-[.D601]&gt;0; 0; IF([.B601]-[.B600]&lt;&gt;0; IF([.F600]-[.D601]+[.E601]&lt;0; 1; 0); 1))" office:value-type="float" office:value="0" calcext:value-type="float">
            <text:p>0</text:p>
          </table:table-cell>
          <table:table-cell table:formula="of:=IF([.G601]=1; [.D601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date" office:date-value="2021-10-22" calcext:value-type="date">
            <text:p>22.10.2021</text:p>
          </table:table-cell>
          <table:table-cell office:value-type="string" calcext:value-type="string">
            <text:p>Przemysl</text:p>
          </table:table-cell>
          <table:table-cell office:value-type="float" office:value="4810" calcext:value-type="float">
            <text:p>4810</text:p>
          </table:table-cell>
          <table:table-cell table:formula="of:=IF(OR(WEEKDAY([.B602])=7; WEEKDAY([.B602])=1); 5000; 12000)" office:value-type="float" office:value="12000" calcext:value-type="float">
            <text:p>12000</text:p>
          </table:table-cell>
          <table:table-cell table:formula="of:=IF([.B601]&lt;&gt;[.B602]; IF([.F601]+[.E602]-[.D602]&gt;0;[.F601]+[.E602]-[.D602]; [.F601]+[.E602] ); IF([.F601]-[.D602]&gt;0; [.F601]-[.D602]; [.F601]))" office:value-type="float" office:value="8190" calcext:value-type="float">
            <text:p>8190</text:p>
          </table:table-cell>
          <table:table-cell table:formula="of:=IF([.F601]-[.D602]&gt;0; 0; IF([.B602]-[.B601]&lt;&gt;0; IF([.F601]-[.D602]+[.E602]&lt;0; 1; 0); 1))" office:value-type="float" office:value="0" calcext:value-type="float">
            <text:p>0</text:p>
          </table:table-cell>
          <table:table-cell table:formula="of:=IF([.G602]=1; [.D602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date" office:date-value="2021-10-23" calcext:value-type="date">
            <text:p>23.10.2021</text:p>
          </table:table-cell>
          <table:table-cell office:value-type="string" calcext:value-type="string">
            <text:p>Ogrodzieniec</text:p>
          </table:table-cell>
          <table:table-cell office:value-type="float" office:value="5770" calcext:value-type="float">
            <text:p>5770</text:p>
          </table:table-cell>
          <table:table-cell table:formula="of:=IF(OR(WEEKDAY([.B603])=7; WEEKDAY([.B603])=1); 5000; 12000)" office:value-type="float" office:value="5000" calcext:value-type="float">
            <text:p>5000</text:p>
          </table:table-cell>
          <table:table-cell table:formula="of:=IF([.B602]&lt;&gt;[.B603]; IF([.F602]+[.E603]-[.D603]&gt;0;[.F602]+[.E603]-[.D603]; [.F602]+[.E603] ); IF([.F602]-[.D603]&gt;0; [.F602]-[.D603]; [.F602]))" office:value-type="float" office:value="7420" calcext:value-type="float">
            <text:p>7420</text:p>
          </table:table-cell>
          <table:table-cell table:formula="of:=IF([.F602]-[.D603]&gt;0; 0; IF([.B603]-[.B602]&lt;&gt;0; IF([.F602]-[.D603]+[.E603]&lt;0; 1; 0); 1))" office:value-type="float" office:value="0" calcext:value-type="float">
            <text:p>0</text:p>
          </table:table-cell>
          <table:table-cell table:formula="of:=IF([.G603]=1; [.D603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date" office:date-value="2021-10-23" calcext:value-type="date">
            <text:p>23.10.2021</text:p>
          </table:table-cell>
          <table:table-cell office:value-type="string" calcext:value-type="string">
            <text:p>Malbork</text:p>
          </table:table-cell>
          <table:table-cell office:value-type="float" office:value="2610" calcext:value-type="float">
            <text:p>2610</text:p>
          </table:table-cell>
          <table:table-cell table:formula="of:=IF(OR(WEEKDAY([.B604])=7; WEEKDAY([.B604])=1); 5000; 12000)" office:value-type="float" office:value="5000" calcext:value-type="float">
            <text:p>5000</text:p>
          </table:table-cell>
          <table:table-cell table:formula="of:=IF([.B603]&lt;&gt;[.B604]; IF([.F603]+[.E604]-[.D604]&gt;0;[.F603]+[.E604]-[.D604]; [.F603]+[.E604] ); IF([.F603]-[.D604]&gt;0; [.F603]-[.D604]; [.F603]))" office:value-type="float" office:value="4810" calcext:value-type="float">
            <text:p>4810</text:p>
          </table:table-cell>
          <table:table-cell table:formula="of:=IF([.F603]-[.D604]&gt;0; 0; IF([.B604]-[.B603]&lt;&gt;0; IF([.F603]-[.D604]+[.E604]&lt;0; 1; 0); 1))" office:value-type="float" office:value="0" calcext:value-type="float">
            <text:p>0</text:p>
          </table:table-cell>
          <table:table-cell table:formula="of:=IF([.G604]=1; [.D604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date" office:date-value="2021-10-24" calcext:value-type="date">
            <text:p>24.10.2021</text:p>
          </table:table-cell>
          <table:table-cell office:value-type="string" calcext:value-type="string">
            <text:p>Przemysl</text:p>
          </table:table-cell>
          <table:table-cell office:value-type="float" office:value="2670" calcext:value-type="float">
            <text:p>2670</text:p>
          </table:table-cell>
          <table:table-cell table:formula="of:=IF(OR(WEEKDAY([.B605])=7; WEEKDAY([.B605])=1); 5000; 12000)" office:value-type="float" office:value="5000" calcext:value-type="float">
            <text:p>5000</text:p>
          </table:table-cell>
          <table:table-cell table:formula="of:=IF([.B604]&lt;&gt;[.B605]; IF([.F604]+[.E605]-[.D605]&gt;0;[.F604]+[.E605]-[.D605]; [.F604]+[.E605] ); IF([.F604]-[.D605]&gt;0; [.F604]-[.D605]; [.F604]))" office:value-type="float" office:value="7140" calcext:value-type="float">
            <text:p>7140</text:p>
          </table:table-cell>
          <table:table-cell table:formula="of:=IF([.F604]-[.D605]&gt;0; 0; IF([.B605]-[.B604]&lt;&gt;0; IF([.F604]-[.D605]+[.E605]&lt;0; 1; 0); 1))" office:value-type="float" office:value="0" calcext:value-type="float">
            <text:p>0</text:p>
          </table:table-cell>
          <table:table-cell table:formula="of:=IF([.G605]=1; [.D605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date" office:date-value="2021-10-24" calcext:value-type="date">
            <text:p>24.10.2021</text:p>
          </table:table-cell>
          <table:table-cell office:value-type="string" calcext:value-type="string">
            <text:p>Malbork</text:p>
          </table:table-cell>
          <table:table-cell office:value-type="float" office:value="1330" calcext:value-type="float">
            <text:p>1330</text:p>
          </table:table-cell>
          <table:table-cell table:formula="of:=IF(OR(WEEKDAY([.B606])=7; WEEKDAY([.B606])=1); 5000; 12000)" office:value-type="float" office:value="5000" calcext:value-type="float">
            <text:p>5000</text:p>
          </table:table-cell>
          <table:table-cell table:formula="of:=IF([.B605]&lt;&gt;[.B606]; IF([.F605]+[.E606]-[.D606]&gt;0;[.F605]+[.E606]-[.D606]; [.F605]+[.E606] ); IF([.F605]-[.D606]&gt;0; [.F605]-[.D606]; [.F605]))" office:value-type="float" office:value="5810" calcext:value-type="float">
            <text:p>5810</text:p>
          </table:table-cell>
          <table:table-cell table:formula="of:=IF([.F605]-[.D606]&gt;0; 0; IF([.B606]-[.B605]&lt;&gt;0; IF([.F605]-[.D606]+[.E606]&lt;0; 1; 0); 1))" office:value-type="float" office:value="0" calcext:value-type="float">
            <text:p>0</text:p>
          </table:table-cell>
          <table:table-cell table:formula="of:=IF([.G606]=1; [.D606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date" office:date-value="2021-10-25" calcext:value-type="date">
            <text:p>25.10.2021</text:p>
          </table:table-cell>
          <table:table-cell office:value-type="string" calcext:value-type="string">
            <text:p>Przemysl</text:p>
          </table:table-cell>
          <table:table-cell office:value-type="float" office:value="1700" calcext:value-type="float">
            <text:p>1700</text:p>
          </table:table-cell>
          <table:table-cell table:formula="of:=IF(OR(WEEKDAY([.B607])=7; WEEKDAY([.B607])=1); 5000; 12000)" office:value-type="float" office:value="12000" calcext:value-type="float">
            <text:p>12000</text:p>
          </table:table-cell>
          <table:table-cell table:formula="of:=IF([.B606]&lt;&gt;[.B607]; IF([.F606]+[.E607]-[.D607]&gt;0;[.F606]+[.E607]-[.D607]; [.F606]+[.E607] ); IF([.F606]-[.D607]&gt;0; [.F606]-[.D607]; [.F606]))" office:value-type="float" office:value="16110" calcext:value-type="float">
            <text:p>16110</text:p>
          </table:table-cell>
          <table:table-cell table:formula="of:=IF([.F606]-[.D607]&gt;0; 0; IF([.B607]-[.B606]&lt;&gt;0; IF([.F606]-[.D607]+[.E607]&lt;0; 1; 0); 1))" office:value-type="float" office:value="0" calcext:value-type="float">
            <text:p>0</text:p>
          </table:table-cell>
          <table:table-cell table:formula="of:=IF([.G607]=1; [.D607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date" office:date-value="2021-10-25" calcext:value-type="date">
            <text:p>25.10.2021</text:p>
          </table:table-cell>
          <table:table-cell office:value-type="string" calcext:value-type="string">
            <text:p>Gniezno</text:p>
          </table:table-cell>
          <table:table-cell office:value-type="float" office:value="1050" calcext:value-type="float">
            <text:p>1050</text:p>
          </table:table-cell>
          <table:table-cell table:formula="of:=IF(OR(WEEKDAY([.B608])=7; WEEKDAY([.B608])=1); 5000; 12000)" office:value-type="float" office:value="12000" calcext:value-type="float">
            <text:p>12000</text:p>
          </table:table-cell>
          <table:table-cell table:formula="of:=IF([.B607]&lt;&gt;[.B608]; IF([.F607]+[.E608]-[.D608]&gt;0;[.F607]+[.E608]-[.D608]; [.F607]+[.E608] ); IF([.F607]-[.D608]&gt;0; [.F607]-[.D608]; [.F607]))" office:value-type="float" office:value="15060" calcext:value-type="float">
            <text:p>15060</text:p>
          </table:table-cell>
          <table:table-cell table:formula="of:=IF([.F607]-[.D608]&gt;0; 0; IF([.B608]-[.B607]&lt;&gt;0; IF([.F607]-[.D608]+[.E608]&lt;0; 1; 0); 1))" office:value-type="float" office:value="0" calcext:value-type="float">
            <text:p>0</text:p>
          </table:table-cell>
          <table:table-cell table:formula="of:=IF([.G608]=1; [.D608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date" office:date-value="2021-10-25" calcext:value-type="date">
            <text:p>25.10.2021</text:p>
          </table:table-cell>
          <table:table-cell office:value-type="string" calcext:value-type="string">
            <text:p>Ogrodzieniec</text:p>
          </table:table-cell>
          <table:table-cell office:value-type="float" office:value="1750" calcext:value-type="float">
            <text:p>1750</text:p>
          </table:table-cell>
          <table:table-cell table:formula="of:=IF(OR(WEEKDAY([.B609])=7; WEEKDAY([.B609])=1); 5000; 12000)" office:value-type="float" office:value="12000" calcext:value-type="float">
            <text:p>12000</text:p>
          </table:table-cell>
          <table:table-cell table:formula="of:=IF([.B608]&lt;&gt;[.B609]; IF([.F608]+[.E609]-[.D609]&gt;0;[.F608]+[.E609]-[.D609]; [.F608]+[.E609] ); IF([.F608]-[.D609]&gt;0; [.F608]-[.D609]; [.F608]))" office:value-type="float" office:value="13310" calcext:value-type="float">
            <text:p>13310</text:p>
          </table:table-cell>
          <table:table-cell table:formula="of:=IF([.F608]-[.D609]&gt;0; 0; IF([.B609]-[.B608]&lt;&gt;0; IF([.F608]-[.D609]+[.E609]&lt;0; 1; 0); 1))" office:value-type="float" office:value="0" calcext:value-type="float">
            <text:p>0</text:p>
          </table:table-cell>
          <table:table-cell table:formula="of:=IF([.G609]=1; [.D609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date" office:date-value="2021-10-25" calcext:value-type="date">
            <text:p>25.10.2021</text:p>
          </table:table-cell>
          <table:table-cell office:value-type="string" calcext:value-type="string">
            <text:p>Malbork</text:p>
          </table:table-cell>
          <table:table-cell office:value-type="float" office:value="6530" calcext:value-type="float">
            <text:p>6530</text:p>
          </table:table-cell>
          <table:table-cell table:formula="of:=IF(OR(WEEKDAY([.B610])=7; WEEKDAY([.B610])=1); 5000; 12000)" office:value-type="float" office:value="12000" calcext:value-type="float">
            <text:p>12000</text:p>
          </table:table-cell>
          <table:table-cell table:formula="of:=IF([.B609]&lt;&gt;[.B610]; IF([.F609]+[.E610]-[.D610]&gt;0;[.F609]+[.E610]-[.D610]; [.F609]+[.E610] ); IF([.F609]-[.D610]&gt;0; [.F609]-[.D610]; [.F609]))" office:value-type="float" office:value="6780" calcext:value-type="float">
            <text:p>6780</text:p>
          </table:table-cell>
          <table:table-cell table:formula="of:=IF([.F609]-[.D610]&gt;0; 0; IF([.B610]-[.B609]&lt;&gt;0; IF([.F609]-[.D610]+[.E610]&lt;0; 1; 0); 1))" office:value-type="float" office:value="0" calcext:value-type="float">
            <text:p>0</text:p>
          </table:table-cell>
          <table:table-cell table:formula="of:=IF([.G610]=1; [.D610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date" office:date-value="2021-10-26" calcext:value-type="date">
            <text:p>26.10.2021</text:p>
          </table:table-cell>
          <table:table-cell office:value-type="string" calcext:value-type="string">
            <text:p>Ogrodzieniec</text:p>
          </table:table-cell>
          <table:table-cell office:value-type="float" office:value="6980" calcext:value-type="float">
            <text:p>6980</text:p>
          </table:table-cell>
          <table:table-cell table:formula="of:=IF(OR(WEEKDAY([.B611])=7; WEEKDAY([.B611])=1); 5000; 12000)" office:value-type="float" office:value="12000" calcext:value-type="float">
            <text:p>12000</text:p>
          </table:table-cell>
          <table:table-cell table:formula="of:=IF([.B610]&lt;&gt;[.B611]; IF([.F610]+[.E611]-[.D611]&gt;0;[.F610]+[.E611]-[.D611]; [.F610]+[.E611] ); IF([.F610]-[.D611]&gt;0; [.F610]-[.D611]; [.F610]))" office:value-type="float" office:value="11800" calcext:value-type="float">
            <text:p>11800</text:p>
          </table:table-cell>
          <table:table-cell table:formula="of:=IF([.F610]-[.D611]&gt;0; 0; IF([.B611]-[.B610]&lt;&gt;0; IF([.F610]-[.D611]+[.E611]&lt;0; 1; 0); 1))" office:value-type="float" office:value="0" calcext:value-type="float">
            <text:p>0</text:p>
          </table:table-cell>
          <table:table-cell table:formula="of:=IF([.G611]=1; [.D611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date" office:date-value="2021-10-26" calcext:value-type="date">
            <text:p>26.10.2021</text:p>
          </table:table-cell>
          <table:table-cell office:value-type="string" calcext:value-type="string">
            <text:p>Gniezno</text:p>
          </table:table-cell>
          <table:table-cell office:value-type="float" office:value="6590" calcext:value-type="float">
            <text:p>6590</text:p>
          </table:table-cell>
          <table:table-cell table:formula="of:=IF(OR(WEEKDAY([.B612])=7; WEEKDAY([.B612])=1); 5000; 12000)" office:value-type="float" office:value="12000" calcext:value-type="float">
            <text:p>12000</text:p>
          </table:table-cell>
          <table:table-cell table:formula="of:=IF([.B611]&lt;&gt;[.B612]; IF([.F611]+[.E612]-[.D612]&gt;0;[.F611]+[.E612]-[.D612]; [.F611]+[.E612] ); IF([.F611]-[.D612]&gt;0; [.F611]-[.D612]; [.F611]))" office:value-type="float" office:value="5210" calcext:value-type="float">
            <text:p>5210</text:p>
          </table:table-cell>
          <table:table-cell table:formula="of:=IF([.F611]-[.D612]&gt;0; 0; IF([.B612]-[.B611]&lt;&gt;0; IF([.F611]-[.D612]+[.E612]&lt;0; 1; 0); 1))" office:value-type="float" office:value="0" calcext:value-type="float">
            <text:p>0</text:p>
          </table:table-cell>
          <table:table-cell table:formula="of:=IF([.G612]=1; [.D612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date" office:date-value="2021-10-26" calcext:value-type="date">
            <text:p>26.10.2021</text:p>
          </table:table-cell>
          <table:table-cell office:value-type="string" calcext:value-type="string">
            <text:p>Przemysl</text:p>
          </table:table-cell>
          <table:table-cell office:value-type="float" office:value="2090" calcext:value-type="float">
            <text:p>2090</text:p>
          </table:table-cell>
          <table:table-cell table:formula="of:=IF(OR(WEEKDAY([.B613])=7; WEEKDAY([.B613])=1); 5000; 12000)" office:value-type="float" office:value="12000" calcext:value-type="float">
            <text:p>12000</text:p>
          </table:table-cell>
          <table:table-cell table:formula="of:=IF([.B612]&lt;&gt;[.B613]; IF([.F612]+[.E613]-[.D613]&gt;0;[.F612]+[.E613]-[.D613]; [.F612]+[.E613] ); IF([.F612]-[.D613]&gt;0; [.F612]-[.D613]; [.F612]))" office:value-type="float" office:value="3120" calcext:value-type="float">
            <text:p>3120</text:p>
          </table:table-cell>
          <table:table-cell table:formula="of:=IF([.F612]-[.D613]&gt;0; 0; IF([.B613]-[.B612]&lt;&gt;0; IF([.F612]-[.D613]+[.E613]&lt;0; 1; 0); 1))" office:value-type="float" office:value="0" calcext:value-type="float">
            <text:p>0</text:p>
          </table:table-cell>
          <table:table-cell table:formula="of:=IF([.G613]=1; [.D613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date" office:date-value="2021-10-27" calcext:value-type="date">
            <text:p>27.10.2021</text:p>
          </table:table-cell>
          <table:table-cell office:value-type="string" calcext:value-type="string">
            <text:p>Przemysl</text:p>
          </table:table-cell>
          <table:table-cell office:value-type="float" office:value="3960" calcext:value-type="float">
            <text:p>3960</text:p>
          </table:table-cell>
          <table:table-cell table:formula="of:=IF(OR(WEEKDAY([.B614])=7; WEEKDAY([.B614])=1); 5000; 12000)" office:value-type="float" office:value="12000" calcext:value-type="float">
            <text:p>12000</text:p>
          </table:table-cell>
          <table:table-cell table:formula="of:=IF([.B613]&lt;&gt;[.B614]; IF([.F613]+[.E614]-[.D614]&gt;0;[.F613]+[.E614]-[.D614]; [.F613]+[.E614] ); IF([.F613]-[.D614]&gt;0; [.F613]-[.D614]; [.F613]))" office:value-type="float" office:value="11160" calcext:value-type="float">
            <text:p>11160</text:p>
          </table:table-cell>
          <table:table-cell table:formula="of:=IF([.F613]-[.D614]&gt;0; 0; IF([.B614]-[.B613]&lt;&gt;0; IF([.F613]-[.D614]+[.E614]&lt;0; 1; 0); 1))" office:value-type="float" office:value="0" calcext:value-type="float">
            <text:p>0</text:p>
          </table:table-cell>
          <table:table-cell table:formula="of:=IF([.G614]=1; [.D614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date" office:date-value="2021-10-27" calcext:value-type="date">
            <text:p>27.10.2021</text:p>
          </table:table-cell>
          <table:table-cell office:value-type="string" calcext:value-type="string">
            <text:p>Gniezno</text:p>
          </table:table-cell>
          <table:table-cell office:value-type="float" office:value="6430" calcext:value-type="float">
            <text:p>6430</text:p>
          </table:table-cell>
          <table:table-cell table:formula="of:=IF(OR(WEEKDAY([.B615])=7; WEEKDAY([.B615])=1); 5000; 12000)" office:value-type="float" office:value="12000" calcext:value-type="float">
            <text:p>12000</text:p>
          </table:table-cell>
          <table:table-cell table:formula="of:=IF([.B614]&lt;&gt;[.B615]; IF([.F614]+[.E615]-[.D615]&gt;0;[.F614]+[.E615]-[.D615]; [.F614]+[.E615] ); IF([.F614]-[.D615]&gt;0; [.F614]-[.D615]; [.F614]))" office:value-type="float" office:value="4730" calcext:value-type="float">
            <text:p>4730</text:p>
          </table:table-cell>
          <table:table-cell table:formula="of:=IF([.F614]-[.D615]&gt;0; 0; IF([.B615]-[.B614]&lt;&gt;0; IF([.F614]-[.D615]+[.E615]&lt;0; 1; 0); 1))" office:value-type="float" office:value="0" calcext:value-type="float">
            <text:p>0</text:p>
          </table:table-cell>
          <table:table-cell table:formula="of:=IF([.G615]=1; [.D615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date" office:date-value="2021-10-27" calcext:value-type="date">
            <text:p>27.10.2021</text:p>
          </table:table-cell>
          <table:table-cell office:value-type="string" calcext:value-type="string">
            <text:p>Ogrodzieniec</text:p>
          </table:table-cell>
          <table:table-cell office:value-type="float" office:value="9940" calcext:value-type="float">
            <text:p>9940</text:p>
          </table:table-cell>
          <table:table-cell table:formula="of:=IF(OR(WEEKDAY([.B616])=7; WEEKDAY([.B616])=1); 5000; 12000)" office:value-type="float" office:value="12000" calcext:value-type="float">
            <text:p>12000</text:p>
          </table:table-cell>
          <table:table-cell table:formula="of:=IF([.B615]&lt;&gt;[.B616]; IF([.F615]+[.E616]-[.D616]&gt;0;[.F615]+[.E616]-[.D616]; [.F615]+[.E616] ); IF([.F615]-[.D616]&gt;0; [.F615]-[.D616]; [.F615]))" office:value-type="float" office:value="4730" calcext:value-type="float">
            <text:p>4730</text:p>
          </table:table-cell>
          <table:table-cell table:formula="of:=IF([.F615]-[.D616]&gt;0; 0; IF([.B616]-[.B615]&lt;&gt;0; IF([.F615]-[.D616]+[.E616]&lt;0; 1; 0); 1))" office:value-type="float" office:value="1" calcext:value-type="float">
            <text:p>1</text:p>
          </table:table-cell>
          <table:table-cell table:formula="of:=IF([.G616]=1; [.D616]; 0)" office:value-type="float" office:value="9940" calcext:value-type="float">
            <text:p>9940</text:p>
          </table:table-cell>
          <table:table-cell table:number-columns-repeated="4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date" office:date-value="2021-10-27" calcext:value-type="date">
            <text:p>27.10.2021</text:p>
          </table:table-cell>
          <table:table-cell office:value-type="string" calcext:value-type="string">
            <text:p>Malbork</text:p>
          </table:table-cell>
          <table:table-cell office:value-type="float" office:value="4220" calcext:value-type="float">
            <text:p>4220</text:p>
          </table:table-cell>
          <table:table-cell table:formula="of:=IF(OR(WEEKDAY([.B617])=7; WEEKDAY([.B617])=1); 5000; 12000)" office:value-type="float" office:value="12000" calcext:value-type="float">
            <text:p>12000</text:p>
          </table:table-cell>
          <table:table-cell table:formula="of:=IF([.B616]&lt;&gt;[.B617]; IF([.F616]+[.E617]-[.D617]&gt;0;[.F616]+[.E617]-[.D617]; [.F616]+[.E617] ); IF([.F616]-[.D617]&gt;0; [.F616]-[.D617]; [.F616]))" office:value-type="float" office:value="510" calcext:value-type="float">
            <text:p>510</text:p>
          </table:table-cell>
          <table:table-cell table:formula="of:=IF([.F616]-[.D617]&gt;0; 0; IF([.B617]-[.B616]&lt;&gt;0; IF([.F616]-[.D617]+[.E617]&lt;0; 1; 0); 1))" office:value-type="float" office:value="0" calcext:value-type="float">
            <text:p>0</text:p>
          </table:table-cell>
          <table:table-cell table:formula="of:=IF([.G617]=1; [.D617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date" office:date-value="2021-10-28" calcext:value-type="date">
            <text:p>28.10.2021</text:p>
          </table:table-cell>
          <table:table-cell office:value-type="string" calcext:value-type="string">
            <text:p>Malbork</text:p>
          </table:table-cell>
          <table:table-cell office:value-type="float" office:value="2630" calcext:value-type="float">
            <text:p>2630</text:p>
          </table:table-cell>
          <table:table-cell table:formula="of:=IF(OR(WEEKDAY([.B618])=7; WEEKDAY([.B618])=1); 5000; 12000)" office:value-type="float" office:value="12000" calcext:value-type="float">
            <text:p>12000</text:p>
          </table:table-cell>
          <table:table-cell table:formula="of:=IF([.B617]&lt;&gt;[.B618]; IF([.F617]+[.E618]-[.D618]&gt;0;[.F617]+[.E618]-[.D618]; [.F617]+[.E618] ); IF([.F617]-[.D618]&gt;0; [.F617]-[.D618]; [.F617]))" office:value-type="float" office:value="9880" calcext:value-type="float">
            <text:p>9880</text:p>
          </table:table-cell>
          <table:table-cell table:formula="of:=IF([.F617]-[.D618]&gt;0; 0; IF([.B618]-[.B617]&lt;&gt;0; IF([.F617]-[.D618]+[.E618]&lt;0; 1; 0); 1))" office:value-type="float" office:value="0" calcext:value-type="float">
            <text:p>0</text:p>
          </table:table-cell>
          <table:table-cell table:formula="of:=IF([.G618]=1; [.D618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date" office:date-value="2021-10-28" calcext:value-type="date">
            <text:p>28.10.2021</text:p>
          </table:table-cell>
          <table:table-cell office:value-type="string" calcext:value-type="string">
            <text:p>Ogrodzieniec</text:p>
          </table:table-cell>
          <table:table-cell office:value-type="float" office:value="3540" calcext:value-type="float">
            <text:p>3540</text:p>
          </table:table-cell>
          <table:table-cell table:formula="of:=IF(OR(WEEKDAY([.B619])=7; WEEKDAY([.B619])=1); 5000; 12000)" office:value-type="float" office:value="12000" calcext:value-type="float">
            <text:p>12000</text:p>
          </table:table-cell>
          <table:table-cell table:formula="of:=IF([.B618]&lt;&gt;[.B619]; IF([.F618]+[.E619]-[.D619]&gt;0;[.F618]+[.E619]-[.D619]; [.F618]+[.E619] ); IF([.F618]-[.D619]&gt;0; [.F618]-[.D619]; [.F618]))" office:value-type="float" office:value="6340" calcext:value-type="float">
            <text:p>6340</text:p>
          </table:table-cell>
          <table:table-cell table:formula="of:=IF([.F618]-[.D619]&gt;0; 0; IF([.B619]-[.B618]&lt;&gt;0; IF([.F618]-[.D619]+[.E619]&lt;0; 1; 0); 1))" office:value-type="float" office:value="0" calcext:value-type="float">
            <text:p>0</text:p>
          </table:table-cell>
          <table:table-cell table:formula="of:=IF([.G619]=1; [.D619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date" office:date-value="2021-10-29" calcext:value-type="date">
            <text:p>29.10.2021</text:p>
          </table:table-cell>
          <table:table-cell office:value-type="string" calcext:value-type="string">
            <text:p>Przemysl</text:p>
          </table:table-cell>
          <table:table-cell office:value-type="float" office:value="2630" calcext:value-type="float">
            <text:p>2630</text:p>
          </table:table-cell>
          <table:table-cell table:formula="of:=IF(OR(WEEKDAY([.B620])=7; WEEKDAY([.B620])=1); 5000; 12000)" office:value-type="float" office:value="12000" calcext:value-type="float">
            <text:p>12000</text:p>
          </table:table-cell>
          <table:table-cell table:formula="of:=IF([.B619]&lt;&gt;[.B620]; IF([.F619]+[.E620]-[.D620]&gt;0;[.F619]+[.E620]-[.D620]; [.F619]+[.E620] ); IF([.F619]-[.D620]&gt;0; [.F619]-[.D620]; [.F619]))" office:value-type="float" office:value="15710" calcext:value-type="float">
            <text:p>15710</text:p>
          </table:table-cell>
          <table:table-cell table:formula="of:=IF([.F619]-[.D620]&gt;0; 0; IF([.B620]-[.B619]&lt;&gt;0; IF([.F619]-[.D620]+[.E620]&lt;0; 1; 0); 1))" office:value-type="float" office:value="0" calcext:value-type="float">
            <text:p>0</text:p>
          </table:table-cell>
          <table:table-cell table:formula="of:=IF([.G620]=1; [.D620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date" office:date-value="2021-10-30" calcext:value-type="date">
            <text:p>30.10.2021</text:p>
          </table:table-cell>
          <table:table-cell office:value-type="string" calcext:value-type="string">
            <text:p>Gniezno</text:p>
          </table:table-cell>
          <table:table-cell office:value-type="float" office:value="4230" calcext:value-type="float">
            <text:p>4230</text:p>
          </table:table-cell>
          <table:table-cell table:formula="of:=IF(OR(WEEKDAY([.B621])=7; WEEKDAY([.B621])=1); 5000; 12000)" office:value-type="float" office:value="5000" calcext:value-type="float">
            <text:p>5000</text:p>
          </table:table-cell>
          <table:table-cell table:formula="of:=IF([.B620]&lt;&gt;[.B621]; IF([.F620]+[.E621]-[.D621]&gt;0;[.F620]+[.E621]-[.D621]; [.F620]+[.E621] ); IF([.F620]-[.D621]&gt;0; [.F620]-[.D621]; [.F620]))" office:value-type="float" office:value="16480" calcext:value-type="float">
            <text:p>16480</text:p>
          </table:table-cell>
          <table:table-cell table:formula="of:=IF([.F620]-[.D621]&gt;0; 0; IF([.B621]-[.B620]&lt;&gt;0; IF([.F620]-[.D621]+[.E621]&lt;0; 1; 0); 1))" office:value-type="float" office:value="0" calcext:value-type="float">
            <text:p>0</text:p>
          </table:table-cell>
          <table:table-cell table:formula="of:=IF([.G621]=1; [.D621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date" office:date-value="2021-10-30" calcext:value-type="date">
            <text:p>30.10.2021</text:p>
          </table:table-cell>
          <table:table-cell office:value-type="string" calcext:value-type="string">
            <text:p>Ogrodzieniec</text:p>
          </table:table-cell>
          <table:table-cell office:value-type="float" office:value="4630" calcext:value-type="float">
            <text:p>4630</text:p>
          </table:table-cell>
          <table:table-cell table:formula="of:=IF(OR(WEEKDAY([.B622])=7; WEEKDAY([.B622])=1); 5000; 12000)" office:value-type="float" office:value="5000" calcext:value-type="float">
            <text:p>5000</text:p>
          </table:table-cell>
          <table:table-cell table:formula="of:=IF([.B621]&lt;&gt;[.B622]; IF([.F621]+[.E622]-[.D622]&gt;0;[.F621]+[.E622]-[.D622]; [.F621]+[.E622] ); IF([.F621]-[.D622]&gt;0; [.F621]-[.D622]; [.F621]))" office:value-type="float" office:value="11850" calcext:value-type="float">
            <text:p>11850</text:p>
          </table:table-cell>
          <table:table-cell table:formula="of:=IF([.F621]-[.D622]&gt;0; 0; IF([.B622]-[.B621]&lt;&gt;0; IF([.F621]-[.D622]+[.E622]&lt;0; 1; 0); 1))" office:value-type="float" office:value="0" calcext:value-type="float">
            <text:p>0</text:p>
          </table:table-cell>
          <table:table-cell table:formula="of:=IF([.G622]=1; [.D622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date" office:date-value="2021-10-31" calcext:value-type="date">
            <text:p>31.10.2021</text:p>
          </table:table-cell>
          <table:table-cell office:value-type="string" calcext:value-type="string">
            <text:p>Przemysl</text:p>
          </table:table-cell>
          <table:table-cell office:value-type="float" office:value="2100" calcext:value-type="float">
            <text:p>2100</text:p>
          </table:table-cell>
          <table:table-cell table:formula="of:=IF(OR(WEEKDAY([.B623])=7; WEEKDAY([.B623])=1); 5000; 12000)" office:value-type="float" office:value="5000" calcext:value-type="float">
            <text:p>5000</text:p>
          </table:table-cell>
          <table:table-cell table:formula="of:=IF([.B622]&lt;&gt;[.B623]; IF([.F622]+[.E623]-[.D623]&gt;0;[.F622]+[.E623]-[.D623]; [.F622]+[.E623] ); IF([.F622]-[.D623]&gt;0; [.F622]-[.D623]; [.F622]))" office:value-type="float" office:value="14750" calcext:value-type="float">
            <text:p>14750</text:p>
          </table:table-cell>
          <table:table-cell table:formula="of:=IF([.F622]-[.D623]&gt;0; 0; IF([.B623]-[.B622]&lt;&gt;0; IF([.F622]-[.D623]+[.E623]&lt;0; 1; 0); 1))" office:value-type="float" office:value="0" calcext:value-type="float">
            <text:p>0</text:p>
          </table:table-cell>
          <table:table-cell table:formula="of:=IF([.G623]=1; [.D623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date" office:date-value="2021-11-01" calcext:value-type="date">
            <text:p>1.11.2021</text:p>
          </table:table-cell>
          <table:table-cell office:value-type="string" calcext:value-type="string">
            <text:p>Ogrodzieniec</text:p>
          </table:table-cell>
          <table:table-cell office:value-type="float" office:value="4290" calcext:value-type="float">
            <text:p>4290</text:p>
          </table:table-cell>
          <table:table-cell table:formula="of:=IF(OR(WEEKDAY([.B624])=7; WEEKDAY([.B624])=1); 5000; 12000)" office:value-type="float" office:value="12000" calcext:value-type="float">
            <text:p>12000</text:p>
          </table:table-cell>
          <table:table-cell table:formula="of:=IF([.B623]&lt;&gt;[.B624]; IF([.F623]+[.E624]-[.D624]&gt;0;[.F623]+[.E624]-[.D624]; [.F623]+[.E624] ); IF([.F623]-[.D624]&gt;0; [.F623]-[.D624]; [.F623]))" office:value-type="float" office:value="22460" calcext:value-type="float">
            <text:p>22460</text:p>
          </table:table-cell>
          <table:table-cell table:formula="of:=IF([.F623]-[.D624]&gt;0; 0; IF([.B624]-[.B623]&lt;&gt;0; IF([.F623]-[.D624]+[.E624]&lt;0; 1; 0); 1))" office:value-type="float" office:value="0" calcext:value-type="float">
            <text:p>0</text:p>
          </table:table-cell>
          <table:table-cell table:formula="of:=IF([.G624]=1; [.D624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date" office:date-value="2021-11-01" calcext:value-type="date">
            <text:p>1.11.2021</text:p>
          </table:table-cell>
          <table:table-cell office:value-type="string" calcext:value-type="string">
            <text:p>Gniezno</text:p>
          </table:table-cell>
          <table:table-cell office:value-type="float" office:value="2870" calcext:value-type="float">
            <text:p>2870</text:p>
          </table:table-cell>
          <table:table-cell table:formula="of:=IF(OR(WEEKDAY([.B625])=7; WEEKDAY([.B625])=1); 5000; 12000)" office:value-type="float" office:value="12000" calcext:value-type="float">
            <text:p>12000</text:p>
          </table:table-cell>
          <table:table-cell table:formula="of:=IF([.B624]&lt;&gt;[.B625]; IF([.F624]+[.E625]-[.D625]&gt;0;[.F624]+[.E625]-[.D625]; [.F624]+[.E625] ); IF([.F624]-[.D625]&gt;0; [.F624]-[.D625]; [.F624]))" office:value-type="float" office:value="19590" calcext:value-type="float">
            <text:p>19590</text:p>
          </table:table-cell>
          <table:table-cell table:formula="of:=IF([.F624]-[.D625]&gt;0; 0; IF([.B625]-[.B624]&lt;&gt;0; IF([.F624]-[.D625]+[.E625]&lt;0; 1; 0); 1))" office:value-type="float" office:value="0" calcext:value-type="float">
            <text:p>0</text:p>
          </table:table-cell>
          <table:table-cell table:formula="of:=IF([.G625]=1; [.D625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date" office:date-value="2021-11-01" calcext:value-type="date">
            <text:p>1.11.2021</text:p>
          </table:table-cell>
          <table:table-cell office:value-type="string" calcext:value-type="string">
            <text:p>Przemysl</text:p>
          </table:table-cell>
          <table:table-cell office:value-type="float" office:value="3550" calcext:value-type="float">
            <text:p>3550</text:p>
          </table:table-cell>
          <table:table-cell table:formula="of:=IF(OR(WEEKDAY([.B626])=7; WEEKDAY([.B626])=1); 5000; 12000)" office:value-type="float" office:value="12000" calcext:value-type="float">
            <text:p>12000</text:p>
          </table:table-cell>
          <table:table-cell table:formula="of:=IF([.B625]&lt;&gt;[.B626]; IF([.F625]+[.E626]-[.D626]&gt;0;[.F625]+[.E626]-[.D626]; [.F625]+[.E626] ); IF([.F625]-[.D626]&gt;0; [.F625]-[.D626]; [.F625]))" office:value-type="float" office:value="16040" calcext:value-type="float">
            <text:p>16040</text:p>
          </table:table-cell>
          <table:table-cell table:formula="of:=IF([.F625]-[.D626]&gt;0; 0; IF([.B626]-[.B625]&lt;&gt;0; IF([.F625]-[.D626]+[.E626]&lt;0; 1; 0); 1))" office:value-type="float" office:value="0" calcext:value-type="float">
            <text:p>0</text:p>
          </table:table-cell>
          <table:table-cell table:formula="of:=IF([.G626]=1; [.D626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date" office:date-value="2021-11-02" calcext:value-type="date">
            <text:p>2.11.2021</text:p>
          </table:table-cell>
          <table:table-cell office:value-type="string" calcext:value-type="string">
            <text:p>Ogrodzieniec</text:p>
          </table:table-cell>
          <table:table-cell office:value-type="float" office:value="8480" calcext:value-type="float">
            <text:p>8480</text:p>
          </table:table-cell>
          <table:table-cell table:formula="of:=IF(OR(WEEKDAY([.B627])=7; WEEKDAY([.B627])=1); 5000; 12000)" office:value-type="float" office:value="12000" calcext:value-type="float">
            <text:p>12000</text:p>
          </table:table-cell>
          <table:table-cell table:formula="of:=IF([.B626]&lt;&gt;[.B627]; IF([.F626]+[.E627]-[.D627]&gt;0;[.F626]+[.E627]-[.D627]; [.F626]+[.E627] ); IF([.F626]-[.D627]&gt;0; [.F626]-[.D627]; [.F626]))" office:value-type="float" office:value="19560" calcext:value-type="float">
            <text:p>19560</text:p>
          </table:table-cell>
          <table:table-cell table:formula="of:=IF([.F626]-[.D627]&gt;0; 0; IF([.B627]-[.B626]&lt;&gt;0; IF([.F626]-[.D627]+[.E627]&lt;0; 1; 0); 1))" office:value-type="float" office:value="0" calcext:value-type="float">
            <text:p>0</text:p>
          </table:table-cell>
          <table:table-cell table:formula="of:=IF([.G627]=1; [.D627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date" office:date-value="2021-11-03" calcext:value-type="date">
            <text:p>3.11.2021</text:p>
          </table:table-cell>
          <table:table-cell office:value-type="string" calcext:value-type="string">
            <text:p>Ogrodzieniec</text:p>
          </table:table-cell>
          <table:table-cell office:value-type="float" office:value="4860" calcext:value-type="float">
            <text:p>4860</text:p>
          </table:table-cell>
          <table:table-cell table:formula="of:=IF(OR(WEEKDAY([.B628])=7; WEEKDAY([.B628])=1); 5000; 12000)" office:value-type="float" office:value="12000" calcext:value-type="float">
            <text:p>12000</text:p>
          </table:table-cell>
          <table:table-cell table:formula="of:=IF([.B627]&lt;&gt;[.B628]; IF([.F627]+[.E628]-[.D628]&gt;0;[.F627]+[.E628]-[.D628]; [.F627]+[.E628] ); IF([.F627]-[.D628]&gt;0; [.F627]-[.D628]; [.F627]))" office:value-type="float" office:value="26700" calcext:value-type="float">
            <text:p>26700</text:p>
          </table:table-cell>
          <table:table-cell table:formula="of:=IF([.F627]-[.D628]&gt;0; 0; IF([.B628]-[.B627]&lt;&gt;0; IF([.F627]-[.D628]+[.E628]&lt;0; 1; 0); 1))" office:value-type="float" office:value="0" calcext:value-type="float">
            <text:p>0</text:p>
          </table:table-cell>
          <table:table-cell table:formula="of:=IF([.G628]=1; [.D628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date" office:date-value="2021-11-03" calcext:value-type="date">
            <text:p>3.11.2021</text:p>
          </table:table-cell>
          <table:table-cell office:value-type="string" calcext:value-type="string">
            <text:p>Przemysl</text:p>
          </table:table-cell>
          <table:table-cell office:value-type="float" office:value="8270" calcext:value-type="float">
            <text:p>8270</text:p>
          </table:table-cell>
          <table:table-cell table:formula="of:=IF(OR(WEEKDAY([.B629])=7; WEEKDAY([.B629])=1); 5000; 12000)" office:value-type="float" office:value="12000" calcext:value-type="float">
            <text:p>12000</text:p>
          </table:table-cell>
          <table:table-cell table:formula="of:=IF([.B628]&lt;&gt;[.B629]; IF([.F628]+[.E629]-[.D629]&gt;0;[.F628]+[.E629]-[.D629]; [.F628]+[.E629] ); IF([.F628]-[.D629]&gt;0; [.F628]-[.D629]; [.F628]))" office:value-type="float" office:value="18430" calcext:value-type="float">
            <text:p>18430</text:p>
          </table:table-cell>
          <table:table-cell table:formula="of:=IF([.F628]-[.D629]&gt;0; 0; IF([.B629]-[.B628]&lt;&gt;0; IF([.F628]-[.D629]+[.E629]&lt;0; 1; 0); 1))" office:value-type="float" office:value="0" calcext:value-type="float">
            <text:p>0</text:p>
          </table:table-cell>
          <table:table-cell table:formula="of:=IF([.G629]=1; [.D629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date" office:date-value="2021-11-04" calcext:value-type="date">
            <text:p>4.11.2021</text:p>
          </table:table-cell>
          <table:table-cell office:value-type="string" calcext:value-type="string">
            <text:p>Malbork</text:p>
          </table:table-cell>
          <table:table-cell office:value-type="float" office:value="8790" calcext:value-type="float">
            <text:p>8790</text:p>
          </table:table-cell>
          <table:table-cell table:formula="of:=IF(OR(WEEKDAY([.B630])=7; WEEKDAY([.B630])=1); 5000; 12000)" office:value-type="float" office:value="12000" calcext:value-type="float">
            <text:p>12000</text:p>
          </table:table-cell>
          <table:table-cell table:formula="of:=IF([.B629]&lt;&gt;[.B630]; IF([.F629]+[.E630]-[.D630]&gt;0;[.F629]+[.E630]-[.D630]; [.F629]+[.E630] ); IF([.F629]-[.D630]&gt;0; [.F629]-[.D630]; [.F629]))" office:value-type="float" office:value="21640" calcext:value-type="float">
            <text:p>21640</text:p>
          </table:table-cell>
          <table:table-cell table:formula="of:=IF([.F629]-[.D630]&gt;0; 0; IF([.B630]-[.B629]&lt;&gt;0; IF([.F629]-[.D630]+[.E630]&lt;0; 1; 0); 1))" office:value-type="float" office:value="0" calcext:value-type="float">
            <text:p>0</text:p>
          </table:table-cell>
          <table:table-cell table:formula="of:=IF([.G630]=1; [.D630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date" office:date-value="2021-11-04" calcext:value-type="date">
            <text:p>4.11.2021</text:p>
          </table:table-cell>
          <table:table-cell office:value-type="string" calcext:value-type="string">
            <text:p>Gniezno</text:p>
          </table:table-cell>
          <table:table-cell office:value-type="float" office:value="3110" calcext:value-type="float">
            <text:p>3110</text:p>
          </table:table-cell>
          <table:table-cell table:formula="of:=IF(OR(WEEKDAY([.B631])=7; WEEKDAY([.B631])=1); 5000; 12000)" office:value-type="float" office:value="12000" calcext:value-type="float">
            <text:p>12000</text:p>
          </table:table-cell>
          <table:table-cell table:formula="of:=IF([.B630]&lt;&gt;[.B631]; IF([.F630]+[.E631]-[.D631]&gt;0;[.F630]+[.E631]-[.D631]; [.F630]+[.E631] ); IF([.F630]-[.D631]&gt;0; [.F630]-[.D631]; [.F630]))" office:value-type="float" office:value="18530" calcext:value-type="float">
            <text:p>18530</text:p>
          </table:table-cell>
          <table:table-cell table:formula="of:=IF([.F630]-[.D631]&gt;0; 0; IF([.B631]-[.B630]&lt;&gt;0; IF([.F630]-[.D631]+[.E631]&lt;0; 1; 0); 1))" office:value-type="float" office:value="0" calcext:value-type="float">
            <text:p>0</text:p>
          </table:table-cell>
          <table:table-cell table:formula="of:=IF([.G631]=1; [.D631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date" office:date-value="2021-11-04" calcext:value-type="date">
            <text:p>4.11.2021</text:p>
          </table:table-cell>
          <table:table-cell office:value-type="string" calcext:value-type="string">
            <text:p>Przemysl</text:p>
          </table:table-cell>
          <table:table-cell office:value-type="float" office:value="1440" calcext:value-type="float">
            <text:p>1440</text:p>
          </table:table-cell>
          <table:table-cell table:formula="of:=IF(OR(WEEKDAY([.B632])=7; WEEKDAY([.B632])=1); 5000; 12000)" office:value-type="float" office:value="12000" calcext:value-type="float">
            <text:p>12000</text:p>
          </table:table-cell>
          <table:table-cell table:formula="of:=IF([.B631]&lt;&gt;[.B632]; IF([.F631]+[.E632]-[.D632]&gt;0;[.F631]+[.E632]-[.D632]; [.F631]+[.E632] ); IF([.F631]-[.D632]&gt;0; [.F631]-[.D632]; [.F631]))" office:value-type="float" office:value="17090" calcext:value-type="float">
            <text:p>17090</text:p>
          </table:table-cell>
          <table:table-cell table:formula="of:=IF([.F631]-[.D632]&gt;0; 0; IF([.B632]-[.B631]&lt;&gt;0; IF([.F631]-[.D632]+[.E632]&lt;0; 1; 0); 1))" office:value-type="float" office:value="0" calcext:value-type="float">
            <text:p>0</text:p>
          </table:table-cell>
          <table:table-cell table:formula="of:=IF([.G632]=1; [.D632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date" office:date-value="2021-11-05" calcext:value-type="date">
            <text:p>5.11.2021</text:p>
          </table:table-cell>
          <table:table-cell office:value-type="string" calcext:value-type="string">
            <text:p>Malbork</text:p>
          </table:table-cell>
          <table:table-cell office:value-type="float" office:value="4550" calcext:value-type="float">
            <text:p>4550</text:p>
          </table:table-cell>
          <table:table-cell table:formula="of:=IF(OR(WEEKDAY([.B633])=7; WEEKDAY([.B633])=1); 5000; 12000)" office:value-type="float" office:value="12000" calcext:value-type="float">
            <text:p>12000</text:p>
          </table:table-cell>
          <table:table-cell table:formula="of:=IF([.B632]&lt;&gt;[.B633]; IF([.F632]+[.E633]-[.D633]&gt;0;[.F632]+[.E633]-[.D633]; [.F632]+[.E633] ); IF([.F632]-[.D633]&gt;0; [.F632]-[.D633]; [.F632]))" office:value-type="float" office:value="24540" calcext:value-type="float">
            <text:p>24540</text:p>
          </table:table-cell>
          <table:table-cell table:formula="of:=IF([.F632]-[.D633]&gt;0; 0; IF([.B633]-[.B632]&lt;&gt;0; IF([.F632]-[.D633]+[.E633]&lt;0; 1; 0); 1))" office:value-type="float" office:value="0" calcext:value-type="float">
            <text:p>0</text:p>
          </table:table-cell>
          <table:table-cell table:formula="of:=IF([.G633]=1; [.D633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date" office:date-value="2021-11-05" calcext:value-type="date">
            <text:p>5.11.2021</text:p>
          </table:table-cell>
          <table:table-cell office:value-type="string" calcext:value-type="string">
            <text:p>Ogrodzieniec</text:p>
          </table:table-cell>
          <table:table-cell office:value-type="float" office:value="6980" calcext:value-type="float">
            <text:p>6980</text:p>
          </table:table-cell>
          <table:table-cell table:formula="of:=IF(OR(WEEKDAY([.B634])=7; WEEKDAY([.B634])=1); 5000; 12000)" office:value-type="float" office:value="12000" calcext:value-type="float">
            <text:p>12000</text:p>
          </table:table-cell>
          <table:table-cell table:formula="of:=IF([.B633]&lt;&gt;[.B634]; IF([.F633]+[.E634]-[.D634]&gt;0;[.F633]+[.E634]-[.D634]; [.F633]+[.E634] ); IF([.F633]-[.D634]&gt;0; [.F633]-[.D634]; [.F633]))" office:value-type="float" office:value="17560" calcext:value-type="float">
            <text:p>17560</text:p>
          </table:table-cell>
          <table:table-cell table:formula="of:=IF([.F633]-[.D634]&gt;0; 0; IF([.B634]-[.B633]&lt;&gt;0; IF([.F633]-[.D634]+[.E634]&lt;0; 1; 0); 1))" office:value-type="float" office:value="0" calcext:value-type="float">
            <text:p>0</text:p>
          </table:table-cell>
          <table:table-cell table:formula="of:=IF([.G634]=1; [.D634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date" office:date-value="2021-11-06" calcext:value-type="date">
            <text:p>6.11.2021</text:p>
          </table:table-cell>
          <table:table-cell office:value-type="string" calcext:value-type="string">
            <text:p>Przemysl</text:p>
          </table:table-cell>
          <table:table-cell office:value-type="float" office:value="3920" calcext:value-type="float">
            <text:p>3920</text:p>
          </table:table-cell>
          <table:table-cell table:formula="of:=IF(OR(WEEKDAY([.B635])=7; WEEKDAY([.B635])=1); 5000; 12000)" office:value-type="float" office:value="5000" calcext:value-type="float">
            <text:p>5000</text:p>
          </table:table-cell>
          <table:table-cell table:formula="of:=IF([.B634]&lt;&gt;[.B635]; IF([.F634]+[.E635]-[.D635]&gt;0;[.F634]+[.E635]-[.D635]; [.F634]+[.E635] ); IF([.F634]-[.D635]&gt;0; [.F634]-[.D635]; [.F634]))" office:value-type="float" office:value="18640" calcext:value-type="float">
            <text:p>18640</text:p>
          </table:table-cell>
          <table:table-cell table:formula="of:=IF([.F634]-[.D635]&gt;0; 0; IF([.B635]-[.B634]&lt;&gt;0; IF([.F634]-[.D635]+[.E635]&lt;0; 1; 0); 1))" office:value-type="float" office:value="0" calcext:value-type="float">
            <text:p>0</text:p>
          </table:table-cell>
          <table:table-cell table:formula="of:=IF([.G635]=1; [.D635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date" office:date-value="2021-11-07" calcext:value-type="date">
            <text:p>7.11.2021</text:p>
          </table:table-cell>
          <table:table-cell office:value-type="string" calcext:value-type="string">
            <text:p>Przemysl</text:p>
          </table:table-cell>
          <table:table-cell office:value-type="float" office:value="7040" calcext:value-type="float">
            <text:p>7040</text:p>
          </table:table-cell>
          <table:table-cell table:formula="of:=IF(OR(WEEKDAY([.B636])=7; WEEKDAY([.B636])=1); 5000; 12000)" office:value-type="float" office:value="5000" calcext:value-type="float">
            <text:p>5000</text:p>
          </table:table-cell>
          <table:table-cell table:formula="of:=IF([.B635]&lt;&gt;[.B636]; IF([.F635]+[.E636]-[.D636]&gt;0;[.F635]+[.E636]-[.D636]; [.F635]+[.E636] ); IF([.F635]-[.D636]&gt;0; [.F635]-[.D636]; [.F635]))" office:value-type="float" office:value="16600" calcext:value-type="float">
            <text:p>16600</text:p>
          </table:table-cell>
          <table:table-cell table:formula="of:=IF([.F635]-[.D636]&gt;0; 0; IF([.B636]-[.B635]&lt;&gt;0; IF([.F635]-[.D636]+[.E636]&lt;0; 1; 0); 1))" office:value-type="float" office:value="0" calcext:value-type="float">
            <text:p>0</text:p>
          </table:table-cell>
          <table:table-cell table:formula="of:=IF([.G636]=1; [.D636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date" office:date-value="2021-11-07" calcext:value-type="date">
            <text:p>7.11.2021</text:p>
          </table:table-cell>
          <table:table-cell office:value-type="string" calcext:value-type="string">
            <text:p>Ogrodzieniec</text:p>
          </table:table-cell>
          <table:table-cell office:value-type="float" office:value="7000" calcext:value-type="float">
            <text:p>7000</text:p>
          </table:table-cell>
          <table:table-cell table:formula="of:=IF(OR(WEEKDAY([.B637])=7; WEEKDAY([.B637])=1); 5000; 12000)" office:value-type="float" office:value="5000" calcext:value-type="float">
            <text:p>5000</text:p>
          </table:table-cell>
          <table:table-cell table:formula="of:=IF([.B636]&lt;&gt;[.B637]; IF([.F636]+[.E637]-[.D637]&gt;0;[.F636]+[.E637]-[.D637]; [.F636]+[.E637] ); IF([.F636]-[.D637]&gt;0; [.F636]-[.D637]; [.F636]))" office:value-type="float" office:value="9600" calcext:value-type="float">
            <text:p>9600</text:p>
          </table:table-cell>
          <table:table-cell table:formula="of:=IF([.F636]-[.D637]&gt;0; 0; IF([.B637]-[.B636]&lt;&gt;0; IF([.F636]-[.D637]+[.E637]&lt;0; 1; 0); 1))" office:value-type="float" office:value="0" calcext:value-type="float">
            <text:p>0</text:p>
          </table:table-cell>
          <table:table-cell table:formula="of:=IF([.G637]=1; [.D637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date" office:date-value="2021-11-08" calcext:value-type="date">
            <text:p>8.11.2021</text:p>
          </table:table-cell>
          <table:table-cell office:value-type="string" calcext:value-type="string">
            <text:p>Przemysl</text:p>
          </table:table-cell>
          <table:table-cell office:value-type="float" office:value="1980" calcext:value-type="float">
            <text:p>1980</text:p>
          </table:table-cell>
          <table:table-cell table:formula="of:=IF(OR(WEEKDAY([.B638])=7; WEEKDAY([.B638])=1); 5000; 12000)" office:value-type="float" office:value="12000" calcext:value-type="float">
            <text:p>12000</text:p>
          </table:table-cell>
          <table:table-cell table:formula="of:=IF([.B637]&lt;&gt;[.B638]; IF([.F637]+[.E638]-[.D638]&gt;0;[.F637]+[.E638]-[.D638]; [.F637]+[.E638] ); IF([.F637]-[.D638]&gt;0; [.F637]-[.D638]; [.F637]))" office:value-type="float" office:value="19620" calcext:value-type="float">
            <text:p>19620</text:p>
          </table:table-cell>
          <table:table-cell table:formula="of:=IF([.F637]-[.D638]&gt;0; 0; IF([.B638]-[.B637]&lt;&gt;0; IF([.F637]-[.D638]+[.E638]&lt;0; 1; 0); 1))" office:value-type="float" office:value="0" calcext:value-type="float">
            <text:p>0</text:p>
          </table:table-cell>
          <table:table-cell table:formula="of:=IF([.G638]=1; [.D638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date" office:date-value="2021-11-08" calcext:value-type="date">
            <text:p>8.11.2021</text:p>
          </table:table-cell>
          <table:table-cell office:value-type="string" calcext:value-type="string">
            <text:p>Ogrodzieniec</text:p>
          </table:table-cell>
          <table:table-cell office:value-type="float" office:value="7550" calcext:value-type="float">
            <text:p>7550</text:p>
          </table:table-cell>
          <table:table-cell table:formula="of:=IF(OR(WEEKDAY([.B639])=7; WEEKDAY([.B639])=1); 5000; 12000)" office:value-type="float" office:value="12000" calcext:value-type="float">
            <text:p>12000</text:p>
          </table:table-cell>
          <table:table-cell table:formula="of:=IF([.B638]&lt;&gt;[.B639]; IF([.F638]+[.E639]-[.D639]&gt;0;[.F638]+[.E639]-[.D639]; [.F638]+[.E639] ); IF([.F638]-[.D639]&gt;0; [.F638]-[.D639]; [.F638]))" office:value-type="float" office:value="12070" calcext:value-type="float">
            <text:p>12070</text:p>
          </table:table-cell>
          <table:table-cell table:formula="of:=IF([.F638]-[.D639]&gt;0; 0; IF([.B639]-[.B638]&lt;&gt;0; IF([.F638]-[.D639]+[.E639]&lt;0; 1; 0); 1))" office:value-type="float" office:value="0" calcext:value-type="float">
            <text:p>0</text:p>
          </table:table-cell>
          <table:table-cell table:formula="of:=IF([.G639]=1; [.D639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date" office:date-value="2021-11-09" calcext:value-type="date">
            <text:p>9.11.2021</text:p>
          </table:table-cell>
          <table:table-cell office:value-type="string" calcext:value-type="string">
            <text:p>Gniezno</text:p>
          </table:table-cell>
          <table:table-cell office:value-type="float" office:value="2300" calcext:value-type="float">
            <text:p>2300</text:p>
          </table:table-cell>
          <table:table-cell table:formula="of:=IF(OR(WEEKDAY([.B640])=7; WEEKDAY([.B640])=1); 5000; 12000)" office:value-type="float" office:value="12000" calcext:value-type="float">
            <text:p>12000</text:p>
          </table:table-cell>
          <table:table-cell table:formula="of:=IF([.B639]&lt;&gt;[.B640]; IF([.F639]+[.E640]-[.D640]&gt;0;[.F639]+[.E640]-[.D640]; [.F639]+[.E640] ); IF([.F639]-[.D640]&gt;0; [.F639]-[.D640]; [.F639]))" office:value-type="float" office:value="21770" calcext:value-type="float">
            <text:p>21770</text:p>
          </table:table-cell>
          <table:table-cell table:formula="of:=IF([.F639]-[.D640]&gt;0; 0; IF([.B640]-[.B639]&lt;&gt;0; IF([.F639]-[.D640]+[.E640]&lt;0; 1; 0); 1))" office:value-type="float" office:value="0" calcext:value-type="float">
            <text:p>0</text:p>
          </table:table-cell>
          <table:table-cell table:formula="of:=IF([.G640]=1; [.D640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date" office:date-value="2021-11-09" calcext:value-type="date">
            <text:p>9.11.2021</text:p>
          </table:table-cell>
          <table:table-cell office:value-type="string" calcext:value-type="string">
            <text:p>Przemysl</text:p>
          </table:table-cell>
          <table:table-cell office:value-type="float" office:value="5950" calcext:value-type="float">
            <text:p>5950</text:p>
          </table:table-cell>
          <table:table-cell table:formula="of:=IF(OR(WEEKDAY([.B641])=7; WEEKDAY([.B641])=1); 5000; 12000)" office:value-type="float" office:value="12000" calcext:value-type="float">
            <text:p>12000</text:p>
          </table:table-cell>
          <table:table-cell table:formula="of:=IF([.B640]&lt;&gt;[.B641]; IF([.F640]+[.E641]-[.D641]&gt;0;[.F640]+[.E641]-[.D641]; [.F640]+[.E641] ); IF([.F640]-[.D641]&gt;0; [.F640]-[.D641]; [.F640]))" office:value-type="float" office:value="15820" calcext:value-type="float">
            <text:p>15820</text:p>
          </table:table-cell>
          <table:table-cell table:formula="of:=IF([.F640]-[.D641]&gt;0; 0; IF([.B641]-[.B640]&lt;&gt;0; IF([.F640]-[.D641]+[.E641]&lt;0; 1; 0); 1))" office:value-type="float" office:value="0" calcext:value-type="float">
            <text:p>0</text:p>
          </table:table-cell>
          <table:table-cell table:formula="of:=IF([.G641]=1; [.D641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date" office:date-value="2021-11-09" calcext:value-type="date">
            <text:p>9.11.2021</text:p>
          </table:table-cell>
          <table:table-cell office:value-type="string" calcext:value-type="string">
            <text:p>Malbork</text:p>
          </table:table-cell>
          <table:table-cell office:value-type="float" office:value="4860" calcext:value-type="float">
            <text:p>4860</text:p>
          </table:table-cell>
          <table:table-cell table:formula="of:=IF(OR(WEEKDAY([.B642])=7; WEEKDAY([.B642])=1); 5000; 12000)" office:value-type="float" office:value="12000" calcext:value-type="float">
            <text:p>12000</text:p>
          </table:table-cell>
          <table:table-cell table:formula="of:=IF([.B641]&lt;&gt;[.B642]; IF([.F641]+[.E642]-[.D642]&gt;0;[.F641]+[.E642]-[.D642]; [.F641]+[.E642] ); IF([.F641]-[.D642]&gt;0; [.F641]-[.D642]; [.F641]))" office:value-type="float" office:value="10960" calcext:value-type="float">
            <text:p>10960</text:p>
          </table:table-cell>
          <table:table-cell table:formula="of:=IF([.F641]-[.D642]&gt;0; 0; IF([.B642]-[.B641]&lt;&gt;0; IF([.F641]-[.D642]+[.E642]&lt;0; 1; 0); 1))" office:value-type="float" office:value="0" calcext:value-type="float">
            <text:p>0</text:p>
          </table:table-cell>
          <table:table-cell table:formula="of:=IF([.G642]=1; [.D642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date" office:date-value="2021-11-10" calcext:value-type="date">
            <text:p>10.11.2021</text:p>
          </table:table-cell>
          <table:table-cell office:value-type="string" calcext:value-type="string">
            <text:p>Przemysl</text:p>
          </table:table-cell>
          <table:table-cell office:value-type="float" office:value="7210" calcext:value-type="float">
            <text:p>7210</text:p>
          </table:table-cell>
          <table:table-cell table:formula="of:=IF(OR(WEEKDAY([.B643])=7; WEEKDAY([.B643])=1); 5000; 12000)" office:value-type="float" office:value="12000" calcext:value-type="float">
            <text:p>12000</text:p>
          </table:table-cell>
          <table:table-cell table:formula="of:=IF([.B642]&lt;&gt;[.B643]; IF([.F642]+[.E643]-[.D643]&gt;0;[.F642]+[.E643]-[.D643]; [.F642]+[.E643] ); IF([.F642]-[.D643]&gt;0; [.F642]-[.D643]; [.F642]))" office:value-type="float" office:value="15750" calcext:value-type="float">
            <text:p>15750</text:p>
          </table:table-cell>
          <table:table-cell table:formula="of:=IF([.F642]-[.D643]&gt;0; 0; IF([.B643]-[.B642]&lt;&gt;0; IF([.F642]-[.D643]+[.E643]&lt;0; 1; 0); 1))" office:value-type="float" office:value="0" calcext:value-type="float">
            <text:p>0</text:p>
          </table:table-cell>
          <table:table-cell table:formula="of:=IF([.G643]=1; [.D643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date" office:date-value="2021-11-10" calcext:value-type="date">
            <text:p>10.11.2021</text:p>
          </table:table-cell>
          <table:table-cell office:value-type="string" calcext:value-type="string">
            <text:p>Gniezno</text:p>
          </table:table-cell>
          <table:table-cell office:value-type="float" office:value="6320" calcext:value-type="float">
            <text:p>6320</text:p>
          </table:table-cell>
          <table:table-cell table:formula="of:=IF(OR(WEEKDAY([.B644])=7; WEEKDAY([.B644])=1); 5000; 12000)" office:value-type="float" office:value="12000" calcext:value-type="float">
            <text:p>12000</text:p>
          </table:table-cell>
          <table:table-cell table:formula="of:=IF([.B643]&lt;&gt;[.B644]; IF([.F643]+[.E644]-[.D644]&gt;0;[.F643]+[.E644]-[.D644]; [.F643]+[.E644] ); IF([.F643]-[.D644]&gt;0; [.F643]-[.D644]; [.F643]))" office:value-type="float" office:value="9430" calcext:value-type="float">
            <text:p>9430</text:p>
          </table:table-cell>
          <table:table-cell table:formula="of:=IF([.F643]-[.D644]&gt;0; 0; IF([.B644]-[.B643]&lt;&gt;0; IF([.F643]-[.D644]+[.E644]&lt;0; 1; 0); 1))" office:value-type="float" office:value="0" calcext:value-type="float">
            <text:p>0</text:p>
          </table:table-cell>
          <table:table-cell table:formula="of:=IF([.G644]=1; [.D644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date" office:date-value="2021-11-10" calcext:value-type="date">
            <text:p>10.11.2021</text:p>
          </table:table-cell>
          <table:table-cell office:value-type="string" calcext:value-type="string">
            <text:p>Ogrodzieniec</text:p>
          </table:table-cell>
          <table:table-cell office:value-type="float" office:value="6800" calcext:value-type="float">
            <text:p>6800</text:p>
          </table:table-cell>
          <table:table-cell table:formula="of:=IF(OR(WEEKDAY([.B645])=7; WEEKDAY([.B645])=1); 5000; 12000)" office:value-type="float" office:value="12000" calcext:value-type="float">
            <text:p>12000</text:p>
          </table:table-cell>
          <table:table-cell table:formula="of:=IF([.B644]&lt;&gt;[.B645]; IF([.F644]+[.E645]-[.D645]&gt;0;[.F644]+[.E645]-[.D645]; [.F644]+[.E645] ); IF([.F644]-[.D645]&gt;0; [.F644]-[.D645]; [.F644]))" office:value-type="float" office:value="2630" calcext:value-type="float">
            <text:p>2630</text:p>
          </table:table-cell>
          <table:table-cell table:formula="of:=IF([.F644]-[.D645]&gt;0; 0; IF([.B645]-[.B644]&lt;&gt;0; IF([.F644]-[.D645]+[.E645]&lt;0; 1; 0); 1))" office:value-type="float" office:value="0" calcext:value-type="float">
            <text:p>0</text:p>
          </table:table-cell>
          <table:table-cell table:formula="of:=IF([.G645]=1; [.D645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date" office:date-value="2021-11-11" calcext:value-type="date">
            <text:p>11.11.2021</text:p>
          </table:table-cell>
          <table:table-cell office:value-type="string" calcext:value-type="string">
            <text:p>Ogrodzieniec</text:p>
          </table:table-cell>
          <table:table-cell office:value-type="float" office:value="8040" calcext:value-type="float">
            <text:p>8040</text:p>
          </table:table-cell>
          <table:table-cell table:formula="of:=IF(OR(WEEKDAY([.B646])=7; WEEKDAY([.B646])=1); 5000; 12000)" office:value-type="float" office:value="12000" calcext:value-type="float">
            <text:p>12000</text:p>
          </table:table-cell>
          <table:table-cell table:formula="of:=IF([.B645]&lt;&gt;[.B646]; IF([.F645]+[.E646]-[.D646]&gt;0;[.F645]+[.E646]-[.D646]; [.F645]+[.E646] ); IF([.F645]-[.D646]&gt;0; [.F645]-[.D646]; [.F645]))" office:value-type="float" office:value="6590" calcext:value-type="float">
            <text:p>6590</text:p>
          </table:table-cell>
          <table:table-cell table:formula="of:=IF([.F645]-[.D646]&gt;0; 0; IF([.B646]-[.B645]&lt;&gt;0; IF([.F645]-[.D646]+[.E646]&lt;0; 1; 0); 1))" office:value-type="float" office:value="0" calcext:value-type="float">
            <text:p>0</text:p>
          </table:table-cell>
          <table:table-cell table:formula="of:=IF([.G646]=1; [.D646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date" office:date-value="2021-11-11" calcext:value-type="date">
            <text:p>11.11.2021</text:p>
          </table:table-cell>
          <table:table-cell office:value-type="string" calcext:value-type="string">
            <text:p>Gniezno</text:p>
          </table:table-cell>
          <table:table-cell office:value-type="float" office:value="2960" calcext:value-type="float">
            <text:p>2960</text:p>
          </table:table-cell>
          <table:table-cell table:formula="of:=IF(OR(WEEKDAY([.B647])=7; WEEKDAY([.B647])=1); 5000; 12000)" office:value-type="float" office:value="12000" calcext:value-type="float">
            <text:p>12000</text:p>
          </table:table-cell>
          <table:table-cell table:formula="of:=IF([.B646]&lt;&gt;[.B647]; IF([.F646]+[.E647]-[.D647]&gt;0;[.F646]+[.E647]-[.D647]; [.F646]+[.E647] ); IF([.F646]-[.D647]&gt;0; [.F646]-[.D647]; [.F646]))" office:value-type="float" office:value="3630" calcext:value-type="float">
            <text:p>3630</text:p>
          </table:table-cell>
          <table:table-cell table:formula="of:=IF([.F646]-[.D647]&gt;0; 0; IF([.B647]-[.B646]&lt;&gt;0; IF([.F646]-[.D647]+[.E647]&lt;0; 1; 0); 1))" office:value-type="float" office:value="0" calcext:value-type="float">
            <text:p>0</text:p>
          </table:table-cell>
          <table:table-cell table:formula="of:=IF([.G647]=1; [.D647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date" office:date-value="2021-11-12" calcext:value-type="date">
            <text:p>12.11.2021</text:p>
          </table:table-cell>
          <table:table-cell office:value-type="string" calcext:value-type="string">
            <text:p>Przemysl</text:p>
          </table:table-cell>
          <table:table-cell office:value-type="float" office:value="1960" calcext:value-type="float">
            <text:p>1960</text:p>
          </table:table-cell>
          <table:table-cell table:formula="of:=IF(OR(WEEKDAY([.B648])=7; WEEKDAY([.B648])=1); 5000; 12000)" office:value-type="float" office:value="12000" calcext:value-type="float">
            <text:p>12000</text:p>
          </table:table-cell>
          <table:table-cell table:formula="of:=IF([.B647]&lt;&gt;[.B648]; IF([.F647]+[.E648]-[.D648]&gt;0;[.F647]+[.E648]-[.D648]; [.F647]+[.E648] ); IF([.F647]-[.D648]&gt;0; [.F647]-[.D648]; [.F647]))" office:value-type="float" office:value="13670" calcext:value-type="float">
            <text:p>13670</text:p>
          </table:table-cell>
          <table:table-cell table:formula="of:=IF([.F647]-[.D648]&gt;0; 0; IF([.B648]-[.B647]&lt;&gt;0; IF([.F647]-[.D648]+[.E648]&lt;0; 1; 0); 1))" office:value-type="float" office:value="0" calcext:value-type="float">
            <text:p>0</text:p>
          </table:table-cell>
          <table:table-cell table:formula="of:=IF([.G648]=1; [.D648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date" office:date-value="2021-11-13" calcext:value-type="date">
            <text:p>13.11.2021</text:p>
          </table:table-cell>
          <table:table-cell office:value-type="string" calcext:value-type="string">
            <text:p>Ogrodzieniec</text:p>
          </table:table-cell>
          <table:table-cell office:value-type="float" office:value="5740" calcext:value-type="float">
            <text:p>5740</text:p>
          </table:table-cell>
          <table:table-cell table:formula="of:=IF(OR(WEEKDAY([.B649])=7; WEEKDAY([.B649])=1); 5000; 12000)" office:value-type="float" office:value="5000" calcext:value-type="float">
            <text:p>5000</text:p>
          </table:table-cell>
          <table:table-cell table:formula="of:=IF([.B648]&lt;&gt;[.B649]; IF([.F648]+[.E649]-[.D649]&gt;0;[.F648]+[.E649]-[.D649]; [.F648]+[.E649] ); IF([.F648]-[.D649]&gt;0; [.F648]-[.D649]; [.F648]))" office:value-type="float" office:value="12930" calcext:value-type="float">
            <text:p>12930</text:p>
          </table:table-cell>
          <table:table-cell table:formula="of:=IF([.F648]-[.D649]&gt;0; 0; IF([.B649]-[.B648]&lt;&gt;0; IF([.F648]-[.D649]+[.E649]&lt;0; 1; 0); 1))" office:value-type="float" office:value="0" calcext:value-type="float">
            <text:p>0</text:p>
          </table:table-cell>
          <table:table-cell table:formula="of:=IF([.G649]=1; [.D649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date" office:date-value="2021-11-14" calcext:value-type="date">
            <text:p>14.11.2021</text:p>
          </table:table-cell>
          <table:table-cell office:value-type="string" calcext:value-type="string">
            <text:p>Przemysl</text:p>
          </table:table-cell>
          <table:table-cell office:value-type="float" office:value="2610" calcext:value-type="float">
            <text:p>2610</text:p>
          </table:table-cell>
          <table:table-cell table:formula="of:=IF(OR(WEEKDAY([.B650])=7; WEEKDAY([.B650])=1); 5000; 12000)" office:value-type="float" office:value="5000" calcext:value-type="float">
            <text:p>5000</text:p>
          </table:table-cell>
          <table:table-cell table:formula="of:=IF([.B649]&lt;&gt;[.B650]; IF([.F649]+[.E650]-[.D650]&gt;0;[.F649]+[.E650]-[.D650]; [.F649]+[.E650] ); IF([.F649]-[.D650]&gt;0; [.F649]-[.D650]; [.F649]))" office:value-type="float" office:value="15320" calcext:value-type="float">
            <text:p>15320</text:p>
          </table:table-cell>
          <table:table-cell table:formula="of:=IF([.F649]-[.D650]&gt;0; 0; IF([.B650]-[.B649]&lt;&gt;0; IF([.F649]-[.D650]+[.E650]&lt;0; 1; 0); 1))" office:value-type="float" office:value="0" calcext:value-type="float">
            <text:p>0</text:p>
          </table:table-cell>
          <table:table-cell table:formula="of:=IF([.G650]=1; [.D650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date" office:date-value="2021-11-14" calcext:value-type="date">
            <text:p>14.11.2021</text:p>
          </table:table-cell>
          <table:table-cell office:value-type="string" calcext:value-type="string">
            <text:p>Ogrodzieniec</text:p>
          </table:table-cell>
          <table:table-cell office:value-type="float" office:value="5910" calcext:value-type="float">
            <text:p>5910</text:p>
          </table:table-cell>
          <table:table-cell table:formula="of:=IF(OR(WEEKDAY([.B651])=7; WEEKDAY([.B651])=1); 5000; 12000)" office:value-type="float" office:value="5000" calcext:value-type="float">
            <text:p>5000</text:p>
          </table:table-cell>
          <table:table-cell table:formula="of:=IF([.B650]&lt;&gt;[.B651]; IF([.F650]+[.E651]-[.D651]&gt;0;[.F650]+[.E651]-[.D651]; [.F650]+[.E651] ); IF([.F650]-[.D651]&gt;0; [.F650]-[.D651]; [.F650]))" office:value-type="float" office:value="9410" calcext:value-type="float">
            <text:p>9410</text:p>
          </table:table-cell>
          <table:table-cell table:formula="of:=IF([.F650]-[.D651]&gt;0; 0; IF([.B651]-[.B650]&lt;&gt;0; IF([.F650]-[.D651]+[.E651]&lt;0; 1; 0); 1))" office:value-type="float" office:value="0" calcext:value-type="float">
            <text:p>0</text:p>
          </table:table-cell>
          <table:table-cell table:formula="of:=IF([.G651]=1; [.D651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date" office:date-value="2021-11-15" calcext:value-type="date">
            <text:p>15.11.2021</text:p>
          </table:table-cell>
          <table:table-cell office:value-type="string" calcext:value-type="string">
            <text:p>Przemysl</text:p>
          </table:table-cell>
          <table:table-cell office:value-type="float" office:value="4410" calcext:value-type="float">
            <text:p>4410</text:p>
          </table:table-cell>
          <table:table-cell table:formula="of:=IF(OR(WEEKDAY([.B652])=7; WEEKDAY([.B652])=1); 5000; 12000)" office:value-type="float" office:value="12000" calcext:value-type="float">
            <text:p>12000</text:p>
          </table:table-cell>
          <table:table-cell table:formula="of:=IF([.B651]&lt;&gt;[.B652]; IF([.F651]+[.E652]-[.D652]&gt;0;[.F651]+[.E652]-[.D652]; [.F651]+[.E652] ); IF([.F651]-[.D652]&gt;0; [.F651]-[.D652]; [.F651]))" office:value-type="float" office:value="17000" calcext:value-type="float">
            <text:p>17000</text:p>
          </table:table-cell>
          <table:table-cell table:formula="of:=IF([.F651]-[.D652]&gt;0; 0; IF([.B652]-[.B651]&lt;&gt;0; IF([.F651]-[.D652]+[.E652]&lt;0; 1; 0); 1))" office:value-type="float" office:value="0" calcext:value-type="float">
            <text:p>0</text:p>
          </table:table-cell>
          <table:table-cell table:formula="of:=IF([.G652]=1; [.D652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date" office:date-value="2021-11-15" calcext:value-type="date">
            <text:p>15.11.2021</text:p>
          </table:table-cell>
          <table:table-cell office:value-type="string" calcext:value-type="string">
            <text:p>Ogrodzieniec</text:p>
          </table:table-cell>
          <table:table-cell office:value-type="float" office:value="2820" calcext:value-type="float">
            <text:p>2820</text:p>
          </table:table-cell>
          <table:table-cell table:formula="of:=IF(OR(WEEKDAY([.B653])=7; WEEKDAY([.B653])=1); 5000; 12000)" office:value-type="float" office:value="12000" calcext:value-type="float">
            <text:p>12000</text:p>
          </table:table-cell>
          <table:table-cell table:formula="of:=IF([.B652]&lt;&gt;[.B653]; IF([.F652]+[.E653]-[.D653]&gt;0;[.F652]+[.E653]-[.D653]; [.F652]+[.E653] ); IF([.F652]-[.D653]&gt;0; [.F652]-[.D653]; [.F652]))" office:value-type="float" office:value="14180" calcext:value-type="float">
            <text:p>14180</text:p>
          </table:table-cell>
          <table:table-cell table:formula="of:=IF([.F652]-[.D653]&gt;0; 0; IF([.B653]-[.B652]&lt;&gt;0; IF([.F652]-[.D653]+[.E653]&lt;0; 1; 0); 1))" office:value-type="float" office:value="0" calcext:value-type="float">
            <text:p>0</text:p>
          </table:table-cell>
          <table:table-cell table:formula="of:=IF([.G653]=1; [.D653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date" office:date-value="2021-11-15" calcext:value-type="date">
            <text:p>15.11.2021</text:p>
          </table:table-cell>
          <table:table-cell office:value-type="string" calcext:value-type="string">
            <text:p>Gniezno</text:p>
          </table:table-cell>
          <table:table-cell office:value-type="float" office:value="8320" calcext:value-type="float">
            <text:p>8320</text:p>
          </table:table-cell>
          <table:table-cell table:formula="of:=IF(OR(WEEKDAY([.B654])=7; WEEKDAY([.B654])=1); 5000; 12000)" office:value-type="float" office:value="12000" calcext:value-type="float">
            <text:p>12000</text:p>
          </table:table-cell>
          <table:table-cell table:formula="of:=IF([.B653]&lt;&gt;[.B654]; IF([.F653]+[.E654]-[.D654]&gt;0;[.F653]+[.E654]-[.D654]; [.F653]+[.E654] ); IF([.F653]-[.D654]&gt;0; [.F653]-[.D654]; [.F653]))" office:value-type="float" office:value="5860" calcext:value-type="float">
            <text:p>5860</text:p>
          </table:table-cell>
          <table:table-cell table:formula="of:=IF([.F653]-[.D654]&gt;0; 0; IF([.B654]-[.B653]&lt;&gt;0; IF([.F653]-[.D654]+[.E654]&lt;0; 1; 0); 1))" office:value-type="float" office:value="0" calcext:value-type="float">
            <text:p>0</text:p>
          </table:table-cell>
          <table:table-cell table:formula="of:=IF([.G654]=1; [.D654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date" office:date-value="2021-11-15" calcext:value-type="date">
            <text:p>15.11.2021</text:p>
          </table:table-cell>
          <table:table-cell office:value-type="string" calcext:value-type="string">
            <text:p>Malbork</text:p>
          </table:table-cell>
          <table:table-cell office:value-type="float" office:value="1580" calcext:value-type="float">
            <text:p>1580</text:p>
          </table:table-cell>
          <table:table-cell table:formula="of:=IF(OR(WEEKDAY([.B655])=7; WEEKDAY([.B655])=1); 5000; 12000)" office:value-type="float" office:value="12000" calcext:value-type="float">
            <text:p>12000</text:p>
          </table:table-cell>
          <table:table-cell table:formula="of:=IF([.B654]&lt;&gt;[.B655]; IF([.F654]+[.E655]-[.D655]&gt;0;[.F654]+[.E655]-[.D655]; [.F654]+[.E655] ); IF([.F654]-[.D655]&gt;0; [.F654]-[.D655]; [.F654]))" office:value-type="float" office:value="4280" calcext:value-type="float">
            <text:p>4280</text:p>
          </table:table-cell>
          <table:table-cell table:formula="of:=IF([.F654]-[.D655]&gt;0; 0; IF([.B655]-[.B654]&lt;&gt;0; IF([.F654]-[.D655]+[.E655]&lt;0; 1; 0); 1))" office:value-type="float" office:value="0" calcext:value-type="float">
            <text:p>0</text:p>
          </table:table-cell>
          <table:table-cell table:formula="of:=IF([.G655]=1; [.D655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date" office:date-value="2021-11-16" calcext:value-type="date">
            <text:p>16.11.2021</text:p>
          </table:table-cell>
          <table:table-cell office:value-type="string" calcext:value-type="string">
            <text:p>Malbork</text:p>
          </table:table-cell>
          <table:table-cell office:value-type="float" office:value="3470" calcext:value-type="float">
            <text:p>3470</text:p>
          </table:table-cell>
          <table:table-cell table:formula="of:=IF(OR(WEEKDAY([.B656])=7; WEEKDAY([.B656])=1); 5000; 12000)" office:value-type="float" office:value="12000" calcext:value-type="float">
            <text:p>12000</text:p>
          </table:table-cell>
          <table:table-cell table:formula="of:=IF([.B655]&lt;&gt;[.B656]; IF([.F655]+[.E656]-[.D656]&gt;0;[.F655]+[.E656]-[.D656]; [.F655]+[.E656] ); IF([.F655]-[.D656]&gt;0; [.F655]-[.D656]; [.F655]))" office:value-type="float" office:value="12810" calcext:value-type="float">
            <text:p>12810</text:p>
          </table:table-cell>
          <table:table-cell table:formula="of:=IF([.F655]-[.D656]&gt;0; 0; IF([.B656]-[.B655]&lt;&gt;0; IF([.F655]-[.D656]+[.E656]&lt;0; 1; 0); 1))" office:value-type="float" office:value="0" calcext:value-type="float">
            <text:p>0</text:p>
          </table:table-cell>
          <table:table-cell table:formula="of:=IF([.G656]=1; [.D656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date" office:date-value="2021-11-16" calcext:value-type="date">
            <text:p>16.11.2021</text:p>
          </table:table-cell>
          <table:table-cell office:value-type="string" calcext:value-type="string">
            <text:p>Gniezno</text:p>
          </table:table-cell>
          <table:table-cell office:value-type="float" office:value="4420" calcext:value-type="float">
            <text:p>4420</text:p>
          </table:table-cell>
          <table:table-cell table:formula="of:=IF(OR(WEEKDAY([.B657])=7; WEEKDAY([.B657])=1); 5000; 12000)" office:value-type="float" office:value="12000" calcext:value-type="float">
            <text:p>12000</text:p>
          </table:table-cell>
          <table:table-cell table:formula="of:=IF([.B656]&lt;&gt;[.B657]; IF([.F656]+[.E657]-[.D657]&gt;0;[.F656]+[.E657]-[.D657]; [.F656]+[.E657] ); IF([.F656]-[.D657]&gt;0; [.F656]-[.D657]; [.F656]))" office:value-type="float" office:value="8390" calcext:value-type="float">
            <text:p>8390</text:p>
          </table:table-cell>
          <table:table-cell table:formula="of:=IF([.F656]-[.D657]&gt;0; 0; IF([.B657]-[.B656]&lt;&gt;0; IF([.F656]-[.D657]+[.E657]&lt;0; 1; 0); 1))" office:value-type="float" office:value="0" calcext:value-type="float">
            <text:p>0</text:p>
          </table:table-cell>
          <table:table-cell table:formula="of:=IF([.G657]=1; [.D657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date" office:date-value="2021-11-17" calcext:value-type="date">
            <text:p>17.11.2021</text:p>
          </table:table-cell>
          <table:table-cell office:value-type="string" calcext:value-type="string">
            <text:p>Gniezno</text:p>
          </table:table-cell>
          <table:table-cell office:value-type="float" office:value="3130" calcext:value-type="float">
            <text:p>3130</text:p>
          </table:table-cell>
          <table:table-cell table:formula="of:=IF(OR(WEEKDAY([.B658])=7; WEEKDAY([.B658])=1); 5000; 12000)" office:value-type="float" office:value="12000" calcext:value-type="float">
            <text:p>12000</text:p>
          </table:table-cell>
          <table:table-cell table:formula="of:=IF([.B657]&lt;&gt;[.B658]; IF([.F657]+[.E658]-[.D658]&gt;0;[.F657]+[.E658]-[.D658]; [.F657]+[.E658] ); IF([.F657]-[.D658]&gt;0; [.F657]-[.D658]; [.F657]))" office:value-type="float" office:value="17260" calcext:value-type="float">
            <text:p>17260</text:p>
          </table:table-cell>
          <table:table-cell table:formula="of:=IF([.F657]-[.D658]&gt;0; 0; IF([.B658]-[.B657]&lt;&gt;0; IF([.F657]-[.D658]+[.E658]&lt;0; 1; 0); 1))" office:value-type="float" office:value="0" calcext:value-type="float">
            <text:p>0</text:p>
          </table:table-cell>
          <table:table-cell table:formula="of:=IF([.G658]=1; [.D658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date" office:date-value="2021-11-17" calcext:value-type="date">
            <text:p>17.11.2021</text:p>
          </table:table-cell>
          <table:table-cell office:value-type="string" calcext:value-type="string">
            <text:p>Malbork</text:p>
          </table:table-cell>
          <table:table-cell office:value-type="float" office:value="1320" calcext:value-type="float">
            <text:p>1320</text:p>
          </table:table-cell>
          <table:table-cell table:formula="of:=IF(OR(WEEKDAY([.B659])=7; WEEKDAY([.B659])=1); 5000; 12000)" office:value-type="float" office:value="12000" calcext:value-type="float">
            <text:p>12000</text:p>
          </table:table-cell>
          <table:table-cell table:formula="of:=IF([.B658]&lt;&gt;[.B659]; IF([.F658]+[.E659]-[.D659]&gt;0;[.F658]+[.E659]-[.D659]; [.F658]+[.E659] ); IF([.F658]-[.D659]&gt;0; [.F658]-[.D659]; [.F658]))" office:value-type="float" office:value="15940" calcext:value-type="float">
            <text:p>15940</text:p>
          </table:table-cell>
          <table:table-cell table:formula="of:=IF([.F658]-[.D659]&gt;0; 0; IF([.B659]-[.B658]&lt;&gt;0; IF([.F658]-[.D659]+[.E659]&lt;0; 1; 0); 1))" office:value-type="float" office:value="0" calcext:value-type="float">
            <text:p>0</text:p>
          </table:table-cell>
          <table:table-cell table:formula="of:=IF([.G659]=1; [.D659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date" office:date-value="2021-11-17" calcext:value-type="date">
            <text:p>17.11.2021</text:p>
          </table:table-cell>
          <table:table-cell office:value-type="string" calcext:value-type="string">
            <text:p>Ogrodzieniec</text:p>
          </table:table-cell>
          <table:table-cell office:value-type="float" office:value="8470" calcext:value-type="float">
            <text:p>8470</text:p>
          </table:table-cell>
          <table:table-cell table:formula="of:=IF(OR(WEEKDAY([.B660])=7; WEEKDAY([.B660])=1); 5000; 12000)" office:value-type="float" office:value="12000" calcext:value-type="float">
            <text:p>12000</text:p>
          </table:table-cell>
          <table:table-cell table:formula="of:=IF([.B659]&lt;&gt;[.B660]; IF([.F659]+[.E660]-[.D660]&gt;0;[.F659]+[.E660]-[.D660]; [.F659]+[.E660] ); IF([.F659]-[.D660]&gt;0; [.F659]-[.D660]; [.F659]))" office:value-type="float" office:value="7470" calcext:value-type="float">
            <text:p>7470</text:p>
          </table:table-cell>
          <table:table-cell table:formula="of:=IF([.F659]-[.D660]&gt;0; 0; IF([.B660]-[.B659]&lt;&gt;0; IF([.F659]-[.D660]+[.E660]&lt;0; 1; 0); 1))" office:value-type="float" office:value="0" calcext:value-type="float">
            <text:p>0</text:p>
          </table:table-cell>
          <table:table-cell table:formula="of:=IF([.G660]=1; [.D660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date" office:date-value="2021-11-18" calcext:value-type="date">
            <text:p>18.11.2021</text:p>
          </table:table-cell>
          <table:table-cell office:value-type="string" calcext:value-type="string">
            <text:p>Gniezno</text:p>
          </table:table-cell>
          <table:table-cell office:value-type="float" office:value="1030" calcext:value-type="float">
            <text:p>1030</text:p>
          </table:table-cell>
          <table:table-cell table:formula="of:=IF(OR(WEEKDAY([.B661])=7; WEEKDAY([.B661])=1); 5000; 12000)" office:value-type="float" office:value="12000" calcext:value-type="float">
            <text:p>12000</text:p>
          </table:table-cell>
          <table:table-cell table:formula="of:=IF([.B660]&lt;&gt;[.B661]; IF([.F660]+[.E661]-[.D661]&gt;0;[.F660]+[.E661]-[.D661]; [.F660]+[.E661] ); IF([.F660]-[.D661]&gt;0; [.F660]-[.D661]; [.F660]))" office:value-type="float" office:value="18440" calcext:value-type="float">
            <text:p>18440</text:p>
          </table:table-cell>
          <table:table-cell table:formula="of:=IF([.F660]-[.D661]&gt;0; 0; IF([.B661]-[.B660]&lt;&gt;0; IF([.F660]-[.D661]+[.E661]&lt;0; 1; 0); 1))" office:value-type="float" office:value="0" calcext:value-type="float">
            <text:p>0</text:p>
          </table:table-cell>
          <table:table-cell table:formula="of:=IF([.G661]=1; [.D661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date" office:date-value="2021-11-19" calcext:value-type="date">
            <text:p>19.11.2021</text:p>
          </table:table-cell>
          <table:table-cell office:value-type="string" calcext:value-type="string">
            <text:p>Ogrodzieniec</text:p>
          </table:table-cell>
          <table:table-cell office:value-type="float" office:value="6050" calcext:value-type="float">
            <text:p>6050</text:p>
          </table:table-cell>
          <table:table-cell table:formula="of:=IF(OR(WEEKDAY([.B662])=7; WEEKDAY([.B662])=1); 5000; 12000)" office:value-type="float" office:value="12000" calcext:value-type="float">
            <text:p>12000</text:p>
          </table:table-cell>
          <table:table-cell table:formula="of:=IF([.B661]&lt;&gt;[.B662]; IF([.F661]+[.E662]-[.D662]&gt;0;[.F661]+[.E662]-[.D662]; [.F661]+[.E662] ); IF([.F661]-[.D662]&gt;0; [.F661]-[.D662]; [.F661]))" office:value-type="float" office:value="24390" calcext:value-type="float">
            <text:p>24390</text:p>
          </table:table-cell>
          <table:table-cell table:formula="of:=IF([.F661]-[.D662]&gt;0; 0; IF([.B662]-[.B661]&lt;&gt;0; IF([.F661]-[.D662]+[.E662]&lt;0; 1; 0); 1))" office:value-type="float" office:value="0" calcext:value-type="float">
            <text:p>0</text:p>
          </table:table-cell>
          <table:table-cell table:formula="of:=IF([.G662]=1; [.D662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date" office:date-value="2021-11-19" calcext:value-type="date">
            <text:p>19.11.2021</text:p>
          </table:table-cell>
          <table:table-cell office:value-type="string" calcext:value-type="string">
            <text:p>Przemysl</text:p>
          </table:table-cell>
          <table:table-cell office:value-type="float" office:value="4740" calcext:value-type="float">
            <text:p>4740</text:p>
          </table:table-cell>
          <table:table-cell table:formula="of:=IF(OR(WEEKDAY([.B663])=7; WEEKDAY([.B663])=1); 5000; 12000)" office:value-type="float" office:value="12000" calcext:value-type="float">
            <text:p>12000</text:p>
          </table:table-cell>
          <table:table-cell table:formula="of:=IF([.B662]&lt;&gt;[.B663]; IF([.F662]+[.E663]-[.D663]&gt;0;[.F662]+[.E663]-[.D663]; [.F662]+[.E663] ); IF([.F662]-[.D663]&gt;0; [.F662]-[.D663]; [.F662]))" office:value-type="float" office:value="19650" calcext:value-type="float">
            <text:p>19650</text:p>
          </table:table-cell>
          <table:table-cell table:formula="of:=IF([.F662]-[.D663]&gt;0; 0; IF([.B663]-[.B662]&lt;&gt;0; IF([.F662]-[.D663]+[.E663]&lt;0; 1; 0); 1))" office:value-type="float" office:value="0" calcext:value-type="float">
            <text:p>0</text:p>
          </table:table-cell>
          <table:table-cell table:formula="of:=IF([.G663]=1; [.D663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date" office:date-value="2021-11-20" calcext:value-type="date">
            <text:p>20.11.2021</text:p>
          </table:table-cell>
          <table:table-cell office:value-type="string" calcext:value-type="string">
            <text:p>Ogrodzieniec</text:p>
          </table:table-cell>
          <table:table-cell office:value-type="float" office:value="5270" calcext:value-type="float">
            <text:p>5270</text:p>
          </table:table-cell>
          <table:table-cell table:formula="of:=IF(OR(WEEKDAY([.B664])=7; WEEKDAY([.B664])=1); 5000; 12000)" office:value-type="float" office:value="5000" calcext:value-type="float">
            <text:p>5000</text:p>
          </table:table-cell>
          <table:table-cell table:formula="of:=IF([.B663]&lt;&gt;[.B664]; IF([.F663]+[.E664]-[.D664]&gt;0;[.F663]+[.E664]-[.D664]; [.F663]+[.E664] ); IF([.F663]-[.D664]&gt;0; [.F663]-[.D664]; [.F663]))" office:value-type="float" office:value="19380" calcext:value-type="float">
            <text:p>19380</text:p>
          </table:table-cell>
          <table:table-cell table:formula="of:=IF([.F663]-[.D664]&gt;0; 0; IF([.B664]-[.B663]&lt;&gt;0; IF([.F663]-[.D664]+[.E664]&lt;0; 1; 0); 1))" office:value-type="float" office:value="0" calcext:value-type="float">
            <text:p>0</text:p>
          </table:table-cell>
          <table:table-cell table:formula="of:=IF([.G664]=1; [.D664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date" office:date-value="2021-11-20" calcext:value-type="date">
            <text:p>20.11.2021</text:p>
          </table:table-cell>
          <table:table-cell office:value-type="string" calcext:value-type="string">
            <text:p>Przemysl</text:p>
          </table:table-cell>
          <table:table-cell office:value-type="float" office:value="9150" calcext:value-type="float">
            <text:p>9150</text:p>
          </table:table-cell>
          <table:table-cell table:formula="of:=IF(OR(WEEKDAY([.B665])=7; WEEKDAY([.B665])=1); 5000; 12000)" office:value-type="float" office:value="5000" calcext:value-type="float">
            <text:p>5000</text:p>
          </table:table-cell>
          <table:table-cell table:formula="of:=IF([.B664]&lt;&gt;[.B665]; IF([.F664]+[.E665]-[.D665]&gt;0;[.F664]+[.E665]-[.D665]; [.F664]+[.E665] ); IF([.F664]-[.D665]&gt;0; [.F664]-[.D665]; [.F664]))" office:value-type="float" office:value="10230" calcext:value-type="float">
            <text:p>10230</text:p>
          </table:table-cell>
          <table:table-cell table:formula="of:=IF([.F664]-[.D665]&gt;0; 0; IF([.B665]-[.B664]&lt;&gt;0; IF([.F664]-[.D665]+[.E665]&lt;0; 1; 0); 1))" office:value-type="float" office:value="0" calcext:value-type="float">
            <text:p>0</text:p>
          </table:table-cell>
          <table:table-cell table:formula="of:=IF([.G665]=1; [.D665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date" office:date-value="2021-11-20" calcext:value-type="date">
            <text:p>20.11.2021</text:p>
          </table:table-cell>
          <table:table-cell office:value-type="string" calcext:value-type="string">
            <text:p>Gniezno</text:p>
          </table:table-cell>
          <table:table-cell office:value-type="float" office:value="8790" calcext:value-type="float">
            <text:p>8790</text:p>
          </table:table-cell>
          <table:table-cell table:formula="of:=IF(OR(WEEKDAY([.B666])=7; WEEKDAY([.B666])=1); 5000; 12000)" office:value-type="float" office:value="5000" calcext:value-type="float">
            <text:p>5000</text:p>
          </table:table-cell>
          <table:table-cell table:formula="of:=IF([.B665]&lt;&gt;[.B666]; IF([.F665]+[.E666]-[.D666]&gt;0;[.F665]+[.E666]-[.D666]; [.F665]+[.E666] ); IF([.F665]-[.D666]&gt;0; [.F665]-[.D666]; [.F665]))" office:value-type="float" office:value="1440" calcext:value-type="float">
            <text:p>1440</text:p>
          </table:table-cell>
          <table:table-cell table:formula="of:=IF([.F665]-[.D666]&gt;0; 0; IF([.B666]-[.B665]&lt;&gt;0; IF([.F665]-[.D666]+[.E666]&lt;0; 1; 0); 1))" office:value-type="float" office:value="0" calcext:value-type="float">
            <text:p>0</text:p>
          </table:table-cell>
          <table:table-cell table:formula="of:=IF([.G666]=1; [.D666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date" office:date-value="2021-11-20" calcext:value-type="date">
            <text:p>20.11.2021</text:p>
          </table:table-cell>
          <table:table-cell office:value-type="string" calcext:value-type="string">
            <text:p>Malbork</text:p>
          </table:table-cell>
          <table:table-cell office:value-type="float" office:value="2830" calcext:value-type="float">
            <text:p>2830</text:p>
          </table:table-cell>
          <table:table-cell table:formula="of:=IF(OR(WEEKDAY([.B667])=7; WEEKDAY([.B667])=1); 5000; 12000)" office:value-type="float" office:value="5000" calcext:value-type="float">
            <text:p>5000</text:p>
          </table:table-cell>
          <table:table-cell table:formula="of:=IF([.B666]&lt;&gt;[.B667]; IF([.F666]+[.E667]-[.D667]&gt;0;[.F666]+[.E667]-[.D667]; [.F666]+[.E667] ); IF([.F666]-[.D667]&gt;0; [.F666]-[.D667]; [.F666]))" office:value-type="float" office:value="1440" calcext:value-type="float">
            <text:p>1440</text:p>
          </table:table-cell>
          <table:table-cell table:formula="of:=IF([.F666]-[.D667]&gt;0; 0; IF([.B667]-[.B666]&lt;&gt;0; IF([.F666]-[.D667]+[.E667]&lt;0; 1; 0); 1))" office:value-type="float" office:value="1" calcext:value-type="float">
            <text:p>1</text:p>
          </table:table-cell>
          <table:table-cell table:formula="of:=IF([.G667]=1; [.D667]; 0)" office:value-type="float" office:value="2830" calcext:value-type="float">
            <text:p>2830</text:p>
          </table:table-cell>
          <table:table-cell table:number-columns-repeated="4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date" office:date-value="2021-11-21" calcext:value-type="date">
            <text:p>21.11.2021</text:p>
          </table:table-cell>
          <table:table-cell office:value-type="string" calcext:value-type="string">
            <text:p>Ogrodzieniec</text:p>
          </table:table-cell>
          <table:table-cell office:value-type="float" office:value="1380" calcext:value-type="float">
            <text:p>1380</text:p>
          </table:table-cell>
          <table:table-cell table:formula="of:=IF(OR(WEEKDAY([.B668])=7; WEEKDAY([.B668])=1); 5000; 12000)" office:value-type="float" office:value="5000" calcext:value-type="float">
            <text:p>5000</text:p>
          </table:table-cell>
          <table:table-cell table:formula="of:=IF([.B667]&lt;&gt;[.B668]; IF([.F667]+[.E668]-[.D668]&gt;0;[.F667]+[.E668]-[.D668]; [.F667]+[.E668] ); IF([.F667]-[.D668]&gt;0; [.F667]-[.D668]; [.F667]))" office:value-type="float" office:value="5060" calcext:value-type="float">
            <text:p>5060</text:p>
          </table:table-cell>
          <table:table-cell table:formula="of:=IF([.F667]-[.D668]&gt;0; 0; IF([.B668]-[.B667]&lt;&gt;0; IF([.F667]-[.D668]+[.E668]&lt;0; 1; 0); 1))" office:value-type="float" office:value="0" calcext:value-type="float">
            <text:p>0</text:p>
          </table:table-cell>
          <table:table-cell table:formula="of:=IF([.G668]=1; [.D668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date" office:date-value="2021-11-22" calcext:value-type="date">
            <text:p>22.11.2021</text:p>
          </table:table-cell>
          <table:table-cell office:value-type="string" calcext:value-type="string">
            <text:p>Przemysl</text:p>
          </table:table-cell>
          <table:table-cell office:value-type="float" office:value="9060" calcext:value-type="float">
            <text:p>9060</text:p>
          </table:table-cell>
          <table:table-cell table:formula="of:=IF(OR(WEEKDAY([.B669])=7; WEEKDAY([.B669])=1); 5000; 12000)" office:value-type="float" office:value="12000" calcext:value-type="float">
            <text:p>12000</text:p>
          </table:table-cell>
          <table:table-cell table:formula="of:=IF([.B668]&lt;&gt;[.B669]; IF([.F668]+[.E669]-[.D669]&gt;0;[.F668]+[.E669]-[.D669]; [.F668]+[.E669] ); IF([.F668]-[.D669]&gt;0; [.F668]-[.D669]; [.F668]))" office:value-type="float" office:value="8000" calcext:value-type="float">
            <text:p>8000</text:p>
          </table:table-cell>
          <table:table-cell table:formula="of:=IF([.F668]-[.D669]&gt;0; 0; IF([.B669]-[.B668]&lt;&gt;0; IF([.F668]-[.D669]+[.E669]&lt;0; 1; 0); 1))" office:value-type="float" office:value="0" calcext:value-type="float">
            <text:p>0</text:p>
          </table:table-cell>
          <table:table-cell table:formula="of:=IF([.G669]=1; [.D669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date" office:date-value="2021-11-22" calcext:value-type="date">
            <text:p>22.11.2021</text:p>
          </table:table-cell>
          <table:table-cell office:value-type="string" calcext:value-type="string">
            <text:p>Malbork</text:p>
          </table:table-cell>
          <table:table-cell office:value-type="float" office:value="3190" calcext:value-type="float">
            <text:p>3190</text:p>
          </table:table-cell>
          <table:table-cell table:formula="of:=IF(OR(WEEKDAY([.B670])=7; WEEKDAY([.B670])=1); 5000; 12000)" office:value-type="float" office:value="12000" calcext:value-type="float">
            <text:p>12000</text:p>
          </table:table-cell>
          <table:table-cell table:formula="of:=IF([.B669]&lt;&gt;[.B670]; IF([.F669]+[.E670]-[.D670]&gt;0;[.F669]+[.E670]-[.D670]; [.F669]+[.E670] ); IF([.F669]-[.D670]&gt;0; [.F669]-[.D670]; [.F669]))" office:value-type="float" office:value="4810" calcext:value-type="float">
            <text:p>4810</text:p>
          </table:table-cell>
          <table:table-cell table:formula="of:=IF([.F669]-[.D670]&gt;0; 0; IF([.B670]-[.B669]&lt;&gt;0; IF([.F669]-[.D670]+[.E670]&lt;0; 1; 0); 1))" office:value-type="float" office:value="0" calcext:value-type="float">
            <text:p>0</text:p>
          </table:table-cell>
          <table:table-cell table:formula="of:=IF([.G670]=1; [.D670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date" office:date-value="2021-11-22" calcext:value-type="date">
            <text:p>22.11.2021</text:p>
          </table:table-cell>
          <table:table-cell office:value-type="string" calcext:value-type="string">
            <text:p>Gniezno</text:p>
          </table:table-cell>
          <table:table-cell office:value-type="float" office:value="4380" calcext:value-type="float">
            <text:p>4380</text:p>
          </table:table-cell>
          <table:table-cell table:formula="of:=IF(OR(WEEKDAY([.B671])=7; WEEKDAY([.B671])=1); 5000; 12000)" office:value-type="float" office:value="12000" calcext:value-type="float">
            <text:p>12000</text:p>
          </table:table-cell>
          <table:table-cell table:formula="of:=IF([.B670]&lt;&gt;[.B671]; IF([.F670]+[.E671]-[.D671]&gt;0;[.F670]+[.E671]-[.D671]; [.F670]+[.E671] ); IF([.F670]-[.D671]&gt;0; [.F670]-[.D671]; [.F670]))" office:value-type="float" office:value="430" calcext:value-type="float">
            <text:p>430</text:p>
          </table:table-cell>
          <table:table-cell table:formula="of:=IF([.F670]-[.D671]&gt;0; 0; IF([.B671]-[.B670]&lt;&gt;0; IF([.F670]-[.D671]+[.E671]&lt;0; 1; 0); 1))" office:value-type="float" office:value="0" calcext:value-type="float">
            <text:p>0</text:p>
          </table:table-cell>
          <table:table-cell table:formula="of:=IF([.G671]=1; [.D671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date" office:date-value="2021-11-22" calcext:value-type="date">
            <text:p>22.11.2021</text:p>
          </table:table-cell>
          <table:table-cell office:value-type="string" calcext:value-type="string">
            <text:p>Ogrodzieniec</text:p>
          </table:table-cell>
          <table:table-cell office:value-type="float" office:value="5930" calcext:value-type="float">
            <text:p>5930</text:p>
          </table:table-cell>
          <table:table-cell table:formula="of:=IF(OR(WEEKDAY([.B672])=7; WEEKDAY([.B672])=1); 5000; 12000)" office:value-type="float" office:value="12000" calcext:value-type="float">
            <text:p>12000</text:p>
          </table:table-cell>
          <table:table-cell table:formula="of:=IF([.B671]&lt;&gt;[.B672]; IF([.F671]+[.E672]-[.D672]&gt;0;[.F671]+[.E672]-[.D672]; [.F671]+[.E672] ); IF([.F671]-[.D672]&gt;0; [.F671]-[.D672]; [.F671]))" office:value-type="float" office:value="430" calcext:value-type="float">
            <text:p>430</text:p>
          </table:table-cell>
          <table:table-cell table:formula="of:=IF([.F671]-[.D672]&gt;0; 0; IF([.B672]-[.B671]&lt;&gt;0; IF([.F671]-[.D672]+[.E672]&lt;0; 1; 0); 1))" office:value-type="float" office:value="1" calcext:value-type="float">
            <text:p>1</text:p>
          </table:table-cell>
          <table:table-cell table:formula="of:=IF([.G672]=1; [.D672]; 0)" office:value-type="float" office:value="5930" calcext:value-type="float">
            <text:p>5930</text:p>
          </table:table-cell>
          <table:table-cell table:number-columns-repeated="4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date" office:date-value="2021-11-23" calcext:value-type="date">
            <text:p>23.11.2021</text:p>
          </table:table-cell>
          <table:table-cell office:value-type="string" calcext:value-type="string">
            <text:p>Przemysl</text:p>
          </table:table-cell>
          <table:table-cell office:value-type="float" office:value="3980" calcext:value-type="float">
            <text:p>3980</text:p>
          </table:table-cell>
          <table:table-cell table:formula="of:=IF(OR(WEEKDAY([.B673])=7; WEEKDAY([.B673])=1); 5000; 12000)" office:value-type="float" office:value="12000" calcext:value-type="float">
            <text:p>12000</text:p>
          </table:table-cell>
          <table:table-cell table:formula="of:=IF([.B672]&lt;&gt;[.B673]; IF([.F672]+[.E673]-[.D673]&gt;0;[.F672]+[.E673]-[.D673]; [.F672]+[.E673] ); IF([.F672]-[.D673]&gt;0; [.F672]-[.D673]; [.F672]))" office:value-type="float" office:value="8450" calcext:value-type="float">
            <text:p>8450</text:p>
          </table:table-cell>
          <table:table-cell table:formula="of:=IF([.F672]-[.D673]&gt;0; 0; IF([.B673]-[.B672]&lt;&gt;0; IF([.F672]-[.D673]+[.E673]&lt;0; 1; 0); 1))" office:value-type="float" office:value="0" calcext:value-type="float">
            <text:p>0</text:p>
          </table:table-cell>
          <table:table-cell table:formula="of:=IF([.G673]=1; [.D673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date" office:date-value="2021-11-23" calcext:value-type="date">
            <text:p>23.11.2021</text:p>
          </table:table-cell>
          <table:table-cell office:value-type="string" calcext:value-type="string">
            <text:p>Ogrodzieniec</text:p>
          </table:table-cell>
          <table:table-cell office:value-type="float" office:value="9750" calcext:value-type="float">
            <text:p>9750</text:p>
          </table:table-cell>
          <table:table-cell table:formula="of:=IF(OR(WEEKDAY([.B674])=7; WEEKDAY([.B674])=1); 5000; 12000)" office:value-type="float" office:value="12000" calcext:value-type="float">
            <text:p>12000</text:p>
          </table:table-cell>
          <table:table-cell table:formula="of:=IF([.B673]&lt;&gt;[.B674]; IF([.F673]+[.E674]-[.D674]&gt;0;[.F673]+[.E674]-[.D674]; [.F673]+[.E674] ); IF([.F673]-[.D674]&gt;0; [.F673]-[.D674]; [.F673]))" office:value-type="float" office:value="8450" calcext:value-type="float">
            <text:p>8450</text:p>
          </table:table-cell>
          <table:table-cell table:formula="of:=IF([.F673]-[.D674]&gt;0; 0; IF([.B674]-[.B673]&lt;&gt;0; IF([.F673]-[.D674]+[.E674]&lt;0; 1; 0); 1))" office:value-type="float" office:value="1" calcext:value-type="float">
            <text:p>1</text:p>
          </table:table-cell>
          <table:table-cell table:formula="of:=IF([.G674]=1; [.D674]; 0)" office:value-type="float" office:value="9750" calcext:value-type="float">
            <text:p>9750</text:p>
          </table:table-cell>
          <table:table-cell table:number-columns-repeated="4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date" office:date-value="2021-11-23" calcext:value-type="date">
            <text:p>23.11.2021</text:p>
          </table:table-cell>
          <table:table-cell office:value-type="string" calcext:value-type="string">
            <text:p>Malbork</text:p>
          </table:table-cell>
          <table:table-cell office:value-type="float" office:value="7340" calcext:value-type="float">
            <text:p>7340</text:p>
          </table:table-cell>
          <table:table-cell table:formula="of:=IF(OR(WEEKDAY([.B675])=7; WEEKDAY([.B675])=1); 5000; 12000)" office:value-type="float" office:value="12000" calcext:value-type="float">
            <text:p>12000</text:p>
          </table:table-cell>
          <table:table-cell table:formula="of:=IF([.B674]&lt;&gt;[.B675]; IF([.F674]+[.E675]-[.D675]&gt;0;[.F674]+[.E675]-[.D675]; [.F674]+[.E675] ); IF([.F674]-[.D675]&gt;0; [.F674]-[.D675]; [.F674]))" office:value-type="float" office:value="1110" calcext:value-type="float">
            <text:p>1110</text:p>
          </table:table-cell>
          <table:table-cell table:formula="of:=IF([.F674]-[.D675]&gt;0; 0; IF([.B675]-[.B674]&lt;&gt;0; IF([.F674]-[.D675]+[.E675]&lt;0; 1; 0); 1))" office:value-type="float" office:value="0" calcext:value-type="float">
            <text:p>0</text:p>
          </table:table-cell>
          <table:table-cell table:formula="of:=IF([.G675]=1; [.D675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date" office:date-value="2021-11-23" calcext:value-type="date">
            <text:p>23.11.2021</text:p>
          </table:table-cell>
          <table:table-cell office:value-type="string" calcext:value-type="string">
            <text:p>Gniezno</text:p>
          </table:table-cell>
          <table:table-cell office:value-type="float" office:value="5350" calcext:value-type="float">
            <text:p>5350</text:p>
          </table:table-cell>
          <table:table-cell table:formula="of:=IF(OR(WEEKDAY([.B676])=7; WEEKDAY([.B676])=1); 5000; 12000)" office:value-type="float" office:value="12000" calcext:value-type="float">
            <text:p>12000</text:p>
          </table:table-cell>
          <table:table-cell table:formula="of:=IF([.B675]&lt;&gt;[.B676]; IF([.F675]+[.E676]-[.D676]&gt;0;[.F675]+[.E676]-[.D676]; [.F675]+[.E676] ); IF([.F675]-[.D676]&gt;0; [.F675]-[.D676]; [.F675]))" office:value-type="float" office:value="1110" calcext:value-type="float">
            <text:p>1110</text:p>
          </table:table-cell>
          <table:table-cell table:formula="of:=IF([.F675]-[.D676]&gt;0; 0; IF([.B676]-[.B675]&lt;&gt;0; IF([.F675]-[.D676]+[.E676]&lt;0; 1; 0); 1))" office:value-type="float" office:value="1" calcext:value-type="float">
            <text:p>1</text:p>
          </table:table-cell>
          <table:table-cell table:formula="of:=IF([.G676]=1; [.D676]; 0)" office:value-type="float" office:value="5350" calcext:value-type="float">
            <text:p>5350</text:p>
          </table:table-cell>
          <table:table-cell table:number-columns-repeated="4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date" office:date-value="2021-11-24" calcext:value-type="date">
            <text:p>24.11.2021</text:p>
          </table:table-cell>
          <table:table-cell office:value-type="string" calcext:value-type="string">
            <text:p>Ogrodzieniec</text:p>
          </table:table-cell>
          <table:table-cell office:value-type="float" office:value="5490" calcext:value-type="float">
            <text:p>5490</text:p>
          </table:table-cell>
          <table:table-cell table:formula="of:=IF(OR(WEEKDAY([.B677])=7; WEEKDAY([.B677])=1); 5000; 12000)" office:value-type="float" office:value="12000" calcext:value-type="float">
            <text:p>12000</text:p>
          </table:table-cell>
          <table:table-cell table:formula="of:=IF([.B676]&lt;&gt;[.B677]; IF([.F676]+[.E677]-[.D677]&gt;0;[.F676]+[.E677]-[.D677]; [.F676]+[.E677] ); IF([.F676]-[.D677]&gt;0; [.F676]-[.D677]; [.F676]))" office:value-type="float" office:value="7620" calcext:value-type="float">
            <text:p>7620</text:p>
          </table:table-cell>
          <table:table-cell table:formula="of:=IF([.F676]-[.D677]&gt;0; 0; IF([.B677]-[.B676]&lt;&gt;0; IF([.F676]-[.D677]+[.E677]&lt;0; 1; 0); 1))" office:value-type="float" office:value="0" calcext:value-type="float">
            <text:p>0</text:p>
          </table:table-cell>
          <table:table-cell table:formula="of:=IF([.G677]=1; [.D677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date" office:date-value="2021-11-24" calcext:value-type="date">
            <text:p>24.11.2021</text:p>
          </table:table-cell>
          <table:table-cell office:value-type="string" calcext:value-type="string">
            <text:p>Malbork</text:p>
          </table:table-cell>
          <table:table-cell office:value-type="float" office:value="1180" calcext:value-type="float">
            <text:p>1180</text:p>
          </table:table-cell>
          <table:table-cell table:formula="of:=IF(OR(WEEKDAY([.B678])=7; WEEKDAY([.B678])=1); 5000; 12000)" office:value-type="float" office:value="12000" calcext:value-type="float">
            <text:p>12000</text:p>
          </table:table-cell>
          <table:table-cell table:formula="of:=IF([.B677]&lt;&gt;[.B678]; IF([.F677]+[.E678]-[.D678]&gt;0;[.F677]+[.E678]-[.D678]; [.F677]+[.E678] ); IF([.F677]-[.D678]&gt;0; [.F677]-[.D678]; [.F677]))" office:value-type="float" office:value="6440" calcext:value-type="float">
            <text:p>6440</text:p>
          </table:table-cell>
          <table:table-cell table:formula="of:=IF([.F677]-[.D678]&gt;0; 0; IF([.B678]-[.B677]&lt;&gt;0; IF([.F677]-[.D678]+[.E678]&lt;0; 1; 0); 1))" office:value-type="float" office:value="0" calcext:value-type="float">
            <text:p>0</text:p>
          </table:table-cell>
          <table:table-cell table:formula="of:=IF([.G678]=1; [.D678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date" office:date-value="2021-11-25" calcext:value-type="date">
            <text:p>25.11.2021</text:p>
          </table:table-cell>
          <table:table-cell office:value-type="string" calcext:value-type="string">
            <text:p>Malbork</text:p>
          </table:table-cell>
          <table:table-cell office:value-type="float" office:value="7560" calcext:value-type="float">
            <text:p>7560</text:p>
          </table:table-cell>
          <table:table-cell table:formula="of:=IF(OR(WEEKDAY([.B679])=7; WEEKDAY([.B679])=1); 5000; 12000)" office:value-type="float" office:value="12000" calcext:value-type="float">
            <text:p>12000</text:p>
          </table:table-cell>
          <table:table-cell table:formula="of:=IF([.B678]&lt;&gt;[.B679]; IF([.F678]+[.E679]-[.D679]&gt;0;[.F678]+[.E679]-[.D679]; [.F678]+[.E679] ); IF([.F678]-[.D679]&gt;0; [.F678]-[.D679]; [.F678]))" office:value-type="float" office:value="10880" calcext:value-type="float">
            <text:p>10880</text:p>
          </table:table-cell>
          <table:table-cell table:formula="of:=IF([.F678]-[.D679]&gt;0; 0; IF([.B679]-[.B678]&lt;&gt;0; IF([.F678]-[.D679]+[.E679]&lt;0; 1; 0); 1))" office:value-type="float" office:value="0" calcext:value-type="float">
            <text:p>0</text:p>
          </table:table-cell>
          <table:table-cell table:formula="of:=IF([.G679]=1; [.D679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date" office:date-value="2021-11-26" calcext:value-type="date">
            <text:p>26.11.2021</text:p>
          </table:table-cell>
          <table:table-cell office:value-type="string" calcext:value-type="string">
            <text:p>Przemysl</text:p>
          </table:table-cell>
          <table:table-cell office:value-type="float" office:value="7970" calcext:value-type="float">
            <text:p>7970</text:p>
          </table:table-cell>
          <table:table-cell table:formula="of:=IF(OR(WEEKDAY([.B680])=7; WEEKDAY([.B680])=1); 5000; 12000)" office:value-type="float" office:value="12000" calcext:value-type="float">
            <text:p>12000</text:p>
          </table:table-cell>
          <table:table-cell table:formula="of:=IF([.B679]&lt;&gt;[.B680]; IF([.F679]+[.E680]-[.D680]&gt;0;[.F679]+[.E680]-[.D680]; [.F679]+[.E680] ); IF([.F679]-[.D680]&gt;0; [.F679]-[.D680]; [.F679]))" office:value-type="float" office:value="14910" calcext:value-type="float">
            <text:p>14910</text:p>
          </table:table-cell>
          <table:table-cell table:formula="of:=IF([.F679]-[.D680]&gt;0; 0; IF([.B680]-[.B679]&lt;&gt;0; IF([.F679]-[.D680]+[.E680]&lt;0; 1; 0); 1))" office:value-type="float" office:value="0" calcext:value-type="float">
            <text:p>0</text:p>
          </table:table-cell>
          <table:table-cell table:formula="of:=IF([.G680]=1; [.D680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date" office:date-value="2021-11-26" calcext:value-type="date">
            <text:p>26.11.2021</text:p>
          </table:table-cell>
          <table:table-cell office:value-type="string" calcext:value-type="string">
            <text:p>Malbork</text:p>
          </table:table-cell>
          <table:table-cell office:value-type="float" office:value="2400" calcext:value-type="float">
            <text:p>2400</text:p>
          </table:table-cell>
          <table:table-cell table:formula="of:=IF(OR(WEEKDAY([.B681])=7; WEEKDAY([.B681])=1); 5000; 12000)" office:value-type="float" office:value="12000" calcext:value-type="float">
            <text:p>12000</text:p>
          </table:table-cell>
          <table:table-cell table:formula="of:=IF([.B680]&lt;&gt;[.B681]; IF([.F680]+[.E681]-[.D681]&gt;0;[.F680]+[.E681]-[.D681]; [.F680]+[.E681] ); IF([.F680]-[.D681]&gt;0; [.F680]-[.D681]; [.F680]))" office:value-type="float" office:value="12510" calcext:value-type="float">
            <text:p>12510</text:p>
          </table:table-cell>
          <table:table-cell table:formula="of:=IF([.F680]-[.D681]&gt;0; 0; IF([.B681]-[.B680]&lt;&gt;0; IF([.F680]-[.D681]+[.E681]&lt;0; 1; 0); 1))" office:value-type="float" office:value="0" calcext:value-type="float">
            <text:p>0</text:p>
          </table:table-cell>
          <table:table-cell table:formula="of:=IF([.G681]=1; [.D681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date" office:date-value="2021-11-26" calcext:value-type="date">
            <text:p>26.11.2021</text:p>
          </table:table-cell>
          <table:table-cell office:value-type="string" calcext:value-type="string">
            <text:p>Ogrodzieniec</text:p>
          </table:table-cell>
          <table:table-cell office:value-type="float" office:value="7120" calcext:value-type="float">
            <text:p>7120</text:p>
          </table:table-cell>
          <table:table-cell table:formula="of:=IF(OR(WEEKDAY([.B682])=7; WEEKDAY([.B682])=1); 5000; 12000)" office:value-type="float" office:value="12000" calcext:value-type="float">
            <text:p>12000</text:p>
          </table:table-cell>
          <table:table-cell table:formula="of:=IF([.B681]&lt;&gt;[.B682]; IF([.F681]+[.E682]-[.D682]&gt;0;[.F681]+[.E682]-[.D682]; [.F681]+[.E682] ); IF([.F681]-[.D682]&gt;0; [.F681]-[.D682]; [.F681]))" office:value-type="float" office:value="5390" calcext:value-type="float">
            <text:p>5390</text:p>
          </table:table-cell>
          <table:table-cell table:formula="of:=IF([.F681]-[.D682]&gt;0; 0; IF([.B682]-[.B681]&lt;&gt;0; IF([.F681]-[.D682]+[.E682]&lt;0; 1; 0); 1))" office:value-type="float" office:value="0" calcext:value-type="float">
            <text:p>0</text:p>
          </table:table-cell>
          <table:table-cell table:formula="of:=IF([.G682]=1; [.D682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date" office:date-value="2021-11-27" calcext:value-type="date">
            <text:p>27.11.2021</text:p>
          </table:table-cell>
          <table:table-cell office:value-type="string" calcext:value-type="string">
            <text:p>Malbork</text:p>
          </table:table-cell>
          <table:table-cell office:value-type="float" office:value="3500" calcext:value-type="float">
            <text:p>3500</text:p>
          </table:table-cell>
          <table:table-cell table:formula="of:=IF(OR(WEEKDAY([.B683])=7; WEEKDAY([.B683])=1); 5000; 12000)" office:value-type="float" office:value="5000" calcext:value-type="float">
            <text:p>5000</text:p>
          </table:table-cell>
          <table:table-cell table:formula="of:=IF([.B682]&lt;&gt;[.B683]; IF([.F682]+[.E683]-[.D683]&gt;0;[.F682]+[.E683]-[.D683]; [.F682]+[.E683] ); IF([.F682]-[.D683]&gt;0; [.F682]-[.D683]; [.F682]))" office:value-type="float" office:value="6890" calcext:value-type="float">
            <text:p>6890</text:p>
          </table:table-cell>
          <table:table-cell table:formula="of:=IF([.F682]-[.D683]&gt;0; 0; IF([.B683]-[.B682]&lt;&gt;0; IF([.F682]-[.D683]+[.E683]&lt;0; 1; 0); 1))" office:value-type="float" office:value="0" calcext:value-type="float">
            <text:p>0</text:p>
          </table:table-cell>
          <table:table-cell table:formula="of:=IF([.G683]=1; [.D683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date" office:date-value="2021-11-27" calcext:value-type="date">
            <text:p>27.11.2021</text:p>
          </table:table-cell>
          <table:table-cell office:value-type="string" calcext:value-type="string">
            <text:p>Ogrodzieniec</text:p>
          </table:table-cell>
          <table:table-cell office:value-type="float" office:value="8590" calcext:value-type="float">
            <text:p>8590</text:p>
          </table:table-cell>
          <table:table-cell table:formula="of:=IF(OR(WEEKDAY([.B684])=7; WEEKDAY([.B684])=1); 5000; 12000)" office:value-type="float" office:value="5000" calcext:value-type="float">
            <text:p>5000</text:p>
          </table:table-cell>
          <table:table-cell table:formula="of:=IF([.B683]&lt;&gt;[.B684]; IF([.F683]+[.E684]-[.D684]&gt;0;[.F683]+[.E684]-[.D684]; [.F683]+[.E684] ); IF([.F683]-[.D684]&gt;0; [.F683]-[.D684]; [.F683]))" office:value-type="float" office:value="6890" calcext:value-type="float">
            <text:p>6890</text:p>
          </table:table-cell>
          <table:table-cell table:formula="of:=IF([.F683]-[.D684]&gt;0; 0; IF([.B684]-[.B683]&lt;&gt;0; IF([.F683]-[.D684]+[.E684]&lt;0; 1; 0); 1))" office:value-type="float" office:value="1" calcext:value-type="float">
            <text:p>1</text:p>
          </table:table-cell>
          <table:table-cell table:formula="of:=IF([.G684]=1; [.D684]; 0)" office:value-type="float" office:value="8590" calcext:value-type="float">
            <text:p>8590</text:p>
          </table:table-cell>
          <table:table-cell table:number-columns-repeated="4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date" office:date-value="2021-11-28" calcext:value-type="date">
            <text:p>28.11.2021</text:p>
          </table:table-cell>
          <table:table-cell office:value-type="string" calcext:value-type="string">
            <text:p>Ogrodzieniec</text:p>
          </table:table-cell>
          <table:table-cell office:value-type="float" office:value="2510" calcext:value-type="float">
            <text:p>2510</text:p>
          </table:table-cell>
          <table:table-cell table:formula="of:=IF(OR(WEEKDAY([.B685])=7; WEEKDAY([.B685])=1); 5000; 12000)" office:value-type="float" office:value="5000" calcext:value-type="float">
            <text:p>5000</text:p>
          </table:table-cell>
          <table:table-cell table:formula="of:=IF([.B684]&lt;&gt;[.B685]; IF([.F684]+[.E685]-[.D685]&gt;0;[.F684]+[.E685]-[.D685]; [.F684]+[.E685] ); IF([.F684]-[.D685]&gt;0; [.F684]-[.D685]; [.F684]))" office:value-type="float" office:value="9380" calcext:value-type="float">
            <text:p>9380</text:p>
          </table:table-cell>
          <table:table-cell table:formula="of:=IF([.F684]-[.D685]&gt;0; 0; IF([.B685]-[.B684]&lt;&gt;0; IF([.F684]-[.D685]+[.E685]&lt;0; 1; 0); 1))" office:value-type="float" office:value="0" calcext:value-type="float">
            <text:p>0</text:p>
          </table:table-cell>
          <table:table-cell table:formula="of:=IF([.G685]=1; [.D685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date" office:date-value="2021-11-28" calcext:value-type="date">
            <text:p>28.11.2021</text:p>
          </table:table-cell>
          <table:table-cell office:value-type="string" calcext:value-type="string">
            <text:p>Przemysl</text:p>
          </table:table-cell>
          <table:table-cell office:value-type="float" office:value="2180" calcext:value-type="float">
            <text:p>2180</text:p>
          </table:table-cell>
          <table:table-cell table:formula="of:=IF(OR(WEEKDAY([.B686])=7; WEEKDAY([.B686])=1); 5000; 12000)" office:value-type="float" office:value="5000" calcext:value-type="float">
            <text:p>5000</text:p>
          </table:table-cell>
          <table:table-cell table:formula="of:=IF([.B685]&lt;&gt;[.B686]; IF([.F685]+[.E686]-[.D686]&gt;0;[.F685]+[.E686]-[.D686]; [.F685]+[.E686] ); IF([.F685]-[.D686]&gt;0; [.F685]-[.D686]; [.F685]))" office:value-type="float" office:value="7200" calcext:value-type="float">
            <text:p>7200</text:p>
          </table:table-cell>
          <table:table-cell table:formula="of:=IF([.F685]-[.D686]&gt;0; 0; IF([.B686]-[.B685]&lt;&gt;0; IF([.F685]-[.D686]+[.E686]&lt;0; 1; 0); 1))" office:value-type="float" office:value="0" calcext:value-type="float">
            <text:p>0</text:p>
          </table:table-cell>
          <table:table-cell table:formula="of:=IF([.G686]=1; [.D686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date" office:date-value="2021-11-28" calcext:value-type="date">
            <text:p>28.11.2021</text:p>
          </table:table-cell>
          <table:table-cell office:value-type="string" calcext:value-type="string">
            <text:p>Gniezno</text:p>
          </table:table-cell>
          <table:table-cell office:value-type="float" office:value="4710" calcext:value-type="float">
            <text:p>4710</text:p>
          </table:table-cell>
          <table:table-cell table:formula="of:=IF(OR(WEEKDAY([.B687])=7; WEEKDAY([.B687])=1); 5000; 12000)" office:value-type="float" office:value="5000" calcext:value-type="float">
            <text:p>5000</text:p>
          </table:table-cell>
          <table:table-cell table:formula="of:=IF([.B686]&lt;&gt;[.B687]; IF([.F686]+[.E687]-[.D687]&gt;0;[.F686]+[.E687]-[.D687]; [.F686]+[.E687] ); IF([.F686]-[.D687]&gt;0; [.F686]-[.D687]; [.F686]))" office:value-type="float" office:value="2490" calcext:value-type="float">
            <text:p>2490</text:p>
          </table:table-cell>
          <table:table-cell table:formula="of:=IF([.F686]-[.D687]&gt;0; 0; IF([.B687]-[.B686]&lt;&gt;0; IF([.F686]-[.D687]+[.E687]&lt;0; 1; 0); 1))" office:value-type="float" office:value="0" calcext:value-type="float">
            <text:p>0</text:p>
          </table:table-cell>
          <table:table-cell table:formula="of:=IF([.G687]=1; [.D687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date" office:date-value="2021-11-29" calcext:value-type="date">
            <text:p>29.11.2021</text:p>
          </table:table-cell>
          <table:table-cell office:value-type="string" calcext:value-type="string">
            <text:p>Przemysl</text:p>
          </table:table-cell>
          <table:table-cell office:value-type="float" office:value="3830" calcext:value-type="float">
            <text:p>3830</text:p>
          </table:table-cell>
          <table:table-cell table:formula="of:=IF(OR(WEEKDAY([.B688])=7; WEEKDAY([.B688])=1); 5000; 12000)" office:value-type="float" office:value="12000" calcext:value-type="float">
            <text:p>12000</text:p>
          </table:table-cell>
          <table:table-cell table:formula="of:=IF([.B687]&lt;&gt;[.B688]; IF([.F687]+[.E688]-[.D688]&gt;0;[.F687]+[.E688]-[.D688]; [.F687]+[.E688] ); IF([.F687]-[.D688]&gt;0; [.F687]-[.D688]; [.F687]))" office:value-type="float" office:value="10660" calcext:value-type="float">
            <text:p>10660</text:p>
          </table:table-cell>
          <table:table-cell table:formula="of:=IF([.F687]-[.D688]&gt;0; 0; IF([.B688]-[.B687]&lt;&gt;0; IF([.F687]-[.D688]+[.E688]&lt;0; 1; 0); 1))" office:value-type="float" office:value="0" calcext:value-type="float">
            <text:p>0</text:p>
          </table:table-cell>
          <table:table-cell table:formula="of:=IF([.G688]=1; [.D688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date" office:date-value="2021-11-29" calcext:value-type="date">
            <text:p>29.11.2021</text:p>
          </table:table-cell>
          <table:table-cell office:value-type="string" calcext:value-type="string">
            <text:p>Ogrodzieniec</text:p>
          </table:table-cell>
          <table:table-cell office:value-type="float" office:value="3110" calcext:value-type="float">
            <text:p>3110</text:p>
          </table:table-cell>
          <table:table-cell table:formula="of:=IF(OR(WEEKDAY([.B689])=7; WEEKDAY([.B689])=1); 5000; 12000)" office:value-type="float" office:value="12000" calcext:value-type="float">
            <text:p>12000</text:p>
          </table:table-cell>
          <table:table-cell table:formula="of:=IF([.B688]&lt;&gt;[.B689]; IF([.F688]+[.E689]-[.D689]&gt;0;[.F688]+[.E689]-[.D689]; [.F688]+[.E689] ); IF([.F688]-[.D689]&gt;0; [.F688]-[.D689]; [.F688]))" office:value-type="float" office:value="7550" calcext:value-type="float">
            <text:p>7550</text:p>
          </table:table-cell>
          <table:table-cell table:formula="of:=IF([.F688]-[.D689]&gt;0; 0; IF([.B689]-[.B688]&lt;&gt;0; IF([.F688]-[.D689]+[.E689]&lt;0; 1; 0); 1))" office:value-type="float" office:value="0" calcext:value-type="float">
            <text:p>0</text:p>
          </table:table-cell>
          <table:table-cell table:formula="of:=IF([.G689]=1; [.D689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date" office:date-value="2021-11-29" calcext:value-type="date">
            <text:p>29.11.2021</text:p>
          </table:table-cell>
          <table:table-cell office:value-type="string" calcext:value-type="string">
            <text:p>Malbork</text:p>
          </table:table-cell>
          <table:table-cell office:value-type="float" office:value="9840" calcext:value-type="float">
            <text:p>9840</text:p>
          </table:table-cell>
          <table:table-cell table:formula="of:=IF(OR(WEEKDAY([.B690])=7; WEEKDAY([.B690])=1); 5000; 12000)" office:value-type="float" office:value="12000" calcext:value-type="float">
            <text:p>12000</text:p>
          </table:table-cell>
          <table:table-cell table:formula="of:=IF([.B689]&lt;&gt;[.B690]; IF([.F689]+[.E690]-[.D690]&gt;0;[.F689]+[.E690]-[.D690]; [.F689]+[.E690] ); IF([.F689]-[.D690]&gt;0; [.F689]-[.D690]; [.F689]))" office:value-type="float" office:value="7550" calcext:value-type="float">
            <text:p>7550</text:p>
          </table:table-cell>
          <table:table-cell table:formula="of:=IF([.F689]-[.D690]&gt;0; 0; IF([.B690]-[.B689]&lt;&gt;0; IF([.F689]-[.D690]+[.E690]&lt;0; 1; 0); 1))" office:value-type="float" office:value="1" calcext:value-type="float">
            <text:p>1</text:p>
          </table:table-cell>
          <table:table-cell table:formula="of:=IF([.G690]=1; [.D690]; 0)" office:value-type="float" office:value="9840" calcext:value-type="float">
            <text:p>9840</text:p>
          </table:table-cell>
          <table:table-cell table:number-columns-repeated="4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date" office:date-value="2021-11-30" calcext:value-type="date">
            <text:p>30.11.2021</text:p>
          </table:table-cell>
          <table:table-cell office:value-type="string" calcext:value-type="string">
            <text:p>Ogrodzieniec</text:p>
          </table:table-cell>
          <table:table-cell office:value-type="float" office:value="3880" calcext:value-type="float">
            <text:p>3880</text:p>
          </table:table-cell>
          <table:table-cell table:formula="of:=IF(OR(WEEKDAY([.B691])=7; WEEKDAY([.B691])=1); 5000; 12000)" office:value-type="float" office:value="12000" calcext:value-type="float">
            <text:p>12000</text:p>
          </table:table-cell>
          <table:table-cell table:formula="of:=IF([.B690]&lt;&gt;[.B691]; IF([.F690]+[.E691]-[.D691]&gt;0;[.F690]+[.E691]-[.D691]; [.F690]+[.E691] ); IF([.F690]-[.D691]&gt;0; [.F690]-[.D691]; [.F690]))" office:value-type="float" office:value="15670" calcext:value-type="float">
            <text:p>15670</text:p>
          </table:table-cell>
          <table:table-cell table:formula="of:=IF([.F690]-[.D691]&gt;0; 0; IF([.B691]-[.B690]&lt;&gt;0; IF([.F690]-[.D691]+[.E691]&lt;0; 1; 0); 1))" office:value-type="float" office:value="0" calcext:value-type="float">
            <text:p>0</text:p>
          </table:table-cell>
          <table:table-cell table:formula="of:=IF([.G691]=1; [.D691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date" office:date-value="2021-11-30" calcext:value-type="date">
            <text:p>30.11.2021</text:p>
          </table:table-cell>
          <table:table-cell office:value-type="string" calcext:value-type="string">
            <text:p>Malbork</text:p>
          </table:table-cell>
          <table:table-cell office:value-type="float" office:value="9670" calcext:value-type="float">
            <text:p>9670</text:p>
          </table:table-cell>
          <table:table-cell table:formula="of:=IF(OR(WEEKDAY([.B692])=7; WEEKDAY([.B692])=1); 5000; 12000)" office:value-type="float" office:value="12000" calcext:value-type="float">
            <text:p>12000</text:p>
          </table:table-cell>
          <table:table-cell table:formula="of:=IF([.B691]&lt;&gt;[.B692]; IF([.F691]+[.E692]-[.D692]&gt;0;[.F691]+[.E692]-[.D692]; [.F691]+[.E692] ); IF([.F691]-[.D692]&gt;0; [.F691]-[.D692]; [.F691]))" office:value-type="float" office:value="6000" calcext:value-type="float">
            <text:p>6000</text:p>
          </table:table-cell>
          <table:table-cell table:formula="of:=IF([.F691]-[.D692]&gt;0; 0; IF([.B692]-[.B691]&lt;&gt;0; IF([.F691]-[.D692]+[.E692]&lt;0; 1; 0); 1))" office:value-type="float" office:value="0" calcext:value-type="float">
            <text:p>0</text:p>
          </table:table-cell>
          <table:table-cell table:formula="of:=IF([.G692]=1; [.D692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date" office:date-value="2021-12-01" calcext:value-type="date">
            <text:p>1.12.2021</text:p>
          </table:table-cell>
          <table:table-cell office:value-type="string" calcext:value-type="string">
            <text:p>Malbork</text:p>
          </table:table-cell>
          <table:table-cell office:value-type="float" office:value="3510" calcext:value-type="float">
            <text:p>3510</text:p>
          </table:table-cell>
          <table:table-cell table:formula="of:=IF(OR(WEEKDAY([.B693])=7; WEEKDAY([.B693])=1); 5000; 12000)" office:value-type="float" office:value="12000" calcext:value-type="float">
            <text:p>12000</text:p>
          </table:table-cell>
          <table:table-cell table:formula="of:=IF([.B692]&lt;&gt;[.B693]; IF([.F692]+[.E693]-[.D693]&gt;0;[.F692]+[.E693]-[.D693]; [.F692]+[.E693] ); IF([.F692]-[.D693]&gt;0; [.F692]-[.D693]; [.F692]))" office:value-type="float" office:value="14490" calcext:value-type="float">
            <text:p>14490</text:p>
          </table:table-cell>
          <table:table-cell table:formula="of:=IF([.F692]-[.D693]&gt;0; 0; IF([.B693]-[.B692]&lt;&gt;0; IF([.F692]-[.D693]+[.E693]&lt;0; 1; 0); 1))" office:value-type="float" office:value="0" calcext:value-type="float">
            <text:p>0</text:p>
          </table:table-cell>
          <table:table-cell table:formula="of:=IF([.G693]=1; [.D693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date" office:date-value="2021-12-02" calcext:value-type="date">
            <text:p>2.12.2021</text:p>
          </table:table-cell>
          <table:table-cell office:value-type="string" calcext:value-type="string">
            <text:p>Malbork</text:p>
          </table:table-cell>
          <table:table-cell office:value-type="float" office:value="5820" calcext:value-type="float">
            <text:p>5820</text:p>
          </table:table-cell>
          <table:table-cell table:formula="of:=IF(OR(WEEKDAY([.B694])=7; WEEKDAY([.B694])=1); 5000; 12000)" office:value-type="float" office:value="12000" calcext:value-type="float">
            <text:p>12000</text:p>
          </table:table-cell>
          <table:table-cell table:formula="of:=IF([.B693]&lt;&gt;[.B694]; IF([.F693]+[.E694]-[.D694]&gt;0;[.F693]+[.E694]-[.D694]; [.F693]+[.E694] ); IF([.F693]-[.D694]&gt;0; [.F693]-[.D694]; [.F693]))" office:value-type="float" office:value="20670" calcext:value-type="float">
            <text:p>20670</text:p>
          </table:table-cell>
          <table:table-cell table:formula="of:=IF([.F693]-[.D694]&gt;0; 0; IF([.B694]-[.B693]&lt;&gt;0; IF([.F693]-[.D694]+[.E694]&lt;0; 1; 0); 1))" office:value-type="float" office:value="0" calcext:value-type="float">
            <text:p>0</text:p>
          </table:table-cell>
          <table:table-cell table:formula="of:=IF([.G694]=1; [.D694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date" office:date-value="2021-12-02" calcext:value-type="date">
            <text:p>2.12.2021</text:p>
          </table:table-cell>
          <table:table-cell office:value-type="string" calcext:value-type="string">
            <text:p>Ogrodzieniec</text:p>
          </table:table-cell>
          <table:table-cell office:value-type="float" office:value="1950" calcext:value-type="float">
            <text:p>1950</text:p>
          </table:table-cell>
          <table:table-cell table:formula="of:=IF(OR(WEEKDAY([.B695])=7; WEEKDAY([.B695])=1); 5000; 12000)" office:value-type="float" office:value="12000" calcext:value-type="float">
            <text:p>12000</text:p>
          </table:table-cell>
          <table:table-cell table:formula="of:=IF([.B694]&lt;&gt;[.B695]; IF([.F694]+[.E695]-[.D695]&gt;0;[.F694]+[.E695]-[.D695]; [.F694]+[.E695] ); IF([.F694]-[.D695]&gt;0; [.F694]-[.D695]; [.F694]))" office:value-type="float" office:value="18720" calcext:value-type="float">
            <text:p>18720</text:p>
          </table:table-cell>
          <table:table-cell table:formula="of:=IF([.F694]-[.D695]&gt;0; 0; IF([.B695]-[.B694]&lt;&gt;0; IF([.F694]-[.D695]+[.E695]&lt;0; 1; 0); 1))" office:value-type="float" office:value="0" calcext:value-type="float">
            <text:p>0</text:p>
          </table:table-cell>
          <table:table-cell table:formula="of:=IF([.G695]=1; [.D695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date" office:date-value="2021-12-03" calcext:value-type="date">
            <text:p>3.12.2021</text:p>
          </table:table-cell>
          <table:table-cell office:value-type="string" calcext:value-type="string">
            <text:p>Malbork</text:p>
          </table:table-cell>
          <table:table-cell office:value-type="float" office:value="1310" calcext:value-type="float">
            <text:p>1310</text:p>
          </table:table-cell>
          <table:table-cell table:formula="of:=IF(OR(WEEKDAY([.B696])=7; WEEKDAY([.B696])=1); 5000; 12000)" office:value-type="float" office:value="12000" calcext:value-type="float">
            <text:p>12000</text:p>
          </table:table-cell>
          <table:table-cell table:formula="of:=IF([.B695]&lt;&gt;[.B696]; IF([.F695]+[.E696]-[.D696]&gt;0;[.F695]+[.E696]-[.D696]; [.F695]+[.E696] ); IF([.F695]-[.D696]&gt;0; [.F695]-[.D696]; [.F695]))" office:value-type="float" office:value="29410" calcext:value-type="float">
            <text:p>29410</text:p>
          </table:table-cell>
          <table:table-cell table:formula="of:=IF([.F695]-[.D696]&gt;0; 0; IF([.B696]-[.B695]&lt;&gt;0; IF([.F695]-[.D696]+[.E696]&lt;0; 1; 0); 1))" office:value-type="float" office:value="0" calcext:value-type="float">
            <text:p>0</text:p>
          </table:table-cell>
          <table:table-cell table:formula="of:=IF([.G696]=1; [.D696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date" office:date-value="2021-12-03" calcext:value-type="date">
            <text:p>3.12.2021</text:p>
          </table:table-cell>
          <table:table-cell office:value-type="string" calcext:value-type="string">
            <text:p>Przemysl</text:p>
          </table:table-cell>
          <table:table-cell office:value-type="float" office:value="3850" calcext:value-type="float">
            <text:p>3850</text:p>
          </table:table-cell>
          <table:table-cell table:formula="of:=IF(OR(WEEKDAY([.B697])=7; WEEKDAY([.B697])=1); 5000; 12000)" office:value-type="float" office:value="12000" calcext:value-type="float">
            <text:p>12000</text:p>
          </table:table-cell>
          <table:table-cell table:formula="of:=IF([.B696]&lt;&gt;[.B697]; IF([.F696]+[.E697]-[.D697]&gt;0;[.F696]+[.E697]-[.D697]; [.F696]+[.E697] ); IF([.F696]-[.D697]&gt;0; [.F696]-[.D697]; [.F696]))" office:value-type="float" office:value="25560" calcext:value-type="float">
            <text:p>25560</text:p>
          </table:table-cell>
          <table:table-cell table:formula="of:=IF([.F696]-[.D697]&gt;0; 0; IF([.B697]-[.B696]&lt;&gt;0; IF([.F696]-[.D697]+[.E697]&lt;0; 1; 0); 1))" office:value-type="float" office:value="0" calcext:value-type="float">
            <text:p>0</text:p>
          </table:table-cell>
          <table:table-cell table:formula="of:=IF([.G697]=1; [.D697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date" office:date-value="2021-12-03" calcext:value-type="date">
            <text:p>3.12.2021</text:p>
          </table:table-cell>
          <table:table-cell office:value-type="string" calcext:value-type="string">
            <text:p>Gniezno</text:p>
          </table:table-cell>
          <table:table-cell office:value-type="float" office:value="4160" calcext:value-type="float">
            <text:p>4160</text:p>
          </table:table-cell>
          <table:table-cell table:formula="of:=IF(OR(WEEKDAY([.B698])=7; WEEKDAY([.B698])=1); 5000; 12000)" office:value-type="float" office:value="12000" calcext:value-type="float">
            <text:p>12000</text:p>
          </table:table-cell>
          <table:table-cell table:formula="of:=IF([.B697]&lt;&gt;[.B698]; IF([.F697]+[.E698]-[.D698]&gt;0;[.F697]+[.E698]-[.D698]; [.F697]+[.E698] ); IF([.F697]-[.D698]&gt;0; [.F697]-[.D698]; [.F697]))" office:value-type="float" office:value="21400" calcext:value-type="float">
            <text:p>21400</text:p>
          </table:table-cell>
          <table:table-cell table:formula="of:=IF([.F697]-[.D698]&gt;0; 0; IF([.B698]-[.B697]&lt;&gt;0; IF([.F697]-[.D698]+[.E698]&lt;0; 1; 0); 1))" office:value-type="float" office:value="0" calcext:value-type="float">
            <text:p>0</text:p>
          </table:table-cell>
          <table:table-cell table:formula="of:=IF([.G698]=1; [.D698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date" office:date-value="2021-12-04" calcext:value-type="date">
            <text:p>4.12.2021</text:p>
          </table:table-cell>
          <table:table-cell office:value-type="string" calcext:value-type="string">
            <text:p>Malbork</text:p>
          </table:table-cell>
          <table:table-cell office:value-type="float" office:value="3550" calcext:value-type="float">
            <text:p>3550</text:p>
          </table:table-cell>
          <table:table-cell table:formula="of:=IF(OR(WEEKDAY([.B699])=7; WEEKDAY([.B699])=1); 5000; 12000)" office:value-type="float" office:value="5000" calcext:value-type="float">
            <text:p>5000</text:p>
          </table:table-cell>
          <table:table-cell table:formula="of:=IF([.B698]&lt;&gt;[.B699]; IF([.F698]+[.E699]-[.D699]&gt;0;[.F698]+[.E699]-[.D699]; [.F698]+[.E699] ); IF([.F698]-[.D699]&gt;0; [.F698]-[.D699]; [.F698]))" office:value-type="float" office:value="22850" calcext:value-type="float">
            <text:p>22850</text:p>
          </table:table-cell>
          <table:table-cell table:formula="of:=IF([.F698]-[.D699]&gt;0; 0; IF([.B699]-[.B698]&lt;&gt;0; IF([.F698]-[.D699]+[.E699]&lt;0; 1; 0); 1))" office:value-type="float" office:value="0" calcext:value-type="float">
            <text:p>0</text:p>
          </table:table-cell>
          <table:table-cell table:formula="of:=IF([.G699]=1; [.D699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date" office:date-value="2021-12-04" calcext:value-type="date">
            <text:p>4.12.2021</text:p>
          </table:table-cell>
          <table:table-cell office:value-type="string" calcext:value-type="string">
            <text:p>Przemysl</text:p>
          </table:table-cell>
          <table:table-cell office:value-type="float" office:value="2700" calcext:value-type="float">
            <text:p>2700</text:p>
          </table:table-cell>
          <table:table-cell table:formula="of:=IF(OR(WEEKDAY([.B700])=7; WEEKDAY([.B700])=1); 5000; 12000)" office:value-type="float" office:value="5000" calcext:value-type="float">
            <text:p>5000</text:p>
          </table:table-cell>
          <table:table-cell table:formula="of:=IF([.B699]&lt;&gt;[.B700]; IF([.F699]+[.E700]-[.D700]&gt;0;[.F699]+[.E700]-[.D700]; [.F699]+[.E700] ); IF([.F699]-[.D700]&gt;0; [.F699]-[.D700]; [.F699]))" office:value-type="float" office:value="20150" calcext:value-type="float">
            <text:p>20150</text:p>
          </table:table-cell>
          <table:table-cell table:formula="of:=IF([.F699]-[.D700]&gt;0; 0; IF([.B700]-[.B699]&lt;&gt;0; IF([.F699]-[.D700]+[.E700]&lt;0; 1; 0); 1))" office:value-type="float" office:value="0" calcext:value-type="float">
            <text:p>0</text:p>
          </table:table-cell>
          <table:table-cell table:formula="of:=IF([.G700]=1; [.D700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date" office:date-value="2021-12-05" calcext:value-type="date">
            <text:p>5.12.2021</text:p>
          </table:table-cell>
          <table:table-cell office:value-type="string" calcext:value-type="string">
            <text:p>Ogrodzieniec</text:p>
          </table:table-cell>
          <table:table-cell office:value-type="float" office:value="4620" calcext:value-type="float">
            <text:p>4620</text:p>
          </table:table-cell>
          <table:table-cell table:formula="of:=IF(OR(WEEKDAY([.B701])=7; WEEKDAY([.B701])=1); 5000; 12000)" office:value-type="float" office:value="5000" calcext:value-type="float">
            <text:p>5000</text:p>
          </table:table-cell>
          <table:table-cell table:formula="of:=IF([.B700]&lt;&gt;[.B701]; IF([.F700]+[.E701]-[.D701]&gt;0;[.F700]+[.E701]-[.D701]; [.F700]+[.E701] ); IF([.F700]-[.D701]&gt;0; [.F700]-[.D701]; [.F700]))" office:value-type="float" office:value="20530" calcext:value-type="float">
            <text:p>20530</text:p>
          </table:table-cell>
          <table:table-cell table:formula="of:=IF([.F700]-[.D701]&gt;0; 0; IF([.B701]-[.B700]&lt;&gt;0; IF([.F700]-[.D701]+[.E701]&lt;0; 1; 0); 1))" office:value-type="float" office:value="0" calcext:value-type="float">
            <text:p>0</text:p>
          </table:table-cell>
          <table:table-cell table:formula="of:=IF([.G701]=1; [.D701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date" office:date-value="2021-12-05" calcext:value-type="date">
            <text:p>5.12.2021</text:p>
          </table:table-cell>
          <table:table-cell office:value-type="string" calcext:value-type="string">
            <text:p>Przemysl</text:p>
          </table:table-cell>
          <table:table-cell office:value-type="float" office:value="5060" calcext:value-type="float">
            <text:p>5060</text:p>
          </table:table-cell>
          <table:table-cell table:formula="of:=IF(OR(WEEKDAY([.B702])=7; WEEKDAY([.B702])=1); 5000; 12000)" office:value-type="float" office:value="5000" calcext:value-type="float">
            <text:p>5000</text:p>
          </table:table-cell>
          <table:table-cell table:formula="of:=IF([.B701]&lt;&gt;[.B702]; IF([.F701]+[.E702]-[.D702]&gt;0;[.F701]+[.E702]-[.D702]; [.F701]+[.E702] ); IF([.F701]-[.D702]&gt;0; [.F701]-[.D702]; [.F701]))" office:value-type="float" office:value="15470" calcext:value-type="float">
            <text:p>15470</text:p>
          </table:table-cell>
          <table:table-cell table:formula="of:=IF([.F701]-[.D702]&gt;0; 0; IF([.B702]-[.B701]&lt;&gt;0; IF([.F701]-[.D702]+[.E702]&lt;0; 1; 0); 1))" office:value-type="float" office:value="0" calcext:value-type="float">
            <text:p>0</text:p>
          </table:table-cell>
          <table:table-cell table:formula="of:=IF([.G702]=1; [.D702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date" office:date-value="2021-12-06" calcext:value-type="date">
            <text:p>6.12.2021</text:p>
          </table:table-cell>
          <table:table-cell office:value-type="string" calcext:value-type="string">
            <text:p>Ogrodzieniec</text:p>
          </table:table-cell>
          <table:table-cell office:value-type="float" office:value="2550" calcext:value-type="float">
            <text:p>2550</text:p>
          </table:table-cell>
          <table:table-cell table:formula="of:=IF(OR(WEEKDAY([.B703])=7; WEEKDAY([.B703])=1); 5000; 12000)" office:value-type="float" office:value="12000" calcext:value-type="float">
            <text:p>12000</text:p>
          </table:table-cell>
          <table:table-cell table:formula="of:=IF([.B702]&lt;&gt;[.B703]; IF([.F702]+[.E703]-[.D703]&gt;0;[.F702]+[.E703]-[.D703]; [.F702]+[.E703] ); IF([.F702]-[.D703]&gt;0; [.F702]-[.D703]; [.F702]))" office:value-type="float" office:value="24920" calcext:value-type="float">
            <text:p>24920</text:p>
          </table:table-cell>
          <table:table-cell table:formula="of:=IF([.F702]-[.D703]&gt;0; 0; IF([.B703]-[.B702]&lt;&gt;0; IF([.F702]-[.D703]+[.E703]&lt;0; 1; 0); 1))" office:value-type="float" office:value="0" calcext:value-type="float">
            <text:p>0</text:p>
          </table:table-cell>
          <table:table-cell table:formula="of:=IF([.G703]=1; [.D703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date" office:date-value="2021-12-06" calcext:value-type="date">
            <text:p>6.12.2021</text:p>
          </table:table-cell>
          <table:table-cell office:value-type="string" calcext:value-type="string">
            <text:p>Przemysl</text:p>
          </table:table-cell>
          <table:table-cell office:value-type="float" office:value="4310" calcext:value-type="float">
            <text:p>4310</text:p>
          </table:table-cell>
          <table:table-cell table:formula="of:=IF(OR(WEEKDAY([.B704])=7; WEEKDAY([.B704])=1); 5000; 12000)" office:value-type="float" office:value="12000" calcext:value-type="float">
            <text:p>12000</text:p>
          </table:table-cell>
          <table:table-cell table:formula="of:=IF([.B703]&lt;&gt;[.B704]; IF([.F703]+[.E704]-[.D704]&gt;0;[.F703]+[.E704]-[.D704]; [.F703]+[.E704] ); IF([.F703]-[.D704]&gt;0; [.F703]-[.D704]; [.F703]))" office:value-type="float" office:value="20610" calcext:value-type="float">
            <text:p>20610</text:p>
          </table:table-cell>
          <table:table-cell table:formula="of:=IF([.F703]-[.D704]&gt;0; 0; IF([.B704]-[.B703]&lt;&gt;0; IF([.F703]-[.D704]+[.E704]&lt;0; 1; 0); 1))" office:value-type="float" office:value="0" calcext:value-type="float">
            <text:p>0</text:p>
          </table:table-cell>
          <table:table-cell table:formula="of:=IF([.G704]=1; [.D704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date" office:date-value="2021-12-06" calcext:value-type="date">
            <text:p>6.12.2021</text:p>
          </table:table-cell>
          <table:table-cell office:value-type="string" calcext:value-type="string">
            <text:p>Gniezno</text:p>
          </table:table-cell>
          <table:table-cell office:value-type="float" office:value="7210" calcext:value-type="float">
            <text:p>7210</text:p>
          </table:table-cell>
          <table:table-cell table:formula="of:=IF(OR(WEEKDAY([.B705])=7; WEEKDAY([.B705])=1); 5000; 12000)" office:value-type="float" office:value="12000" calcext:value-type="float">
            <text:p>12000</text:p>
          </table:table-cell>
          <table:table-cell table:formula="of:=IF([.B704]&lt;&gt;[.B705]; IF([.F704]+[.E705]-[.D705]&gt;0;[.F704]+[.E705]-[.D705]; [.F704]+[.E705] ); IF([.F704]-[.D705]&gt;0; [.F704]-[.D705]; [.F704]))" office:value-type="float" office:value="13400" calcext:value-type="float">
            <text:p>13400</text:p>
          </table:table-cell>
          <table:table-cell table:formula="of:=IF([.F704]-[.D705]&gt;0; 0; IF([.B705]-[.B704]&lt;&gt;0; IF([.F704]-[.D705]+[.E705]&lt;0; 1; 0); 1))" office:value-type="float" office:value="0" calcext:value-type="float">
            <text:p>0</text:p>
          </table:table-cell>
          <table:table-cell table:formula="of:=IF([.G705]=1; [.D705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date" office:date-value="2021-12-07" calcext:value-type="date">
            <text:p>7.12.2021</text:p>
          </table:table-cell>
          <table:table-cell office:value-type="string" calcext:value-type="string">
            <text:p>Gniezno</text:p>
          </table:table-cell>
          <table:table-cell office:value-type="float" office:value="3560" calcext:value-type="float">
            <text:p>3560</text:p>
          </table:table-cell>
          <table:table-cell table:formula="of:=IF(OR(WEEKDAY([.B706])=7; WEEKDAY([.B706])=1); 5000; 12000)" office:value-type="float" office:value="12000" calcext:value-type="float">
            <text:p>12000</text:p>
          </table:table-cell>
          <table:table-cell table:formula="of:=IF([.B705]&lt;&gt;[.B706]; IF([.F705]+[.E706]-[.D706]&gt;0;[.F705]+[.E706]-[.D706]; [.F705]+[.E706] ); IF([.F705]-[.D706]&gt;0; [.F705]-[.D706]; [.F705]))" office:value-type="float" office:value="21840" calcext:value-type="float">
            <text:p>21840</text:p>
          </table:table-cell>
          <table:table-cell table:formula="of:=IF([.F705]-[.D706]&gt;0; 0; IF([.B706]-[.B705]&lt;&gt;0; IF([.F705]-[.D706]+[.E706]&lt;0; 1; 0); 1))" office:value-type="float" office:value="0" calcext:value-type="float">
            <text:p>0</text:p>
          </table:table-cell>
          <table:table-cell table:formula="of:=IF([.G706]=1; [.D706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date" office:date-value="2021-12-08" calcext:value-type="date">
            <text:p>8.12.2021</text:p>
          </table:table-cell>
          <table:table-cell office:value-type="string" calcext:value-type="string">
            <text:p>Przemysl</text:p>
          </table:table-cell>
          <table:table-cell office:value-type="float" office:value="520" calcext:value-type="float">
            <text:p>520</text:p>
          </table:table-cell>
          <table:table-cell table:formula="of:=IF(OR(WEEKDAY([.B707])=7; WEEKDAY([.B707])=1); 5000; 12000)" office:value-type="float" office:value="12000" calcext:value-type="float">
            <text:p>12000</text:p>
          </table:table-cell>
          <table:table-cell table:formula="of:=IF([.B706]&lt;&gt;[.B707]; IF([.F706]+[.E707]-[.D707]&gt;0;[.F706]+[.E707]-[.D707]; [.F706]+[.E707] ); IF([.F706]-[.D707]&gt;0; [.F706]-[.D707]; [.F706]))" office:value-type="float" office:value="33320" calcext:value-type="float">
            <text:p>33320</text:p>
          </table:table-cell>
          <table:table-cell table:formula="of:=IF([.F706]-[.D707]&gt;0; 0; IF([.B707]-[.B706]&lt;&gt;0; IF([.F706]-[.D707]+[.E707]&lt;0; 1; 0); 1))" office:value-type="float" office:value="0" calcext:value-type="float">
            <text:p>0</text:p>
          </table:table-cell>
          <table:table-cell table:formula="of:=IF([.G707]=1; [.D707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date" office:date-value="2021-12-09" calcext:value-type="date">
            <text:p>9.12.2021</text:p>
          </table:table-cell>
          <table:table-cell office:value-type="string" calcext:value-type="string">
            <text:p>Malbork</text:p>
          </table:table-cell>
          <table:table-cell office:value-type="float" office:value="6090" calcext:value-type="float">
            <text:p>6090</text:p>
          </table:table-cell>
          <table:table-cell table:formula="of:=IF(OR(WEEKDAY([.B708])=7; WEEKDAY([.B708])=1); 5000; 12000)" office:value-type="float" office:value="12000" calcext:value-type="float">
            <text:p>12000</text:p>
          </table:table-cell>
          <table:table-cell table:formula="of:=IF([.B707]&lt;&gt;[.B708]; IF([.F707]+[.E708]-[.D708]&gt;0;[.F707]+[.E708]-[.D708]; [.F707]+[.E708] ); IF([.F707]-[.D708]&gt;0; [.F707]-[.D708]; [.F707]))" office:value-type="float" office:value="39230" calcext:value-type="float">
            <text:p>39230</text:p>
          </table:table-cell>
          <table:table-cell table:formula="of:=IF([.F707]-[.D708]&gt;0; 0; IF([.B708]-[.B707]&lt;&gt;0; IF([.F707]-[.D708]+[.E708]&lt;0; 1; 0); 1))" office:value-type="float" office:value="0" calcext:value-type="float">
            <text:p>0</text:p>
          </table:table-cell>
          <table:table-cell table:formula="of:=IF([.G708]=1; [.D708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date" office:date-value="2021-12-10" calcext:value-type="date">
            <text:p>10.12.2021</text:p>
          </table:table-cell>
          <table:table-cell office:value-type="string" calcext:value-type="string">
            <text:p>Ogrodzieniec</text:p>
          </table:table-cell>
          <table:table-cell office:value-type="float" office:value="570" calcext:value-type="float">
            <text:p>570</text:p>
          </table:table-cell>
          <table:table-cell table:formula="of:=IF(OR(WEEKDAY([.B709])=7; WEEKDAY([.B709])=1); 5000; 12000)" office:value-type="float" office:value="12000" calcext:value-type="float">
            <text:p>12000</text:p>
          </table:table-cell>
          <table:table-cell table:formula="of:=IF([.B708]&lt;&gt;[.B709]; IF([.F708]+[.E709]-[.D709]&gt;0;[.F708]+[.E709]-[.D709]; [.F708]+[.E709] ); IF([.F708]-[.D709]&gt;0; [.F708]-[.D709]; [.F708]))" office:value-type="float" office:value="50660" calcext:value-type="float">
            <text:p>50660</text:p>
          </table:table-cell>
          <table:table-cell table:formula="of:=IF([.F708]-[.D709]&gt;0; 0; IF([.B709]-[.B708]&lt;&gt;0; IF([.F708]-[.D709]+[.E709]&lt;0; 1; 0); 1))" office:value-type="float" office:value="0" calcext:value-type="float">
            <text:p>0</text:p>
          </table:table-cell>
          <table:table-cell table:formula="of:=IF([.G709]=1; [.D709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date" office:date-value="2021-12-11" calcext:value-type="date">
            <text:p>11.12.2021</text:p>
          </table:table-cell>
          <table:table-cell office:value-type="string" calcext:value-type="string">
            <text:p>Ogrodzieniec</text:p>
          </table:table-cell>
          <table:table-cell office:value-type="float" office:value="9510" calcext:value-type="float">
            <text:p>9510</text:p>
          </table:table-cell>
          <table:table-cell table:formula="of:=IF(OR(WEEKDAY([.B710])=7; WEEKDAY([.B710])=1); 5000; 12000)" office:value-type="float" office:value="5000" calcext:value-type="float">
            <text:p>5000</text:p>
          </table:table-cell>
          <table:table-cell table:formula="of:=IF([.B709]&lt;&gt;[.B710]; IF([.F709]+[.E710]-[.D710]&gt;0;[.F709]+[.E710]-[.D710]; [.F709]+[.E710] ); IF([.F709]-[.D710]&gt;0; [.F709]-[.D710]; [.F709]))" office:value-type="float" office:value="46150" calcext:value-type="float">
            <text:p>46150</text:p>
          </table:table-cell>
          <table:table-cell table:formula="of:=IF([.F709]-[.D710]&gt;0; 0; IF([.B710]-[.B709]&lt;&gt;0; IF([.F709]-[.D710]+[.E710]&lt;0; 1; 0); 1))" office:value-type="float" office:value="0" calcext:value-type="float">
            <text:p>0</text:p>
          </table:table-cell>
          <table:table-cell table:formula="of:=IF([.G710]=1; [.D710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date" office:date-value="2021-12-11" calcext:value-type="date">
            <text:p>11.12.2021</text:p>
          </table:table-cell>
          <table:table-cell office:value-type="string" calcext:value-type="string">
            <text:p>Malbork</text:p>
          </table:table-cell>
          <table:table-cell office:value-type="float" office:value="2480" calcext:value-type="float">
            <text:p>2480</text:p>
          </table:table-cell>
          <table:table-cell table:formula="of:=IF(OR(WEEKDAY([.B711])=7; WEEKDAY([.B711])=1); 5000; 12000)" office:value-type="float" office:value="5000" calcext:value-type="float">
            <text:p>5000</text:p>
          </table:table-cell>
          <table:table-cell table:formula="of:=IF([.B710]&lt;&gt;[.B711]; IF([.F710]+[.E711]-[.D711]&gt;0;[.F710]+[.E711]-[.D711]; [.F710]+[.E711] ); IF([.F710]-[.D711]&gt;0; [.F710]-[.D711]; [.F710]))" office:value-type="float" office:value="43670" calcext:value-type="float">
            <text:p>43670</text:p>
          </table:table-cell>
          <table:table-cell table:formula="of:=IF([.F710]-[.D711]&gt;0; 0; IF([.B711]-[.B710]&lt;&gt;0; IF([.F710]-[.D711]+[.E711]&lt;0; 1; 0); 1))" office:value-type="float" office:value="0" calcext:value-type="float">
            <text:p>0</text:p>
          </table:table-cell>
          <table:table-cell table:formula="of:=IF([.G711]=1; [.D711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date" office:date-value="2021-12-11" calcext:value-type="date">
            <text:p>11.12.2021</text:p>
          </table:table-cell>
          <table:table-cell office:value-type="string" calcext:value-type="string">
            <text:p>Gniezno</text:p>
          </table:table-cell>
          <table:table-cell office:value-type="float" office:value="8000" calcext:value-type="float">
            <text:p>8000</text:p>
          </table:table-cell>
          <table:table-cell table:formula="of:=IF(OR(WEEKDAY([.B712])=7; WEEKDAY([.B712])=1); 5000; 12000)" office:value-type="float" office:value="5000" calcext:value-type="float">
            <text:p>5000</text:p>
          </table:table-cell>
          <table:table-cell table:formula="of:=IF([.B711]&lt;&gt;[.B712]; IF([.F711]+[.E712]-[.D712]&gt;0;[.F711]+[.E712]-[.D712]; [.F711]+[.E712] ); IF([.F711]-[.D712]&gt;0; [.F711]-[.D712]; [.F711]))" office:value-type="float" office:value="35670" calcext:value-type="float">
            <text:p>35670</text:p>
          </table:table-cell>
          <table:table-cell table:formula="of:=IF([.F711]-[.D712]&gt;0; 0; IF([.B712]-[.B711]&lt;&gt;0; IF([.F711]-[.D712]+[.E712]&lt;0; 1; 0); 1))" office:value-type="float" office:value="0" calcext:value-type="float">
            <text:p>0</text:p>
          </table:table-cell>
          <table:table-cell table:formula="of:=IF([.G712]=1; [.D712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date" office:date-value="2021-12-12" calcext:value-type="date">
            <text:p>12.12.2021</text:p>
          </table:table-cell>
          <table:table-cell office:value-type="string" calcext:value-type="string">
            <text:p>Przemysl</text:p>
          </table:table-cell>
          <table:table-cell office:value-type="float" office:value="9990" calcext:value-type="float">
            <text:p>9990</text:p>
          </table:table-cell>
          <table:table-cell table:formula="of:=IF(OR(WEEKDAY([.B713])=7; WEEKDAY([.B713])=1); 5000; 12000)" office:value-type="float" office:value="5000" calcext:value-type="float">
            <text:p>5000</text:p>
          </table:table-cell>
          <table:table-cell table:formula="of:=IF([.B712]&lt;&gt;[.B713]; IF([.F712]+[.E713]-[.D713]&gt;0;[.F712]+[.E713]-[.D713]; [.F712]+[.E713] ); IF([.F712]-[.D713]&gt;0; [.F712]-[.D713]; [.F712]))" office:value-type="float" office:value="30680" calcext:value-type="float">
            <text:p>30680</text:p>
          </table:table-cell>
          <table:table-cell table:formula="of:=IF([.F712]-[.D713]&gt;0; 0; IF([.B713]-[.B712]&lt;&gt;0; IF([.F712]-[.D713]+[.E713]&lt;0; 1; 0); 1))" office:value-type="float" office:value="0" calcext:value-type="float">
            <text:p>0</text:p>
          </table:table-cell>
          <table:table-cell table:formula="of:=IF([.G713]=1; [.D713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date" office:date-value="2021-12-12" calcext:value-type="date">
            <text:p>12.12.2021</text:p>
          </table:table-cell>
          <table:table-cell office:value-type="string" calcext:value-type="string">
            <text:p>Ogrodzieniec</text:p>
          </table:table-cell>
          <table:table-cell office:value-type="float" office:value="2750" calcext:value-type="float">
            <text:p>2750</text:p>
          </table:table-cell>
          <table:table-cell table:formula="of:=IF(OR(WEEKDAY([.B714])=7; WEEKDAY([.B714])=1); 5000; 12000)" office:value-type="float" office:value="5000" calcext:value-type="float">
            <text:p>5000</text:p>
          </table:table-cell>
          <table:table-cell table:formula="of:=IF([.B713]&lt;&gt;[.B714]; IF([.F713]+[.E714]-[.D714]&gt;0;[.F713]+[.E714]-[.D714]; [.F713]+[.E714] ); IF([.F713]-[.D714]&gt;0; [.F713]-[.D714]; [.F713]))" office:value-type="float" office:value="27930" calcext:value-type="float">
            <text:p>27930</text:p>
          </table:table-cell>
          <table:table-cell table:formula="of:=IF([.F713]-[.D714]&gt;0; 0; IF([.B714]-[.B713]&lt;&gt;0; IF([.F713]-[.D714]+[.E714]&lt;0; 1; 0); 1))" office:value-type="float" office:value="0" calcext:value-type="float">
            <text:p>0</text:p>
          </table:table-cell>
          <table:table-cell table:formula="of:=IF([.G714]=1; [.D714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date" office:date-value="2021-12-12" calcext:value-type="date">
            <text:p>12.12.2021</text:p>
          </table:table-cell>
          <table:table-cell office:value-type="string" calcext:value-type="string">
            <text:p>Malbork</text:p>
          </table:table-cell>
          <table:table-cell office:value-type="float" office:value="4260" calcext:value-type="float">
            <text:p>4260</text:p>
          </table:table-cell>
          <table:table-cell table:formula="of:=IF(OR(WEEKDAY([.B715])=7; WEEKDAY([.B715])=1); 5000; 12000)" office:value-type="float" office:value="5000" calcext:value-type="float">
            <text:p>5000</text:p>
          </table:table-cell>
          <table:table-cell table:formula="of:=IF([.B714]&lt;&gt;[.B715]; IF([.F714]+[.E715]-[.D715]&gt;0;[.F714]+[.E715]-[.D715]; [.F714]+[.E715] ); IF([.F714]-[.D715]&gt;0; [.F714]-[.D715]; [.F714]))" office:value-type="float" office:value="23670" calcext:value-type="float">
            <text:p>23670</text:p>
          </table:table-cell>
          <table:table-cell table:formula="of:=IF([.F714]-[.D715]&gt;0; 0; IF([.B715]-[.B714]&lt;&gt;0; IF([.F714]-[.D715]+[.E715]&lt;0; 1; 0); 1))" office:value-type="float" office:value="0" calcext:value-type="float">
            <text:p>0</text:p>
          </table:table-cell>
          <table:table-cell table:formula="of:=IF([.G715]=1; [.D715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date" office:date-value="2021-12-13" calcext:value-type="date">
            <text:p>13.12.2021</text:p>
          </table:table-cell>
          <table:table-cell office:value-type="string" calcext:value-type="string">
            <text:p>Przemysl</text:p>
          </table:table-cell>
          <table:table-cell office:value-type="float" office:value="2700" calcext:value-type="float">
            <text:p>2700</text:p>
          </table:table-cell>
          <table:table-cell table:formula="of:=IF(OR(WEEKDAY([.B716])=7; WEEKDAY([.B716])=1); 5000; 12000)" office:value-type="float" office:value="12000" calcext:value-type="float">
            <text:p>12000</text:p>
          </table:table-cell>
          <table:table-cell table:formula="of:=IF([.B715]&lt;&gt;[.B716]; IF([.F715]+[.E716]-[.D716]&gt;0;[.F715]+[.E716]-[.D716]; [.F715]+[.E716] ); IF([.F715]-[.D716]&gt;0; [.F715]-[.D716]; [.F715]))" office:value-type="float" office:value="32970" calcext:value-type="float">
            <text:p>32970</text:p>
          </table:table-cell>
          <table:table-cell table:formula="of:=IF([.F715]-[.D716]&gt;0; 0; IF([.B716]-[.B715]&lt;&gt;0; IF([.F715]-[.D716]+[.E716]&lt;0; 1; 0); 1))" office:value-type="float" office:value="0" calcext:value-type="float">
            <text:p>0</text:p>
          </table:table-cell>
          <table:table-cell table:formula="of:=IF([.G716]=1; [.D716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date" office:date-value="2021-12-13" calcext:value-type="date">
            <text:p>13.12.2021</text:p>
          </table:table-cell>
          <table:table-cell office:value-type="string" calcext:value-type="string">
            <text:p>Malbork</text:p>
          </table:table-cell>
          <table:table-cell office:value-type="float" office:value="2180" calcext:value-type="float">
            <text:p>2180</text:p>
          </table:table-cell>
          <table:table-cell table:formula="of:=IF(OR(WEEKDAY([.B717])=7; WEEKDAY([.B717])=1); 5000; 12000)" office:value-type="float" office:value="12000" calcext:value-type="float">
            <text:p>12000</text:p>
          </table:table-cell>
          <table:table-cell table:formula="of:=IF([.B716]&lt;&gt;[.B717]; IF([.F716]+[.E717]-[.D717]&gt;0;[.F716]+[.E717]-[.D717]; [.F716]+[.E717] ); IF([.F716]-[.D717]&gt;0; [.F716]-[.D717]; [.F716]))" office:value-type="float" office:value="30790" calcext:value-type="float">
            <text:p>30790</text:p>
          </table:table-cell>
          <table:table-cell table:formula="of:=IF([.F716]-[.D717]&gt;0; 0; IF([.B717]-[.B716]&lt;&gt;0; IF([.F716]-[.D717]+[.E717]&lt;0; 1; 0); 1))" office:value-type="float" office:value="0" calcext:value-type="float">
            <text:p>0</text:p>
          </table:table-cell>
          <table:table-cell table:formula="of:=IF([.G717]=1; [.D717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date" office:date-value="2021-12-14" calcext:value-type="date">
            <text:p>14.12.2021</text:p>
          </table:table-cell>
          <table:table-cell office:value-type="string" calcext:value-type="string">
            <text:p>Przemysl</text:p>
          </table:table-cell>
          <table:table-cell office:value-type="float" office:value="8200" calcext:value-type="float">
            <text:p>8200</text:p>
          </table:table-cell>
          <table:table-cell table:formula="of:=IF(OR(WEEKDAY([.B718])=7; WEEKDAY([.B718])=1); 5000; 12000)" office:value-type="float" office:value="12000" calcext:value-type="float">
            <text:p>12000</text:p>
          </table:table-cell>
          <table:table-cell table:formula="of:=IF([.B717]&lt;&gt;[.B718]; IF([.F717]+[.E718]-[.D718]&gt;0;[.F717]+[.E718]-[.D718]; [.F717]+[.E718] ); IF([.F717]-[.D718]&gt;0; [.F717]-[.D718]; [.F717]))" office:value-type="float" office:value="34590" calcext:value-type="float">
            <text:p>34590</text:p>
          </table:table-cell>
          <table:table-cell table:formula="of:=IF([.F717]-[.D718]&gt;0; 0; IF([.B718]-[.B717]&lt;&gt;0; IF([.F717]-[.D718]+[.E718]&lt;0; 1; 0); 1))" office:value-type="float" office:value="0" calcext:value-type="float">
            <text:p>0</text:p>
          </table:table-cell>
          <table:table-cell table:formula="of:=IF([.G718]=1; [.D718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date" office:date-value="2021-12-14" calcext:value-type="date">
            <text:p>14.12.2021</text:p>
          </table:table-cell>
          <table:table-cell office:value-type="string" calcext:value-type="string">
            <text:p>Gniezno</text:p>
          </table:table-cell>
          <table:table-cell office:value-type="float" office:value="5080" calcext:value-type="float">
            <text:p>5080</text:p>
          </table:table-cell>
          <table:table-cell table:formula="of:=IF(OR(WEEKDAY([.B719])=7; WEEKDAY([.B719])=1); 5000; 12000)" office:value-type="float" office:value="12000" calcext:value-type="float">
            <text:p>12000</text:p>
          </table:table-cell>
          <table:table-cell table:formula="of:=IF([.B718]&lt;&gt;[.B719]; IF([.F718]+[.E719]-[.D719]&gt;0;[.F718]+[.E719]-[.D719]; [.F718]+[.E719] ); IF([.F718]-[.D719]&gt;0; [.F718]-[.D719]; [.F718]))" office:value-type="float" office:value="29510" calcext:value-type="float">
            <text:p>29510</text:p>
          </table:table-cell>
          <table:table-cell table:formula="of:=IF([.F718]-[.D719]&gt;0; 0; IF([.B719]-[.B718]&lt;&gt;0; IF([.F718]-[.D719]+[.E719]&lt;0; 1; 0); 1))" office:value-type="float" office:value="0" calcext:value-type="float">
            <text:p>0</text:p>
          </table:table-cell>
          <table:table-cell table:formula="of:=IF([.G719]=1; [.D719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date" office:date-value="2021-12-14" calcext:value-type="date">
            <text:p>14.12.2021</text:p>
          </table:table-cell>
          <table:table-cell office:value-type="string" calcext:value-type="string">
            <text:p>Ogrodzieniec</text:p>
          </table:table-cell>
          <table:table-cell office:value-type="float" office:value="7660" calcext:value-type="float">
            <text:p>7660</text:p>
          </table:table-cell>
          <table:table-cell table:formula="of:=IF(OR(WEEKDAY([.B720])=7; WEEKDAY([.B720])=1); 5000; 12000)" office:value-type="float" office:value="12000" calcext:value-type="float">
            <text:p>12000</text:p>
          </table:table-cell>
          <table:table-cell table:formula="of:=IF([.B719]&lt;&gt;[.B720]; IF([.F719]+[.E720]-[.D720]&gt;0;[.F719]+[.E720]-[.D720]; [.F719]+[.E720] ); IF([.F719]-[.D720]&gt;0; [.F719]-[.D720]; [.F719]))" office:value-type="float" office:value="21850" calcext:value-type="float">
            <text:p>21850</text:p>
          </table:table-cell>
          <table:table-cell table:formula="of:=IF([.F719]-[.D720]&gt;0; 0; IF([.B720]-[.B719]&lt;&gt;0; IF([.F719]-[.D720]+[.E720]&lt;0; 1; 0); 1))" office:value-type="float" office:value="0" calcext:value-type="float">
            <text:p>0</text:p>
          </table:table-cell>
          <table:table-cell table:formula="of:=IF([.G720]=1; [.D720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date" office:date-value="2021-12-14" calcext:value-type="date">
            <text:p>14.12.2021</text:p>
          </table:table-cell>
          <table:table-cell office:value-type="string" calcext:value-type="string">
            <text:p>Malbork</text:p>
          </table:table-cell>
          <table:table-cell office:value-type="float" office:value="8700" calcext:value-type="float">
            <text:p>8700</text:p>
          </table:table-cell>
          <table:table-cell table:formula="of:=IF(OR(WEEKDAY([.B721])=7; WEEKDAY([.B721])=1); 5000; 12000)" office:value-type="float" office:value="12000" calcext:value-type="float">
            <text:p>12000</text:p>
          </table:table-cell>
          <table:table-cell table:formula="of:=IF([.B720]&lt;&gt;[.B721]; IF([.F720]+[.E721]-[.D721]&gt;0;[.F720]+[.E721]-[.D721]; [.F720]+[.E721] ); IF([.F720]-[.D721]&gt;0; [.F720]-[.D721]; [.F720]))" office:value-type="float" office:value="13150" calcext:value-type="float">
            <text:p>13150</text:p>
          </table:table-cell>
          <table:table-cell table:formula="of:=IF([.F720]-[.D721]&gt;0; 0; IF([.B721]-[.B720]&lt;&gt;0; IF([.F720]-[.D721]+[.E721]&lt;0; 1; 0); 1))" office:value-type="float" office:value="0" calcext:value-type="float">
            <text:p>0</text:p>
          </table:table-cell>
          <table:table-cell table:formula="of:=IF([.G721]=1; [.D721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date" office:date-value="2021-12-15" calcext:value-type="date">
            <text:p>15.12.2021</text:p>
          </table:table-cell>
          <table:table-cell office:value-type="string" calcext:value-type="string">
            <text:p>Gniezno</text:p>
          </table:table-cell>
          <table:table-cell office:value-type="float" office:value="7940" calcext:value-type="float">
            <text:p>7940</text:p>
          </table:table-cell>
          <table:table-cell table:formula="of:=IF(OR(WEEKDAY([.B722])=7; WEEKDAY([.B722])=1); 5000; 12000)" office:value-type="float" office:value="12000" calcext:value-type="float">
            <text:p>12000</text:p>
          </table:table-cell>
          <table:table-cell table:formula="of:=IF([.B721]&lt;&gt;[.B722]; IF([.F721]+[.E722]-[.D722]&gt;0;[.F721]+[.E722]-[.D722]; [.F721]+[.E722] ); IF([.F721]-[.D722]&gt;0; [.F721]-[.D722]; [.F721]))" office:value-type="float" office:value="17210" calcext:value-type="float">
            <text:p>17210</text:p>
          </table:table-cell>
          <table:table-cell table:formula="of:=IF([.F721]-[.D722]&gt;0; 0; IF([.B722]-[.B721]&lt;&gt;0; IF([.F721]-[.D722]+[.E722]&lt;0; 1; 0); 1))" office:value-type="float" office:value="0" calcext:value-type="float">
            <text:p>0</text:p>
          </table:table-cell>
          <table:table-cell table:formula="of:=IF([.G722]=1; [.D722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date" office:date-value="2021-12-15" calcext:value-type="date">
            <text:p>15.12.2021</text:p>
          </table:table-cell>
          <table:table-cell office:value-type="string" calcext:value-type="string">
            <text:p>Ogrodzieniec</text:p>
          </table:table-cell>
          <table:table-cell office:value-type="float" office:value="5370" calcext:value-type="float">
            <text:p>5370</text:p>
          </table:table-cell>
          <table:table-cell table:formula="of:=IF(OR(WEEKDAY([.B723])=7; WEEKDAY([.B723])=1); 5000; 12000)" office:value-type="float" office:value="12000" calcext:value-type="float">
            <text:p>12000</text:p>
          </table:table-cell>
          <table:table-cell table:formula="of:=IF([.B722]&lt;&gt;[.B723]; IF([.F722]+[.E723]-[.D723]&gt;0;[.F722]+[.E723]-[.D723]; [.F722]+[.E723] ); IF([.F722]-[.D723]&gt;0; [.F722]-[.D723]; [.F722]))" office:value-type="float" office:value="11840" calcext:value-type="float">
            <text:p>11840</text:p>
          </table:table-cell>
          <table:table-cell table:formula="of:=IF([.F722]-[.D723]&gt;0; 0; IF([.B723]-[.B722]&lt;&gt;0; IF([.F722]-[.D723]+[.E723]&lt;0; 1; 0); 1))" office:value-type="float" office:value="0" calcext:value-type="float">
            <text:p>0</text:p>
          </table:table-cell>
          <table:table-cell table:formula="of:=IF([.G723]=1; [.D723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date" office:date-value="2021-12-16" calcext:value-type="date">
            <text:p>16.12.2021</text:p>
          </table:table-cell>
          <table:table-cell office:value-type="string" calcext:value-type="string">
            <text:p>Przemysl</text:p>
          </table:table-cell>
          <table:table-cell office:value-type="float" office:value="3940" calcext:value-type="float">
            <text:p>3940</text:p>
          </table:table-cell>
          <table:table-cell table:formula="of:=IF(OR(WEEKDAY([.B724])=7; WEEKDAY([.B724])=1); 5000; 12000)" office:value-type="float" office:value="12000" calcext:value-type="float">
            <text:p>12000</text:p>
          </table:table-cell>
          <table:table-cell table:formula="of:=IF([.B723]&lt;&gt;[.B724]; IF([.F723]+[.E724]-[.D724]&gt;0;[.F723]+[.E724]-[.D724]; [.F723]+[.E724] ); IF([.F723]-[.D724]&gt;0; [.F723]-[.D724]; [.F723]))" office:value-type="float" office:value="19900" calcext:value-type="float">
            <text:p>19900</text:p>
          </table:table-cell>
          <table:table-cell table:formula="of:=IF([.F723]-[.D724]&gt;0; 0; IF([.B724]-[.B723]&lt;&gt;0; IF([.F723]-[.D724]+[.E724]&lt;0; 1; 0); 1))" office:value-type="float" office:value="0" calcext:value-type="float">
            <text:p>0</text:p>
          </table:table-cell>
          <table:table-cell table:formula="of:=IF([.G724]=1; [.D724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date" office:date-value="2021-12-17" calcext:value-type="date">
            <text:p>17.12.2021</text:p>
          </table:table-cell>
          <table:table-cell office:value-type="string" calcext:value-type="string">
            <text:p>Przemysl</text:p>
          </table:table-cell>
          <table:table-cell office:value-type="float" office:value="4400" calcext:value-type="float">
            <text:p>4400</text:p>
          </table:table-cell>
          <table:table-cell table:formula="of:=IF(OR(WEEKDAY([.B725])=7; WEEKDAY([.B725])=1); 5000; 12000)" office:value-type="float" office:value="12000" calcext:value-type="float">
            <text:p>12000</text:p>
          </table:table-cell>
          <table:table-cell table:formula="of:=IF([.B724]&lt;&gt;[.B725]; IF([.F724]+[.E725]-[.D725]&gt;0;[.F724]+[.E725]-[.D725]; [.F724]+[.E725] ); IF([.F724]-[.D725]&gt;0; [.F724]-[.D725]; [.F724]))" office:value-type="float" office:value="27500" calcext:value-type="float">
            <text:p>27500</text:p>
          </table:table-cell>
          <table:table-cell table:formula="of:=IF([.F724]-[.D725]&gt;0; 0; IF([.B725]-[.B724]&lt;&gt;0; IF([.F724]-[.D725]+[.E725]&lt;0; 1; 0); 1))" office:value-type="float" office:value="0" calcext:value-type="float">
            <text:p>0</text:p>
          </table:table-cell>
          <table:table-cell table:formula="of:=IF([.G725]=1; [.D725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date" office:date-value="2021-12-18" calcext:value-type="date">
            <text:p>18.12.2021</text:p>
          </table:table-cell>
          <table:table-cell office:value-type="string" calcext:value-type="string">
            <text:p>Gniezno</text:p>
          </table:table-cell>
          <table:table-cell office:value-type="float" office:value="6800" calcext:value-type="float">
            <text:p>6800</text:p>
          </table:table-cell>
          <table:table-cell table:formula="of:=IF(OR(WEEKDAY([.B726])=7; WEEKDAY([.B726])=1); 5000; 12000)" office:value-type="float" office:value="5000" calcext:value-type="float">
            <text:p>5000</text:p>
          </table:table-cell>
          <table:table-cell table:formula="of:=IF([.B725]&lt;&gt;[.B726]; IF([.F725]+[.E726]-[.D726]&gt;0;[.F725]+[.E726]-[.D726]; [.F725]+[.E726] ); IF([.F725]-[.D726]&gt;0; [.F725]-[.D726]; [.F725]))" office:value-type="float" office:value="25700" calcext:value-type="float">
            <text:p>25700</text:p>
          </table:table-cell>
          <table:table-cell table:formula="of:=IF([.F725]-[.D726]&gt;0; 0; IF([.B726]-[.B725]&lt;&gt;0; IF([.F725]-[.D726]+[.E726]&lt;0; 1; 0); 1))" office:value-type="float" office:value="0" calcext:value-type="float">
            <text:p>0</text:p>
          </table:table-cell>
          <table:table-cell table:formula="of:=IF([.G726]=1; [.D726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date" office:date-value="2021-12-18" calcext:value-type="date">
            <text:p>18.12.2021</text:p>
          </table:table-cell>
          <table:table-cell office:value-type="string" calcext:value-type="string">
            <text:p>Ogrodzieniec</text:p>
          </table:table-cell>
          <table:table-cell office:value-type="float" office:value="4640" calcext:value-type="float">
            <text:p>4640</text:p>
          </table:table-cell>
          <table:table-cell table:formula="of:=IF(OR(WEEKDAY([.B727])=7; WEEKDAY([.B727])=1); 5000; 12000)" office:value-type="float" office:value="5000" calcext:value-type="float">
            <text:p>5000</text:p>
          </table:table-cell>
          <table:table-cell table:formula="of:=IF([.B726]&lt;&gt;[.B727]; IF([.F726]+[.E727]-[.D727]&gt;0;[.F726]+[.E727]-[.D727]; [.F726]+[.E727] ); IF([.F726]-[.D727]&gt;0; [.F726]-[.D727]; [.F726]))" office:value-type="float" office:value="21060" calcext:value-type="float">
            <text:p>21060</text:p>
          </table:table-cell>
          <table:table-cell table:formula="of:=IF([.F726]-[.D727]&gt;0; 0; IF([.B727]-[.B726]&lt;&gt;0; IF([.F726]-[.D727]+[.E727]&lt;0; 1; 0); 1))" office:value-type="float" office:value="0" calcext:value-type="float">
            <text:p>0</text:p>
          </table:table-cell>
          <table:table-cell table:formula="of:=IF([.G727]=1; [.D727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date" office:date-value="2021-12-18" calcext:value-type="date">
            <text:p>18.12.2021</text:p>
          </table:table-cell>
          <table:table-cell office:value-type="string" calcext:value-type="string">
            <text:p>Malbork</text:p>
          </table:table-cell>
          <table:table-cell office:value-type="float" office:value="7530" calcext:value-type="float">
            <text:p>7530</text:p>
          </table:table-cell>
          <table:table-cell table:formula="of:=IF(OR(WEEKDAY([.B728])=7; WEEKDAY([.B728])=1); 5000; 12000)" office:value-type="float" office:value="5000" calcext:value-type="float">
            <text:p>5000</text:p>
          </table:table-cell>
          <table:table-cell table:formula="of:=IF([.B727]&lt;&gt;[.B728]; IF([.F727]+[.E728]-[.D728]&gt;0;[.F727]+[.E728]-[.D728]; [.F727]+[.E728] ); IF([.F727]-[.D728]&gt;0; [.F727]-[.D728]; [.F727]))" office:value-type="float" office:value="13530" calcext:value-type="float">
            <text:p>13530</text:p>
          </table:table-cell>
          <table:table-cell table:formula="of:=IF([.F727]-[.D728]&gt;0; 0; IF([.B728]-[.B727]&lt;&gt;0; IF([.F727]-[.D728]+[.E728]&lt;0; 1; 0); 1))" office:value-type="float" office:value="0" calcext:value-type="float">
            <text:p>0</text:p>
          </table:table-cell>
          <table:table-cell table:formula="of:=IF([.G728]=1; [.D728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date" office:date-value="2021-12-19" calcext:value-type="date">
            <text:p>19.12.2021</text:p>
          </table:table-cell>
          <table:table-cell office:value-type="string" calcext:value-type="string">
            <text:p>Malbork</text:p>
          </table:table-cell>
          <table:table-cell office:value-type="float" office:value="6950" calcext:value-type="float">
            <text:p>6950</text:p>
          </table:table-cell>
          <table:table-cell table:formula="of:=IF(OR(WEEKDAY([.B729])=7; WEEKDAY([.B729])=1); 5000; 12000)" office:value-type="float" office:value="5000" calcext:value-type="float">
            <text:p>5000</text:p>
          </table:table-cell>
          <table:table-cell table:formula="of:=IF([.B728]&lt;&gt;[.B729]; IF([.F728]+[.E729]-[.D729]&gt;0;[.F728]+[.E729]-[.D729]; [.F728]+[.E729] ); IF([.F728]-[.D729]&gt;0; [.F728]-[.D729]; [.F728]))" office:value-type="float" office:value="11580" calcext:value-type="float">
            <text:p>11580</text:p>
          </table:table-cell>
          <table:table-cell table:formula="of:=IF([.F728]-[.D729]&gt;0; 0; IF([.B729]-[.B728]&lt;&gt;0; IF([.F728]-[.D729]+[.E729]&lt;0; 1; 0); 1))" office:value-type="float" office:value="0" calcext:value-type="float">
            <text:p>0</text:p>
          </table:table-cell>
          <table:table-cell table:formula="of:=IF([.G729]=1; [.D729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date" office:date-value="2021-12-19" calcext:value-type="date">
            <text:p>19.12.2021</text:p>
          </table:table-cell>
          <table:table-cell office:value-type="string" calcext:value-type="string">
            <text:p>Ogrodzieniec</text:p>
          </table:table-cell>
          <table:table-cell office:value-type="float" office:value="2520" calcext:value-type="float">
            <text:p>2520</text:p>
          </table:table-cell>
          <table:table-cell table:formula="of:=IF(OR(WEEKDAY([.B730])=7; WEEKDAY([.B730])=1); 5000; 12000)" office:value-type="float" office:value="5000" calcext:value-type="float">
            <text:p>5000</text:p>
          </table:table-cell>
          <table:table-cell table:formula="of:=IF([.B729]&lt;&gt;[.B730]; IF([.F729]+[.E730]-[.D730]&gt;0;[.F729]+[.E730]-[.D730]; [.F729]+[.E730] ); IF([.F729]-[.D730]&gt;0; [.F729]-[.D730]; [.F729]))" office:value-type="float" office:value="9060" calcext:value-type="float">
            <text:p>9060</text:p>
          </table:table-cell>
          <table:table-cell table:formula="of:=IF([.F729]-[.D730]&gt;0; 0; IF([.B730]-[.B729]&lt;&gt;0; IF([.F729]-[.D730]+[.E730]&lt;0; 1; 0); 1))" office:value-type="float" office:value="0" calcext:value-type="float">
            <text:p>0</text:p>
          </table:table-cell>
          <table:table-cell table:formula="of:=IF([.G730]=1; [.D730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date" office:date-value="2021-12-19" calcext:value-type="date">
            <text:p>19.12.2021</text:p>
          </table:table-cell>
          <table:table-cell office:value-type="string" calcext:value-type="string">
            <text:p>Przemysl</text:p>
          </table:table-cell>
          <table:table-cell office:value-type="float" office:value="4570" calcext:value-type="float">
            <text:p>4570</text:p>
          </table:table-cell>
          <table:table-cell table:formula="of:=IF(OR(WEEKDAY([.B731])=7; WEEKDAY([.B731])=1); 5000; 12000)" office:value-type="float" office:value="5000" calcext:value-type="float">
            <text:p>5000</text:p>
          </table:table-cell>
          <table:table-cell table:formula="of:=IF([.B730]&lt;&gt;[.B731]; IF([.F730]+[.E731]-[.D731]&gt;0;[.F730]+[.E731]-[.D731]; [.F730]+[.E731] ); IF([.F730]-[.D731]&gt;0; [.F730]-[.D731]; [.F730]))" office:value-type="float" office:value="4490" calcext:value-type="float">
            <text:p>4490</text:p>
          </table:table-cell>
          <table:table-cell table:formula="of:=IF([.F730]-[.D731]&gt;0; 0; IF([.B731]-[.B730]&lt;&gt;0; IF([.F730]-[.D731]+[.E731]&lt;0; 1; 0); 1))" office:value-type="float" office:value="0" calcext:value-type="float">
            <text:p>0</text:p>
          </table:table-cell>
          <table:table-cell table:formula="of:=IF([.G731]=1; [.D731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date" office:date-value="2021-12-20" calcext:value-type="date">
            <text:p>20.12.2021</text:p>
          </table:table-cell>
          <table:table-cell office:value-type="string" calcext:value-type="string">
            <text:p>Gniezno</text:p>
          </table:table-cell>
          <table:table-cell office:value-type="float" office:value="7250" calcext:value-type="float">
            <text:p>7250</text:p>
          </table:table-cell>
          <table:table-cell table:formula="of:=IF(OR(WEEKDAY([.B732])=7; WEEKDAY([.B732])=1); 5000; 12000)" office:value-type="float" office:value="12000" calcext:value-type="float">
            <text:p>12000</text:p>
          </table:table-cell>
          <table:table-cell table:formula="of:=IF([.B731]&lt;&gt;[.B732]; IF([.F731]+[.E732]-[.D732]&gt;0;[.F731]+[.E732]-[.D732]; [.F731]+[.E732] ); IF([.F731]-[.D732]&gt;0; [.F731]-[.D732]; [.F731]))" office:value-type="float" office:value="9240" calcext:value-type="float">
            <text:p>9240</text:p>
          </table:table-cell>
          <table:table-cell table:formula="of:=IF([.F731]-[.D732]&gt;0; 0; IF([.B732]-[.B731]&lt;&gt;0; IF([.F731]-[.D732]+[.E732]&lt;0; 1; 0); 1))" office:value-type="float" office:value="0" calcext:value-type="float">
            <text:p>0</text:p>
          </table:table-cell>
          <table:table-cell table:formula="of:=IF([.G732]=1; [.D732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date" office:date-value="2021-12-20" calcext:value-type="date">
            <text:p>20.12.2021</text:p>
          </table:table-cell>
          <table:table-cell office:value-type="string" calcext:value-type="string">
            <text:p>Ogrodzieniec</text:p>
          </table:table-cell>
          <table:table-cell office:value-type="float" office:value="1340" calcext:value-type="float">
            <text:p>1340</text:p>
          </table:table-cell>
          <table:table-cell table:formula="of:=IF(OR(WEEKDAY([.B733])=7; WEEKDAY([.B733])=1); 5000; 12000)" office:value-type="float" office:value="12000" calcext:value-type="float">
            <text:p>12000</text:p>
          </table:table-cell>
          <table:table-cell table:formula="of:=IF([.B732]&lt;&gt;[.B733]; IF([.F732]+[.E733]-[.D733]&gt;0;[.F732]+[.E733]-[.D733]; [.F732]+[.E733] ); IF([.F732]-[.D733]&gt;0; [.F732]-[.D733]; [.F732]))" office:value-type="float" office:value="7900" calcext:value-type="float">
            <text:p>7900</text:p>
          </table:table-cell>
          <table:table-cell table:formula="of:=IF([.F732]-[.D733]&gt;0; 0; IF([.B733]-[.B732]&lt;&gt;0; IF([.F732]-[.D733]+[.E733]&lt;0; 1; 0); 1))" office:value-type="float" office:value="0" calcext:value-type="float">
            <text:p>0</text:p>
          </table:table-cell>
          <table:table-cell table:formula="of:=IF([.G733]=1; [.D733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date" office:date-value="2021-12-21" calcext:value-type="date">
            <text:p>21.12.2021</text:p>
          </table:table-cell>
          <table:table-cell office:value-type="string" calcext:value-type="string">
            <text:p>Gniezno</text:p>
          </table:table-cell>
          <table:table-cell office:value-type="float" office:value="1880" calcext:value-type="float">
            <text:p>1880</text:p>
          </table:table-cell>
          <table:table-cell table:formula="of:=IF(OR(WEEKDAY([.B734])=7; WEEKDAY([.B734])=1); 5000; 12000)" office:value-type="float" office:value="12000" calcext:value-type="float">
            <text:p>12000</text:p>
          </table:table-cell>
          <table:table-cell table:formula="of:=IF([.B733]&lt;&gt;[.B734]; IF([.F733]+[.E734]-[.D734]&gt;0;[.F733]+[.E734]-[.D734]; [.F733]+[.E734] ); IF([.F733]-[.D734]&gt;0; [.F733]-[.D734]; [.F733]))" office:value-type="float" office:value="18020" calcext:value-type="float">
            <text:p>18020</text:p>
          </table:table-cell>
          <table:table-cell table:formula="of:=IF([.F733]-[.D734]&gt;0; 0; IF([.B734]-[.B733]&lt;&gt;0; IF([.F733]-[.D734]+[.E734]&lt;0; 1; 0); 1))" office:value-type="float" office:value="0" calcext:value-type="float">
            <text:p>0</text:p>
          </table:table-cell>
          <table:table-cell table:formula="of:=IF([.G734]=1; [.D734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date" office:date-value="2021-12-22" calcext:value-type="date">
            <text:p>22.12.2021</text:p>
          </table:table-cell>
          <table:table-cell office:value-type="string" calcext:value-type="string">
            <text:p>Ogrodzieniec</text:p>
          </table:table-cell>
          <table:table-cell office:value-type="float" office:value="5730" calcext:value-type="float">
            <text:p>5730</text:p>
          </table:table-cell>
          <table:table-cell table:formula="of:=IF(OR(WEEKDAY([.B735])=7; WEEKDAY([.B735])=1); 5000; 12000)" office:value-type="float" office:value="12000" calcext:value-type="float">
            <text:p>12000</text:p>
          </table:table-cell>
          <table:table-cell table:formula="of:=IF([.B734]&lt;&gt;[.B735]; IF([.F734]+[.E735]-[.D735]&gt;0;[.F734]+[.E735]-[.D735]; [.F734]+[.E735] ); IF([.F734]-[.D735]&gt;0; [.F734]-[.D735]; [.F734]))" office:value-type="float" office:value="24290" calcext:value-type="float">
            <text:p>24290</text:p>
          </table:table-cell>
          <table:table-cell table:formula="of:=IF([.F734]-[.D735]&gt;0; 0; IF([.B735]-[.B734]&lt;&gt;0; IF([.F734]-[.D735]+[.E735]&lt;0; 1; 0); 1))" office:value-type="float" office:value="0" calcext:value-type="float">
            <text:p>0</text:p>
          </table:table-cell>
          <table:table-cell table:formula="of:=IF([.G735]=1; [.D735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date" office:date-value="2021-12-22" calcext:value-type="date">
            <text:p>22.12.2021</text:p>
          </table:table-cell>
          <table:table-cell office:value-type="string" calcext:value-type="string">
            <text:p>Przemysl</text:p>
          </table:table-cell>
          <table:table-cell office:value-type="float" office:value="1260" calcext:value-type="float">
            <text:p>1260</text:p>
          </table:table-cell>
          <table:table-cell table:formula="of:=IF(OR(WEEKDAY([.B736])=7; WEEKDAY([.B736])=1); 5000; 12000)" office:value-type="float" office:value="12000" calcext:value-type="float">
            <text:p>12000</text:p>
          </table:table-cell>
          <table:table-cell table:formula="of:=IF([.B735]&lt;&gt;[.B736]; IF([.F735]+[.E736]-[.D736]&gt;0;[.F735]+[.E736]-[.D736]; [.F735]+[.E736] ); IF([.F735]-[.D736]&gt;0; [.F735]-[.D736]; [.F735]))" office:value-type="float" office:value="23030" calcext:value-type="float">
            <text:p>23030</text:p>
          </table:table-cell>
          <table:table-cell table:formula="of:=IF([.F735]-[.D736]&gt;0; 0; IF([.B736]-[.B735]&lt;&gt;0; IF([.F735]-[.D736]+[.E736]&lt;0; 1; 0); 1))" office:value-type="float" office:value="0" calcext:value-type="float">
            <text:p>0</text:p>
          </table:table-cell>
          <table:table-cell table:formula="of:=IF([.G736]=1; [.D736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date" office:date-value="2021-12-23" calcext:value-type="date">
            <text:p>23.12.2021</text:p>
          </table:table-cell>
          <table:table-cell office:value-type="string" calcext:value-type="string">
            <text:p>Ogrodzieniec</text:p>
          </table:table-cell>
          <table:table-cell office:value-type="float" office:value="9620" calcext:value-type="float">
            <text:p>9620</text:p>
          </table:table-cell>
          <table:table-cell table:formula="of:=IF(OR(WEEKDAY([.B737])=7; WEEKDAY([.B737])=1); 5000; 12000)" office:value-type="float" office:value="12000" calcext:value-type="float">
            <text:p>12000</text:p>
          </table:table-cell>
          <table:table-cell table:formula="of:=IF([.B736]&lt;&gt;[.B737]; IF([.F736]+[.E737]-[.D737]&gt;0;[.F736]+[.E737]-[.D737]; [.F736]+[.E737] ); IF([.F736]-[.D737]&gt;0; [.F736]-[.D737]; [.F736]))" office:value-type="float" office:value="25410" calcext:value-type="float">
            <text:p>25410</text:p>
          </table:table-cell>
          <table:table-cell table:formula="of:=IF([.F736]-[.D737]&gt;0; 0; IF([.B737]-[.B736]&lt;&gt;0; IF([.F736]-[.D737]+[.E737]&lt;0; 1; 0); 1))" office:value-type="float" office:value="0" calcext:value-type="float">
            <text:p>0</text:p>
          </table:table-cell>
          <table:table-cell table:formula="of:=IF([.G737]=1; [.D737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date" office:date-value="2021-12-23" calcext:value-type="date">
            <text:p>23.12.2021</text:p>
          </table:table-cell>
          <table:table-cell office:value-type="string" calcext:value-type="string">
            <text:p>Gniezno</text:p>
          </table:table-cell>
          <table:table-cell office:value-type="float" office:value="1280" calcext:value-type="float">
            <text:p>1280</text:p>
          </table:table-cell>
          <table:table-cell table:formula="of:=IF(OR(WEEKDAY([.B738])=7; WEEKDAY([.B738])=1); 5000; 12000)" office:value-type="float" office:value="12000" calcext:value-type="float">
            <text:p>12000</text:p>
          </table:table-cell>
          <table:table-cell table:formula="of:=IF([.B737]&lt;&gt;[.B738]; IF([.F737]+[.E738]-[.D738]&gt;0;[.F737]+[.E738]-[.D738]; [.F737]+[.E738] ); IF([.F737]-[.D738]&gt;0; [.F737]-[.D738]; [.F737]))" office:value-type="float" office:value="24130" calcext:value-type="float">
            <text:p>24130</text:p>
          </table:table-cell>
          <table:table-cell table:formula="of:=IF([.F737]-[.D738]&gt;0; 0; IF([.B738]-[.B737]&lt;&gt;0; IF([.F737]-[.D738]+[.E738]&lt;0; 1; 0); 1))" office:value-type="float" office:value="0" calcext:value-type="float">
            <text:p>0</text:p>
          </table:table-cell>
          <table:table-cell table:formula="of:=IF([.G738]=1; [.D738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date" office:date-value="2021-12-23" calcext:value-type="date">
            <text:p>23.12.2021</text:p>
          </table:table-cell>
          <table:table-cell office:value-type="string" calcext:value-type="string">
            <text:p>Przemysl</text:p>
          </table:table-cell>
          <table:table-cell office:value-type="float" office:value="4040" calcext:value-type="float">
            <text:p>4040</text:p>
          </table:table-cell>
          <table:table-cell table:formula="of:=IF(OR(WEEKDAY([.B739])=7; WEEKDAY([.B739])=1); 5000; 12000)" office:value-type="float" office:value="12000" calcext:value-type="float">
            <text:p>12000</text:p>
          </table:table-cell>
          <table:table-cell table:formula="of:=IF([.B738]&lt;&gt;[.B739]; IF([.F738]+[.E739]-[.D739]&gt;0;[.F738]+[.E739]-[.D739]; [.F738]+[.E739] ); IF([.F738]-[.D739]&gt;0; [.F738]-[.D739]; [.F738]))" office:value-type="float" office:value="20090" calcext:value-type="float">
            <text:p>20090</text:p>
          </table:table-cell>
          <table:table-cell table:formula="of:=IF([.F738]-[.D739]&gt;0; 0; IF([.B739]-[.B738]&lt;&gt;0; IF([.F738]-[.D739]+[.E739]&lt;0; 1; 0); 1))" office:value-type="float" office:value="0" calcext:value-type="float">
            <text:p>0</text:p>
          </table:table-cell>
          <table:table-cell table:formula="of:=IF([.G739]=1; [.D739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date" office:date-value="2021-12-24" calcext:value-type="date">
            <text:p>24.12.2021</text:p>
          </table:table-cell>
          <table:table-cell office:value-type="string" calcext:value-type="string">
            <text:p>Ogrodzieniec</text:p>
          </table:table-cell>
          <table:table-cell office:value-type="float" office:value="4270" calcext:value-type="float">
            <text:p>4270</text:p>
          </table:table-cell>
          <table:table-cell table:formula="of:=IF(OR(WEEKDAY([.B740])=7; WEEKDAY([.B740])=1); 5000; 12000)" office:value-type="float" office:value="12000" calcext:value-type="float">
            <text:p>12000</text:p>
          </table:table-cell>
          <table:table-cell table:formula="of:=IF([.B739]&lt;&gt;[.B740]; IF([.F739]+[.E740]-[.D740]&gt;0;[.F739]+[.E740]-[.D740]; [.F739]+[.E740] ); IF([.F739]-[.D740]&gt;0; [.F739]-[.D740]; [.F739]))" office:value-type="float" office:value="27820" calcext:value-type="float">
            <text:p>27820</text:p>
          </table:table-cell>
          <table:table-cell table:formula="of:=IF([.F739]-[.D740]&gt;0; 0; IF([.B740]-[.B739]&lt;&gt;0; IF([.F739]-[.D740]+[.E740]&lt;0; 1; 0); 1))" office:value-type="float" office:value="0" calcext:value-type="float">
            <text:p>0</text:p>
          </table:table-cell>
          <table:table-cell table:formula="of:=IF([.G740]=1; [.D740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date" office:date-value="2021-12-25" calcext:value-type="date">
            <text:p>25.12.2021</text:p>
          </table:table-cell>
          <table:table-cell office:value-type="string" calcext:value-type="string">
            <text:p>Ogrodzieniec</text:p>
          </table:table-cell>
          <table:table-cell office:value-type="float" office:value="1590" calcext:value-type="float">
            <text:p>1590</text:p>
          </table:table-cell>
          <table:table-cell table:formula="of:=IF(OR(WEEKDAY([.B741])=7; WEEKDAY([.B741])=1); 5000; 12000)" office:value-type="float" office:value="5000" calcext:value-type="float">
            <text:p>5000</text:p>
          </table:table-cell>
          <table:table-cell table:formula="of:=IF([.B740]&lt;&gt;[.B741]; IF([.F740]+[.E741]-[.D741]&gt;0;[.F740]+[.E741]-[.D741]; [.F740]+[.E741] ); IF([.F740]-[.D741]&gt;0; [.F740]-[.D741]; [.F740]))" office:value-type="float" office:value="31230" calcext:value-type="float">
            <text:p>31230</text:p>
          </table:table-cell>
          <table:table-cell table:formula="of:=IF([.F740]-[.D741]&gt;0; 0; IF([.B741]-[.B740]&lt;&gt;0; IF([.F740]-[.D741]+[.E741]&lt;0; 1; 0); 1))" office:value-type="float" office:value="0" calcext:value-type="float">
            <text:p>0</text:p>
          </table:table-cell>
          <table:table-cell table:formula="of:=IF([.G741]=1; [.D741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date" office:date-value="2021-12-26" calcext:value-type="date">
            <text:p>26.12.2021</text:p>
          </table:table-cell>
          <table:table-cell office:value-type="string" calcext:value-type="string">
            <text:p>Przemysl</text:p>
          </table:table-cell>
          <table:table-cell office:value-type="float" office:value="7700" calcext:value-type="float">
            <text:p>7700</text:p>
          </table:table-cell>
          <table:table-cell table:formula="of:=IF(OR(WEEKDAY([.B742])=7; WEEKDAY([.B742])=1); 5000; 12000)" office:value-type="float" office:value="5000" calcext:value-type="float">
            <text:p>5000</text:p>
          </table:table-cell>
          <table:table-cell table:formula="of:=IF([.B741]&lt;&gt;[.B742]; IF([.F741]+[.E742]-[.D742]&gt;0;[.F741]+[.E742]-[.D742]; [.F741]+[.E742] ); IF([.F741]-[.D742]&gt;0; [.F741]-[.D742]; [.F741]))" office:value-type="float" office:value="28530" calcext:value-type="float">
            <text:p>28530</text:p>
          </table:table-cell>
          <table:table-cell table:formula="of:=IF([.F741]-[.D742]&gt;0; 0; IF([.B742]-[.B741]&lt;&gt;0; IF([.F741]-[.D742]+[.E742]&lt;0; 1; 0); 1))" office:value-type="float" office:value="0" calcext:value-type="float">
            <text:p>0</text:p>
          </table:table-cell>
          <table:table-cell table:formula="of:=IF([.G742]=1; [.D742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date" office:date-value="2021-12-26" calcext:value-type="date">
            <text:p>26.12.2021</text:p>
          </table:table-cell>
          <table:table-cell office:value-type="string" calcext:value-type="string">
            <text:p>Malbork</text:p>
          </table:table-cell>
          <table:table-cell office:value-type="float" office:value="7320" calcext:value-type="float">
            <text:p>7320</text:p>
          </table:table-cell>
          <table:table-cell table:formula="of:=IF(OR(WEEKDAY([.B743])=7; WEEKDAY([.B743])=1); 5000; 12000)" office:value-type="float" office:value="5000" calcext:value-type="float">
            <text:p>5000</text:p>
          </table:table-cell>
          <table:table-cell table:formula="of:=IF([.B742]&lt;&gt;[.B743]; IF([.F742]+[.E743]-[.D743]&gt;0;[.F742]+[.E743]-[.D743]; [.F742]+[.E743] ); IF([.F742]-[.D743]&gt;0; [.F742]-[.D743]; [.F742]))" office:value-type="float" office:value="21210" calcext:value-type="float">
            <text:p>21210</text:p>
          </table:table-cell>
          <table:table-cell table:formula="of:=IF([.F742]-[.D743]&gt;0; 0; IF([.B743]-[.B742]&lt;&gt;0; IF([.F742]-[.D743]+[.E743]&lt;0; 1; 0); 1))" office:value-type="float" office:value="0" calcext:value-type="float">
            <text:p>0</text:p>
          </table:table-cell>
          <table:table-cell table:formula="of:=IF([.G743]=1; [.D743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date" office:date-value="2021-12-27" calcext:value-type="date">
            <text:p>27.12.2021</text:p>
          </table:table-cell>
          <table:table-cell office:value-type="string" calcext:value-type="string">
            <text:p>Malbork</text:p>
          </table:table-cell>
          <table:table-cell office:value-type="float" office:value="3930" calcext:value-type="float">
            <text:p>3930</text:p>
          </table:table-cell>
          <table:table-cell table:formula="of:=IF(OR(WEEKDAY([.B744])=7; WEEKDAY([.B744])=1); 5000; 12000)" office:value-type="float" office:value="12000" calcext:value-type="float">
            <text:p>12000</text:p>
          </table:table-cell>
          <table:table-cell table:formula="of:=IF([.B743]&lt;&gt;[.B744]; IF([.F743]+[.E744]-[.D744]&gt;0;[.F743]+[.E744]-[.D744]; [.F743]+[.E744] ); IF([.F743]-[.D744]&gt;0; [.F743]-[.D744]; [.F743]))" office:value-type="float" office:value="29280" calcext:value-type="float">
            <text:p>29280</text:p>
          </table:table-cell>
          <table:table-cell table:formula="of:=IF([.F743]-[.D744]&gt;0; 0; IF([.B744]-[.B743]&lt;&gt;0; IF([.F743]-[.D744]+[.E744]&lt;0; 1; 0); 1))" office:value-type="float" office:value="0" calcext:value-type="float">
            <text:p>0</text:p>
          </table:table-cell>
          <table:table-cell table:formula="of:=IF([.G744]=1; [.D744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date" office:date-value="2021-12-27" calcext:value-type="date">
            <text:p>27.12.2021</text:p>
          </table:table-cell>
          <table:table-cell office:value-type="string" calcext:value-type="string">
            <text:p>Gniezno</text:p>
          </table:table-cell>
          <table:table-cell office:value-type="float" office:value="5870" calcext:value-type="float">
            <text:p>5870</text:p>
          </table:table-cell>
          <table:table-cell table:formula="of:=IF(OR(WEEKDAY([.B745])=7; WEEKDAY([.B745])=1); 5000; 12000)" office:value-type="float" office:value="12000" calcext:value-type="float">
            <text:p>12000</text:p>
          </table:table-cell>
          <table:table-cell table:formula="of:=IF([.B744]&lt;&gt;[.B745]; IF([.F744]+[.E745]-[.D745]&gt;0;[.F744]+[.E745]-[.D745]; [.F744]+[.E745] ); IF([.F744]-[.D745]&gt;0; [.F744]-[.D745]; [.F744]))" office:value-type="float" office:value="23410" calcext:value-type="float">
            <text:p>23410</text:p>
          </table:table-cell>
          <table:table-cell table:formula="of:=IF([.F744]-[.D745]&gt;0; 0; IF([.B745]-[.B744]&lt;&gt;0; IF([.F744]-[.D745]+[.E745]&lt;0; 1; 0); 1))" office:value-type="float" office:value="0" calcext:value-type="float">
            <text:p>0</text:p>
          </table:table-cell>
          <table:table-cell table:formula="of:=IF([.G745]=1; [.D745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date" office:date-value="2021-12-27" calcext:value-type="date">
            <text:p>27.12.2021</text:p>
          </table:table-cell>
          <table:table-cell office:value-type="string" calcext:value-type="string">
            <text:p>Przemysl</text:p>
          </table:table-cell>
          <table:table-cell office:value-type="float" office:value="8040" calcext:value-type="float">
            <text:p>8040</text:p>
          </table:table-cell>
          <table:table-cell table:formula="of:=IF(OR(WEEKDAY([.B746])=7; WEEKDAY([.B746])=1); 5000; 12000)" office:value-type="float" office:value="12000" calcext:value-type="float">
            <text:p>12000</text:p>
          </table:table-cell>
          <table:table-cell table:formula="of:=IF([.B745]&lt;&gt;[.B746]; IF([.F745]+[.E746]-[.D746]&gt;0;[.F745]+[.E746]-[.D746]; [.F745]+[.E746] ); IF([.F745]-[.D746]&gt;0; [.F745]-[.D746]; [.F745]))" office:value-type="float" office:value="15370" calcext:value-type="float">
            <text:p>15370</text:p>
          </table:table-cell>
          <table:table-cell table:formula="of:=IF([.F745]-[.D746]&gt;0; 0; IF([.B746]-[.B745]&lt;&gt;0; IF([.F745]-[.D746]+[.E746]&lt;0; 1; 0); 1))" office:value-type="float" office:value="0" calcext:value-type="float">
            <text:p>0</text:p>
          </table:table-cell>
          <table:table-cell table:formula="of:=IF([.G746]=1; [.D746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date" office:date-value="2021-12-27" calcext:value-type="date">
            <text:p>27.12.2021</text:p>
          </table:table-cell>
          <table:table-cell office:value-type="string" calcext:value-type="string">
            <text:p>Ogrodzieniec</text:p>
          </table:table-cell>
          <table:table-cell office:value-type="float" office:value="8030" calcext:value-type="float">
            <text:p>8030</text:p>
          </table:table-cell>
          <table:table-cell table:formula="of:=IF(OR(WEEKDAY([.B747])=7; WEEKDAY([.B747])=1); 5000; 12000)" office:value-type="float" office:value="12000" calcext:value-type="float">
            <text:p>12000</text:p>
          </table:table-cell>
          <table:table-cell table:formula="of:=IF([.B746]&lt;&gt;[.B747]; IF([.F746]+[.E747]-[.D747]&gt;0;[.F746]+[.E747]-[.D747]; [.F746]+[.E747] ); IF([.F746]-[.D747]&gt;0; [.F746]-[.D747]; [.F746]))" office:value-type="float" office:value="7340" calcext:value-type="float">
            <text:p>7340</text:p>
          </table:table-cell>
          <table:table-cell table:formula="of:=IF([.F746]-[.D747]&gt;0; 0; IF([.B747]-[.B746]&lt;&gt;0; IF([.F746]-[.D747]+[.E747]&lt;0; 1; 0); 1))" office:value-type="float" office:value="0" calcext:value-type="float">
            <text:p>0</text:p>
          </table:table-cell>
          <table:table-cell table:formula="of:=IF([.G747]=1; [.D747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date" office:date-value="2021-12-28" calcext:value-type="date">
            <text:p>28.12.2021</text:p>
          </table:table-cell>
          <table:table-cell office:value-type="string" calcext:value-type="string">
            <text:p>Przemysl</text:p>
          </table:table-cell>
          <table:table-cell office:value-type="float" office:value="4140" calcext:value-type="float">
            <text:p>4140</text:p>
          </table:table-cell>
          <table:table-cell table:formula="of:=IF(OR(WEEKDAY([.B748])=7; WEEKDAY([.B748])=1); 5000; 12000)" office:value-type="float" office:value="12000" calcext:value-type="float">
            <text:p>12000</text:p>
          </table:table-cell>
          <table:table-cell table:formula="of:=IF([.B747]&lt;&gt;[.B748]; IF([.F747]+[.E748]-[.D748]&gt;0;[.F747]+[.E748]-[.D748]; [.F747]+[.E748] ); IF([.F747]-[.D748]&gt;0; [.F747]-[.D748]; [.F747]))" office:value-type="float" office:value="15200" calcext:value-type="float">
            <text:p>15200</text:p>
          </table:table-cell>
          <table:table-cell table:formula="of:=IF([.F747]-[.D748]&gt;0; 0; IF([.B748]-[.B747]&lt;&gt;0; IF([.F747]-[.D748]+[.E748]&lt;0; 1; 0); 1))" office:value-type="float" office:value="0" calcext:value-type="float">
            <text:p>0</text:p>
          </table:table-cell>
          <table:table-cell table:formula="of:=IF([.G748]=1; [.D748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date" office:date-value="2021-12-28" calcext:value-type="date">
            <text:p>28.12.2021</text:p>
          </table:table-cell>
          <table:table-cell office:value-type="string" calcext:value-type="string">
            <text:p>Ogrodzieniec</text:p>
          </table:table-cell>
          <table:table-cell office:value-type="float" office:value="1410" calcext:value-type="float">
            <text:p>1410</text:p>
          </table:table-cell>
          <table:table-cell table:formula="of:=IF(OR(WEEKDAY([.B749])=7; WEEKDAY([.B749])=1); 5000; 12000)" office:value-type="float" office:value="12000" calcext:value-type="float">
            <text:p>12000</text:p>
          </table:table-cell>
          <table:table-cell table:formula="of:=IF([.B748]&lt;&gt;[.B749]; IF([.F748]+[.E749]-[.D749]&gt;0;[.F748]+[.E749]-[.D749]; [.F748]+[.E749] ); IF([.F748]-[.D749]&gt;0; [.F748]-[.D749]; [.F748]))" office:value-type="float" office:value="13790" calcext:value-type="float">
            <text:p>13790</text:p>
          </table:table-cell>
          <table:table-cell table:formula="of:=IF([.F748]-[.D749]&gt;0; 0; IF([.B749]-[.B748]&lt;&gt;0; IF([.F748]-[.D749]+[.E749]&lt;0; 1; 0); 1))" office:value-type="float" office:value="0" calcext:value-type="float">
            <text:p>0</text:p>
          </table:table-cell>
          <table:table-cell table:formula="of:=IF([.G749]=1; [.D749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date" office:date-value="2021-12-28" calcext:value-type="date">
            <text:p>28.12.2021</text:p>
          </table:table-cell>
          <table:table-cell office:value-type="string" calcext:value-type="string">
            <text:p>Gniezno</text:p>
          </table:table-cell>
          <table:table-cell office:value-type="float" office:value="4500" calcext:value-type="float">
            <text:p>4500</text:p>
          </table:table-cell>
          <table:table-cell table:formula="of:=IF(OR(WEEKDAY([.B750])=7; WEEKDAY([.B750])=1); 5000; 12000)" office:value-type="float" office:value="12000" calcext:value-type="float">
            <text:p>12000</text:p>
          </table:table-cell>
          <table:table-cell table:formula="of:=IF([.B749]&lt;&gt;[.B750]; IF([.F749]+[.E750]-[.D750]&gt;0;[.F749]+[.E750]-[.D750]; [.F749]+[.E750] ); IF([.F749]-[.D750]&gt;0; [.F749]-[.D750]; [.F749]))" office:value-type="float" office:value="9290" calcext:value-type="float">
            <text:p>9290</text:p>
          </table:table-cell>
          <table:table-cell table:formula="of:=IF([.F749]-[.D750]&gt;0; 0; IF([.B750]-[.B749]&lt;&gt;0; IF([.F749]-[.D750]+[.E750]&lt;0; 1; 0); 1))" office:value-type="float" office:value="0" calcext:value-type="float">
            <text:p>0</text:p>
          </table:table-cell>
          <table:table-cell table:formula="of:=IF([.G750]=1; [.D750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date" office:date-value="2021-12-29" calcext:value-type="date">
            <text:p>29.12.2021</text:p>
          </table:table-cell>
          <table:table-cell office:value-type="string" calcext:value-type="string">
            <text:p>Przemysl</text:p>
          </table:table-cell>
          <table:table-cell office:value-type="float" office:value="4050" calcext:value-type="float">
            <text:p>4050</text:p>
          </table:table-cell>
          <table:table-cell table:formula="of:=IF(OR(WEEKDAY([.B751])=7; WEEKDAY([.B751])=1); 5000; 12000)" office:value-type="float" office:value="12000" calcext:value-type="float">
            <text:p>12000</text:p>
          </table:table-cell>
          <table:table-cell table:formula="of:=IF([.B750]&lt;&gt;[.B751]; IF([.F750]+[.E751]-[.D751]&gt;0;[.F750]+[.E751]-[.D751]; [.F750]+[.E751] ); IF([.F750]-[.D751]&gt;0; [.F750]-[.D751]; [.F750]))" office:value-type="float" office:value="17240" calcext:value-type="float">
            <text:p>17240</text:p>
          </table:table-cell>
          <table:table-cell table:formula="of:=IF([.F750]-[.D751]&gt;0; 0; IF([.B751]-[.B750]&lt;&gt;0; IF([.F750]-[.D751]+[.E751]&lt;0; 1; 0); 1))" office:value-type="float" office:value="0" calcext:value-type="float">
            <text:p>0</text:p>
          </table:table-cell>
          <table:table-cell table:formula="of:=IF([.G751]=1; [.D751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date" office:date-value="2021-12-29" calcext:value-type="date">
            <text:p>29.12.2021</text:p>
          </table:table-cell>
          <table:table-cell office:value-type="string" calcext:value-type="string">
            <text:p>Ogrodzieniec</text:p>
          </table:table-cell>
          <table:table-cell office:value-type="float" office:value="7390" calcext:value-type="float">
            <text:p>7390</text:p>
          </table:table-cell>
          <table:table-cell table:formula="of:=IF(OR(WEEKDAY([.B752])=7; WEEKDAY([.B752])=1); 5000; 12000)" office:value-type="float" office:value="12000" calcext:value-type="float">
            <text:p>12000</text:p>
          </table:table-cell>
          <table:table-cell table:formula="of:=IF([.B751]&lt;&gt;[.B752]; IF([.F751]+[.E752]-[.D752]&gt;0;[.F751]+[.E752]-[.D752]; [.F751]+[.E752] ); IF([.F751]-[.D752]&gt;0; [.F751]-[.D752]; [.F751]))" office:value-type="float" office:value="9850" calcext:value-type="float">
            <text:p>9850</text:p>
          </table:table-cell>
          <table:table-cell table:formula="of:=IF([.F751]-[.D752]&gt;0; 0; IF([.B752]-[.B751]&lt;&gt;0; IF([.F751]-[.D752]+[.E752]&lt;0; 1; 0); 1))" office:value-type="float" office:value="0" calcext:value-type="float">
            <text:p>0</text:p>
          </table:table-cell>
          <table:table-cell table:formula="of:=IF([.G752]=1; [.D752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date" office:date-value="2021-12-30" calcext:value-type="date">
            <text:p>30.12.2021</text:p>
          </table:table-cell>
          <table:table-cell office:value-type="string" calcext:value-type="string">
            <text:p>Gniezno</text:p>
          </table:table-cell>
          <table:table-cell office:value-type="float" office:value="4600" calcext:value-type="float">
            <text:p>4600</text:p>
          </table:table-cell>
          <table:table-cell table:formula="of:=IF(OR(WEEKDAY([.B753])=7; WEEKDAY([.B753])=1); 5000; 12000)" office:value-type="float" office:value="12000" calcext:value-type="float">
            <text:p>12000</text:p>
          </table:table-cell>
          <table:table-cell table:formula="of:=IF([.B752]&lt;&gt;[.B753]; IF([.F752]+[.E753]-[.D753]&gt;0;[.F752]+[.E753]-[.D753]; [.F752]+[.E753] ); IF([.F752]-[.D753]&gt;0; [.F752]-[.D753]; [.F752]))" office:value-type="float" office:value="17250" calcext:value-type="float">
            <text:p>17250</text:p>
          </table:table-cell>
          <table:table-cell table:formula="of:=IF([.F752]-[.D753]&gt;0; 0; IF([.B753]-[.B752]&lt;&gt;0; IF([.F752]-[.D753]+[.E753]&lt;0; 1; 0); 1))" office:value-type="float" office:value="0" calcext:value-type="float">
            <text:p>0</text:p>
          </table:table-cell>
          <table:table-cell table:formula="of:=IF([.G753]=1; [.D753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date" office:date-value="2021-12-30" calcext:value-type="date">
            <text:p>30.12.2021</text:p>
          </table:table-cell>
          <table:table-cell office:value-type="string" calcext:value-type="string">
            <text:p>Przemysl</text:p>
          </table:table-cell>
          <table:table-cell office:value-type="float" office:value="7040" calcext:value-type="float">
            <text:p>7040</text:p>
          </table:table-cell>
          <table:table-cell table:formula="of:=IF(OR(WEEKDAY([.B754])=7; WEEKDAY([.B754])=1); 5000; 12000)" office:value-type="float" office:value="12000" calcext:value-type="float">
            <text:p>12000</text:p>
          </table:table-cell>
          <table:table-cell table:formula="of:=IF([.B753]&lt;&gt;[.B754]; IF([.F753]+[.E754]-[.D754]&gt;0;[.F753]+[.E754]-[.D754]; [.F753]+[.E754] ); IF([.F753]-[.D754]&gt;0; [.F753]-[.D754]; [.F753]))" office:value-type="float" office:value="10210" calcext:value-type="float">
            <text:p>10210</text:p>
          </table:table-cell>
          <table:table-cell table:formula="of:=IF([.F753]-[.D754]&gt;0; 0; IF([.B754]-[.B753]&lt;&gt;0; IF([.F753]-[.D754]+[.E754]&lt;0; 1; 0); 1))" office:value-type="float" office:value="0" calcext:value-type="float">
            <text:p>0</text:p>
          </table:table-cell>
          <table:table-cell table:formula="of:=IF([.G754]=1; [.D754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date" office:date-value="2021-12-30" calcext:value-type="date">
            <text:p>30.12.2021</text:p>
          </table:table-cell>
          <table:table-cell office:value-type="string" calcext:value-type="string">
            <text:p>Malbork</text:p>
          </table:table-cell>
          <table:table-cell office:value-type="float" office:value="2410" calcext:value-type="float">
            <text:p>2410</text:p>
          </table:table-cell>
          <table:table-cell table:formula="of:=IF(OR(WEEKDAY([.B755])=7; WEEKDAY([.B755])=1); 5000; 12000)" office:value-type="float" office:value="12000" calcext:value-type="float">
            <text:p>12000</text:p>
          </table:table-cell>
          <table:table-cell table:formula="of:=IF([.B754]&lt;&gt;[.B755]; IF([.F754]+[.E755]-[.D755]&gt;0;[.F754]+[.E755]-[.D755]; [.F754]+[.E755] ); IF([.F754]-[.D755]&gt;0; [.F754]-[.D755]; [.F754]))" office:value-type="float" office:value="7800" calcext:value-type="float">
            <text:p>7800</text:p>
          </table:table-cell>
          <table:table-cell table:formula="of:=IF([.F754]-[.D755]&gt;0; 0; IF([.B755]-[.B754]&lt;&gt;0; IF([.F754]-[.D755]+[.E755]&lt;0; 1; 0); 1))" office:value-type="float" office:value="0" calcext:value-type="float">
            <text:p>0</text:p>
          </table:table-cell>
          <table:table-cell table:formula="of:=IF([.G755]=1; [.D755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date" office:date-value="2021-12-31" calcext:value-type="date">
            <text:p>31.12.2021</text:p>
          </table:table-cell>
          <table:table-cell office:value-type="string" calcext:value-type="string">
            <text:p>Gniezno</text:p>
          </table:table-cell>
          <table:table-cell office:value-type="float" office:value="6290" calcext:value-type="float">
            <text:p>6290</text:p>
          </table:table-cell>
          <table:table-cell table:formula="of:=IF(OR(WEEKDAY([.B756])=7; WEEKDAY([.B756])=1); 5000; 12000)" office:value-type="float" office:value="12000" calcext:value-type="float">
            <text:p>12000</text:p>
          </table:table-cell>
          <table:table-cell table:formula="of:=IF([.B755]&lt;&gt;[.B756]; IF([.F755]+[.E756]-[.D756]&gt;0;[.F755]+[.E756]-[.D756]; [.F755]+[.E756] ); IF([.F755]-[.D756]&gt;0; [.F755]-[.D756]; [.F755]))" office:value-type="float" office:value="13510" calcext:value-type="float">
            <text:p>13510</text:p>
          </table:table-cell>
          <table:table-cell table:formula="of:=IF([.F755]-[.D756]&gt;0; 0; IF([.B756]-[.B755]&lt;&gt;0; IF([.F755]-[.D756]+[.E756]&lt;0; 1; 0); 1))" office:value-type="float" office:value="0" calcext:value-type="float">
            <text:p>0</text:p>
          </table:table-cell>
          <table:table-cell table:formula="of:=IF([.G756]=1; [.D756]; 0)" office:value-type="float" office:value="0" calcext:value-type="float">
            <text:p>0</text:p>
          </table:table-cell>
          <table:table-cell table:number-columns-repeated="4"/>
        </table:table-row>
        <calcext:conditional-formats>
          <calcext:conditional-format calcext:target-range-address="soki.G2:soki.G756">
            <calcext:condition calcext:apply-style-name="Untitled1" calcext:value="=1" calcext:base-cell-address="soki.G2"/>
          </calcext:conditional-format>
        </calcext:conditional-formats>
      </table:table>
      <table:table table:name="zad 5.3" table:style-name="ta1">
        <table:shapes>
          <draw:frame draw:z-index="0" draw:style-name="gr1" draw:text-style-name="P1" svg:width="6.298in" svg:height="3.5453in" svg:x="5.5283in" svg:y="0.5854in">
            <draw:object draw:notify-on-update-of-ranges="PT@categories PT@label 0 PT@data 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6" table:default-cell-style-name="ce9"/>
        <table:table-column table:style-name="co6" table:default-cell-style-name="ce13"/>
        <table:table-row table:style-name="ro1">
          <table:table-cell table:style-name="ce7" office:value-type="string" calcext:value-type="string">
            <text:p>magazyn</text:p>
          </table:table-cell>
          <table:table-cell table:style-name="ce11" office:value-type="string" calcext:value-type="string">
            <text:p>Sum - wielkosc_zamowienia</text:p>
          </table:table-cell>
        </table:table-row>
        <table:table-row table:style-name="ro1">
          <table:table-cell table:style-name="ce8" office:value-type="string" calcext:value-type="string">
            <text:p>Gniezno</text:p>
          </table:table-cell>
          <table:table-cell table:style-name="ce12" office:value-type="float" office:value="819000" calcext:value-type="float">
            <text:p>819000</text:p>
          </table:table-cell>
        </table:table-row>
        <table:table-row table:style-name="ro1">
          <table:table-cell office:value-type="string" calcext:value-type="string">
            <text:p>Malbork</text:p>
          </table:table-cell>
          <table:table-cell office:value-type="float" office:value="944240" calcext:value-type="float">
            <text:p>944240</text:p>
          </table:table-cell>
        </table:table-row>
        <table:table-row table:style-name="ro1">
          <table:table-cell office:value-type="string" calcext:value-type="string">
            <text:p>Ogrodzieniec</text:p>
          </table:table-cell>
          <table:table-cell office:value-type="float" office:value="1115560" calcext:value-type="float">
            <text:p>1115560</text:p>
          </table:table-cell>
        </table:table-row>
        <table:table-row table:style-name="ro1">
          <table:table-cell office:value-type="string" calcext:value-type="string">
            <text:p>Przemysl</text:p>
          </table:table-cell>
          <table:table-cell table:style-name="ce14" office:value-type="float" office:value="1062920" calcext:value-type="float">
            <text:p>1062920</text:p>
          </table:table-cell>
        </table:table-row>
        <table:table-row table:style-name="ro1">
          <table:table-cell table:style-name="ce10" office:value-type="string" calcext:value-type="string">
            <text:p>Total Result</text:p>
          </table:table-cell>
          <table:table-cell table:style-name="ce15" office:value-type="float" office:value="3941720" calcext:value-type="float">
            <text:p>3941720</text:p>
          </table:table-cell>
        </table:table-row>
      </table:table>
      <table:table table:name="zad 5.2" table:style-name="ta1">
        <table:table-column table:style-name="co6" table:number-columns-repeated="4" table:default-cell-style-name="Default"/>
        <table:table-column table:style-name="co6" table:default-cell-style-name="ce20"/>
        <table:table-column table:style-name="co6" table:default-cell-style-name="ce5"/>
        <table:table-column table:style-name="co6" table:number-columns-repeated="3" table:default-cell-style-name="Default"/>
        <table:table-row table:style-name="ro1">
          <table:table-cell table:style-name="ce7" office:value-type="string" calcext:value-type="string">
            <text:p>magazyn</text:p>
          </table:table-cell>
          <table:table-cell table:style-name="ce18" office:value-type="string" calcext:value-type="string">
            <text:p>data2</text:p>
          </table:table-cell>
          <table:table-cell table:style-name="ce11" office:value-type="string" calcext:value-type="string">
            <text:p>(empty)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8" office:value-type="string" calcext:value-type="string">
            <text:p>Ogrodzieniec</text:p>
          </table:table-cell>
          <table:table-cell table:style-name="ce19" office:value-type="date" office:date-value="2021-01-02" calcext:value-type="date">
            <text:p>2.01.2021</text:p>
          </table:table-cell>
          <table:table-cell table:style-name="ce23"/>
          <table:table-cell/>
          <table:table-cell table:style-name="ce27" office:value-type="date" office:date-value="2021-01-02" calcext:value-type="date">
            <text:p>2.01.2021</text:p>
          </table:table-cell>
          <table:table-cell table:style-name="ce31" office:value-type="float" office:value="1" calcext:value-type="float">
            <text:p>1</text:p>
          </table:table-cell>
          <table:table-cell/>
          <table:table-cell office:value-type="string" calcext:value-type="string">
            <text:p>Zad 5.2</text:p>
          </table:table-cell>
          <table:table-cell/>
        </table:table-row>
        <table:table-row table:style-name="ro1">
          <table:table-cell table:style-name="ce9"/>
          <table:table-cell table:style-name="ce20" office:value-type="date" office:date-value="2021-01-05" calcext:value-type="date">
            <text:p>5.01.2021</text:p>
          </table:table-cell>
          <table:table-cell table:style-name="ce24"/>
          <table:table-cell/>
          <table:table-cell table:style-name="ce28" office:value-type="date" office:date-value="2021-01-05" calcext:value-type="date">
            <text:p>5.01.2021</text:p>
          </table:table-cell>
          <table:table-cell table:style-name="ce32" table:formula="of:=IF([.E3]-[.E2]=1; [.F2]+1; 1)" office:value-type="float" office:value="1" calcext:value-type="float">
            <text:p>1</text:p>
          </table:table-cell>
          <table:table-cell/>
          <table:table-cell table:formula="of:=MAX([.F2:.F223])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9"/>
          <table:table-cell table:style-name="ce20" office:value-type="date" office:date-value="2021-01-06" calcext:value-type="date">
            <text:p>6.01.2021</text:p>
          </table:table-cell>
          <table:table-cell table:style-name="ce24"/>
          <table:table-cell/>
          <table:table-cell table:style-name="ce28" office:value-type="date" office:date-value="2021-01-06" calcext:value-type="date">
            <text:p>6.01.2021</text:p>
          </table:table-cell>
          <table:table-cell table:style-name="ce32" table:formula="of:=IF([.E4]-[.E3]=1; [.F3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1-08" calcext:value-type="date">
            <text:p>8.01.2021</text:p>
          </table:table-cell>
          <table:table-cell table:style-name="ce24"/>
          <table:table-cell/>
          <table:table-cell table:style-name="ce28" office:value-type="date" office:date-value="2021-01-08" calcext:value-type="date">
            <text:p>8.01.2021</text:p>
          </table:table-cell>
          <table:table-cell table:style-name="ce32" table:formula="of:=IF([.E5]-[.E4]=1; [.F4]+1; 1)" office:value-type="float" office:value="1" calcext:value-type="float">
            <text:p>1</text:p>
          </table:table-cell>
          <table:table-cell/>
          <table:table-cell table:style-name="ce29" office:value-type="date" office:date-value="2021-10-07" calcext:value-type="date">
            <text:p>7.10.2021</text:p>
          </table:table-cell>
          <table:table-cell table:style-name="ce29" office:value-type="date" office:date-value="2021-10-14" calcext:value-type="date">
            <text:p>14.10.2021</text:p>
          </table:table-cell>
        </table:table-row>
        <table:table-row table:style-name="ro1">
          <table:table-cell table:style-name="ce9"/>
          <table:table-cell table:style-name="ce20" office:value-type="date" office:date-value="2021-01-09" calcext:value-type="date">
            <text:p>9.01.2021</text:p>
          </table:table-cell>
          <table:table-cell table:style-name="ce24"/>
          <table:table-cell/>
          <table:table-cell table:style-name="ce28" office:value-type="date" office:date-value="2021-01-09" calcext:value-type="date">
            <text:p>9.01.2021</text:p>
          </table:table-cell>
          <table:table-cell table:style-name="ce32" table:formula="of:=IF([.E6]-[.E5]=1; [.F5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1-11" calcext:value-type="date">
            <text:p>11.01.2021</text:p>
          </table:table-cell>
          <table:table-cell table:style-name="ce24"/>
          <table:table-cell/>
          <table:table-cell table:style-name="ce28" office:value-type="date" office:date-value="2021-01-11" calcext:value-type="date">
            <text:p>11.01.2021</text:p>
          </table:table-cell>
          <table:table-cell table:style-name="ce32" table:formula="of:=IF([.E7]-[.E6]=1; [.F6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1-14" calcext:value-type="date">
            <text:p>14.01.2021</text:p>
          </table:table-cell>
          <table:table-cell table:style-name="ce24"/>
          <table:table-cell/>
          <table:table-cell table:style-name="ce28" office:value-type="date" office:date-value="2021-01-14" calcext:value-type="date">
            <text:p>14.01.2021</text:p>
          </table:table-cell>
          <table:table-cell table:style-name="ce32" table:formula="of:=IF([.E8]-[.E7]=1; [.F7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1-15" calcext:value-type="date">
            <text:p>15.01.2021</text:p>
          </table:table-cell>
          <table:table-cell table:style-name="ce24"/>
          <table:table-cell/>
          <table:table-cell table:style-name="ce28" office:value-type="date" office:date-value="2021-01-15" calcext:value-type="date">
            <text:p>15.01.2021</text:p>
          </table:table-cell>
          <table:table-cell table:style-name="ce32" table:formula="of:=IF([.E9]-[.E8]=1; [.F8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1-17" calcext:value-type="date">
            <text:p>17.01.2021</text:p>
          </table:table-cell>
          <table:table-cell table:style-name="ce24"/>
          <table:table-cell/>
          <table:table-cell table:style-name="ce28" office:value-type="date" office:date-value="2021-01-17" calcext:value-type="date">
            <text:p>17.01.2021</text:p>
          </table:table-cell>
          <table:table-cell table:style-name="ce32" table:formula="of:=IF([.E10]-[.E9]=1; [.F9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1-19" calcext:value-type="date">
            <text:p>19.01.2021</text:p>
          </table:table-cell>
          <table:table-cell table:style-name="ce24"/>
          <table:table-cell/>
          <table:table-cell table:style-name="ce28" office:value-type="date" office:date-value="2021-01-19" calcext:value-type="date">
            <text:p>19.01.2021</text:p>
          </table:table-cell>
          <table:table-cell table:style-name="ce32" table:formula="of:=IF([.E11]-[.E10]=1; [.F10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1-20" calcext:value-type="date">
            <text:p>20.01.2021</text:p>
          </table:table-cell>
          <table:table-cell table:style-name="ce24"/>
          <table:table-cell/>
          <table:table-cell table:style-name="ce28" office:value-type="date" office:date-value="2021-01-20" calcext:value-type="date">
            <text:p>20.01.2021</text:p>
          </table:table-cell>
          <table:table-cell table:style-name="ce32" table:formula="of:=IF([.E12]-[.E11]=1; [.F11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1-23" calcext:value-type="date">
            <text:p>23.01.2021</text:p>
          </table:table-cell>
          <table:table-cell table:style-name="ce24"/>
          <table:table-cell/>
          <table:table-cell table:style-name="ce28" office:value-type="date" office:date-value="2021-01-23" calcext:value-type="date">
            <text:p>23.01.2021</text:p>
          </table:table-cell>
          <table:table-cell table:style-name="ce32" table:formula="of:=IF([.E13]-[.E12]=1; [.F12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1-24" calcext:value-type="date">
            <text:p>24.01.2021</text:p>
          </table:table-cell>
          <table:table-cell table:style-name="ce24"/>
          <table:table-cell/>
          <table:table-cell table:style-name="ce28" office:value-type="date" office:date-value="2021-01-24" calcext:value-type="date">
            <text:p>24.01.2021</text:p>
          </table:table-cell>
          <table:table-cell table:style-name="ce32" table:formula="of:=IF([.E14]-[.E13]=1; [.F13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1-27" calcext:value-type="date">
            <text:p>27.01.2021</text:p>
          </table:table-cell>
          <table:table-cell table:style-name="ce24"/>
          <table:table-cell/>
          <table:table-cell table:style-name="ce28" office:value-type="date" office:date-value="2021-01-27" calcext:value-type="date">
            <text:p>27.01.2021</text:p>
          </table:table-cell>
          <table:table-cell table:style-name="ce32" table:formula="of:=IF([.E15]-[.E14]=1; [.F14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1-28" calcext:value-type="date">
            <text:p>28.01.2021</text:p>
          </table:table-cell>
          <table:table-cell table:style-name="ce24"/>
          <table:table-cell/>
          <table:table-cell table:style-name="ce28" office:value-type="date" office:date-value="2021-01-28" calcext:value-type="date">
            <text:p>28.01.2021</text:p>
          </table:table-cell>
          <table:table-cell table:style-name="ce32" table:formula="of:=IF([.E16]-[.E15]=1; [.F15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1-31" calcext:value-type="date">
            <text:p>31.01.2021</text:p>
          </table:table-cell>
          <table:table-cell table:style-name="ce24"/>
          <table:table-cell/>
          <table:table-cell table:style-name="ce28" office:value-type="date" office:date-value="2021-01-31" calcext:value-type="date">
            <text:p>31.01.2021</text:p>
          </table:table-cell>
          <table:table-cell table:style-name="ce32" table:formula="of:=IF([.E17]-[.E16]=1; [.F16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2-01" calcext:value-type="date">
            <text:p>1.02.2021</text:p>
          </table:table-cell>
          <table:table-cell table:style-name="ce24"/>
          <table:table-cell/>
          <table:table-cell table:style-name="ce28" office:value-type="date" office:date-value="2021-02-01" calcext:value-type="date">
            <text:p>1.02.2021</text:p>
          </table:table-cell>
          <table:table-cell table:style-name="ce32" table:formula="of:=IF([.E18]-[.E17]=1; [.F17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2-04" calcext:value-type="date">
            <text:p>4.02.2021</text:p>
          </table:table-cell>
          <table:table-cell table:style-name="ce24"/>
          <table:table-cell/>
          <table:table-cell table:style-name="ce28" office:value-type="date" office:date-value="2021-02-04" calcext:value-type="date">
            <text:p>4.02.2021</text:p>
          </table:table-cell>
          <table:table-cell table:style-name="ce32" table:formula="of:=IF([.E19]-[.E18]=1; [.F18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2-06" calcext:value-type="date">
            <text:p>6.02.2021</text:p>
          </table:table-cell>
          <table:table-cell table:style-name="ce24"/>
          <table:table-cell/>
          <table:table-cell table:style-name="ce28" office:value-type="date" office:date-value="2021-02-06" calcext:value-type="date">
            <text:p>6.02.2021</text:p>
          </table:table-cell>
          <table:table-cell table:style-name="ce32" table:formula="of:=IF([.E20]-[.E19]=1; [.F19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2-07" calcext:value-type="date">
            <text:p>7.02.2021</text:p>
          </table:table-cell>
          <table:table-cell table:style-name="ce24"/>
          <table:table-cell/>
          <table:table-cell table:style-name="ce28" office:value-type="date" office:date-value="2021-02-07" calcext:value-type="date">
            <text:p>7.02.2021</text:p>
          </table:table-cell>
          <table:table-cell table:style-name="ce32" table:formula="of:=IF([.E21]-[.E20]=1; [.F20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2-08" calcext:value-type="date">
            <text:p>8.02.2021</text:p>
          </table:table-cell>
          <table:table-cell table:style-name="ce24"/>
          <table:table-cell/>
          <table:table-cell table:style-name="ce28" office:value-type="date" office:date-value="2021-02-08" calcext:value-type="date">
            <text:p>8.02.2021</text:p>
          </table:table-cell>
          <table:table-cell table:style-name="ce32" table:formula="of:=IF([.E22]-[.E21]=1; [.F21]+1; 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2-10" calcext:value-type="date">
            <text:p>10.02.2021</text:p>
          </table:table-cell>
          <table:table-cell table:style-name="ce24"/>
          <table:table-cell/>
          <table:table-cell table:style-name="ce28" office:value-type="date" office:date-value="2021-02-10" calcext:value-type="date">
            <text:p>10.02.2021</text:p>
          </table:table-cell>
          <table:table-cell table:style-name="ce32" table:formula="of:=IF([.E23]-[.E22]=1; [.F22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2-13" calcext:value-type="date">
            <text:p>13.02.2021</text:p>
          </table:table-cell>
          <table:table-cell table:style-name="ce24"/>
          <table:table-cell/>
          <table:table-cell table:style-name="ce28" office:value-type="date" office:date-value="2021-02-13" calcext:value-type="date">
            <text:p>13.02.2021</text:p>
          </table:table-cell>
          <table:table-cell table:style-name="ce32" table:formula="of:=IF([.E24]-[.E23]=1; [.F23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2-15" calcext:value-type="date">
            <text:p>15.02.2021</text:p>
          </table:table-cell>
          <table:table-cell table:style-name="ce24"/>
          <table:table-cell/>
          <table:table-cell table:style-name="ce28" office:value-type="date" office:date-value="2021-02-15" calcext:value-type="date">
            <text:p>15.02.2021</text:p>
          </table:table-cell>
          <table:table-cell table:style-name="ce32" table:formula="of:=IF([.E25]-[.E24]=1; [.F24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2-16" calcext:value-type="date">
            <text:p>16.02.2021</text:p>
          </table:table-cell>
          <table:table-cell table:style-name="ce24"/>
          <table:table-cell/>
          <table:table-cell table:style-name="ce28" office:value-type="date" office:date-value="2021-02-16" calcext:value-type="date">
            <text:p>16.02.2021</text:p>
          </table:table-cell>
          <table:table-cell table:style-name="ce32" table:formula="of:=IF([.E26]-[.E25]=1; [.F25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2-17" calcext:value-type="date">
            <text:p>17.02.2021</text:p>
          </table:table-cell>
          <table:table-cell table:style-name="ce24"/>
          <table:table-cell/>
          <table:table-cell table:style-name="ce28" office:value-type="date" office:date-value="2021-02-17" calcext:value-type="date">
            <text:p>17.02.2021</text:p>
          </table:table-cell>
          <table:table-cell table:style-name="ce32" table:formula="of:=IF([.E27]-[.E26]=1; [.F26]+1; 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2-21" calcext:value-type="date">
            <text:p>21.02.2021</text:p>
          </table:table-cell>
          <table:table-cell table:style-name="ce24"/>
          <table:table-cell/>
          <table:table-cell table:style-name="ce28" office:value-type="date" office:date-value="2021-02-21" calcext:value-type="date">
            <text:p>21.02.2021</text:p>
          </table:table-cell>
          <table:table-cell table:style-name="ce32" table:formula="of:=IF([.E28]-[.E27]=1; [.F27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2-22" calcext:value-type="date">
            <text:p>22.02.2021</text:p>
          </table:table-cell>
          <table:table-cell table:style-name="ce24"/>
          <table:table-cell/>
          <table:table-cell table:style-name="ce28" office:value-type="date" office:date-value="2021-02-22" calcext:value-type="date">
            <text:p>22.02.2021</text:p>
          </table:table-cell>
          <table:table-cell table:style-name="ce32" table:formula="of:=IF([.E29]-[.E28]=1; [.F28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2-25" calcext:value-type="date">
            <text:p>25.02.2021</text:p>
          </table:table-cell>
          <table:table-cell table:style-name="ce24"/>
          <table:table-cell/>
          <table:table-cell table:style-name="ce28" office:value-type="date" office:date-value="2021-02-25" calcext:value-type="date">
            <text:p>25.02.2021</text:p>
          </table:table-cell>
          <table:table-cell table:style-name="ce32" table:formula="of:=IF([.E30]-[.E29]=1; [.F29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2-26" calcext:value-type="date">
            <text:p>26.02.2021</text:p>
          </table:table-cell>
          <table:table-cell table:style-name="ce24"/>
          <table:table-cell/>
          <table:table-cell table:style-name="ce28" office:value-type="date" office:date-value="2021-02-26" calcext:value-type="date">
            <text:p>26.02.2021</text:p>
          </table:table-cell>
          <table:table-cell table:style-name="ce32" table:formula="of:=IF([.E31]-[.E30]=1; [.F30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2-28" calcext:value-type="date">
            <text:p>28.02.2021</text:p>
          </table:table-cell>
          <table:table-cell table:style-name="ce24"/>
          <table:table-cell/>
          <table:table-cell table:style-name="ce28" office:value-type="date" office:date-value="2021-02-28" calcext:value-type="date">
            <text:p>28.02.2021</text:p>
          </table:table-cell>
          <table:table-cell table:style-name="ce32" table:formula="of:=IF([.E32]-[.E31]=1; [.F31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3-01" calcext:value-type="date">
            <text:p>1.03.2021</text:p>
          </table:table-cell>
          <table:table-cell table:style-name="ce24"/>
          <table:table-cell/>
          <table:table-cell table:style-name="ce28" office:value-type="date" office:date-value="2021-03-01" calcext:value-type="date">
            <text:p>1.03.2021</text:p>
          </table:table-cell>
          <table:table-cell table:style-name="ce32" table:formula="of:=IF([.E33]-[.E32]=1; [.F32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3-03" calcext:value-type="date">
            <text:p>3.03.2021</text:p>
          </table:table-cell>
          <table:table-cell table:style-name="ce24"/>
          <table:table-cell/>
          <table:table-cell table:style-name="ce28" office:value-type="date" office:date-value="2021-03-03" calcext:value-type="date">
            <text:p>3.03.2021</text:p>
          </table:table-cell>
          <table:table-cell table:style-name="ce32" table:formula="of:=IF([.E34]-[.E33]=1; [.F33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3-04" calcext:value-type="date">
            <text:p>4.03.2021</text:p>
          </table:table-cell>
          <table:table-cell table:style-name="ce24"/>
          <table:table-cell/>
          <table:table-cell table:style-name="ce28" office:value-type="date" office:date-value="2021-03-04" calcext:value-type="date">
            <text:p>4.03.2021</text:p>
          </table:table-cell>
          <table:table-cell table:style-name="ce32" table:formula="of:=IF([.E35]-[.E34]=1; [.F34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3-05" calcext:value-type="date">
            <text:p>5.03.2021</text:p>
          </table:table-cell>
          <table:table-cell table:style-name="ce24"/>
          <table:table-cell/>
          <table:table-cell table:style-name="ce28" office:value-type="date" office:date-value="2021-03-05" calcext:value-type="date">
            <text:p>5.03.2021</text:p>
          </table:table-cell>
          <table:table-cell table:style-name="ce32" table:formula="of:=IF([.E36]-[.E35]=1; [.F35]+1; 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3-07" calcext:value-type="date">
            <text:p>7.03.2021</text:p>
          </table:table-cell>
          <table:table-cell table:style-name="ce24"/>
          <table:table-cell/>
          <table:table-cell table:style-name="ce28" office:value-type="date" office:date-value="2021-03-07" calcext:value-type="date">
            <text:p>7.03.2021</text:p>
          </table:table-cell>
          <table:table-cell table:style-name="ce32" table:formula="of:=IF([.E37]-[.E36]=1; [.F36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3-08" calcext:value-type="date">
            <text:p>8.03.2021</text:p>
          </table:table-cell>
          <table:table-cell table:style-name="ce24"/>
          <table:table-cell/>
          <table:table-cell table:style-name="ce28" office:value-type="date" office:date-value="2021-03-08" calcext:value-type="date">
            <text:p>8.03.2021</text:p>
          </table:table-cell>
          <table:table-cell table:style-name="ce32" table:formula="of:=IF([.E38]-[.E37]=1; [.F37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3-09" calcext:value-type="date">
            <text:p>9.03.2021</text:p>
          </table:table-cell>
          <table:table-cell table:style-name="ce24"/>
          <table:table-cell/>
          <table:table-cell table:style-name="ce28" office:value-type="date" office:date-value="2021-03-09" calcext:value-type="date">
            <text:p>9.03.2021</text:p>
          </table:table-cell>
          <table:table-cell table:style-name="ce32" table:formula="of:=IF([.E39]-[.E38]=1; [.F38]+1; 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3-12" calcext:value-type="date">
            <text:p>12.03.2021</text:p>
          </table:table-cell>
          <table:table-cell table:style-name="ce24"/>
          <table:table-cell/>
          <table:table-cell table:style-name="ce28" office:value-type="date" office:date-value="2021-03-12" calcext:value-type="date">
            <text:p>12.03.2021</text:p>
          </table:table-cell>
          <table:table-cell table:style-name="ce32" table:formula="of:=IF([.E40]-[.E39]=1; [.F39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3-13" calcext:value-type="date">
            <text:p>13.03.2021</text:p>
          </table:table-cell>
          <table:table-cell table:style-name="ce24"/>
          <table:table-cell/>
          <table:table-cell table:style-name="ce28" office:value-type="date" office:date-value="2021-03-13" calcext:value-type="date">
            <text:p>13.03.2021</text:p>
          </table:table-cell>
          <table:table-cell table:style-name="ce32" table:formula="of:=IF([.E41]-[.E40]=1; [.F40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3-15" calcext:value-type="date">
            <text:p>15.03.2021</text:p>
          </table:table-cell>
          <table:table-cell table:style-name="ce24"/>
          <table:table-cell/>
          <table:table-cell table:style-name="ce28" office:value-type="date" office:date-value="2021-03-15" calcext:value-type="date">
            <text:p>15.03.2021</text:p>
          </table:table-cell>
          <table:table-cell table:style-name="ce32" table:formula="of:=IF([.E42]-[.E41]=1; [.F41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3-16" calcext:value-type="date">
            <text:p>16.03.2021</text:p>
          </table:table-cell>
          <table:table-cell table:style-name="ce24"/>
          <table:table-cell/>
          <table:table-cell table:style-name="ce28" office:value-type="date" office:date-value="2021-03-16" calcext:value-type="date">
            <text:p>16.03.2021</text:p>
          </table:table-cell>
          <table:table-cell table:style-name="ce32" table:formula="of:=IF([.E43]-[.E42]=1; [.F42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3-17" calcext:value-type="date">
            <text:p>17.03.2021</text:p>
          </table:table-cell>
          <table:table-cell table:style-name="ce24"/>
          <table:table-cell/>
          <table:table-cell table:style-name="ce28" office:value-type="date" office:date-value="2021-03-17" calcext:value-type="date">
            <text:p>17.03.2021</text:p>
          </table:table-cell>
          <table:table-cell table:style-name="ce32" table:formula="of:=IF([.E44]-[.E43]=1; [.F43]+1; 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3-18" calcext:value-type="date">
            <text:p>18.03.2021</text:p>
          </table:table-cell>
          <table:table-cell table:style-name="ce24"/>
          <table:table-cell/>
          <table:table-cell table:style-name="ce28" office:value-type="date" office:date-value="2021-03-18" calcext:value-type="date">
            <text:p>18.03.2021</text:p>
          </table:table-cell>
          <table:table-cell table:style-name="ce32" table:formula="of:=IF([.E45]-[.E44]=1; [.F44]+1; 1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3-20" calcext:value-type="date">
            <text:p>20.03.2021</text:p>
          </table:table-cell>
          <table:table-cell table:style-name="ce24"/>
          <table:table-cell/>
          <table:table-cell table:style-name="ce28" office:value-type="date" office:date-value="2021-03-20" calcext:value-type="date">
            <text:p>20.03.2021</text:p>
          </table:table-cell>
          <table:table-cell table:style-name="ce32" table:formula="of:=IF([.E46]-[.E45]=1; [.F45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3-21" calcext:value-type="date">
            <text:p>21.03.2021</text:p>
          </table:table-cell>
          <table:table-cell table:style-name="ce24"/>
          <table:table-cell/>
          <table:table-cell table:style-name="ce28" office:value-type="date" office:date-value="2021-03-21" calcext:value-type="date">
            <text:p>21.03.2021</text:p>
          </table:table-cell>
          <table:table-cell table:style-name="ce32" table:formula="of:=IF([.E47]-[.E46]=1; [.F46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3-22" calcext:value-type="date">
            <text:p>22.03.2021</text:p>
          </table:table-cell>
          <table:table-cell table:style-name="ce24"/>
          <table:table-cell/>
          <table:table-cell table:style-name="ce28" office:value-type="date" office:date-value="2021-03-22" calcext:value-type="date">
            <text:p>22.03.2021</text:p>
          </table:table-cell>
          <table:table-cell table:style-name="ce32" table:formula="of:=IF([.E48]-[.E47]=1; [.F47]+1; 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3-24" calcext:value-type="date">
            <text:p>24.03.2021</text:p>
          </table:table-cell>
          <table:table-cell table:style-name="ce24"/>
          <table:table-cell/>
          <table:table-cell table:style-name="ce28" office:value-type="date" office:date-value="2021-03-24" calcext:value-type="date">
            <text:p>24.03.2021</text:p>
          </table:table-cell>
          <table:table-cell table:style-name="ce32" table:formula="of:=IF([.E49]-[.E48]=1; [.F48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3-26" calcext:value-type="date">
            <text:p>26.03.2021</text:p>
          </table:table-cell>
          <table:table-cell table:style-name="ce24"/>
          <table:table-cell/>
          <table:table-cell table:style-name="ce28" office:value-type="date" office:date-value="2021-03-26" calcext:value-type="date">
            <text:p>26.03.2021</text:p>
          </table:table-cell>
          <table:table-cell table:style-name="ce32" table:formula="of:=IF([.E50]-[.E49]=1; [.F49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3-28" calcext:value-type="date">
            <text:p>28.03.2021</text:p>
          </table:table-cell>
          <table:table-cell table:style-name="ce24"/>
          <table:table-cell/>
          <table:table-cell table:style-name="ce28" office:value-type="date" office:date-value="2021-03-28" calcext:value-type="date">
            <text:p>28.03.2021</text:p>
          </table:table-cell>
          <table:table-cell table:style-name="ce32" table:formula="of:=IF([.E51]-[.E50]=1; [.F50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3-29" calcext:value-type="date">
            <text:p>29.03.2021</text:p>
          </table:table-cell>
          <table:table-cell table:style-name="ce24"/>
          <table:table-cell/>
          <table:table-cell table:style-name="ce28" office:value-type="date" office:date-value="2021-03-29" calcext:value-type="date">
            <text:p>29.03.2021</text:p>
          </table:table-cell>
          <table:table-cell table:style-name="ce32" table:formula="of:=IF([.E52]-[.E51]=1; [.F51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3-30" calcext:value-type="date">
            <text:p>30.03.2021</text:p>
          </table:table-cell>
          <table:table-cell table:style-name="ce24"/>
          <table:table-cell/>
          <table:table-cell table:style-name="ce28" office:value-type="date" office:date-value="2021-03-30" calcext:value-type="date">
            <text:p>30.03.2021</text:p>
          </table:table-cell>
          <table:table-cell table:style-name="ce32" table:formula="of:=IF([.E53]-[.E52]=1; [.F52]+1; 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4-01" calcext:value-type="date">
            <text:p>1.04.2021</text:p>
          </table:table-cell>
          <table:table-cell table:style-name="ce24"/>
          <table:table-cell/>
          <table:table-cell table:style-name="ce28" office:value-type="date" office:date-value="2021-04-01" calcext:value-type="date">
            <text:p>1.04.2021</text:p>
          </table:table-cell>
          <table:table-cell table:style-name="ce32" table:formula="of:=IF([.E54]-[.E53]=1; [.F53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4-02" calcext:value-type="date">
            <text:p>2.04.2021</text:p>
          </table:table-cell>
          <table:table-cell table:style-name="ce24"/>
          <table:table-cell/>
          <table:table-cell table:style-name="ce28" office:value-type="date" office:date-value="2021-04-02" calcext:value-type="date">
            <text:p>2.04.2021</text:p>
          </table:table-cell>
          <table:table-cell table:style-name="ce32" table:formula="of:=IF([.E55]-[.E54]=1; [.F54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4-06" calcext:value-type="date">
            <text:p>6.04.2021</text:p>
          </table:table-cell>
          <table:table-cell table:style-name="ce24"/>
          <table:table-cell/>
          <table:table-cell table:style-name="ce28" office:value-type="date" office:date-value="2021-04-06" calcext:value-type="date">
            <text:p>6.04.2021</text:p>
          </table:table-cell>
          <table:table-cell table:style-name="ce32" table:formula="of:=IF([.E56]-[.E55]=1; [.F55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4-07" calcext:value-type="date">
            <text:p>7.04.2021</text:p>
          </table:table-cell>
          <table:table-cell table:style-name="ce24"/>
          <table:table-cell/>
          <table:table-cell table:style-name="ce28" office:value-type="date" office:date-value="2021-04-07" calcext:value-type="date">
            <text:p>7.04.2021</text:p>
          </table:table-cell>
          <table:table-cell table:style-name="ce32" table:formula="of:=IF([.E57]-[.E56]=1; [.F56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4-08" calcext:value-type="date">
            <text:p>8.04.2021</text:p>
          </table:table-cell>
          <table:table-cell table:style-name="ce24"/>
          <table:table-cell/>
          <table:table-cell table:style-name="ce28" office:value-type="date" office:date-value="2021-04-08" calcext:value-type="date">
            <text:p>8.04.2021</text:p>
          </table:table-cell>
          <table:table-cell table:style-name="ce32" table:formula="of:=IF([.E58]-[.E57]=1; [.F57]+1; 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4-09" calcext:value-type="date">
            <text:p>9.04.2021</text:p>
          </table:table-cell>
          <table:table-cell table:style-name="ce24"/>
          <table:table-cell/>
          <table:table-cell table:style-name="ce28" office:value-type="date" office:date-value="2021-04-09" calcext:value-type="date">
            <text:p>9.04.2021</text:p>
          </table:table-cell>
          <table:table-cell table:style-name="ce32" table:formula="of:=IF([.E59]-[.E58]=1; [.F58]+1; 1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4-12" calcext:value-type="date">
            <text:p>12.04.2021</text:p>
          </table:table-cell>
          <table:table-cell table:style-name="ce24"/>
          <table:table-cell/>
          <table:table-cell table:style-name="ce28" office:value-type="date" office:date-value="2021-04-12" calcext:value-type="date">
            <text:p>12.04.2021</text:p>
          </table:table-cell>
          <table:table-cell table:style-name="ce32" table:formula="of:=IF([.E60]-[.E59]=1; [.F59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4-14" calcext:value-type="date">
            <text:p>14.04.2021</text:p>
          </table:table-cell>
          <table:table-cell table:style-name="ce24"/>
          <table:table-cell/>
          <table:table-cell table:style-name="ce28" office:value-type="date" office:date-value="2021-04-14" calcext:value-type="date">
            <text:p>14.04.2021</text:p>
          </table:table-cell>
          <table:table-cell table:style-name="ce32" table:formula="of:=IF([.E61]-[.E60]=1; [.F60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4-15" calcext:value-type="date">
            <text:p>15.04.2021</text:p>
          </table:table-cell>
          <table:table-cell table:style-name="ce24"/>
          <table:table-cell/>
          <table:table-cell table:style-name="ce28" office:value-type="date" office:date-value="2021-04-15" calcext:value-type="date">
            <text:p>15.04.2021</text:p>
          </table:table-cell>
          <table:table-cell table:style-name="ce32" table:formula="of:=IF([.E62]-[.E61]=1; [.F61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4-16" calcext:value-type="date">
            <text:p>16.04.2021</text:p>
          </table:table-cell>
          <table:table-cell table:style-name="ce24"/>
          <table:table-cell/>
          <table:table-cell table:style-name="ce28" office:value-type="date" office:date-value="2021-04-16" calcext:value-type="date">
            <text:p>16.04.2021</text:p>
          </table:table-cell>
          <table:table-cell table:style-name="ce32" table:formula="of:=IF([.E63]-[.E62]=1; [.F62]+1; 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4-17" calcext:value-type="date">
            <text:p>17.04.2021</text:p>
          </table:table-cell>
          <table:table-cell table:style-name="ce24"/>
          <table:table-cell/>
          <table:table-cell table:style-name="ce28" office:value-type="date" office:date-value="2021-04-17" calcext:value-type="date">
            <text:p>17.04.2021</text:p>
          </table:table-cell>
          <table:table-cell table:style-name="ce32" table:formula="of:=IF([.E64]-[.E63]=1; [.F63]+1; 1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4-18" calcext:value-type="date">
            <text:p>18.04.2021</text:p>
          </table:table-cell>
          <table:table-cell table:style-name="ce24"/>
          <table:table-cell/>
          <table:table-cell table:style-name="ce28" office:value-type="date" office:date-value="2021-04-18" calcext:value-type="date">
            <text:p>18.04.2021</text:p>
          </table:table-cell>
          <table:table-cell table:style-name="ce32" table:formula="of:=IF([.E65]-[.E64]=1; [.F64]+1; 1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4-19" calcext:value-type="date">
            <text:p>19.04.2021</text:p>
          </table:table-cell>
          <table:table-cell table:style-name="ce24"/>
          <table:table-cell/>
          <table:table-cell table:style-name="ce28" office:value-type="date" office:date-value="2021-04-19" calcext:value-type="date">
            <text:p>19.04.2021</text:p>
          </table:table-cell>
          <table:table-cell table:style-name="ce32" table:formula="of:=IF([.E66]-[.E65]=1; [.F65]+1; 1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4-21" calcext:value-type="date">
            <text:p>21.04.2021</text:p>
          </table:table-cell>
          <table:table-cell table:style-name="ce24"/>
          <table:table-cell/>
          <table:table-cell table:style-name="ce28" office:value-type="date" office:date-value="2021-04-21" calcext:value-type="date">
            <text:p>21.04.2021</text:p>
          </table:table-cell>
          <table:table-cell table:style-name="ce32" table:formula="of:=IF([.E67]-[.E66]=1; [.F66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4-23" calcext:value-type="date">
            <text:p>23.04.2021</text:p>
          </table:table-cell>
          <table:table-cell table:style-name="ce24"/>
          <table:table-cell/>
          <table:table-cell table:style-name="ce28" office:value-type="date" office:date-value="2021-04-23" calcext:value-type="date">
            <text:p>23.04.2021</text:p>
          </table:table-cell>
          <table:table-cell table:style-name="ce32" table:formula="of:=IF([.E68]-[.E67]=1; [.F67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4-25" calcext:value-type="date">
            <text:p>25.04.2021</text:p>
          </table:table-cell>
          <table:table-cell table:style-name="ce24"/>
          <table:table-cell/>
          <table:table-cell table:style-name="ce28" office:value-type="date" office:date-value="2021-04-25" calcext:value-type="date">
            <text:p>25.04.2021</text:p>
          </table:table-cell>
          <table:table-cell table:style-name="ce32" table:formula="of:=IF([.E69]-[.E68]=1; [.F68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4-28" calcext:value-type="date">
            <text:p>28.04.2021</text:p>
          </table:table-cell>
          <table:table-cell table:style-name="ce24"/>
          <table:table-cell/>
          <table:table-cell table:style-name="ce28" office:value-type="date" office:date-value="2021-04-28" calcext:value-type="date">
            <text:p>28.04.2021</text:p>
          </table:table-cell>
          <table:table-cell table:style-name="ce32" table:formula="of:=IF([.E70]-[.E69]=1; [.F69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4-30" calcext:value-type="date">
            <text:p>30.04.2021</text:p>
          </table:table-cell>
          <table:table-cell table:style-name="ce24"/>
          <table:table-cell/>
          <table:table-cell table:style-name="ce28" office:value-type="date" office:date-value="2021-04-30" calcext:value-type="date">
            <text:p>30.04.2021</text:p>
          </table:table-cell>
          <table:table-cell table:style-name="ce32" table:formula="of:=IF([.E71]-[.E70]=1; [.F70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5-01" calcext:value-type="date">
            <text:p>1.05.2021</text:p>
          </table:table-cell>
          <table:table-cell table:style-name="ce24"/>
          <table:table-cell/>
          <table:table-cell table:style-name="ce28" office:value-type="date" office:date-value="2021-05-01" calcext:value-type="date">
            <text:p>1.05.2021</text:p>
          </table:table-cell>
          <table:table-cell table:style-name="ce32" table:formula="of:=IF([.E72]-[.E71]=1; [.F71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5-02" calcext:value-type="date">
            <text:p>2.05.2021</text:p>
          </table:table-cell>
          <table:table-cell table:style-name="ce24"/>
          <table:table-cell/>
          <table:table-cell table:style-name="ce28" office:value-type="date" office:date-value="2021-05-02" calcext:value-type="date">
            <text:p>2.05.2021</text:p>
          </table:table-cell>
          <table:table-cell table:style-name="ce32" table:formula="of:=IF([.E73]-[.E72]=1; [.F72]+1; 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5-05" calcext:value-type="date">
            <text:p>5.05.2021</text:p>
          </table:table-cell>
          <table:table-cell table:style-name="ce24"/>
          <table:table-cell/>
          <table:table-cell table:style-name="ce28" office:value-type="date" office:date-value="2021-05-05" calcext:value-type="date">
            <text:p>5.05.2021</text:p>
          </table:table-cell>
          <table:table-cell table:style-name="ce32" table:formula="of:=IF([.E74]-[.E73]=1; [.F73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5-06" calcext:value-type="date">
            <text:p>6.05.2021</text:p>
          </table:table-cell>
          <table:table-cell table:style-name="ce24"/>
          <table:table-cell/>
          <table:table-cell table:style-name="ce28" office:value-type="date" office:date-value="2021-05-06" calcext:value-type="date">
            <text:p>6.05.2021</text:p>
          </table:table-cell>
          <table:table-cell table:style-name="ce32" table:formula="of:=IF([.E75]-[.E74]=1; [.F74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5-07" calcext:value-type="date">
            <text:p>7.05.2021</text:p>
          </table:table-cell>
          <table:table-cell table:style-name="ce24"/>
          <table:table-cell/>
          <table:table-cell table:style-name="ce28" office:value-type="date" office:date-value="2021-05-07" calcext:value-type="date">
            <text:p>7.05.2021</text:p>
          </table:table-cell>
          <table:table-cell table:style-name="ce32" table:formula="of:=IF([.E76]-[.E75]=1; [.F75]+1; 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5-08" calcext:value-type="date">
            <text:p>8.05.2021</text:p>
          </table:table-cell>
          <table:table-cell table:style-name="ce24"/>
          <table:table-cell/>
          <table:table-cell table:style-name="ce28" office:value-type="date" office:date-value="2021-05-08" calcext:value-type="date">
            <text:p>8.05.2021</text:p>
          </table:table-cell>
          <table:table-cell table:style-name="ce32" table:formula="of:=IF([.E77]-[.E76]=1; [.F76]+1; 1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5-09" calcext:value-type="date">
            <text:p>9.05.2021</text:p>
          </table:table-cell>
          <table:table-cell table:style-name="ce24"/>
          <table:table-cell/>
          <table:table-cell table:style-name="ce28" office:value-type="date" office:date-value="2021-05-09" calcext:value-type="date">
            <text:p>9.05.2021</text:p>
          </table:table-cell>
          <table:table-cell table:style-name="ce32" table:formula="of:=IF([.E78]-[.E77]=1; [.F77]+1; 1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5-13" calcext:value-type="date">
            <text:p>13.05.2021</text:p>
          </table:table-cell>
          <table:table-cell table:style-name="ce24"/>
          <table:table-cell/>
          <table:table-cell table:style-name="ce28" office:value-type="date" office:date-value="2021-05-13" calcext:value-type="date">
            <text:p>13.05.2021</text:p>
          </table:table-cell>
          <table:table-cell table:style-name="ce32" table:formula="of:=IF([.E79]-[.E78]=1; [.F78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5-14" calcext:value-type="date">
            <text:p>14.05.2021</text:p>
          </table:table-cell>
          <table:table-cell table:style-name="ce24"/>
          <table:table-cell/>
          <table:table-cell table:style-name="ce28" office:value-type="date" office:date-value="2021-05-14" calcext:value-type="date">
            <text:p>14.05.2021</text:p>
          </table:table-cell>
          <table:table-cell table:style-name="ce32" table:formula="of:=IF([.E80]-[.E79]=1; [.F79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5-16" calcext:value-type="date">
            <text:p>16.05.2021</text:p>
          </table:table-cell>
          <table:table-cell table:style-name="ce24"/>
          <table:table-cell/>
          <table:table-cell table:style-name="ce28" office:value-type="date" office:date-value="2021-05-16" calcext:value-type="date">
            <text:p>16.05.2021</text:p>
          </table:table-cell>
          <table:table-cell table:style-name="ce32" table:formula="of:=IF([.E81]-[.E80]=1; [.F80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5-17" calcext:value-type="date">
            <text:p>17.05.2021</text:p>
          </table:table-cell>
          <table:table-cell table:style-name="ce24"/>
          <table:table-cell/>
          <table:table-cell table:style-name="ce28" office:value-type="date" office:date-value="2021-05-17" calcext:value-type="date">
            <text:p>17.05.2021</text:p>
          </table:table-cell>
          <table:table-cell table:style-name="ce32" table:formula="of:=IF([.E82]-[.E81]=1; [.F81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5-18" calcext:value-type="date">
            <text:p>18.05.2021</text:p>
          </table:table-cell>
          <table:table-cell table:style-name="ce24"/>
          <table:table-cell/>
          <table:table-cell table:style-name="ce28" office:value-type="date" office:date-value="2021-05-18" calcext:value-type="date">
            <text:p>18.05.2021</text:p>
          </table:table-cell>
          <table:table-cell table:style-name="ce32" table:formula="of:=IF([.E83]-[.E82]=1; [.F82]+1; 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5-19" calcext:value-type="date">
            <text:p>19.05.2021</text:p>
          </table:table-cell>
          <table:table-cell table:style-name="ce24"/>
          <table:table-cell/>
          <table:table-cell table:style-name="ce28" office:value-type="date" office:date-value="2021-05-19" calcext:value-type="date">
            <text:p>19.05.2021</text:p>
          </table:table-cell>
          <table:table-cell table:style-name="ce32" table:formula="of:=IF([.E84]-[.E83]=1; [.F83]+1; 1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5-20" calcext:value-type="date">
            <text:p>20.05.2021</text:p>
          </table:table-cell>
          <table:table-cell table:style-name="ce24"/>
          <table:table-cell/>
          <table:table-cell table:style-name="ce28" office:value-type="date" office:date-value="2021-05-20" calcext:value-type="date">
            <text:p>20.05.2021</text:p>
          </table:table-cell>
          <table:table-cell table:style-name="ce32" table:formula="of:=IF([.E85]-[.E84]=1; [.F84]+1; 1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5-23" calcext:value-type="date">
            <text:p>23.05.2021</text:p>
          </table:table-cell>
          <table:table-cell table:style-name="ce24"/>
          <table:table-cell/>
          <table:table-cell table:style-name="ce28" office:value-type="date" office:date-value="2021-05-23" calcext:value-type="date">
            <text:p>23.05.2021</text:p>
          </table:table-cell>
          <table:table-cell table:style-name="ce32" table:formula="of:=IF([.E86]-[.E85]=1; [.F85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5-24" calcext:value-type="date">
            <text:p>24.05.2021</text:p>
          </table:table-cell>
          <table:table-cell table:style-name="ce24"/>
          <table:table-cell/>
          <table:table-cell table:style-name="ce28" office:value-type="date" office:date-value="2021-05-24" calcext:value-type="date">
            <text:p>24.05.2021</text:p>
          </table:table-cell>
          <table:table-cell table:style-name="ce32" table:formula="of:=IF([.E87]-[.E86]=1; [.F86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5-26" calcext:value-type="date">
            <text:p>26.05.2021</text:p>
          </table:table-cell>
          <table:table-cell table:style-name="ce24"/>
          <table:table-cell/>
          <table:table-cell table:style-name="ce28" office:value-type="date" office:date-value="2021-05-26" calcext:value-type="date">
            <text:p>26.05.2021</text:p>
          </table:table-cell>
          <table:table-cell table:style-name="ce32" table:formula="of:=IF([.E88]-[.E87]=1; [.F87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5-27" calcext:value-type="date">
            <text:p>27.05.2021</text:p>
          </table:table-cell>
          <table:table-cell table:style-name="ce24"/>
          <table:table-cell/>
          <table:table-cell table:style-name="ce28" office:value-type="date" office:date-value="2021-05-27" calcext:value-type="date">
            <text:p>27.05.2021</text:p>
          </table:table-cell>
          <table:table-cell table:style-name="ce32" table:formula="of:=IF([.E89]-[.E88]=1; [.F88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5-28" calcext:value-type="date">
            <text:p>28.05.2021</text:p>
          </table:table-cell>
          <table:table-cell table:style-name="ce24"/>
          <table:table-cell/>
          <table:table-cell table:style-name="ce28" office:value-type="date" office:date-value="2021-05-28" calcext:value-type="date">
            <text:p>28.05.2021</text:p>
          </table:table-cell>
          <table:table-cell table:style-name="ce32" table:formula="of:=IF([.E90]-[.E89]=1; [.F89]+1; 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5-29" calcext:value-type="date">
            <text:p>29.05.2021</text:p>
          </table:table-cell>
          <table:table-cell table:style-name="ce24"/>
          <table:table-cell/>
          <table:table-cell table:style-name="ce28" office:value-type="date" office:date-value="2021-05-29" calcext:value-type="date">
            <text:p>29.05.2021</text:p>
          </table:table-cell>
          <table:table-cell table:style-name="ce32" table:formula="of:=IF([.E91]-[.E90]=1; [.F90]+1; 1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5-30" calcext:value-type="date">
            <text:p>30.05.2021</text:p>
          </table:table-cell>
          <table:table-cell table:style-name="ce24"/>
          <table:table-cell/>
          <table:table-cell table:style-name="ce28" office:value-type="date" office:date-value="2021-05-30" calcext:value-type="date">
            <text:p>30.05.2021</text:p>
          </table:table-cell>
          <table:table-cell table:style-name="ce32" table:formula="of:=IF([.E92]-[.E91]=1; [.F91]+1; 1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5-31" calcext:value-type="date">
            <text:p>31.05.2021</text:p>
          </table:table-cell>
          <table:table-cell table:style-name="ce24"/>
          <table:table-cell/>
          <table:table-cell table:style-name="ce28" office:value-type="date" office:date-value="2021-05-31" calcext:value-type="date">
            <text:p>31.05.2021</text:p>
          </table:table-cell>
          <table:table-cell table:style-name="ce32" table:formula="of:=IF([.E93]-[.E92]=1; [.F92]+1; 1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6-03" calcext:value-type="date">
            <text:p>3.06.2021</text:p>
          </table:table-cell>
          <table:table-cell table:style-name="ce24"/>
          <table:table-cell/>
          <table:table-cell table:style-name="ce28" office:value-type="date" office:date-value="2021-06-03" calcext:value-type="date">
            <text:p>3.06.2021</text:p>
          </table:table-cell>
          <table:table-cell table:style-name="ce32" table:formula="of:=IF([.E94]-[.E93]=1; [.F93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6-05" calcext:value-type="date">
            <text:p>5.06.2021</text:p>
          </table:table-cell>
          <table:table-cell table:style-name="ce24"/>
          <table:table-cell/>
          <table:table-cell table:style-name="ce28" office:value-type="date" office:date-value="2021-06-05" calcext:value-type="date">
            <text:p>5.06.2021</text:p>
          </table:table-cell>
          <table:table-cell table:style-name="ce32" table:formula="of:=IF([.E95]-[.E94]=1; [.F94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6-06" calcext:value-type="date">
            <text:p>6.06.2021</text:p>
          </table:table-cell>
          <table:table-cell table:style-name="ce24"/>
          <table:table-cell/>
          <table:table-cell table:style-name="ce28" office:value-type="date" office:date-value="2021-06-06" calcext:value-type="date">
            <text:p>6.06.2021</text:p>
          </table:table-cell>
          <table:table-cell table:style-name="ce32" table:formula="of:=IF([.E96]-[.E95]=1; [.F95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6-07" calcext:value-type="date">
            <text:p>7.06.2021</text:p>
          </table:table-cell>
          <table:table-cell table:style-name="ce24"/>
          <table:table-cell/>
          <table:table-cell table:style-name="ce28" office:value-type="date" office:date-value="2021-06-07" calcext:value-type="date">
            <text:p>7.06.2021</text:p>
          </table:table-cell>
          <table:table-cell table:style-name="ce32" table:formula="of:=IF([.E97]-[.E96]=1; [.F96]+1; 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6-09" calcext:value-type="date">
            <text:p>9.06.2021</text:p>
          </table:table-cell>
          <table:table-cell table:style-name="ce24"/>
          <table:table-cell/>
          <table:table-cell table:style-name="ce28" office:value-type="date" office:date-value="2021-06-09" calcext:value-type="date">
            <text:p>9.06.2021</text:p>
          </table:table-cell>
          <table:table-cell table:style-name="ce32" table:formula="of:=IF([.E98]-[.E97]=1; [.F97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6-10" calcext:value-type="date">
            <text:p>10.06.2021</text:p>
          </table:table-cell>
          <table:table-cell table:style-name="ce24"/>
          <table:table-cell/>
          <table:table-cell table:style-name="ce28" office:value-type="date" office:date-value="2021-06-10" calcext:value-type="date">
            <text:p>10.06.2021</text:p>
          </table:table-cell>
          <table:table-cell table:style-name="ce32" table:formula="of:=IF([.E99]-[.E98]=1; [.F98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6-12" calcext:value-type="date">
            <text:p>12.06.2021</text:p>
          </table:table-cell>
          <table:table-cell table:style-name="ce24"/>
          <table:table-cell/>
          <table:table-cell table:style-name="ce28" office:value-type="date" office:date-value="2021-06-12" calcext:value-type="date">
            <text:p>12.06.2021</text:p>
          </table:table-cell>
          <table:table-cell table:style-name="ce32" table:formula="of:=IF([.E100]-[.E99]=1; [.F99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6-13" calcext:value-type="date">
            <text:p>13.06.2021</text:p>
          </table:table-cell>
          <table:table-cell table:style-name="ce24"/>
          <table:table-cell/>
          <table:table-cell table:style-name="ce28" office:value-type="date" office:date-value="2021-06-13" calcext:value-type="date">
            <text:p>13.06.2021</text:p>
          </table:table-cell>
          <table:table-cell table:style-name="ce32" table:formula="of:=IF([.E101]-[.E100]=1; [.F100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6-14" calcext:value-type="date">
            <text:p>14.06.2021</text:p>
          </table:table-cell>
          <table:table-cell table:style-name="ce24"/>
          <table:table-cell/>
          <table:table-cell table:style-name="ce28" office:value-type="date" office:date-value="2021-06-14" calcext:value-type="date">
            <text:p>14.06.2021</text:p>
          </table:table-cell>
          <table:table-cell table:style-name="ce32" table:formula="of:=IF([.E102]-[.E101]=1; [.F101]+1; 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6-16" calcext:value-type="date">
            <text:p>16.06.2021</text:p>
          </table:table-cell>
          <table:table-cell table:style-name="ce24"/>
          <table:table-cell/>
          <table:table-cell table:style-name="ce28" office:value-type="date" office:date-value="2021-06-16" calcext:value-type="date">
            <text:p>16.06.2021</text:p>
          </table:table-cell>
          <table:table-cell table:style-name="ce32" table:formula="of:=IF([.E103]-[.E102]=1; [.F102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6-17" calcext:value-type="date">
            <text:p>17.06.2021</text:p>
          </table:table-cell>
          <table:table-cell table:style-name="ce24"/>
          <table:table-cell/>
          <table:table-cell table:style-name="ce28" office:value-type="date" office:date-value="2021-06-17" calcext:value-type="date">
            <text:p>17.06.2021</text:p>
          </table:table-cell>
          <table:table-cell table:style-name="ce32" table:formula="of:=IF([.E104]-[.E103]=1; [.F103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6-18" calcext:value-type="date">
            <text:p>18.06.2021</text:p>
          </table:table-cell>
          <table:table-cell table:style-name="ce24"/>
          <table:table-cell/>
          <table:table-cell table:style-name="ce28" office:value-type="date" office:date-value="2021-06-18" calcext:value-type="date">
            <text:p>18.06.2021</text:p>
          </table:table-cell>
          <table:table-cell table:style-name="ce32" table:formula="of:=IF([.E105]-[.E104]=1; [.F104]+1; 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6-20" calcext:value-type="date">
            <text:p>20.06.2021</text:p>
          </table:table-cell>
          <table:table-cell table:style-name="ce24"/>
          <table:table-cell/>
          <table:table-cell table:style-name="ce28" office:value-type="date" office:date-value="2021-06-20" calcext:value-type="date">
            <text:p>20.06.2021</text:p>
          </table:table-cell>
          <table:table-cell table:style-name="ce32" table:formula="of:=IF([.E106]-[.E105]=1; [.F105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6-27" calcext:value-type="date">
            <text:p>27.06.2021</text:p>
          </table:table-cell>
          <table:table-cell table:style-name="ce24"/>
          <table:table-cell/>
          <table:table-cell table:style-name="ce28" office:value-type="date" office:date-value="2021-06-27" calcext:value-type="date">
            <text:p>27.06.2021</text:p>
          </table:table-cell>
          <table:table-cell table:style-name="ce32" table:formula="of:=IF([.E107]-[.E106]=1; [.F106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6-29" calcext:value-type="date">
            <text:p>29.06.2021</text:p>
          </table:table-cell>
          <table:table-cell table:style-name="ce24"/>
          <table:table-cell/>
          <table:table-cell table:style-name="ce28" office:value-type="date" office:date-value="2021-06-29" calcext:value-type="date">
            <text:p>29.06.2021</text:p>
          </table:table-cell>
          <table:table-cell table:style-name="ce32" table:formula="of:=IF([.E108]-[.E107]=1; [.F107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7-01" calcext:value-type="date">
            <text:p>1.07.2021</text:p>
          </table:table-cell>
          <table:table-cell table:style-name="ce24"/>
          <table:table-cell/>
          <table:table-cell table:style-name="ce28" office:value-type="date" office:date-value="2021-07-01" calcext:value-type="date">
            <text:p>1.07.2021</text:p>
          </table:table-cell>
          <table:table-cell table:style-name="ce32" table:formula="of:=IF([.E109]-[.E108]=1; [.F108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7-03" calcext:value-type="date">
            <text:p>3.07.2021</text:p>
          </table:table-cell>
          <table:table-cell table:style-name="ce24"/>
          <table:table-cell/>
          <table:table-cell table:style-name="ce28" office:value-type="date" office:date-value="2021-07-03" calcext:value-type="date">
            <text:p>3.07.2021</text:p>
          </table:table-cell>
          <table:table-cell table:style-name="ce32" table:formula="of:=IF([.E110]-[.E109]=1; [.F109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7-05" calcext:value-type="date">
            <text:p>5.07.2021</text:p>
          </table:table-cell>
          <table:table-cell table:style-name="ce24"/>
          <table:table-cell/>
          <table:table-cell table:style-name="ce28" office:value-type="date" office:date-value="2021-07-05" calcext:value-type="date">
            <text:p>5.07.2021</text:p>
          </table:table-cell>
          <table:table-cell table:style-name="ce32" table:formula="of:=IF([.E111]-[.E110]=1; [.F110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7-06" calcext:value-type="date">
            <text:p>6.07.2021</text:p>
          </table:table-cell>
          <table:table-cell table:style-name="ce24"/>
          <table:table-cell/>
          <table:table-cell table:style-name="ce28" office:value-type="date" office:date-value="2021-07-06" calcext:value-type="date">
            <text:p>6.07.2021</text:p>
          </table:table-cell>
          <table:table-cell table:style-name="ce32" table:formula="of:=IF([.E112]-[.E111]=1; [.F111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7-07" calcext:value-type="date">
            <text:p>7.07.2021</text:p>
          </table:table-cell>
          <table:table-cell table:style-name="ce24"/>
          <table:table-cell/>
          <table:table-cell table:style-name="ce28" office:value-type="date" office:date-value="2021-07-07" calcext:value-type="date">
            <text:p>7.07.2021</text:p>
          </table:table-cell>
          <table:table-cell table:style-name="ce32" table:formula="of:=IF([.E113]-[.E112]=1; [.F112]+1; 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7-08" calcext:value-type="date">
            <text:p>8.07.2021</text:p>
          </table:table-cell>
          <table:table-cell table:style-name="ce24"/>
          <table:table-cell/>
          <table:table-cell table:style-name="ce28" office:value-type="date" office:date-value="2021-07-08" calcext:value-type="date">
            <text:p>8.07.2021</text:p>
          </table:table-cell>
          <table:table-cell table:style-name="ce32" table:formula="of:=IF([.E114]-[.E113]=1; [.F113]+1; 1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7-09" calcext:value-type="date">
            <text:p>9.07.2021</text:p>
          </table:table-cell>
          <table:table-cell table:style-name="ce24"/>
          <table:table-cell/>
          <table:table-cell table:style-name="ce28" office:value-type="date" office:date-value="2021-07-09" calcext:value-type="date">
            <text:p>9.07.2021</text:p>
          </table:table-cell>
          <table:table-cell table:style-name="ce32" table:formula="of:=IF([.E115]-[.E114]=1; [.F114]+1; 1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7-11" calcext:value-type="date">
            <text:p>11.07.2021</text:p>
          </table:table-cell>
          <table:table-cell table:style-name="ce24"/>
          <table:table-cell/>
          <table:table-cell table:style-name="ce28" office:value-type="date" office:date-value="2021-07-11" calcext:value-type="date">
            <text:p>11.07.2021</text:p>
          </table:table-cell>
          <table:table-cell table:style-name="ce32" table:formula="of:=IF([.E116]-[.E115]=1; [.F115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7-12" calcext:value-type="date">
            <text:p>12.07.2021</text:p>
          </table:table-cell>
          <table:table-cell table:style-name="ce24"/>
          <table:table-cell/>
          <table:table-cell table:style-name="ce28" office:value-type="date" office:date-value="2021-07-12" calcext:value-type="date">
            <text:p>12.07.2021</text:p>
          </table:table-cell>
          <table:table-cell table:style-name="ce32" table:formula="of:=IF([.E117]-[.E116]=1; [.F116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7-13" calcext:value-type="date">
            <text:p>13.07.2021</text:p>
          </table:table-cell>
          <table:table-cell table:style-name="ce24"/>
          <table:table-cell/>
          <table:table-cell table:style-name="ce28" office:value-type="date" office:date-value="2021-07-13" calcext:value-type="date">
            <text:p>13.07.2021</text:p>
          </table:table-cell>
          <table:table-cell table:style-name="ce32" table:formula="of:=IF([.E118]-[.E117]=1; [.F117]+1; 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7-15" calcext:value-type="date">
            <text:p>15.07.2021</text:p>
          </table:table-cell>
          <table:table-cell table:style-name="ce24"/>
          <table:table-cell/>
          <table:table-cell table:style-name="ce28" office:value-type="date" office:date-value="2021-07-15" calcext:value-type="date">
            <text:p>15.07.2021</text:p>
          </table:table-cell>
          <table:table-cell table:style-name="ce32" table:formula="of:=IF([.E119]-[.E118]=1; [.F118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7-16" calcext:value-type="date">
            <text:p>16.07.2021</text:p>
          </table:table-cell>
          <table:table-cell table:style-name="ce24"/>
          <table:table-cell/>
          <table:table-cell table:style-name="ce28" office:value-type="date" office:date-value="2021-07-16" calcext:value-type="date">
            <text:p>16.07.2021</text:p>
          </table:table-cell>
          <table:table-cell table:style-name="ce32" table:formula="of:=IF([.E120]-[.E119]=1; [.F119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7-17" calcext:value-type="date">
            <text:p>17.07.2021</text:p>
          </table:table-cell>
          <table:table-cell table:style-name="ce24"/>
          <table:table-cell/>
          <table:table-cell table:style-name="ce28" office:value-type="date" office:date-value="2021-07-17" calcext:value-type="date">
            <text:p>17.07.2021</text:p>
          </table:table-cell>
          <table:table-cell table:style-name="ce32" table:formula="of:=IF([.E121]-[.E120]=1; [.F120]+1; 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7-19" calcext:value-type="date">
            <text:p>19.07.2021</text:p>
          </table:table-cell>
          <table:table-cell table:style-name="ce24"/>
          <table:table-cell/>
          <table:table-cell table:style-name="ce28" office:value-type="date" office:date-value="2021-07-19" calcext:value-type="date">
            <text:p>19.07.2021</text:p>
          </table:table-cell>
          <table:table-cell table:style-name="ce32" table:formula="of:=IF([.E122]-[.E121]=1; [.F121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7-20" calcext:value-type="date">
            <text:p>20.07.2021</text:p>
          </table:table-cell>
          <table:table-cell table:style-name="ce24"/>
          <table:table-cell/>
          <table:table-cell table:style-name="ce28" office:value-type="date" office:date-value="2021-07-20" calcext:value-type="date">
            <text:p>20.07.2021</text:p>
          </table:table-cell>
          <table:table-cell table:style-name="ce32" table:formula="of:=IF([.E123]-[.E122]=1; [.F122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7-21" calcext:value-type="date">
            <text:p>21.07.2021</text:p>
          </table:table-cell>
          <table:table-cell table:style-name="ce24"/>
          <table:table-cell/>
          <table:table-cell table:style-name="ce28" office:value-type="date" office:date-value="2021-07-21" calcext:value-type="date">
            <text:p>21.07.2021</text:p>
          </table:table-cell>
          <table:table-cell table:style-name="ce32" table:formula="of:=IF([.E124]-[.E123]=1; [.F123]+1; 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7-22" calcext:value-type="date">
            <text:p>22.07.2021</text:p>
          </table:table-cell>
          <table:table-cell table:style-name="ce24"/>
          <table:table-cell/>
          <table:table-cell table:style-name="ce28" office:value-type="date" office:date-value="2021-07-22" calcext:value-type="date">
            <text:p>22.07.2021</text:p>
          </table:table-cell>
          <table:table-cell table:style-name="ce32" table:formula="of:=IF([.E125]-[.E124]=1; [.F124]+1; 1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7-23" calcext:value-type="date">
            <text:p>23.07.2021</text:p>
          </table:table-cell>
          <table:table-cell table:style-name="ce24"/>
          <table:table-cell/>
          <table:table-cell table:style-name="ce28" office:value-type="date" office:date-value="2021-07-23" calcext:value-type="date">
            <text:p>23.07.2021</text:p>
          </table:table-cell>
          <table:table-cell table:style-name="ce32" table:formula="of:=IF([.E126]-[.E125]=1; [.F125]+1; 1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7-24" calcext:value-type="date">
            <text:p>24.07.2021</text:p>
          </table:table-cell>
          <table:table-cell table:style-name="ce24"/>
          <table:table-cell/>
          <table:table-cell table:style-name="ce28" office:value-type="date" office:date-value="2021-07-24" calcext:value-type="date">
            <text:p>24.07.2021</text:p>
          </table:table-cell>
          <table:table-cell table:style-name="ce32" table:formula="of:=IF([.E127]-[.E126]=1; [.F126]+1; 1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7-25" calcext:value-type="date">
            <text:p>25.07.2021</text:p>
          </table:table-cell>
          <table:table-cell table:style-name="ce24"/>
          <table:table-cell/>
          <table:table-cell table:style-name="ce28" office:value-type="date" office:date-value="2021-07-25" calcext:value-type="date">
            <text:p>25.07.2021</text:p>
          </table:table-cell>
          <table:table-cell table:style-name="ce32" table:formula="of:=IF([.E128]-[.E127]=1; [.F127]+1; 1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7-28" calcext:value-type="date">
            <text:p>28.07.2021</text:p>
          </table:table-cell>
          <table:table-cell table:style-name="ce24"/>
          <table:table-cell/>
          <table:table-cell table:style-name="ce28" office:value-type="date" office:date-value="2021-07-28" calcext:value-type="date">
            <text:p>28.07.2021</text:p>
          </table:table-cell>
          <table:table-cell table:style-name="ce32" table:formula="of:=IF([.E129]-[.E128]=1; [.F128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7-29" calcext:value-type="date">
            <text:p>29.07.2021</text:p>
          </table:table-cell>
          <table:table-cell table:style-name="ce24"/>
          <table:table-cell/>
          <table:table-cell table:style-name="ce28" office:value-type="date" office:date-value="2021-07-29" calcext:value-type="date">
            <text:p>29.07.2021</text:p>
          </table:table-cell>
          <table:table-cell table:style-name="ce32" table:formula="of:=IF([.E130]-[.E129]=1; [.F129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7-30" calcext:value-type="date">
            <text:p>30.07.2021</text:p>
          </table:table-cell>
          <table:table-cell table:style-name="ce24"/>
          <table:table-cell/>
          <table:table-cell table:style-name="ce28" office:value-type="date" office:date-value="2021-07-30" calcext:value-type="date">
            <text:p>30.07.2021</text:p>
          </table:table-cell>
          <table:table-cell table:style-name="ce32" table:formula="of:=IF([.E131]-[.E130]=1; [.F130]+1; 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7-31" calcext:value-type="date">
            <text:p>31.07.2021</text:p>
          </table:table-cell>
          <table:table-cell table:style-name="ce24"/>
          <table:table-cell/>
          <table:table-cell table:style-name="ce28" office:value-type="date" office:date-value="2021-07-31" calcext:value-type="date">
            <text:p>31.07.2021</text:p>
          </table:table-cell>
          <table:table-cell table:style-name="ce32" table:formula="of:=IF([.E132]-[.E131]=1; [.F131]+1; 1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8-01" calcext:value-type="date">
            <text:p>1.08.2021</text:p>
          </table:table-cell>
          <table:table-cell table:style-name="ce24"/>
          <table:table-cell/>
          <table:table-cell table:style-name="ce28" office:value-type="date" office:date-value="2021-08-01" calcext:value-type="date">
            <text:p>1.08.2021</text:p>
          </table:table-cell>
          <table:table-cell table:style-name="ce32" table:formula="of:=IF([.E133]-[.E132]=1; [.F132]+1; 1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8-02" calcext:value-type="date">
            <text:p>2.08.2021</text:p>
          </table:table-cell>
          <table:table-cell table:style-name="ce24"/>
          <table:table-cell/>
          <table:table-cell table:style-name="ce28" office:value-type="date" office:date-value="2021-08-02" calcext:value-type="date">
            <text:p>2.08.2021</text:p>
          </table:table-cell>
          <table:table-cell table:style-name="ce32" table:formula="of:=IF([.E134]-[.E133]=1; [.F133]+1; 1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8-08" calcext:value-type="date">
            <text:p>8.08.2021</text:p>
          </table:table-cell>
          <table:table-cell table:style-name="ce24"/>
          <table:table-cell/>
          <table:table-cell table:style-name="ce28" office:value-type="date" office:date-value="2021-08-08" calcext:value-type="date">
            <text:p>8.08.2021</text:p>
          </table:table-cell>
          <table:table-cell table:style-name="ce32" table:formula="of:=IF([.E135]-[.E134]=1; [.F134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8-11" calcext:value-type="date">
            <text:p>11.08.2021</text:p>
          </table:table-cell>
          <table:table-cell table:style-name="ce24"/>
          <table:table-cell/>
          <table:table-cell table:style-name="ce28" office:value-type="date" office:date-value="2021-08-11" calcext:value-type="date">
            <text:p>11.08.2021</text:p>
          </table:table-cell>
          <table:table-cell table:style-name="ce32" table:formula="of:=IF([.E136]-[.E135]=1; [.F135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8-14" calcext:value-type="date">
            <text:p>14.08.2021</text:p>
          </table:table-cell>
          <table:table-cell table:style-name="ce24"/>
          <table:table-cell/>
          <table:table-cell table:style-name="ce28" office:value-type="date" office:date-value="2021-08-14" calcext:value-type="date">
            <text:p>14.08.2021</text:p>
          </table:table-cell>
          <table:table-cell table:style-name="ce32" table:formula="of:=IF([.E137]-[.E136]=1; [.F136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8-15" calcext:value-type="date">
            <text:p>15.08.2021</text:p>
          </table:table-cell>
          <table:table-cell table:style-name="ce24"/>
          <table:table-cell/>
          <table:table-cell table:style-name="ce28" office:value-type="date" office:date-value="2021-08-15" calcext:value-type="date">
            <text:p>15.08.2021</text:p>
          </table:table-cell>
          <table:table-cell table:style-name="ce32" table:formula="of:=IF([.E138]-[.E137]=1; [.F137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8-16" calcext:value-type="date">
            <text:p>16.08.2021</text:p>
          </table:table-cell>
          <table:table-cell table:style-name="ce24"/>
          <table:table-cell/>
          <table:table-cell table:style-name="ce28" office:value-type="date" office:date-value="2021-08-16" calcext:value-type="date">
            <text:p>16.08.2021</text:p>
          </table:table-cell>
          <table:table-cell table:style-name="ce32" table:formula="of:=IF([.E139]-[.E138]=1; [.F138]+1; 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8-17" calcext:value-type="date">
            <text:p>17.08.2021</text:p>
          </table:table-cell>
          <table:table-cell table:style-name="ce24"/>
          <table:table-cell/>
          <table:table-cell table:style-name="ce28" office:value-type="date" office:date-value="2021-08-17" calcext:value-type="date">
            <text:p>17.08.2021</text:p>
          </table:table-cell>
          <table:table-cell table:style-name="ce32" table:formula="of:=IF([.E140]-[.E139]=1; [.F139]+1; 1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8-20" calcext:value-type="date">
            <text:p>20.08.2021</text:p>
          </table:table-cell>
          <table:table-cell table:style-name="ce24"/>
          <table:table-cell/>
          <table:table-cell table:style-name="ce28" office:value-type="date" office:date-value="2021-08-20" calcext:value-type="date">
            <text:p>20.08.2021</text:p>
          </table:table-cell>
          <table:table-cell table:style-name="ce32" table:formula="of:=IF([.E141]-[.E140]=1; [.F140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8-22" calcext:value-type="date">
            <text:p>22.08.2021</text:p>
          </table:table-cell>
          <table:table-cell table:style-name="ce24"/>
          <table:table-cell/>
          <table:table-cell table:style-name="ce28" office:value-type="date" office:date-value="2021-08-22" calcext:value-type="date">
            <text:p>22.08.2021</text:p>
          </table:table-cell>
          <table:table-cell table:style-name="ce32" table:formula="of:=IF([.E142]-[.E141]=1; [.F141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8-23" calcext:value-type="date">
            <text:p>23.08.2021</text:p>
          </table:table-cell>
          <table:table-cell table:style-name="ce24"/>
          <table:table-cell/>
          <table:table-cell table:style-name="ce28" office:value-type="date" office:date-value="2021-08-23" calcext:value-type="date">
            <text:p>23.08.2021</text:p>
          </table:table-cell>
          <table:table-cell table:style-name="ce32" table:formula="of:=IF([.E143]-[.E142]=1; [.F142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8-24" calcext:value-type="date">
            <text:p>24.08.2021</text:p>
          </table:table-cell>
          <table:table-cell table:style-name="ce24"/>
          <table:table-cell/>
          <table:table-cell table:style-name="ce28" office:value-type="date" office:date-value="2021-08-24" calcext:value-type="date">
            <text:p>24.08.2021</text:p>
          </table:table-cell>
          <table:table-cell table:style-name="ce32" table:formula="of:=IF([.E144]-[.E143]=1; [.F143]+1; 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8-26" calcext:value-type="date">
            <text:p>26.08.2021</text:p>
          </table:table-cell>
          <table:table-cell table:style-name="ce24"/>
          <table:table-cell/>
          <table:table-cell table:style-name="ce28" office:value-type="date" office:date-value="2021-08-26" calcext:value-type="date">
            <text:p>26.08.2021</text:p>
          </table:table-cell>
          <table:table-cell table:style-name="ce32" table:formula="of:=IF([.E145]-[.E144]=1; [.F144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8-28" calcext:value-type="date">
            <text:p>28.08.2021</text:p>
          </table:table-cell>
          <table:table-cell table:style-name="ce24"/>
          <table:table-cell/>
          <table:table-cell table:style-name="ce28" office:value-type="date" office:date-value="2021-08-28" calcext:value-type="date">
            <text:p>28.08.2021</text:p>
          </table:table-cell>
          <table:table-cell table:style-name="ce32" table:formula="of:=IF([.E146]-[.E145]=1; [.F145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8-30" calcext:value-type="date">
            <text:p>30.08.2021</text:p>
          </table:table-cell>
          <table:table-cell table:style-name="ce24"/>
          <table:table-cell/>
          <table:table-cell table:style-name="ce28" office:value-type="date" office:date-value="2021-08-30" calcext:value-type="date">
            <text:p>30.08.2021</text:p>
          </table:table-cell>
          <table:table-cell table:style-name="ce32" table:formula="of:=IF([.E147]-[.E146]=1; [.F146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8-31" calcext:value-type="date">
            <text:p>31.08.2021</text:p>
          </table:table-cell>
          <table:table-cell table:style-name="ce24"/>
          <table:table-cell/>
          <table:table-cell table:style-name="ce28" office:value-type="date" office:date-value="2021-08-31" calcext:value-type="date">
            <text:p>31.08.2021</text:p>
          </table:table-cell>
          <table:table-cell table:style-name="ce32" table:formula="of:=IF([.E148]-[.E147]=1; [.F147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9-01" calcext:value-type="date">
            <text:p>1.09.2021</text:p>
          </table:table-cell>
          <table:table-cell table:style-name="ce24"/>
          <table:table-cell/>
          <table:table-cell table:style-name="ce28" office:value-type="date" office:date-value="2021-09-01" calcext:value-type="date">
            <text:p>1.09.2021</text:p>
          </table:table-cell>
          <table:table-cell table:style-name="ce32" table:formula="of:=IF([.E149]-[.E148]=1; [.F148]+1; 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9-02" calcext:value-type="date">
            <text:p>2.09.2021</text:p>
          </table:table-cell>
          <table:table-cell table:style-name="ce24"/>
          <table:table-cell/>
          <table:table-cell table:style-name="ce28" office:value-type="date" office:date-value="2021-09-02" calcext:value-type="date">
            <text:p>2.09.2021</text:p>
          </table:table-cell>
          <table:table-cell table:style-name="ce32" table:formula="of:=IF([.E150]-[.E149]=1; [.F149]+1; 1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9-03" calcext:value-type="date">
            <text:p>3.09.2021</text:p>
          </table:table-cell>
          <table:table-cell table:style-name="ce24"/>
          <table:table-cell/>
          <table:table-cell table:style-name="ce28" office:value-type="date" office:date-value="2021-09-03" calcext:value-type="date">
            <text:p>3.09.2021</text:p>
          </table:table-cell>
          <table:table-cell table:style-name="ce32" table:formula="of:=IF([.E151]-[.E150]=1; [.F150]+1; 1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9-09" calcext:value-type="date">
            <text:p>9.09.2021</text:p>
          </table:table-cell>
          <table:table-cell table:style-name="ce24"/>
          <table:table-cell/>
          <table:table-cell table:style-name="ce28" office:value-type="date" office:date-value="2021-09-09" calcext:value-type="date">
            <text:p>9.09.2021</text:p>
          </table:table-cell>
          <table:table-cell table:style-name="ce32" table:formula="of:=IF([.E152]-[.E151]=1; [.F151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9-11" calcext:value-type="date">
            <text:p>11.09.2021</text:p>
          </table:table-cell>
          <table:table-cell table:style-name="ce24"/>
          <table:table-cell/>
          <table:table-cell table:style-name="ce28" office:value-type="date" office:date-value="2021-09-11" calcext:value-type="date">
            <text:p>11.09.2021</text:p>
          </table:table-cell>
          <table:table-cell table:style-name="ce32" table:formula="of:=IF([.E153]-[.E152]=1; [.F152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9-12" calcext:value-type="date">
            <text:p>12.09.2021</text:p>
          </table:table-cell>
          <table:table-cell table:style-name="ce24"/>
          <table:table-cell/>
          <table:table-cell table:style-name="ce28" office:value-type="date" office:date-value="2021-09-12" calcext:value-type="date">
            <text:p>12.09.2021</text:p>
          </table:table-cell>
          <table:table-cell table:style-name="ce32" table:formula="of:=IF([.E154]-[.E153]=1; [.F153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9-14" calcext:value-type="date">
            <text:p>14.09.2021</text:p>
          </table:table-cell>
          <table:table-cell table:style-name="ce24"/>
          <table:table-cell/>
          <table:table-cell table:style-name="ce28" office:value-type="date" office:date-value="2021-09-14" calcext:value-type="date">
            <text:p>14.09.2021</text:p>
          </table:table-cell>
          <table:table-cell table:style-name="ce32" table:formula="of:=IF([.E155]-[.E154]=1; [.F154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9-16" calcext:value-type="date">
            <text:p>16.09.2021</text:p>
          </table:table-cell>
          <table:table-cell table:style-name="ce24"/>
          <table:table-cell/>
          <table:table-cell table:style-name="ce28" office:value-type="date" office:date-value="2021-09-16" calcext:value-type="date">
            <text:p>16.09.2021</text:p>
          </table:table-cell>
          <table:table-cell table:style-name="ce32" table:formula="of:=IF([.E156]-[.E155]=1; [.F155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9-17" calcext:value-type="date">
            <text:p>17.09.2021</text:p>
          </table:table-cell>
          <table:table-cell table:style-name="ce24"/>
          <table:table-cell/>
          <table:table-cell table:style-name="ce28" office:value-type="date" office:date-value="2021-09-17" calcext:value-type="date">
            <text:p>17.09.2021</text:p>
          </table:table-cell>
          <table:table-cell table:style-name="ce32" table:formula="of:=IF([.E157]-[.E156]=1; [.F156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9-20" calcext:value-type="date">
            <text:p>20.09.2021</text:p>
          </table:table-cell>
          <table:table-cell table:style-name="ce24"/>
          <table:table-cell/>
          <table:table-cell table:style-name="ce28" office:value-type="date" office:date-value="2021-09-20" calcext:value-type="date">
            <text:p>20.09.2021</text:p>
          </table:table-cell>
          <table:table-cell table:style-name="ce32" table:formula="of:=IF([.E158]-[.E157]=1; [.F157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9-21" calcext:value-type="date">
            <text:p>21.09.2021</text:p>
          </table:table-cell>
          <table:table-cell table:style-name="ce24"/>
          <table:table-cell/>
          <table:table-cell table:style-name="ce28" office:value-type="date" office:date-value="2021-09-21" calcext:value-type="date">
            <text:p>21.09.2021</text:p>
          </table:table-cell>
          <table:table-cell table:style-name="ce32" table:formula="of:=IF([.E159]-[.E158]=1; [.F158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9-26" calcext:value-type="date">
            <text:p>26.09.2021</text:p>
          </table:table-cell>
          <table:table-cell table:style-name="ce24"/>
          <table:table-cell/>
          <table:table-cell table:style-name="ce28" office:value-type="date" office:date-value="2021-09-26" calcext:value-type="date">
            <text:p>26.09.2021</text:p>
          </table:table-cell>
          <table:table-cell table:style-name="ce32" table:formula="of:=IF([.E160]-[.E159]=1; [.F159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09-30" calcext:value-type="date">
            <text:p>30.09.2021</text:p>
          </table:table-cell>
          <table:table-cell table:style-name="ce24"/>
          <table:table-cell/>
          <table:table-cell table:style-name="ce28" office:value-type="date" office:date-value="2021-09-30" calcext:value-type="date">
            <text:p>30.09.2021</text:p>
          </table:table-cell>
          <table:table-cell table:style-name="ce32" table:formula="of:=IF([.E161]-[.E160]=1; [.F160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10-03" calcext:value-type="date">
            <text:p>3.10.2021</text:p>
          </table:table-cell>
          <table:table-cell table:style-name="ce24"/>
          <table:table-cell/>
          <table:table-cell table:style-name="ce28" office:value-type="date" office:date-value="2021-10-03" calcext:value-type="date">
            <text:p>3.10.2021</text:p>
          </table:table-cell>
          <table:table-cell table:style-name="ce32" table:formula="of:=IF([.E162]-[.E161]=1; [.F161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10-05" calcext:value-type="date">
            <text:p>5.10.2021</text:p>
          </table:table-cell>
          <table:table-cell table:style-name="ce24"/>
          <table:table-cell/>
          <table:table-cell table:style-name="ce28" office:value-type="date" office:date-value="2021-10-05" calcext:value-type="date">
            <text:p>5.10.2021</text:p>
          </table:table-cell>
          <table:table-cell table:style-name="ce32" table:formula="of:=IF([.E163]-[.E162]=1; [.F162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10-07" calcext:value-type="date">
            <text:p>7.10.2021</text:p>
          </table:table-cell>
          <table:table-cell table:style-name="ce24"/>
          <table:table-cell/>
          <table:table-cell table:style-name="ce29" office:value-type="date" office:date-value="2021-10-07" calcext:value-type="date">
            <text:p>7.10.2021</text:p>
          </table:table-cell>
          <table:table-cell table:style-name="ce32" table:formula="of:=IF([.E164]-[.E163]=1; [.F163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10-08" calcext:value-type="date">
            <text:p>8.10.2021</text:p>
          </table:table-cell>
          <table:table-cell table:style-name="ce24"/>
          <table:table-cell/>
          <table:table-cell table:style-name="ce28" office:value-type="date" office:date-value="2021-10-08" calcext:value-type="date">
            <text:p>8.10.2021</text:p>
          </table:table-cell>
          <table:table-cell table:style-name="ce32" table:formula="of:=IF([.E165]-[.E164]=1; [.F164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10-09" calcext:value-type="date">
            <text:p>9.10.2021</text:p>
          </table:table-cell>
          <table:table-cell table:style-name="ce24"/>
          <table:table-cell/>
          <table:table-cell table:style-name="ce28" office:value-type="date" office:date-value="2021-10-09" calcext:value-type="date">
            <text:p>9.10.2021</text:p>
          </table:table-cell>
          <table:table-cell table:style-name="ce32" table:formula="of:=IF([.E166]-[.E165]=1; [.F165]+1; 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10-10" calcext:value-type="date">
            <text:p>10.10.2021</text:p>
          </table:table-cell>
          <table:table-cell table:style-name="ce24"/>
          <table:table-cell/>
          <table:table-cell table:style-name="ce28" office:value-type="date" office:date-value="2021-10-10" calcext:value-type="date">
            <text:p>10.10.2021</text:p>
          </table:table-cell>
          <table:table-cell table:style-name="ce32" table:formula="of:=IF([.E167]-[.E166]=1; [.F166]+1; 1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10-11" calcext:value-type="date">
            <text:p>11.10.2021</text:p>
          </table:table-cell>
          <table:table-cell table:style-name="ce24"/>
          <table:table-cell/>
          <table:table-cell table:style-name="ce28" office:value-type="date" office:date-value="2021-10-11" calcext:value-type="date">
            <text:p>11.10.2021</text:p>
          </table:table-cell>
          <table:table-cell table:style-name="ce32" table:formula="of:=IF([.E168]-[.E167]=1; [.F167]+1; 1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10-12" calcext:value-type="date">
            <text:p>12.10.2021</text:p>
          </table:table-cell>
          <table:table-cell table:style-name="ce24"/>
          <table:table-cell/>
          <table:table-cell table:style-name="ce28" office:value-type="date" office:date-value="2021-10-12" calcext:value-type="date">
            <text:p>12.10.2021</text:p>
          </table:table-cell>
          <table:table-cell table:style-name="ce32" table:formula="of:=IF([.E169]-[.E168]=1; [.F168]+1; 1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10-13" calcext:value-type="date">
            <text:p>13.10.2021</text:p>
          </table:table-cell>
          <table:table-cell table:style-name="ce24"/>
          <table:table-cell/>
          <table:table-cell table:style-name="ce28" office:value-type="date" office:date-value="2021-10-13" calcext:value-type="date">
            <text:p>13.10.2021</text:p>
          </table:table-cell>
          <table:table-cell table:style-name="ce32" table:formula="of:=IF([.E170]-[.E169]=1; [.F169]+1; 1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10-14" calcext:value-type="date">
            <text:p>14.10.2021</text:p>
          </table:table-cell>
          <table:table-cell table:style-name="ce24"/>
          <table:table-cell/>
          <table:table-cell table:style-name="ce29" office:value-type="date" office:date-value="2021-10-14" calcext:value-type="date">
            <text:p>14.10.2021</text:p>
          </table:table-cell>
          <table:table-cell table:style-name="ce32" table:formula="of:=IF([.E171]-[.E170]=1; [.F170]+1; 1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10-17" calcext:value-type="date">
            <text:p>17.10.2021</text:p>
          </table:table-cell>
          <table:table-cell table:style-name="ce24"/>
          <table:table-cell/>
          <table:table-cell table:style-name="ce28" office:value-type="date" office:date-value="2021-10-17" calcext:value-type="date">
            <text:p>17.10.2021</text:p>
          </table:table-cell>
          <table:table-cell table:style-name="ce32" table:formula="of:=IF([.E172]-[.E171]=1; [.F171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10-18" calcext:value-type="date">
            <text:p>18.10.2021</text:p>
          </table:table-cell>
          <table:table-cell table:style-name="ce24"/>
          <table:table-cell/>
          <table:table-cell table:style-name="ce28" office:value-type="date" office:date-value="2021-10-18" calcext:value-type="date">
            <text:p>18.10.2021</text:p>
          </table:table-cell>
          <table:table-cell table:style-name="ce32" table:formula="of:=IF([.E173]-[.E172]=1; [.F172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10-20" calcext:value-type="date">
            <text:p>20.10.2021</text:p>
          </table:table-cell>
          <table:table-cell table:style-name="ce24"/>
          <table:table-cell/>
          <table:table-cell table:style-name="ce28" office:value-type="date" office:date-value="2021-10-20" calcext:value-type="date">
            <text:p>20.10.2021</text:p>
          </table:table-cell>
          <table:table-cell table:style-name="ce32" table:formula="of:=IF([.E174]-[.E173]=1; [.F173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10-21" calcext:value-type="date">
            <text:p>21.10.2021</text:p>
          </table:table-cell>
          <table:table-cell table:style-name="ce24"/>
          <table:table-cell/>
          <table:table-cell table:style-name="ce28" office:value-type="date" office:date-value="2021-10-21" calcext:value-type="date">
            <text:p>21.10.2021</text:p>
          </table:table-cell>
          <table:table-cell table:style-name="ce32" table:formula="of:=IF([.E175]-[.E174]=1; [.F174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10-22" calcext:value-type="date">
            <text:p>22.10.2021</text:p>
          </table:table-cell>
          <table:table-cell table:style-name="ce24"/>
          <table:table-cell/>
          <table:table-cell table:style-name="ce28" office:value-type="date" office:date-value="2021-10-22" calcext:value-type="date">
            <text:p>22.10.2021</text:p>
          </table:table-cell>
          <table:table-cell table:style-name="ce32" table:formula="of:=IF([.E176]-[.E175]=1; [.F175]+1; 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10-23" calcext:value-type="date">
            <text:p>23.10.2021</text:p>
          </table:table-cell>
          <table:table-cell table:style-name="ce24"/>
          <table:table-cell/>
          <table:table-cell table:style-name="ce28" office:value-type="date" office:date-value="2021-10-23" calcext:value-type="date">
            <text:p>23.10.2021</text:p>
          </table:table-cell>
          <table:table-cell table:style-name="ce32" table:formula="of:=IF([.E177]-[.E176]=1; [.F176]+1; 1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10-25" calcext:value-type="date">
            <text:p>25.10.2021</text:p>
          </table:table-cell>
          <table:table-cell table:style-name="ce24"/>
          <table:table-cell/>
          <table:table-cell table:style-name="ce28" office:value-type="date" office:date-value="2021-10-25" calcext:value-type="date">
            <text:p>25.10.2021</text:p>
          </table:table-cell>
          <table:table-cell table:style-name="ce32" table:formula="of:=IF([.E178]-[.E177]=1; [.F177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10-26" calcext:value-type="date">
            <text:p>26.10.2021</text:p>
          </table:table-cell>
          <table:table-cell table:style-name="ce24"/>
          <table:table-cell/>
          <table:table-cell table:style-name="ce28" office:value-type="date" office:date-value="2021-10-26" calcext:value-type="date">
            <text:p>26.10.2021</text:p>
          </table:table-cell>
          <table:table-cell table:style-name="ce32" table:formula="of:=IF([.E179]-[.E178]=1; [.F178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10-27" calcext:value-type="date">
            <text:p>27.10.2021</text:p>
          </table:table-cell>
          <table:table-cell table:style-name="ce24"/>
          <table:table-cell/>
          <table:table-cell table:style-name="ce28" office:value-type="date" office:date-value="2021-10-27" calcext:value-type="date">
            <text:p>27.10.2021</text:p>
          </table:table-cell>
          <table:table-cell table:style-name="ce32" table:formula="of:=IF([.E180]-[.E179]=1; [.F179]+1; 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10-28" calcext:value-type="date">
            <text:p>28.10.2021</text:p>
          </table:table-cell>
          <table:table-cell table:style-name="ce24"/>
          <table:table-cell/>
          <table:table-cell table:style-name="ce28" office:value-type="date" office:date-value="2021-10-28" calcext:value-type="date">
            <text:p>28.10.2021</text:p>
          </table:table-cell>
          <table:table-cell table:style-name="ce32" table:formula="of:=IF([.E181]-[.E180]=1; [.F180]+1; 1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10-30" calcext:value-type="date">
            <text:p>30.10.2021</text:p>
          </table:table-cell>
          <table:table-cell table:style-name="ce24"/>
          <table:table-cell/>
          <table:table-cell table:style-name="ce28" office:value-type="date" office:date-value="2021-10-30" calcext:value-type="date">
            <text:p>30.10.2021</text:p>
          </table:table-cell>
          <table:table-cell table:style-name="ce32" table:formula="of:=IF([.E182]-[.E181]=1; [.F181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11-01" calcext:value-type="date">
            <text:p>1.11.2021</text:p>
          </table:table-cell>
          <table:table-cell table:style-name="ce24"/>
          <table:table-cell/>
          <table:table-cell table:style-name="ce28" office:value-type="date" office:date-value="2021-11-01" calcext:value-type="date">
            <text:p>1.11.2021</text:p>
          </table:table-cell>
          <table:table-cell table:style-name="ce32" table:formula="of:=IF([.E183]-[.E182]=1; [.F182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11-02" calcext:value-type="date">
            <text:p>2.11.2021</text:p>
          </table:table-cell>
          <table:table-cell table:style-name="ce24"/>
          <table:table-cell/>
          <table:table-cell table:style-name="ce28" office:value-type="date" office:date-value="2021-11-02" calcext:value-type="date">
            <text:p>2.11.2021</text:p>
          </table:table-cell>
          <table:table-cell table:style-name="ce32" table:formula="of:=IF([.E184]-[.E183]=1; [.F183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11-03" calcext:value-type="date">
            <text:p>3.11.2021</text:p>
          </table:table-cell>
          <table:table-cell table:style-name="ce24"/>
          <table:table-cell/>
          <table:table-cell table:style-name="ce28" office:value-type="date" office:date-value="2021-11-03" calcext:value-type="date">
            <text:p>3.11.2021</text:p>
          </table:table-cell>
          <table:table-cell table:style-name="ce32" table:formula="of:=IF([.E185]-[.E184]=1; [.F184]+1; 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11-05" calcext:value-type="date">
            <text:p>5.11.2021</text:p>
          </table:table-cell>
          <table:table-cell table:style-name="ce24"/>
          <table:table-cell/>
          <table:table-cell table:style-name="ce28" office:value-type="date" office:date-value="2021-11-05" calcext:value-type="date">
            <text:p>5.11.2021</text:p>
          </table:table-cell>
          <table:table-cell table:style-name="ce32" table:formula="of:=IF([.E186]-[.E185]=1; [.F185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11-07" calcext:value-type="date">
            <text:p>7.11.2021</text:p>
          </table:table-cell>
          <table:table-cell table:style-name="ce24"/>
          <table:table-cell/>
          <table:table-cell table:style-name="ce28" office:value-type="date" office:date-value="2021-11-07" calcext:value-type="date">
            <text:p>7.11.2021</text:p>
          </table:table-cell>
          <table:table-cell table:style-name="ce32" table:formula="of:=IF([.E187]-[.E186]=1; [.F186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11-08" calcext:value-type="date">
            <text:p>8.11.2021</text:p>
          </table:table-cell>
          <table:table-cell table:style-name="ce24"/>
          <table:table-cell/>
          <table:table-cell table:style-name="ce28" office:value-type="date" office:date-value="2021-11-08" calcext:value-type="date">
            <text:p>8.11.2021</text:p>
          </table:table-cell>
          <table:table-cell table:style-name="ce32" table:formula="of:=IF([.E188]-[.E187]=1; [.F187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11-10" calcext:value-type="date">
            <text:p>10.11.2021</text:p>
          </table:table-cell>
          <table:table-cell table:style-name="ce24"/>
          <table:table-cell/>
          <table:table-cell table:style-name="ce28" office:value-type="date" office:date-value="2021-11-10" calcext:value-type="date">
            <text:p>10.11.2021</text:p>
          </table:table-cell>
          <table:table-cell table:style-name="ce32" table:formula="of:=IF([.E189]-[.E188]=1; [.F188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11-11" calcext:value-type="date">
            <text:p>11.11.2021</text:p>
          </table:table-cell>
          <table:table-cell table:style-name="ce24"/>
          <table:table-cell/>
          <table:table-cell table:style-name="ce28" office:value-type="date" office:date-value="2021-11-11" calcext:value-type="date">
            <text:p>11.11.2021</text:p>
          </table:table-cell>
          <table:table-cell table:style-name="ce32" table:formula="of:=IF([.E190]-[.E189]=1; [.F189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11-13" calcext:value-type="date">
            <text:p>13.11.2021</text:p>
          </table:table-cell>
          <table:table-cell table:style-name="ce24"/>
          <table:table-cell/>
          <table:table-cell table:style-name="ce28" office:value-type="date" office:date-value="2021-11-13" calcext:value-type="date">
            <text:p>13.11.2021</text:p>
          </table:table-cell>
          <table:table-cell table:style-name="ce32" table:formula="of:=IF([.E191]-[.E190]=1; [.F190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11-14" calcext:value-type="date">
            <text:p>14.11.2021</text:p>
          </table:table-cell>
          <table:table-cell table:style-name="ce24"/>
          <table:table-cell/>
          <table:table-cell table:style-name="ce28" office:value-type="date" office:date-value="2021-11-14" calcext:value-type="date">
            <text:p>14.11.2021</text:p>
          </table:table-cell>
          <table:table-cell table:style-name="ce32" table:formula="of:=IF([.E192]-[.E191]=1; [.F191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11-15" calcext:value-type="date">
            <text:p>15.11.2021</text:p>
          </table:table-cell>
          <table:table-cell table:style-name="ce24"/>
          <table:table-cell/>
          <table:table-cell table:style-name="ce28" office:value-type="date" office:date-value="2021-11-15" calcext:value-type="date">
            <text:p>15.11.2021</text:p>
          </table:table-cell>
          <table:table-cell table:style-name="ce32" table:formula="of:=IF([.E193]-[.E192]=1; [.F192]+1; 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11-17" calcext:value-type="date">
            <text:p>17.11.2021</text:p>
          </table:table-cell>
          <table:table-cell table:style-name="ce24"/>
          <table:table-cell/>
          <table:table-cell table:style-name="ce28" office:value-type="date" office:date-value="2021-11-17" calcext:value-type="date">
            <text:p>17.11.2021</text:p>
          </table:table-cell>
          <table:table-cell table:style-name="ce32" table:formula="of:=IF([.E194]-[.E193]=1; [.F193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11-19" calcext:value-type="date">
            <text:p>19.11.2021</text:p>
          </table:table-cell>
          <table:table-cell table:style-name="ce24"/>
          <table:table-cell/>
          <table:table-cell table:style-name="ce28" office:value-type="date" office:date-value="2021-11-19" calcext:value-type="date">
            <text:p>19.11.2021</text:p>
          </table:table-cell>
          <table:table-cell table:style-name="ce32" table:formula="of:=IF([.E195]-[.E194]=1; [.F194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11-20" calcext:value-type="date">
            <text:p>20.11.2021</text:p>
          </table:table-cell>
          <table:table-cell table:style-name="ce24"/>
          <table:table-cell/>
          <table:table-cell table:style-name="ce28" office:value-type="date" office:date-value="2021-11-20" calcext:value-type="date">
            <text:p>20.11.2021</text:p>
          </table:table-cell>
          <table:table-cell table:style-name="ce32" table:formula="of:=IF([.E196]-[.E195]=1; [.F195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11-21" calcext:value-type="date">
            <text:p>21.11.2021</text:p>
          </table:table-cell>
          <table:table-cell table:style-name="ce24"/>
          <table:table-cell/>
          <table:table-cell table:style-name="ce28" office:value-type="date" office:date-value="2021-11-21" calcext:value-type="date">
            <text:p>21.11.2021</text:p>
          </table:table-cell>
          <table:table-cell table:style-name="ce32" table:formula="of:=IF([.E197]-[.E196]=1; [.F196]+1; 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11-22" calcext:value-type="date">
            <text:p>22.11.2021</text:p>
          </table:table-cell>
          <table:table-cell table:style-name="ce24"/>
          <table:table-cell/>
          <table:table-cell table:style-name="ce28" office:value-type="date" office:date-value="2021-11-22" calcext:value-type="date">
            <text:p>22.11.2021</text:p>
          </table:table-cell>
          <table:table-cell table:style-name="ce32" table:formula="of:=IF([.E198]-[.E197]=1; [.F197]+1; 1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11-23" calcext:value-type="date">
            <text:p>23.11.2021</text:p>
          </table:table-cell>
          <table:table-cell table:style-name="ce24"/>
          <table:table-cell/>
          <table:table-cell table:style-name="ce28" office:value-type="date" office:date-value="2021-11-23" calcext:value-type="date">
            <text:p>23.11.2021</text:p>
          </table:table-cell>
          <table:table-cell table:style-name="ce32" table:formula="of:=IF([.E199]-[.E198]=1; [.F198]+1; 1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11-24" calcext:value-type="date">
            <text:p>24.11.2021</text:p>
          </table:table-cell>
          <table:table-cell table:style-name="ce24"/>
          <table:table-cell/>
          <table:table-cell table:style-name="ce28" office:value-type="date" office:date-value="2021-11-24" calcext:value-type="date">
            <text:p>24.11.2021</text:p>
          </table:table-cell>
          <table:table-cell table:style-name="ce32" table:formula="of:=IF([.E200]-[.E199]=1; [.F199]+1; 1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11-26" calcext:value-type="date">
            <text:p>26.11.2021</text:p>
          </table:table-cell>
          <table:table-cell table:style-name="ce24"/>
          <table:table-cell/>
          <table:table-cell table:style-name="ce28" office:value-type="date" office:date-value="2021-11-26" calcext:value-type="date">
            <text:p>26.11.2021</text:p>
          </table:table-cell>
          <table:table-cell table:style-name="ce32" table:formula="of:=IF([.E201]-[.E200]=1; [.F200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11-27" calcext:value-type="date">
            <text:p>27.11.2021</text:p>
          </table:table-cell>
          <table:table-cell table:style-name="ce24"/>
          <table:table-cell/>
          <table:table-cell table:style-name="ce28" office:value-type="date" office:date-value="2021-11-27" calcext:value-type="date">
            <text:p>27.11.2021</text:p>
          </table:table-cell>
          <table:table-cell table:style-name="ce32" table:formula="of:=IF([.E202]-[.E201]=1; [.F201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11-28" calcext:value-type="date">
            <text:p>28.11.2021</text:p>
          </table:table-cell>
          <table:table-cell table:style-name="ce24"/>
          <table:table-cell/>
          <table:table-cell table:style-name="ce28" office:value-type="date" office:date-value="2021-11-28" calcext:value-type="date">
            <text:p>28.11.2021</text:p>
          </table:table-cell>
          <table:table-cell table:style-name="ce32" table:formula="of:=IF([.E203]-[.E202]=1; [.F202]+1; 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11-29" calcext:value-type="date">
            <text:p>29.11.2021</text:p>
          </table:table-cell>
          <table:table-cell table:style-name="ce24"/>
          <table:table-cell/>
          <table:table-cell table:style-name="ce28" office:value-type="date" office:date-value="2021-11-29" calcext:value-type="date">
            <text:p>29.11.2021</text:p>
          </table:table-cell>
          <table:table-cell table:style-name="ce32" table:formula="of:=IF([.E204]-[.E203]=1; [.F203]+1; 1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11-30" calcext:value-type="date">
            <text:p>30.11.2021</text:p>
          </table:table-cell>
          <table:table-cell table:style-name="ce24"/>
          <table:table-cell/>
          <table:table-cell table:style-name="ce28" office:value-type="date" office:date-value="2021-11-30" calcext:value-type="date">
            <text:p>30.11.2021</text:p>
          </table:table-cell>
          <table:table-cell table:style-name="ce32" table:formula="of:=IF([.E205]-[.E204]=1; [.F204]+1; 1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12-02" calcext:value-type="date">
            <text:p>2.12.2021</text:p>
          </table:table-cell>
          <table:table-cell table:style-name="ce24"/>
          <table:table-cell/>
          <table:table-cell table:style-name="ce28" office:value-type="date" office:date-value="2021-12-02" calcext:value-type="date">
            <text:p>2.12.2021</text:p>
          </table:table-cell>
          <table:table-cell table:style-name="ce32" table:formula="of:=IF([.E206]-[.E205]=1; [.F205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12-05" calcext:value-type="date">
            <text:p>5.12.2021</text:p>
          </table:table-cell>
          <table:table-cell table:style-name="ce24"/>
          <table:table-cell/>
          <table:table-cell table:style-name="ce28" office:value-type="date" office:date-value="2021-12-05" calcext:value-type="date">
            <text:p>5.12.2021</text:p>
          </table:table-cell>
          <table:table-cell table:style-name="ce32" table:formula="of:=IF([.E207]-[.E206]=1; [.F206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12-06" calcext:value-type="date">
            <text:p>6.12.2021</text:p>
          </table:table-cell>
          <table:table-cell table:style-name="ce24"/>
          <table:table-cell/>
          <table:table-cell table:style-name="ce28" office:value-type="date" office:date-value="2021-12-06" calcext:value-type="date">
            <text:p>6.12.2021</text:p>
          </table:table-cell>
          <table:table-cell table:style-name="ce32" table:formula="of:=IF([.E208]-[.E207]=1; [.F207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12-10" calcext:value-type="date">
            <text:p>10.12.2021</text:p>
          </table:table-cell>
          <table:table-cell table:style-name="ce24"/>
          <table:table-cell/>
          <table:table-cell table:style-name="ce28" office:value-type="date" office:date-value="2021-12-10" calcext:value-type="date">
            <text:p>10.12.2021</text:p>
          </table:table-cell>
          <table:table-cell table:style-name="ce32" table:formula="of:=IF([.E209]-[.E208]=1; [.F208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12-11" calcext:value-type="date">
            <text:p>11.12.2021</text:p>
          </table:table-cell>
          <table:table-cell table:style-name="ce24"/>
          <table:table-cell/>
          <table:table-cell table:style-name="ce28" office:value-type="date" office:date-value="2021-12-11" calcext:value-type="date">
            <text:p>11.12.2021</text:p>
          </table:table-cell>
          <table:table-cell table:style-name="ce32" table:formula="of:=IF([.E210]-[.E209]=1; [.F209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12-12" calcext:value-type="date">
            <text:p>12.12.2021</text:p>
          </table:table-cell>
          <table:table-cell table:style-name="ce24"/>
          <table:table-cell/>
          <table:table-cell table:style-name="ce28" office:value-type="date" office:date-value="2021-12-12" calcext:value-type="date">
            <text:p>12.12.2021</text:p>
          </table:table-cell>
          <table:table-cell table:style-name="ce32" table:formula="of:=IF([.E211]-[.E210]=1; [.F210]+1; 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12-14" calcext:value-type="date">
            <text:p>14.12.2021</text:p>
          </table:table-cell>
          <table:table-cell table:style-name="ce24"/>
          <table:table-cell/>
          <table:table-cell table:style-name="ce28" office:value-type="date" office:date-value="2021-12-14" calcext:value-type="date">
            <text:p>14.12.2021</text:p>
          </table:table-cell>
          <table:table-cell table:style-name="ce32" table:formula="of:=IF([.E212]-[.E211]=1; [.F211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12-15" calcext:value-type="date">
            <text:p>15.12.2021</text:p>
          </table:table-cell>
          <table:table-cell table:style-name="ce24"/>
          <table:table-cell/>
          <table:table-cell table:style-name="ce28" office:value-type="date" office:date-value="2021-12-15" calcext:value-type="date">
            <text:p>15.12.2021</text:p>
          </table:table-cell>
          <table:table-cell table:style-name="ce32" table:formula="of:=IF([.E213]-[.E212]=1; [.F212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12-18" calcext:value-type="date">
            <text:p>18.12.2021</text:p>
          </table:table-cell>
          <table:table-cell table:style-name="ce24"/>
          <table:table-cell/>
          <table:table-cell table:style-name="ce28" office:value-type="date" office:date-value="2021-12-18" calcext:value-type="date">
            <text:p>18.12.2021</text:p>
          </table:table-cell>
          <table:table-cell table:style-name="ce32" table:formula="of:=IF([.E214]-[.E213]=1; [.F213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12-19" calcext:value-type="date">
            <text:p>19.12.2021</text:p>
          </table:table-cell>
          <table:table-cell table:style-name="ce24"/>
          <table:table-cell/>
          <table:table-cell table:style-name="ce28" office:value-type="date" office:date-value="2021-12-19" calcext:value-type="date">
            <text:p>19.12.2021</text:p>
          </table:table-cell>
          <table:table-cell table:style-name="ce32" table:formula="of:=IF([.E215]-[.E214]=1; [.F214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12-20" calcext:value-type="date">
            <text:p>20.12.2021</text:p>
          </table:table-cell>
          <table:table-cell table:style-name="ce24"/>
          <table:table-cell/>
          <table:table-cell table:style-name="ce28" office:value-type="date" office:date-value="2021-12-20" calcext:value-type="date">
            <text:p>20.12.2021</text:p>
          </table:table-cell>
          <table:table-cell table:style-name="ce32" table:formula="of:=IF([.E216]-[.E215]=1; [.F215]+1; 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12-22" calcext:value-type="date">
            <text:p>22.12.2021</text:p>
          </table:table-cell>
          <table:table-cell table:style-name="ce24"/>
          <table:table-cell/>
          <table:table-cell table:style-name="ce28" office:value-type="date" office:date-value="2021-12-22" calcext:value-type="date">
            <text:p>22.12.2021</text:p>
          </table:table-cell>
          <table:table-cell table:style-name="ce32" table:formula="of:=IF([.E217]-[.E216]=1; [.F216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12-23" calcext:value-type="date">
            <text:p>23.12.2021</text:p>
          </table:table-cell>
          <table:table-cell table:style-name="ce24"/>
          <table:table-cell/>
          <table:table-cell table:style-name="ce28" office:value-type="date" office:date-value="2021-12-23" calcext:value-type="date">
            <text:p>23.12.2021</text:p>
          </table:table-cell>
          <table:table-cell table:style-name="ce32" table:formula="of:=IF([.E218]-[.E217]=1; [.F217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12-24" calcext:value-type="date">
            <text:p>24.12.2021</text:p>
          </table:table-cell>
          <table:table-cell table:style-name="ce24"/>
          <table:table-cell/>
          <table:table-cell table:style-name="ce28" office:value-type="date" office:date-value="2021-12-24" calcext:value-type="date">
            <text:p>24.12.2021</text:p>
          </table:table-cell>
          <table:table-cell table:style-name="ce32" table:formula="of:=IF([.E219]-[.E218]=1; [.F218]+1; 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12-25" calcext:value-type="date">
            <text:p>25.12.2021</text:p>
          </table:table-cell>
          <table:table-cell table:style-name="ce24"/>
          <table:table-cell/>
          <table:table-cell table:style-name="ce28" office:value-type="date" office:date-value="2021-12-25" calcext:value-type="date">
            <text:p>25.12.2021</text:p>
          </table:table-cell>
          <table:table-cell table:style-name="ce32" table:formula="of:=IF([.E220]-[.E219]=1; [.F219]+1; 1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12-27" calcext:value-type="date">
            <text:p>27.12.2021</text:p>
          </table:table-cell>
          <table:table-cell table:style-name="ce24"/>
          <table:table-cell/>
          <table:table-cell table:style-name="ce28" office:value-type="date" office:date-value="2021-12-27" calcext:value-type="date">
            <text:p>27.12.2021</text:p>
          </table:table-cell>
          <table:table-cell table:style-name="ce32" table:formula="of:=IF([.E221]-[.E220]=1; [.F220]+1; 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9"/>
          <table:table-cell table:style-name="ce20" office:value-type="date" office:date-value="2021-12-28" calcext:value-type="date">
            <text:p>28.12.2021</text:p>
          </table:table-cell>
          <table:table-cell table:style-name="ce24"/>
          <table:table-cell/>
          <table:table-cell table:style-name="ce28" office:value-type="date" office:date-value="2021-12-28" calcext:value-type="date">
            <text:p>28.12.2021</text:p>
          </table:table-cell>
          <table:table-cell table:style-name="ce32" table:formula="of:=IF([.E222]-[.E221]=1; [.F221]+1; 1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6"/>
          <table:table-cell table:style-name="ce21" office:value-type="date" office:date-value="2021-12-29" calcext:value-type="date">
            <text:p>29.12.2021</text:p>
          </table:table-cell>
          <table:table-cell table:style-name="ce25"/>
          <table:table-cell/>
          <table:table-cell table:style-name="ce30" office:value-type="date" office:date-value="2021-12-29" calcext:value-type="date">
            <text:p>29.12.2021</text:p>
          </table:table-cell>
          <table:table-cell table:style-name="ce32" table:formula="of:=IF([.E223]-[.E222]=1; [.F222]+1; 1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Total Result</text:p>
          </table:table-cell>
          <table:table-cell table:style-name="ce22"/>
          <table:table-cell table:style-name="ce26"/>
          <table:table-cell table:number-columns-repeated="6"/>
        </table:table-row>
        <table:table-row table:style-name="ro1" table:number-rows-repeated="111">
          <table:table-cell table:number-columns-repeated="9"/>
        </table:table-row>
        <table:table-row table:style-name="ro1">
          <table:table-cell table:number-columns-repeated="4"/>
          <table:table-cell table:style-name="ce21"/>
          <table:table-cell table:number-columns-repeated="4"/>
        </table:table-row>
        <table:table-row table:style-name="ro1">
          <table:table-cell table:number-columns-repeated="4"/>
          <table:table-cell table:style-name="ce19"/>
          <table:table-cell table:number-columns-repeated="4"/>
        </table:table-row>
        <table:table-row table:style-name="ro1" table:number-rows-repeated="220">
          <table:table-cell table:number-columns-repeated="9"/>
        </table:table-row>
        <table:table-row table:style-name="ro1">
          <table:table-cell table:number-columns-repeated="4"/>
          <table:table-cell table:style-name="ce21"/>
          <table:table-cell table:number-columns-repeated="4"/>
        </table:table-row>
        <table:table-row table:style-name="ro1">
          <table:table-cell table:number-columns-repeated="4"/>
          <table:table-cell table:style-name="ce19"/>
          <table:table-cell table:number-columns-repeated="4"/>
        </table:table-row>
        <table:table-row table:style-name="ro1" table:number-rows-repeated="196">
          <table:table-cell table:number-columns-repeated="9"/>
        </table:table-row>
        <table:table-row table:style-name="ro1">
          <table:table-cell table:number-columns-repeated="4"/>
          <table:table-cell table:style-name="ce21"/>
          <table:table-cell table:number-columns-repeated="4"/>
        </table:table-row>
        <calcext:conditional-formats>
          <calcext:conditional-format calcext:target-range-address="'zad 5.2'.E2:'zad 5.2'.E223 'zad 5.2'.H5:'zad 5.2'.I5">
            <calcext:condition calcext:apply-style-name="Untitled1" calcext:value="=8" calcext:base-cell-address="'zad 5.2'.E2"/>
          </calcext:conditional-format>
          <calcext:conditional-format calcext:target-range-address="'zad 5.2'.F2:'zad 5.2'.F223">
            <calcext:condition calcext:apply-style-name="Untitled1" calcext:value="=8" calcext:base-cell-address="'zad 5.2'.F2"/>
          </calcext:conditional-format>
        </calcext:conditional-formats>
      </table:table>
      <table:named-expressions/>
      <table:data-pilot-tables>
        <table:data-pilot-table table:name="DataPilot1" table:application-data="" table:target-range-address="'zad 5.2'.A1:'zad 5.2'.C224" table:buttons="'zad 5.2'.A1 'zad 5.2'.B1" table:show-filter-button="false" table:drill-down-on-double-click="false">
          <table:source-cell-range table:cell-range-address="soki.A1:soki.D75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agazyn" table:orientation="row" table:used-hierarchy="0" table:function="auto">
            <table:data-pilot-level table:show-empty="false" calcext:repeat-item-labels="false">
              <table:data-pilot-members>
                <table:data-pilot-member table:name="Gniezno" table:display="false" table:show-details="true"/>
                <table:data-pilot-member table:name="Malbork" table:display="false" table:show-details="true"/>
                <table:data-pilot-member table:name="Ogrodzieniec" table:display="true" table:show-details="true"/>
                <table:data-pilot-member table:name="Przemysl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ata2" table:orientation="row" table:used-hierarchy="0" table:function="auto">
            <table:data-pilot-level table:show-empty="false" calcext:repeat-item-labels="false">
              <table:data-pilot-members>
                <table:data-pilot-member table:name="2.01.2021" table:display="true" table:show-details="true"/>
                <table:data-pilot-member table:name="3.01.2021" table:display="true" table:show-details="true"/>
                <table:data-pilot-member table:name="4.01.2021" table:display="true" table:show-details="true"/>
                <table:data-pilot-member table:name="5.01.2021" table:display="true" table:show-details="true"/>
                <table:data-pilot-member table:name="6.01.2021" table:display="true" table:show-details="true"/>
                <table:data-pilot-member table:name="7.01.2021" table:display="true" table:show-details="true"/>
                <table:data-pilot-member table:name="8.01.2021" table:display="true" table:show-details="true"/>
                <table:data-pilot-member table:name="9.01.2021" table:display="true" table:show-details="true"/>
                <table:data-pilot-member table:name="10.01.2021" table:display="true" table:show-details="true"/>
                <table:data-pilot-member table:name="11.01.2021" table:display="true" table:show-details="true"/>
                <table:data-pilot-member table:name="12.01.2021" table:display="true" table:show-details="true"/>
                <table:data-pilot-member table:name="13.01.2021" table:display="true" table:show-details="true"/>
                <table:data-pilot-member table:name="14.01.2021" table:display="true" table:show-details="true"/>
                <table:data-pilot-member table:name="15.01.2021" table:display="true" table:show-details="true"/>
                <table:data-pilot-member table:name="16.01.2021" table:display="true" table:show-details="true"/>
                <table:data-pilot-member table:name="17.01.2021" table:display="true" table:show-details="true"/>
                <table:data-pilot-member table:name="18.01.2021" table:display="true" table:show-details="true"/>
                <table:data-pilot-member table:name="19.01.2021" table:display="true" table:show-details="true"/>
                <table:data-pilot-member table:name="20.01.2021" table:display="true" table:show-details="true"/>
                <table:data-pilot-member table:name="21.01.2021" table:display="true" table:show-details="true"/>
                <table:data-pilot-member table:name="22.01.2021" table:display="true" table:show-details="true"/>
                <table:data-pilot-member table:name="23.01.2021" table:display="true" table:show-details="true"/>
                <table:data-pilot-member table:name="24.01.2021" table:display="true" table:show-details="true"/>
                <table:data-pilot-member table:name="25.01.2021" table:display="true" table:show-details="true"/>
                <table:data-pilot-member table:name="26.01.2021" table:display="true" table:show-details="true"/>
                <table:data-pilot-member table:name="27.01.2021" table:display="true" table:show-details="true"/>
                <table:data-pilot-member table:name="28.01.2021" table:display="true" table:show-details="true"/>
                <table:data-pilot-member table:name="29.01.2021" table:display="true" table:show-details="true"/>
                <table:data-pilot-member table:name="30.01.2021" table:display="true" table:show-details="true"/>
                <table:data-pilot-member table:name="31.01.2021" table:display="true" table:show-details="true"/>
                <table:data-pilot-member table:name="1.02.2021" table:display="true" table:show-details="true"/>
                <table:data-pilot-member table:name="2.02.2021" table:display="true" table:show-details="true"/>
                <table:data-pilot-member table:name="3.02.2021" table:display="true" table:show-details="true"/>
                <table:data-pilot-member table:name="4.02.2021" table:display="true" table:show-details="true"/>
                <table:data-pilot-member table:name="5.02.2021" table:display="true" table:show-details="true"/>
                <table:data-pilot-member table:name="6.02.2021" table:display="true" table:show-details="true"/>
                <table:data-pilot-member table:name="7.02.2021" table:display="true" table:show-details="true"/>
                <table:data-pilot-member table:name="8.02.2021" table:display="true" table:show-details="true"/>
                <table:data-pilot-member table:name="9.02.2021" table:display="true" table:show-details="true"/>
                <table:data-pilot-member table:name="10.02.2021" table:display="true" table:show-details="true"/>
                <table:data-pilot-member table:name="11.02.2021" table:display="true" table:show-details="true"/>
                <table:data-pilot-member table:name="12.02.2021" table:display="true" table:show-details="true"/>
                <table:data-pilot-member table:name="13.02.2021" table:display="true" table:show-details="true"/>
                <table:data-pilot-member table:name="14.02.2021" table:display="true" table:show-details="true"/>
                <table:data-pilot-member table:name="15.02.2021" table:display="true" table:show-details="true"/>
                <table:data-pilot-member table:name="16.02.2021" table:display="true" table:show-details="true"/>
                <table:data-pilot-member table:name="17.02.2021" table:display="true" table:show-details="true"/>
                <table:data-pilot-member table:name="18.02.2021" table:display="true" table:show-details="true"/>
                <table:data-pilot-member table:name="19.02.2021" table:display="true" table:show-details="true"/>
                <table:data-pilot-member table:name="20.02.2021" table:display="true" table:show-details="true"/>
                <table:data-pilot-member table:name="21.02.2021" table:display="true" table:show-details="true"/>
                <table:data-pilot-member table:name="22.02.2021" table:display="true" table:show-details="true"/>
                <table:data-pilot-member table:name="23.02.2021" table:display="true" table:show-details="true"/>
                <table:data-pilot-member table:name="24.02.2021" table:display="true" table:show-details="true"/>
                <table:data-pilot-member table:name="25.02.2021" table:display="true" table:show-details="true"/>
                <table:data-pilot-member table:name="26.02.2021" table:display="true" table:show-details="true"/>
                <table:data-pilot-member table:name="27.02.2021" table:display="true" table:show-details="true"/>
                <table:data-pilot-member table:name="28.02.2021" table:display="true" table:show-details="true"/>
                <table:data-pilot-member table:name="1.03.2021" table:display="true" table:show-details="true"/>
                <table:data-pilot-member table:name="2.03.2021" table:display="true" table:show-details="true"/>
                <table:data-pilot-member table:name="3.03.2021" table:display="true" table:show-details="true"/>
                <table:data-pilot-member table:name="4.03.2021" table:display="true" table:show-details="true"/>
                <table:data-pilot-member table:name="5.03.2021" table:display="true" table:show-details="true"/>
                <table:data-pilot-member table:name="6.03.2021" table:display="true" table:show-details="true"/>
                <table:data-pilot-member table:name="7.03.2021" table:display="true" table:show-details="true"/>
                <table:data-pilot-member table:name="8.03.2021" table:display="true" table:show-details="true"/>
                <table:data-pilot-member table:name="9.03.2021" table:display="true" table:show-details="true"/>
                <table:data-pilot-member table:name="10.03.2021" table:display="true" table:show-details="true"/>
                <table:data-pilot-member table:name="11.03.2021" table:display="true" table:show-details="true"/>
                <table:data-pilot-member table:name="12.03.2021" table:display="true" table:show-details="true"/>
                <table:data-pilot-member table:name="13.03.2021" table:display="true" table:show-details="true"/>
                <table:data-pilot-member table:name="14.03.2021" table:display="true" table:show-details="true"/>
                <table:data-pilot-member table:name="15.03.2021" table:display="true" table:show-details="true"/>
                <table:data-pilot-member table:name="16.03.2021" table:display="true" table:show-details="true"/>
                <table:data-pilot-member table:name="17.03.2021" table:display="true" table:show-details="true"/>
                <table:data-pilot-member table:name="18.03.2021" table:display="true" table:show-details="true"/>
                <table:data-pilot-member table:name="19.03.2021" table:display="true" table:show-details="true"/>
                <table:data-pilot-member table:name="20.03.2021" table:display="true" table:show-details="true"/>
                <table:data-pilot-member table:name="21.03.2021" table:display="true" table:show-details="true"/>
                <table:data-pilot-member table:name="22.03.2021" table:display="true" table:show-details="true"/>
                <table:data-pilot-member table:name="23.03.2021" table:display="true" table:show-details="true"/>
                <table:data-pilot-member table:name="24.03.2021" table:display="true" table:show-details="true"/>
                <table:data-pilot-member table:name="25.03.2021" table:display="true" table:show-details="true"/>
                <table:data-pilot-member table:name="26.03.2021" table:display="true" table:show-details="true"/>
                <table:data-pilot-member table:name="27.03.2021" table:display="true" table:show-details="true"/>
                <table:data-pilot-member table:name="28.03.2021" table:display="true" table:show-details="true"/>
                <table:data-pilot-member table:name="29.03.2021" table:display="true" table:show-details="true"/>
                <table:data-pilot-member table:name="30.03.2021" table:display="true" table:show-details="true"/>
                <table:data-pilot-member table:name="31.03.2021" table:display="true" table:show-details="true"/>
                <table:data-pilot-member table:name="1.04.2021" table:display="true" table:show-details="true"/>
                <table:data-pilot-member table:name="2.04.2021" table:display="true" table:show-details="true"/>
                <table:data-pilot-member table:name="3.04.2021" table:display="true" table:show-details="true"/>
                <table:data-pilot-member table:name="4.04.2021" table:display="true" table:show-details="true"/>
                <table:data-pilot-member table:name="5.04.2021" table:display="true" table:show-details="true"/>
                <table:data-pilot-member table:name="6.04.2021" table:display="true" table:show-details="true"/>
                <table:data-pilot-member table:name="7.04.2021" table:display="true" table:show-details="true"/>
                <table:data-pilot-member table:name="8.04.2021" table:display="true" table:show-details="true"/>
                <table:data-pilot-member table:name="9.04.2021" table:display="true" table:show-details="true"/>
                <table:data-pilot-member table:name="10.04.2021" table:display="true" table:show-details="true"/>
                <table:data-pilot-member table:name="11.04.2021" table:display="true" table:show-details="true"/>
                <table:data-pilot-member table:name="12.04.2021" table:display="true" table:show-details="true"/>
                <table:data-pilot-member table:name="13.04.2021" table:display="true" table:show-details="true"/>
                <table:data-pilot-member table:name="14.04.2021" table:display="true" table:show-details="true"/>
                <table:data-pilot-member table:name="15.04.2021" table:display="true" table:show-details="true"/>
                <table:data-pilot-member table:name="16.04.2021" table:display="true" table:show-details="true"/>
                <table:data-pilot-member table:name="17.04.2021" table:display="true" table:show-details="true"/>
                <table:data-pilot-member table:name="18.04.2021" table:display="true" table:show-details="true"/>
                <table:data-pilot-member table:name="19.04.2021" table:display="true" table:show-details="true"/>
                <table:data-pilot-member table:name="20.04.2021" table:display="true" table:show-details="true"/>
                <table:data-pilot-member table:name="21.04.2021" table:display="true" table:show-details="true"/>
                <table:data-pilot-member table:name="22.04.2021" table:display="true" table:show-details="true"/>
                <table:data-pilot-member table:name="23.04.2021" table:display="true" table:show-details="true"/>
                <table:data-pilot-member table:name="24.04.2021" table:display="true" table:show-details="true"/>
                <table:data-pilot-member table:name="25.04.2021" table:display="true" table:show-details="true"/>
                <table:data-pilot-member table:name="26.04.2021" table:display="true" table:show-details="true"/>
                <table:data-pilot-member table:name="27.04.2021" table:display="true" table:show-details="true"/>
                <table:data-pilot-member table:name="28.04.2021" table:display="true" table:show-details="true"/>
                <table:data-pilot-member table:name="29.04.2021" table:display="true" table:show-details="true"/>
                <table:data-pilot-member table:name="30.04.2021" table:display="true" table:show-details="true"/>
                <table:data-pilot-member table:name="1.05.2021" table:display="true" table:show-details="true"/>
                <table:data-pilot-member table:name="2.05.2021" table:display="true" table:show-details="true"/>
                <table:data-pilot-member table:name="3.05.2021" table:display="true" table:show-details="true"/>
                <table:data-pilot-member table:name="4.05.2021" table:display="true" table:show-details="true"/>
                <table:data-pilot-member table:name="5.05.2021" table:display="true" table:show-details="true"/>
                <table:data-pilot-member table:name="6.05.2021" table:display="true" table:show-details="true"/>
                <table:data-pilot-member table:name="7.05.2021" table:display="true" table:show-details="true"/>
                <table:data-pilot-member table:name="8.05.2021" table:display="true" table:show-details="true"/>
                <table:data-pilot-member table:name="9.05.2021" table:display="true" table:show-details="true"/>
                <table:data-pilot-member table:name="10.05.2021" table:display="true" table:show-details="true"/>
                <table:data-pilot-member table:name="11.05.2021" table:display="true" table:show-details="true"/>
                <table:data-pilot-member table:name="12.05.2021" table:display="true" table:show-details="true"/>
                <table:data-pilot-member table:name="13.05.2021" table:display="true" table:show-details="true"/>
                <table:data-pilot-member table:name="14.05.2021" table:display="true" table:show-details="true"/>
                <table:data-pilot-member table:name="15.05.2021" table:display="true" table:show-details="true"/>
                <table:data-pilot-member table:name="16.05.2021" table:display="true" table:show-details="true"/>
                <table:data-pilot-member table:name="17.05.2021" table:display="true" table:show-details="true"/>
                <table:data-pilot-member table:name="18.05.2021" table:display="true" table:show-details="true"/>
                <table:data-pilot-member table:name="19.05.2021" table:display="true" table:show-details="true"/>
                <table:data-pilot-member table:name="20.05.2021" table:display="true" table:show-details="true"/>
                <table:data-pilot-member table:name="21.05.2021" table:display="true" table:show-details="true"/>
                <table:data-pilot-member table:name="22.05.2021" table:display="true" table:show-details="true"/>
                <table:data-pilot-member table:name="23.05.2021" table:display="true" table:show-details="true"/>
                <table:data-pilot-member table:name="24.05.2021" table:display="true" table:show-details="true"/>
                <table:data-pilot-member table:name="25.05.2021" table:display="true" table:show-details="true"/>
                <table:data-pilot-member table:name="26.05.2021" table:display="true" table:show-details="true"/>
                <table:data-pilot-member table:name="27.05.2021" table:display="true" table:show-details="true"/>
                <table:data-pilot-member table:name="28.05.2021" table:display="true" table:show-details="true"/>
                <table:data-pilot-member table:name="29.05.2021" table:display="true" table:show-details="true"/>
                <table:data-pilot-member table:name="30.05.2021" table:display="true" table:show-details="true"/>
                <table:data-pilot-member table:name="31.05.2021" table:display="true" table:show-details="true"/>
                <table:data-pilot-member table:name="1.06.2021" table:display="true" table:show-details="true"/>
                <table:data-pilot-member table:name="2.06.2021" table:display="true" table:show-details="true"/>
                <table:data-pilot-member table:name="3.06.2021" table:display="true" table:show-details="true"/>
                <table:data-pilot-member table:name="4.06.2021" table:display="true" table:show-details="true"/>
                <table:data-pilot-member table:name="5.06.2021" table:display="true" table:show-details="true"/>
                <table:data-pilot-member table:name="6.06.2021" table:display="true" table:show-details="true"/>
                <table:data-pilot-member table:name="7.06.2021" table:display="true" table:show-details="true"/>
                <table:data-pilot-member table:name="8.06.2021" table:display="true" table:show-details="true"/>
                <table:data-pilot-member table:name="9.06.2021" table:display="true" table:show-details="true"/>
                <table:data-pilot-member table:name="10.06.2021" table:display="true" table:show-details="true"/>
                <table:data-pilot-member table:name="11.06.2021" table:display="true" table:show-details="true"/>
                <table:data-pilot-member table:name="12.06.2021" table:display="true" table:show-details="true"/>
                <table:data-pilot-member table:name="13.06.2021" table:display="true" table:show-details="true"/>
                <table:data-pilot-member table:name="14.06.2021" table:display="true" table:show-details="true"/>
                <table:data-pilot-member table:name="15.06.2021" table:display="true" table:show-details="true"/>
                <table:data-pilot-member table:name="16.06.2021" table:display="true" table:show-details="true"/>
                <table:data-pilot-member table:name="17.06.2021" table:display="true" table:show-details="true"/>
                <table:data-pilot-member table:name="18.06.2021" table:display="true" table:show-details="true"/>
                <table:data-pilot-member table:name="19.06.2021" table:display="true" table:show-details="true"/>
                <table:data-pilot-member table:name="20.06.2021" table:display="true" table:show-details="true"/>
                <table:data-pilot-member table:name="21.06.2021" table:display="true" table:show-details="true"/>
                <table:data-pilot-member table:name="22.06.2021" table:display="true" table:show-details="true"/>
                <table:data-pilot-member table:name="23.06.2021" table:display="true" table:show-details="true"/>
                <table:data-pilot-member table:name="24.06.2021" table:display="true" table:show-details="true"/>
                <table:data-pilot-member table:name="25.06.2021" table:display="true" table:show-details="true"/>
                <table:data-pilot-member table:name="26.06.2021" table:display="true" table:show-details="true"/>
                <table:data-pilot-member table:name="27.06.2021" table:display="true" table:show-details="true"/>
                <table:data-pilot-member table:name="28.06.2021" table:display="true" table:show-details="true"/>
                <table:data-pilot-member table:name="29.06.2021" table:display="true" table:show-details="true"/>
                <table:data-pilot-member table:name="30.06.2021" table:display="true" table:show-details="true"/>
                <table:data-pilot-member table:name="1.07.2021" table:display="true" table:show-details="true"/>
                <table:data-pilot-member table:name="2.07.2021" table:display="true" table:show-details="true"/>
                <table:data-pilot-member table:name="3.07.2021" table:display="true" table:show-details="true"/>
                <table:data-pilot-member table:name="4.07.2021" table:display="true" table:show-details="true"/>
                <table:data-pilot-member table:name="5.07.2021" table:display="true" table:show-details="true"/>
                <table:data-pilot-member table:name="6.07.2021" table:display="true" table:show-details="true"/>
                <table:data-pilot-member table:name="7.07.2021" table:display="true" table:show-details="true"/>
                <table:data-pilot-member table:name="8.07.2021" table:display="true" table:show-details="true"/>
                <table:data-pilot-member table:name="9.07.2021" table:display="true" table:show-details="true"/>
                <table:data-pilot-member table:name="10.07.2021" table:display="true" table:show-details="true"/>
                <table:data-pilot-member table:name="11.07.2021" table:display="true" table:show-details="true"/>
                <table:data-pilot-member table:name="12.07.2021" table:display="true" table:show-details="true"/>
                <table:data-pilot-member table:name="13.07.2021" table:display="true" table:show-details="true"/>
                <table:data-pilot-member table:name="14.07.2021" table:display="true" table:show-details="true"/>
                <table:data-pilot-member table:name="15.07.2021" table:display="true" table:show-details="true"/>
                <table:data-pilot-member table:name="16.07.2021" table:display="true" table:show-details="true"/>
                <table:data-pilot-member table:name="17.07.2021" table:display="true" table:show-details="true"/>
                <table:data-pilot-member table:name="18.07.2021" table:display="true" table:show-details="true"/>
                <table:data-pilot-member table:name="19.07.2021" table:display="true" table:show-details="true"/>
                <table:data-pilot-member table:name="20.07.2021" table:display="true" table:show-details="true"/>
                <table:data-pilot-member table:name="21.07.2021" table:display="true" table:show-details="true"/>
                <table:data-pilot-member table:name="22.07.2021" table:display="true" table:show-details="true"/>
                <table:data-pilot-member table:name="23.07.2021" table:display="true" table:show-details="true"/>
                <table:data-pilot-member table:name="24.07.2021" table:display="true" table:show-details="true"/>
                <table:data-pilot-member table:name="25.07.2021" table:display="true" table:show-details="true"/>
                <table:data-pilot-member table:name="26.07.2021" table:display="true" table:show-details="true"/>
                <table:data-pilot-member table:name="27.07.2021" table:display="true" table:show-details="true"/>
                <table:data-pilot-member table:name="28.07.2021" table:display="true" table:show-details="true"/>
                <table:data-pilot-member table:name="29.07.2021" table:display="true" table:show-details="true"/>
                <table:data-pilot-member table:name="30.07.2021" table:display="true" table:show-details="true"/>
                <table:data-pilot-member table:name="31.07.2021" table:display="true" table:show-details="true"/>
                <table:data-pilot-member table:name="1.08.2021" table:display="true" table:show-details="true"/>
                <table:data-pilot-member table:name="2.08.2021" table:display="true" table:show-details="true"/>
                <table:data-pilot-member table:name="3.08.2021" table:display="true" table:show-details="true"/>
                <table:data-pilot-member table:name="4.08.2021" table:display="true" table:show-details="true"/>
                <table:data-pilot-member table:name="5.08.2021" table:display="true" table:show-details="true"/>
                <table:data-pilot-member table:name="6.08.2021" table:display="true" table:show-details="true"/>
                <table:data-pilot-member table:name="7.08.2021" table:display="true" table:show-details="true"/>
                <table:data-pilot-member table:name="8.08.2021" table:display="true" table:show-details="true"/>
                <table:data-pilot-member table:name="9.08.2021" table:display="true" table:show-details="true"/>
                <table:data-pilot-member table:name="10.08.2021" table:display="true" table:show-details="true"/>
                <table:data-pilot-member table:name="11.08.2021" table:display="true" table:show-details="true"/>
                <table:data-pilot-member table:name="12.08.2021" table:display="true" table:show-details="true"/>
                <table:data-pilot-member table:name="13.08.2021" table:display="true" table:show-details="true"/>
                <table:data-pilot-member table:name="14.08.2021" table:display="true" table:show-details="true"/>
                <table:data-pilot-member table:name="15.08.2021" table:display="true" table:show-details="true"/>
                <table:data-pilot-member table:name="16.08.2021" table:display="true" table:show-details="true"/>
                <table:data-pilot-member table:name="17.08.2021" table:display="true" table:show-details="true"/>
                <table:data-pilot-member table:name="18.08.2021" table:display="true" table:show-details="true"/>
                <table:data-pilot-member table:name="19.08.2021" table:display="true" table:show-details="true"/>
                <table:data-pilot-member table:name="20.08.2021" table:display="true" table:show-details="true"/>
                <table:data-pilot-member table:name="21.08.2021" table:display="true" table:show-details="true"/>
                <table:data-pilot-member table:name="22.08.2021" table:display="true" table:show-details="true"/>
                <table:data-pilot-member table:name="23.08.2021" table:display="true" table:show-details="true"/>
                <table:data-pilot-member table:name="24.08.2021" table:display="true" table:show-details="true"/>
                <table:data-pilot-member table:name="25.08.2021" table:display="true" table:show-details="true"/>
                <table:data-pilot-member table:name="26.08.2021" table:display="true" table:show-details="true"/>
                <table:data-pilot-member table:name="27.08.2021" table:display="true" table:show-details="true"/>
                <table:data-pilot-member table:name="28.08.2021" table:display="true" table:show-details="true"/>
                <table:data-pilot-member table:name="29.08.2021" table:display="true" table:show-details="true"/>
                <table:data-pilot-member table:name="30.08.2021" table:display="true" table:show-details="true"/>
                <table:data-pilot-member table:name="31.08.2021" table:display="true" table:show-details="true"/>
                <table:data-pilot-member table:name="1.09.2021" table:display="true" table:show-details="true"/>
                <table:data-pilot-member table:name="2.09.2021" table:display="true" table:show-details="true"/>
                <table:data-pilot-member table:name="3.09.2021" table:display="true" table:show-details="true"/>
                <table:data-pilot-member table:name="4.09.2021" table:display="true" table:show-details="true"/>
                <table:data-pilot-member table:name="5.09.2021" table:display="true" table:show-details="true"/>
                <table:data-pilot-member table:name="6.09.2021" table:display="true" table:show-details="true"/>
                <table:data-pilot-member table:name="7.09.2021" table:display="true" table:show-details="true"/>
                <table:data-pilot-member table:name="8.09.2021" table:display="true" table:show-details="true"/>
                <table:data-pilot-member table:name="9.09.2021" table:display="true" table:show-details="true"/>
                <table:data-pilot-member table:name="10.09.2021" table:display="true" table:show-details="true"/>
                <table:data-pilot-member table:name="11.09.2021" table:display="true" table:show-details="true"/>
                <table:data-pilot-member table:name="12.09.2021" table:display="true" table:show-details="true"/>
                <table:data-pilot-member table:name="13.09.2021" table:display="true" table:show-details="true"/>
                <table:data-pilot-member table:name="14.09.2021" table:display="true" table:show-details="true"/>
                <table:data-pilot-member table:name="15.09.2021" table:display="true" table:show-details="true"/>
                <table:data-pilot-member table:name="16.09.2021" table:display="true" table:show-details="true"/>
                <table:data-pilot-member table:name="17.09.2021" table:display="true" table:show-details="true"/>
                <table:data-pilot-member table:name="18.09.2021" table:display="true" table:show-details="true"/>
                <table:data-pilot-member table:name="19.09.2021" table:display="true" table:show-details="true"/>
                <table:data-pilot-member table:name="20.09.2021" table:display="true" table:show-details="true"/>
                <table:data-pilot-member table:name="21.09.2021" table:display="true" table:show-details="true"/>
                <table:data-pilot-member table:name="22.09.2021" table:display="true" table:show-details="true"/>
                <table:data-pilot-member table:name="23.09.2021" table:display="true" table:show-details="true"/>
                <table:data-pilot-member table:name="24.09.2021" table:display="true" table:show-details="true"/>
                <table:data-pilot-member table:name="25.09.2021" table:display="true" table:show-details="true"/>
                <table:data-pilot-member table:name="26.09.2021" table:display="true" table:show-details="true"/>
                <table:data-pilot-member table:name="27.09.2021" table:display="true" table:show-details="true"/>
                <table:data-pilot-member table:name="28.09.2021" table:display="true" table:show-details="true"/>
                <table:data-pilot-member table:name="29.09.2021" table:display="true" table:show-details="true"/>
                <table:data-pilot-member table:name="30.09.2021" table:display="true" table:show-details="true"/>
                <table:data-pilot-member table:name="1.10.2021" table:display="true" table:show-details="true"/>
                <table:data-pilot-member table:name="2.10.2021" table:display="true" table:show-details="true"/>
                <table:data-pilot-member table:name="3.10.2021" table:display="true" table:show-details="true"/>
                <table:data-pilot-member table:name="4.10.2021" table:display="true" table:show-details="true"/>
                <table:data-pilot-member table:name="5.10.2021" table:display="true" table:show-details="true"/>
                <table:data-pilot-member table:name="6.10.2021" table:display="true" table:show-details="true"/>
                <table:data-pilot-member table:name="7.10.2021" table:display="true" table:show-details="true"/>
                <table:data-pilot-member table:name="8.10.2021" table:display="true" table:show-details="true"/>
                <table:data-pilot-member table:name="9.10.2021" table:display="true" table:show-details="true"/>
                <table:data-pilot-member table:name="10.10.2021" table:display="true" table:show-details="true"/>
                <table:data-pilot-member table:name="11.10.2021" table:display="true" table:show-details="true"/>
                <table:data-pilot-member table:name="12.10.2021" table:display="true" table:show-details="true"/>
                <table:data-pilot-member table:name="13.10.2021" table:display="true" table:show-details="true"/>
                <table:data-pilot-member table:name="14.10.2021" table:display="true" table:show-details="true"/>
                <table:data-pilot-member table:name="15.10.2021" table:display="true" table:show-details="true"/>
                <table:data-pilot-member table:name="16.10.2021" table:display="true" table:show-details="true"/>
                <table:data-pilot-member table:name="17.10.2021" table:display="true" table:show-details="true"/>
                <table:data-pilot-member table:name="18.10.2021" table:display="true" table:show-details="true"/>
                <table:data-pilot-member table:name="19.10.2021" table:display="true" table:show-details="true"/>
                <table:data-pilot-member table:name="20.10.2021" table:display="true" table:show-details="true"/>
                <table:data-pilot-member table:name="21.10.2021" table:display="true" table:show-details="true"/>
                <table:data-pilot-member table:name="22.10.2021" table:display="true" table:show-details="true"/>
                <table:data-pilot-member table:name="23.10.2021" table:display="true" table:show-details="true"/>
                <table:data-pilot-member table:name="24.10.2021" table:display="true" table:show-details="true"/>
                <table:data-pilot-member table:name="25.10.2021" table:display="true" table:show-details="true"/>
                <table:data-pilot-member table:name="26.10.2021" table:display="true" table:show-details="true"/>
                <table:data-pilot-member table:name="27.10.2021" table:display="true" table:show-details="true"/>
                <table:data-pilot-member table:name="28.10.2021" table:display="true" table:show-details="true"/>
                <table:data-pilot-member table:name="29.10.2021" table:display="true" table:show-details="true"/>
                <table:data-pilot-member table:name="30.10.2021" table:display="true" table:show-details="true"/>
                <table:data-pilot-member table:name="31.10.2021" table:display="true" table:show-details="true"/>
                <table:data-pilot-member table:name="1.11.2021" table:display="true" table:show-details="true"/>
                <table:data-pilot-member table:name="2.11.2021" table:display="true" table:show-details="true"/>
                <table:data-pilot-member table:name="3.11.2021" table:display="true" table:show-details="true"/>
                <table:data-pilot-member table:name="4.11.2021" table:display="true" table:show-details="true"/>
                <table:data-pilot-member table:name="5.11.2021" table:display="true" table:show-details="true"/>
                <table:data-pilot-member table:name="6.11.2021" table:display="true" table:show-details="true"/>
                <table:data-pilot-member table:name="7.11.2021" table:display="true" table:show-details="true"/>
                <table:data-pilot-member table:name="8.11.2021" table:display="true" table:show-details="true"/>
                <table:data-pilot-member table:name="9.11.2021" table:display="true" table:show-details="true"/>
                <table:data-pilot-member table:name="10.11.2021" table:display="true" table:show-details="true"/>
                <table:data-pilot-member table:name="11.11.2021" table:display="true" table:show-details="true"/>
                <table:data-pilot-member table:name="12.11.2021" table:display="true" table:show-details="true"/>
                <table:data-pilot-member table:name="13.11.2021" table:display="true" table:show-details="true"/>
                <table:data-pilot-member table:name="14.11.2021" table:display="true" table:show-details="true"/>
                <table:data-pilot-member table:name="15.11.2021" table:display="true" table:show-details="true"/>
                <table:data-pilot-member table:name="16.11.2021" table:display="true" table:show-details="true"/>
                <table:data-pilot-member table:name="17.11.2021" table:display="true" table:show-details="true"/>
                <table:data-pilot-member table:name="18.11.2021" table:display="true" table:show-details="true"/>
                <table:data-pilot-member table:name="19.11.2021" table:display="true" table:show-details="true"/>
                <table:data-pilot-member table:name="20.11.2021" table:display="true" table:show-details="true"/>
                <table:data-pilot-member table:name="21.11.2021" table:display="true" table:show-details="true"/>
                <table:data-pilot-member table:name="22.11.2021" table:display="true" table:show-details="true"/>
                <table:data-pilot-member table:name="23.11.2021" table:display="true" table:show-details="true"/>
                <table:data-pilot-member table:name="24.11.2021" table:display="true" table:show-details="true"/>
                <table:data-pilot-member table:name="25.11.2021" table:display="true" table:show-details="true"/>
                <table:data-pilot-member table:name="26.11.2021" table:display="true" table:show-details="true"/>
                <table:data-pilot-member table:name="27.11.2021" table:display="true" table:show-details="true"/>
                <table:data-pilot-member table:name="28.11.2021" table:display="true" table:show-details="true"/>
                <table:data-pilot-member table:name="29.11.2021" table:display="true" table:show-details="true"/>
                <table:data-pilot-member table:name="30.11.2021" table:display="true" table:show-details="true"/>
                <table:data-pilot-member table:name="1.12.2021" table:display="true" table:show-details="true"/>
                <table:data-pilot-member table:name="2.12.2021" table:display="true" table:show-details="true"/>
                <table:data-pilot-member table:name="3.12.2021" table:display="true" table:show-details="true"/>
                <table:data-pilot-member table:name="4.12.2021" table:display="true" table:show-details="true"/>
                <table:data-pilot-member table:name="5.12.2021" table:display="true" table:show-details="true"/>
                <table:data-pilot-member table:name="6.12.2021" table:display="true" table:show-details="true"/>
                <table:data-pilot-member table:name="7.12.2021" table:display="true" table:show-details="true"/>
                <table:data-pilot-member table:name="8.12.2021" table:display="true" table:show-details="true"/>
                <table:data-pilot-member table:name="9.12.2021" table:display="true" table:show-details="true"/>
                <table:data-pilot-member table:name="10.12.2021" table:display="true" table:show-details="true"/>
                <table:data-pilot-member table:name="11.12.2021" table:display="true" table:show-details="true"/>
                <table:data-pilot-member table:name="12.12.2021" table:display="true" table:show-details="true"/>
                <table:data-pilot-member table:name="13.12.2021" table:display="true" table:show-details="true"/>
                <table:data-pilot-member table:name="14.12.2021" table:display="true" table:show-details="true"/>
                <table:data-pilot-member table:name="15.12.2021" table:display="true" table:show-details="true"/>
                <table:data-pilot-member table:name="16.12.2021" table:display="true" table:show-details="true"/>
                <table:data-pilot-member table:name="17.12.2021" table:display="true" table:show-details="true"/>
                <table:data-pilot-member table:name="18.12.2021" table:display="true" table:show-details="true"/>
                <table:data-pilot-member table:name="19.12.2021" table:display="true" table:show-details="true"/>
                <table:data-pilot-member table:name="20.12.2021" table:display="true" table:show-details="true"/>
                <table:data-pilot-member table:name="21.12.2021" table:display="true" table:show-details="true"/>
                <table:data-pilot-member table:name="22.12.2021" table:display="true" table:show-details="true"/>
                <table:data-pilot-member table:name="23.12.2021" table:display="true" table:show-details="true"/>
                <table:data-pilot-member table:name="24.12.2021" table:display="true" table:show-details="true"/>
                <table:data-pilot-member table:name="25.12.2021" table:display="true" table:show-details="true"/>
                <table:data-pilot-member table:name="26.12.2021" table:display="true" table:show-details="true"/>
                <table:data-pilot-member table:name="27.12.2021" table:display="true" table:show-details="true"/>
                <table:data-pilot-member table:name="28.12.2021" table:display="true" table:show-details="true"/>
                <table:data-pilot-member table:name="29.12.2021" table:display="true" table:show-details="true"/>
                <table:data-pilot-member table:name="30.12.2021" table:display="true" table:show-details="true"/>
                <table:data-pilot-member table:name="31.12.202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zad 5.3'.A1:'zad 5.3'.B6" table:buttons="'zad 5.3'.A1" table:show-filter-button="false" table:drill-down-on-double-click="false">
          <table:source-cell-range table:cell-range-address="soki.A1:soki.D75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agazyn" table:orientation="row" table:used-hierarchy="0" table:function="auto">
            <table:data-pilot-level table:show-empty="false" calcext:repeat-item-labels="false">
              <table:data-pilot-members>
                <table:data-pilot-member table:name="Gniezno" table:display="true" table:show-details="true"/>
                <table:data-pilot-member table:name="Malbork" table:display="true" table:show-details="true"/>
                <table:data-pilot-member table:name="Ogrodzieniec" table:display="true" table:show-details="true"/>
                <table:data-pilot-member table:name="Przemys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ielkosc_zamowienia" table:orientation="data" table:used-hierarchy="0" table:function="sum">
            <table:data-pilot-level table:show-empty="false" calcext:repeat-item-labels="false">
              <table:data-pilot-members>
                <table:data-pilot-member table:name="330" table:display="true" table:show-details="true"/>
                <table:data-pilot-member table:name="390" table:display="true" table:show-details="true"/>
                <table:data-pilot-member table:name="520" table:display="true" table:show-details="true"/>
                <table:data-pilot-member table:name="570" table:display="true" table:show-details="true"/>
                <table:data-pilot-member table:name="600" table:display="true" table:show-details="true"/>
                <table:data-pilot-member table:name="750" table:display="true" table:show-details="true"/>
                <table:data-pilot-member table:name="780" table:display="true" table:show-details="true"/>
                <table:data-pilot-member table:name="790" table:display="true" table:show-details="true"/>
                <table:data-pilot-member table:name="820" table:display="true" table:show-details="true"/>
                <table:data-pilot-member table:name="850" table:display="true" table:show-details="true"/>
                <table:data-pilot-member table:name="860" table:display="true" table:show-details="true"/>
                <table:data-pilot-member table:name="950" table:display="true" table:show-details="true"/>
                <table:data-pilot-member table:name="1000" table:display="true" table:show-details="true"/>
                <table:data-pilot-member table:name="1010" table:display="true" table:show-details="true"/>
                <table:data-pilot-member table:name="1020" table:display="true" table:show-details="true"/>
                <table:data-pilot-member table:name="1030" table:display="true" table:show-details="true"/>
                <table:data-pilot-member table:name="1050" table:display="true" table:show-details="true"/>
                <table:data-pilot-member table:name="1060" table:display="true" table:show-details="true"/>
                <table:data-pilot-member table:name="1140" table:display="true" table:show-details="true"/>
                <table:data-pilot-member table:name="1150" table:display="true" table:show-details="true"/>
                <table:data-pilot-member table:name="1160" table:display="true" table:show-details="true"/>
                <table:data-pilot-member table:name="1170" table:display="true" table:show-details="true"/>
                <table:data-pilot-member table:name="1180" table:display="true" table:show-details="true"/>
                <table:data-pilot-member table:name="1200" table:display="true" table:show-details="true"/>
                <table:data-pilot-member table:name="1220" table:display="true" table:show-details="true"/>
                <table:data-pilot-member table:name="1230" table:display="true" table:show-details="true"/>
                <table:data-pilot-member table:name="1250" table:display="true" table:show-details="true"/>
                <table:data-pilot-member table:name="1260" table:display="true" table:show-details="true"/>
                <table:data-pilot-member table:name="1280" table:display="true" table:show-details="true"/>
                <table:data-pilot-member table:name="1290" table:display="true" table:show-details="true"/>
                <table:data-pilot-member table:name="1300" table:display="true" table:show-details="true"/>
                <table:data-pilot-member table:name="1310" table:display="true" table:show-details="true"/>
                <table:data-pilot-member table:name="1320" table:display="true" table:show-details="true"/>
                <table:data-pilot-member table:name="1330" table:display="true" table:show-details="true"/>
                <table:data-pilot-member table:name="1340" table:display="true" table:show-details="true"/>
                <table:data-pilot-member table:name="1360" table:display="true" table:show-details="true"/>
                <table:data-pilot-member table:name="1380" table:display="true" table:show-details="true"/>
                <table:data-pilot-member table:name="1400" table:display="true" table:show-details="true"/>
                <table:data-pilot-member table:name="1410" table:display="true" table:show-details="true"/>
                <table:data-pilot-member table:name="1430" table:display="true" table:show-details="true"/>
                <table:data-pilot-member table:name="1440" table:display="true" table:show-details="true"/>
                <table:data-pilot-member table:name="1460" table:display="true" table:show-details="true"/>
                <table:data-pilot-member table:name="1470" table:display="true" table:show-details="true"/>
                <table:data-pilot-member table:name="1480" table:display="true" table:show-details="true"/>
                <table:data-pilot-member table:name="1500" table:display="true" table:show-details="true"/>
                <table:data-pilot-member table:name="1510" table:display="true" table:show-details="true"/>
                <table:data-pilot-member table:name="1530" table:display="true" table:show-details="true"/>
                <table:data-pilot-member table:name="1560" table:display="true" table:show-details="true"/>
                <table:data-pilot-member table:name="1570" table:display="true" table:show-details="true"/>
                <table:data-pilot-member table:name="1580" table:display="true" table:show-details="true"/>
                <table:data-pilot-member table:name="1590" table:display="true" table:show-details="true"/>
                <table:data-pilot-member table:name="1620" table:display="true" table:show-details="true"/>
                <table:data-pilot-member table:name="1650" table:display="true" table:show-details="true"/>
                <table:data-pilot-member table:name="1670" table:display="true" table:show-details="true"/>
                <table:data-pilot-member table:name="1680" table:display="true" table:show-details="true"/>
                <table:data-pilot-member table:name="1690" table:display="true" table:show-details="true"/>
                <table:data-pilot-member table:name="1700" table:display="true" table:show-details="true"/>
                <table:data-pilot-member table:name="1740" table:display="true" table:show-details="true"/>
                <table:data-pilot-member table:name="1750" table:display="true" table:show-details="true"/>
                <table:data-pilot-member table:name="1770" table:display="true" table:show-details="true"/>
                <table:data-pilot-member table:name="1780" table:display="true" table:show-details="true"/>
                <table:data-pilot-member table:name="1800" table:display="true" table:show-details="true"/>
                <table:data-pilot-member table:name="1810" table:display="true" table:show-details="true"/>
                <table:data-pilot-member table:name="1820" table:display="true" table:show-details="true"/>
                <table:data-pilot-member table:name="1830" table:display="true" table:show-details="true"/>
                <table:data-pilot-member table:name="1870" table:display="true" table:show-details="true"/>
                <table:data-pilot-member table:name="1880" table:display="true" table:show-details="true"/>
                <table:data-pilot-member table:name="1920" table:display="true" table:show-details="true"/>
                <table:data-pilot-member table:name="1940" table:display="true" table:show-details="true"/>
                <table:data-pilot-member table:name="1950" table:display="true" table:show-details="true"/>
                <table:data-pilot-member table:name="1960" table:display="true" table:show-details="true"/>
                <table:data-pilot-member table:name="1970" table:display="true" table:show-details="true"/>
                <table:data-pilot-member table:name="1980" table:display="true" table:show-details="true"/>
                <table:data-pilot-member table:name="1990" table:display="true" table:show-details="true"/>
                <table:data-pilot-member table:name="2020" table:display="true" table:show-details="true"/>
                <table:data-pilot-member table:name="2030" table:display="true" table:show-details="true"/>
                <table:data-pilot-member table:name="2040" table:display="true" table:show-details="true"/>
                <table:data-pilot-member table:name="2060" table:display="true" table:show-details="true"/>
                <table:data-pilot-member table:name="2070" table:display="true" table:show-details="true"/>
                <table:data-pilot-member table:name="2090" table:display="true" table:show-details="true"/>
                <table:data-pilot-member table:name="2100" table:display="true" table:show-details="true"/>
                <table:data-pilot-member table:name="2130" table:display="true" table:show-details="true"/>
                <table:data-pilot-member table:name="2150" table:display="true" table:show-details="true"/>
                <table:data-pilot-member table:name="2170" table:display="true" table:show-details="true"/>
                <table:data-pilot-member table:name="2180" table:display="true" table:show-details="true"/>
                <table:data-pilot-member table:name="2210" table:display="true" table:show-details="true"/>
                <table:data-pilot-member table:name="2240" table:display="true" table:show-details="true"/>
                <table:data-pilot-member table:name="2250" table:display="true" table:show-details="true"/>
                <table:data-pilot-member table:name="2260" table:display="true" table:show-details="true"/>
                <table:data-pilot-member table:name="2300" table:display="true" table:show-details="true"/>
                <table:data-pilot-member table:name="2310" table:display="true" table:show-details="true"/>
                <table:data-pilot-member table:name="2330" table:display="true" table:show-details="true"/>
                <table:data-pilot-member table:name="2340" table:display="true" table:show-details="true"/>
                <table:data-pilot-member table:name="2350" table:display="true" table:show-details="true"/>
                <table:data-pilot-member table:name="2400" table:display="true" table:show-details="true"/>
                <table:data-pilot-member table:name="2410" table:display="true" table:show-details="true"/>
                <table:data-pilot-member table:name="2460" table:display="true" table:show-details="true"/>
                <table:data-pilot-member table:name="2470" table:display="true" table:show-details="true"/>
                <table:data-pilot-member table:name="2480" table:display="true" table:show-details="true"/>
                <table:data-pilot-member table:name="2500" table:display="true" table:show-details="true"/>
                <table:data-pilot-member table:name="2510" table:display="true" table:show-details="true"/>
                <table:data-pilot-member table:name="2520" table:display="true" table:show-details="true"/>
                <table:data-pilot-member table:name="2540" table:display="true" table:show-details="true"/>
                <table:data-pilot-member table:name="2550" table:display="true" table:show-details="true"/>
                <table:data-pilot-member table:name="2580" table:display="true" table:show-details="true"/>
                <table:data-pilot-member table:name="2610" table:display="true" table:show-details="true"/>
                <table:data-pilot-member table:name="2620" table:display="true" table:show-details="true"/>
                <table:data-pilot-member table:name="2630" table:display="true" table:show-details="true"/>
                <table:data-pilot-member table:name="2640" table:display="true" table:show-details="true"/>
                <table:data-pilot-member table:name="2650" table:display="true" table:show-details="true"/>
                <table:data-pilot-member table:name="2660" table:display="true" table:show-details="true"/>
                <table:data-pilot-member table:name="2670" table:display="true" table:show-details="true"/>
                <table:data-pilot-member table:name="2680" table:display="true" table:show-details="true"/>
                <table:data-pilot-member table:name="2700" table:display="true" table:show-details="true"/>
                <table:data-pilot-member table:name="2720" table:display="true" table:show-details="true"/>
                <table:data-pilot-member table:name="2730" table:display="true" table:show-details="true"/>
                <table:data-pilot-member table:name="2750" table:display="true" table:show-details="true"/>
                <table:data-pilot-member table:name="2820" table:display="true" table:show-details="true"/>
                <table:data-pilot-member table:name="2830" table:display="true" table:show-details="true"/>
                <table:data-pilot-member table:name="2850" table:display="true" table:show-details="true"/>
                <table:data-pilot-member table:name="2870" table:display="true" table:show-details="true"/>
                <table:data-pilot-member table:name="2910" table:display="true" table:show-details="true"/>
                <table:data-pilot-member table:name="2930" table:display="true" table:show-details="true"/>
                <table:data-pilot-member table:name="2950" table:display="true" table:show-details="true"/>
                <table:data-pilot-member table:name="2960" table:display="true" table:show-details="true"/>
                <table:data-pilot-member table:name="2990" table:display="true" table:show-details="true"/>
                <table:data-pilot-member table:name="3000" table:display="true" table:show-details="true"/>
                <table:data-pilot-member table:name="3010" table:display="true" table:show-details="true"/>
                <table:data-pilot-member table:name="3020" table:display="true" table:show-details="true"/>
                <table:data-pilot-member table:name="3040" table:display="true" table:show-details="true"/>
                <table:data-pilot-member table:name="3050" table:display="true" table:show-details="true"/>
                <table:data-pilot-member table:name="3060" table:display="true" table:show-details="true"/>
                <table:data-pilot-member table:name="3070" table:display="true" table:show-details="true"/>
                <table:data-pilot-member table:name="3110" table:display="true" table:show-details="true"/>
                <table:data-pilot-member table:name="3130" table:display="true" table:show-details="true"/>
                <table:data-pilot-member table:name="3140" table:display="true" table:show-details="true"/>
                <table:data-pilot-member table:name="3170" table:display="true" table:show-details="true"/>
                <table:data-pilot-member table:name="3180" table:display="true" table:show-details="true"/>
                <table:data-pilot-member table:name="3190" table:display="true" table:show-details="true"/>
                <table:data-pilot-member table:name="3210" table:display="true" table:show-details="true"/>
                <table:data-pilot-member table:name="3220" table:display="true" table:show-details="true"/>
                <table:data-pilot-member table:name="3240" table:display="true" table:show-details="true"/>
                <table:data-pilot-member table:name="3250" table:display="true" table:show-details="true"/>
                <table:data-pilot-member table:name="3260" table:display="true" table:show-details="true"/>
                <table:data-pilot-member table:name="3270" table:display="true" table:show-details="true"/>
                <table:data-pilot-member table:name="3280" table:display="true" table:show-details="true"/>
                <table:data-pilot-member table:name="3290" table:display="true" table:show-details="true"/>
                <table:data-pilot-member table:name="3310" table:display="true" table:show-details="true"/>
                <table:data-pilot-member table:name="3320" table:display="true" table:show-details="true"/>
                <table:data-pilot-member table:name="3330" table:display="true" table:show-details="true"/>
                <table:data-pilot-member table:name="3340" table:display="true" table:show-details="true"/>
                <table:data-pilot-member table:name="3350" table:display="true" table:show-details="true"/>
                <table:data-pilot-member table:name="3400" table:display="true" table:show-details="true"/>
                <table:data-pilot-member table:name="3420" table:display="true" table:show-details="true"/>
                <table:data-pilot-member table:name="3440" table:display="true" table:show-details="true"/>
                <table:data-pilot-member table:name="3450" table:display="true" table:show-details="true"/>
                <table:data-pilot-member table:name="3460" table:display="true" table:show-details="true"/>
                <table:data-pilot-member table:name="3470" table:display="true" table:show-details="true"/>
                <table:data-pilot-member table:name="3490" table:display="true" table:show-details="true"/>
                <table:data-pilot-member table:name="3500" table:display="true" table:show-details="true"/>
                <table:data-pilot-member table:name="3510" table:display="true" table:show-details="true"/>
                <table:data-pilot-member table:name="3540" table:display="true" table:show-details="true"/>
                <table:data-pilot-member table:name="3550" table:display="true" table:show-details="true"/>
                <table:data-pilot-member table:name="3560" table:display="true" table:show-details="true"/>
                <table:data-pilot-member table:name="3580" table:display="true" table:show-details="true"/>
                <table:data-pilot-member table:name="3610" table:display="true" table:show-details="true"/>
                <table:data-pilot-member table:name="3640" table:display="true" table:show-details="true"/>
                <table:data-pilot-member table:name="3650" table:display="true" table:show-details="true"/>
                <table:data-pilot-member table:name="3660" table:display="true" table:show-details="true"/>
                <table:data-pilot-member table:name="3670" table:display="true" table:show-details="true"/>
                <table:data-pilot-member table:name="3710" table:display="true" table:show-details="true"/>
                <table:data-pilot-member table:name="3720" table:display="true" table:show-details="true"/>
                <table:data-pilot-member table:name="3770" table:display="true" table:show-details="true"/>
                <table:data-pilot-member table:name="3780" table:display="true" table:show-details="true"/>
                <table:data-pilot-member table:name="3790" table:display="true" table:show-details="true"/>
                <table:data-pilot-member table:name="3800" table:display="true" table:show-details="true"/>
                <table:data-pilot-member table:name="3820" table:display="true" table:show-details="true"/>
                <table:data-pilot-member table:name="3830" table:display="true" table:show-details="true"/>
                <table:data-pilot-member table:name="3850" table:display="true" table:show-details="true"/>
                <table:data-pilot-member table:name="3860" table:display="true" table:show-details="true"/>
                <table:data-pilot-member table:name="3870" table:display="true" table:show-details="true"/>
                <table:data-pilot-member table:name="3880" table:display="true" table:show-details="true"/>
                <table:data-pilot-member table:name="3900" table:display="true" table:show-details="true"/>
                <table:data-pilot-member table:name="3910" table:display="true" table:show-details="true"/>
                <table:data-pilot-member table:name="3920" table:display="true" table:show-details="true"/>
                <table:data-pilot-member table:name="3930" table:display="true" table:show-details="true"/>
                <table:data-pilot-member table:name="3940" table:display="true" table:show-details="true"/>
                <table:data-pilot-member table:name="3960" table:display="true" table:show-details="true"/>
                <table:data-pilot-member table:name="3970" table:display="true" table:show-details="true"/>
                <table:data-pilot-member table:name="3980" table:display="true" table:show-details="true"/>
                <table:data-pilot-member table:name="4000" table:display="true" table:show-details="true"/>
                <table:data-pilot-member table:name="4040" table:display="true" table:show-details="true"/>
                <table:data-pilot-member table:name="4050" table:display="true" table:show-details="true"/>
                <table:data-pilot-member table:name="4060" table:display="true" table:show-details="true"/>
                <table:data-pilot-member table:name="4070" table:display="true" table:show-details="true"/>
                <table:data-pilot-member table:name="4090" table:display="true" table:show-details="true"/>
                <table:data-pilot-member table:name="4100" table:display="true" table:show-details="true"/>
                <table:data-pilot-member table:name="4110" table:display="true" table:show-details="true"/>
                <table:data-pilot-member table:name="4140" table:display="true" table:show-details="true"/>
                <table:data-pilot-member table:name="4150" table:display="true" table:show-details="true"/>
                <table:data-pilot-member table:name="4160" table:display="true" table:show-details="true"/>
                <table:data-pilot-member table:name="4170" table:display="true" table:show-details="true"/>
                <table:data-pilot-member table:name="4180" table:display="true" table:show-details="true"/>
                <table:data-pilot-member table:name="4190" table:display="true" table:show-details="true"/>
                <table:data-pilot-member table:name="4200" table:display="true" table:show-details="true"/>
                <table:data-pilot-member table:name="4220" table:display="true" table:show-details="true"/>
                <table:data-pilot-member table:name="4230" table:display="true" table:show-details="true"/>
                <table:data-pilot-member table:name="4260" table:display="true" table:show-details="true"/>
                <table:data-pilot-member table:name="4270" table:display="true" table:show-details="true"/>
                <table:data-pilot-member table:name="4290" table:display="true" table:show-details="true"/>
                <table:data-pilot-member table:name="4310" table:display="true" table:show-details="true"/>
                <table:data-pilot-member table:name="4320" table:display="true" table:show-details="true"/>
                <table:data-pilot-member table:name="4330" table:display="true" table:show-details="true"/>
                <table:data-pilot-member table:name="4340" table:display="true" table:show-details="true"/>
                <table:data-pilot-member table:name="4360" table:display="true" table:show-details="true"/>
                <table:data-pilot-member table:name="4380" table:display="true" table:show-details="true"/>
                <table:data-pilot-member table:name="4400" table:display="true" table:show-details="true"/>
                <table:data-pilot-member table:name="4410" table:display="true" table:show-details="true"/>
                <table:data-pilot-member table:name="4420" table:display="true" table:show-details="true"/>
                <table:data-pilot-member table:name="4440" table:display="true" table:show-details="true"/>
                <table:data-pilot-member table:name="4460" table:display="true" table:show-details="true"/>
                <table:data-pilot-member table:name="4470" table:display="true" table:show-details="true"/>
                <table:data-pilot-member table:name="4500" table:display="true" table:show-details="true"/>
                <table:data-pilot-member table:name="4510" table:display="true" table:show-details="true"/>
                <table:data-pilot-member table:name="4520" table:display="true" table:show-details="true"/>
                <table:data-pilot-member table:name="4530" table:display="true" table:show-details="true"/>
                <table:data-pilot-member table:name="4550" table:display="true" table:show-details="true"/>
                <table:data-pilot-member table:name="4560" table:display="true" table:show-details="true"/>
                <table:data-pilot-member table:name="4570" table:display="true" table:show-details="true"/>
                <table:data-pilot-member table:name="4580" table:display="true" table:show-details="true"/>
                <table:data-pilot-member table:name="4590" table:display="true" table:show-details="true"/>
                <table:data-pilot-member table:name="4600" table:display="true" table:show-details="true"/>
                <table:data-pilot-member table:name="4620" table:display="true" table:show-details="true"/>
                <table:data-pilot-member table:name="4630" table:display="true" table:show-details="true"/>
                <table:data-pilot-member table:name="4640" table:display="true" table:show-details="true"/>
                <table:data-pilot-member table:name="4660" table:display="true" table:show-details="true"/>
                <table:data-pilot-member table:name="4680" table:display="true" table:show-details="true"/>
                <table:data-pilot-member table:name="4700" table:display="true" table:show-details="true"/>
                <table:data-pilot-member table:name="4710" table:display="true" table:show-details="true"/>
                <table:data-pilot-member table:name="4740" table:display="true" table:show-details="true"/>
                <table:data-pilot-member table:name="4760" table:display="true" table:show-details="true"/>
                <table:data-pilot-member table:name="4790" table:display="true" table:show-details="true"/>
                <table:data-pilot-member table:name="4800" table:display="true" table:show-details="true"/>
                <table:data-pilot-member table:name="4810" table:display="true" table:show-details="true"/>
                <table:data-pilot-member table:name="4850" table:display="true" table:show-details="true"/>
                <table:data-pilot-member table:name="4860" table:display="true" table:show-details="true"/>
                <table:data-pilot-member table:name="4870" table:display="true" table:show-details="true"/>
                <table:data-pilot-member table:name="4880" table:display="true" table:show-details="true"/>
                <table:data-pilot-member table:name="4910" table:display="true" table:show-details="true"/>
                <table:data-pilot-member table:name="4940" table:display="true" table:show-details="true"/>
                <table:data-pilot-member table:name="4970" table:display="true" table:show-details="true"/>
                <table:data-pilot-member table:name="4980" table:display="true" table:show-details="true"/>
                <table:data-pilot-member table:name="4990" table:display="true" table:show-details="true"/>
                <table:data-pilot-member table:name="5000" table:display="true" table:show-details="true"/>
                <table:data-pilot-member table:name="5020" table:display="true" table:show-details="true"/>
                <table:data-pilot-member table:name="5030" table:display="true" table:show-details="true"/>
                <table:data-pilot-member table:name="5060" table:display="true" table:show-details="true"/>
                <table:data-pilot-member table:name="5080" table:display="true" table:show-details="true"/>
                <table:data-pilot-member table:name="5100" table:display="true" table:show-details="true"/>
                <table:data-pilot-member table:name="5150" table:display="true" table:show-details="true"/>
                <table:data-pilot-member table:name="5160" table:display="true" table:show-details="true"/>
                <table:data-pilot-member table:name="5180" table:display="true" table:show-details="true"/>
                <table:data-pilot-member table:name="5190" table:display="true" table:show-details="true"/>
                <table:data-pilot-member table:name="5210" table:display="true" table:show-details="true"/>
                <table:data-pilot-member table:name="5220" table:display="true" table:show-details="true"/>
                <table:data-pilot-member table:name="5230" table:display="true" table:show-details="true"/>
                <table:data-pilot-member table:name="5240" table:display="true" table:show-details="true"/>
                <table:data-pilot-member table:name="5270" table:display="true" table:show-details="true"/>
                <table:data-pilot-member table:name="5280" table:display="true" table:show-details="true"/>
                <table:data-pilot-member table:name="5300" table:display="true" table:show-details="true"/>
                <table:data-pilot-member table:name="5310" table:display="true" table:show-details="true"/>
                <table:data-pilot-member table:name="5340" table:display="true" table:show-details="true"/>
                <table:data-pilot-member table:name="5350" table:display="true" table:show-details="true"/>
                <table:data-pilot-member table:name="5370" table:display="true" table:show-details="true"/>
                <table:data-pilot-member table:name="5380" table:display="true" table:show-details="true"/>
                <table:data-pilot-member table:name="5420" table:display="true" table:show-details="true"/>
                <table:data-pilot-member table:name="5430" table:display="true" table:show-details="true"/>
                <table:data-pilot-member table:name="5440" table:display="true" table:show-details="true"/>
                <table:data-pilot-member table:name="5450" table:display="true" table:show-details="true"/>
                <table:data-pilot-member table:name="5480" table:display="true" table:show-details="true"/>
                <table:data-pilot-member table:name="5490" table:display="true" table:show-details="true"/>
                <table:data-pilot-member table:name="5530" table:display="true" table:show-details="true"/>
                <table:data-pilot-member table:name="5540" table:display="true" table:show-details="true"/>
                <table:data-pilot-member table:name="5550" table:display="true" table:show-details="true"/>
                <table:data-pilot-member table:name="5560" table:display="true" table:show-details="true"/>
                <table:data-pilot-member table:name="5570" table:display="true" table:show-details="true"/>
                <table:data-pilot-member table:name="5600" table:display="true" table:show-details="true"/>
                <table:data-pilot-member table:name="5610" table:display="true" table:show-details="true"/>
                <table:data-pilot-member table:name="5650" table:display="true" table:show-details="true"/>
                <table:data-pilot-member table:name="5660" table:display="true" table:show-details="true"/>
                <table:data-pilot-member table:name="5690" table:display="true" table:show-details="true"/>
                <table:data-pilot-member table:name="5730" table:display="true" table:show-details="true"/>
                <table:data-pilot-member table:name="5740" table:display="true" table:show-details="true"/>
                <table:data-pilot-member table:name="5750" table:display="true" table:show-details="true"/>
                <table:data-pilot-member table:name="5760" table:display="true" table:show-details="true"/>
                <table:data-pilot-member table:name="5770" table:display="true" table:show-details="true"/>
                <table:data-pilot-member table:name="5820" table:display="true" table:show-details="true"/>
                <table:data-pilot-member table:name="5840" table:display="true" table:show-details="true"/>
                <table:data-pilot-member table:name="5850" table:display="true" table:show-details="true"/>
                <table:data-pilot-member table:name="5870" table:display="true" table:show-details="true"/>
                <table:data-pilot-member table:name="5910" table:display="true" table:show-details="true"/>
                <table:data-pilot-member table:name="5920" table:display="true" table:show-details="true"/>
                <table:data-pilot-member table:name="5930" table:display="true" table:show-details="true"/>
                <table:data-pilot-member table:name="5950" table:display="true" table:show-details="true"/>
                <table:data-pilot-member table:name="5970" table:display="true" table:show-details="true"/>
                <table:data-pilot-member table:name="6000" table:display="true" table:show-details="true"/>
                <table:data-pilot-member table:name="6010" table:display="true" table:show-details="true"/>
                <table:data-pilot-member table:name="6050" table:display="true" table:show-details="true"/>
                <table:data-pilot-member table:name="6060" table:display="true" table:show-details="true"/>
                <table:data-pilot-member table:name="6070" table:display="true" table:show-details="true"/>
                <table:data-pilot-member table:name="6080" table:display="true" table:show-details="true"/>
                <table:data-pilot-member table:name="6090" table:display="true" table:show-details="true"/>
                <table:data-pilot-member table:name="6100" table:display="true" table:show-details="true"/>
                <table:data-pilot-member table:name="6110" table:display="true" table:show-details="true"/>
                <table:data-pilot-member table:name="6120" table:display="true" table:show-details="true"/>
                <table:data-pilot-member table:name="6150" table:display="true" table:show-details="true"/>
                <table:data-pilot-member table:name="6160" table:display="true" table:show-details="true"/>
                <table:data-pilot-member table:name="6170" table:display="true" table:show-details="true"/>
                <table:data-pilot-member table:name="6180" table:display="true" table:show-details="true"/>
                <table:data-pilot-member table:name="6200" table:display="true" table:show-details="true"/>
                <table:data-pilot-member table:name="6210" table:display="true" table:show-details="true"/>
                <table:data-pilot-member table:name="6220" table:display="true" table:show-details="true"/>
                <table:data-pilot-member table:name="6230" table:display="true" table:show-details="true"/>
                <table:data-pilot-member table:name="6270" table:display="true" table:show-details="true"/>
                <table:data-pilot-member table:name="6280" table:display="true" table:show-details="true"/>
                <table:data-pilot-member table:name="6290" table:display="true" table:show-details="true"/>
                <table:data-pilot-member table:name="6300" table:display="true" table:show-details="true"/>
                <table:data-pilot-member table:name="6310" table:display="true" table:show-details="true"/>
                <table:data-pilot-member table:name="6320" table:display="true" table:show-details="true"/>
                <table:data-pilot-member table:name="6350" table:display="true" table:show-details="true"/>
                <table:data-pilot-member table:name="6360" table:display="true" table:show-details="true"/>
                <table:data-pilot-member table:name="6390" table:display="true" table:show-details="true"/>
                <table:data-pilot-member table:name="6400" table:display="true" table:show-details="true"/>
                <table:data-pilot-member table:name="6410" table:display="true" table:show-details="true"/>
                <table:data-pilot-member table:name="6430" table:display="true" table:show-details="true"/>
                <table:data-pilot-member table:name="6450" table:display="true" table:show-details="true"/>
                <table:data-pilot-member table:name="6460" table:display="true" table:show-details="true"/>
                <table:data-pilot-member table:name="6470" table:display="true" table:show-details="true"/>
                <table:data-pilot-member table:name="6490" table:display="true" table:show-details="true"/>
                <table:data-pilot-member table:name="6500" table:display="true" table:show-details="true"/>
                <table:data-pilot-member table:name="6510" table:display="true" table:show-details="true"/>
                <table:data-pilot-member table:name="6530" table:display="true" table:show-details="true"/>
                <table:data-pilot-member table:name="6540" table:display="true" table:show-details="true"/>
                <table:data-pilot-member table:name="6560" table:display="true" table:show-details="true"/>
                <table:data-pilot-member table:name="6570" table:display="true" table:show-details="true"/>
                <table:data-pilot-member table:name="6580" table:display="true" table:show-details="true"/>
                <table:data-pilot-member table:name="6590" table:display="true" table:show-details="true"/>
                <table:data-pilot-member table:name="6600" table:display="true" table:show-details="true"/>
                <table:data-pilot-member table:name="6620" table:display="true" table:show-details="true"/>
                <table:data-pilot-member table:name="6690" table:display="true" table:show-details="true"/>
                <table:data-pilot-member table:name="6700" table:display="true" table:show-details="true"/>
                <table:data-pilot-member table:name="6720" table:display="true" table:show-details="true"/>
                <table:data-pilot-member table:name="6730" table:display="true" table:show-details="true"/>
                <table:data-pilot-member table:name="6760" table:display="true" table:show-details="true"/>
                <table:data-pilot-member table:name="6770" table:display="true" table:show-details="true"/>
                <table:data-pilot-member table:name="6780" table:display="true" table:show-details="true"/>
                <table:data-pilot-member table:name="6790" table:display="true" table:show-details="true"/>
                <table:data-pilot-member table:name="6800" table:display="true" table:show-details="true"/>
                <table:data-pilot-member table:name="6820" table:display="true" table:show-details="true"/>
                <table:data-pilot-member table:name="6850" table:display="true" table:show-details="true"/>
                <table:data-pilot-member table:name="6860" table:display="true" table:show-details="true"/>
                <table:data-pilot-member table:name="6880" table:display="true" table:show-details="true"/>
                <table:data-pilot-member table:name="6900" table:display="true" table:show-details="true"/>
                <table:data-pilot-member table:name="6920" table:display="true" table:show-details="true"/>
                <table:data-pilot-member table:name="6930" table:display="true" table:show-details="true"/>
                <table:data-pilot-member table:name="6950" table:display="true" table:show-details="true"/>
                <table:data-pilot-member table:name="6960" table:display="true" table:show-details="true"/>
                <table:data-pilot-member table:name="6980" table:display="true" table:show-details="true"/>
                <table:data-pilot-member table:name="7000" table:display="true" table:show-details="true"/>
                <table:data-pilot-member table:name="7020" table:display="true" table:show-details="true"/>
                <table:data-pilot-member table:name="7030" table:display="true" table:show-details="true"/>
                <table:data-pilot-member table:name="7040" table:display="true" table:show-details="true"/>
                <table:data-pilot-member table:name="7060" table:display="true" table:show-details="true"/>
                <table:data-pilot-member table:name="7100" table:display="true" table:show-details="true"/>
                <table:data-pilot-member table:name="7110" table:display="true" table:show-details="true"/>
                <table:data-pilot-member table:name="7120" table:display="true" table:show-details="true"/>
                <table:data-pilot-member table:name="7160" table:display="true" table:show-details="true"/>
                <table:data-pilot-member table:name="7170" table:display="true" table:show-details="true"/>
                <table:data-pilot-member table:name="7190" table:display="true" table:show-details="true"/>
                <table:data-pilot-member table:name="7210" table:display="true" table:show-details="true"/>
                <table:data-pilot-member table:name="7240" table:display="true" table:show-details="true"/>
                <table:data-pilot-member table:name="7250" table:display="true" table:show-details="true"/>
                <table:data-pilot-member table:name="7270" table:display="true" table:show-details="true"/>
                <table:data-pilot-member table:name="7320" table:display="true" table:show-details="true"/>
                <table:data-pilot-member table:name="7330" table:display="true" table:show-details="true"/>
                <table:data-pilot-member table:name="7340" table:display="true" table:show-details="true"/>
                <table:data-pilot-member table:name="7370" table:display="true" table:show-details="true"/>
                <table:data-pilot-member table:name="7390" table:display="true" table:show-details="true"/>
                <table:data-pilot-member table:name="7450" table:display="true" table:show-details="true"/>
                <table:data-pilot-member table:name="7480" table:display="true" table:show-details="true"/>
                <table:data-pilot-member table:name="7490" table:display="true" table:show-details="true"/>
                <table:data-pilot-member table:name="7520" table:display="true" table:show-details="true"/>
                <table:data-pilot-member table:name="7530" table:display="true" table:show-details="true"/>
                <table:data-pilot-member table:name="7540" table:display="true" table:show-details="true"/>
                <table:data-pilot-member table:name="7550" table:display="true" table:show-details="true"/>
                <table:data-pilot-member table:name="7560" table:display="true" table:show-details="true"/>
                <table:data-pilot-member table:name="7580" table:display="true" table:show-details="true"/>
                <table:data-pilot-member table:name="7640" table:display="true" table:show-details="true"/>
                <table:data-pilot-member table:name="7650" table:display="true" table:show-details="true"/>
                <table:data-pilot-member table:name="7660" table:display="true" table:show-details="true"/>
                <table:data-pilot-member table:name="7700" table:display="true" table:show-details="true"/>
                <table:data-pilot-member table:name="7710" table:display="true" table:show-details="true"/>
                <table:data-pilot-member table:name="7730" table:display="true" table:show-details="true"/>
                <table:data-pilot-member table:name="7740" table:display="true" table:show-details="true"/>
                <table:data-pilot-member table:name="7750" table:display="true" table:show-details="true"/>
                <table:data-pilot-member table:name="7770" table:display="true" table:show-details="true"/>
                <table:data-pilot-member table:name="7820" table:display="true" table:show-details="true"/>
                <table:data-pilot-member table:name="7830" table:display="true" table:show-details="true"/>
                <table:data-pilot-member table:name="7840" table:display="true" table:show-details="true"/>
                <table:data-pilot-member table:name="7850" table:display="true" table:show-details="true"/>
                <table:data-pilot-member table:name="7870" table:display="true" table:show-details="true"/>
                <table:data-pilot-member table:name="7890" table:display="true" table:show-details="true"/>
                <table:data-pilot-member table:name="7910" table:display="true" table:show-details="true"/>
                <table:data-pilot-member table:name="7920" table:display="true" table:show-details="true"/>
                <table:data-pilot-member table:name="7930" table:display="true" table:show-details="true"/>
                <table:data-pilot-member table:name="7940" table:display="true" table:show-details="true"/>
                <table:data-pilot-member table:name="7950" table:display="true" table:show-details="true"/>
                <table:data-pilot-member table:name="7960" table:display="true" table:show-details="true"/>
                <table:data-pilot-member table:name="7970" table:display="true" table:show-details="true"/>
                <table:data-pilot-member table:name="7980" table:display="true" table:show-details="true"/>
                <table:data-pilot-member table:name="7990" table:display="true" table:show-details="true"/>
                <table:data-pilot-member table:name="8000" table:display="true" table:show-details="true"/>
                <table:data-pilot-member table:name="8020" table:display="true" table:show-details="true"/>
                <table:data-pilot-member table:name="8030" table:display="true" table:show-details="true"/>
                <table:data-pilot-member table:name="8040" table:display="true" table:show-details="true"/>
                <table:data-pilot-member table:name="8060" table:display="true" table:show-details="true"/>
                <table:data-pilot-member table:name="8070" table:display="true" table:show-details="true"/>
                <table:data-pilot-member table:name="8090" table:display="true" table:show-details="true"/>
                <table:data-pilot-member table:name="8100" table:display="true" table:show-details="true"/>
                <table:data-pilot-member table:name="8110" table:display="true" table:show-details="true"/>
                <table:data-pilot-member table:name="8140" table:display="true" table:show-details="true"/>
                <table:data-pilot-member table:name="8160" table:display="true" table:show-details="true"/>
                <table:data-pilot-member table:name="8170" table:display="true" table:show-details="true"/>
                <table:data-pilot-member table:name="8190" table:display="true" table:show-details="true"/>
                <table:data-pilot-member table:name="8200" table:display="true" table:show-details="true"/>
                <table:data-pilot-member table:name="8220" table:display="true" table:show-details="true"/>
                <table:data-pilot-member table:name="8230" table:display="true" table:show-details="true"/>
                <table:data-pilot-member table:name="8270" table:display="true" table:show-details="true"/>
                <table:data-pilot-member table:name="8300" table:display="true" table:show-details="true"/>
                <table:data-pilot-member table:name="8320" table:display="true" table:show-details="true"/>
                <table:data-pilot-member table:name="8340" table:display="true" table:show-details="true"/>
                <table:data-pilot-member table:name="8360" table:display="true" table:show-details="true"/>
                <table:data-pilot-member table:name="8450" table:display="true" table:show-details="true"/>
                <table:data-pilot-member table:name="8460" table:display="true" table:show-details="true"/>
                <table:data-pilot-member table:name="8470" table:display="true" table:show-details="true"/>
                <table:data-pilot-member table:name="8480" table:display="true" table:show-details="true"/>
                <table:data-pilot-member table:name="8510" table:display="true" table:show-details="true"/>
                <table:data-pilot-member table:name="8530" table:display="true" table:show-details="true"/>
                <table:data-pilot-member table:name="8550" table:display="true" table:show-details="true"/>
                <table:data-pilot-member table:name="8560" table:display="true" table:show-details="true"/>
                <table:data-pilot-member table:name="8590" table:display="true" table:show-details="true"/>
                <table:data-pilot-member table:name="8650" table:display="true" table:show-details="true"/>
                <table:data-pilot-member table:name="8680" table:display="true" table:show-details="true"/>
                <table:data-pilot-member table:name="8690" table:display="true" table:show-details="true"/>
                <table:data-pilot-member table:name="8700" table:display="true" table:show-details="true"/>
                <table:data-pilot-member table:name="8710" table:display="true" table:show-details="true"/>
                <table:data-pilot-member table:name="8740" table:display="true" table:show-details="true"/>
                <table:data-pilot-member table:name="8770" table:display="true" table:show-details="true"/>
                <table:data-pilot-member table:name="8790" table:display="true" table:show-details="true"/>
                <table:data-pilot-member table:name="8800" table:display="true" table:show-details="true"/>
                <table:data-pilot-member table:name="8880" table:display="true" table:show-details="true"/>
                <table:data-pilot-member table:name="8890" table:display="true" table:show-details="true"/>
                <table:data-pilot-member table:name="8900" table:display="true" table:show-details="true"/>
                <table:data-pilot-member table:name="8930" table:display="true" table:show-details="true"/>
                <table:data-pilot-member table:name="8950" table:display="true" table:show-details="true"/>
                <table:data-pilot-member table:name="8960" table:display="true" table:show-details="true"/>
                <table:data-pilot-member table:name="9000" table:display="true" table:show-details="true"/>
                <table:data-pilot-member table:name="9010" table:display="true" table:show-details="true"/>
                <table:data-pilot-member table:name="9020" table:display="true" table:show-details="true"/>
                <table:data-pilot-member table:name="9040" table:display="true" table:show-details="true"/>
                <table:data-pilot-member table:name="9060" table:display="true" table:show-details="true"/>
                <table:data-pilot-member table:name="9080" table:display="true" table:show-details="true"/>
                <table:data-pilot-member table:name="9130" table:display="true" table:show-details="true"/>
                <table:data-pilot-member table:name="9150" table:display="true" table:show-details="true"/>
                <table:data-pilot-member table:name="9160" table:display="true" table:show-details="true"/>
                <table:data-pilot-member table:name="9200" table:display="true" table:show-details="true"/>
                <table:data-pilot-member table:name="9210" table:display="true" table:show-details="true"/>
                <table:data-pilot-member table:name="9220" table:display="true" table:show-details="true"/>
                <table:data-pilot-member table:name="9230" table:display="true" table:show-details="true"/>
                <table:data-pilot-member table:name="9250" table:display="true" table:show-details="true"/>
                <table:data-pilot-member table:name="9280" table:display="true" table:show-details="true"/>
                <table:data-pilot-member table:name="9310" table:display="true" table:show-details="true"/>
                <table:data-pilot-member table:name="9370" table:display="true" table:show-details="true"/>
                <table:data-pilot-member table:name="9390" table:display="true" table:show-details="true"/>
                <table:data-pilot-member table:name="9400" table:display="true" table:show-details="true"/>
                <table:data-pilot-member table:name="9410" table:display="true" table:show-details="true"/>
                <table:data-pilot-member table:name="9420" table:display="true" table:show-details="true"/>
                <table:data-pilot-member table:name="9430" table:display="true" table:show-details="true"/>
                <table:data-pilot-member table:name="9440" table:display="true" table:show-details="true"/>
                <table:data-pilot-member table:name="9470" table:display="true" table:show-details="true"/>
                <table:data-pilot-member table:name="9480" table:display="true" table:show-details="true"/>
                <table:data-pilot-member table:name="9490" table:display="true" table:show-details="true"/>
                <table:data-pilot-member table:name="9510" table:display="true" table:show-details="true"/>
                <table:data-pilot-member table:name="9520" table:display="true" table:show-details="true"/>
                <table:data-pilot-member table:name="9560" table:display="true" table:show-details="true"/>
                <table:data-pilot-member table:name="9580" table:display="true" table:show-details="true"/>
                <table:data-pilot-member table:name="9590" table:display="true" table:show-details="true"/>
                <table:data-pilot-member table:name="9620" table:display="true" table:show-details="true"/>
                <table:data-pilot-member table:name="9630" table:display="true" table:show-details="true"/>
                <table:data-pilot-member table:name="9670" table:display="true" table:show-details="true"/>
                <table:data-pilot-member table:name="9690" table:display="true" table:show-details="true"/>
                <table:data-pilot-member table:name="9720" table:display="true" table:show-details="true"/>
                <table:data-pilot-member table:name="9740" table:display="true" table:show-details="true"/>
                <table:data-pilot-member table:name="9750" table:display="true" table:show-details="true"/>
                <table:data-pilot-member table:name="9770" table:display="true" table:show-details="true"/>
                <table:data-pilot-member table:name="9800" table:display="true" table:show-details="true"/>
                <table:data-pilot-member table:name="9810" table:display="true" table:show-details="true"/>
                <table:data-pilot-member table:name="9840" table:display="true" table:show-details="true"/>
                <table:data-pilot-member table:name="9850" table:display="true" table:show-details="true"/>
                <table:data-pilot-member table:name="9860" table:display="true" table:show-details="true"/>
                <table:data-pilot-member table:name="9870" table:display="true" table:show-details="true"/>
                <table:data-pilot-member table:name="9920" table:display="true" table:show-details="true"/>
                <table:data-pilot-member table:name="9940" table:display="true" table:show-details="true"/>
                <table:data-pilot-member table:name="9950" table:display="true" table:show-details="true"/>
                <table:data-pilot-member table:name="9960" table:display="true" table:show-details="true"/>
                <table:data-pilot-member table:name="9980" table:display="true" table:show-details="true"/>
                <table:data-pilot-member table:name="999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pl" fo:country="PL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style:style style:name="Untitled1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12T19:05:54.443693779</dc:date>
    <meta:editing-duration>PT2H40M57S</meta:editing-duration>
    <meta:editing-cycles>1</meta:editing-cycles>
    <meta:document-statistic meta:table-count="3" meta:cell-count="6744" meta:object-count="1"/>
    <meta:generator>LibreOffice/7.4.5.1$Linux_X86_64 LibreOffice_project/40$Build-1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data-label-series="false" chart:label-position="avoid-overlap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loext:data-pilot-source="DataPilot2" chart:class="chart:circle" chart:style-name="ch1">
        <chart:title svg:x="3.405cm" svg:y="0.316cm" chart:style-name="ch2">
          <text:p>procent zamowien przez kazdy z magazynow</text:p>
        </chart:title>
        <chart:legend chart:legend-position="end" svg:x="13.189cm" svg:y="2.952cm" style:legend-expansion="high" chart:style-name="ch3"/>
        <chart:plot-area chart:style-name="ch4" table:cell-range-address="PivotChart" chart:data-source-has-labels="column" svg:x="0.319cm" svg:y="1.275cm" svg:width="12.551cm" svg:height="6.651cm">
          <chart:coordinate-region svg:x="3.269cm" svg:y="1.276cm" svg:width="6.65cm" svg:height="6.65cm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T@data 0" chart:label-cell-address="PT@label 0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niezno</text:p>
                <draw:g>
                  <svg:desc>PT@categories</svg:desc>
                </draw:g>
              </table:table-cell>
              <table:table-cell office:value-type="float" office:value="819000">
                <text:p>819000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Malbork</text:p>
              </table:table-cell>
              <table:table-cell office:value-type="float" office:value="944240">
                <text:p>944240</text:p>
              </table:table-cell>
            </table:table-row>
            <table:table-row>
              <table:table-cell office:value-type="string">
                <text:p>Ogrodzieniec</text:p>
              </table:table-cell>
              <table:table-cell office:value-type="float" office:value="1115560">
                <text:p>1115560</text:p>
              </table:table-cell>
            </table:table-row>
            <table:table-row>
              <table:table-cell office:value-type="string">
                <text:p>Przemysl</text:p>
              </table:table-cell>
              <table:table-cell office:value-type="float" office:value="1062920">
                <text:p>10629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